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1pt"/>
    </style:style>
    <style:style style:name="co2" style:family="table-column">
      <style:table-column-properties fo:break-before="auto" style:column-width="80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ed1c24"/>
    </style:style>
    <style:style style:name="ce3" style:family="table-cell" style:parent-style-name="Default" style:data-style-name="N100">
      <style:table-cell-properties fo:background-color="#fff200"/>
    </style:style>
    <style:style style:name="ce4" style:family="table-cell" style:parent-style-name="Default" style:data-style-name="N100">
      <style:table-cell-properties fo:background-color="#0066b3"/>
    </style:style>
    <style:style style:name="ce5" style:family="table-cell" style:parent-style-name="Default" style:data-style-name="N100">
      <style:table-cell-properties fo:background-color="#5c2d91"/>
    </style:style>
    <style:style style:name="ce6" style:family="table-cell" style:parent-style-name="Default" style:data-style-name="N100">
      <style:table-cell-properties fo:background-color="#f7a19a"/>
    </style:style>
    <style:style style:name="ce7" style:family="table-cell" style:parent-style-name="Default" style:data-style-name="N100">
      <style:table-cell-properties fo:background-color="#00a65d"/>
    </style:style>
    <style:style style:name="ce8" style:family="table-cell" style:parent-style-name="Default">
      <style:table-cell-properties fo:background-color="#ed1c24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0066b3"/>
    </style:style>
    <style:style style:name="ce11" style:family="table-cell" style:parent-style-name="Default">
      <style:table-cell-properties fo:background-color="#5c2d91"/>
    </style:style>
    <style:style style:name="ce12" style:family="table-cell" style:parent-style-name="Default">
      <style:table-cell-properties fo:background-color="#f7a19a"/>
    </style:style>
    <style:style style:name="ce13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Moto_06-26-2018_18.21" table:style-name="ta1">
        <table:table-column table:style-name="co1" table:default-cell-style-name="ce7"/>
        <table:table-column table:style-name="co2" table:number-columns-repeated="3" table:default-cell-style-name="ce13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table:style-name="ce1" office:value-type="string" calcext:value-type="string">
            <text:p>18:21:03.241</text:p>
          </table:table-cell>
          <table:table-cell table:style-name="Default" office:value-type="float" office:value="0.06536111" calcext:value-type="float">
            <text:p>0.06536111</text:p>
          </table:table-cell>
          <table:table-cell table:style-name="Default" office:value-type="float" office:value="-0.2907631" calcext:value-type="float">
            <text:p>-0.2907631</text:p>
          </table:table-cell>
          <table:table-cell table:style-name="Default" office:value-type="float" office:value="0.051568225" calcext:value-type="float">
            <text:p>0.051568225</text:p>
          </table:table-cell>
        </table:table-row>
        <table:table-row table:style-name="ro1">
          <table:table-cell table:style-name="ce1" office:value-type="string" calcext:value-type="string">
            <text:p>18:21:03.287</text:p>
          </table:table-cell>
          <table:table-cell table:style-name="Default" office:value-type="float" office:value="0.058825" calcext:value-type="float">
            <text:p>0.058825</text:p>
          </table:table-cell>
          <table:table-cell table:style-name="Default" office:value-type="float" office:value="-0.2616868" calcext:value-type="float">
            <text:p>-0.2616868</text:p>
          </table:table-cell>
          <table:table-cell table:style-name="Default" office:value-type="float" office:value="0.046411373" calcext:value-type="float">
            <text:p>0.046411373</text:p>
          </table:table-cell>
        </table:table-row>
        <table:table-row table:style-name="ro1">
          <table:table-cell table:style-name="ce1" office:value-type="string" calcext:value-type="string">
            <text:p>18:21:03.334</text:p>
          </table:table-cell>
          <table:table-cell table:style-name="Default" office:value-type="float" office:value="0.0529425" calcext:value-type="float">
            <text:p>0.0529425</text:p>
          </table:table-cell>
          <table:table-cell table:style-name="Default" office:value-type="float" office:value="-0.23551811" calcext:value-type="float">
            <text:p>-0.23551811</text:p>
          </table:table-cell>
          <table:table-cell table:style-name="Default" office:value-type="float" office:value="0.041770227" calcext:value-type="float">
            <text:p>0.041770227</text:p>
          </table:table-cell>
        </table:table-row>
        <table:table-row table:style-name="ro1">
          <table:table-cell table:style-name="ce1" office:value-type="string" calcext:value-type="string">
            <text:p>18:21:03.378</text:p>
          </table:table-cell>
          <table:table-cell table:style-name="Default" office:value-type="float" office:value="0.04764825" calcext:value-type="float">
            <text:p>0.04764825</text:p>
          </table:table-cell>
          <table:table-cell table:style-name="Default" office:value-type="float" office:value="-0.21196629" calcext:value-type="float">
            <text:p>-0.21196629</text:p>
          </table:table-cell>
          <table:table-cell table:style-name="Default" office:value-type="float" office:value="0.03759324" calcext:value-type="float">
            <text:p>0.03759324</text:p>
          </table:table-cell>
        </table:table-row>
        <table:table-row table:style-name="ro1">
          <table:table-cell table:style-name="ce1" office:value-type="string" calcext:value-type="string">
            <text:p>18:21:03.418</text:p>
          </table:table-cell>
          <table:table-cell table:style-name="Default" office:value-type="float" office:value="0.042883422" calcext:value-type="float">
            <text:p>0.042883422</text:p>
          </table:table-cell>
          <table:table-cell table:style-name="Default" office:value-type="float" office:value="-0.19076966" calcext:value-type="float">
            <text:p>-0.19076966</text:p>
          </table:table-cell>
          <table:table-cell table:style-name="Default" office:value-type="float" office:value="0.03383394" calcext:value-type="float">
            <text:p>0.03383394</text:p>
          </table:table-cell>
        </table:table-row>
        <table:table-row table:style-name="ro1">
          <table:table-cell table:style-name="ce1" office:value-type="string" calcext:value-type="string">
            <text:p>18:21:03.464</text:p>
          </table:table-cell>
          <table:table-cell table:style-name="Default" office:value-type="float" office:value="0.015963236" calcext:value-type="float">
            <text:p>0.015963236</text:p>
          </table:table-cell>
          <table:table-cell table:style-name="Default" office:value-type="float" office:value="-0.21102375" calcext:value-type="float">
            <text:p>-0.21102375</text:p>
          </table:table-cell>
          <table:table-cell table:style-name="Default" office:value-type="float" office:value="0.07593393" calcext:value-type="float">
            <text:p>0.07593393</text:p>
          </table:table-cell>
        </table:table-row>
        <table:table-row table:style-name="ro1">
          <table:table-cell table:style-name="ce1" office:value-type="string" calcext:value-type="string">
            <text:p>18:21:03.510</text:p>
          </table:table-cell>
          <table:table-cell table:style-name="Default" office:value-type="float" office:value="0.02755051" calcext:value-type="float">
            <text:p>0.02755051</text:p>
          </table:table-cell>
          <table:table-cell table:style-name="Default" office:value-type="float" office:value="-0.19014111" calcext:value-type="float">
            <text:p>-0.19014111</text:p>
          </table:table-cell>
          <table:table-cell table:style-name="Default" office:value-type="float" office:value="0.05845278" calcext:value-type="float">
            <text:p>0.05845278</text:p>
          </table:table-cell>
        </table:table-row>
        <table:table-row table:style-name="ro1">
          <table:table-cell table:style-name="ce1" office:value-type="string" calcext:value-type="string">
            <text:p>18:21:03.538</text:p>
          </table:table-cell>
          <table:table-cell table:style-name="Default" office:value-type="float" office:value="0.0026030722" calcext:value-type="float">
            <text:p>0.0026030722</text:p>
          </table:table-cell>
          <table:table-cell table:style-name="Default" office:value-type="float" office:value="-0.16519438" calcext:value-type="float">
            <text:p>-0.16519438</text:p>
          </table:table-cell>
          <table:table-cell table:style-name="Default" office:value-type="float" office:value="0.0504102" calcext:value-type="float">
            <text:p>0.0504102</text:p>
          </table:table-cell>
        </table:table-row>
        <table:table-row table:style-name="ro1">
          <table:table-cell table:style-name="ce1" office:value-type="string" calcext:value-type="string">
            <text:p>18:21:03.578</text:p>
          </table:table-cell>
          <table:table-cell table:style-name="Default" office:value-type="float" office:value="0.013329094" calcext:value-type="float">
            <text:p>0.013329094</text:p>
          </table:table-cell>
          <table:table-cell table:style-name="Default" office:value-type="float" office:value="-0.17064759" calcext:value-type="float">
            <text:p>-0.17064759</text:p>
          </table:table-cell>
          <table:table-cell table:style-name="Default" office:value-type="float" office:value="0.057893608" calcext:value-type="float">
            <text:p>0.057893608</text:p>
          </table:table-cell>
        </table:table-row>
        <table:table-row table:style-name="ro1">
          <table:table-cell table:style-name="ce1" office:value-type="string" calcext:value-type="string">
            <text:p>18:21:03.618</text:p>
          </table:table-cell>
          <table:table-cell table:style-name="Default" office:value-type="float" office:value="0.0319913" calcext:value-type="float">
            <text:p>0.0319913</text:p>
          </table:table-cell>
          <table:table-cell table:style-name="Default" office:value-type="float" office:value="-0.12457893" calcext:value-type="float">
            <text:p>-0.12457893</text:p>
          </table:table-cell>
          <table:table-cell table:style-name="Default" office:value-type="float" office:value="0.043534886" calcext:value-type="float">
            <text:p>0.043534886</text:p>
          </table:table-cell>
        </table:table-row>
        <table:table-row table:style-name="ro1">
          <table:table-cell table:style-name="ce1" office:value-type="string" calcext:value-type="string">
            <text:p>18:21:03.662</text:p>
          </table:table-cell>
          <table:table-cell table:style-name="Default" office:value-type="float" office:value="0.17864569" calcext:value-type="float">
            <text:p>0.17864569</text:p>
          </table:table-cell>
          <table:table-cell table:style-name="Default" office:value-type="float" office:value="0.10650689" calcext:value-type="float">
            <text:p>0.10650689</text:p>
          </table:table-cell>
          <table:table-cell table:style-name="Default" office:value-type="float" office:value="0.19760424" calcext:value-type="float">
            <text:p>0.19760424</text:p>
          </table:table-cell>
        </table:table-row>
        <table:table-row table:style-name="ro1">
          <table:table-cell table:style-name="ce1" office:value-type="string" calcext:value-type="string">
            <text:p>18:21:03.706</text:p>
          </table:table-cell>
          <table:table-cell table:style-name="Default" office:value-type="float" office:value="0.08893053" calcext:value-type="float">
            <text:p>0.08893053</text:p>
          </table:table-cell>
          <table:table-cell table:style-name="Default" office:value-type="float" office:value="-0.08366039" calcext:value-type="float">
            <text:p>-0.08366039</text:p>
          </table:table-cell>
          <table:table-cell table:style-name="Default" office:value-type="float" office:value="0.056335017" calcext:value-type="float">
            <text:p>0.056335017</text:p>
          </table:table-cell>
        </table:table-row>
        <table:table-row table:style-name="ro1">
          <table:table-cell table:style-name="ce1" office:value-type="string" calcext:value-type="string">
            <text:p>18:21:03.738</text:p>
          </table:table-cell>
          <table:table-cell table:style-name="Default" office:value-type="float" office:value="0.12530115" calcext:value-type="float">
            <text:p>0.12530115</text:p>
          </table:table-cell>
          <table:table-cell table:style-name="Default" office:value-type="float" office:value="-0.075294346" calcext:value-type="float">
            <text:p>-0.075294346</text:p>
          </table:table-cell>
          <table:table-cell table:style-name="Default" office:value-type="float" office:value="0.050701555" calcext:value-type="float">
            <text:p>0.050701555</text:p>
          </table:table-cell>
        </table:table-row>
        <table:table-row table:style-name="ro1">
          <table:table-cell table:style-name="ce1" office:value-type="string" calcext:value-type="string">
            <text:p>18:21:03.778</text:p>
          </table:table-cell>
          <table:table-cell table:style-name="Default" office:value-type="float" office:value="0.10881596" calcext:value-type="float">
            <text:p>0.10881596</text:p>
          </table:table-cell>
          <table:table-cell table:style-name="Default" office:value-type="float" office:value="-0.031729758" calcext:value-type="float">
            <text:p>-0.031729758</text:p>
          </table:table-cell>
          <table:table-cell table:style-name="Default" office:value-type="float" office:value="0.024098178" calcext:value-type="float">
            <text:p>0.024098178</text:p>
          </table:table-cell>
        </table:table-row>
        <table:table-row table:style-name="ro1">
          <table:table-cell table:style-name="ce1" office:value-type="string" calcext:value-type="string">
            <text:p>18:21:03.818</text:p>
          </table:table-cell>
          <table:table-cell table:style-name="Default" office:value-type="float" office:value="0.06124002" calcext:value-type="float">
            <text:p>0.06124002</text:p>
          </table:table-cell>
          <table:table-cell table:style-name="Default" office:value-type="float" office:value="0.014509627" calcext:value-type="float">
            <text:p>0.014509627</text:p>
          </table:table-cell>
          <table:table-cell table:style-name="Default" office:value-type="float" office:value="0.010262552" calcext:value-type="float">
            <text:p>0.010262552</text:p>
          </table:table-cell>
        </table:table-row>
        <table:table-row table:style-name="ro1">
          <table:table-cell table:style-name="ce1" office:value-type="string" calcext:value-type="string">
            <text:p>18:21:03.859</text:p>
          </table:table-cell>
          <table:table-cell table:style-name="Default" office:value-type="float" office:value="0.012928512" calcext:value-type="float">
            <text:p>0.012928512</text:p>
          </table:table-cell>
          <table:table-cell table:style-name="Default" office:value-type="float" office:value="0.008444402" calcext:value-type="float">
            <text:p>0.008444402</text:p>
          </table:table-cell>
          <table:table-cell table:style-name="Default" office:value-type="float" office:value="0.025496017" calcext:value-type="float">
            <text:p>0.025496017</text:p>
          </table:table-cell>
        </table:table-row>
        <table:table-row table:style-name="ro1">
          <table:table-cell table:style-name="ce1" office:value-type="string" calcext:value-type="string">
            <text:p>18:21:03.898</text:p>
          </table:table-cell>
          <table:table-cell table:style-name="Default" office:value-type="float" office:value="-0.030332109" calcext:value-type="float">
            <text:p>-0.030332109</text:p>
          </table:table-cell>
          <table:table-cell table:style-name="Default" office:value-type="float" office:value="-0.017448865" calcext:value-type="float">
            <text:p>-0.017448865</text:p>
          </table:table-cell>
          <table:table-cell table:style-name="Default" office:value-type="float" office:value="0.032834135" calcext:value-type="float">
            <text:p>0.032834135</text:p>
          </table:table-cell>
        </table:table-row>
        <table:table-row table:style-name="ro1">
          <table:table-cell table:style-name="ce1" office:value-type="string" calcext:value-type="string">
            <text:p>18:21:03.939</text:p>
          </table:table-cell>
          <table:table-cell table:style-name="Default" office:value-type="float" office:value="-0.09607332" calcext:value-type="float">
            <text:p>-0.09607332</text:p>
          </table:table-cell>
          <table:table-cell table:style-name="Default" office:value-type="float" office:value="-0.018120969" calcext:value-type="float">
            <text:p>-0.018120969</text:p>
          </table:table-cell>
          <table:table-cell table:style-name="Default" office:value-type="float" office:value="-0.03504895" calcext:value-type="float">
            <text:p>-0.03504895</text:p>
          </table:table-cell>
        </table:table-row>
        <table:table-row table:style-name="ro1">
          <table:table-cell table:style-name="ce1" office:value-type="string" calcext:value-type="string">
            <text:p>18:21:03.979</text:p>
          </table:table-cell>
          <table:table-cell table:style-name="Default" office:value-type="float" office:value="-0.13085076" calcext:value-type="float">
            <text:p>-0.13085076</text:p>
          </table:table-cell>
          <table:table-cell table:style-name="Default" office:value-type="float" office:value="-0.04091825" calcext:value-type="float">
            <text:p>-0.04091825</text:p>
          </table:table-cell>
          <table:table-cell table:style-name="Default" office:value-type="float" office:value="-0.04318956" calcext:value-type="float">
            <text:p>-0.04318956</text:p>
          </table:table-cell>
        </table:table-row>
        <table:table-row table:style-name="ro1">
          <table:table-cell table:style-name="ce1" office:value-type="string" calcext:value-type="string">
            <text:p>18:21:04.020</text:p>
          </table:table-cell>
          <table:table-cell table:style-name="Default" office:value-type="float" office:value="-0.13907915" calcext:value-type="float">
            <text:p>-0.13907915</text:p>
          </table:table-cell>
          <table:table-cell table:style-name="Default" office:value-type="float" office:value="-0.15218288" calcext:value-type="float">
            <text:p>-0.15218288</text:p>
          </table:table-cell>
          <table:table-cell table:style-name="Default" office:value-type="float" office:value="0.02177386" calcext:value-type="float">
            <text:p>0.02177386</text:p>
          </table:table-cell>
        </table:table-row>
        <table:table-row table:style-name="ro1">
          <table:table-cell table:style-name="ce1" office:value-type="string" calcext:value-type="string">
            <text:p>18:21:04.060</text:p>
          </table:table-cell>
          <table:table-cell table:style-name="Default" office:value-type="float" office:value="-0.20625034" calcext:value-type="float">
            <text:p>-0.20625034</text:p>
          </table:table-cell>
          <table:table-cell table:style-name="Default" office:value-type="float" office:value="-0.109718494" calcext:value-type="float">
            <text:p>-0.109718494</text:p>
          </table:table-cell>
          <table:table-cell table:style-name="Default" office:value-type="float" office:value="-0.12124825" calcext:value-type="float">
            <text:p>-0.12124825</text:p>
          </table:table-cell>
        </table:table-row>
        <table:table-row table:style-name="ro1">
          <table:table-cell table:style-name="ce1" office:value-type="string" calcext:value-type="string">
            <text:p>18:21:04.100</text:p>
          </table:table-cell>
          <table:table-cell table:style-name="Default" office:value-type="float" office:value="-0.124980785" calcext:value-type="float">
            <text:p>-0.124980785</text:p>
          </table:table-cell>
          <table:table-cell table:style-name="Default" office:value-type="float" office:value="-0.24596344" calcext:value-type="float">
            <text:p>-0.24596344</text:p>
          </table:table-cell>
          <table:table-cell table:style-name="Default" office:value-type="float" office:value="0.0532545" calcext:value-type="float">
            <text:p>0.0532545</text:p>
          </table:table-cell>
        </table:table-row>
        <table:table-row table:style-name="ro1">
          <table:table-cell table:style-name="ce1" office:value-type="string" calcext:value-type="string">
            <text:p>18:21:04.140</text:p>
          </table:table-cell>
          <table:table-cell table:style-name="Default" office:value-type="float" office:value="-0.14741921" calcext:value-type="float">
            <text:p>-0.14741921</text:p>
          </table:table-cell>
          <table:table-cell table:style-name="Default" office:value-type="float" office:value="-0.08865225" calcext:value-type="float">
            <text:p>-0.08865225</text:p>
          </table:table-cell>
          <table:table-cell table:style-name="Default" office:value-type="float" office:value="-0.056221336" calcext:value-type="float">
            <text:p>-0.056221336</text:p>
          </table:table-cell>
        </table:table-row>
        <table:table-row table:style-name="ro1">
          <table:table-cell table:style-name="ce1" office:value-type="string" calcext:value-type="string">
            <text:p>18:21:04.180</text:p>
          </table:table-cell>
          <table:table-cell table:style-name="Default" office:value-type="float" office:value="-0.12388824" calcext:value-type="float">
            <text:p>-0.12388824</text:p>
          </table:table-cell>
          <table:table-cell table:style-name="Default" office:value-type="float" office:value="0.01008114" calcext:value-type="float">
            <text:p>0.01008114</text:p>
          </table:table-cell>
          <table:table-cell table:style-name="Default" office:value-type="float" office:value="-0.14552104" calcext:value-type="float">
            <text:p>-0.14552104</text:p>
          </table:table-cell>
        </table:table-row>
        <table:table-row table:style-name="ro1">
          <table:table-cell table:style-name="ce1" office:value-type="string" calcext:value-type="string">
            <text:p>18:21:04.220</text:p>
          </table:table-cell>
          <table:table-cell table:style-name="Default" office:value-type="float" office:value="-0.06513712" calcext:value-type="float">
            <text:p>-0.06513712</text:p>
          </table:table-cell>
          <table:table-cell table:style-name="Default" office:value-type="float" office:value="0.037637476" calcext:value-type="float">
            <text:p>0.037637476</text:p>
          </table:table-cell>
          <table:table-cell table:style-name="Default" office:value-type="float" office:value="-0.03538786" calcext:value-type="float">
            <text:p>-0.03538786</text:p>
          </table:table-cell>
        </table:table-row>
        <table:table-row table:style-name="ro1">
          <table:table-cell table:style-name="ce1" office:value-type="string" calcext:value-type="string">
            <text:p>18:21:04.260</text:p>
          </table:table-cell>
          <table:table-cell table:style-name="Default" office:value-type="float" office:value="0.038276013" calcext:value-type="float">
            <text:p>0.038276013</text:p>
          </table:table-cell>
          <table:table-cell table:style-name="Default" office:value-type="float" office:value="0.10484541" calcext:value-type="float">
            <text:p>0.10484541</text:p>
          </table:table-cell>
          <table:table-cell table:style-name="Default" office:value-type="float" office:value="0.022423377" calcext:value-type="float">
            <text:p>0.022423377</text:p>
          </table:table-cell>
        </table:table-row>
        <table:table-row table:style-name="ro1">
          <table:table-cell table:style-name="ce1" office:value-type="string" calcext:value-type="string">
            <text:p>18:21:04.300</text:p>
          </table:table-cell>
          <table:table-cell table:style-name="Default" office:value-type="float" office:value="0.061035328" calcext:value-type="float">
            <text:p>0.061035328</text:p>
          </table:table-cell>
          <table:table-cell table:style-name="Default" office:value-type="float" office:value="0.11918997" calcext:value-type="float">
            <text:p>0.11918997</text:p>
          </table:table-cell>
          <table:table-cell table:style-name="Default" office:value-type="float" office:value="0.16564009" calcext:value-type="float">
            <text:p>0.16564009</text:p>
          </table:table-cell>
        </table:table-row>
        <table:table-row table:style-name="ro1">
          <table:table-cell table:style-name="ce1" office:value-type="string" calcext:value-type="string">
            <text:p>18:21:04.340</text:p>
          </table:table-cell>
          <table:table-cell table:style-name="Default" office:value-type="float" office:value="0.06855485" calcext:value-type="float">
            <text:p>0.06855485</text:p>
          </table:table-cell>
          <table:table-cell table:style-name="Default" office:value-type="float" office:value="0.27140674" calcext:value-type="float">
            <text:p>0.27140674</text:p>
          </table:table-cell>
          <table:table-cell table:style-name="Default" office:value-type="float" office:value="0.014603398" calcext:value-type="float">
            <text:p>0.014603398</text:p>
          </table:table-cell>
        </table:table-row>
        <table:table-row table:style-name="ro1">
          <table:table-cell table:style-name="ce1" office:value-type="string" calcext:value-type="string">
            <text:p>18:21:04.380</text:p>
          </table:table-cell>
          <table:table-cell table:style-name="Default" office:value-type="float" office:value="0.10564468" calcext:value-type="float">
            <text:p>0.10564468</text:p>
          </table:table-cell>
          <table:table-cell table:style-name="Default" office:value-type="float" office:value="0.21723968" calcext:value-type="float">
            <text:p>0.21723968</text:p>
          </table:table-cell>
          <table:table-cell table:style-name="Default" office:value-type="float" office:value="0.018416481" calcext:value-type="float">
            <text:p>0.018416481</text:p>
          </table:table-cell>
        </table:table-row>
        <table:table-row table:style-name="ro1">
          <table:table-cell table:style-name="ce1" office:value-type="string" calcext:value-type="string">
            <text:p>18:21:04.420</text:p>
          </table:table-cell>
          <table:table-cell table:style-name="Default" office:value-type="float" office:value="0.113537244" calcext:value-type="float">
            <text:p>0.113537244</text:p>
          </table:table-cell>
          <table:table-cell table:style-name="Default" office:value-type="float" office:value="0.20979793" calcext:value-type="float">
            <text:p>0.20979793</text:p>
          </table:table-cell>
          <table:table-cell table:style-name="Default" office:value-type="float" office:value="-0.04209212" calcext:value-type="float">
            <text:p>-0.04209212</text:p>
          </table:table-cell>
        </table:table-row>
        <table:table-row table:style-name="ro1">
          <table:table-cell table:style-name="ce1" office:value-type="string" calcext:value-type="string">
            <text:p>18:21:04.460</text:p>
          </table:table-cell>
          <table:table-cell table:style-name="Default" office:value-type="float" office:value="0.11756438" calcext:value-type="float">
            <text:p>0.11756438</text:p>
          </table:table-cell>
          <table:table-cell table:style-name="Default" office:value-type="float" office:value="0.1661863" calcext:value-type="float">
            <text:p>0.1661863</text:p>
          </table:table-cell>
          <table:table-cell table:style-name="Default" office:value-type="float" office:value="-0.025138825" calcext:value-type="float">
            <text:p>-0.025138825</text:p>
          </table:table-cell>
        </table:table-row>
        <table:table-row table:style-name="ro1">
          <table:table-cell table:style-name="ce1" office:value-type="string" calcext:value-type="string">
            <text:p>18:21:04.500</text:p>
          </table:table-cell>
          <table:table-cell table:style-name="Default" office:value-type="float" office:value="0.10009504" calcext:value-type="float">
            <text:p>0.10009504</text:p>
          </table:table-cell>
          <table:table-cell table:style-name="Default" office:value-type="float" office:value="0.16341045" calcext:value-type="float">
            <text:p>0.16341045</text:p>
          </table:table-cell>
          <table:table-cell table:style-name="Default" office:value-type="float" office:value="-0.020427661" calcext:value-type="float">
            <text:p>-0.020427661</text:p>
          </table:table-cell>
        </table:table-row>
        <table:table-row table:style-name="ro1">
          <table:table-cell table:style-name="ce1" office:value-type="string" calcext:value-type="string">
            <text:p>18:21:04.540</text:p>
          </table:table-cell>
          <table:table-cell table:style-name="Default" office:value-type="float" office:value="0.057785735" calcext:value-type="float">
            <text:p>0.057785735</text:p>
          </table:table-cell>
          <table:table-cell table:style-name="Default" office:value-type="float" office:value="0.107298896" calcext:value-type="float">
            <text:p>0.107298896</text:p>
          </table:table-cell>
          <table:table-cell table:style-name="Default" office:value-type="float" office:value="-0.06254993" calcext:value-type="float">
            <text:p>-0.06254993</text:p>
          </table:table-cell>
        </table:table-row>
        <table:table-row table:style-name="ro1">
          <table:table-cell table:style-name="ce1" office:value-type="string" calcext:value-type="string">
            <text:p>18:21:04.580</text:p>
          </table:table-cell>
          <table:table-cell table:style-name="Default" office:value-type="float" office:value="0.044975918" calcext:value-type="float">
            <text:p>0.044975918</text:p>
          </table:table-cell>
          <table:table-cell table:style-name="Default" office:value-type="float" office:value="0.060533844" calcext:value-type="float">
            <text:p>0.060533844</text:p>
          </table:table-cell>
          <table:table-cell table:style-name="Default" office:value-type="float" office:value="-0.015645504" calcext:value-type="float">
            <text:p>-0.015645504</text:p>
          </table:table-cell>
        </table:table-row>
        <table:table-row table:style-name="ro1">
          <table:table-cell table:style-name="ce1" office:value-type="string" calcext:value-type="string">
            <text:p>18:21:04.620</text:p>
          </table:table-cell>
          <table:table-cell table:style-name="Default" office:value-type="float" office:value="0.034765426" calcext:value-type="float">
            <text:p>0.034765426</text:p>
          </table:table-cell>
          <table:table-cell table:style-name="Default" office:value-type="float" office:value="0.012512693" calcext:value-type="float">
            <text:p>0.012512693</text:p>
          </table:table-cell>
          <table:table-cell table:style-name="Default" office:value-type="float" office:value="0.0061338996" calcext:value-type="float">
            <text:p>0.0061338996</text:p>
          </table:table-cell>
        </table:table-row>
        <table:table-row table:style-name="ro1">
          <table:table-cell table:style-name="ce1" office:value-type="string" calcext:value-type="string">
            <text:p>18:21:04.660</text:p>
          </table:table-cell>
          <table:table-cell table:style-name="Default" office:value-type="float" office:value="-0.0038673715" calcext:value-type="float">
            <text:p>-0.0038673715</text:p>
          </table:table-cell>
          <table:table-cell table:style-name="Default" office:value-type="float" office:value="-0.031804986" calcext:value-type="float">
            <text:p>-0.031804986</text:p>
          </table:table-cell>
          <table:table-cell table:style-name="Default" office:value-type="float" office:value="0.024197273" calcext:value-type="float">
            <text:p>0.024197273</text:p>
          </table:table-cell>
        </table:table-row>
        <table:table-row table:style-name="ro1">
          <table:table-cell table:style-name="ce1" office:value-type="string" calcext:value-type="string">
            <text:p>18:21:04.700</text:p>
          </table:table-cell>
          <table:table-cell table:style-name="Default" office:value-type="float" office:value="-0.016444504" calcext:value-type="float">
            <text:p>-0.016444504</text:p>
          </table:table-cell>
          <table:table-cell table:style-name="Default" office:value-type="float" office:value="-0.1518911" calcext:value-type="float">
            <text:p>-0.1518911</text:p>
          </table:table-cell>
          <table:table-cell table:style-name="Default" office:value-type="float" office:value="-0.0270018" calcext:value-type="float">
            <text:p>-0.0270018</text:p>
          </table:table-cell>
        </table:table-row>
        <table:table-row table:style-name="ro1">
          <table:table-cell table:style-name="ce1" office:value-type="string" calcext:value-type="string">
            <text:p>18:21:04.740</text:p>
          </table:table-cell>
          <table:table-cell table:style-name="Default" office:value-type="float" office:value="-0.036552984" calcext:value-type="float">
            <text:p>-0.036552984</text:p>
          </table:table-cell>
          <table:table-cell table:style-name="Default" office:value-type="float" office:value="-0.21096955" calcext:value-type="float">
            <text:p>-0.21096955</text:p>
          </table:table-cell>
          <table:table-cell table:style-name="Default" office:value-type="float" office:value="0.05919449" calcext:value-type="float">
            <text:p>0.05919449</text:p>
          </table:table-cell>
        </table:table-row>
        <table:table-row table:style-name="ro1">
          <table:table-cell table:style-name="ce1" office:value-type="string" calcext:value-type="string">
            <text:p>18:21:04.780</text:p>
          </table:table-cell>
          <table:table-cell table:style-name="Default" office:value-type="float" office:value="-0.054650616" calcext:value-type="float">
            <text:p>-0.054650616</text:p>
          </table:table-cell>
          <table:table-cell table:style-name="Default" office:value-type="float" office:value="-0.385649" calcext:value-type="float">
            <text:p>-0.385649</text:p>
          </table:table-cell>
          <table:table-cell table:style-name="Default" office:value-type="float" office:value="-0.051314797" calcext:value-type="float">
            <text:p>-0.051314797</text:p>
          </table:table-cell>
        </table:table-row>
        <table:table-row table:style-name="ro1">
          <table:table-cell table:style-name="ce1" office:value-type="string" calcext:value-type="string">
            <text:p>18:21:04.820</text:p>
          </table:table-cell>
          <table:table-cell table:style-name="Default" office:value-type="float" office:value="-0.03666114" calcext:value-type="float">
            <text:p>-0.03666114</text:p>
          </table:table-cell>
          <table:table-cell table:style-name="Default" office:value-type="float" office:value="-0.445961" calcext:value-type="float">
            <text:p>-0.445961</text:p>
          </table:table-cell>
          <table:table-cell table:style-name="Default" office:value-type="float" office:value="-0.000040746792" calcext:value-type="float">
            <text:p>-4.0746792E-05</text:p>
          </table:table-cell>
        </table:table-row>
        <table:table-row table:style-name="ro1">
          <table:table-cell table:style-name="ce1" office:value-type="string" calcext:value-type="string">
            <text:p>18:21:04.857</text:p>
          </table:table-cell>
          <table:table-cell table:style-name="Default" office:value-type="float" office:value="-0.047936436" calcext:value-type="float">
            <text:p>-0.047936436</text:p>
          </table:table-cell>
          <table:table-cell table:style-name="Default" office:value-type="float" office:value="-0.42092058" calcext:value-type="float">
            <text:p>-0.42092058</text:p>
          </table:table-cell>
          <table:table-cell table:style-name="Default" office:value-type="float" office:value="-0.048816018" calcext:value-type="float">
            <text:p>-0.048816018</text:p>
          </table:table-cell>
        </table:table-row>
        <table:table-row table:style-name="ro1">
          <table:table-cell table:style-name="ce1" office:value-type="string" calcext:value-type="string">
            <text:p>18:21:04.898</text:p>
          </table:table-cell>
          <table:table-cell table:style-name="Default" office:value-type="float" office:value="-0.032376185" calcext:value-type="float">
            <text:p>-0.032376185</text:p>
          </table:table-cell>
          <table:table-cell table:style-name="Default" office:value-type="float" office:value="-0.4218949" calcext:value-type="float">
            <text:p>-0.4218949</text:p>
          </table:table-cell>
          <table:table-cell table:style-name="Default" office:value-type="float" office:value="-0.15225963" calcext:value-type="float">
            <text:p>-0.15225963</text:p>
          </table:table-cell>
        </table:table-row>
        <table:table-row table:style-name="ro1">
          <table:table-cell table:style-name="ce1" office:value-type="string" calcext:value-type="string">
            <text:p>18:21:04.940</text:p>
          </table:table-cell>
          <table:table-cell table:style-name="Default" office:value-type="float" office:value="0.0057979575" calcext:value-type="float">
            <text:p>0.0057979575</text:p>
          </table:table-cell>
          <table:table-cell table:style-name="Default" office:value-type="float" office:value="-0.4232113" calcext:value-type="float">
            <text:p>-0.4232113</text:p>
          </table:table-cell>
          <table:table-cell table:style-name="Default" office:value-type="float" office:value="-0.038156696" calcext:value-type="float">
            <text:p>-0.038156696</text:p>
          </table:table-cell>
        </table:table-row>
        <table:table-row table:style-name="ro1">
          <table:table-cell table:style-name="ce1" office:value-type="string" calcext:value-type="string">
            <text:p>18:21:05.005</text:p>
          </table:table-cell>
          <table:table-cell table:style-name="Default" office:value-type="float" office:value="0.0010433525" calcext:value-type="float">
            <text:p>0.0010433525</text:p>
          </table:table-cell>
          <table:table-cell table:style-name="Default" office:value-type="float" office:value="-0.54173005" calcext:value-type="float">
            <text:p>-0.54173005</text:p>
          </table:table-cell>
          <table:table-cell table:style-name="Default" office:value-type="float" office:value="-0.10157738" calcext:value-type="float">
            <text:p>-0.10157738</text:p>
          </table:table-cell>
        </table:table-row>
        <table:table-row table:style-name="ro1">
          <table:table-cell table:style-name="ce1" office:value-type="string" calcext:value-type="string">
            <text:p>18:21:05.038</text:p>
          </table:table-cell>
          <table:table-cell table:style-name="Default" office:value-type="float" office:value="-0.023011174" calcext:value-type="float">
            <text:p>-0.023011174</text:p>
          </table:table-cell>
          <table:table-cell table:style-name="Default" office:value-type="float" office:value="-0.4319662" calcext:value-type="float">
            <text:p>-0.4319662</text:p>
          </table:table-cell>
          <table:table-cell table:style-name="Default" office:value-type="float" office:value="-0.1986462" calcext:value-type="float">
            <text:p>-0.1986462</text:p>
          </table:table-cell>
        </table:table-row>
        <table:table-row table:style-name="ro1">
          <table:table-cell table:style-name="ce1" office:value-type="string" calcext:value-type="string">
            <text:p>18:21:05.128</text:p>
          </table:table-cell>
          <table:table-cell table:style-name="Default" office:value-type="float" office:value="-0.020710055" calcext:value-type="float">
            <text:p>-0.020710055</text:p>
          </table:table-cell>
          <table:table-cell table:style-name="Default" office:value-type="float" office:value="-0.38876957" calcext:value-type="float">
            <text:p>-0.38876957</text:p>
          </table:table-cell>
          <table:table-cell table:style-name="Default" office:value-type="float" office:value="-0.17878161" calcext:value-type="float">
            <text:p>-0.17878161</text:p>
          </table:table-cell>
        </table:table-row>
        <table:table-row table:style-name="ro1">
          <table:table-cell table:style-name="ce1" office:value-type="string" calcext:value-type="string">
            <text:p>18:21:05.197</text:p>
          </table:table-cell>
          <table:table-cell table:style-name="Default" office:value-type="float" office:value="-0.01863905" calcext:value-type="float">
            <text:p>-0.01863905</text:p>
          </table:table-cell>
          <table:table-cell table:style-name="Default" office:value-type="float" office:value="-0.34989262" calcext:value-type="float">
            <text:p>-0.34989262</text:p>
          </table:table-cell>
          <table:table-cell table:style-name="Default" office:value-type="float" office:value="-0.16090344" calcext:value-type="float">
            <text:p>-0.16090344</text:p>
          </table:table-cell>
        </table:table-row>
        <table:table-row table:style-name="ro1">
          <table:table-cell table:style-name="ce1" office:value-type="string" calcext:value-type="string">
            <text:p>18:21:05.269</text:p>
          </table:table-cell>
          <table:table-cell table:style-name="Default" office:value-type="float" office:value="-0.016775146" calcext:value-type="float">
            <text:p>-0.016775146</text:p>
          </table:table-cell>
          <table:table-cell table:style-name="Default" office:value-type="float" office:value="-0.31490335" calcext:value-type="float">
            <text:p>-0.31490335</text:p>
          </table:table-cell>
          <table:table-cell table:style-name="Default" office:value-type="float" office:value="-0.14481308" calcext:value-type="float">
            <text:p>-0.14481308</text:p>
          </table:table-cell>
        </table:table-row>
        <table:table-row table:style-name="ro1">
          <table:table-cell table:style-name="ce1" office:value-type="string" calcext:value-type="string">
            <text:p>18:21:05.341</text:p>
          </table:table-cell>
          <table:table-cell table:style-name="Default" office:value-type="float" office:value="-0.015097628" calcext:value-type="float">
            <text:p>-0.015097628</text:p>
          </table:table-cell>
          <table:table-cell table:style-name="Default" office:value-type="float" office:value="-0.283413" calcext:value-type="float">
            <text:p>-0.283413</text:p>
          </table:table-cell>
          <table:table-cell table:style-name="Default" office:value-type="float" office:value="-0.13033177" calcext:value-type="float">
            <text:p>-0.13033177</text:p>
          </table:table-cell>
        </table:table-row>
        <table:table-row table:style-name="ro1">
          <table:table-cell table:style-name="ce1" office:value-type="string" calcext:value-type="string">
            <text:p>18:21:05.408</text:p>
          </table:table-cell>
          <table:table-cell table:style-name="Default" office:value-type="float" office:value="0.06837015" calcext:value-type="float">
            <text:p>0.06837015</text:p>
          </table:table-cell>
          <table:table-cell table:style-name="Default" office:value-type="float" office:value="-0.4119565" calcext:value-type="float">
            <text:p>-0.4119565</text:p>
          </table:table-cell>
          <table:table-cell table:style-name="Default" office:value-type="float" office:value="-0.3209851" calcext:value-type="float">
            <text:p>-0.3209851</text:p>
          </table:table-cell>
        </table:table-row>
        <table:table-row table:style-name="ro1">
          <table:table-cell table:style-name="ce1" office:value-type="string" calcext:value-type="string">
            <text:p>18:21:05.481</text:p>
          </table:table-cell>
          <table:table-cell table:style-name="Default" office:value-type="float" office:value="0.10130363" calcext:value-type="float">
            <text:p>0.10130363</text:p>
          </table:table-cell>
          <table:table-cell table:style-name="Default" office:value-type="float" office:value="-0.37405673" calcext:value-type="float">
            <text:p>-0.37405673</text:p>
          </table:table-cell>
          <table:table-cell table:style-name="Default" office:value-type="float" office:value="-0.31063953" calcext:value-type="float">
            <text:p>-0.31063953</text:p>
          </table:table-cell>
        </table:table-row>
        <table:table-row table:style-name="ro1">
          <table:table-cell table:style-name="ce1" office:value-type="string" calcext:value-type="string">
            <text:p>18:21:05.550</text:p>
          </table:table-cell>
          <table:table-cell table:style-name="Default" office:value-type="float" office:value="0.12061663" calcext:value-type="float">
            <text:p>0.12061663</text:p>
          </table:table-cell>
          <table:table-cell table:style-name="Default" office:value-type="float" office:value="-0.43530828" calcext:value-type="float">
            <text:p>-0.43530828</text:p>
          </table:table-cell>
          <table:table-cell table:style-name="Default" office:value-type="float" office:value="-0.19146524" calcext:value-type="float">
            <text:p>-0.19146524</text:p>
          </table:table-cell>
        </table:table-row>
        <table:table-row table:style-name="ro1">
          <table:table-cell table:style-name="ce1" office:value-type="string" calcext:value-type="string">
            <text:p>18:21:06.314</text:p>
          </table:table-cell>
          <table:table-cell table:style-name="Default" office:value-type="float" office:value="0.11932156" calcext:value-type="float">
            <text:p>0.11932156</text:p>
          </table:table-cell>
          <table:table-cell table:style-name="Default" office:value-type="float" office:value="-0.17996103" calcext:value-type="float">
            <text:p>-0.17996103</text:p>
          </table:table-cell>
          <table:table-cell table:style-name="Default" office:value-type="float" office:value="-0.14507258" calcext:value-type="float">
            <text:p>-0.14507258</text:p>
          </table:table-cell>
        </table:table-row>
        <table:table-row table:style-name="ro1">
          <table:table-cell table:style-name="ce1" office:value-type="string" calcext:value-type="string">
            <text:p>18:21:06.387</text:p>
          </table:table-cell>
          <table:table-cell table:style-name="Default" office:value-type="float" office:value="0.10387378" calcext:value-type="float">
            <text:p>0.10387378</text:p>
          </table:table-cell>
          <table:table-cell table:style-name="Default" office:value-type="float" office:value="-0.30852255" calcext:value-type="float">
            <text:p>-0.30852255</text:p>
          </table:table-cell>
          <table:table-cell table:style-name="Default" office:value-type="float" office:value="-0.21647842" calcext:value-type="float">
            <text:p>-0.21647842</text:p>
          </table:table-cell>
        </table:table-row>
        <table:table-row table:style-name="ro1">
          <table:table-cell table:style-name="ce1" office:value-type="string" calcext:value-type="string">
            <text:p>18:21:06.454</text:p>
          </table:table-cell>
          <table:table-cell table:style-name="Default" office:value-type="float" office:value="0.1016163" calcext:value-type="float">
            <text:p>0.1016163</text:p>
          </table:table-cell>
          <table:table-cell table:style-name="Default" office:value-type="float" office:value="-0.2750336" calcext:value-type="float">
            <text:p>-0.2750336</text:p>
          </table:table-cell>
          <table:table-cell table:style-name="Default" office:value-type="float" office:value="-0.15066554" calcext:value-type="float">
            <text:p>-0.15066554</text:p>
          </table:table-cell>
        </table:table-row>
        <table:table-row table:style-name="ro1">
          <table:table-cell table:style-name="ce1" office:value-type="string" calcext:value-type="string">
            <text:p>18:21:06.526</text:p>
          </table:table-cell>
          <table:table-cell table:style-name="Default" office:value-type="float" office:value="0.054760322" calcext:value-type="float">
            <text:p>0.054760322</text:p>
          </table:table-cell>
          <table:table-cell table:style-name="Default" office:value-type="float" office:value="-0.13107514" calcext:value-type="float">
            <text:p>-0.13107514</text:p>
          </table:table-cell>
          <table:table-cell table:style-name="Default" office:value-type="float" office:value="-0.07473477" calcext:value-type="float">
            <text:p>-0.07473477</text:p>
          </table:table-cell>
        </table:table-row>
        <table:table-row table:style-name="ro1">
          <table:table-cell table:style-name="ce1" office:value-type="string" calcext:value-type="string">
            <text:p>18:21:06.594</text:p>
          </table:table-cell>
          <table:table-cell table:style-name="Default" office:value-type="float" office:value="0.10333701" calcext:value-type="float">
            <text:p>0.10333701</text:p>
          </table:table-cell>
          <table:table-cell table:style-name="Default" office:value-type="float" office:value="-0.26254767" calcext:value-type="float">
            <text:p>-0.26254767</text:p>
          </table:table-cell>
          <table:table-cell table:style-name="Default" office:value-type="float" office:value="-0.12724665" calcext:value-type="float">
            <text:p>-0.12724665</text:p>
          </table:table-cell>
        </table:table-row>
        <table:table-row table:style-name="ro1">
          <table:table-cell table:style-name="ce1" office:value-type="string" calcext:value-type="string">
            <text:p>18:21:06.670</text:p>
          </table:table-cell>
          <table:table-cell table:style-name="Default" office:value-type="float" office:value="0.029062893" calcext:value-type="float">
            <text:p>0.029062893</text:p>
          </table:table-cell>
          <table:table-cell table:style-name="Default" office:value-type="float" office:value="-0.1536757" calcext:value-type="float">
            <text:p>-0.1536757</text:p>
          </table:table-cell>
          <table:table-cell table:style-name="Default" office:value-type="float" office:value="-0.087275885" calcext:value-type="float">
            <text:p>-0.087275885</text:p>
          </table:table-cell>
        </table:table-row>
        <table:table-row table:style-name="ro1">
          <table:table-cell table:style-name="ce1" office:value-type="string" calcext:value-type="string">
            <text:p>18:21:06.736</text:p>
          </table:table-cell>
          <table:table-cell table:style-name="Default" office:value-type="float" office:value="0.060653668" calcext:value-type="float">
            <text:p>0.060653668</text:p>
          </table:table-cell>
          <table:table-cell table:style-name="Default" office:value-type="float" office:value="-0.17368412" calcext:value-type="float">
            <text:p>-0.17368412</text:p>
          </table:table-cell>
          <table:table-cell table:style-name="Default" office:value-type="float" office:value="-0.056136195" calcext:value-type="float">
            <text:p>-0.056136195</text:p>
          </table:table-cell>
        </table:table-row>
        <table:table-row table:style-name="ro1">
          <table:table-cell table:style-name="ce1" office:value-type="string" calcext:value-type="string">
            <text:p>18:21:08.193</text:p>
          </table:table-cell>
          <table:table-cell table:style-name="Default" office:value-type="float" office:value="-0.20534822" calcext:value-type="float">
            <text:p>-0.20534822</text:p>
          </table:table-cell>
          <table:table-cell table:style-name="Default" office:value-type="float" office:value="0.39431906" calcext:value-type="float">
            <text:p>0.39431906</text:p>
          </table:table-cell>
          <table:table-cell table:style-name="Default" office:value-type="float" office:value="0.24500969" calcext:value-type="float">
            <text:p>0.24500969</text:p>
          </table:table-cell>
        </table:table-row>
        <table:table-row table:style-name="ro1">
          <table:table-cell table:style-name="ce1" office:value-type="string" calcext:value-type="string">
            <text:p>18:21:08.262</text:p>
          </table:table-cell>
          <table:table-cell table:style-name="Default" office:value-type="float" office:value="-0.1863515" calcext:value-type="float">
            <text:p>-0.1863515</text:p>
          </table:table-cell>
          <table:table-cell table:style-name="Default" office:value-type="float" office:value="0.38784614" calcext:value-type="float">
            <text:p>0.38784614</text:p>
          </table:table-cell>
          <table:table-cell table:style-name="Default" office:value-type="float" office:value="0.19326267" calcext:value-type="float">
            <text:p>0.19326267</text:p>
          </table:table-cell>
        </table:table-row>
        <table:table-row table:style-name="ro1">
          <table:table-cell table:style-name="ce1" office:value-type="string" calcext:value-type="string">
            <text:p>18:21:08.333</text:p>
          </table:table-cell>
          <table:table-cell table:style-name="Default" office:value-type="float" office:value="-0.09410795" calcext:value-type="float">
            <text:p>-0.09410795</text:p>
          </table:table-cell>
          <table:table-cell table:style-name="Default" office:value-type="float" office:value="0.26270902" calcext:value-type="float">
            <text:p>0.26270902</text:p>
          </table:table-cell>
          <table:table-cell table:style-name="Default" office:value-type="float" office:value="0.25831133" calcext:value-type="float">
            <text:p>0.25831133</text:p>
          </table:table-cell>
        </table:table-row>
        <table:table-row table:style-name="ro1">
          <table:table-cell table:style-name="ce1" office:value-type="string" calcext:value-type="string">
            <text:p>18:21:08.403</text:p>
          </table:table-cell>
          <table:table-cell table:style-name="Default" office:value-type="float" office:value="-0.09963856" calcext:value-type="float">
            <text:p>-0.09963856</text:p>
          </table:table-cell>
          <table:table-cell table:style-name="Default" office:value-type="float" office:value="0.24434826" calcext:value-type="float">
            <text:p>0.24434826</text:p>
          </table:table-cell>
          <table:table-cell table:style-name="Default" office:value-type="float" office:value="0.25950658" calcext:value-type="float">
            <text:p>0.25950658</text:p>
          </table:table-cell>
        </table:table-row>
        <table:table-row table:style-name="ro1">
          <table:table-cell table:style-name="ce1" office:value-type="string" calcext:value-type="string">
            <text:p>18:21:08.476</text:p>
          </table:table-cell>
          <table:table-cell table:style-name="Default" office:value-type="float" office:value="-0.11428408" calcext:value-type="float">
            <text:p>-0.11428408</text:p>
          </table:table-cell>
          <table:table-cell table:style-name="Default" office:value-type="float" office:value="0.21266247" calcext:value-type="float">
            <text:p>0.21266247</text:p>
          </table:table-cell>
          <table:table-cell table:style-name="Default" office:value-type="float" office:value="0.1623645" calcext:value-type="float">
            <text:p>0.1623645</text:p>
          </table:table-cell>
        </table:table-row>
        <table:table-row table:style-name="ro1">
          <table:table-cell table:style-name="ce1" office:value-type="string" calcext:value-type="string">
            <text:p>18:21:08.544</text:p>
          </table:table-cell>
          <table:table-cell table:style-name="Default" office:value-type="float" office:value="-0.09033125" calcext:value-type="float">
            <text:p>-0.09033125</text:p>
          </table:table-cell>
          <table:table-cell table:style-name="Default" office:value-type="float" office:value="0.16239233" calcext:value-type="float">
            <text:p>0.16239233</text:p>
          </table:table-cell>
          <table:table-cell table:style-name="Default" office:value-type="float" office:value="0.20237808" calcext:value-type="float">
            <text:p>0.20237808</text:p>
          </table:table-cell>
        </table:table-row>
        <table:table-row table:style-name="ro1">
          <table:table-cell table:style-name="ce1" office:value-type="string" calcext:value-type="string">
            <text:p>18:21:08.614</text:p>
          </table:table-cell>
          <table:table-cell table:style-name="Default" office:value-type="float" office:value="-0.1100823" calcext:value-type="float">
            <text:p>-0.1100823</text:p>
          </table:table-cell>
          <table:table-cell table:style-name="Default" office:value-type="float" office:value="0.14263745" calcext:value-type="float">
            <text:p>0.14263745</text:p>
          </table:table-cell>
          <table:table-cell table:style-name="Default" office:value-type="float" office:value="0.12061682" calcext:value-type="float">
            <text:p>0.12061682</text:p>
          </table:table-cell>
        </table:table-row>
        <table:table-row table:style-name="ro1">
          <table:table-cell table:style-name="ce1" office:value-type="string" calcext:value-type="string">
            <text:p>18:21:08.683</text:p>
          </table:table-cell>
          <table:table-cell table:style-name="Default" office:value-type="float" office:value="-0.112037934" calcext:value-type="float">
            <text:p>-0.112037934</text:p>
          </table:table-cell>
          <table:table-cell table:style-name="Default" office:value-type="float" office:value="0.1235397" calcext:value-type="float">
            <text:p>0.1235397</text:p>
          </table:table-cell>
          <table:table-cell table:style-name="Default" office:value-type="float" office:value="0.103940934" calcext:value-type="float">
            <text:p>0.103940934</text:p>
          </table:table-cell>
        </table:table-row>
        <table:table-row table:style-name="ro1">
          <table:table-cell table:style-name="ce1" office:value-type="string" calcext:value-type="string">
            <text:p>18:21:08.755</text:p>
          </table:table-cell>
          <table:table-cell table:style-name="Default" office:value-type="float" office:value="-0.117093906" calcext:value-type="float">
            <text:p>-0.117093906</text:p>
          </table:table-cell>
          <table:table-cell table:style-name="Default" office:value-type="float" office:value="0.04790449" calcext:value-type="float">
            <text:p>0.04790449</text:p>
          </table:table-cell>
          <table:table-cell table:style-name="Default" office:value-type="float" office:value="0.07794623" calcext:value-type="float">
            <text:p>0.07794623</text:p>
          </table:table-cell>
        </table:table-row>
        <table:table-row table:style-name="ro1">
          <table:table-cell table:style-name="ce1" office:value-type="string" calcext:value-type="string">
            <text:p>18:21:08.823</text:p>
          </table:table-cell>
          <table:table-cell table:style-name="Default" office:value-type="float" office:value="-0.111317135" calcext:value-type="float">
            <text:p>-0.111317135</text:p>
          </table:table-cell>
          <table:table-cell table:style-name="Default" office:value-type="float" office:value="0.04333375" calcext:value-type="float">
            <text:p>0.04333375</text:p>
          </table:table-cell>
          <table:table-cell table:style-name="Default" office:value-type="float" office:value="0.04686061" calcext:value-type="float">
            <text:p>0.04686061</text:p>
          </table:table-cell>
        </table:table-row>
        <table:table-row table:style-name="ro1">
          <table:table-cell table:style-name="ce1" office:value-type="string" calcext:value-type="string">
            <text:p>18:21:08.895</text:p>
          </table:table-cell>
          <table:table-cell table:style-name="Default" office:value-type="float" office:value="-0.119960815" calcext:value-type="float">
            <text:p>-0.119960815</text:p>
          </table:table-cell>
          <table:table-cell table:style-name="Default" office:value-type="float" office:value="0.014391009" calcext:value-type="float">
            <text:p>0.014391009</text:p>
          </table:table-cell>
          <table:table-cell table:style-name="Default" office:value-type="float" office:value="0.08721851" calcext:value-type="float">
            <text:p>0.08721851</text:p>
          </table:table-cell>
        </table:table-row>
        <table:table-row table:style-name="ro1">
          <table:table-cell table:style-name="ce1" office:value-type="string" calcext:value-type="string">
            <text:p>18:21:08.963</text:p>
          </table:table-cell>
          <table:table-cell table:style-name="Default" office:value-type="float" office:value="-0.0993954" calcext:value-type="float">
            <text:p>-0.0993954</text:p>
          </table:table-cell>
          <table:table-cell table:style-name="Default" office:value-type="float" office:value="0.007678485" calcext:value-type="float">
            <text:p>0.007678485</text:p>
          </table:table-cell>
          <table:table-cell table:style-name="Default" office:value-type="float" office:value="-0.0093939835" calcext:value-type="float">
            <text:p>-0.0093939835</text:p>
          </table:table-cell>
        </table:table-row>
        <table:table-row table:style-name="ro1">
          <table:table-cell table:style-name="ce1" office:value-type="string" calcext:value-type="string">
            <text:p>18:21:09.036</text:p>
          </table:table-cell>
          <table:table-cell table:style-name="Default" office:value-type="float" office:value="-0.06528594" calcext:value-type="float">
            <text:p>-0.06528594</text:p>
          </table:table-cell>
          <table:table-cell table:style-name="Default" office:value-type="float" office:value="-0.11437844" calcext:value-type="float">
            <text:p>-0.11437844</text:p>
          </table:table-cell>
          <table:table-cell table:style-name="Default" office:value-type="float" office:value="-0.047126487" calcext:value-type="float">
            <text:p>-0.047126487</text:p>
          </table:table-cell>
        </table:table-row>
        <table:table-row table:style-name="ro1">
          <table:table-cell table:style-name="ce1" office:value-type="string" calcext:value-type="string">
            <text:p>18:21:09.104</text:p>
          </table:table-cell>
          <table:table-cell table:style-name="Default" office:value-type="float" office:value="-0.019646015" calcext:value-type="float">
            <text:p>-0.019646015</text:p>
          </table:table-cell>
          <table:table-cell table:style-name="Default" office:value-type="float" office:value="-0.1253527" calcext:value-type="float">
            <text:p>-0.1253527</text:p>
          </table:table-cell>
          <table:table-cell table:style-name="Default" office:value-type="float" office:value="-0.04329274" calcext:value-type="float">
            <text:p>-0.04329274</text:p>
          </table:table-cell>
        </table:table-row>
        <table:table-row table:style-name="ro1">
          <table:table-cell table:style-name="ce1" office:value-type="string" calcext:value-type="string">
            <text:p>18:21:09.175</text:p>
          </table:table-cell>
          <table:table-cell table:style-name="Default" office:value-type="float" office:value="-0.014605244" calcext:value-type="float">
            <text:p>-0.014605244</text:p>
          </table:table-cell>
          <table:table-cell table:style-name="Default" office:value-type="float" office:value="-0.15632327" calcext:value-type="float">
            <text:p>-0.15632327</text:p>
          </table:table-cell>
          <table:table-cell table:style-name="Default" office:value-type="float" office:value="-0.027537685" calcext:value-type="float">
            <text:p>-0.027537685</text:p>
          </table:table-cell>
        </table:table-row>
        <table:table-row table:style-name="ro1">
          <table:table-cell table:style-name="ce1" office:value-type="string" calcext:value-type="string">
            <text:p>18:21:09.244</text:p>
          </table:table-cell>
          <table:table-cell table:style-name="Default" office:value-type="float" office:value="0.012343562" calcext:value-type="float">
            <text:p>0.012343562</text:p>
          </table:table-cell>
          <table:table-cell table:style-name="Default" office:value-type="float" office:value="-0.06971927" calcext:value-type="float">
            <text:p>-0.06971927</text:p>
          </table:table-cell>
          <table:table-cell table:style-name="Default" office:value-type="float" office:value="-0.054007538" calcext:value-type="float">
            <text:p>-0.054007538</text:p>
          </table:table-cell>
        </table:table-row>
        <table:table-row table:style-name="ro1">
          <table:table-cell table:style-name="ce1" office:value-type="string" calcext:value-type="string">
            <text:p>18:21:09.315</text:p>
          </table:table-cell>
          <table:table-cell table:style-name="Default" office:value-type="float" office:value="0.006714674" calcext:value-type="float">
            <text:p>0.006714674</text:p>
          </table:table-cell>
          <table:table-cell table:style-name="Default" office:value-type="float" office:value="-0.23171704" calcext:value-type="float">
            <text:p>-0.23171704</text:p>
          </table:table-cell>
          <table:table-cell table:style-name="Default" office:value-type="float" office:value="-0.055857822" calcext:value-type="float">
            <text:p>-0.055857822</text:p>
          </table:table-cell>
        </table:table-row>
        <table:table-row table:style-name="ro1">
          <table:table-cell table:style-name="ce1" office:value-type="string" calcext:value-type="string">
            <text:p>18:21:09.384</text:p>
          </table:table-cell>
          <table:table-cell table:style-name="Default" office:value-type="float" office:value="-0.002306402" calcext:value-type="float">
            <text:p>-0.002306402</text:p>
          </table:table-cell>
          <table:table-cell table:style-name="Default" office:value-type="float" office:value="-0.14504439" calcext:value-type="float">
            <text:p>-0.14504439</text:p>
          </table:table-cell>
          <table:table-cell table:style-name="Default" office:value-type="float" office:value="-0.07685891" calcext:value-type="float">
            <text:p>-0.07685891</text:p>
          </table:table-cell>
        </table:table-row>
        <table:table-row table:style-name="ro1">
          <table:table-cell table:style-name="ce1" office:value-type="string" calcext:value-type="string">
            <text:p>18:21:09.455</text:p>
          </table:table-cell>
          <table:table-cell table:style-name="Default" office:value-type="float" office:value="0.008471114" calcext:value-type="float">
            <text:p>0.008471114</text:p>
          </table:table-cell>
          <table:table-cell table:style-name="Default" office:value-type="float" office:value="-0.15536903" calcext:value-type="float">
            <text:p>-0.15536903</text:p>
          </table:table-cell>
          <table:table-cell table:style-name="Default" office:value-type="float" office:value="-0.059065588" calcext:value-type="float">
            <text:p>-0.059065588</text:p>
          </table:table-cell>
        </table:table-row>
        <table:table-row table:style-name="ro1">
          <table:table-cell table:style-name="ce1" office:value-type="string" calcext:value-type="string">
            <text:p>18:21:09.524</text:p>
          </table:table-cell>
          <table:table-cell table:style-name="Default" office:value-type="float" office:value="0.011359354" calcext:value-type="float">
            <text:p>0.011359354</text:p>
          </table:table-cell>
          <table:table-cell table:style-name="Default" office:value-type="float" office:value="-0.07896787" calcext:value-type="float">
            <text:p>-0.07896787</text:p>
          </table:table-cell>
          <table:table-cell table:style-name="Default" office:value-type="float" office:value="-0.047226407" calcext:value-type="float">
            <text:p>-0.047226407</text:p>
          </table:table-cell>
        </table:table-row>
        <table:table-row table:style-name="ro1">
          <table:table-cell table:style-name="ce1" office:value-type="string" calcext:value-type="string">
            <text:p>18:21:09.595</text:p>
          </table:table-cell>
          <table:table-cell table:style-name="Default" office:value-type="float" office:value="0.015057402" calcext:value-type="float">
            <text:p>0.015057402</text:p>
          </table:table-cell>
          <table:table-cell table:style-name="Default" office:value-type="float" office:value="-0.07876151" calcext:value-type="float">
            <text:p>-0.07876151</text:p>
          </table:table-cell>
          <table:table-cell table:style-name="Default" office:value-type="float" office:value="-0.03283579" calcext:value-type="float">
            <text:p>-0.03283579</text:p>
          </table:table-cell>
        </table:table-row>
        <table:table-row table:style-name="ro1">
          <table:table-cell table:style-name="ce1" office:value-type="string" calcext:value-type="string">
            <text:p>18:21:09.664</text:p>
          </table:table-cell>
          <table:table-cell table:style-name="Default" office:value-type="float" office:value="0.0089374045" calcext:value-type="float">
            <text:p>0.0089374045</text:p>
          </table:table-cell>
          <table:table-cell table:style-name="Default" office:value-type="float" office:value="-0.07330236" calcext:value-type="float">
            <text:p>-0.07330236</text:p>
          </table:table-cell>
          <table:table-cell table:style-name="Default" office:value-type="float" office:value="-0.027794369" calcext:value-type="float">
            <text:p>-0.027794369</text:p>
          </table:table-cell>
        </table:table-row>
        <table:table-row table:style-name="ro1">
          <table:table-cell table:style-name="ce1" office:value-type="string" calcext:value-type="string">
            <text:p>18:21:09.735</text:p>
          </table:table-cell>
          <table:table-cell table:style-name="Default" office:value-type="float" office:value="0.009362024" calcext:value-type="float">
            <text:p>0.009362024</text:p>
          </table:table-cell>
          <table:table-cell table:style-name="Default" office:value-type="float" office:value="-0.06860884" calcext:value-type="float">
            <text:p>-0.06860884</text:p>
          </table:table-cell>
          <table:table-cell table:style-name="Default" office:value-type="float" office:value="-0.034463227" calcext:value-type="float">
            <text:p>-0.034463227</text:p>
          </table:table-cell>
        </table:table-row>
        <table:table-row table:style-name="ro1">
          <table:table-cell table:style-name="ce1" office:value-type="string" calcext:value-type="string">
            <text:p>18:21:09.804</text:p>
          </table:table-cell>
          <table:table-cell table:style-name="Default" office:value-type="float" office:value="0.012161172" calcext:value-type="float">
            <text:p>0.012161172</text:p>
          </table:table-cell>
          <table:table-cell table:style-name="Default" office:value-type="float" office:value="-0.058671784" calcext:value-type="float">
            <text:p>-0.058671784</text:p>
          </table:table-cell>
          <table:table-cell table:style-name="Default" office:value-type="float" office:value="-0.025743464" calcext:value-type="float">
            <text:p>-0.025743464</text:p>
          </table:table-cell>
        </table:table-row>
        <table:table-row table:style-name="ro1">
          <table:table-cell table:style-name="ce1" office:value-type="string" calcext:value-type="string">
            <text:p>18:21:09.875</text:p>
          </table:table-cell>
          <table:table-cell table:style-name="Default" office:value-type="float" office:value="0.00874779" calcext:value-type="float">
            <text:p>0.00874779</text:p>
          </table:table-cell>
          <table:table-cell table:style-name="Default" office:value-type="float" office:value="-0.04994818" calcext:value-type="float">
            <text:p>-0.04994818</text:p>
          </table:table-cell>
          <table:table-cell table:style-name="Default" office:value-type="float" office:value="-0.025366386" calcext:value-type="float">
            <text:p>-0.025366386</text:p>
          </table:table-cell>
        </table:table-row>
        <table:table-row table:style-name="ro1">
          <table:table-cell table:style-name="ce1" office:value-type="string" calcext:value-type="string">
            <text:p>18:21:09.944</text:p>
          </table:table-cell>
          <table:table-cell table:style-name="Default" office:value-type="float" office:value="0.008532191" calcext:value-type="float">
            <text:p>0.008532191</text:p>
          </table:table-cell>
          <table:table-cell table:style-name="Default" office:value-type="float" office:value="-0.052424055" calcext:value-type="float">
            <text:p>-0.052424055</text:p>
          </table:table-cell>
          <table:table-cell table:style-name="Default" office:value-type="float" office:value="-0.027004572" calcext:value-type="float">
            <text:p>-0.027004572</text:p>
          </table:table-cell>
        </table:table-row>
        <table:table-row table:style-name="ro1">
          <table:table-cell table:style-name="ce1" office:value-type="string" calcext:value-type="string">
            <text:p>18:21:10.013</text:p>
          </table:table-cell>
          <table:table-cell table:style-name="Default" office:value-type="float" office:value="0.012073502" calcext:value-type="float">
            <text:p>0.012073502</text:p>
          </table:table-cell>
          <table:table-cell table:style-name="Default" office:value-type="float" office:value="-0.04498441" calcext:value-type="float">
            <text:p>-0.04498441</text:p>
          </table:table-cell>
          <table:table-cell table:style-name="Default" office:value-type="float" office:value="-0.02584222" calcext:value-type="float">
            <text:p>-0.02584222</text:p>
          </table:table-cell>
        </table:table-row>
        <table:table-row table:style-name="ro1">
          <table:table-cell table:style-name="ce1" office:value-type="string" calcext:value-type="string">
            <text:p>18:21:10.082</text:p>
          </table:table-cell>
          <table:table-cell table:style-name="Default" office:value-type="float" office:value="0.004933535" calcext:value-type="float">
            <text:p>0.004933535</text:p>
          </table:table-cell>
          <table:table-cell table:style-name="Default" office:value-type="float" office:value="-0.040485974" calcext:value-type="float">
            <text:p>-0.040485974</text:p>
          </table:table-cell>
          <table:table-cell table:style-name="Default" office:value-type="float" office:value="-0.031607598" calcext:value-type="float">
            <text:p>-0.031607598</text:p>
          </table:table-cell>
        </table:table-row>
        <table:table-row table:style-name="ro1">
          <table:table-cell table:style-name="ce1" office:value-type="string" calcext:value-type="string">
            <text:p>18:21:10.156</text:p>
          </table:table-cell>
          <table:table-cell table:style-name="Default" office:value-type="float" office:value="0.0026823692" calcext:value-type="float">
            <text:p>0.0026823692</text:p>
          </table:table-cell>
          <table:table-cell table:style-name="Default" office:value-type="float" office:value="-0.040831883" calcext:value-type="float">
            <text:p>-0.040831883</text:p>
          </table:table-cell>
          <table:table-cell table:style-name="Default" office:value-type="float" office:value="-0.024272056" calcext:value-type="float">
            <text:p>-0.024272056</text:p>
          </table:table-cell>
        </table:table-row>
        <table:table-row table:style-name="ro1">
          <table:table-cell table:style-name="ce1" office:value-type="string" calcext:value-type="string">
            <text:p>18:21:10.224</text:p>
          </table:table-cell>
          <table:table-cell table:style-name="Default" office:value-type="float" office:value="0.005490304" calcext:value-type="float">
            <text:p>0.005490304</text:p>
          </table:table-cell>
          <table:table-cell table:style-name="Default" office:value-type="float" office:value="-0.03411197" calcext:value-type="float">
            <text:p>-0.03411197</text:p>
          </table:table-cell>
          <table:table-cell table:style-name="Default" office:value-type="float" office:value="-0.01986732" calcext:value-type="float">
            <text:p>-0.01986732</text:p>
          </table:table-cell>
        </table:table-row>
        <table:table-row table:style-name="ro1">
          <table:table-cell table:style-name="ce1" office:value-type="string" calcext:value-type="string">
            <text:p>18:21:10.294</text:p>
          </table:table-cell>
          <table:table-cell table:style-name="Default" office:value-type="float" office:value="0.0001072893" calcext:value-type="float">
            <text:p>0.0001072893</text:p>
          </table:table-cell>
          <table:table-cell table:style-name="Default" office:value-type="float" office:value="-0.04366466" calcext:value-type="float">
            <text:p>-0.04366466</text:p>
          </table:table-cell>
          <table:table-cell table:style-name="Default" office:value-type="float" office:value="-0.022934318" calcext:value-type="float">
            <text:p>-0.022934318</text:p>
          </table:table-cell>
        </table:table-row>
        <table:table-row table:style-name="ro1">
          <table:table-cell table:style-name="ce1" office:value-type="string" calcext:value-type="string">
            <text:p>18:21:10.364</text:p>
          </table:table-cell>
          <table:table-cell table:style-name="Default" office:value-type="float" office:value="0.0031727322" calcext:value-type="float">
            <text:p>0.0031727322</text:p>
          </table:table-cell>
          <table:table-cell table:style-name="Default" office:value-type="float" office:value="-0.030289406" calcext:value-type="float">
            <text:p>-0.030289406</text:p>
          </table:table-cell>
          <table:table-cell table:style-name="Default" office:value-type="float" office:value="-0.020201413" calcext:value-type="float">
            <text:p>-0.020201413</text:p>
          </table:table-cell>
        </table:table-row>
        <table:table-row table:style-name="ro1">
          <table:table-cell table:style-name="ce1" office:value-type="string" calcext:value-type="string">
            <text:p>18:21:10.435</text:p>
          </table:table-cell>
          <table:table-cell table:style-name="Default" office:value-type="float" office:value="0.003954091" calcext:value-type="float">
            <text:p>0.003954091</text:p>
          </table:table-cell>
          <table:table-cell table:style-name="Default" office:value-type="float" office:value="-0.03231415" calcext:value-type="float">
            <text:p>-0.03231415</text:p>
          </table:table-cell>
          <table:table-cell table:style-name="Default" office:value-type="float" office:value="-0.02191662" calcext:value-type="float">
            <text:p>-0.02191662</text:p>
          </table:table-cell>
        </table:table-row>
        <table:table-row table:style-name="ro1">
          <table:table-cell table:style-name="ce1" office:value-type="string" calcext:value-type="string">
            <text:p>18:21:10.504</text:p>
          </table:table-cell>
          <table:table-cell table:style-name="Default" office:value-type="float" office:value="0.00026278384" calcext:value-type="float">
            <text:p>0.00026278384</text:p>
          </table:table-cell>
          <table:table-cell table:style-name="Default" office:value-type="float" office:value="-0.03171943" calcext:value-type="float">
            <text:p>-0.03171943</text:p>
          </table:table-cell>
          <table:table-cell table:style-name="Default" office:value-type="float" office:value="-0.0148909595" calcext:value-type="float">
            <text:p>-0.0148909595</text:p>
          </table:table-cell>
        </table:table-row>
        <table:table-row table:style-name="ro1">
          <table:table-cell table:style-name="ce1" office:value-type="string" calcext:value-type="string">
            <text:p>18:21:10.575</text:p>
          </table:table-cell>
          <table:table-cell table:style-name="Default" office:value-type="float" office:value="0.0035324031" calcext:value-type="float">
            <text:p>0.0035324031</text:p>
          </table:table-cell>
          <table:table-cell table:style-name="Default" office:value-type="float" office:value="-0.025031853" calcext:value-type="float">
            <text:p>-0.025031853</text:p>
          </table:table-cell>
          <table:table-cell table:style-name="Default" office:value-type="float" office:value="-0.01625831" calcext:value-type="float">
            <text:p>-0.01625831</text:p>
          </table:table-cell>
        </table:table-row>
        <table:table-row table:style-name="ro1">
          <table:table-cell table:style-name="ce1" office:value-type="string" calcext:value-type="string">
            <text:p>18:21:10.644</text:p>
          </table:table-cell>
          <table:table-cell table:style-name="Default" office:value-type="float" office:value="0.0027397105" calcext:value-type="float">
            <text:p>0.0027397105</text:p>
          </table:table-cell>
          <table:table-cell table:style-name="Default" office:value-type="float" office:value="-0.021869503" calcext:value-type="float">
            <text:p>-0.021869503</text:p>
          </table:table-cell>
          <table:table-cell table:style-name="Default" office:value-type="float" office:value="-0.010018216" calcext:value-type="float">
            <text:p>-0.010018216</text:p>
          </table:table-cell>
        </table:table-row>
        <table:table-row table:style-name="ro1">
          <table:table-cell table:style-name="ce1" office:value-type="string" calcext:value-type="string">
            <text:p>18:21:26.341</text:p>
          </table:table-cell>
          <table:table-cell table:style-name="Default" office:value-type="float" office:value="-0.07883309" calcext:value-type="float">
            <text:p>-0.07883309</text:p>
          </table:table-cell>
          <table:table-cell table:style-name="Default" office:value-type="float" office:value="0.060957104" calcext:value-type="float">
            <text:p>0.060957104</text:p>
          </table:table-cell>
          <table:table-cell table:style-name="Default" office:value-type="float" office:value="0.16962132" calcext:value-type="float">
            <text:p>0.16962132</text:p>
          </table:table-cell>
        </table:table-row>
        <table:table-row table:style-name="ro1">
          <table:table-cell table:style-name="ce1" office:value-type="string" calcext:value-type="string">
            <text:p>18:21:26.411</text:p>
          </table:table-cell>
          <table:table-cell table:style-name="Default" office:value-type="float" office:value="-0.050734933" calcext:value-type="float">
            <text:p>-0.050734933</text:p>
          </table:table-cell>
          <table:table-cell table:style-name="Default" office:value-type="float" office:value="0.15791312" calcext:value-type="float">
            <text:p>0.15791312</text:p>
          </table:table-cell>
          <table:table-cell table:style-name="Default" office:value-type="float" office:value="0.09179494" calcext:value-type="float">
            <text:p>0.09179494</text:p>
          </table:table-cell>
        </table:table-row>
        <table:table-row table:style-name="ro1">
          <table:table-cell table:style-name="ce1" office:value-type="string" calcext:value-type="string">
            <text:p>18:21:26.481</text:p>
          </table:table-cell>
          <table:table-cell table:style-name="Default" office:value-type="float" office:value="-0.0643382" calcext:value-type="float">
            <text:p>-0.0643382</text:p>
          </table:table-cell>
          <table:table-cell table:style-name="Default" office:value-type="float" office:value="0.110920645" calcext:value-type="float">
            <text:p>0.110920645</text:p>
          </table:table-cell>
          <table:table-cell table:style-name="Default" office:value-type="float" office:value="0.071629114" calcext:value-type="float">
            <text:p>0.071629114</text:p>
          </table:table-cell>
        </table:table-row>
        <table:table-row table:style-name="ro1">
          <table:table-cell table:style-name="ce1" office:value-type="string" calcext:value-type="string">
            <text:p>18:21:26.555</text:p>
          </table:table-cell>
          <table:table-cell table:style-name="Default" office:value-type="float" office:value="-0.024505943" calcext:value-type="float">
            <text:p>-0.024505943</text:p>
          </table:table-cell>
          <table:table-cell table:style-name="Default" office:value-type="float" office:value="0.0139155155" calcext:value-type="float">
            <text:p>0.0139155155</text:p>
          </table:table-cell>
          <table:table-cell table:style-name="Default" office:value-type="float" office:value="0.029090196" calcext:value-type="float">
            <text:p>0.029090196</text:p>
          </table:table-cell>
        </table:table-row>
        <table:table-row table:style-name="ro1">
          <table:table-cell table:style-name="ce1" office:value-type="string" calcext:value-type="string">
            <text:p>18:21:26.622</text:p>
          </table:table-cell>
          <table:table-cell table:style-name="Default" office:value-type="float" office:value="-0.029306324" calcext:value-type="float">
            <text:p>-0.029306324</text:p>
          </table:table-cell>
          <table:table-cell table:style-name="Default" office:value-type="float" office:value="0.02570753" calcext:value-type="float">
            <text:p>0.02570753</text:p>
          </table:table-cell>
          <table:table-cell table:style-name="Default" office:value-type="float" office:value="0.031234896" calcext:value-type="float">
            <text:p>0.031234896</text:p>
          </table:table-cell>
        </table:table-row>
        <table:table-row table:style-name="ro1">
          <table:table-cell table:style-name="ce1" office:value-type="string" calcext:value-type="string">
            <text:p>18:21:26.691</text:p>
          </table:table-cell>
          <table:table-cell table:style-name="Default" office:value-type="float" office:value="-0.028572956" calcext:value-type="float">
            <text:p>-0.028572956</text:p>
          </table:table-cell>
          <table:table-cell table:style-name="Default" office:value-type="float" office:value="0.02687212" calcext:value-type="float">
            <text:p>0.02687212</text:p>
          </table:table-cell>
          <table:table-cell table:style-name="Default" office:value-type="float" office:value="0.013389746" calcext:value-type="float">
            <text:p>0.013389746</text:p>
          </table:table-cell>
        </table:table-row>
        <table:table-row table:style-name="ro1">
          <table:table-cell table:style-name="ce1" office:value-type="string" calcext:value-type="string">
            <text:p>18:21:26.761</text:p>
          </table:table-cell>
          <table:table-cell table:style-name="Default" office:value-type="float" office:value="-0.020222498" calcext:value-type="float">
            <text:p>-0.020222498</text:p>
          </table:table-cell>
          <table:table-cell table:style-name="Default" office:value-type="float" office:value="0.012319681" calcext:value-type="float">
            <text:p>0.012319681</text:p>
          </table:table-cell>
          <table:table-cell table:style-name="Default" office:value-type="float" office:value="0.027211905" calcext:value-type="float">
            <text:p>0.027211905</text:p>
          </table:table-cell>
        </table:table-row>
        <table:table-row table:style-name="ro1">
          <table:table-cell table:style-name="ce1" office:value-type="string" calcext:value-type="string">
            <text:p>18:21:27.544</text:p>
          </table:table-cell>
          <table:table-cell table:style-name="Default" office:value-type="float" office:value="-0.031823296" calcext:value-type="float">
            <text:p>-0.031823296</text:p>
          </table:table-cell>
          <table:table-cell table:style-name="Default" office:value-type="float" office:value="0.015482225" calcext:value-type="float">
            <text:p>0.015482225</text:p>
          </table:table-cell>
          <table:table-cell table:style-name="Default" office:value-type="float" office:value="-0.00802882" calcext:value-type="float">
            <text:p>-0.00802882</text:p>
          </table:table-cell>
        </table:table-row>
        <table:table-row table:style-name="ro1">
          <table:table-cell table:style-name="ce1" office:value-type="string" calcext:value-type="string">
            <text:p>18:21:27.614</text:p>
          </table:table-cell>
          <table:table-cell table:style-name="Default" office:value-type="float" office:value="-0.029080419" calcext:value-type="float">
            <text:p>-0.029080419</text:p>
          </table:table-cell>
          <table:table-cell table:style-name="Default" office:value-type="float" office:value="0.003387138" calcext:value-type="float">
            <text:p>0.003387138</text:p>
          </table:table-cell>
          <table:table-cell table:style-name="Default" office:value-type="float" office:value="0.0052984445" calcext:value-type="float">
            <text:p>0.0052984445</text:p>
          </table:table-cell>
        </table:table-row>
        <table:table-row table:style-name="ro1">
          <table:table-cell table:style-name="ce1" office:value-type="string" calcext:value-type="string">
            <text:p>18:21:27.686</text:p>
          </table:table-cell>
          <table:table-cell table:style-name="Default" office:value-type="float" office:value="-0.028589366" calcext:value-type="float">
            <text:p>-0.028589366</text:p>
          </table:table-cell>
          <table:table-cell table:style-name="Default" office:value-type="float" office:value="0.0028286928" calcext:value-type="float">
            <text:p>0.0028286928</text:p>
          </table:table-cell>
          <table:table-cell table:style-name="Default" office:value-type="float" office:value="-0.0020429313" calcext:value-type="float">
            <text:p>-0.0020429313</text:p>
          </table:table-cell>
        </table:table-row>
        <table:table-row table:style-name="ro1">
          <table:table-cell table:style-name="ce1" office:value-type="string" calcext:value-type="string">
            <text:p>18:21:27.757</text:p>
          </table:table-cell>
          <table:table-cell table:style-name="Default" office:value-type="float" office:value="-0.024851525" calcext:value-type="float">
            <text:p>-0.024851525</text:p>
          </table:table-cell>
          <table:table-cell table:style-name="Default" office:value-type="float" office:value="0.00452338" calcext:value-type="float">
            <text:p>0.00452338</text:p>
          </table:table-cell>
          <table:table-cell table:style-name="Default" office:value-type="float" office:value="-0.007771259" calcext:value-type="float">
            <text:p>-0.007771259</text:p>
          </table:table-cell>
        </table:table-row>
        <table:table-row table:style-name="ro1">
          <table:table-cell table:style-name="ce1" office:value-type="string" calcext:value-type="string">
            <text:p>18:21:27.824</text:p>
          </table:table-cell>
          <table:table-cell table:style-name="Default" office:value-type="float" office:value="-0.02126774" calcext:value-type="float">
            <text:p>-0.02126774</text:p>
          </table:table-cell>
          <table:table-cell table:style-name="Default" office:value-type="float" office:value="0.0025329627" calcext:value-type="float">
            <text:p>0.0025329627</text:p>
          </table:table-cell>
          <table:table-cell table:style-name="Default" office:value-type="float" office:value="-0.0028193085" calcext:value-type="float">
            <text:p>-0.0028193085</text:p>
          </table:table-cell>
        </table:table-row>
        <table:table-row table:style-name="ro1">
          <table:table-cell table:style-name="ce1" office:value-type="string" calcext:value-type="string">
            <text:p>18:21:27.894</text:p>
          </table:table-cell>
          <table:table-cell table:style-name="Default" office:value-type="float" office:value="-0.02529331" calcext:value-type="float">
            <text:p>-0.02529331</text:p>
          </table:table-cell>
          <table:table-cell table:style-name="Default" office:value-type="float" office:value="0.0018402186" calcext:value-type="float">
            <text:p>0.0018402186</text:p>
          </table:table-cell>
          <table:table-cell table:style-name="Default" office:value-type="float" office:value="-0.002097925" calcext:value-type="float">
            <text:p>-0.002097925</text:p>
          </table:table-cell>
        </table:table-row>
        <table:table-row table:style-name="ro1">
          <table:table-cell table:style-name="ce1" office:value-type="string" calcext:value-type="string">
            <text:p>18:21:27.967</text:p>
          </table:table-cell>
          <table:table-cell table:style-name="Default" office:value-type="float" office:value="-0.01705109" calcext:value-type="float">
            <text:p>-0.01705109</text:p>
          </table:table-cell>
          <table:table-cell table:style-name="Default" office:value-type="float" office:value="0.00011810735" calcext:value-type="float">
            <text:p>0.00011810735</text:p>
          </table:table-cell>
          <table:table-cell table:style-name="Default" office:value-type="float" office:value="-0.0054037636" calcext:value-type="float">
            <text:p>-0.0054037636</text:p>
          </table:table-cell>
        </table:table-row>
        <table:table-row table:style-name="ro1">
          <table:table-cell table:style-name="ce2" office:value-type="string" calcext:value-type="string">
            <text:p>18:22:00.953</text:p>
          </table:table-cell>
          <table:table-cell table:style-name="ce8" office:value-type="float" office:value="-0.0058977366" calcext:value-type="float">
            <text:p>-0.0058977366</text:p>
          </table:table-cell>
          <table:table-cell table:style-name="ce8" office:value-type="float" office:value="-0.006924961" calcext:value-type="float">
            <text:p>-0.006924961</text:p>
          </table:table-cell>
          <table:table-cell table:style-name="ce8" office:value-type="float" office:value="0.032050658" calcext:value-type="float">
            <text:p>0.032050658</text:p>
          </table:table-cell>
        </table:table-row>
        <table:table-row table:style-name="ro1">
          <table:table-cell table:style-name="ce2" office:value-type="string" calcext:value-type="string">
            <text:p>18:22:01.020</text:p>
          </table:table-cell>
          <table:table-cell table:style-name="ce8" office:value-type="float" office:value="0.0004049243" calcext:value-type="float">
            <text:p>0.0004049243</text:p>
          </table:table-cell>
          <table:table-cell table:style-name="ce8" office:value-type="float" office:value="-0.03391801" calcext:value-type="float">
            <text:p>-0.03391801</text:p>
          </table:table-cell>
          <table:table-cell table:style-name="ce8" office:value-type="float" office:value="0.06466098" calcext:value-type="float">
            <text:p>0.06466098</text:p>
          </table:table-cell>
        </table:table-row>
        <table:table-row table:style-name="ro1">
          <table:table-cell table:style-name="ce2" office:value-type="string" calcext:value-type="string">
            <text:p>18:22:01.091</text:p>
          </table:table-cell>
          <table:table-cell table:style-name="ce8" office:value-type="float" office:value="-0.044679508" calcext:value-type="float">
            <text:p>-0.044679508</text:p>
          </table:table-cell>
          <table:table-cell table:style-name="ce8" office:value-type="float" office:value="0.102188624" calcext:value-type="float">
            <text:p>0.102188624</text:p>
          </table:table-cell>
          <table:table-cell table:style-name="ce8" office:value-type="float" office:value="0.038419507" calcext:value-type="float">
            <text:p>0.038419507</text:p>
          </table:table-cell>
        </table:table-row>
        <table:table-row table:style-name="ro1">
          <table:table-cell table:style-name="ce2" office:value-type="string" calcext:value-type="string">
            <text:p>18:22:01.162</text:p>
          </table:table-cell>
          <table:table-cell table:style-name="ce8" office:value-type="float" office:value="-0.08173988" calcext:value-type="float">
            <text:p>-0.08173988</text:p>
          </table:table-cell>
          <table:table-cell table:style-name="ce8" office:value-type="float" office:value="0.051540073" calcext:value-type="float">
            <text:p>0.051540073</text:p>
          </table:table-cell>
          <table:table-cell table:style-name="ce8" office:value-type="float" office:value="0.05061763" calcext:value-type="float">
            <text:p>0.05061763</text:p>
          </table:table-cell>
        </table:table-row>
        <table:table-row table:style-name="ro1">
          <table:table-cell table:style-name="ce2" office:value-type="string" calcext:value-type="string">
            <text:p>18:22:01.232</text:p>
          </table:table-cell>
          <table:table-cell table:style-name="ce8" office:value-type="float" office:value="-0.12190575" calcext:value-type="float">
            <text:p>-0.12190575</text:p>
          </table:table-cell>
          <table:table-cell table:style-name="ce8" office:value-type="float" office:value="-0.005469406" calcext:value-type="float">
            <text:p>-0.005469406</text:p>
          </table:table-cell>
          <table:table-cell table:style-name="ce8" office:value-type="float" office:value="0.06796794" calcext:value-type="float">
            <text:p>0.06796794</text:p>
          </table:table-cell>
        </table:table-row>
        <table:table-row table:style-name="ro1">
          <table:table-cell table:style-name="ce2" office:value-type="string" calcext:value-type="string">
            <text:p>18:22:01.302</text:p>
          </table:table-cell>
          <table:table-cell table:style-name="ce8" office:value-type="float" office:value="-0.12201984" calcext:value-type="float">
            <text:p>-0.12201984</text:p>
          </table:table-cell>
          <table:table-cell table:style-name="ce8" office:value-type="float" office:value="0.10450132" calcext:value-type="float">
            <text:p>0.10450132</text:p>
          </table:table-cell>
          <table:table-cell table:style-name="ce8" office:value-type="float" office:value="-0.030894287" calcext:value-type="float">
            <text:p>-0.030894287</text:p>
          </table:table-cell>
        </table:table-row>
        <table:table-row table:style-name="ro1">
          <table:table-cell table:style-name="ce2" office:value-type="string" calcext:value-type="string">
            <text:p>18:22:01.371</text:p>
          </table:table-cell>
          <table:table-cell table:style-name="ce8" office:value-type="float" office:value="-0.08586768" calcext:value-type="float">
            <text:p>-0.08586768</text:p>
          </table:table-cell>
          <table:table-cell table:style-name="ce8" office:value-type="float" office:value="0.096028715" calcext:value-type="float">
            <text:p>0.096028715</text:p>
          </table:table-cell>
          <table:table-cell table:style-name="ce8" office:value-type="float" office:value="-0.011545055" calcext:value-type="float">
            <text:p>-0.011545055</text:p>
          </table:table-cell>
        </table:table-row>
        <table:table-row table:style-name="ro1">
          <table:table-cell table:style-name="ce2" office:value-type="string" calcext:value-type="string">
            <text:p>18:22:01.440</text:p>
          </table:table-cell>
          <table:table-cell table:style-name="ce8" office:value-type="float" office:value="0.011708352" calcext:value-type="float">
            <text:p>0.011708352</text:p>
          </table:table-cell>
          <table:table-cell table:style-name="ce8" office:value-type="float" office:value="0.011279373" calcext:value-type="float">
            <text:p>0.011279373</text:p>
          </table:table-cell>
          <table:table-cell table:style-name="ce8" office:value-type="float" office:value="0.08343265" calcext:value-type="float">
            <text:p>0.08343265</text:p>
          </table:table-cell>
        </table:table-row>
        <table:table-row table:style-name="ro1">
          <table:table-cell table:style-name="ce2" office:value-type="string" calcext:value-type="string">
            <text:p>18:22:01.511</text:p>
          </table:table-cell>
          <table:table-cell table:style-name="ce8" office:value-type="float" office:value="0.006142986" calcext:value-type="float">
            <text:p>0.006142986</text:p>
          </table:table-cell>
          <table:table-cell table:style-name="ce8" office:value-type="float" office:value="0.060468823" calcext:value-type="float">
            <text:p>0.060468823</text:p>
          </table:table-cell>
          <table:table-cell table:style-name="ce8" office:value-type="float" office:value="0.018399948" calcext:value-type="float">
            <text:p>0.018399948</text:p>
          </table:table-cell>
        </table:table-row>
        <table:table-row table:style-name="ro1">
          <table:table-cell table:style-name="ce2" office:value-type="string" calcext:value-type="string">
            <text:p>18:22:01.582</text:p>
          </table:table-cell>
          <table:table-cell table:style-name="ce8" office:value-type="float" office:value="0.0026722397" calcext:value-type="float">
            <text:p>0.0026722397</text:p>
          </table:table-cell>
          <table:table-cell table:style-name="ce8" office:value-type="float" office:value="0.13813773" calcext:value-type="float">
            <text:p>0.13813773</text:p>
          </table:table-cell>
          <table:table-cell table:style-name="ce8" office:value-type="float" office:value="0.0073314565" calcext:value-type="float">
            <text:p>0.0073314565</text:p>
          </table:table-cell>
        </table:table-row>
        <table:table-row table:style-name="ro1">
          <table:table-cell table:style-name="ce2" office:value-type="string" calcext:value-type="string">
            <text:p>18:22:01.654</text:p>
          </table:table-cell>
          <table:table-cell table:style-name="ce8" office:value-type="float" office:value="0.07249779" calcext:value-type="float">
            <text:p>0.07249779</text:p>
          </table:table-cell>
          <table:table-cell table:style-name="ce8" office:value-type="float" office:value="0.05532982" calcext:value-type="float">
            <text:p>0.05532982</text:p>
          </table:table-cell>
          <table:table-cell table:style-name="ce8" office:value-type="float" office:value="0.0367008" calcext:value-type="float">
            <text:p>0.0367008</text:p>
          </table:table-cell>
        </table:table-row>
        <table:table-row table:style-name="ro1">
          <table:table-cell table:style-name="ce2" office:value-type="string" calcext:value-type="string">
            <text:p>18:22:01.722</text:p>
          </table:table-cell>
          <table:table-cell table:style-name="ce8" office:value-type="float" office:value="0.040199187" calcext:value-type="float">
            <text:p>0.040199187</text:p>
          </table:table-cell>
          <table:table-cell table:style-name="ce8" office:value-type="float" office:value="0.0823164" calcext:value-type="float">
            <text:p>0.0823164</text:p>
          </table:table-cell>
          <table:table-cell table:style-name="ce8" office:value-type="float" office:value="0.04423682" calcext:value-type="float">
            <text:p>0.04423682</text:p>
          </table:table-cell>
        </table:table-row>
        <table:table-row table:style-name="ro1">
          <table:table-cell table:style-name="ce2" office:value-type="string" calcext:value-type="string">
            <text:p>18:22:01.792</text:p>
          </table:table-cell>
          <table:table-cell table:style-name="ce8" office:value-type="float" office:value="0.008054269" calcext:value-type="float">
            <text:p>0.008054269</text:p>
          </table:table-cell>
          <table:table-cell table:style-name="ce8" office:value-type="float" office:value="0.06793244" calcext:value-type="float">
            <text:p>0.06793244</text:p>
          </table:table-cell>
          <table:table-cell table:style-name="ce8" office:value-type="float" office:value="0.03739612" calcext:value-type="float">
            <text:p>0.03739612</text:p>
          </table:table-cell>
        </table:table-row>
        <table:table-row table:style-name="ro1">
          <table:table-cell table:style-name="ce2" office:value-type="string" calcext:value-type="string">
            <text:p>18:22:03.698</text:p>
          </table:table-cell>
          <table:table-cell table:style-name="ce8" office:value-type="float" office:value="-0.40210176" calcext:value-type="float">
            <text:p>-0.40210176</text:p>
          </table:table-cell>
          <table:table-cell table:style-name="ce8" office:value-type="float" office:value="-0.15441255" calcext:value-type="float">
            <text:p>-0.15441255</text:p>
          </table:table-cell>
          <table:table-cell table:style-name="ce8" office:value-type="float" office:value="-0.46182683" calcext:value-type="float">
            <text:p>-0.46182683</text:p>
          </table:table-cell>
        </table:table-row>
        <table:table-row table:style-name="ro1">
          <table:table-cell table:style-name="ce2" office:value-type="string" calcext:value-type="string">
            <text:p>18:22:03.767</text:p>
          </table:table-cell>
          <table:table-cell table:style-name="ce8" office:value-type="float" office:value="-0.36892283" calcext:value-type="float">
            <text:p>-0.36892283</text:p>
          </table:table-cell>
          <table:table-cell table:style-name="ce8" office:value-type="float" office:value="-0.022735933" calcext:value-type="float">
            <text:p>-0.022735933</text:p>
          </table:table-cell>
          <table:table-cell table:style-name="ce8" office:value-type="float" office:value="-0.21019977" calcext:value-type="float">
            <text:p>-0.21019977</text:p>
          </table:table-cell>
        </table:table-row>
        <table:table-row table:style-name="ro1">
          <table:table-cell table:style-name="ce2" office:value-type="string" calcext:value-type="string">
            <text:p>18:22:03.840</text:p>
          </table:table-cell>
          <table:table-cell table:style-name="ce8" office:value-type="float" office:value="-0.15910572" calcext:value-type="float">
            <text:p>-0.15910572</text:p>
          </table:table-cell>
          <table:table-cell table:style-name="ce8" office:value-type="float" office:value="-0.28435397" calcext:value-type="float">
            <text:p>-0.28435397</text:p>
          </table:table-cell>
          <table:table-cell table:style-name="ce8" office:value-type="float" office:value="-0.20521986" calcext:value-type="float">
            <text:p>-0.20521986</text:p>
          </table:table-cell>
        </table:table-row>
        <table:table-row table:style-name="ro1">
          <table:table-cell table:style-name="ce2" office:value-type="string" calcext:value-type="string">
            <text:p>18:22:03.907</text:p>
          </table:table-cell>
          <table:table-cell table:style-name="ce8" office:value-type="float" office:value="-0.10672053" calcext:value-type="float">
            <text:p>-0.10672053</text:p>
          </table:table-cell>
          <table:table-cell table:style-name="ce8" office:value-type="float" office:value="-0.35347715" calcext:value-type="float">
            <text:p>-0.35347715</text:p>
          </table:table-cell>
          <table:table-cell table:style-name="ce8" office:value-type="float" office:value="0.0143744275" calcext:value-type="float">
            <text:p>0.0143744275</text:p>
          </table:table-cell>
        </table:table-row>
        <table:table-row table:style-name="ro1">
          <table:table-cell table:style-name="ce2" office:value-type="string" calcext:value-type="string">
            <text:p>18:22:03.978</text:p>
          </table:table-cell>
          <table:table-cell table:style-name="ce8" office:value-type="float" office:value="-0.06330924" calcext:value-type="float">
            <text:p>-0.06330924</text:p>
          </table:table-cell>
          <table:table-cell table:style-name="ce8" office:value-type="float" office:value="0.01168018" calcext:value-type="float">
            <text:p>0.01168018</text:p>
          </table:table-cell>
          <table:table-cell table:style-name="ce8" office:value-type="float" office:value="0.0784155" calcext:value-type="float">
            <text:p>0.0784155</text:p>
          </table:table-cell>
        </table:table-row>
        <table:table-row table:style-name="ro1">
          <table:table-cell table:style-name="ce2" office:value-type="string" calcext:value-type="string">
            <text:p>18:22:04.047</text:p>
          </table:table-cell>
          <table:table-cell table:style-name="ce8" office:value-type="float" office:value="0.05266524" calcext:value-type="float">
            <text:p>0.05266524</text:p>
          </table:table-cell>
          <table:table-cell table:style-name="ce8" office:value-type="float" office:value="-0.099790595" calcext:value-type="float">
            <text:p>-0.099790595</text:p>
          </table:table-cell>
          <table:table-cell table:style-name="ce8" office:value-type="float" office:value="0.01981714" calcext:value-type="float">
            <text:p>0.01981714</text:p>
          </table:table-cell>
        </table:table-row>
        <table:table-row table:style-name="ro1">
          <table:table-cell table:style-name="ce2" office:value-type="string" calcext:value-type="string">
            <text:p>18:22:04.119</text:p>
          </table:table-cell>
          <table:table-cell table:style-name="ce8" office:value-type="float" office:value="0.13858524" calcext:value-type="float">
            <text:p>0.13858524</text:p>
          </table:table-cell>
          <table:table-cell table:style-name="ce8" office:value-type="float" office:value="-0.32360053" calcext:value-type="float">
            <text:p>-0.32360053</text:p>
          </table:table-cell>
          <table:table-cell table:style-name="ce8" office:value-type="float" office:value="0.0782602" calcext:value-type="float">
            <text:p>0.0782602</text:p>
          </table:table-cell>
        </table:table-row>
        <table:table-row table:style-name="ro1">
          <table:table-cell table:style-name="ce2" office:value-type="string" calcext:value-type="string">
            <text:p>18:22:11.522</text:p>
          </table:table-cell>
          <table:table-cell table:style-name="ce8" office:value-type="float" office:value="0.06847672" calcext:value-type="float">
            <text:p>0.06847672</text:p>
          </table:table-cell>
          <table:table-cell table:style-name="ce8" office:value-type="float" office:value="0.10492649" calcext:value-type="float">
            <text:p>0.10492649</text:p>
          </table:table-cell>
          <table:table-cell table:style-name="ce8" office:value-type="float" office:value="0.3246578" calcext:value-type="float">
            <text:p>0.3246578</text:p>
          </table:table-cell>
        </table:table-row>
        <table:table-row table:style-name="ro1">
          <table:table-cell table:style-name="ce2" office:value-type="string" calcext:value-type="string">
            <text:p>18:22:11.593</text:p>
          </table:table-cell>
          <table:table-cell table:style-name="ce8" office:value-type="float" office:value="-0.09723325" calcext:value-type="float">
            <text:p>-0.09723325</text:p>
          </table:table-cell>
          <table:table-cell table:style-name="ce8" office:value-type="float" office:value="0.19638696" calcext:value-type="float">
            <text:p>0.19638696</text:p>
          </table:table-cell>
          <table:table-cell table:style-name="ce8" office:value-type="float" office:value="-0.0694779" calcext:value-type="float">
            <text:p>-0.0694779</text:p>
          </table:table-cell>
        </table:table-row>
        <table:table-row table:style-name="ro1">
          <table:table-cell table:style-name="ce2" office:value-type="string" calcext:value-type="string">
            <text:p>18:22:11.666</text:p>
          </table:table-cell>
          <table:table-cell table:style-name="ce8" office:value-type="float" office:value="-0.07366716" calcext:value-type="float">
            <text:p>-0.07366716</text:p>
          </table:table-cell>
          <table:table-cell table:style-name="ce8" office:value-type="float" office:value="0.098745376" calcext:value-type="float">
            <text:p>0.098745376</text:p>
          </table:table-cell>
          <table:table-cell table:style-name="ce8" office:value-type="float" office:value="-0.055059418" calcext:value-type="float">
            <text:p>-0.055059418</text:p>
          </table:table-cell>
        </table:table-row>
        <table:table-row table:style-name="ro1">
          <table:table-cell table:style-name="ce2" office:value-type="string" calcext:value-type="string">
            <text:p>18:22:11.734</text:p>
          </table:table-cell>
          <table:table-cell table:style-name="ce8" office:value-type="float" office:value="-0.0049967333" calcext:value-type="float">
            <text:p>-0.0049967333</text:p>
          </table:table-cell>
          <table:table-cell table:style-name="ce8" office:value-type="float" office:value="0.25959837" calcext:value-type="float">
            <text:p>0.25959837</text:p>
          </table:table-cell>
          <table:table-cell table:style-name="ce8" office:value-type="float" office:value="-0.03658965" calcext:value-type="float">
            <text:p>-0.03658965</text:p>
          </table:table-cell>
        </table:table-row>
        <table:table-row table:style-name="ro1">
          <table:table-cell table:style-name="ce2" office:value-type="string" calcext:value-type="string">
            <text:p>18:22:11.806</text:p>
          </table:table-cell>
          <table:table-cell table:style-name="ce8" office:value-type="float" office:value="0.15678222" calcext:value-type="float">
            <text:p>0.15678222</text:p>
          </table:table-cell>
          <table:table-cell table:style-name="ce8" office:value-type="float" office:value="-0.069584094" calcext:value-type="float">
            <text:p>-0.069584094</text:p>
          </table:table-cell>
          <table:table-cell table:style-name="ce8" office:value-type="float" office:value="0.17800684" calcext:value-type="float">
            <text:p>0.17800684</text:p>
          </table:table-cell>
        </table:table-row>
        <table:table-row table:style-name="ro1">
          <table:table-cell table:style-name="ce2" office:value-type="string" calcext:value-type="string">
            <text:p>18:22:11.874</text:p>
          </table:table-cell>
          <table:table-cell table:style-name="ce8" office:value-type="float" office:value="0.050796397" calcext:value-type="float">
            <text:p>0.050796397</text:p>
          </table:table-cell>
          <table:table-cell table:style-name="ce8" office:value-type="float" office:value="0.16237429" calcext:value-type="float">
            <text:p>0.16237429</text:p>
          </table:table-cell>
          <table:table-cell table:style-name="ce8" office:value-type="float" office:value="0.032105554" calcext:value-type="float">
            <text:p>0.032105554</text:p>
          </table:table-cell>
        </table:table-row>
        <table:table-row table:style-name="ro1">
          <table:table-cell table:style-name="ce2" office:value-type="string" calcext:value-type="string">
            <text:p>18:22:11.945</text:p>
          </table:table-cell>
          <table:table-cell table:style-name="ce8" office:value-type="float" office:value="0.10570212" calcext:value-type="float">
            <text:p>0.10570212</text:p>
          </table:table-cell>
          <table:table-cell table:style-name="ce8" office:value-type="float" office:value="0.10966226" calcext:value-type="float">
            <text:p>0.10966226</text:p>
          </table:table-cell>
          <table:table-cell table:style-name="ce8" office:value-type="float" office:value="0.019886233" calcext:value-type="float">
            <text:p>0.019886233</text:p>
          </table:table-cell>
        </table:table-row>
        <table:table-row table:style-name="ro1">
          <table:table-cell table:style-name="ce2" office:value-type="string" calcext:value-type="string">
            <text:p>18:22:13.825</text:p>
          </table:table-cell>
          <table:table-cell table:style-name="ce8" office:value-type="float" office:value="-0.14920403" calcext:value-type="float">
            <text:p>-0.14920403</text:p>
          </table:table-cell>
          <table:table-cell table:style-name="ce8" office:value-type="float" office:value="-0.51478046" calcext:value-type="float">
            <text:p>-0.51478046</text:p>
          </table:table-cell>
          <table:table-cell table:style-name="ce8" office:value-type="float" office:value="-0.1956766" calcext:value-type="float">
            <text:p>-0.1956766</text:p>
          </table:table-cell>
        </table:table-row>
        <table:table-row table:style-name="ro1">
          <table:table-cell table:style-name="ce2" office:value-type="string" calcext:value-type="string">
            <text:p>18:22:13.897</text:p>
          </table:table-cell>
          <table:table-cell table:style-name="ce8" office:value-type="float" office:value="-0.077374436" calcext:value-type="float">
            <text:p>-0.077374436</text:p>
          </table:table-cell>
          <table:table-cell table:style-name="ce8" office:value-type="float" office:value="-0.48879078" calcext:value-type="float">
            <text:p>-0.48879078</text:p>
          </table:table-cell>
          <table:table-cell table:style-name="ce8" office:value-type="float" office:value="-0.14139214" calcext:value-type="float">
            <text:p>-0.14139214</text:p>
          </table:table-cell>
        </table:table-row>
        <table:table-row table:style-name="ro1">
          <table:table-cell table:style-name="ce2" office:value-type="string" calcext:value-type="string">
            <text:p>18:22:13.969</text:p>
          </table:table-cell>
          <table:table-cell table:style-name="ce8" office:value-type="float" office:value="-0.038435835" calcext:value-type="float">
            <text:p>-0.038435835</text:p>
          </table:table-cell>
          <table:table-cell table:style-name="ce8" office:value-type="float" office:value="-0.3693794" calcext:value-type="float">
            <text:p>-0.3693794</text:p>
          </table:table-cell>
          <table:table-cell table:style-name="ce8" office:value-type="float" office:value="-0.1657051" calcext:value-type="float">
            <text:p>-0.1657051</text:p>
          </table:table-cell>
        </table:table-row>
        <table:table-row table:style-name="ro1">
          <table:table-cell table:style-name="ce2" office:value-type="string" calcext:value-type="string">
            <text:p>18:22:14.037</text:p>
          </table:table-cell>
          <table:table-cell table:style-name="ce8" office:value-type="float" office:value="0.17920169" calcext:value-type="float">
            <text:p>0.17920169</text:p>
          </table:table-cell>
          <table:table-cell table:style-name="ce8" office:value-type="float" office:value="-0.38407716" calcext:value-type="float">
            <text:p>-0.38407716</text:p>
          </table:table-cell>
          <table:table-cell table:style-name="ce8" office:value-type="float" office:value="-0.16869022" calcext:value-type="float">
            <text:p>-0.16869022</text:p>
          </table:table-cell>
        </table:table-row>
        <table:table-row table:style-name="ro1">
          <table:table-cell table:style-name="ce2" office:value-type="string" calcext:value-type="string">
            <text:p>18:22:14.107</text:p>
          </table:table-cell>
          <table:table-cell table:style-name="ce8" office:value-type="float" office:value="-0.07031028" calcext:value-type="float">
            <text:p>-0.07031028</text:p>
          </table:table-cell>
          <table:table-cell table:style-name="ce8" office:value-type="float" office:value="0.081478946" calcext:value-type="float">
            <text:p>0.081478946</text:p>
          </table:table-cell>
          <table:table-cell table:style-name="ce8" office:value-type="float" office:value="-0.35792473" calcext:value-type="float">
            <text:p>-0.35792473</text:p>
          </table:table-cell>
        </table:table-row>
        <table:table-row table:style-name="ro1">
          <table:table-cell table:style-name="ce2" office:value-type="string" calcext:value-type="string">
            <text:p>18:22:14.177</text:p>
          </table:table-cell>
          <table:table-cell table:style-name="ce8" office:value-type="float" office:value="0.16809282" calcext:value-type="float">
            <text:p>0.16809282</text:p>
          </table:table-cell>
          <table:table-cell table:style-name="ce8" office:value-type="float" office:value="-0.22615632" calcext:value-type="float">
            <text:p>-0.22615632</text:p>
          </table:table-cell>
          <table:table-cell table:style-name="ce8" office:value-type="float" office:value="-0.15953459" calcext:value-type="float">
            <text:p>-0.15953459</text:p>
          </table:table-cell>
        </table:table-row>
        <table:table-row table:style-name="ro1">
          <table:table-cell table:style-name="ce2" office:value-type="string" calcext:value-type="string">
            <text:p>18:22:14.249</text:p>
          </table:table-cell>
          <table:table-cell table:style-name="ce8" office:value-type="float" office:value="0.08668393" calcext:value-type="float">
            <text:p>0.08668393</text:p>
          </table:table-cell>
          <table:table-cell table:style-name="ce8" office:value-type="float" office:value="-0.15981509" calcext:value-type="float">
            <text:p>-0.15981509</text:p>
          </table:table-cell>
          <table:table-cell table:style-name="ce8" office:value-type="float" office:value="-0.21389362" calcext:value-type="float">
            <text:p>-0.21389362</text:p>
          </table:table-cell>
        </table:table-row>
        <table:table-row table:style-name="ro1">
          <table:table-cell table:style-name="ce2" office:value-type="string" calcext:value-type="string">
            <text:p>18:22:22.288</text:p>
          </table:table-cell>
          <table:table-cell table:style-name="ce8" office:value-type="float" office:value="0.07999307" calcext:value-type="float">
            <text:p>0.07999307</text:p>
          </table:table-cell>
          <table:table-cell table:style-name="ce8" office:value-type="float" office:value="0.56808054" calcext:value-type="float">
            <text:p>0.56808054</text:p>
          </table:table-cell>
          <table:table-cell table:style-name="ce8" office:value-type="float" office:value="0.20476139" calcext:value-type="float">
            <text:p>0.20476139</text:p>
          </table:table-cell>
        </table:table-row>
        <table:table-row table:style-name="ro1">
          <table:table-cell table:style-name="ce2" office:value-type="string" calcext:value-type="string">
            <text:p>18:22:22.359</text:p>
          </table:table-cell>
          <table:table-cell table:style-name="ce8" office:value-type="float" office:value="0.25942054" calcext:value-type="float">
            <text:p>0.25942054</text:p>
          </table:table-cell>
          <table:table-cell table:style-name="ce8" office:value-type="float" office:value="0.43634573" calcext:value-type="float">
            <text:p>0.43634573</text:p>
          </table:table-cell>
          <table:table-cell table:style-name="ce8" office:value-type="float" office:value="0.36533993" calcext:value-type="float">
            <text:p>0.36533993</text:p>
          </table:table-cell>
        </table:table-row>
        <table:table-row table:style-name="ro1">
          <table:table-cell table:style-name="ce2" office:value-type="string" calcext:value-type="string">
            <text:p>18:22:22.432</text:p>
          </table:table-cell>
          <table:table-cell table:style-name="ce8" office:value-type="float" office:value="0.12888862" calcext:value-type="float">
            <text:p>0.12888862</text:p>
          </table:table-cell>
          <table:table-cell table:style-name="ce8" office:value-type="float" office:value="-0.008729295" calcext:value-type="float">
            <text:p>-0.008729295</text:p>
          </table:table-cell>
          <table:table-cell table:style-name="ce8" office:value-type="float" office:value="0.33034408" calcext:value-type="float">
            <text:p>0.33034408</text:p>
          </table:table-cell>
        </table:table-row>
        <table:table-row table:style-name="ro1">
          <table:table-cell table:style-name="ce2" office:value-type="string" calcext:value-type="string">
            <text:p>18:22:22.500</text:p>
          </table:table-cell>
          <table:table-cell table:style-name="ce8" office:value-type="float" office:value="-0.060660403" calcext:value-type="float">
            <text:p>-0.060660403</text:p>
          </table:table-cell>
          <table:table-cell table:style-name="ce8" office:value-type="float" office:value="-0.37194332" calcext:value-type="float">
            <text:p>-0.37194332</text:p>
          </table:table-cell>
          <table:table-cell table:style-name="ce8" office:value-type="float" office:value="-0.031621017" calcext:value-type="float">
            <text:p>-0.031621017</text:p>
          </table:table-cell>
        </table:table-row>
        <table:table-row table:style-name="ro1">
          <table:table-cell table:style-name="ce2" office:value-type="string" calcext:value-type="string">
            <text:p>18:22:22.573</text:p>
          </table:table-cell>
          <table:table-cell table:style-name="ce8" office:value-type="float" office:value="-0.33650357" calcext:value-type="float">
            <text:p>-0.33650357</text:p>
          </table:table-cell>
          <table:table-cell table:style-name="ce8" office:value-type="float" office:value="-0.19434363" calcext:value-type="float">
            <text:p>-0.19434363</text:p>
          </table:table-cell>
          <table:table-cell table:style-name="ce8" office:value-type="float" office:value="-0.20248234" calcext:value-type="float">
            <text:p>-0.20248234</text:p>
          </table:table-cell>
        </table:table-row>
        <table:table-row table:style-name="ro1">
          <table:table-cell table:style-name="ce2" office:value-type="string" calcext:value-type="string">
            <text:p>18:22:22.640</text:p>
          </table:table-cell>
          <table:table-cell table:style-name="ce8" office:value-type="float" office:value="-0.47423992" calcext:value-type="float">
            <text:p>-0.47423992</text:p>
          </table:table-cell>
          <table:table-cell table:style-name="ce8" office:value-type="float" office:value="-0.057355583" calcext:value-type="float">
            <text:p>-0.057355583</text:p>
          </table:table-cell>
          <table:table-cell table:style-name="ce8" office:value-type="float" office:value="-0.35537866" calcext:value-type="float">
            <text:p>-0.35537866</text:p>
          </table:table-cell>
        </table:table-row>
        <table:table-row table:style-name="ro1">
          <table:table-cell table:style-name="ce2" office:value-type="string" calcext:value-type="string">
            <text:p>18:22:22.711</text:p>
          </table:table-cell>
          <table:table-cell table:style-name="ce8" office:value-type="float" office:value="-0.4744966" calcext:value-type="float">
            <text:p>-0.4744966</text:p>
          </table:table-cell>
          <table:table-cell table:style-name="ce8" office:value-type="float" office:value="0.23006943" calcext:value-type="float">
            <text:p>0.23006943</text:p>
          </table:table-cell>
          <table:table-cell table:style-name="ce8" office:value-type="float" office:value="-0.44310743" calcext:value-type="float">
            <text:p>-0.44310743</text:p>
          </table:table-cell>
        </table:table-row>
        <table:table-row table:style-name="ro1">
          <table:table-cell table:style-name="ce2" office:value-type="string" calcext:value-type="string">
            <text:p>18:22:23.546</text:p>
          </table:table-cell>
          <table:table-cell table:style-name="ce8" office:value-type="float" office:value="-0.46462017" calcext:value-type="float">
            <text:p>-0.46462017</text:p>
          </table:table-cell>
          <table:table-cell table:style-name="ce8" office:value-type="float" office:value="0.40371773" calcext:value-type="float">
            <text:p>0.40371773</text:p>
          </table:table-cell>
          <table:table-cell table:style-name="ce8" office:value-type="float" office:value="-0.45131132" calcext:value-type="float">
            <text:p>-0.45131132</text:p>
          </table:table-cell>
        </table:table-row>
        <table:table-row table:style-name="ro1">
          <table:table-cell table:style-name="ce2" office:value-type="string" calcext:value-type="string">
            <text:p>18:22:23.594</text:p>
          </table:table-cell>
          <table:table-cell table:style-name="ce8" office:value-type="float" office:value="-0.018914996" calcext:value-type="float">
            <text:p>-0.018914996</text:p>
          </table:table-cell>
          <table:table-cell table:style-name="ce8" office:value-type="float" office:value="-0.46700075" calcext:value-type="float">
            <text:p>-0.46700075</text:p>
          </table:table-cell>
          <table:table-cell table:style-name="ce8" office:value-type="float" office:value="-0.12471045" calcext:value-type="float">
            <text:p>-0.12471045</text:p>
          </table:table-cell>
        </table:table-row>
        <table:table-row table:style-name="ro1">
          <table:table-cell table:style-name="ce2" office:value-type="string" calcext:value-type="string">
            <text:p>18:22:23.664</text:p>
          </table:table-cell>
          <table:table-cell table:style-name="ce8" office:value-type="float" office:value="-0.035260804" calcext:value-type="float">
            <text:p>-0.035260804</text:p>
          </table:table-cell>
          <table:table-cell table:style-name="ce8" office:value-type="float" office:value="-0.2704471" calcext:value-type="float">
            <text:p>-0.2704471</text:p>
          </table:table-cell>
          <table:table-cell table:style-name="ce8" office:value-type="float" office:value="-0.17244446" calcext:value-type="float">
            <text:p>-0.17244446</text:p>
          </table:table-cell>
        </table:table-row>
        <table:table-row table:style-name="ro1">
          <table:table-cell table:style-name="ce2" office:value-type="string" calcext:value-type="string">
            <text:p>18:22:23.736</text:p>
          </table:table-cell>
          <table:table-cell table:style-name="ce8" office:value-type="float" office:value="0.1429479" calcext:value-type="float">
            <text:p>0.1429479</text:p>
          </table:table-cell>
          <table:table-cell table:style-name="ce8" office:value-type="float" office:value="-0.34337804" calcext:value-type="float">
            <text:p>-0.34337804</text:p>
          </table:table-cell>
          <table:table-cell table:style-name="ce8" office:value-type="float" office:value="-0.09785136" calcext:value-type="float">
            <text:p>-0.09785136</text:p>
          </table:table-cell>
        </table:table-row>
        <table:table-row table:style-name="ro1">
          <table:table-cell table:style-name="ce2" office:value-type="string" calcext:value-type="string">
            <text:p>18:22:23.804</text:p>
          </table:table-cell>
          <table:table-cell table:style-name="ce8" office:value-type="float" office:value="0.06954668" calcext:value-type="float">
            <text:p>0.06954668</text:p>
          </table:table-cell>
          <table:table-cell table:style-name="ce8" office:value-type="float" office:value="-0.17808312" calcext:value-type="float">
            <text:p>-0.17808312</text:p>
          </table:table-cell>
          <table:table-cell table:style-name="ce8" office:value-type="float" office:value="-0.17661603" calcext:value-type="float">
            <text:p>-0.17661603</text:p>
          </table:table-cell>
        </table:table-row>
        <table:table-row table:style-name="ro1">
          <table:table-cell table:style-name="ce2" office:value-type="string" calcext:value-type="string">
            <text:p>18:22:23.877</text:p>
          </table:table-cell>
          <table:table-cell table:style-name="ce8" office:value-type="float" office:value="0.18805586" calcext:value-type="float">
            <text:p>0.18805586</text:p>
          </table:table-cell>
          <table:table-cell table:style-name="ce8" office:value-type="float" office:value="-0.19169572" calcext:value-type="float">
            <text:p>-0.19169572</text:p>
          </table:table-cell>
          <table:table-cell table:style-name="ce8" office:value-type="float" office:value="-0.07897394" calcext:value-type="float">
            <text:p>-0.07897394</text:p>
          </table:table-cell>
        </table:table-row>
        <table:table-row table:style-name="ro1">
          <table:table-cell table:style-name="ce2" office:value-type="string" calcext:value-type="string">
            <text:p>18:22:23.944</text:p>
          </table:table-cell>
          <table:table-cell table:style-name="ce8" office:value-type="float" office:value="0.2556028" calcext:value-type="float">
            <text:p>0.2556028</text:p>
          </table:table-cell>
          <table:table-cell table:style-name="ce8" office:value-type="float" office:value="-0.11935232" calcext:value-type="float">
            <text:p>-0.11935232</text:p>
          </table:table-cell>
          <table:table-cell table:style-name="ce8" office:value-type="float" office:value="-0.031745497" calcext:value-type="float">
            <text:p>-0.031745497</text:p>
          </table:table-cell>
        </table:table-row>
        <table:table-row table:style-name="ro1">
          <table:table-cell table:style-name="ce2" office:value-type="string" calcext:value-type="string">
            <text:p>18:22:24.016</text:p>
          </table:table-cell>
          <table:table-cell table:style-name="ce8" office:value-type="float" office:value="0.17115583" calcext:value-type="float">
            <text:p>0.17115583</text:p>
          </table:table-cell>
          <table:table-cell table:style-name="ce8" office:value-type="float" office:value="0.009916835" calcext:value-type="float">
            <text:p>0.009916835</text:p>
          </table:table-cell>
          <table:table-cell table:style-name="ce8" office:value-type="float" office:value="-0.020001618" calcext:value-type="float">
            <text:p>-0.020001618</text:p>
          </table:table-cell>
        </table:table-row>
        <table:table-row table:style-name="ro1">
          <table:table-cell table:style-name="ce2" office:value-type="string" calcext:value-type="string">
            <text:p>18:22:34.921</text:p>
          </table:table-cell>
          <table:table-cell table:style-name="ce8" office:value-type="float" office:value="0.13997772" calcext:value-type="float">
            <text:p>0.13997772</text:p>
          </table:table-cell>
          <table:table-cell table:style-name="ce8" office:value-type="float" office:value="0.33434018" calcext:value-type="float">
            <text:p>0.33434018</text:p>
          </table:table-cell>
          <table:table-cell table:style-name="ce8" office:value-type="float" office:value="0.17557769" calcext:value-type="float">
            <text:p>0.17557769</text:p>
          </table:table-cell>
        </table:table-row>
        <table:table-row table:style-name="ro1">
          <table:table-cell table:style-name="ce2" office:value-type="string" calcext:value-type="string">
            <text:p>18:22:34.990</text:p>
          </table:table-cell>
          <table:table-cell table:style-name="ce8" office:value-type="float" office:value="0.14883153" calcext:value-type="float">
            <text:p>0.14883153</text:p>
          </table:table-cell>
          <table:table-cell table:style-name="ce8" office:value-type="float" office:value="0.2762968" calcext:value-type="float">
            <text:p>0.2762968</text:p>
          </table:table-cell>
          <table:table-cell table:style-name="ce8" office:value-type="float" office:value="0.2434935" calcext:value-type="float">
            <text:p>0.2434935</text:p>
          </table:table-cell>
        </table:table-row>
        <table:table-row table:style-name="ro1">
          <table:table-cell table:style-name="ce2" office:value-type="string" calcext:value-type="string">
            <text:p>18:22:35.061</text:p>
          </table:table-cell>
          <table:table-cell table:style-name="ce8" office:value-type="float" office:value="0.2143683" calcext:value-type="float">
            <text:p>0.2143683</text:p>
          </table:table-cell>
          <table:table-cell table:style-name="ce8" office:value-type="float" office:value="0.25789565" calcext:value-type="float">
            <text:p>0.25789565</text:p>
          </table:table-cell>
          <table:table-cell table:style-name="ce8" office:value-type="float" office:value="0.32922712" calcext:value-type="float">
            <text:p>0.32922712</text:p>
          </table:table-cell>
        </table:table-row>
        <table:table-row table:style-name="ro1">
          <table:table-cell table:style-name="ce2" office:value-type="string" calcext:value-type="string">
            <text:p>18:22:35.131</text:p>
          </table:table-cell>
          <table:table-cell table:style-name="ce8" office:value-type="float" office:value="0.18699884" calcext:value-type="float">
            <text:p>0.18699884</text:p>
          </table:table-cell>
          <table:table-cell table:style-name="ce8" office:value-type="float" office:value="0.39470375" calcext:value-type="float">
            <text:p>0.39470375</text:p>
          </table:table-cell>
          <table:table-cell table:style-name="ce8" office:value-type="float" office:value="0.3195955" calcext:value-type="float">
            <text:p>0.3195955</text:p>
          </table:table-cell>
        </table:table-row>
        <table:table-row table:style-name="ro1">
          <table:table-cell table:style-name="ce2" office:value-type="string" calcext:value-type="string">
            <text:p>18:22:35.202</text:p>
          </table:table-cell>
          <table:table-cell table:style-name="ce8" office:value-type="float" office:value="0.1652228" calcext:value-type="float">
            <text:p>0.1652228</text:p>
          </table:table-cell>
          <table:table-cell table:style-name="ce8" office:value-type="float" office:value="0.4831142" calcext:value-type="float">
            <text:p>0.4831142</text:p>
          </table:table-cell>
          <table:table-cell table:style-name="ce8" office:value-type="float" office:value="0.36629805" calcext:value-type="float">
            <text:p>0.36629805</text:p>
          </table:table-cell>
        </table:table-row>
        <table:table-row table:style-name="ro1">
          <table:table-cell table:style-name="ce2" office:value-type="string" calcext:value-type="string">
            <text:p>18:22:35.271</text:p>
          </table:table-cell>
          <table:table-cell table:style-name="ce8" office:value-type="float" office:value="0.0849798" calcext:value-type="float">
            <text:p>0.0849798</text:p>
          </table:table-cell>
          <table:table-cell table:style-name="ce8" office:value-type="float" office:value="0.47742972" calcext:value-type="float">
            <text:p>0.47742972</text:p>
          </table:table-cell>
          <table:table-cell table:style-name="ce8" office:value-type="float" office:value="0.2674856" calcext:value-type="float">
            <text:p>0.2674856</text:p>
          </table:table-cell>
        </table:table-row>
        <table:table-row table:style-name="ro1">
          <table:table-cell table:style-name="ce2" office:value-type="string" calcext:value-type="string">
            <text:p>18:22:35.343</text:p>
          </table:table-cell>
          <table:table-cell table:style-name="ce8" office:value-type="float" office:value="0.08834706" calcext:value-type="float">
            <text:p>0.08834706</text:p>
          </table:table-cell>
          <table:table-cell table:style-name="ce8" office:value-type="float" office:value="0.42243582" calcext:value-type="float">
            <text:p>0.42243582</text:p>
          </table:table-cell>
          <table:table-cell table:style-name="ce8" office:value-type="float" office:value="0.2778708" calcext:value-type="float">
            <text:p>0.2778708</text:p>
          </table:table-cell>
        </table:table-row>
        <table:table-row table:style-name="ro1">
          <table:table-cell table:style-name="ce2" office:value-type="string" calcext:value-type="string">
            <text:p>18:22:36.531</text:p>
          </table:table-cell>
          <table:table-cell table:style-name="ce8" office:value-type="float" office:value="-0.49397394" calcext:value-type="float">
            <text:p>-0.49397394</text:p>
          </table:table-cell>
          <table:table-cell table:style-name="ce8" office:value-type="float" office:value="0.11520198" calcext:value-type="float">
            <text:p>0.11520198</text:p>
          </table:table-cell>
          <table:table-cell table:style-name="ce8" office:value-type="float" office:value="-0.38910082" calcext:value-type="float">
            <text:p>-0.38910082</text:p>
          </table:table-cell>
        </table:table-row>
        <table:table-row table:style-name="ro1">
          <table:table-cell table:style-name="ce2" office:value-type="string" calcext:value-type="string">
            <text:p>18:22:36.600</text:p>
          </table:table-cell>
          <table:table-cell table:style-name="ce8" office:value-type="float" office:value="-0.24484509" calcext:value-type="float">
            <text:p>-0.24484509</text:p>
          </table:table-cell>
          <table:table-cell table:style-name="ce8" office:value-type="float" office:value="-0.24106915" calcext:value-type="float">
            <text:p>-0.24106915</text:p>
          </table:table-cell>
          <table:table-cell table:style-name="ce8" office:value-type="float" office:value="-0.19572298" calcext:value-type="float">
            <text:p>-0.19572298</text:p>
          </table:table-cell>
        </table:table-row>
        <table:table-row table:style-name="ro1">
          <table:table-cell table:style-name="ce2" office:value-type="string" calcext:value-type="string">
            <text:p>18:22:36.672</text:p>
          </table:table-cell>
          <table:table-cell table:style-name="ce8" office:value-type="float" office:value="-0.23859793" calcext:value-type="float">
            <text:p>-0.23859793</text:p>
          </table:table-cell>
          <table:table-cell table:style-name="ce8" office:value-type="float" office:value="-0.3074896" calcext:value-type="float">
            <text:p>-0.3074896</text:p>
          </table:table-cell>
          <table:table-cell table:style-name="ce8" office:value-type="float" office:value="-0.06848471" calcext:value-type="float">
            <text:p>-0.06848471</text:p>
          </table:table-cell>
        </table:table-row>
        <table:table-row table:style-name="ro1">
          <table:table-cell table:style-name="ce2" office:value-type="string" calcext:value-type="string">
            <text:p>18:22:36.740</text:p>
          </table:table-cell>
          <table:table-cell table:style-name="ce8" office:value-type="float" office:value="-0.049943194" calcext:value-type="float">
            <text:p>-0.049943194</text:p>
          </table:table-cell>
          <table:table-cell table:style-name="ce8" office:value-type="float" office:value="-0.20862542" calcext:value-type="float">
            <text:p>-0.20862542</text:p>
          </table:table-cell>
          <table:table-cell table:style-name="ce8" office:value-type="float" office:value="0.047567893" calcext:value-type="float">
            <text:p>0.047567893</text:p>
          </table:table-cell>
        </table:table-row>
        <table:table-row table:style-name="ro1">
          <table:table-cell table:style-name="ce2" office:value-type="string" calcext:value-type="string">
            <text:p>18:22:36.812</text:p>
          </table:table-cell>
          <table:table-cell table:style-name="ce8" office:value-type="float" office:value="0.097653665" calcext:value-type="float">
            <text:p>0.097653665</text:p>
          </table:table-cell>
          <table:table-cell table:style-name="ce8" office:value-type="float" office:value="-0.2398381" calcext:value-type="float">
            <text:p>-0.2398381</text:p>
          </table:table-cell>
          <table:table-cell table:style-name="ce8" office:value-type="float" office:value="0.020179242" calcext:value-type="float">
            <text:p>0.020179242</text:p>
          </table:table-cell>
        </table:table-row>
        <table:table-row table:style-name="ro1">
          <table:table-cell table:style-name="ce2" office:value-type="string" calcext:value-type="string">
            <text:p>18:22:36.882</text:p>
          </table:table-cell>
          <table:table-cell table:style-name="ce8" office:value-type="float" office:value="0.15995862" calcext:value-type="float">
            <text:p>0.15995862</text:p>
          </table:table-cell>
          <table:table-cell table:style-name="ce8" office:value-type="float" office:value="-0.17564435" calcext:value-type="float">
            <text:p>-0.17564435</text:p>
          </table:table-cell>
          <table:table-cell table:style-name="ce8" office:value-type="float" office:value="-0.013918773" calcext:value-type="float">
            <text:p>-0.013918773</text:p>
          </table:table-cell>
        </table:table-row>
        <table:table-row table:style-name="ro1">
          <table:table-cell table:style-name="ce2" office:value-type="string" calcext:value-type="string">
            <text:p>18:22:36.952</text:p>
          </table:table-cell>
          <table:table-cell table:style-name="ce8" office:value-type="float" office:value="0.17274694" calcext:value-type="float">
            <text:p>0.17274694</text:p>
          </table:table-cell>
          <table:table-cell table:style-name="ce8" office:value-type="float" office:value="-0.053050574" calcext:value-type="float">
            <text:p>-0.053050574</text:p>
          </table:table-cell>
          <table:table-cell table:style-name="ce8" office:value-type="float" office:value="-0.03559816" calcext:value-type="float">
            <text:p>-0.03559816</text:p>
          </table:table-cell>
        </table:table-row>
        <table:table-row table:style-name="ro1">
          <table:table-cell table:style-name="ce2" office:value-type="string" calcext:value-type="string">
            <text:p>18:22:46.031</text:p>
          </table:table-cell>
          <table:table-cell table:style-name="ce8" office:value-type="float" office:value="0.20820662" calcext:value-type="float">
            <text:p>0.20820662</text:p>
          </table:table-cell>
          <table:table-cell table:style-name="ce8" office:value-type="float" office:value="0.4554283" calcext:value-type="float">
            <text:p>0.4554283</text:p>
          </table:table-cell>
          <table:table-cell table:style-name="ce8" office:value-type="float" office:value="0.2617361" calcext:value-type="float">
            <text:p>0.2617361</text:p>
          </table:table-cell>
        </table:table-row>
        <table:table-row table:style-name="ro1">
          <table:table-cell table:style-name="ce2" office:value-type="string" calcext:value-type="string">
            <text:p>18:22:46.099</text:p>
          </table:table-cell>
          <table:table-cell table:style-name="ce8" office:value-type="float" office:value="0.17639962" calcext:value-type="float">
            <text:p>0.17639962</text:p>
          </table:table-cell>
          <table:table-cell table:style-name="ce8" office:value-type="float" office:value="0.45492944" calcext:value-type="float">
            <text:p>0.45492944</text:p>
          </table:table-cell>
          <table:table-cell table:style-name="ce8" office:value-type="float" office:value="0.23797946" calcext:value-type="float">
            <text:p>0.23797946</text:p>
          </table:table-cell>
        </table:table-row>
        <table:table-row table:style-name="ro1">
          <table:table-cell table:style-name="ce2" office:value-type="string" calcext:value-type="string">
            <text:p>18:22:46.169</text:p>
          </table:table-cell>
          <table:table-cell table:style-name="ce8" office:value-type="float" office:value="0.1987499" calcext:value-type="float">
            <text:p>0.1987499</text:p>
          </table:table-cell>
          <table:table-cell table:style-name="ce8" office:value-type="float" office:value="0.47711232" calcext:value-type="float">
            <text:p>0.47711232</text:p>
          </table:table-cell>
          <table:table-cell table:style-name="ce8" office:value-type="float" office:value="0.19286808" calcext:value-type="float">
            <text:p>0.19286808</text:p>
          </table:table-cell>
        </table:table-row>
        <table:table-row table:style-name="ro1">
          <table:table-cell table:style-name="ce2" office:value-type="string" calcext:value-type="string">
            <text:p>18:22:46.239</text:p>
          </table:table-cell>
          <table:table-cell table:style-name="ce8" office:value-type="float" office:value="0.18810344" calcext:value-type="float">
            <text:p>0.18810344</text:p>
          </table:table-cell>
          <table:table-cell table:style-name="ce8" office:value-type="float" office:value="0.4138005" calcext:value-type="float">
            <text:p>0.4138005</text:p>
          </table:table-cell>
          <table:table-cell table:style-name="ce8" office:value-type="float" office:value="0.1929172" calcext:value-type="float">
            <text:p>0.1929172</text:p>
          </table:table-cell>
        </table:table-row>
        <table:table-row table:style-name="ro1">
          <table:table-cell table:style-name="ce2" office:value-type="string" calcext:value-type="string">
            <text:p>18:22:46.311</text:p>
          </table:table-cell>
          <table:table-cell table:style-name="ce8" office:value-type="float" office:value="0.26597276" calcext:value-type="float">
            <text:p>0.26597276</text:p>
          </table:table-cell>
          <table:table-cell table:style-name="ce8" office:value-type="float" office:value="-0.24127586" calcext:value-type="float">
            <text:p>-0.24127586</text:p>
          </table:table-cell>
          <table:table-cell table:style-name="ce8" office:value-type="float" office:value="0.28876215" calcext:value-type="float">
            <text:p>0.28876215</text:p>
          </table:table-cell>
        </table:table-row>
        <table:table-row table:style-name="ro1">
          <table:table-cell table:style-name="ce2" office:value-type="string" calcext:value-type="string">
            <text:p>18:22:46.379</text:p>
          </table:table-cell>
          <table:table-cell table:style-name="ce8" office:value-type="float" office:value="-0.16118602" calcext:value-type="float">
            <text:p>-0.16118602</text:p>
          </table:table-cell>
          <table:table-cell table:style-name="ce8" office:value-type="float" office:value="-0.7084569" calcext:value-type="float">
            <text:p>-0.7084569</text:p>
          </table:table-cell>
          <table:table-cell table:style-name="ce8" office:value-type="float" office:value="-0.08420587" calcext:value-type="float">
            <text:p>-0.08420587</text:p>
          </table:table-cell>
        </table:table-row>
        <table:table-row table:style-name="ro1">
          <table:table-cell table:style-name="ce2" office:value-type="string" calcext:value-type="string">
            <text:p>18:22:46.450</text:p>
          </table:table-cell>
          <table:table-cell table:style-name="ce8" office:value-type="float" office:value="-0.30502835" calcext:value-type="float">
            <text:p>-0.30502835</text:p>
          </table:table-cell>
          <table:table-cell table:style-name="ce8" office:value-type="float" office:value="-0.34691295" calcext:value-type="float">
            <text:p>-0.34691295</text:p>
          </table:table-cell>
          <table:table-cell table:style-name="ce8" office:value-type="float" office:value="-0.36033118" calcext:value-type="float">
            <text:p>-0.36033118</text:p>
          </table:table-cell>
        </table:table-row>
        <table:table-row table:style-name="ro1">
          <table:table-cell table:style-name="ce2" office:value-type="string" calcext:value-type="string">
            <text:p>18:22:47.289</text:p>
          </table:table-cell>
          <table:table-cell table:style-name="ce8" office:value-type="float" office:value="-0.33363196" calcext:value-type="float">
            <text:p>-0.33363196</text:p>
          </table:table-cell>
          <table:table-cell table:style-name="ce8" office:value-type="float" office:value="-0.08370602" calcext:value-type="float">
            <text:p>-0.08370602</text:p>
          </table:table-cell>
          <table:table-cell table:style-name="ce8" office:value-type="float" office:value="-0.36736447" calcext:value-type="float">
            <text:p>-0.36736447</text:p>
          </table:table-cell>
        </table:table-row>
        <table:table-row table:style-name="ro1">
          <table:table-cell table:style-name="ce2" office:value-type="string" calcext:value-type="string">
            <text:p>18:22:47.339</text:p>
          </table:table-cell>
          <table:table-cell table:style-name="ce8" office:value-type="float" office:value="0.002953875" calcext:value-type="float">
            <text:p>0.002953875</text:p>
          </table:table-cell>
          <table:table-cell table:style-name="ce8" office:value-type="float" office:value="-0.5697202" calcext:value-type="float">
            <text:p>-0.5697202</text:p>
          </table:table-cell>
          <table:table-cell table:style-name="ce8" office:value-type="float" office:value="-0.17286433" calcext:value-type="float">
            <text:p>-0.17286433</text:p>
          </table:table-cell>
        </table:table-row>
        <table:table-row table:style-name="ro1">
          <table:table-cell table:style-name="ce2" office:value-type="string" calcext:value-type="string">
            <text:p>18:22:47.409</text:p>
          </table:table-cell>
          <table:table-cell table:style-name="ce8" office:value-type="float" office:value="-0.059304405" calcext:value-type="float">
            <text:p>-0.059304405</text:p>
          </table:table-cell>
          <table:table-cell table:style-name="ce8" office:value-type="float" office:value="-0.40530187" calcext:value-type="float">
            <text:p>-0.40530187</text:p>
          </table:table-cell>
          <table:table-cell table:style-name="ce8" office:value-type="float" office:value="-0.1582146" calcext:value-type="float">
            <text:p>-0.1582146</text:p>
          </table:table-cell>
        </table:table-row>
        <table:table-row table:style-name="ro1">
          <table:table-cell table:style-name="ce2" office:value-type="string" calcext:value-type="string">
            <text:p>18:22:47.482</text:p>
          </table:table-cell>
          <table:table-cell table:style-name="ce8" office:value-type="float" office:value="0.10329108" calcext:value-type="float">
            <text:p>0.10329108</text:p>
          </table:table-cell>
          <table:table-cell table:style-name="ce8" office:value-type="float" office:value="-0.268092" calcext:value-type="float">
            <text:p>-0.268092</text:p>
          </table:table-cell>
          <table:table-cell table:style-name="ce8" office:value-type="float" office:value="-0.23401912" calcext:value-type="float">
            <text:p>-0.23401912</text:p>
          </table:table-cell>
        </table:table-row>
        <table:table-row table:style-name="ro1">
          <table:table-cell table:style-name="ce2" office:value-type="string" calcext:value-type="string">
            <text:p>18:22:47.549</text:p>
          </table:table-cell>
          <table:table-cell table:style-name="ce8" office:value-type="float" office:value="0.002654352" calcext:value-type="float">
            <text:p>0.002654352</text:p>
          </table:table-cell>
          <table:table-cell table:style-name="ce8" office:value-type="float" office:value="-0.16349962" calcext:value-type="float">
            <text:p>-0.16349962</text:p>
          </table:table-cell>
          <table:table-cell table:style-name="ce8" office:value-type="float" office:value="-0.16139844" calcext:value-type="float">
            <text:p>-0.16139844</text:p>
          </table:table-cell>
        </table:table-row>
        <table:table-row table:style-name="ro1">
          <table:table-cell table:style-name="ce2" office:value-type="string" calcext:value-type="string">
            <text:p>18:22:47.621</text:p>
          </table:table-cell>
          <table:table-cell table:style-name="ce8" office:value-type="float" office:value="0.056002192" calcext:value-type="float">
            <text:p>0.056002192</text:p>
          </table:table-cell>
          <table:table-cell table:style-name="ce8" office:value-type="float" office:value="-0.17022094" calcext:value-type="float">
            <text:p>-0.17022094</text:p>
          </table:table-cell>
          <table:table-cell table:style-name="ce8" office:value-type="float" office:value="-0.17294417" calcext:value-type="float">
            <text:p>-0.17294417</text:p>
          </table:table-cell>
        </table:table-row>
        <table:table-row table:style-name="ro1">
          <table:table-cell table:style-name="ce2" office:value-type="string" calcext:value-type="string">
            <text:p>18:22:47.690</text:p>
          </table:table-cell>
          <table:table-cell table:style-name="ce8" office:value-type="float" office:value="0.11060706" calcext:value-type="float">
            <text:p>0.11060706</text:p>
          </table:table-cell>
          <table:table-cell table:style-name="ce8" office:value-type="float" office:value="-0.18198305" calcext:value-type="float">
            <text:p>-0.18198305</text:p>
          </table:table-cell>
          <table:table-cell table:style-name="ce8" office:value-type="float" office:value="-0.10423375" calcext:value-type="float">
            <text:p>-0.10423375</text:p>
          </table:table-cell>
        </table:table-row>
        <table:table-row table:style-name="ro1">
          <table:table-cell table:style-name="ce2" office:value-type="string" calcext:value-type="string">
            <text:p>18:22:47.761</text:p>
          </table:table-cell>
          <table:table-cell table:style-name="ce8" office:value-type="float" office:value="0.078672335" calcext:value-type="float">
            <text:p>0.078672335</text:p>
          </table:table-cell>
          <table:table-cell table:style-name="ce8" office:value-type="float" office:value="-0.05941461" calcext:value-type="float">
            <text:p>-0.05941461</text:p>
          </table:table-cell>
          <table:table-cell table:style-name="ce8" office:value-type="float" office:value="-0.13028498" calcext:value-type="float">
            <text:p>-0.13028498</text:p>
          </table:table-cell>
        </table:table-row>
        <table:table-row table:style-name="ro1">
          <table:table-cell table:style-name="ce2" office:value-type="string" calcext:value-type="string">
            <text:p>18:23:02.969</text:p>
          </table:table-cell>
          <table:table-cell table:style-name="ce8" office:value-type="float" office:value="0.43686956" calcext:value-type="float">
            <text:p>0.43686956</text:p>
          </table:table-cell>
          <table:table-cell table:style-name="ce8" office:value-type="float" office:value="0.018597167" calcext:value-type="float">
            <text:p>0.018597167</text:p>
          </table:table-cell>
          <table:table-cell table:style-name="ce8" office:value-type="float" office:value="-1.1618365" calcext:value-type="float">
            <text:p>-1.1618365</text:p>
          </table:table-cell>
        </table:table-row>
        <table:table-row table:style-name="ro1">
          <table:table-cell table:style-name="ce2" office:value-type="string" calcext:value-type="string">
            <text:p>18:23:03.041</text:p>
          </table:table-cell>
          <table:table-cell table:style-name="ce8" office:value-type="float" office:value="0.43910548" calcext:value-type="float">
            <text:p>0.43910548</text:p>
          </table:table-cell>
          <table:table-cell table:style-name="ce8" office:value-type="float" office:value="0.13517004" calcext:value-type="float">
            <text:p>0.13517004</text:p>
          </table:table-cell>
          <table:table-cell table:style-name="ce8" office:value-type="float" office:value="-0.9819322" calcext:value-type="float">
            <text:p>-0.9819322</text:p>
          </table:table-cell>
        </table:table-row>
        <table:table-row table:style-name="ro1">
          <table:table-cell table:style-name="ce2" office:value-type="string" calcext:value-type="string">
            <text:p>18:23:03.111</text:p>
          </table:table-cell>
          <table:table-cell table:style-name="ce8" office:value-type="float" office:value="0.46748492" calcext:value-type="float">
            <text:p>0.46748492</text:p>
          </table:table-cell>
          <table:table-cell table:style-name="ce8" office:value-type="float" office:value="0.267112" calcext:value-type="float">
            <text:p>0.267112</text:p>
          </table:table-cell>
          <table:table-cell table:style-name="ce8" office:value-type="float" office:value="-0.88967156" calcext:value-type="float">
            <text:p>-0.88967156</text:p>
          </table:table-cell>
        </table:table-row>
        <table:table-row table:style-name="ro1">
          <table:table-cell table:style-name="ce2" office:value-type="string" calcext:value-type="string">
            <text:p>18:23:03.181</text:p>
          </table:table-cell>
          <table:table-cell table:style-name="ce8" office:value-type="float" office:value="0.49654213" calcext:value-type="float">
            <text:p>0.49654213</text:p>
          </table:table-cell>
          <table:table-cell table:style-name="ce8" office:value-type="float" office:value="0.25292525" calcext:value-type="float">
            <text:p>0.25292525</text:p>
          </table:table-cell>
          <table:table-cell table:style-name="ce8" office:value-type="float" office:value="-0.7323695" calcext:value-type="float">
            <text:p>-0.7323695</text:p>
          </table:table-cell>
        </table:table-row>
        <table:table-row table:style-name="ro1">
          <table:table-cell table:style-name="ce2" office:value-type="string" calcext:value-type="string">
            <text:p>18:23:03.251</text:p>
          </table:table-cell>
          <table:table-cell table:style-name="ce8" office:value-type="float" office:value="0.4618293" calcext:value-type="float">
            <text:p>0.4618293</text:p>
          </table:table-cell>
          <table:table-cell table:style-name="ce8" office:value-type="float" office:value="0.22873133" calcext:value-type="float">
            <text:p>0.22873133</text:p>
          </table:table-cell>
          <table:table-cell table:style-name="ce8" office:value-type="float" office:value="-0.62397623" calcext:value-type="float">
            <text:p>-0.62397623</text:p>
          </table:table-cell>
        </table:table-row>
        <table:table-row table:style-name="ro1">
          <table:table-cell table:style-name="ce2" office:value-type="string" calcext:value-type="string">
            <text:p>18:23:03.321</text:p>
          </table:table-cell>
          <table:table-cell table:style-name="ce8" office:value-type="float" office:value="0.39367372" calcext:value-type="float">
            <text:p>0.39367372</text:p>
          </table:table-cell>
          <table:table-cell table:style-name="ce8" office:value-type="float" office:value="0.14697145" calcext:value-type="float">
            <text:p>0.14697145</text:p>
          </table:table-cell>
          <table:table-cell table:style-name="ce8" office:value-type="float" office:value="-0.45808744" calcext:value-type="float">
            <text:p>-0.45808744</text:p>
          </table:table-cell>
        </table:table-row>
        <table:table-row table:style-name="ro1">
          <table:table-cell table:style-name="ce2" office:value-type="string" calcext:value-type="string">
            <text:p>18:23:03.391</text:p>
          </table:table-cell>
          <table:table-cell table:style-name="ce8" office:value-type="float" office:value="0.4281344" calcext:value-type="float">
            <text:p>0.4281344</text:p>
          </table:table-cell>
          <table:table-cell table:style-name="ce8" office:value-type="float" office:value="0.097557545" calcext:value-type="float">
            <text:p>0.097557545</text:p>
          </table:table-cell>
          <table:table-cell table:style-name="ce8" office:value-type="float" office:value="-0.3914047" calcext:value-type="float">
            <text:p>-0.3914047</text:p>
          </table:table-cell>
        </table:table-row>
        <table:table-row table:style-name="ro1">
          <table:table-cell table:style-name="ce2" office:value-type="string" calcext:value-type="string">
            <text:p>18:23:10.987</text:p>
          </table:table-cell>
          <table:table-cell table:style-name="ce8" office:value-type="float" office:value="0.16295773" calcext:value-type="float">
            <text:p>0.16295773</text:p>
          </table:table-cell>
          <table:table-cell table:style-name="ce8" office:value-type="float" office:value="0.21700098" calcext:value-type="float">
            <text:p>0.21700098</text:p>
          </table:table-cell>
          <table:table-cell table:style-name="ce8" office:value-type="float" office:value="0.18914203" calcext:value-type="float">
            <text:p>0.18914203</text:p>
          </table:table-cell>
        </table:table-row>
        <table:table-row table:style-name="ro1">
          <table:table-cell table:style-name="ce2" office:value-type="string" calcext:value-type="string">
            <text:p>18:23:11.053</text:p>
          </table:table-cell>
          <table:table-cell table:style-name="ce8" office:value-type="float" office:value="0.6210516" calcext:value-type="float">
            <text:p>0.6210516</text:p>
          </table:table-cell>
          <table:table-cell table:style-name="ce8" office:value-type="float" office:value="-0.092540875" calcext:value-type="float">
            <text:p>-0.092540875</text:p>
          </table:table-cell>
          <table:table-cell table:style-name="ce8" office:value-type="float" office:value="0.22164385" calcext:value-type="float">
            <text:p>0.22164385</text:p>
          </table:table-cell>
        </table:table-row>
        <table:table-row table:style-name="ro1">
          <table:table-cell table:style-name="ce2" office:value-type="string" calcext:value-type="string">
            <text:p>18:23:11.123</text:p>
          </table:table-cell>
          <table:table-cell table:style-name="ce8" office:value-type="float" office:value="1.1458361" calcext:value-type="float">
            <text:p>1.1458361</text:p>
          </table:table-cell>
          <table:table-cell table:style-name="ce8" office:value-type="float" office:value="0.3311175" calcext:value-type="float">
            <text:p>0.3311175</text:p>
          </table:table-cell>
          <table:table-cell table:style-name="ce8" office:value-type="float" office:value="-0.0384844" calcext:value-type="float">
            <text:p>-0.0384844</text:p>
          </table:table-cell>
        </table:table-row>
        <table:table-row table:style-name="ro1">
          <table:table-cell table:style-name="ce2" office:value-type="string" calcext:value-type="string">
            <text:p>18:23:11.197</text:p>
          </table:table-cell>
          <table:table-cell table:style-name="ce8" office:value-type="float" office:value="1.070144" calcext:value-type="float">
            <text:p>1.070144</text:p>
          </table:table-cell>
          <table:table-cell table:style-name="ce8" office:value-type="float" office:value="-0.54640347" calcext:value-type="float">
            <text:p>-0.54640347</text:p>
          </table:table-cell>
          <table:table-cell table:style-name="ce8" office:value-type="float" office:value="0.08203885" calcext:value-type="float">
            <text:p>0.08203885</text:p>
          </table:table-cell>
        </table:table-row>
        <table:table-row table:style-name="ro1">
          <table:table-cell table:style-name="ce2" office:value-type="string" calcext:value-type="string">
            <text:p>18:23:11.263</text:p>
          </table:table-cell>
          <table:table-cell table:style-name="ce8" office:value-type="float" office:value="0.69594216" calcext:value-type="float">
            <text:p>0.69594216</text:p>
          </table:table-cell>
          <table:table-cell table:style-name="ce8" office:value-type="float" office:value="0.02195761" calcext:value-type="float">
            <text:p>0.02195761</text:p>
          </table:table-cell>
          <table:table-cell table:style-name="ce8" office:value-type="float" office:value="0.04065625" calcext:value-type="float">
            <text:p>0.04065625</text:p>
          </table:table-cell>
        </table:table-row>
        <table:table-row table:style-name="ro1">
          <table:table-cell table:style-name="ce2" office:value-type="string" calcext:value-type="string">
            <text:p>18:23:11.335</text:p>
          </table:table-cell>
          <table:table-cell table:style-name="ce8" office:value-type="float" office:value="0.3040091" calcext:value-type="float">
            <text:p>0.3040091</text:p>
          </table:table-cell>
          <table:table-cell table:style-name="ce8" office:value-type="float" office:value="0.3152941" calcext:value-type="float">
            <text:p>0.3152941</text:p>
          </table:table-cell>
          <table:table-cell table:style-name="ce8" office:value-type="float" office:value="0.46220097" calcext:value-type="float">
            <text:p>0.46220097</text:p>
          </table:table-cell>
        </table:table-row>
        <table:table-row table:style-name="ro1">
          <table:table-cell table:style-name="ce2" office:value-type="string" calcext:value-type="string">
            <text:p>18:23:11.405</text:p>
          </table:table-cell>
          <table:table-cell table:style-name="ce8" office:value-type="float" office:value="0.33623022" calcext:value-type="float">
            <text:p>0.33623022</text:p>
          </table:table-cell>
          <table:table-cell table:style-name="ce8" office:value-type="float" office:value="-0.0060546426" calcext:value-type="float">
            <text:p>-0.0060546426</text:p>
          </table:table-cell>
          <table:table-cell table:style-name="ce8" office:value-type="float" office:value="0.21646915" calcext:value-type="float">
            <text:p>0.21646915</text:p>
          </table:table-cell>
        </table:table-row>
        <table:table-row table:style-name="ro1">
          <table:table-cell table:style-name="ce2" office:value-type="string" calcext:value-type="string">
            <text:p>18:23:12.203</text:p>
          </table:table-cell>
          <table:table-cell table:style-name="ce8" office:value-type="float" office:value="0.16220194" calcext:value-type="float">
            <text:p>0.16220194</text:p>
          </table:table-cell>
          <table:table-cell table:style-name="ce8" office:value-type="float" office:value="0.38390628" calcext:value-type="float">
            <text:p>0.38390628</text:p>
          </table:table-cell>
          <table:table-cell table:style-name="ce8" office:value-type="float" office:value="0.11901658" calcext:value-type="float">
            <text:p>0.11901658</text:p>
          </table:table-cell>
        </table:table-row>
        <table:table-row table:style-name="ro1">
          <table:table-cell table:style-name="ce2" office:value-type="string" calcext:value-type="string">
            <text:p>18:23:12.275</text:p>
          </table:table-cell>
          <table:table-cell table:style-name="ce8" office:value-type="float" office:value="0.22815947" calcext:value-type="float">
            <text:p>0.22815947</text:p>
          </table:table-cell>
          <table:table-cell table:style-name="ce8" office:value-type="float" office:value="0.27168757" calcext:value-type="float">
            <text:p>0.27168757</text:p>
          </table:table-cell>
          <table:table-cell table:style-name="ce8" office:value-type="float" office:value="0.23829167" calcext:value-type="float">
            <text:p>0.23829167</text:p>
          </table:table-cell>
        </table:table-row>
        <table:table-row table:style-name="ro1">
          <table:table-cell table:style-name="ce2" office:value-type="string" calcext:value-type="string">
            <text:p>18:23:12.346</text:p>
          </table:table-cell>
          <table:table-cell table:style-name="ce8" office:value-type="float" office:value="0.19237961" calcext:value-type="float">
            <text:p>0.19237961</text:p>
          </table:table-cell>
          <table:table-cell table:style-name="ce8" office:value-type="float" office:value="0.22738011" calcext:value-type="float">
            <text:p>0.22738011</text:p>
          </table:table-cell>
          <table:table-cell table:style-name="ce8" office:value-type="float" office:value="0.25533167" calcext:value-type="float">
            <text:p>0.25533167</text:p>
          </table:table-cell>
        </table:table-row>
        <table:table-row table:style-name="ro1">
          <table:table-cell table:style-name="ce2" office:value-type="string" calcext:value-type="string">
            <text:p>18:23:12.415</text:p>
          </table:table-cell>
          <table:table-cell table:style-name="ce8" office:value-type="float" office:value="0.34870327" calcext:value-type="float">
            <text:p>0.34870327</text:p>
          </table:table-cell>
          <table:table-cell table:style-name="ce8" office:value-type="float" office:value="0.17431983" calcext:value-type="float">
            <text:p>0.17431983</text:p>
          </table:table-cell>
          <table:table-cell table:style-name="ce8" office:value-type="float" office:value="0.23880728" calcext:value-type="float">
            <text:p>0.23880728</text:p>
          </table:table-cell>
        </table:table-row>
        <table:table-row table:style-name="ro1">
          <table:table-cell table:style-name="ce2" office:value-type="string" calcext:value-type="string">
            <text:p>18:23:12.487</text:p>
          </table:table-cell>
          <table:table-cell table:style-name="ce8" office:value-type="float" office:value="0.17562489" calcext:value-type="float">
            <text:p>0.17562489</text:p>
          </table:table-cell>
          <table:table-cell table:style-name="ce8" office:value-type="float" office:value="0.23247379" calcext:value-type="float">
            <text:p>0.23247379</text:p>
          </table:table-cell>
          <table:table-cell table:style-name="ce8" office:value-type="float" office:value="0.31490213" calcext:value-type="float">
            <text:p>0.31490213</text:p>
          </table:table-cell>
        </table:table-row>
        <table:table-row table:style-name="ro1">
          <table:table-cell table:style-name="ce2" office:value-type="string" calcext:value-type="string">
            <text:p>18:23:12.556</text:p>
          </table:table-cell>
          <table:table-cell table:style-name="ce8" office:value-type="float" office:value="0.34482998" calcext:value-type="float">
            <text:p>0.34482998</text:p>
          </table:table-cell>
          <table:table-cell table:style-name="ce8" office:value-type="float" office:value="0.20658971" calcext:value-type="float">
            <text:p>0.20658971</text:p>
          </table:table-cell>
          <table:table-cell table:style-name="ce8" office:value-type="float" office:value="0.18409552" calcext:value-type="float">
            <text:p>0.18409552</text:p>
          </table:table-cell>
        </table:table-row>
        <table:table-row table:style-name="ro1">
          <table:table-cell table:style-name="ce2" office:value-type="string" calcext:value-type="string">
            <text:p>18:23:12.627</text:p>
          </table:table-cell>
          <table:table-cell table:style-name="ce8" office:value-type="float" office:value="0.4731643" calcext:value-type="float">
            <text:p>0.4731643</text:p>
          </table:table-cell>
          <table:table-cell table:style-name="ce8" office:value-type="float" office:value="0.16483697" calcext:value-type="float">
            <text:p>0.16483697</text:p>
          </table:table-cell>
          <table:table-cell table:style-name="ce8" office:value-type="float" office:value="0.14173575" calcext:value-type="float">
            <text:p>0.14173575</text:p>
          </table:table-cell>
        </table:table-row>
        <table:table-row table:style-name="ro1">
          <table:table-cell table:style-name="ce3" office:value-type="string" calcext:value-type="string">
            <text:p>18:24:02.955</text:p>
          </table:table-cell>
          <table:table-cell table:style-name="ce9" office:value-type="float" office:value="0.23644362" calcext:value-type="float">
            <text:p>0.23644362</text:p>
          </table:table-cell>
          <table:table-cell table:style-name="ce9" office:value-type="float" office:value="0.26810426" calcext:value-type="float">
            <text:p>0.26810426</text:p>
          </table:table-cell>
          <table:table-cell table:style-name="ce9" office:value-type="float" office:value="-0.13501106" calcext:value-type="float">
            <text:p>-0.13501106</text:p>
          </table:table-cell>
        </table:table-row>
        <table:table-row table:style-name="ro1">
          <table:table-cell table:style-name="ce3" office:value-type="string" calcext:value-type="string">
            <text:p>18:24:03.019</text:p>
          </table:table-cell>
          <table:table-cell table:style-name="ce9" office:value-type="float" office:value="0.017242603" calcext:value-type="float">
            <text:p>0.017242603</text:p>
          </table:table-cell>
          <table:table-cell table:style-name="ce9" office:value-type="float" office:value="0.23118639" calcext:value-type="float">
            <text:p>0.23118639</text:p>
          </table:table-cell>
          <table:table-cell table:style-name="ce9" office:value-type="float" office:value="-0.11535761" calcext:value-type="float">
            <text:p>-0.11535761</text:p>
          </table:table-cell>
        </table:table-row>
        <table:table-row table:style-name="ro1">
          <table:table-cell table:style-name="ce3" office:value-type="string" calcext:value-type="string">
            <text:p>18:24:03.091</text:p>
          </table:table-cell>
          <table:table-cell table:style-name="ce9" office:value-type="float" office:value="-0.13653249" calcext:value-type="float">
            <text:p>-0.13653249</text:p>
          </table:table-cell>
          <table:table-cell table:style-name="ce9" office:value-type="float" office:value="0.1911488" calcext:value-type="float">
            <text:p>0.1911488</text:p>
          </table:table-cell>
          <table:table-cell table:style-name="ce9" office:value-type="float" office:value="-0.07811384" calcext:value-type="float">
            <text:p>-0.07811384</text:p>
          </table:table-cell>
        </table:table-row>
        <table:table-row table:style-name="ro1">
          <table:table-cell table:style-name="ce3" office:value-type="string" calcext:value-type="string">
            <text:p>18:24:03.160</text:p>
          </table:table-cell>
          <table:table-cell table:style-name="ce9" office:value-type="float" office:value="-0.190555" calcext:value-type="float">
            <text:p>-0.190555</text:p>
          </table:table-cell>
          <table:table-cell table:style-name="ce9" office:value-type="float" office:value="0.23663354" calcext:value-type="float">
            <text:p>0.23663354</text:p>
          </table:table-cell>
          <table:table-cell table:style-name="ce9" office:value-type="float" office:value="0.021762969" calcext:value-type="float">
            <text:p>0.021762969</text:p>
          </table:table-cell>
        </table:table-row>
        <table:table-row table:style-name="ro1">
          <table:table-cell table:style-name="ce3" office:value-type="string" calcext:value-type="string">
            <text:p>18:24:03.232</text:p>
          </table:table-cell>
          <table:table-cell table:style-name="ce9" office:value-type="float" office:value="-0.22774948" calcext:value-type="float">
            <text:p>-0.22774948</text:p>
          </table:table-cell>
          <table:table-cell table:style-name="ce9" office:value-type="float" office:value="0.25361958" calcext:value-type="float">
            <text:p>0.25361958</text:p>
          </table:table-cell>
          <table:table-cell table:style-name="ce9" office:value-type="float" office:value="0.063092545" calcext:value-type="float">
            <text:p>0.063092545</text:p>
          </table:table-cell>
        </table:table-row>
        <table:table-row table:style-name="ro1">
          <table:table-cell table:style-name="ce3" office:value-type="string" calcext:value-type="string">
            <text:p>18:24:03.301</text:p>
          </table:table-cell>
          <table:table-cell table:style-name="ce9" office:value-type="float" office:value="-0.14367086" calcext:value-type="float">
            <text:p>-0.14367086</text:p>
          </table:table-cell>
          <table:table-cell table:style-name="ce9" office:value-type="float" office:value="0.2594588" calcext:value-type="float">
            <text:p>0.2594588</text:p>
          </table:table-cell>
          <table:table-cell table:style-name="ce9" office:value-type="float" office:value="0.13105085" calcext:value-type="float">
            <text:p>0.13105085</text:p>
          </table:table-cell>
        </table:table-row>
        <table:table-row table:style-name="ro1">
          <table:table-cell table:style-name="ce3" office:value-type="string" calcext:value-type="string">
            <text:p>18:24:03.371</text:p>
          </table:table-cell>
          <table:table-cell table:style-name="ce9" office:value-type="float" office:value="-0.08228231" calcext:value-type="float">
            <text:p>-0.08228231</text:p>
          </table:table-cell>
          <table:table-cell table:style-name="ce9" office:value-type="float" office:value="0.27086645" calcext:value-type="float">
            <text:p>0.27086645</text:p>
          </table:table-cell>
          <table:table-cell table:style-name="ce9" office:value-type="float" office:value="0.03730612" calcext:value-type="float">
            <text:p>0.03730612</text:p>
          </table:table-cell>
        </table:table-row>
        <table:table-row table:style-name="ro1">
          <table:table-cell table:style-name="ce3" office:value-type="string" calcext:value-type="string">
            <text:p>18:25:02.954</text:p>
          </table:table-cell>
          <table:table-cell table:style-name="ce9" office:value-type="float" office:value="-0.822223" calcext:value-type="float">
            <text:p>-0.822223</text:p>
          </table:table-cell>
          <table:table-cell table:style-name="ce9" office:value-type="float" office:value="-0.53229445" calcext:value-type="float">
            <text:p>-0.53229445</text:p>
          </table:table-cell>
          <table:table-cell table:style-name="ce9" office:value-type="float" office:value="-0.559027" calcext:value-type="float">
            <text:p>-0.559027</text:p>
          </table:table-cell>
        </table:table-row>
        <table:table-row table:style-name="ro1">
          <table:table-cell table:style-name="ce3" office:value-type="string" calcext:value-type="string">
            <text:p>18:25:03.020</text:p>
          </table:table-cell>
          <table:table-cell table:style-name="ce9" office:value-type="float" office:value="-0.7916365" calcext:value-type="float">
            <text:p>-0.7916365</text:p>
          </table:table-cell>
          <table:table-cell table:style-name="ce9" office:value-type="float" office:value="-0.5939819" calcext:value-type="float">
            <text:p>-0.5939819</text:p>
          </table:table-cell>
          <table:table-cell table:style-name="ce9" office:value-type="float" office:value="-0.5723382" calcext:value-type="float">
            <text:p>-0.5723382</text:p>
          </table:table-cell>
        </table:table-row>
        <table:table-row table:style-name="ro1">
          <table:table-cell table:style-name="ce3" office:value-type="string" calcext:value-type="string">
            <text:p>18:25:03.090</text:p>
          </table:table-cell>
          <table:table-cell table:style-name="ce9" office:value-type="float" office:value="-0.67489964" calcext:value-type="float">
            <text:p>-0.67489964</text:p>
          </table:table-cell>
          <table:table-cell table:style-name="ce9" office:value-type="float" office:value="-0.6167615" calcext:value-type="float">
            <text:p>-0.6167615</text:p>
          </table:table-cell>
          <table:table-cell table:style-name="ce9" office:value-type="float" office:value="-0.34393737" calcext:value-type="float">
            <text:p>-0.34393737</text:p>
          </table:table-cell>
        </table:table-row>
        <table:table-row table:style-name="ro1">
          <table:table-cell table:style-name="ce3" office:value-type="string" calcext:value-type="string">
            <text:p>18:25:03.163</text:p>
          </table:table-cell>
          <table:table-cell table:style-name="ce9" office:value-type="float" office:value="-0.6197143" calcext:value-type="float">
            <text:p>-0.6197143</text:p>
          </table:table-cell>
          <table:table-cell table:style-name="ce9" office:value-type="float" office:value="-0.48762932" calcext:value-type="float">
            <text:p>-0.48762932</text:p>
          </table:table-cell>
          <table:table-cell table:style-name="ce9" office:value-type="float" office:value="-0.31218037" calcext:value-type="float">
            <text:p>-0.31218037</text:p>
          </table:table-cell>
        </table:table-row>
        <table:table-row table:style-name="ro1">
          <table:table-cell table:style-name="ce3" office:value-type="string" calcext:value-type="string">
            <text:p>18:25:03.231</text:p>
          </table:table-cell>
          <table:table-cell table:style-name="ce9" office:value-type="float" office:value="-0.5854285" calcext:value-type="float">
            <text:p>-0.5854285</text:p>
          </table:table-cell>
          <table:table-cell table:style-name="ce9" office:value-type="float" office:value="-0.37031168" calcext:value-type="float">
            <text:p>-0.37031168</text:p>
          </table:table-cell>
          <table:table-cell table:style-name="ce9" office:value-type="float" office:value="-0.12803264" calcext:value-type="float">
            <text:p>-0.12803264</text:p>
          </table:table-cell>
        </table:table-row>
        <table:table-row table:style-name="ro1">
          <table:table-cell table:style-name="ce3" office:value-type="string" calcext:value-type="string">
            <text:p>18:25:03.302</text:p>
          </table:table-cell>
          <table:table-cell table:style-name="ce9" office:value-type="float" office:value="-0.500079" calcext:value-type="float">
            <text:p>-0.500079</text:p>
          </table:table-cell>
          <table:table-cell table:style-name="ce9" office:value-type="float" office:value="-0.32427177" calcext:value-type="float">
            <text:p>-0.32427177</text:p>
          </table:table-cell>
          <table:table-cell table:style-name="ce9" office:value-type="float" office:value="-0.13917957" calcext:value-type="float">
            <text:p>-0.13917957</text:p>
          </table:table-cell>
        </table:table-row>
        <table:table-row table:style-name="ro1">
          <table:table-cell table:style-name="ce3" office:value-type="string" calcext:value-type="string">
            <text:p>18:25:03.371</text:p>
          </table:table-cell>
          <table:table-cell table:style-name="ce9" office:value-type="float" office:value="-0.49797148" calcext:value-type="float">
            <text:p>-0.49797148</text:p>
          </table:table-cell>
          <table:table-cell table:style-name="ce9" office:value-type="float" office:value="-0.2391102" calcext:value-type="float">
            <text:p>-0.2391102</text:p>
          </table:table-cell>
          <table:table-cell table:style-name="ce9" office:value-type="float" office:value="-0.078679584" calcext:value-type="float">
            <text:p>-0.078679584</text:p>
          </table:table-cell>
        </table:table-row>
        <table:table-row table:style-name="ro1">
          <table:table-cell table:style-name="ce3" office:value-type="string" calcext:value-type="string">
            <text:p>18:25:05.647</text:p>
          </table:table-cell>
          <table:table-cell table:style-name="ce9" office:value-type="float" office:value="-0.45564502" calcext:value-type="float">
            <text:p>-0.45564502</text:p>
          </table:table-cell>
          <table:table-cell table:style-name="ce9" office:value-type="float" office:value="0.45892194" calcext:value-type="float">
            <text:p>0.45892194</text:p>
          </table:table-cell>
          <table:table-cell table:style-name="ce9" office:value-type="float" office:value="0.7995253" calcext:value-type="float">
            <text:p>0.7995253</text:p>
          </table:table-cell>
        </table:table-row>
        <table:table-row table:style-name="ro1">
          <table:table-cell table:style-name="ce3" office:value-type="string" calcext:value-type="string">
            <text:p>18:25:05.716</text:p>
          </table:table-cell>
          <table:table-cell table:style-name="ce9" office:value-type="float" office:value="-0.4439184" calcext:value-type="float">
            <text:p>-0.4439184</text:p>
          </table:table-cell>
          <table:table-cell table:style-name="ce9" office:value-type="float" office:value="0.4077563" calcext:value-type="float">
            <text:p>0.4077563</text:p>
          </table:table-cell>
          <table:table-cell table:style-name="ce9" office:value-type="float" office:value="0.761101" calcext:value-type="float">
            <text:p>0.761101</text:p>
          </table:table-cell>
        </table:table-row>
        <table:table-row table:style-name="ro1">
          <table:table-cell table:style-name="ce3" office:value-type="string" calcext:value-type="string">
            <text:p>18:25:05.789</text:p>
          </table:table-cell>
          <table:table-cell table:style-name="ce9" office:value-type="float" office:value="-0.33602563" calcext:value-type="float">
            <text:p>-0.33602563</text:p>
          </table:table-cell>
          <table:table-cell table:style-name="ce9" office:value-type="float" office:value="0.36478344" calcext:value-type="float">
            <text:p>0.36478344</text:p>
          </table:table-cell>
          <table:table-cell table:style-name="ce9" office:value-type="float" office:value="0.44636792" calcext:value-type="float">
            <text:p>0.44636792</text:p>
          </table:table-cell>
        </table:table-row>
        <table:table-row table:style-name="ro1">
          <table:table-cell table:style-name="ce3" office:value-type="string" calcext:value-type="string">
            <text:p>18:25:05.856</text:p>
          </table:table-cell>
          <table:table-cell table:style-name="ce9" office:value-type="float" office:value="-0.35449824" calcext:value-type="float">
            <text:p>-0.35449824</text:p>
          </table:table-cell>
          <table:table-cell table:style-name="ce9" office:value-type="float" office:value="0.36961365" calcext:value-type="float">
            <text:p>0.36961365</text:p>
          </table:table-cell>
          <table:table-cell table:style-name="ce9" office:value-type="float" office:value="0.5755348" calcext:value-type="float">
            <text:p>0.5755348</text:p>
          </table:table-cell>
        </table:table-row>
        <table:table-row table:style-name="ro1">
          <table:table-cell table:style-name="ce3" office:value-type="string" calcext:value-type="string">
            <text:p>18:25:05.928</text:p>
          </table:table-cell>
          <table:table-cell table:style-name="ce9" office:value-type="float" office:value="-0.23269589" calcext:value-type="float">
            <text:p>-0.23269589</text:p>
          </table:table-cell>
          <table:table-cell table:style-name="ce9" office:value-type="float" office:value="0.22388762" calcext:value-type="float">
            <text:p>0.22388762</text:p>
          </table:table-cell>
          <table:table-cell table:style-name="ce9" office:value-type="float" office:value="0.39471477" calcext:value-type="float">
            <text:p>0.39471477</text:p>
          </table:table-cell>
        </table:table-row>
        <table:table-row table:style-name="ro1">
          <table:table-cell table:style-name="ce3" office:value-type="string" calcext:value-type="string">
            <text:p>18:25:05.997</text:p>
          </table:table-cell>
          <table:table-cell table:style-name="ce9" office:value-type="float" office:value="-0.18767336" calcext:value-type="float">
            <text:p>-0.18767336</text:p>
          </table:table-cell>
          <table:table-cell table:style-name="ce9" office:value-type="float" office:value="0.27972153" calcext:value-type="float">
            <text:p>0.27972153</text:p>
          </table:table-cell>
          <table:table-cell table:style-name="ce9" office:value-type="float" office:value="0.3367862" calcext:value-type="float">
            <text:p>0.3367862</text:p>
          </table:table-cell>
        </table:table-row>
        <table:table-row table:style-name="ro1">
          <table:table-cell table:style-name="ce3" office:value-type="string" calcext:value-type="string">
            <text:p>18:25:06.068</text:p>
          </table:table-cell>
          <table:table-cell table:style-name="ce9" office:value-type="float" office:value="-0.0851902" calcext:value-type="float">
            <text:p>-0.0851902</text:p>
          </table:table-cell>
          <table:table-cell table:style-name="ce9" office:value-type="float" office:value="-0.009505526" calcext:value-type="float">
            <text:p>-0.009505526</text:p>
          </table:table-cell>
          <table:table-cell table:style-name="ce9" office:value-type="float" office:value="0.41670626" calcext:value-type="float">
            <text:p>0.41670626</text:p>
          </table:table-cell>
        </table:table-row>
        <table:table-row table:style-name="ro1">
          <table:table-cell table:style-name="ce3" office:value-type="string" calcext:value-type="string">
            <text:p>18:25:07.426</text:p>
          </table:table-cell>
          <table:table-cell table:style-name="ce9" office:value-type="float" office:value="0.30323607" calcext:value-type="float">
            <text:p>0.30323607</text:p>
          </table:table-cell>
          <table:table-cell table:style-name="ce9" office:value-type="float" office:value="-0.25376981" calcext:value-type="float">
            <text:p>-0.25376981</text:p>
          </table:table-cell>
          <table:table-cell table:style-name="ce9" office:value-type="float" office:value="0.67408353" calcext:value-type="float">
            <text:p>0.67408353</text:p>
          </table:table-cell>
        </table:table-row>
        <table:table-row table:style-name="ro1">
          <table:table-cell table:style-name="ce3" office:value-type="string" calcext:value-type="string">
            <text:p>18:25:07.475</text:p>
          </table:table-cell>
          <table:table-cell table:style-name="ce9" office:value-type="float" office:value="0.47637922" calcext:value-type="float">
            <text:p>0.47637922</text:p>
          </table:table-cell>
          <table:table-cell table:style-name="ce9" office:value-type="float" office:value="0.04296946" calcext:value-type="float">
            <text:p>0.04296946</text:p>
          </table:table-cell>
          <table:table-cell table:style-name="ce9" office:value-type="float" office:value="-0.042177405" calcext:value-type="float">
            <text:p>-0.042177405</text:p>
          </table:table-cell>
        </table:table-row>
        <table:table-row table:style-name="ro1">
          <table:table-cell table:style-name="ce3" office:value-type="string" calcext:value-type="string">
            <text:p>18:25:07.546</text:p>
          </table:table-cell>
          <table:table-cell table:style-name="ce9" office:value-type="float" office:value="0.4977355" calcext:value-type="float">
            <text:p>0.4977355</text:p>
          </table:table-cell>
          <table:table-cell table:style-name="ce9" office:value-type="float" office:value="0.02351141" calcext:value-type="float">
            <text:p>0.02351141</text:p>
          </table:table-cell>
          <table:table-cell table:style-name="ce9" office:value-type="float" office:value="-0.059932306" calcext:value-type="float">
            <text:p>-0.059932306</text:p>
          </table:table-cell>
        </table:table-row>
        <table:table-row table:style-name="ro1">
          <table:table-cell table:style-name="ce3" office:value-type="string" calcext:value-type="string">
            <text:p>18:25:07.619</text:p>
          </table:table-cell>
          <table:table-cell table:style-name="ce9" office:value-type="float" office:value="0.4635625" calcext:value-type="float">
            <text:p>0.4635625</text:p>
          </table:table-cell>
          <table:table-cell table:style-name="ce9" office:value-type="float" office:value="0.042034302" calcext:value-type="float">
            <text:p>0.042034302</text:p>
          </table:table-cell>
          <table:table-cell table:style-name="ce9" office:value-type="float" office:value="-0.052401006" calcext:value-type="float">
            <text:p>-0.052401006</text:p>
          </table:table-cell>
        </table:table-row>
        <table:table-row table:style-name="ro1">
          <table:table-cell table:style-name="ce3" office:value-type="string" calcext:value-type="string">
            <text:p>18:25:07.686</text:p>
          </table:table-cell>
          <table:table-cell table:style-name="ce9" office:value-type="float" office:value="0.4143498" calcext:value-type="float">
            <text:p>0.4143498</text:p>
          </table:table-cell>
          <table:table-cell table:style-name="ce9" office:value-type="float" office:value="0.027943183" calcext:value-type="float">
            <text:p>0.027943183</text:p>
          </table:table-cell>
          <table:table-cell table:style-name="ce9" office:value-type="float" office:value="-0.06407985" calcext:value-type="float">
            <text:p>-0.06407985</text:p>
          </table:table-cell>
        </table:table-row>
        <table:table-row table:style-name="ro1">
          <table:table-cell table:style-name="ce3" office:value-type="string" calcext:value-type="string">
            <text:p>18:25:07.758</text:p>
          </table:table-cell>
          <table:table-cell table:style-name="ce9" office:value-type="float" office:value="0.36983865" calcext:value-type="float">
            <text:p>0.36983865</text:p>
          </table:table-cell>
          <table:table-cell table:style-name="ce9" office:value-type="float" office:value="0.0583276" calcext:value-type="float">
            <text:p>0.0583276</text:p>
          </table:table-cell>
          <table:table-cell table:style-name="ce9" office:value-type="float" office:value="-0.059209928" calcext:value-type="float">
            <text:p>-0.059209928</text:p>
          </table:table-cell>
        </table:table-row>
        <table:table-row table:style-name="ro1">
          <table:table-cell table:style-name="ce3" office:value-type="string" calcext:value-type="string">
            <text:p>18:25:07.826</text:p>
          </table:table-cell>
          <table:table-cell table:style-name="ce9" office:value-type="float" office:value="0.31263998" calcext:value-type="float">
            <text:p>0.31263998</text:p>
          </table:table-cell>
          <table:table-cell table:style-name="ce9" office:value-type="float" office:value="-0.0017776396" calcext:value-type="float">
            <text:p>-0.0017776396</text:p>
          </table:table-cell>
          <table:table-cell table:style-name="ce9" office:value-type="float" office:value="0.0020821223" calcext:value-type="float">
            <text:p>0.0020821223</text:p>
          </table:table-cell>
        </table:table-row>
        <table:table-row table:style-name="ro1">
          <table:table-cell table:style-name="ce3" office:value-type="string" calcext:value-type="string">
            <text:p>18:25:07.898</text:p>
          </table:table-cell>
          <table:table-cell table:style-name="ce9" office:value-type="float" office:value="0.25061426" calcext:value-type="float">
            <text:p>0.25061426</text:p>
          </table:table-cell>
          <table:table-cell table:style-name="ce9" office:value-type="float" office:value="-0.08465652" calcext:value-type="float">
            <text:p>-0.08465652</text:p>
          </table:table-cell>
          <table:table-cell table:style-name="ce9" office:value-type="float" office:value="0.04032605" calcext:value-type="float">
            <text:p>0.04032605</text:p>
          </table:table-cell>
        </table:table-row>
        <table:table-row table:style-name="ro1">
          <table:table-cell table:style-name="ce3" office:value-type="string" calcext:value-type="string">
            <text:p>18:25:19.771</text:p>
          </table:table-cell>
          <table:table-cell table:style-name="ce9" office:value-type="float" office:value="-0.45933485" calcext:value-type="float">
            <text:p>-0.45933485</text:p>
          </table:table-cell>
          <table:table-cell table:style-name="ce9" office:value-type="float" office:value="0.13079156" calcext:value-type="float">
            <text:p>0.13079156</text:p>
          </table:table-cell>
          <table:table-cell table:style-name="ce9" office:value-type="float" office:value="0.37137648" calcext:value-type="float">
            <text:p>0.37137648</text:p>
          </table:table-cell>
        </table:table-row>
        <table:table-row table:style-name="ro1">
          <table:table-cell table:style-name="ce3" office:value-type="string" calcext:value-type="string">
            <text:p>18:25:19.841</text:p>
          </table:table-cell>
          <table:table-cell table:style-name="ce9" office:value-type="float" office:value="-0.4591045" calcext:value-type="float">
            <text:p>-0.4591045</text:p>
          </table:table-cell>
          <table:table-cell table:style-name="ce9" office:value-type="float" office:value="0.051354986" calcext:value-type="float">
            <text:p>0.051354986</text:p>
          </table:table-cell>
          <table:table-cell table:style-name="ce9" office:value-type="float" office:value="0.32984433" calcext:value-type="float">
            <text:p>0.32984433</text:p>
          </table:table-cell>
        </table:table-row>
        <table:table-row table:style-name="ro1">
          <table:table-cell table:style-name="ce3" office:value-type="string" calcext:value-type="string">
            <text:p>18:25:19.911</text:p>
          </table:table-cell>
          <table:table-cell table:style-name="ce9" office:value-type="float" office:value="-0.43956122" calcext:value-type="float">
            <text:p>-0.43956122</text:p>
          </table:table-cell>
          <table:table-cell table:style-name="ce9" office:value-type="float" office:value="0.06247925" calcext:value-type="float">
            <text:p>0.06247925</text:p>
          </table:table-cell>
          <table:table-cell table:style-name="ce9" office:value-type="float" office:value="0.29444283" calcext:value-type="float">
            <text:p>0.29444283</text:p>
          </table:table-cell>
        </table:table-row>
        <table:table-row table:style-name="ro1">
          <table:table-cell table:style-name="ce3" office:value-type="string" calcext:value-type="string">
            <text:p>18:25:19.987</text:p>
          </table:table-cell>
          <table:table-cell table:style-name="ce9" office:value-type="float" office:value="-0.2982663" calcext:value-type="float">
            <text:p>-0.2982663</text:p>
          </table:table-cell>
          <table:table-cell table:style-name="ce9" office:value-type="float" office:value="0.029864118" calcext:value-type="float">
            <text:p>0.029864118</text:p>
          </table:table-cell>
          <table:table-cell table:style-name="ce9" office:value-type="float" office:value="0.21841657" calcext:value-type="float">
            <text:p>0.21841657</text:p>
          </table:table-cell>
        </table:table-row>
        <table:table-row table:style-name="ro1">
          <table:table-cell table:style-name="ce3" office:value-type="string" calcext:value-type="string">
            <text:p>18:25:20.052</text:p>
          </table:table-cell>
          <table:table-cell table:style-name="ce9" office:value-type="float" office:value="-0.21504608" calcext:value-type="float">
            <text:p>-0.21504608</text:p>
          </table:table-cell>
          <table:table-cell table:style-name="ce9" office:value-type="float" office:value="0.0035866902" calcext:value-type="float">
            <text:p>0.0035866902</text:p>
          </table:table-cell>
          <table:table-cell table:style-name="ce9" office:value-type="float" office:value="0.26469013" calcext:value-type="float">
            <text:p>0.26469013</text:p>
          </table:table-cell>
        </table:table-row>
        <table:table-row table:style-name="ro1">
          <table:table-cell table:style-name="ce3" office:value-type="string" calcext:value-type="string">
            <text:p>18:25:20.123</text:p>
          </table:table-cell>
          <table:table-cell table:style-name="ce9" office:value-type="float" office:value="-0.1539907" calcext:value-type="float">
            <text:p>-0.1539907</text:p>
          </table:table-cell>
          <table:table-cell table:style-name="ce9" office:value-type="float" office:value="0.038604014" calcext:value-type="float">
            <text:p>0.038604014</text:p>
          </table:table-cell>
          <table:table-cell table:style-name="ce9" office:value-type="float" office:value="0.21932457" calcext:value-type="float">
            <text:p>0.21932457</text:p>
          </table:table-cell>
        </table:table-row>
        <table:table-row table:style-name="ro1">
          <table:table-cell table:style-name="ce3" office:value-type="string" calcext:value-type="string">
            <text:p>18:25:20.193</text:p>
          </table:table-cell>
          <table:table-cell table:style-name="ce9" office:value-type="float" office:value="-0.11859652" calcext:value-type="float">
            <text:p>-0.11859652</text:p>
          </table:table-cell>
          <table:table-cell table:style-name="ce9" office:value-type="float" office:value="0.13362055" calcext:value-type="float">
            <text:p>0.13362055</text:p>
          </table:table-cell>
          <table:table-cell table:style-name="ce9" office:value-type="float" office:value="0.19343704" calcext:value-type="float">
            <text:p>0.19343704</text:p>
          </table:table-cell>
        </table:table-row>
        <table:table-row table:style-name="ro1">
          <table:table-cell table:style-name="ce3" office:value-type="string" calcext:value-type="string">
            <text:p>18:25:21.811</text:p>
          </table:table-cell>
          <table:table-cell table:style-name="ce9" office:value-type="float" office:value="-0.8538072" calcext:value-type="float">
            <text:p>-0.8538072</text:p>
          </table:table-cell>
          <table:table-cell table:style-name="ce9" office:value-type="float" office:value="-0.09814969" calcext:value-type="float">
            <text:p>-0.09814969</text:p>
          </table:table-cell>
          <table:table-cell table:style-name="ce9" office:value-type="float" office:value="-0.30491054" calcext:value-type="float">
            <text:p>-0.30491054</text:p>
          </table:table-cell>
        </table:table-row>
        <table:table-row table:style-name="ro1">
          <table:table-cell table:style-name="ce3" office:value-type="string" calcext:value-type="string">
            <text:p>18:25:21.880</text:p>
          </table:table-cell>
          <table:table-cell table:style-name="ce9" office:value-type="float" office:value="-0.56452024" calcext:value-type="float">
            <text:p>-0.56452024</text:p>
          </table:table-cell>
          <table:table-cell table:style-name="ce9" office:value-type="float" office:value="-0.1344773" calcext:value-type="float">
            <text:p>-0.1344773</text:p>
          </table:table-cell>
          <table:table-cell table:style-name="ce9" office:value-type="float" office:value="-0.076885305" calcext:value-type="float">
            <text:p>-0.076885305</text:p>
          </table:table-cell>
        </table:table-row>
        <table:table-row table:style-name="ro1">
          <table:table-cell table:style-name="ce3" office:value-type="string" calcext:value-type="string">
            <text:p>18:25:21.954</text:p>
          </table:table-cell>
          <table:table-cell table:style-name="ce9" office:value-type="float" office:value="-0.27889338" calcext:value-type="float">
            <text:p>-0.27889338</text:p>
          </table:table-cell>
          <table:table-cell table:style-name="ce9" office:value-type="float" office:value="-0.48951104" calcext:value-type="float">
            <text:p>-0.48951104</text:p>
          </table:table-cell>
          <table:table-cell table:style-name="ce9" office:value-type="float" office:value="0.030998584" calcext:value-type="float">
            <text:p>0.030998584</text:p>
          </table:table-cell>
        </table:table-row>
        <table:table-row table:style-name="ro1">
          <table:table-cell table:style-name="ce3" office:value-type="string" calcext:value-type="string">
            <text:p>18:25:22.020</text:p>
          </table:table-cell>
          <table:table-cell table:style-name="ce9" office:value-type="float" office:value="-0.24243471" calcext:value-type="float">
            <text:p>-0.24243471</text:p>
          </table:table-cell>
          <table:table-cell table:style-name="ce9" office:value-type="float" office:value="-0.36717126" calcext:value-type="float">
            <text:p>-0.36717126</text:p>
          </table:table-cell>
          <table:table-cell table:style-name="ce9" office:value-type="float" office:value="-0.06922044" calcext:value-type="float">
            <text:p>-0.06922044</text:p>
          </table:table-cell>
        </table:table-row>
        <table:table-row table:style-name="ro1">
          <table:table-cell table:style-name="ce3" office:value-type="string" calcext:value-type="string">
            <text:p>18:25:22.091</text:p>
          </table:table-cell>
          <table:table-cell table:style-name="ce9" office:value-type="float" office:value="-0.037136555" calcext:value-type="float">
            <text:p>-0.037136555</text:p>
          </table:table-cell>
          <table:table-cell table:style-name="ce9" office:value-type="float" office:value="-0.42911127" calcext:value-type="float">
            <text:p>-0.42911127</text:p>
          </table:table-cell>
          <table:table-cell table:style-name="ce9" office:value-type="float" office:value="-0.14249854" calcext:value-type="float">
            <text:p>-0.14249854</text:p>
          </table:table-cell>
        </table:table-row>
        <table:table-row table:style-name="ro1">
          <table:table-cell table:style-name="ce3" office:value-type="string" calcext:value-type="string">
            <text:p>18:25:22.160</text:p>
          </table:table-cell>
          <table:table-cell table:style-name="ce9" office:value-type="float" office:value="0.10104976" calcext:value-type="float">
            <text:p>0.10104976</text:p>
          </table:table-cell>
          <table:table-cell table:style-name="ce9" office:value-type="float" office:value="-0.33851948" calcext:value-type="float">
            <text:p>-0.33851948</text:p>
          </table:table-cell>
          <table:table-cell table:style-name="ce9" office:value-type="float" office:value="-0.21613935" calcext:value-type="float">
            <text:p>-0.21613935</text:p>
          </table:table-cell>
        </table:table-row>
        <table:table-row table:style-name="ro1">
          <table:table-cell table:style-name="ce3" office:value-type="string" calcext:value-type="string">
            <text:p>18:25:22.232</text:p>
          </table:table-cell>
          <table:table-cell table:style-name="ce9" office:value-type="float" office:value="0.021950642" calcext:value-type="float">
            <text:p>0.021950642</text:p>
          </table:table-cell>
          <table:table-cell table:style-name="ce9" office:value-type="float" office:value="-0.1864547" calcext:value-type="float">
            <text:p>-0.1864547</text:p>
          </table:table-cell>
          <table:table-cell table:style-name="ce9" office:value-type="float" office:value="-0.29208398" calcext:value-type="float">
            <text:p>-0.29208398</text:p>
          </table:table-cell>
        </table:table-row>
        <table:table-row table:style-name="ro1">
          <table:table-cell table:style-name="ce3" office:value-type="string" calcext:value-type="string">
            <text:p>18:25:37.878</text:p>
          </table:table-cell>
          <table:table-cell table:style-name="ce9" office:value-type="float" office:value="-0.023750283" calcext:value-type="float">
            <text:p>-0.023750283</text:p>
          </table:table-cell>
          <table:table-cell table:style-name="ce9" office:value-type="float" office:value="0.28263018" calcext:value-type="float">
            <text:p>0.28263018</text:p>
          </table:table-cell>
          <table:table-cell table:style-name="ce9" office:value-type="float" office:value="0.3598295" calcext:value-type="float">
            <text:p>0.3598295</text:p>
          </table:table-cell>
        </table:table-row>
        <table:table-row table:style-name="ro1">
          <table:table-cell table:style-name="ce3" office:value-type="string" calcext:value-type="string">
            <text:p>18:25:37.945</text:p>
          </table:table-cell>
          <table:table-cell table:style-name="ce9" office:value-type="float" office:value="-0.03631666" calcext:value-type="float">
            <text:p>-0.03631666</text:p>
          </table:table-cell>
          <table:table-cell table:style-name="ce9" office:value-type="float" office:value="0.33940136" calcext:value-type="float">
            <text:p>0.33940136</text:p>
          </table:table-cell>
          <table:table-cell table:style-name="ce9" office:value-type="float" office:value="0.31395888" calcext:value-type="float">
            <text:p>0.31395888</text:p>
          </table:table-cell>
        </table:table-row>
        <table:table-row table:style-name="ro1">
          <table:table-cell table:style-name="ce3" office:value-type="string" calcext:value-type="string">
            <text:p>18:25:38.019</text:p>
          </table:table-cell>
          <table:table-cell table:style-name="ce9" office:value-type="float" office:value="-0.014667415" calcext:value-type="float">
            <text:p>-0.014667415</text:p>
          </table:table-cell>
          <table:table-cell table:style-name="ce9" office:value-type="float" office:value="0.4383958" calcext:value-type="float">
            <text:p>0.4383958</text:p>
          </table:table-cell>
          <table:table-cell table:style-name="ce9" office:value-type="float" office:value="0.3438667" calcext:value-type="float">
            <text:p>0.3438667</text:p>
          </table:table-cell>
        </table:table-row>
        <table:table-row table:style-name="ro1">
          <table:table-cell table:style-name="ce3" office:value-type="string" calcext:value-type="string">
            <text:p>18:25:38.087</text:p>
          </table:table-cell>
          <table:table-cell table:style-name="ce9" office:value-type="float" office:value="-0.03253661" calcext:value-type="float">
            <text:p>-0.03253661</text:p>
          </table:table-cell>
          <table:table-cell table:style-name="ce9" office:value-type="float" office:value="0.41982475" calcext:value-type="float">
            <text:p>0.41982475</text:p>
          </table:table-cell>
          <table:table-cell table:style-name="ce9" office:value-type="float" office:value="0.16753662" calcext:value-type="float">
            <text:p>0.16753662</text:p>
          </table:table-cell>
        </table:table-row>
        <table:table-row table:style-name="ro1">
          <table:table-cell table:style-name="ce3" office:value-type="string" calcext:value-type="string">
            <text:p>18:25:38.157</text:p>
          </table:table-cell>
          <table:table-cell table:style-name="ce9" office:value-type="float" office:value="0.01861744" calcext:value-type="float">
            <text:p>0.01861744</text:p>
          </table:table-cell>
          <table:table-cell table:style-name="ce9" office:value-type="float" office:value="0.5004497" calcext:value-type="float">
            <text:p>0.5004497</text:p>
          </table:table-cell>
          <table:table-cell table:style-name="ce9" office:value-type="float" office:value="0.0833269" calcext:value-type="float">
            <text:p>0.0833269</text:p>
          </table:table-cell>
        </table:table-row>
        <table:table-row table:style-name="ro1">
          <table:table-cell table:style-name="ce3" office:value-type="string" calcext:value-type="string">
            <text:p>18:25:38.227</text:p>
          </table:table-cell>
          <table:table-cell table:style-name="ce9" office:value-type="float" office:value="0.29185334" calcext:value-type="float">
            <text:p>0.29185334</text:p>
          </table:table-cell>
          <table:table-cell table:style-name="ce9" office:value-type="float" office:value="0.44996527" calcext:value-type="float">
            <text:p>0.44996527</text:p>
          </table:table-cell>
          <table:table-cell table:style-name="ce9" office:value-type="float" office:value="0.11344636" calcext:value-type="float">
            <text:p>0.11344636</text:p>
          </table:table-cell>
        </table:table-row>
        <table:table-row table:style-name="ro1">
          <table:table-cell table:style-name="ce3" office:value-type="string" calcext:value-type="string">
            <text:p>18:25:38.297</text:p>
          </table:table-cell>
          <table:table-cell table:style-name="ce9" office:value-type="float" office:value="-0.04011518" calcext:value-type="float">
            <text:p>-0.04011518</text:p>
          </table:table-cell>
          <table:table-cell table:style-name="ce9" office:value-type="float" office:value="-0.6073115" calcext:value-type="float">
            <text:p>-0.6073115</text:p>
          </table:table-cell>
          <table:table-cell table:style-name="ce9" office:value-type="float" office:value="0.08386438" calcext:value-type="float">
            <text:p>0.08386438</text:p>
          </table:table-cell>
        </table:table-row>
        <table:table-row table:style-name="ro1">
          <table:table-cell table:style-name="ce3" office:value-type="string" calcext:value-type="string">
            <text:p>18:25:39.297</text:p>
          </table:table-cell>
          <table:table-cell table:style-name="ce9" office:value-type="float" office:value="-0.17079604" calcext:value-type="float">
            <text:p>-0.17079604</text:p>
          </table:table-cell>
          <table:table-cell table:style-name="ce9" office:value-type="float" office:value="-0.5145003" calcext:value-type="float">
            <text:p>-0.5145003</text:p>
          </table:table-cell>
          <table:table-cell table:style-name="ce9" office:value-type="float" office:value="-0.10733454" calcext:value-type="float">
            <text:p>-0.10733454</text:p>
          </table:table-cell>
        </table:table-row>
        <table:table-row table:style-name="ro1">
          <table:table-cell table:style-name="ce3" office:value-type="string" calcext:value-type="string">
            <text:p>18:25:39.351</text:p>
          </table:table-cell>
          <table:table-cell table:style-name="ce9" office:value-type="float" office:value="-0.7654352" calcext:value-type="float">
            <text:p>-0.7654352</text:p>
          </table:table-cell>
          <table:table-cell table:style-name="ce9" office:value-type="float" office:value="-0.04513038" calcext:value-type="float">
            <text:p>-0.04513038</text:p>
          </table:table-cell>
          <table:table-cell table:style-name="ce9" office:value-type="float" office:value="-0.37609327" calcext:value-type="float">
            <text:p>-0.37609327</text:p>
          </table:table-cell>
        </table:table-row>
        <table:table-row table:style-name="ro1">
          <table:table-cell table:style-name="ce3" office:value-type="string" calcext:value-type="string">
            <text:p>18:25:39.421</text:p>
          </table:table-cell>
          <table:table-cell table:style-name="ce9" office:value-type="float" office:value="-0.66867685" calcext:value-type="float">
            <text:p>-0.66867685</text:p>
          </table:table-cell>
          <table:table-cell table:style-name="ce9" office:value-type="float" office:value="-0.10148159" calcext:value-type="float">
            <text:p>-0.10148159</text:p>
          </table:table-cell>
          <table:table-cell table:style-name="ce9" office:value-type="float" office:value="-0.36770758" calcext:value-type="float">
            <text:p>-0.36770758</text:p>
          </table:table-cell>
        </table:table-row>
        <table:table-row table:style-name="ro1">
          <table:table-cell table:style-name="ce3" office:value-type="string" calcext:value-type="string">
            <text:p>18:25:39.493</text:p>
          </table:table-cell>
          <table:table-cell table:style-name="ce9" office:value-type="float" office:value="-0.5796167" calcext:value-type="float">
            <text:p>-0.5796167</text:p>
          </table:table-cell>
          <table:table-cell table:style-name="ce9" office:value-type="float" office:value="-0.2185551" calcext:value-type="float">
            <text:p>-0.2185551</text:p>
          </table:table-cell>
          <table:table-cell table:style-name="ce9" office:value-type="float" office:value="-0.41948667" calcext:value-type="float">
            <text:p>-0.41948667</text:p>
          </table:table-cell>
        </table:table-row>
        <table:table-row table:style-name="ro1">
          <table:table-cell table:style-name="ce3" office:value-type="string" calcext:value-type="string">
            <text:p>18:25:39.561</text:p>
          </table:table-cell>
          <table:table-cell table:style-name="ce9" office:value-type="float" office:value="-0.51396465" calcext:value-type="float">
            <text:p>-0.51396465</text:p>
          </table:table-cell>
          <table:table-cell table:style-name="ce9" office:value-type="float" office:value="-0.21230017" calcext:value-type="float">
            <text:p>-0.21230017</text:p>
          </table:table-cell>
          <table:table-cell table:style-name="ce9" office:value-type="float" office:value="-0.40280655" calcext:value-type="float">
            <text:p>-0.40280655</text:p>
          </table:table-cell>
        </table:table-row>
        <table:table-row table:style-name="ro1">
          <table:table-cell table:style-name="ce3" office:value-type="string" calcext:value-type="string">
            <text:p>18:25:39.633</text:p>
          </table:table-cell>
          <table:table-cell table:style-name="ce9" office:value-type="float" office:value="-0.4039012" calcext:value-type="float">
            <text:p>-0.4039012</text:p>
          </table:table-cell>
          <table:table-cell table:style-name="ce9" office:value-type="float" office:value="-0.14470786" calcext:value-type="float">
            <text:p>-0.14470786</text:p>
          </table:table-cell>
          <table:table-cell table:style-name="ce9" office:value-type="float" office:value="-0.34560695" calcext:value-type="float">
            <text:p>-0.34560695</text:p>
          </table:table-cell>
        </table:table-row>
        <table:table-row table:style-name="ro1">
          <table:table-cell table:style-name="ce3" office:value-type="string" calcext:value-type="string">
            <text:p>18:25:39.702</text:p>
          </table:table-cell>
          <table:table-cell table:style-name="ce9" office:value-type="float" office:value="-0.26793003" calcext:value-type="float">
            <text:p>-0.26793003</text:p>
          </table:table-cell>
          <table:table-cell table:style-name="ce9" office:value-type="float" office:value="-0.100134514" calcext:value-type="float">
            <text:p>-0.100134514</text:p>
          </table:table-cell>
          <table:table-cell table:style-name="ce9" office:value-type="float" office:value="-0.2750111" calcext:value-type="float">
            <text:p>-0.2750111</text:p>
          </table:table-cell>
        </table:table-row>
        <table:table-row table:style-name="ro1">
          <table:table-cell table:style-name="ce3" office:value-type="string" calcext:value-type="string">
            <text:p>18:25:39.773</text:p>
          </table:table-cell>
          <table:table-cell table:style-name="ce9" office:value-type="float" office:value="-0.25212333" calcext:value-type="float">
            <text:p>-0.25212333</text:p>
          </table:table-cell>
          <table:table-cell table:style-name="ce9" office:value-type="float" office:value="-0.15911521" calcext:value-type="float">
            <text:p>-0.15911521</text:p>
          </table:table-cell>
          <table:table-cell table:style-name="ce9" office:value-type="float" office:value="-0.21169457" calcext:value-type="float">
            <text:p>-0.21169457</text:p>
          </table:table-cell>
        </table:table-row>
        <table:table-row table:style-name="ro1">
          <table:table-cell table:style-name="ce2" office:value-type="string" calcext:value-type="string">
            <text:p>18:25:48.556</text:p>
          </table:table-cell>
          <table:table-cell table:style-name="ce8" office:value-type="float" office:value="0.31493473" calcext:value-type="float">
            <text:p>0.31493473</text:p>
          </table:table-cell>
          <table:table-cell table:style-name="ce8" office:value-type="float" office:value="0.2538422" calcext:value-type="float">
            <text:p>0.2538422</text:p>
          </table:table-cell>
          <table:table-cell table:style-name="ce8" office:value-type="float" office:value="0.4091087" calcext:value-type="float">
            <text:p>0.4091087</text:p>
          </table:table-cell>
        </table:table-row>
        <table:table-row table:style-name="ro1">
          <table:table-cell table:style-name="ce2" office:value-type="string" calcext:value-type="string">
            <text:p>18:25:48.626</text:p>
          </table:table-cell>
          <table:table-cell table:style-name="ce8" office:value-type="float" office:value="0.25289926" calcext:value-type="float">
            <text:p>0.25289926</text:p>
          </table:table-cell>
          <table:table-cell table:style-name="ce8" office:value-type="float" office:value="0.3260166" calcext:value-type="float">
            <text:p>0.3260166</text:p>
          </table:table-cell>
          <table:table-cell table:style-name="ce8" office:value-type="float" office:value="0.41961387" calcext:value-type="float">
            <text:p>0.41961387</text:p>
          </table:table-cell>
        </table:table-row>
        <table:table-row table:style-name="ro1">
          <table:table-cell table:style-name="ce2" office:value-type="string" calcext:value-type="string">
            <text:p>18:25:48.696</text:p>
          </table:table-cell>
          <table:table-cell table:style-name="ce8" office:value-type="float" office:value="0.2207978" calcext:value-type="float">
            <text:p>0.2207978</text:p>
          </table:table-cell>
          <table:table-cell table:style-name="ce8" office:value-type="float" office:value="0.25232607" calcext:value-type="float">
            <text:p>0.25232607</text:p>
          </table:table-cell>
          <table:table-cell table:style-name="ce8" office:value-type="float" office:value="0.38050887" calcext:value-type="float">
            <text:p>0.38050887</text:p>
          </table:table-cell>
        </table:table-row>
        <table:table-row table:style-name="ro1">
          <table:table-cell table:style-name="ce2" office:value-type="string" calcext:value-type="string">
            <text:p>18:25:48.772</text:p>
          </table:table-cell>
          <table:table-cell table:style-name="ce8" office:value-type="float" office:value="0.18443578" calcext:value-type="float">
            <text:p>0.18443578</text:p>
          </table:table-cell>
          <table:table-cell table:style-name="ce8" office:value-type="float" office:value="0.4178161" calcext:value-type="float">
            <text:p>0.4178161</text:p>
          </table:table-cell>
          <table:table-cell table:style-name="ce8" office:value-type="float" office:value="0.3116963" calcext:value-type="float">
            <text:p>0.3116963</text:p>
          </table:table-cell>
        </table:table-row>
        <table:table-row table:style-name="ro1">
          <table:table-cell table:style-name="ce2" office:value-type="string" calcext:value-type="string">
            <text:p>18:25:48.837</text:p>
          </table:table-cell>
          <table:table-cell table:style-name="ce8" office:value-type="float" office:value="0.45756936" calcext:value-type="float">
            <text:p>0.45756936</text:p>
          </table:table-cell>
          <table:table-cell table:style-name="ce8" office:value-type="float" office:value="0.17586362" calcext:value-type="float">
            <text:p>0.17586362</text:p>
          </table:table-cell>
          <table:table-cell table:style-name="ce8" office:value-type="float" office:value="0.45455012" calcext:value-type="float">
            <text:p>0.45455012</text:p>
          </table:table-cell>
        </table:table-row>
        <table:table-row table:style-name="ro1">
          <table:table-cell table:style-name="ce2" office:value-type="string" calcext:value-type="string">
            <text:p>18:25:48.908</text:p>
          </table:table-cell>
          <table:table-cell table:style-name="ce8" office:value-type="float" office:value="0.18988858" calcext:value-type="float">
            <text:p>0.18988858</text:p>
          </table:table-cell>
          <table:table-cell table:style-name="ce8" office:value-type="float" office:value="-0.24140534" calcext:value-type="float">
            <text:p>-0.24140534</text:p>
          </table:table-cell>
          <table:table-cell table:style-name="ce8" office:value-type="float" office:value="0.27242512" calcext:value-type="float">
            <text:p>0.27242512</text:p>
          </table:table-cell>
        </table:table-row>
        <table:table-row table:style-name="ro1">
          <table:table-cell table:style-name="ce2" office:value-type="string" calcext:value-type="string">
            <text:p>18:25:48.977</text:p>
          </table:table-cell>
          <table:table-cell table:style-name="ce8" office:value-type="float" office:value="0.037086267" calcext:value-type="float">
            <text:p>0.037086267</text:p>
          </table:table-cell>
          <table:table-cell table:style-name="ce8" office:value-type="float" office:value="-0.46797282" calcext:value-type="float">
            <text:p>-0.46797282</text:p>
          </table:table-cell>
          <table:table-cell table:style-name="ce8" office:value-type="float" office:value="0.12696972" calcext:value-type="float">
            <text:p>0.12696972</text:p>
          </table:table-cell>
        </table:table-row>
        <table:table-row table:style-name="ro1">
          <table:table-cell table:style-name="ce2" office:value-type="string" calcext:value-type="string">
            <text:p>18:25:49.998</text:p>
          </table:table-cell>
          <table:table-cell table:style-name="ce8" office:value-type="float" office:value="-0.6600794" calcext:value-type="float">
            <text:p>-0.6600794</text:p>
          </table:table-cell>
          <table:table-cell table:style-name="ce8" office:value-type="float" office:value="0.48036256" calcext:value-type="float">
            <text:p>0.48036256</text:p>
          </table:table-cell>
          <table:table-cell table:style-name="ce8" office:value-type="float" office:value="-0.2658542" calcext:value-type="float">
            <text:p>-0.2658542</text:p>
          </table:table-cell>
        </table:table-row>
        <table:table-row table:style-name="ro1">
          <table:table-cell table:style-name="ce2" office:value-type="string" calcext:value-type="string">
            <text:p>18:25:50.070</text:p>
          </table:table-cell>
          <table:table-cell table:style-name="ce8" office:value-type="float" office:value="-0.5611125" calcext:value-type="float">
            <text:p>-0.5611125</text:p>
          </table:table-cell>
          <table:table-cell table:style-name="ce8" office:value-type="float" office:value="0.5035177" calcext:value-type="float">
            <text:p>0.5035177</text:p>
          </table:table-cell>
          <table:table-cell table:style-name="ce8" office:value-type="float" office:value="-0.25223267" calcext:value-type="float">
            <text:p>-0.25223267</text:p>
          </table:table-cell>
        </table:table-row>
        <table:table-row table:style-name="ro1">
          <table:table-cell table:style-name="ce2" office:value-type="string" calcext:value-type="string">
            <text:p>18:25:50.139</text:p>
          </table:table-cell>
          <table:table-cell table:style-name="ce8" office:value-type="float" office:value="-0.48654416" calcext:value-type="float">
            <text:p>-0.48654416</text:p>
          </table:table-cell>
          <table:table-cell table:style-name="ce8" office:value-type="float" office:value="0.56346864" calcext:value-type="float">
            <text:p>0.56346864</text:p>
          </table:table-cell>
          <table:table-cell table:style-name="ce8" office:value-type="float" office:value="-0.23513928" calcext:value-type="float">
            <text:p>-0.23513928</text:p>
          </table:table-cell>
        </table:table-row>
        <table:table-row table:style-name="ro1">
          <table:table-cell table:style-name="ce2" office:value-type="string" calcext:value-type="string">
            <text:p>18:25:50.207</text:p>
          </table:table-cell>
          <table:table-cell table:style-name="ce8" office:value-type="float" office:value="-0.37153235" calcext:value-type="float">
            <text:p>-0.37153235</text:p>
          </table:table-cell>
          <table:table-cell table:style-name="ce8" office:value-type="float" office:value="0.4967946" calcext:value-type="float">
            <text:p>0.4967946</text:p>
          </table:table-cell>
          <table:table-cell table:style-name="ce8" office:value-type="float" office:value="-0.22239198" calcext:value-type="float">
            <text:p>-0.22239198</text:p>
          </table:table-cell>
        </table:table-row>
        <table:table-row table:style-name="ro1">
          <table:table-cell table:style-name="ce2" office:value-type="string" calcext:value-type="string">
            <text:p>18:25:50.278</text:p>
          </table:table-cell>
          <table:table-cell table:style-name="ce8" office:value-type="float" office:value="-0.30735275" calcext:value-type="float">
            <text:p>-0.30735275</text:p>
          </table:table-cell>
          <table:table-cell table:style-name="ce8" office:value-type="float" office:value="0.24716401" calcext:value-type="float">
            <text:p>0.24716401</text:p>
          </table:table-cell>
          <table:table-cell table:style-name="ce8" office:value-type="float" office:value="-0.19575824" calcext:value-type="float">
            <text:p>-0.19575824</text:p>
          </table:table-cell>
        </table:table-row>
        <table:table-row table:style-name="ro1">
          <table:table-cell table:style-name="ce2" office:value-type="string" calcext:value-type="string">
            <text:p>18:25:50.347</text:p>
          </table:table-cell>
          <table:table-cell table:style-name="ce8" office:value-type="float" office:value="-0.123468034" calcext:value-type="float">
            <text:p>-0.123468034</text:p>
          </table:table-cell>
          <table:table-cell table:style-name="ce8" office:value-type="float" office:value="-0.20623894" calcext:value-type="float">
            <text:p>-0.20623894</text:p>
          </table:table-cell>
          <table:table-cell table:style-name="ce8" office:value-type="float" office:value="-0.109605275" calcext:value-type="float">
            <text:p>-0.109605275</text:p>
          </table:table-cell>
        </table:table-row>
        <table:table-row table:style-name="ro1">
          <table:table-cell table:style-name="ce2" office:value-type="string" calcext:value-type="string">
            <text:p>18:25:50.419</text:p>
          </table:table-cell>
          <table:table-cell table:style-name="ce8" office:value-type="float" office:value="-0.21373351" calcext:value-type="float">
            <text:p>-0.21373351</text:p>
          </table:table-cell>
          <table:table-cell table:style-name="ce8" office:value-type="float" office:value="-0.11442363" calcext:value-type="float">
            <text:p>-0.11442363</text:p>
          </table:table-cell>
          <table:table-cell table:style-name="ce8" office:value-type="float" office:value="-0.15797089" calcext:value-type="float">
            <text:p>-0.15797089</text:p>
          </table:table-cell>
        </table:table-row>
        <table:table-row table:style-name="ro1">
          <table:table-cell table:style-name="ce2" office:value-type="string" calcext:value-type="string">
            <text:p>18:26:02.955</text:p>
          </table:table-cell>
          <table:table-cell table:style-name="ce8" office:value-type="float" office:value="0.41188788" calcext:value-type="float">
            <text:p>0.41188788</text:p>
          </table:table-cell>
          <table:table-cell table:style-name="ce8" office:value-type="float" office:value="-0.5868192" calcext:value-type="float">
            <text:p>-0.5868192</text:p>
          </table:table-cell>
          <table:table-cell table:style-name="ce8" office:value-type="float" office:value="-0.20479588" calcext:value-type="float">
            <text:p>-0.20479588</text:p>
          </table:table-cell>
        </table:table-row>
        <table:table-row table:style-name="ro1">
          <table:table-cell table:style-name="ce2" office:value-type="string" calcext:value-type="string">
            <text:p>18:26:03.023</text:p>
          </table:table-cell>
          <table:table-cell table:style-name="ce8" office:value-type="float" office:value="0.36894128" calcext:value-type="float">
            <text:p>0.36894128</text:p>
          </table:table-cell>
          <table:table-cell table:style-name="ce8" office:value-type="float" office:value="-0.53341067" calcext:value-type="float">
            <text:p>-0.53341067</text:p>
          </table:table-cell>
          <table:table-cell table:style-name="ce8" office:value-type="float" office:value="-0.18343736" calcext:value-type="float">
            <text:p>-0.18343736</text:p>
          </table:table-cell>
        </table:table-row>
        <table:table-row table:style-name="ro1">
          <table:table-cell table:style-name="ce2" office:value-type="string" calcext:value-type="string">
            <text:p>18:26:03.094</text:p>
          </table:table-cell>
          <table:table-cell table:style-name="ce8" office:value-type="float" office:value="0.33446413" calcext:value-type="float">
            <text:p>0.33446413</text:p>
          </table:table-cell>
          <table:table-cell table:style-name="ce8" office:value-type="float" office:value="-0.48138794" calcext:value-type="float">
            <text:p>-0.48138794</text:p>
          </table:table-cell>
          <table:table-cell table:style-name="ce8" office:value-type="float" office:value="-0.16860923" calcext:value-type="float">
            <text:p>-0.16860923</text:p>
          </table:table-cell>
        </table:table-row>
        <table:table-row table:style-name="ro1">
          <table:table-cell table:style-name="ce2" office:value-type="string" calcext:value-type="string">
            <text:p>18:26:03.164</text:p>
          </table:table-cell>
          <table:table-cell table:style-name="ce8" office:value-type="float" office:value="0.300798" calcext:value-type="float">
            <text:p>0.300798</text:p>
          </table:table-cell>
          <table:table-cell table:style-name="ce8" office:value-type="float" office:value="-0.43610564" calcext:value-type="float">
            <text:p>-0.43610564</text:p>
          </table:table-cell>
          <table:table-cell table:style-name="ce8" office:value-type="float" office:value="-0.14999047" calcext:value-type="float">
            <text:p>-0.14999047</text:p>
          </table:table-cell>
        </table:table-row>
        <table:table-row table:style-name="ro1">
          <table:table-cell table:style-name="ce2" office:value-type="string" calcext:value-type="string">
            <text:p>18:26:03.235</text:p>
          </table:table-cell>
          <table:table-cell table:style-name="ce8" office:value-type="float" office:value="0.26764202" calcext:value-type="float">
            <text:p>0.26764202</text:p>
          </table:table-cell>
          <table:table-cell table:style-name="ce8" office:value-type="float" office:value="-0.38963857" calcext:value-type="float">
            <text:p>-0.38963857</text:p>
          </table:table-cell>
          <table:table-cell table:style-name="ce8" office:value-type="float" office:value="-0.13630976" calcext:value-type="float">
            <text:p>-0.13630976</text:p>
          </table:table-cell>
        </table:table-row>
        <table:table-row table:style-name="ro1">
          <table:table-cell table:style-name="ce2" office:value-type="string" calcext:value-type="string">
            <text:p>18:26:03.304</text:p>
          </table:table-cell>
          <table:table-cell table:style-name="ce8" office:value-type="float" office:value="0.24153699" calcext:value-type="float">
            <text:p>0.24153699</text:p>
          </table:table-cell>
          <table:table-cell table:style-name="ce8" office:value-type="float" office:value="-0.35309178" calcext:value-type="float">
            <text:p>-0.35309178</text:p>
          </table:table-cell>
          <table:table-cell table:style-name="ce8" office:value-type="float" office:value="-0.12751278" calcext:value-type="float">
            <text:p>-0.12751278</text:p>
          </table:table-cell>
        </table:table-row>
        <table:table-row table:style-name="ro1">
          <table:table-cell table:style-name="ce2" office:value-type="string" calcext:value-type="string">
            <text:p>18:26:03.375</text:p>
          </table:table-cell>
          <table:table-cell table:style-name="ce8" office:value-type="float" office:value="0.21782275" calcext:value-type="float">
            <text:p>0.21782275</text:p>
          </table:table-cell>
          <table:table-cell table:style-name="ce8" office:value-type="float" office:value="-0.31932065" calcext:value-type="float">
            <text:p>-0.31932065</text:p>
          </table:table-cell>
          <table:table-cell table:style-name="ce8" office:value-type="float" office:value="-0.11761793" calcext:value-type="float">
            <text:p>-0.11761793</text:p>
          </table:table-cell>
        </table:table-row>
        <table:table-row table:style-name="ro1">
          <table:table-cell table:style-name="ce4" office:value-type="string" calcext:value-type="string">
            <text:p>18:27:02.957</text:p>
          </table:table-cell>
          <table:table-cell table:style-name="ce10" office:value-type="float" office:value="-0.6756148" calcext:value-type="float">
            <text:p>-0.6756148</text:p>
          </table:table-cell>
          <table:table-cell table:style-name="ce10" office:value-type="float" office:value="0.6596329" calcext:value-type="float">
            <text:p>0.6596329</text:p>
          </table:table-cell>
          <table:table-cell table:style-name="ce10" office:value-type="float" office:value="-0.17507" calcext:value-type="float">
            <text:p>-0.17507</text:p>
          </table:table-cell>
        </table:table-row>
        <table:table-row table:style-name="ro1">
          <table:table-cell table:style-name="ce4" office:value-type="string" calcext:value-type="string">
            <text:p>18:27:03.022</text:p>
          </table:table-cell>
          <table:table-cell table:style-name="ce10" office:value-type="float" office:value="-0.60871255" calcext:value-type="float">
            <text:p>-0.60871255</text:p>
          </table:table-cell>
          <table:table-cell table:style-name="ce10" office:value-type="float" office:value="0.6275075" calcext:value-type="float">
            <text:p>0.6275075</text:p>
          </table:table-cell>
          <table:table-cell table:style-name="ce10" office:value-type="float" office:value="-0.15470655" calcext:value-type="float">
            <text:p>-0.15470655</text:p>
          </table:table-cell>
        </table:table-row>
        <table:table-row table:style-name="ro1">
          <table:table-cell table:style-name="ce4" office:value-type="string" calcext:value-type="string">
            <text:p>18:27:03.092</text:p>
          </table:table-cell>
          <table:table-cell table:style-name="ce10" office:value-type="float" office:value="-0.5489399" calcext:value-type="float">
            <text:p>-0.5489399</text:p>
          </table:table-cell>
          <table:table-cell table:style-name="ce10" office:value-type="float" office:value="0.5590438" calcext:value-type="float">
            <text:p>0.5590438</text:p>
          </table:table-cell>
          <table:table-cell table:style-name="ce10" office:value-type="float" office:value="-0.14692634" calcext:value-type="float">
            <text:p>-0.14692634</text:p>
          </table:table-cell>
        </table:table-row>
        <table:table-row table:style-name="ro1">
          <table:table-cell table:style-name="ce4" office:value-type="string" calcext:value-type="string">
            <text:p>18:27:03.164</text:p>
          </table:table-cell>
          <table:table-cell table:style-name="ce10" office:value-type="float" office:value="-0.5001982" calcext:value-type="float">
            <text:p>-0.5001982</text:p>
          </table:table-cell>
          <table:table-cell table:style-name="ce10" office:value-type="float" office:value="0.49720684" calcext:value-type="float">
            <text:p>0.49720684</text:p>
          </table:table-cell>
          <table:table-cell table:style-name="ce10" office:value-type="float" office:value="-0.14585674" calcext:value-type="float">
            <text:p>-0.14585674</text:p>
          </table:table-cell>
        </table:table-row>
        <table:table-row table:style-name="ro1">
          <table:table-cell table:style-name="ce4" office:value-type="string" calcext:value-type="string">
            <text:p>18:27:03.233</text:p>
          </table:table-cell>
          <table:table-cell table:style-name="ce10" office:value-type="float" office:value="-0.4453444" calcext:value-type="float">
            <text:p>-0.4453444</text:p>
          </table:table-cell>
          <table:table-cell table:style-name="ce10" office:value-type="float" office:value="0.4406746" calcext:value-type="float">
            <text:p>0.4406746</text:p>
          </table:table-cell>
          <table:table-cell table:style-name="ce10" office:value-type="float" office:value="-0.10973787" calcext:value-type="float">
            <text:p>-0.10973787</text:p>
          </table:table-cell>
        </table:table-row>
        <table:table-row table:style-name="ro1">
          <table:table-cell table:style-name="ce4" office:value-type="string" calcext:value-type="string">
            <text:p>18:27:03.304</text:p>
          </table:table-cell>
          <table:table-cell table:style-name="ce10" office:value-type="float" office:value="-0.4030072" calcext:value-type="float">
            <text:p>-0.4030072</text:p>
          </table:table-cell>
          <table:table-cell table:style-name="ce10" office:value-type="float" office:value="0.39397043" calcext:value-type="float">
            <text:p>0.39397043</text:p>
          </table:table-cell>
          <table:table-cell table:style-name="ce10" office:value-type="float" office:value="-0.11392523" calcext:value-type="float">
            <text:p>-0.11392523</text:p>
          </table:table-cell>
        </table:table-row>
        <table:table-row table:style-name="ro1">
          <table:table-cell table:style-name="ce4" office:value-type="string" calcext:value-type="string">
            <text:p>18:27:03.373</text:p>
          </table:table-cell>
          <table:table-cell table:style-name="ce10" office:value-type="float" office:value="-0.3627065" calcext:value-type="float">
            <text:p>-0.3627065</text:p>
          </table:table-cell>
          <table:table-cell table:style-name="ce10" office:value-type="float" office:value="0.35347477" calcext:value-type="float">
            <text:p>0.35347477</text:p>
          </table:table-cell>
          <table:table-cell table:style-name="ce10" office:value-type="float" office:value="-0.09791846" calcext:value-type="float">
            <text:p>-0.09791846</text:p>
          </table:table-cell>
        </table:table-row>
        <table:table-row table:style-name="ro1">
          <table:table-cell table:style-name="ce4" office:value-type="string" calcext:value-type="string">
            <text:p>18:28:02.942</text:p>
          </table:table-cell>
          <table:table-cell table:style-name="ce10" office:value-type="float" office:value="-0.31764683" calcext:value-type="float">
            <text:p>-0.31764683</text:p>
          </table:table-cell>
          <table:table-cell table:style-name="ce10" office:value-type="float" office:value="0.4216185" calcext:value-type="float">
            <text:p>0.4216185</text:p>
          </table:table-cell>
          <table:table-cell table:style-name="ce10" office:value-type="float" office:value="-0.13251138" calcext:value-type="float">
            <text:p>-0.13251138</text:p>
          </table:table-cell>
        </table:table-row>
        <table:table-row table:style-name="ro1">
          <table:table-cell table:style-name="ce4" office:value-type="string" calcext:value-type="string">
            <text:p>18:28:03.011</text:p>
          </table:table-cell>
          <table:table-cell table:style-name="ce10" office:value-type="float" office:value="-0.2841243" calcext:value-type="float">
            <text:p>-0.2841243</text:p>
          </table:table-cell>
          <table:table-cell table:style-name="ce10" office:value-type="float" office:value="0.3774791" calcext:value-type="float">
            <text:p>0.3774791</text:p>
          </table:table-cell>
          <table:table-cell table:style-name="ce10" office:value-type="float" office:value="-0.11991943" calcext:value-type="float">
            <text:p>-0.11991943</text:p>
          </table:table-cell>
        </table:table-row>
        <table:table-row table:style-name="ro1">
          <table:table-cell table:style-name="ce4" office:value-type="string" calcext:value-type="string">
            <text:p>18:28:03.083</text:p>
          </table:table-cell>
          <table:table-cell table:style-name="ce10" office:value-type="float" office:value="-0.25878802" calcext:value-type="float">
            <text:p>-0.25878802</text:p>
          </table:table-cell>
          <table:table-cell table:style-name="ce10" office:value-type="float" office:value="0.33709446" calcext:value-type="float">
            <text:p>0.33709446</text:p>
          </table:table-cell>
          <table:table-cell table:style-name="ce10" office:value-type="float" office:value="-0.109245844" calcext:value-type="float">
            <text:p>-0.109245844</text:p>
          </table:table-cell>
        </table:table-row>
        <table:table-row table:style-name="ro1">
          <table:table-cell table:style-name="ce4" office:value-type="string" calcext:value-type="string">
            <text:p>18:28:03.152</text:p>
          </table:table-cell>
          <table:table-cell table:style-name="ce10" office:value-type="float" office:value="-0.23246978" calcext:value-type="float">
            <text:p>-0.23246978</text:p>
          </table:table-cell>
          <table:table-cell table:style-name="ce10" office:value-type="float" office:value="0.30602175" calcext:value-type="float">
            <text:p>0.30602175</text:p>
          </table:table-cell>
          <table:table-cell table:style-name="ce10" office:value-type="float" office:value="-0.094146445" calcext:value-type="float">
            <text:p>-0.094146445</text:p>
          </table:table-cell>
        </table:table-row>
        <table:table-row table:style-name="ro1">
          <table:table-cell table:style-name="ce4" office:value-type="string" calcext:value-type="string">
            <text:p>18:28:03.223</text:p>
          </table:table-cell>
          <table:table-cell table:style-name="ce10" office:value-type="float" office:value="-0.20768474" calcext:value-type="float">
            <text:p>-0.20768474</text:p>
          </table:table-cell>
          <table:table-cell table:style-name="ce10" office:value-type="float" office:value="0.27344206" calcext:value-type="float">
            <text:p>0.27344206</text:p>
          </table:table-cell>
          <table:table-cell table:style-name="ce10" office:value-type="float" office:value="-0.0928617" calcext:value-type="float">
            <text:p>-0.0928617</text:p>
          </table:table-cell>
        </table:table-row>
        <table:table-row table:style-name="ro1">
          <table:table-cell table:style-name="ce4" office:value-type="string" calcext:value-type="string">
            <text:p>18:28:03.292</text:p>
          </table:table-cell>
          <table:table-cell table:style-name="ce10" office:value-type="float" office:value="-0.18823463" calcext:value-type="float">
            <text:p>-0.18823463</text:p>
          </table:table-cell>
          <table:table-cell table:style-name="ce10" office:value-type="float" office:value="0.2482951" calcext:value-type="float">
            <text:p>0.2482951</text:p>
          </table:table-cell>
          <table:table-cell table:style-name="ce10" office:value-type="float" office:value="-0.07830207" calcext:value-type="float">
            <text:p>-0.07830207</text:p>
          </table:table-cell>
        </table:table-row>
        <table:table-row table:style-name="ro1">
          <table:table-cell table:style-name="ce4" office:value-type="string" calcext:value-type="string">
            <text:p>18:28:03.363</text:p>
          </table:table-cell>
          <table:table-cell table:style-name="ce10" office:value-type="float" office:value="-0.17050977" calcext:value-type="float">
            <text:p>-0.17050977</text:p>
          </table:table-cell>
          <table:table-cell table:style-name="ce10" office:value-type="float" office:value="0.22016971" calcext:value-type="float">
            <text:p>0.22016971</text:p>
          </table:table-cell>
          <table:table-cell table:style-name="ce10" office:value-type="float" office:value="-0.07838202" calcext:value-type="float">
            <text:p>-0.07838202</text:p>
          </table:table-cell>
        </table:table-row>
        <table:table-row table:style-name="ro1">
          <table:table-cell table:style-name="ce4" office:value-type="string" calcext:value-type="string">
            <text:p>18:29:02.941</text:p>
          </table:table-cell>
          <table:table-cell table:style-name="ce10" office:value-type="float" office:value="-0.15126152" calcext:value-type="float">
            <text:p>-0.15126152</text:p>
          </table:table-cell>
          <table:table-cell table:style-name="ce10" office:value-type="float" office:value="0.19947109" calcext:value-type="float">
            <text:p>0.19947109</text:p>
          </table:table-cell>
          <table:table-cell table:style-name="ce10" office:value-type="float" office:value="-0.06351257" calcext:value-type="float">
            <text:p>-0.06351257</text:p>
          </table:table-cell>
        </table:table-row>
        <table:table-row table:style-name="ro1">
          <table:table-cell table:style-name="ce4" office:value-type="string" calcext:value-type="string">
            <text:p>18:29:02.988</text:p>
          </table:table-cell>
          <table:table-cell table:style-name="ce10" office:value-type="float" office:value="-0.10713149" calcext:value-type="float">
            <text:p>-0.10713149</text:p>
          </table:table-cell>
          <table:table-cell table:style-name="ce10" office:value-type="float" office:value="0.18633549" calcext:value-type="float">
            <text:p>0.18633549</text:p>
          </table:table-cell>
          <table:table-cell table:style-name="ce10" office:value-type="float" office:value="0.030289844" calcext:value-type="float">
            <text:p>0.030289844</text:p>
          </table:table-cell>
        </table:table-row>
        <table:table-row table:style-name="ro1">
          <table:table-cell table:style-name="ce4" office:value-type="string" calcext:value-type="string">
            <text:p>18:29:03.059</text:p>
          </table:table-cell>
          <table:table-cell table:style-name="ce10" office:value-type="float" office:value="-0.097516894" calcext:value-type="float">
            <text:p>-0.097516894</text:p>
          </table:table-cell>
          <table:table-cell table:style-name="ce10" office:value-type="float" office:value="0.17385429" calcext:value-type="float">
            <text:p>0.17385429</text:p>
          </table:table-cell>
          <table:table-cell table:style-name="ce10" office:value-type="float" office:value="0.015835088" calcext:value-type="float">
            <text:p>0.015835088</text:p>
          </table:table-cell>
        </table:table-row>
        <table:table-row table:style-name="ro1">
          <table:table-cell table:style-name="ce4" office:value-type="string" calcext:value-type="string">
            <text:p>18:29:03.130</text:p>
          </table:table-cell>
          <table:table-cell table:style-name="ce10" office:value-type="float" office:value="-0.09128079" calcext:value-type="float">
            <text:p>-0.09128079</text:p>
          </table:table-cell>
          <table:table-cell table:style-name="ce10" office:value-type="float" office:value="0.1593253" calcext:value-type="float">
            <text:p>0.1593253</text:p>
          </table:table-cell>
          <table:table-cell table:style-name="ce10" office:value-type="float" office:value="0.02260117" calcext:value-type="float">
            <text:p>0.02260117</text:p>
          </table:table-cell>
        </table:table-row>
        <table:table-row table:style-name="ro1">
          <table:table-cell table:style-name="ce4" office:value-type="string" calcext:value-type="string">
            <text:p>18:29:03.200</text:p>
          </table:table-cell>
          <table:table-cell table:style-name="ce10" office:value-type="float" office:value="-0.076000355" calcext:value-type="float">
            <text:p>-0.076000355</text:p>
          </table:table-cell>
          <table:table-cell table:style-name="ce10" office:value-type="float" office:value="0.13570234" calcext:value-type="float">
            <text:p>0.13570234</text:p>
          </table:table-cell>
          <table:table-cell table:style-name="ce10" office:value-type="float" office:value="0.016385972" calcext:value-type="float">
            <text:p>0.016385972</text:p>
          </table:table-cell>
        </table:table-row>
        <table:table-row table:style-name="ro1">
          <table:table-cell table:style-name="ce4" office:value-type="string" calcext:value-type="string">
            <text:p>18:29:03.270</text:p>
          </table:table-cell>
          <table:table-cell table:style-name="ce10" office:value-type="float" office:value="-0.06862013" calcext:value-type="float">
            <text:p>-0.06862013</text:p>
          </table:table-cell>
          <table:table-cell table:style-name="ce10" office:value-type="float" office:value="0.11905594" calcext:value-type="float">
            <text:p>0.11905594</text:p>
          </table:table-cell>
          <table:table-cell table:style-name="ce10" office:value-type="float" office:value="0.028370416" calcext:value-type="float">
            <text:p>0.028370416</text:p>
          </table:table-cell>
        </table:table-row>
        <table:table-row table:style-name="ro1">
          <table:table-cell table:style-name="ce4" office:value-type="string" calcext:value-type="string">
            <text:p>18:29:03.340</text:p>
          </table:table-cell>
          <table:table-cell table:style-name="ce10" office:value-type="float" office:value="-0.0657132" calcext:value-type="float">
            <text:p>-0.0657132</text:p>
          </table:table-cell>
          <table:table-cell table:style-name="ce10" office:value-type="float" office:value="0.122970656" calcext:value-type="float">
            <text:p>0.122970656</text:p>
          </table:table-cell>
          <table:table-cell table:style-name="ce10" office:value-type="float" office:value="0.02487419" calcext:value-type="float">
            <text:p>0.02487419</text:p>
          </table:table-cell>
        </table:table-row>
        <table:table-row table:style-name="ro1">
          <table:table-cell table:style-name="ce4" office:value-type="string" calcext:value-type="string">
            <text:p>18:29:03.410</text:p>
          </table:table-cell>
          <table:table-cell table:style-name="ce10" office:value-type="float" office:value="-0.058702417" calcext:value-type="float">
            <text:p>-0.058702417</text:p>
          </table:table-cell>
          <table:table-cell table:style-name="ce10" office:value-type="float" office:value="0.12056127" calcext:value-type="float">
            <text:p>0.12056127</text:p>
          </table:table-cell>
          <table:table-cell table:style-name="ce10" office:value-type="float" office:value="0.002391686" calcext:value-type="float">
            <text:p>0.002391686</text:p>
          </table:table-cell>
        </table:table-row>
        <table:table-row table:style-name="ro1">
          <table:table-cell table:style-name="ce4" office:value-type="string" calcext:value-type="string">
            <text:p>18:29:17.970</text:p>
          </table:table-cell>
          <table:table-cell table:style-name="ce10" office:value-type="float" office:value="-0.058984533" calcext:value-type="float">
            <text:p>-0.058984533</text:p>
          </table:table-cell>
          <table:table-cell table:style-name="ce10" office:value-type="float" office:value="0.106088154" calcext:value-type="float">
            <text:p>0.106088154</text:p>
          </table:table-cell>
          <table:table-cell table:style-name="ce10" office:value-type="float" office:value="-0.005537917" calcext:value-type="float">
            <text:p>-0.005537917</text:p>
          </table:table-cell>
        </table:table-row>
        <table:table-row table:style-name="ro1">
          <table:table-cell table:style-name="ce4" office:value-type="string" calcext:value-type="string">
            <text:p>18:29:18.042</text:p>
          </table:table-cell>
          <table:table-cell table:style-name="ce10" office:value-type="float" office:value="-0.04517594" calcext:value-type="float">
            <text:p>-0.04517594</text:p>
          </table:table-cell>
          <table:table-cell table:style-name="ce10" office:value-type="float" office:value="0.09613852" calcext:value-type="float">
            <text:p>0.09613852</text:p>
          </table:table-cell>
          <table:table-cell table:style-name="ce10" office:value-type="float" office:value="0.005782495" calcext:value-type="float">
            <text:p>0.005782495</text:p>
          </table:table-cell>
        </table:table-row>
        <table:table-row table:style-name="ro1">
          <table:table-cell table:style-name="ce4" office:value-type="string" calcext:value-type="string">
            <text:p>18:29:18.111</text:p>
          </table:table-cell>
          <table:table-cell table:style-name="ce10" office:value-type="float" office:value="-0.07317784" calcext:value-type="float">
            <text:p>-0.07317784</text:p>
          </table:table-cell>
          <table:table-cell table:style-name="ce10" office:value-type="float" office:value="0.11838502" calcext:value-type="float">
            <text:p>0.11838502</text:p>
          </table:table-cell>
          <table:table-cell table:style-name="ce10" office:value-type="float" office:value="-0.08774011" calcext:value-type="float">
            <text:p>-0.08774011</text:p>
          </table:table-cell>
        </table:table-row>
        <table:table-row table:style-name="ro1">
          <table:table-cell table:style-name="ce4" office:value-type="string" calcext:value-type="string">
            <text:p>18:29:18.182</text:p>
          </table:table-cell>
          <table:table-cell table:style-name="ce10" office:value-type="float" office:value="-0.047403008" calcext:value-type="float">
            <text:p>-0.047403008</text:p>
          </table:table-cell>
          <table:table-cell table:style-name="ce10" office:value-type="float" office:value="0.042386364" calcext:value-type="float">
            <text:p>0.042386364</text:p>
          </table:table-cell>
          <table:table-cell table:style-name="ce10" office:value-type="float" office:value="-0.032164354" calcext:value-type="float">
            <text:p>-0.032164354</text:p>
          </table:table-cell>
        </table:table-row>
        <table:table-row table:style-name="ro1">
          <table:table-cell table:style-name="ce4" office:value-type="string" calcext:value-type="string">
            <text:p>18:29:18.251</text:p>
          </table:table-cell>
          <table:table-cell table:style-name="ce10" office:value-type="float" office:value="-0.035192" calcext:value-type="float">
            <text:p>-0.035192</text:p>
          </table:table-cell>
          <table:table-cell table:style-name="ce10" office:value-type="float" office:value="0.06407545" calcext:value-type="float">
            <text:p>0.06407545</text:p>
          </table:table-cell>
          <table:table-cell table:style-name="ce10" office:value-type="float" office:value="0.031916335" calcext:value-type="float">
            <text:p>0.031916335</text:p>
          </table:table-cell>
        </table:table-row>
        <table:table-row table:style-name="ro1">
          <table:table-cell table:style-name="ce4" office:value-type="string" calcext:value-type="string">
            <text:p>18:29:18.322</text:p>
          </table:table-cell>
          <table:table-cell table:style-name="ce10" office:value-type="float" office:value="-0.03430948" calcext:value-type="float">
            <text:p>-0.03430948</text:p>
          </table:table-cell>
          <table:table-cell table:style-name="ce10" office:value-type="float" office:value="0.05547063" calcext:value-type="float">
            <text:p>0.05547063</text:p>
          </table:table-cell>
          <table:table-cell table:style-name="ce10" office:value-type="float" office:value="-0.034776255" calcext:value-type="float">
            <text:p>-0.034776255</text:p>
          </table:table-cell>
        </table:table-row>
        <table:table-row table:style-name="ro1">
          <table:table-cell table:style-name="ce4" office:value-type="string" calcext:value-type="string">
            <text:p>18:29:18.391</text:p>
          </table:table-cell>
          <table:table-cell table:style-name="ce10" office:value-type="float" office:value="-0.04340302" calcext:value-type="float">
            <text:p>-0.04340302</text:p>
          </table:table-cell>
          <table:table-cell table:style-name="ce10" office:value-type="float" office:value="0.060250696" calcext:value-type="float">
            <text:p>0.060250696</text:p>
          </table:table-cell>
          <table:table-cell table:style-name="ce10" office:value-type="float" office:value="-0.060961723" calcext:value-type="float">
            <text:p>-0.060961723</text:p>
          </table:table-cell>
        </table:table-row>
        <table:table-row table:style-name="ro1">
          <table:table-cell table:style-name="ce4" office:value-type="string" calcext:value-type="string">
            <text:p>18:30:02.960</text:p>
          </table:table-cell>
          <table:table-cell table:style-name="ce10" office:value-type="float" office:value="-0.002148591" calcext:value-type="float">
            <text:p>-0.002148591</text:p>
          </table:table-cell>
          <table:table-cell table:style-name="ce10" office:value-type="float" office:value="0.19902542" calcext:value-type="float">
            <text:p>0.19902542</text:p>
          </table:table-cell>
          <table:table-cell table:style-name="ce10" office:value-type="float" office:value="-0.18032941" calcext:value-type="float">
            <text:p>-0.18032941</text:p>
          </table:table-cell>
        </table:table-row>
        <table:table-row table:style-name="ro1">
          <table:table-cell table:style-name="ce4" office:value-type="string" calcext:value-type="string">
            <text:p>18:30:03.031</text:p>
          </table:table-cell>
          <table:table-cell table:style-name="ce10" office:value-type="float" office:value="0.000043761473" calcext:value-type="float">
            <text:p>4.3761473E-05</text:p>
          </table:table-cell>
          <table:table-cell table:style-name="ce10" office:value-type="float" office:value="0.17187192" calcext:value-type="float">
            <text:p>0.17187192</text:p>
          </table:table-cell>
          <table:table-cell table:style-name="ce10" office:value-type="float" office:value="-0.17613924" calcext:value-type="float">
            <text:p>-0.17613924</text:p>
          </table:table-cell>
        </table:table-row>
        <table:table-row table:style-name="ro1">
          <table:table-cell table:style-name="ce4" office:value-type="string" calcext:value-type="string">
            <text:p>18:30:03.102</text:p>
          </table:table-cell>
          <table:table-cell table:style-name="ce10" office:value-type="float" office:value="-0.007650964" calcext:value-type="float">
            <text:p>-0.007650964</text:p>
          </table:table-cell>
          <table:table-cell table:style-name="ce10" office:value-type="float" office:value="0.1669894" calcext:value-type="float">
            <text:p>0.1669894</text:p>
          </table:table-cell>
          <table:table-cell table:style-name="ce10" office:value-type="float" office:value="-0.13984856" calcext:value-type="float">
            <text:p>-0.13984856</text:p>
          </table:table-cell>
        </table:table-row>
        <table:table-row table:style-name="ro1">
          <table:table-cell table:style-name="ce4" office:value-type="string" calcext:value-type="string">
            <text:p>18:30:03.173</text:p>
          </table:table-cell>
          <table:table-cell table:style-name="ce10" office:value-type="float" office:value="-0.00095331937" calcext:value-type="float">
            <text:p>-0.00095331937</text:p>
          </table:table-cell>
          <table:table-cell table:style-name="ce10" office:value-type="float" office:value="0.13556878" calcext:value-type="float">
            <text:p>0.13556878</text:p>
          </table:table-cell>
          <table:table-cell table:style-name="ce10" office:value-type="float" office:value="-0.1357514" calcext:value-type="float">
            <text:p>-0.1357514</text:p>
          </table:table-cell>
        </table:table-row>
        <table:table-row table:style-name="ro1">
          <table:table-cell table:style-name="ce4" office:value-type="string" calcext:value-type="string">
            <text:p>18:30:03.241</text:p>
          </table:table-cell>
          <table:table-cell table:style-name="ce10" office:value-type="float" office:value="-0.005032764" calcext:value-type="float">
            <text:p>-0.005032764</text:p>
          </table:table-cell>
          <table:table-cell table:style-name="ce10" office:value-type="float" office:value="0.13146015" calcext:value-type="float">
            <text:p>0.13146015</text:p>
          </table:table-cell>
          <table:table-cell table:style-name="ce10" office:value-type="float" office:value="-0.12635107" calcext:value-type="float">
            <text:p>-0.12635107</text:p>
          </table:table-cell>
        </table:table-row>
        <table:table-row table:style-name="ro1">
          <table:table-cell table:style-name="ce4" office:value-type="string" calcext:value-type="string">
            <text:p>18:30:03.310</text:p>
          </table:table-cell>
          <table:table-cell table:style-name="ce10" office:value-type="float" office:value="-0.002991437" calcext:value-type="float">
            <text:p>-0.002991437</text:p>
          </table:table-cell>
          <table:table-cell table:style-name="ce10" office:value-type="float" office:value="0.13369502" calcext:value-type="float">
            <text:p>0.13369502</text:p>
          </table:table-cell>
          <table:table-cell table:style-name="ce10" office:value-type="float" office:value="-0.11020033" calcext:value-type="float">
            <text:p>-0.11020033</text:p>
          </table:table-cell>
        </table:table-row>
        <table:table-row table:style-name="ro1">
          <table:table-cell table:style-name="ce4" office:value-type="string" calcext:value-type="string">
            <text:p>18:30:03.381</text:p>
          </table:table-cell>
          <table:table-cell table:style-name="ce10" office:value-type="float" office:value="-0.0018133782" calcext:value-type="float">
            <text:p>-0.0018133782</text:p>
          </table:table-cell>
          <table:table-cell table:style-name="ce10" office:value-type="float" office:value="0.108679965" calcext:value-type="float">
            <text:p>0.108679965</text:p>
          </table:table-cell>
          <table:table-cell table:style-name="ce10" office:value-type="float" office:value="-0.089732066" calcext:value-type="float">
            <text:p>-0.089732066</text:p>
          </table:table-cell>
        </table:table-row>
        <table:table-row table:style-name="ro1">
          <table:table-cell table:style-name="ce4" office:value-type="string" calcext:value-type="string">
            <text:p>18:30:03.452</text:p>
          </table:table-cell>
          <table:table-cell table:style-name="ce10" office:value-type="float" office:value="0.0027625158" calcext:value-type="float">
            <text:p>0.0027625158</text:p>
          </table:table-cell>
          <table:table-cell table:style-name="ce10" office:value-type="float" office:value="0.1015473" calcext:value-type="float">
            <text:p>0.1015473</text:p>
          </table:table-cell>
          <table:table-cell table:style-name="ce10" office:value-type="float" office:value="-0.09943562" calcext:value-type="float">
            <text:p>-0.09943562</text:p>
          </table:table-cell>
        </table:table-row>
        <table:table-row table:style-name="ro1">
          <table:table-cell table:style-name="ce2" office:value-type="string" calcext:value-type="string">
            <text:p>18:31:02.974</text:p>
          </table:table-cell>
          <table:table-cell table:style-name="ce8" office:value-type="float" office:value="-0.031131813" calcext:value-type="float">
            <text:p>-0.031131813</text:p>
          </table:table-cell>
          <table:table-cell table:style-name="ce8" office:value-type="float" office:value="-0.15448143" calcext:value-type="float">
            <text:p>-0.15448143</text:p>
          </table:table-cell>
          <table:table-cell table:style-name="ce8" office:value-type="float" office:value="0.16912611" calcext:value-type="float">
            <text:p>0.16912611</text:p>
          </table:table-cell>
        </table:table-row>
        <table:table-row table:style-name="ro1">
          <table:table-cell table:style-name="ce2" office:value-type="string" calcext:value-type="string">
            <text:p>18:31:03.044</text:p>
          </table:table-cell>
          <table:table-cell table:style-name="ce8" office:value-type="float" office:value="-0.02977657" calcext:value-type="float">
            <text:p>-0.02977657</text:p>
          </table:table-cell>
          <table:table-cell table:style-name="ce8" office:value-type="float" office:value="-0.10255866" calcext:value-type="float">
            <text:p>-0.10255866</text:p>
          </table:table-cell>
          <table:table-cell table:style-name="ce8" office:value-type="float" office:value="0.11573889" calcext:value-type="float">
            <text:p>0.11573889</text:p>
          </table:table-cell>
        </table:table-row>
        <table:table-row table:style-name="ro1">
          <table:table-cell table:style-name="ce2" office:value-type="string" calcext:value-type="string">
            <text:p>18:31:03.120</text:p>
          </table:table-cell>
          <table:table-cell table:style-name="ce8" office:value-type="float" office:value="-0.026579162" calcext:value-type="float">
            <text:p>-0.026579162</text:p>
          </table:table-cell>
          <table:table-cell table:style-name="ce8" office:value-type="float" office:value="-0.099114336" calcext:value-type="float">
            <text:p>-0.099114336</text:p>
          </table:table-cell>
          <table:table-cell table:style-name="ce8" office:value-type="float" office:value="0.09273922" calcext:value-type="float">
            <text:p>0.09273922</text:p>
          </table:table-cell>
        </table:table-row>
        <table:table-row table:style-name="ro1">
          <table:table-cell table:style-name="ce2" office:value-type="string" calcext:value-type="string">
            <text:p>18:31:03.186</text:p>
          </table:table-cell>
          <table:table-cell table:style-name="ce8" office:value-type="float" office:value="-0.020405585" calcext:value-type="float">
            <text:p>-0.020405585</text:p>
          </table:table-cell>
          <table:table-cell table:style-name="ce8" office:value-type="float" office:value="-0.10765992" calcext:value-type="float">
            <text:p>-0.10765992</text:p>
          </table:table-cell>
          <table:table-cell table:style-name="ce8" office:value-type="float" office:value="0.0810483" calcext:value-type="float">
            <text:p>0.0810483</text:p>
          </table:table-cell>
        </table:table-row>
        <table:table-row table:style-name="ro1">
          <table:table-cell table:style-name="ce2" office:value-type="string" calcext:value-type="string">
            <text:p>18:31:03.257</text:p>
          </table:table-cell>
          <table:table-cell table:style-name="ce8" office:value-type="float" office:value="-0.011773197" calcext:value-type="float">
            <text:p>-0.011773197</text:p>
          </table:table-cell>
          <table:table-cell table:style-name="ce8" office:value-type="float" office:value="-0.10612244" calcext:value-type="float">
            <text:p>-0.10612244</text:p>
          </table:table-cell>
          <table:table-cell table:style-name="ce8" office:value-type="float" office:value="0.10392492" calcext:value-type="float">
            <text:p>0.10392492</text:p>
          </table:table-cell>
        </table:table-row>
        <table:table-row table:style-name="ro1">
          <table:table-cell table:style-name="ce2" office:value-type="string" calcext:value-type="string">
            <text:p>18:31:03.326</text:p>
          </table:table-cell>
          <table:table-cell table:style-name="ce8" office:value-type="float" office:value="-0.0040040775" calcext:value-type="float">
            <text:p>-0.0040040775</text:p>
          </table:table-cell>
          <table:table-cell table:style-name="ce8" office:value-type="float" office:value="-0.068923295" calcext:value-type="float">
            <text:p>-0.068923295</text:p>
          </table:table-cell>
          <table:table-cell table:style-name="ce8" office:value-type="float" office:value="0.12385469" calcext:value-type="float">
            <text:p>0.12385469</text:p>
          </table:table-cell>
        </table:table-row>
        <table:table-row table:style-name="ro1">
          <table:table-cell table:style-name="ce2" office:value-type="string" calcext:value-type="string">
            <text:p>18:31:03.396</text:p>
          </table:table-cell>
          <table:table-cell table:style-name="ce8" office:value-type="float" office:value="-0.0022853212" calcext:value-type="float">
            <text:p>-0.0022853212</text:p>
          </table:table-cell>
          <table:table-cell table:style-name="ce8" office:value-type="float" office:value="-0.01500948" calcext:value-type="float">
            <text:p>-0.01500948</text:p>
          </table:table-cell>
          <table:table-cell table:style-name="ce8" office:value-type="float" office:value="0.091254376" calcext:value-type="float">
            <text:p>0.091254376</text:p>
          </table:table-cell>
        </table:table-row>
        <table:table-row table:style-name="ro1">
          <table:table-cell table:style-name="ce2" office:value-type="string" calcext:value-type="string">
            <text:p>18:31:31.755</text:p>
          </table:table-cell>
          <table:table-cell table:style-name="ce8" office:value-type="float" office:value="0.7179871" calcext:value-type="float">
            <text:p>0.7179871</text:p>
          </table:table-cell>
          <table:table-cell table:style-name="ce8" office:value-type="float" office:value="0.10800027" calcext:value-type="float">
            <text:p>0.10800027</text:p>
          </table:table-cell>
          <table:table-cell table:style-name="ce8" office:value-type="float" office:value="0.5791505" calcext:value-type="float">
            <text:p>0.5791505</text:p>
          </table:table-cell>
        </table:table-row>
        <table:table-row table:style-name="ro1">
          <table:table-cell table:style-name="ce2" office:value-type="string" calcext:value-type="string">
            <text:p>18:31:31.821</text:p>
          </table:table-cell>
          <table:table-cell table:style-name="ce8" office:value-type="float" office:value="0.68727726" calcext:value-type="float">
            <text:p>0.68727726</text:p>
          </table:table-cell>
          <table:table-cell table:style-name="ce8" office:value-type="float" office:value="0.088630885" calcext:value-type="float">
            <text:p>0.088630885</text:p>
          </table:table-cell>
          <table:table-cell table:style-name="ce8" office:value-type="float" office:value="0.5095899" calcext:value-type="float">
            <text:p>0.5095899</text:p>
          </table:table-cell>
        </table:table-row>
        <table:table-row table:style-name="ro1">
          <table:table-cell table:style-name="ce2" office:value-type="string" calcext:value-type="string">
            <text:p>18:31:31.891</text:p>
          </table:table-cell>
          <table:table-cell table:style-name="ce8" office:value-type="float" office:value="0.65282685" calcext:value-type="float">
            <text:p>0.65282685</text:p>
          </table:table-cell>
          <table:table-cell table:style-name="ce8" office:value-type="float" office:value="0.11052954" calcext:value-type="float">
            <text:p>0.11052954</text:p>
          </table:table-cell>
          <table:table-cell table:style-name="ce8" office:value-type="float" office:value="0.4606084" calcext:value-type="float">
            <text:p>0.4606084</text:p>
          </table:table-cell>
        </table:table-row>
        <table:table-row table:style-name="ro1">
          <table:table-cell table:style-name="ce2" office:value-type="string" calcext:value-type="string">
            <text:p>18:31:31.965</text:p>
          </table:table-cell>
          <table:table-cell table:style-name="ce8" office:value-type="float" office:value="0.5831497" calcext:value-type="float">
            <text:p>0.5831497</text:p>
          </table:table-cell>
          <table:table-cell table:style-name="ce8" office:value-type="float" office:value="0.112220705" calcext:value-type="float">
            <text:p>0.112220705</text:p>
          </table:table-cell>
          <table:table-cell table:style-name="ce8" office:value-type="float" office:value="0.38774094" calcext:value-type="float">
            <text:p>0.38774094</text:p>
          </table:table-cell>
        </table:table-row>
        <table:table-row table:style-name="ro1">
          <table:table-cell table:style-name="ce2" office:value-type="string" calcext:value-type="string">
            <text:p>18:31:32.033</text:p>
          </table:table-cell>
          <table:table-cell table:style-name="ce8" office:value-type="float" office:value="0.55142164" calcext:value-type="float">
            <text:p>0.55142164</text:p>
          </table:table-cell>
          <table:table-cell table:style-name="ce8" office:value-type="float" office:value="0.08517832" calcext:value-type="float">
            <text:p>0.08517832</text:p>
          </table:table-cell>
          <table:table-cell table:style-name="ce8" office:value-type="float" office:value="0.3779707" calcext:value-type="float">
            <text:p>0.3779707</text:p>
          </table:table-cell>
        </table:table-row>
        <table:table-row table:style-name="ro1">
          <table:table-cell table:style-name="ce2" office:value-type="string" calcext:value-type="string">
            <text:p>18:31:32.103</text:p>
          </table:table-cell>
          <table:table-cell table:style-name="ce8" office:value-type="float" office:value="0.4980373" calcext:value-type="float">
            <text:p>0.4980373</text:p>
          </table:table-cell>
          <table:table-cell table:style-name="ce8" office:value-type="float" office:value="0.08369172" calcext:value-type="float">
            <text:p>0.08369172</text:p>
          </table:table-cell>
          <table:table-cell table:style-name="ce8" office:value-type="float" office:value="0.34368926" calcext:value-type="float">
            <text:p>0.34368926</text:p>
          </table:table-cell>
        </table:table-row>
        <table:table-row table:style-name="ro1">
          <table:table-cell table:style-name="ce2" office:value-type="string" calcext:value-type="string">
            <text:p>18:31:32.173</text:p>
          </table:table-cell>
          <table:table-cell table:style-name="ce8" office:value-type="float" office:value="0.47965443" calcext:value-type="float">
            <text:p>0.47965443</text:p>
          </table:table-cell>
          <table:table-cell table:style-name="ce8" office:value-type="float" office:value="0.08191435" calcext:value-type="float">
            <text:p>0.08191435</text:p>
          </table:table-cell>
          <table:table-cell table:style-name="ce8" office:value-type="float" office:value="0.28888586" calcext:value-type="float">
            <text:p>0.28888586</text:p>
          </table:table-cell>
        </table:table-row>
        <table:table-row table:style-name="ro1">
          <table:table-cell table:style-name="ce2" office:value-type="string" calcext:value-type="string">
            <text:p>18:31:37.736</text:p>
          </table:table-cell>
          <table:table-cell table:style-name="ce8" office:value-type="float" office:value="0.20031692" calcext:value-type="float">
            <text:p>0.20031692</text:p>
          </table:table-cell>
          <table:table-cell table:style-name="ce8" office:value-type="float" office:value="-1.1609206" calcext:value-type="float">
            <text:p>-1.1609206</text:p>
          </table:table-cell>
          <table:table-cell table:style-name="ce8" office:value-type="float" office:value="-0.76326936" calcext:value-type="float">
            <text:p>-0.76326936</text:p>
          </table:table-cell>
        </table:table-row>
        <table:table-row table:style-name="ro1">
          <table:table-cell table:style-name="ce2" office:value-type="string" calcext:value-type="string">
            <text:p>18:31:37.808</text:p>
          </table:table-cell>
          <table:table-cell table:style-name="ce8" office:value-type="float" office:value="0.19940145" calcext:value-type="float">
            <text:p>0.19940145</text:p>
          </table:table-cell>
          <table:table-cell table:style-name="ce8" office:value-type="float" office:value="-1.0878949" calcext:value-type="float">
            <text:p>-1.0878949</text:p>
          </table:table-cell>
          <table:table-cell table:style-name="ce8" office:value-type="float" office:value="-0.6473917" calcext:value-type="float">
            <text:p>-0.6473917</text:p>
          </table:table-cell>
        </table:table-row>
        <table:table-row table:style-name="ro1">
          <table:table-cell table:style-name="ce2" office:value-type="string" calcext:value-type="string">
            <text:p>18:31:37.879</text:p>
          </table:table-cell>
          <table:table-cell table:style-name="ce8" office:value-type="float" office:value="0.19352382" calcext:value-type="float">
            <text:p>0.19352382</text:p>
          </table:table-cell>
          <table:table-cell table:style-name="ce8" office:value-type="float" office:value="-0.9373575" calcext:value-type="float">
            <text:p>-0.9373575</text:p>
          </table:table-cell>
          <table:table-cell table:style-name="ce8" office:value-type="float" office:value="-0.612755" calcext:value-type="float">
            <text:p>-0.612755</text:p>
          </table:table-cell>
        </table:table-row>
        <table:table-row table:style-name="ro1">
          <table:table-cell table:style-name="ce2" office:value-type="string" calcext:value-type="string">
            <text:p>18:31:37.947</text:p>
          </table:table-cell>
          <table:table-cell table:style-name="ce8" office:value-type="float" office:value="0.17395173" calcext:value-type="float">
            <text:p>0.17395173</text:p>
          </table:table-cell>
          <table:table-cell table:style-name="ce8" office:value-type="float" office:value="-0.8565855" calcext:value-type="float">
            <text:p>-0.8565855</text:p>
          </table:table-cell>
          <table:table-cell table:style-name="ce8" office:value-type="float" office:value="-0.52796876" calcext:value-type="float">
            <text:p>-0.52796876</text:p>
          </table:table-cell>
        </table:table-row>
        <table:table-row table:style-name="ro1">
          <table:table-cell table:style-name="ce2" office:value-type="string" calcext:value-type="string">
            <text:p>18:31:38.018</text:p>
          </table:table-cell>
          <table:table-cell table:style-name="ce8" office:value-type="float" office:value="0.17369522" calcext:value-type="float">
            <text:p>0.17369522</text:p>
          </table:table-cell>
          <table:table-cell table:style-name="ce8" office:value-type="float" office:value="-0.7801555" calcext:value-type="float">
            <text:p>-0.7801555</text:p>
          </table:table-cell>
          <table:table-cell table:style-name="ce8" office:value-type="float" office:value="-0.443751" calcext:value-type="float">
            <text:p>-0.443751</text:p>
          </table:table-cell>
        </table:table-row>
        <table:table-row table:style-name="ro1">
          <table:table-cell table:style-name="ce2" office:value-type="string" calcext:value-type="string">
            <text:p>18:31:38.087</text:p>
          </table:table-cell>
          <table:table-cell table:style-name="ce8" office:value-type="float" office:value="0.14643802" calcext:value-type="float">
            <text:p>0.14643802</text:p>
          </table:table-cell>
          <table:table-cell table:style-name="ce8" office:value-type="float" office:value="-0.6817054" calcext:value-type="float">
            <text:p>-0.6817054</text:p>
          </table:table-cell>
          <table:table-cell table:style-name="ce8" office:value-type="float" office:value="-0.4116806" calcext:value-type="float">
            <text:p>-0.4116806</text:p>
          </table:table-cell>
        </table:table-row>
        <table:table-row table:style-name="ro1">
          <table:table-cell table:style-name="ce2" office:value-type="string" calcext:value-type="string">
            <text:p>18:31:38.162</text:p>
          </table:table-cell>
          <table:table-cell table:style-name="ce8" office:value-type="float" office:value="0.13333231" calcext:value-type="float">
            <text:p>0.13333231</text:p>
          </table:table-cell>
          <table:table-cell table:style-name="ce8" office:value-type="float" office:value="-0.6423191" calcext:value-type="float">
            <text:p>-0.6423191</text:p>
          </table:table-cell>
          <table:table-cell table:style-name="ce8" office:value-type="float" office:value="-0.37227032" calcext:value-type="float">
            <text:p>-0.37227032</text:p>
          </table:table-cell>
        </table:table-row>
        <table:table-row table:style-name="ro1">
          <table:table-cell table:style-name="ce2" office:value-type="string" calcext:value-type="string">
            <text:p>18:31:41.233</text:p>
          </table:table-cell>
          <table:table-cell table:style-name="ce8" office:value-type="float" office:value="0.29336333" calcext:value-type="float">
            <text:p>0.29336333</text:p>
          </table:table-cell>
          <table:table-cell table:style-name="ce8" office:value-type="float" office:value="-0.166759" calcext:value-type="float">
            <text:p>-0.166759</text:p>
          </table:table-cell>
          <table:table-cell table:style-name="ce8" office:value-type="float" office:value="0.64142156" calcext:value-type="float">
            <text:p>0.64142156</text:p>
          </table:table-cell>
        </table:table-row>
        <table:table-row table:style-name="ro1">
          <table:table-cell table:style-name="ce2" office:value-type="string" calcext:value-type="string">
            <text:p>18:31:41.300</text:p>
          </table:table-cell>
          <table:table-cell table:style-name="ce8" office:value-type="float" office:value="0.24776724" calcext:value-type="float">
            <text:p>0.24776724</text:p>
          </table:table-cell>
          <table:table-cell table:style-name="ce8" office:value-type="float" office:value="-0.14744638" calcext:value-type="float">
            <text:p>-0.14744638</text:p>
          </table:table-cell>
          <table:table-cell table:style-name="ce8" office:value-type="float" office:value="0.5900235" calcext:value-type="float">
            <text:p>0.5900235</text:p>
          </table:table-cell>
        </table:table-row>
        <table:table-row table:style-name="ro1">
          <table:table-cell table:style-name="ce2" office:value-type="string" calcext:value-type="string">
            <text:p>18:31:41.373</text:p>
          </table:table-cell>
          <table:table-cell table:style-name="ce8" office:value-type="float" office:value="0.15861063" calcext:value-type="float">
            <text:p>0.15861063</text:p>
          </table:table-cell>
          <table:table-cell table:style-name="ce8" office:value-type="float" office:value="-0.04898591" calcext:value-type="float">
            <text:p>-0.04898591</text:p>
          </table:table-cell>
          <table:table-cell table:style-name="ce8" office:value-type="float" office:value="0.4908112" calcext:value-type="float">
            <text:p>0.4908112</text:p>
          </table:table-cell>
        </table:table-row>
        <table:table-row table:style-name="ro1">
          <table:table-cell table:style-name="ce2" office:value-type="string" calcext:value-type="string">
            <text:p>18:31:41.442</text:p>
          </table:table-cell>
          <table:table-cell table:style-name="ce8" office:value-type="float" office:value="0.06804255" calcext:value-type="float">
            <text:p>0.06804255</text:p>
          </table:table-cell>
          <table:table-cell table:style-name="ce8" office:value-type="float" office:value="-0.10407266" calcext:value-type="float">
            <text:p>-0.10407266</text:p>
          </table:table-cell>
          <table:table-cell table:style-name="ce8" office:value-type="float" office:value="0.45491368" calcext:value-type="float">
            <text:p>0.45491368</text:p>
          </table:table-cell>
        </table:table-row>
        <table:table-row table:style-name="ro1">
          <table:table-cell table:style-name="ce2" office:value-type="string" calcext:value-type="string">
            <text:p>18:31:41.512</text:p>
          </table:table-cell>
          <table:table-cell table:style-name="ce8" office:value-type="float" office:value="-0.004020488" calcext:value-type="float">
            <text:p>-0.004020488</text:p>
          </table:table-cell>
          <table:table-cell table:style-name="ce8" office:value-type="float" office:value="-0.17847985" calcext:value-type="float">
            <text:p>-0.17847985</text:p>
          </table:table-cell>
          <table:table-cell table:style-name="ce8" office:value-type="float" office:value="0.34680027" calcext:value-type="float">
            <text:p>0.34680027</text:p>
          </table:table-cell>
        </table:table-row>
        <table:table-row table:style-name="ro1">
          <table:table-cell table:style-name="ce2" office:value-type="string" calcext:value-type="string">
            <text:p>18:31:41.581</text:p>
          </table:table-cell>
          <table:table-cell table:style-name="ce8" office:value-type="float" office:value="0.0023141794" calcext:value-type="float">
            <text:p>0.0023141794</text:p>
          </table:table-cell>
          <table:table-cell table:style-name="ce8" office:value-type="float" office:value="-0.13316606" calcext:value-type="float">
            <text:p>-0.13316606</text:p>
          </table:table-cell>
          <table:table-cell table:style-name="ce8" office:value-type="float" office:value="0.2571886" calcext:value-type="float">
            <text:p>0.2571886</text:p>
          </table:table-cell>
        </table:table-row>
        <table:table-row table:style-name="ro1">
          <table:table-cell table:style-name="ce2" office:value-type="string" calcext:value-type="string">
            <text:p>18:31:41.654</text:p>
          </table:table-cell>
          <table:table-cell table:style-name="ce8" office:value-type="float" office:value="0.11612086" calcext:value-type="float">
            <text:p>0.11612086</text:p>
          </table:table-cell>
          <table:table-cell table:style-name="ce8" office:value-type="float" office:value="-0.40022054" calcext:value-type="float">
            <text:p>-0.40022054</text:p>
          </table:table-cell>
          <table:table-cell table:style-name="ce8" office:value-type="float" office:value="0.27189946" calcext:value-type="float">
            <text:p>0.27189946</text:p>
          </table:table-cell>
        </table:table-row>
        <table:table-row table:style-name="ro1">
          <table:table-cell table:style-name="ce2" office:value-type="string" calcext:value-type="string">
            <text:p>18:31:42.451</text:p>
          </table:table-cell>
          <table:table-cell table:style-name="ce8" office:value-type="float" office:value="0.07770211" calcext:value-type="float">
            <text:p>0.07770211</text:p>
          </table:table-cell>
          <table:table-cell table:style-name="ce8" office:value-type="float" office:value="-0.160467" calcext:value-type="float">
            <text:p>-0.160467</text:p>
          </table:table-cell>
          <table:table-cell table:style-name="ce8" office:value-type="float" office:value="0.17154054" calcext:value-type="float">
            <text:p>0.17154054</text:p>
          </table:table-cell>
        </table:table-row>
        <table:table-row table:style-name="ro1">
          <table:table-cell table:style-name="ce2" office:value-type="string" calcext:value-type="string">
            <text:p>18:31:42.501</text:p>
          </table:table-cell>
          <table:table-cell table:style-name="ce8" office:value-type="float" office:value="0.19539577" calcext:value-type="float">
            <text:p>0.19539577</text:p>
          </table:table-cell>
          <table:table-cell table:style-name="ce8" office:value-type="float" office:value="-0.24395645" calcext:value-type="float">
            <text:p>-0.24395645</text:p>
          </table:table-cell>
          <table:table-cell table:style-name="ce8" office:value-type="float" office:value="0.11263843" calcext:value-type="float">
            <text:p>0.11263843</text:p>
          </table:table-cell>
        </table:table-row>
        <table:table-row table:style-name="ro1">
          <table:table-cell table:style-name="ce2" office:value-type="string" calcext:value-type="string">
            <text:p>18:31:42.571</text:p>
          </table:table-cell>
          <table:table-cell table:style-name="ce8" office:value-type="float" office:value="0.17959157" calcext:value-type="float">
            <text:p>0.17959157</text:p>
          </table:table-cell>
          <table:table-cell table:style-name="ce8" office:value-type="float" office:value="-0.21428733" calcext:value-type="float">
            <text:p>-0.21428733</text:p>
          </table:table-cell>
          <table:table-cell table:style-name="ce8" office:value-type="float" office:value="0.11082281" calcext:value-type="float">
            <text:p>0.11082281</text:p>
          </table:table-cell>
        </table:table-row>
        <table:table-row table:style-name="ro1">
          <table:table-cell table:style-name="ce2" office:value-type="string" calcext:value-type="string">
            <text:p>18:31:42.643</text:p>
          </table:table-cell>
          <table:table-cell table:style-name="ce8" office:value-type="float" office:value="0.16053377" calcext:value-type="float">
            <text:p>0.16053377</text:p>
          </table:table-cell>
          <table:table-cell table:style-name="ce8" office:value-type="float" office:value="-0.21043676" calcext:value-type="float">
            <text:p>-0.21043676</text:p>
          </table:table-cell>
          <table:table-cell table:style-name="ce8" office:value-type="float" office:value="0.09205011" calcext:value-type="float">
            <text:p>0.09205011</text:p>
          </table:table-cell>
        </table:table-row>
        <table:table-row table:style-name="ro1">
          <table:table-cell table:style-name="ce2" office:value-type="string" calcext:value-type="string">
            <text:p>18:31:42.711</text:p>
          </table:table-cell>
          <table:table-cell table:style-name="ce8" office:value-type="float" office:value="0.14382121" calcext:value-type="float">
            <text:p>0.14382121</text:p>
          </table:table-cell>
          <table:table-cell table:style-name="ce8" office:value-type="float" office:value="-0.17071632" calcext:value-type="float">
            <text:p>-0.17071632</text:p>
          </table:table-cell>
          <table:table-cell table:style-name="ce8" office:value-type="float" office:value="0.08833827" calcext:value-type="float">
            <text:p>0.08833827</text:p>
          </table:table-cell>
        </table:table-row>
        <table:table-row table:style-name="ro1">
          <table:table-cell table:style-name="ce2" office:value-type="string" calcext:value-type="string">
            <text:p>18:31:42.783</text:p>
          </table:table-cell>
          <table:table-cell table:style-name="ce8" office:value-type="float" office:value="0.124605104" calcext:value-type="float">
            <text:p>0.124605104</text:p>
          </table:table-cell>
          <table:table-cell table:style-name="ce8" office:value-type="float" office:value="-0.15803926" calcext:value-type="float">
            <text:p>-0.15803926</text:p>
          </table:table-cell>
          <table:table-cell table:style-name="ce8" office:value-type="float" office:value="0.083239764" calcext:value-type="float">
            <text:p>0.083239764</text:p>
          </table:table-cell>
        </table:table-row>
        <table:table-row table:style-name="ro1">
          <table:table-cell table:style-name="ce2" office:value-type="string" calcext:value-type="string">
            <text:p>18:31:42.852</text:p>
          </table:table-cell>
          <table:table-cell table:style-name="ce8" office:value-type="float" office:value="0.11258405" calcext:value-type="float">
            <text:p>0.11258405</text:p>
          </table:table-cell>
          <table:table-cell table:style-name="ce8" office:value-type="float" office:value="-0.12861224" calcext:value-type="float">
            <text:p>-0.12861224</text:p>
          </table:table-cell>
          <table:table-cell table:style-name="ce8" office:value-type="float" office:value="0.0749158" calcext:value-type="float">
            <text:p>0.0749158</text:p>
          </table:table-cell>
        </table:table-row>
        <table:table-row table:style-name="ro1">
          <table:table-cell table:style-name="ce2" office:value-type="string" calcext:value-type="string">
            <text:p>18:31:42.923</text:p>
          </table:table-cell>
          <table:table-cell table:style-name="ce8" office:value-type="float" office:value="0.10352291" calcext:value-type="float">
            <text:p>0.10352291</text:p>
          </table:table-cell>
          <table:table-cell table:style-name="ce8" office:value-type="float" office:value="-0.13179107" calcext:value-type="float">
            <text:p>-0.13179107</text:p>
          </table:table-cell>
          <table:table-cell table:style-name="ce8" office:value-type="float" office:value="0.061711356" calcext:value-type="float">
            <text:p>0.061711356</text:p>
          </table:table-cell>
        </table:table-row>
        <table:table-row table:style-name="ro1">
          <table:table-cell table:style-name="ce2" office:value-type="string" calcext:value-type="string">
            <text:p>18:31:44.463</text:p>
          </table:table-cell>
          <table:table-cell table:style-name="ce8" office:value-type="float" office:value="0.047028042" calcext:value-type="float">
            <text:p>0.047028042</text:p>
          </table:table-cell>
          <table:table-cell table:style-name="ce8" office:value-type="float" office:value="0.27008432" calcext:value-type="float">
            <text:p>0.27008432</text:p>
          </table:table-cell>
          <table:table-cell table:style-name="ce8" office:value-type="float" office:value="0.27263004" calcext:value-type="float">
            <text:p>0.27263004</text:p>
          </table:table-cell>
        </table:table-row>
        <table:table-row table:style-name="ro1">
          <table:table-cell table:style-name="ce2" office:value-type="string" calcext:value-type="string">
            <text:p>18:31:44.533</text:p>
          </table:table-cell>
          <table:table-cell table:style-name="ce8" office:value-type="float" office:value="0.048917037" calcext:value-type="float">
            <text:p>0.048917037</text:p>
          </table:table-cell>
          <table:table-cell table:style-name="ce8" office:value-type="float" office:value="0.27032197" calcext:value-type="float">
            <text:p>0.27032197</text:p>
          </table:table-cell>
          <table:table-cell table:style-name="ce8" office:value-type="float" office:value="0.27261317" calcext:value-type="float">
            <text:p>0.27261317</text:p>
          </table:table-cell>
        </table:table-row>
        <table:table-row table:style-name="ro1">
          <table:table-cell table:style-name="ce2" office:value-type="string" calcext:value-type="string">
            <text:p>18:31:44.603</text:p>
          </table:table-cell>
          <table:table-cell table:style-name="ce8" office:value-type="float" office:value="0.036115177" calcext:value-type="float">
            <text:p>0.036115177</text:p>
          </table:table-cell>
          <table:table-cell table:style-name="ce8" office:value-type="float" office:value="0.2914099" calcext:value-type="float">
            <text:p>0.2914099</text:p>
          </table:table-cell>
          <table:table-cell table:style-name="ce8" office:value-type="float" office:value="0.24051785" calcext:value-type="float">
            <text:p>0.24051785</text:p>
          </table:table-cell>
        </table:table-row>
        <table:table-row table:style-name="ro1">
          <table:table-cell table:style-name="ce2" office:value-type="string" calcext:value-type="string">
            <text:p>18:31:44.677</text:p>
          </table:table-cell>
          <table:table-cell table:style-name="ce8" office:value-type="float" office:value="0.06546264" calcext:value-type="float">
            <text:p>0.06546264</text:p>
          </table:table-cell>
          <table:table-cell table:style-name="ce8" office:value-type="float" office:value="0.2809457" calcext:value-type="float">
            <text:p>0.2809457</text:p>
          </table:table-cell>
          <table:table-cell table:style-name="ce8" office:value-type="float" office:value="0.24876587" calcext:value-type="float">
            <text:p>0.24876587</text:p>
          </table:table-cell>
        </table:table-row>
        <table:table-row table:style-name="ro1">
          <table:table-cell table:style-name="ce2" office:value-type="string" calcext:value-type="string">
            <text:p>18:31:44.745</text:p>
          </table:table-cell>
          <table:table-cell table:style-name="ce8" office:value-type="float" office:value="0.14548865" calcext:value-type="float">
            <text:p>0.14548865</text:p>
          </table:table-cell>
          <table:table-cell table:style-name="ce8" office:value-type="float" office:value="0.12189408" calcext:value-type="float">
            <text:p>0.12189408</text:p>
          </table:table-cell>
          <table:table-cell table:style-name="ce8" office:value-type="float" office:value="0.32364514" calcext:value-type="float">
            <text:p>0.32364514</text:p>
          </table:table-cell>
        </table:table-row>
        <table:table-row table:style-name="ro1">
          <table:table-cell table:style-name="ce2" office:value-type="string" calcext:value-type="string">
            <text:p>18:31:44.815</text:p>
          </table:table-cell>
          <table:table-cell table:style-name="ce8" office:value-type="float" office:value="0.04898177" calcext:value-type="float">
            <text:p>0.04898177</text:p>
          </table:table-cell>
          <table:table-cell table:style-name="ce8" office:value-type="float" office:value="0.038513303" calcext:value-type="float">
            <text:p>0.038513303</text:p>
          </table:table-cell>
          <table:table-cell table:style-name="ce8" office:value-type="float" office:value="0.24975231" calcext:value-type="float">
            <text:p>0.24975231</text:p>
          </table:table-cell>
        </table:table-row>
        <table:table-row table:style-name="ro1">
          <table:table-cell table:style-name="ce2" office:value-type="string" calcext:value-type="string">
            <text:p>18:31:44.884</text:p>
          </table:table-cell>
          <table:table-cell table:style-name="ce8" office:value-type="float" office:value="0.0689127" calcext:value-type="float">
            <text:p>0.0689127</text:p>
          </table:table-cell>
          <table:table-cell table:style-name="ce8" office:value-type="float" office:value="0.044329934" calcext:value-type="float">
            <text:p>0.044329934</text:p>
          </table:table-cell>
          <table:table-cell table:style-name="ce8" office:value-type="float" office:value="0.17863448" calcext:value-type="float">
            <text:p>0.17863448</text:p>
          </table:table-cell>
        </table:table-row>
        <table:table-row table:style-name="ro1">
          <table:table-cell table:style-name="ce2" office:value-type="string" calcext:value-type="string">
            <text:p>18:31:45.945</text:p>
          </table:table-cell>
          <table:table-cell table:style-name="ce8" office:value-type="float" office:value="-0.33810067" calcext:value-type="float">
            <text:p>-0.33810067</text:p>
          </table:table-cell>
          <table:table-cell table:style-name="ce8" office:value-type="float" office:value="-0.35714895" calcext:value-type="float">
            <text:p>-0.35714895</text:p>
          </table:table-cell>
          <table:table-cell table:style-name="ce8" office:value-type="float" office:value="-0.3243852" calcext:value-type="float">
            <text:p>-0.3243852</text:p>
          </table:table-cell>
        </table:table-row>
        <table:table-row table:style-name="ro1">
          <table:table-cell table:style-name="ce2" office:value-type="string" calcext:value-type="string">
            <text:p>18:31:46.015</text:p>
          </table:table-cell>
          <table:table-cell table:style-name="ce8" office:value-type="float" office:value="-0.086981006" calcext:value-type="float">
            <text:p>-0.086981006</text:p>
          </table:table-cell>
          <table:table-cell table:style-name="ce8" office:value-type="float" office:value="-0.41789404" calcext:value-type="float">
            <text:p>-0.41789404</text:p>
          </table:table-cell>
          <table:table-cell table:style-name="ce8" office:value-type="float" office:value="-0.14978355" calcext:value-type="float">
            <text:p>-0.14978355</text:p>
          </table:table-cell>
        </table:table-row>
        <table:table-row table:style-name="ro1">
          <table:table-cell table:style-name="ce2" office:value-type="string" calcext:value-type="string">
            <text:p>18:31:46.087</text:p>
          </table:table-cell>
          <table:table-cell table:style-name="ce8" office:value-type="float" office:value="0.032679006" calcext:value-type="float">
            <text:p>0.032679006</text:p>
          </table:table-cell>
          <table:table-cell table:style-name="ce8" office:value-type="float" office:value="-0.3877501" calcext:value-type="float">
            <text:p>-0.3877501</text:p>
          </table:table-cell>
          <table:table-cell table:style-name="ce8" office:value-type="float" office:value="-0.20357963" calcext:value-type="float">
            <text:p>-0.20357963</text:p>
          </table:table-cell>
        </table:table-row>
        <table:table-row table:style-name="ro1">
          <table:table-cell table:style-name="ce2" office:value-type="string" calcext:value-type="string">
            <text:p>18:31:46.155</text:p>
          </table:table-cell>
          <table:table-cell table:style-name="ce8" office:value-type="float" office:value="0.032926727" calcext:value-type="float">
            <text:p>0.032926727</text:p>
          </table:table-cell>
          <table:table-cell table:style-name="ce8" office:value-type="float" office:value="-0.3410649" calcext:value-type="float">
            <text:p>-0.3410649</text:p>
          </table:table-cell>
          <table:table-cell table:style-name="ce8" office:value-type="float" office:value="-0.11752338" calcext:value-type="float">
            <text:p>-0.11752338</text:p>
          </table:table-cell>
        </table:table-row>
        <table:table-row table:style-name="ro1">
          <table:table-cell table:style-name="ce2" office:value-type="string" calcext:value-type="string">
            <text:p>18:31:46.225</text:p>
          </table:table-cell>
          <table:table-cell table:style-name="ce8" office:value-type="float" office:value="0.15839382" calcext:value-type="float">
            <text:p>0.15839382</text:p>
          </table:table-cell>
          <table:table-cell table:style-name="ce8" office:value-type="float" office:value="-0.18544959" calcext:value-type="float">
            <text:p>-0.18544959</text:p>
          </table:table-cell>
          <table:table-cell table:style-name="ce8" office:value-type="float" office:value="-0.07061478" calcext:value-type="float">
            <text:p>-0.07061478</text:p>
          </table:table-cell>
        </table:table-row>
        <table:table-row table:style-name="ro1">
          <table:table-cell table:style-name="ce2" office:value-type="string" calcext:value-type="string">
            <text:p>18:31:46.295</text:p>
          </table:table-cell>
          <table:table-cell table:style-name="ce8" office:value-type="float" office:value="0.31108472" calcext:value-type="float">
            <text:p>0.31108472</text:p>
          </table:table-cell>
          <table:table-cell table:style-name="ce8" office:value-type="float" office:value="-0.58328646" calcext:value-type="float">
            <text:p>-0.58328646</text:p>
          </table:table-cell>
          <table:table-cell table:style-name="ce8" office:value-type="float" office:value="0.03554336" calcext:value-type="float">
            <text:p>0.03554336</text:p>
          </table:table-cell>
        </table:table-row>
        <table:table-row table:style-name="ro1">
          <table:table-cell table:style-name="ce2" office:value-type="string" calcext:value-type="string">
            <text:p>18:31:46.367</text:p>
          </table:table-cell>
          <table:table-cell table:style-name="ce8" office:value-type="float" office:value="0.06574285" calcext:value-type="float">
            <text:p>0.06574285</text:p>
          </table:table-cell>
          <table:table-cell table:style-name="ce8" office:value-type="float" office:value="0.011174978" calcext:value-type="float">
            <text:p>0.011174978</text:p>
          </table:table-cell>
          <table:table-cell table:style-name="ce8" office:value-type="float" office:value="-0.119402595" calcext:value-type="float">
            <text:p>-0.119402595</text:p>
          </table:table-cell>
        </table:table-row>
        <table:table-row table:style-name="ro1">
          <table:table-cell table:style-name="ce2" office:value-type="string" calcext:value-type="string">
            <text:p>18:31:51.723</text:p>
          </table:table-cell>
          <table:table-cell table:style-name="ce8" office:value-type="float" office:value="0.06707872" calcext:value-type="float">
            <text:p>0.06707872</text:p>
          </table:table-cell>
          <table:table-cell table:style-name="ce8" office:value-type="float" office:value="0.3416249" calcext:value-type="float">
            <text:p>0.3416249</text:p>
          </table:table-cell>
          <table:table-cell table:style-name="ce8" office:value-type="float" office:value="0.24893421" calcext:value-type="float">
            <text:p>0.24893421</text:p>
          </table:table-cell>
        </table:table-row>
        <table:table-row table:style-name="ro1">
          <table:table-cell table:style-name="ce2" office:value-type="string" calcext:value-type="string">
            <text:p>18:31:51.794</text:p>
          </table:table-cell>
          <table:table-cell table:style-name="ce8" office:value-type="float" office:value="0.068281" calcext:value-type="float">
            <text:p>0.068281</text:p>
          </table:table-cell>
          <table:table-cell table:style-name="ce8" office:value-type="float" office:value="0.35096824" calcext:value-type="float">
            <text:p>0.35096824</text:p>
          </table:table-cell>
          <table:table-cell table:style-name="ce8" office:value-type="float" office:value="0.20470479" calcext:value-type="float">
            <text:p>0.20470479</text:p>
          </table:table-cell>
        </table:table-row>
        <table:table-row table:style-name="ro1">
          <table:table-cell table:style-name="ce2" office:value-type="string" calcext:value-type="string">
            <text:p>18:31:51.864</text:p>
          </table:table-cell>
          <table:table-cell table:style-name="ce8" office:value-type="float" office:value="0.058376733" calcext:value-type="float">
            <text:p>0.058376733</text:p>
          </table:table-cell>
          <table:table-cell table:style-name="ce8" office:value-type="float" office:value="0.4017845" calcext:value-type="float">
            <text:p>0.4017845</text:p>
          </table:table-cell>
          <table:table-cell table:style-name="ce8" office:value-type="float" office:value="0.1769834" calcext:value-type="float">
            <text:p>0.1769834</text:p>
          </table:table-cell>
        </table:table-row>
        <table:table-row table:style-name="ro1">
          <table:table-cell table:style-name="ce2" office:value-type="string" calcext:value-type="string">
            <text:p>18:31:51.934</text:p>
          </table:table-cell>
          <table:table-cell table:style-name="ce8" office:value-type="float" office:value="0.04331054" calcext:value-type="float">
            <text:p>0.04331054</text:p>
          </table:table-cell>
          <table:table-cell table:style-name="ce8" office:value-type="float" office:value="0.40577108" calcext:value-type="float">
            <text:p>0.40577108</text:p>
          </table:table-cell>
          <table:table-cell table:style-name="ce8" office:value-type="float" office:value="0.20081337" calcext:value-type="float">
            <text:p>0.20081337</text:p>
          </table:table-cell>
        </table:table-row>
        <table:table-row table:style-name="ro1">
          <table:table-cell table:style-name="ce2" office:value-type="string" calcext:value-type="string">
            <text:p>18:31:52.006</text:p>
          </table:table-cell>
          <table:table-cell table:style-name="ce8" office:value-type="float" office:value="0.083364256" calcext:value-type="float">
            <text:p>0.083364256</text:p>
          </table:table-cell>
          <table:table-cell table:style-name="ce8" office:value-type="float" office:value="0.33553088" calcext:value-type="float">
            <text:p>0.33553088</text:p>
          </table:table-cell>
          <table:table-cell table:style-name="ce8" office:value-type="float" office:value="0.1624947" calcext:value-type="float">
            <text:p>0.1624947</text:p>
          </table:table-cell>
        </table:table-row>
        <table:table-row table:style-name="ro1">
          <table:table-cell table:style-name="ce2" office:value-type="string" calcext:value-type="string">
            <text:p>18:31:52.075</text:p>
          </table:table-cell>
          <table:table-cell table:style-name="ce8" office:value-type="float" office:value="0.027347166" calcext:value-type="float">
            <text:p>0.027347166</text:p>
          </table:table-cell>
          <table:table-cell table:style-name="ce8" office:value-type="float" office:value="0.27561057" calcext:value-type="float">
            <text:p>0.27561057</text:p>
          </table:table-cell>
          <table:table-cell table:style-name="ce8" office:value-type="float" office:value="0.094609484" calcext:value-type="float">
            <text:p>0.094609484</text:p>
          </table:table-cell>
        </table:table-row>
        <table:table-row table:style-name="ro1">
          <table:table-cell table:style-name="ce2" office:value-type="string" calcext:value-type="string">
            <text:p>18:31:52.146</text:p>
          </table:table-cell>
          <table:table-cell table:style-name="ce8" office:value-type="float" office:value="0.060647607" calcext:value-type="float">
            <text:p>0.060647607</text:p>
          </table:table-cell>
          <table:table-cell table:style-name="ce8" office:value-type="float" office:value="0.10303002" calcext:value-type="float">
            <text:p>0.10303002</text:p>
          </table:table-cell>
          <table:table-cell table:style-name="ce8" office:value-type="float" office:value="0.12799521" calcext:value-type="float">
            <text:p>0.12799521</text:p>
          </table:table-cell>
        </table:table-row>
        <table:table-row table:style-name="ro1">
          <table:table-cell table:style-name="ce2" office:value-type="string" calcext:value-type="string">
            <text:p>18:31:53.222</text:p>
          </table:table-cell>
          <table:table-cell table:style-name="ce8" office:value-type="float" office:value="-0.020783368" calcext:value-type="float">
            <text:p>-0.020783368</text:p>
          </table:table-cell>
          <table:table-cell table:style-name="ce8" office:value-type="float" office:value="-0.2671851" calcext:value-type="float">
            <text:p>-0.2671851</text:p>
          </table:table-cell>
          <table:table-cell table:style-name="ce8" office:value-type="float" office:value="-0.019057246" calcext:value-type="float">
            <text:p>-0.019057246</text:p>
          </table:table-cell>
        </table:table-row>
        <table:table-row table:style-name="ro1">
          <table:table-cell table:style-name="ce2" office:value-type="string" calcext:value-type="string">
            <text:p>18:31:53.270</text:p>
          </table:table-cell>
          <table:table-cell table:style-name="ce8" office:value-type="float" office:value="-0.64426655" calcext:value-type="float">
            <text:p>-0.64426655</text:p>
          </table:table-cell>
          <table:table-cell table:style-name="ce8" office:value-type="float" office:value="0.19854708" calcext:value-type="float">
            <text:p>0.19854708</text:p>
          </table:table-cell>
          <table:table-cell table:style-name="ce8" office:value-type="float" office:value="-0.32235172" calcext:value-type="float">
            <text:p>-0.32235172</text:p>
          </table:table-cell>
        </table:table-row>
        <table:table-row table:style-name="ro1">
          <table:table-cell table:style-name="ce2" office:value-type="string" calcext:value-type="string">
            <text:p>18:31:53.340</text:p>
          </table:table-cell>
          <table:table-cell table:style-name="ce8" office:value-type="float" office:value="-0.53633404" calcext:value-type="float">
            <text:p>-0.53633404</text:p>
          </table:table-cell>
          <table:table-cell table:style-name="ce8" office:value-type="float" office:value="0.2351621" calcext:value-type="float">
            <text:p>0.2351621</text:p>
          </table:table-cell>
          <table:table-cell table:style-name="ce8" office:value-type="float" office:value="-0.1910199" calcext:value-type="float">
            <text:p>-0.1910199</text:p>
          </table:table-cell>
        </table:table-row>
        <table:table-row table:style-name="ro1">
          <table:table-cell table:style-name="ce2" office:value-type="string" calcext:value-type="string">
            <text:p>18:31:53.412</text:p>
          </table:table-cell>
          <table:table-cell table:style-name="ce8" office:value-type="float" office:value="-0.40184125" calcext:value-type="float">
            <text:p>-0.40184125</text:p>
          </table:table-cell>
          <table:table-cell table:style-name="ce8" office:value-type="float" office:value="0.1942875" calcext:value-type="float">
            <text:p>0.1942875</text:p>
          </table:table-cell>
          <table:table-cell table:style-name="ce8" office:value-type="float" office:value="-0.21674211" calcext:value-type="float">
            <text:p>-0.21674211</text:p>
          </table:table-cell>
        </table:table-row>
        <table:table-row table:style-name="ro1">
          <table:table-cell table:style-name="ce2" office:value-type="string" calcext:value-type="string">
            <text:p>18:31:53.480</text:p>
          </table:table-cell>
          <table:table-cell table:style-name="ce8" office:value-type="float" office:value="-0.3188105" calcext:value-type="float">
            <text:p>-0.3188105</text:p>
          </table:table-cell>
          <table:table-cell table:style-name="ce8" office:value-type="float" office:value="-0.0844186" calcext:value-type="float">
            <text:p>-0.0844186</text:p>
          </table:table-cell>
          <table:table-cell table:style-name="ce8" office:value-type="float" office:value="-0.24450636" calcext:value-type="float">
            <text:p>-0.24450636</text:p>
          </table:table-cell>
        </table:table-row>
        <table:table-row table:style-name="ro1">
          <table:table-cell table:style-name="ce2" office:value-type="string" calcext:value-type="string">
            <text:p>18:31:53.552</text:p>
          </table:table-cell>
          <table:table-cell table:style-name="ce8" office:value-type="float" office:value="-0.34230053" calcext:value-type="float">
            <text:p>-0.34230053</text:p>
          </table:table-cell>
          <table:table-cell table:style-name="ce8" office:value-type="float" office:value="-0.2535158" calcext:value-type="float">
            <text:p>-0.2535158</text:p>
          </table:table-cell>
          <table:table-cell table:style-name="ce8" office:value-type="float" office:value="-0.25609088" calcext:value-type="float">
            <text:p>-0.25609088</text:p>
          </table:table-cell>
        </table:table-row>
        <table:table-row table:style-name="ro1">
          <table:table-cell table:style-name="ce2" office:value-type="string" calcext:value-type="string">
            <text:p>18:31:53.619</text:p>
          </table:table-cell>
          <table:table-cell table:style-name="ce8" office:value-type="float" office:value="-0.21490641" calcext:value-type="float">
            <text:p>-0.21490641</text:p>
          </table:table-cell>
          <table:table-cell table:style-name="ce8" office:value-type="float" office:value="-0.2345363" calcext:value-type="float">
            <text:p>-0.2345363</text:p>
          </table:table-cell>
          <table:table-cell table:style-name="ce8" office:value-type="float" office:value="-0.21949549" calcext:value-type="float">
            <text:p>-0.21949549</text:p>
          </table:table-cell>
        </table:table-row>
        <table:table-row table:style-name="ro1">
          <table:table-cell table:style-name="ce2" office:value-type="string" calcext:value-type="string">
            <text:p>18:31:53.692</text:p>
          </table:table-cell>
          <table:table-cell table:style-name="ce8" office:value-type="float" office:value="0.14144751" calcext:value-type="float">
            <text:p>0.14144751</text:p>
          </table:table-cell>
          <table:table-cell table:style-name="ce8" office:value-type="float" office:value="-0.41367054" calcext:value-type="float">
            <text:p>-0.41367054</text:p>
          </table:table-cell>
          <table:table-cell table:style-name="ce8" office:value-type="float" office:value="-0.20853229" calcext:value-type="float">
            <text:p>-0.20853229</text:p>
          </table:table-cell>
        </table:table-row>
        <table:table-row table:style-name="ro1">
          <table:table-cell table:style-name="ce2" office:value-type="string" calcext:value-type="string">
            <text:p>18:32:02.965</text:p>
          </table:table-cell>
          <table:table-cell table:style-name="ce8" office:value-type="float" office:value="0.21079886" calcext:value-type="float">
            <text:p>0.21079886</text:p>
          </table:table-cell>
          <table:table-cell table:style-name="ce8" office:value-type="float" office:value="-0.3226453" calcext:value-type="float">
            <text:p>-0.3226453</text:p>
          </table:table-cell>
          <table:table-cell table:style-name="ce8" office:value-type="float" office:value="-0.19866538" calcext:value-type="float">
            <text:p>-0.19866538</text:p>
          </table:table-cell>
        </table:table-row>
        <table:table-row table:style-name="ro1">
          <table:table-cell table:style-name="ce2" office:value-type="string" calcext:value-type="string">
            <text:p>18:32:03.033</text:p>
          </table:table-cell>
          <table:table-cell table:style-name="ce8" office:value-type="float" office:value="0.18686253" calcext:value-type="float">
            <text:p>0.18686253</text:p>
          </table:table-cell>
          <table:table-cell table:style-name="ce8" office:value-type="float" office:value="-0.28818348" calcext:value-type="float">
            <text:p>-0.28818348</text:p>
          </table:table-cell>
          <table:table-cell table:style-name="ce8" office:value-type="float" office:value="-0.1733057" calcext:value-type="float">
            <text:p>-0.1733057</text:p>
          </table:table-cell>
        </table:table-row>
        <table:table-row table:style-name="ro1">
          <table:table-cell table:style-name="ce2" office:value-type="string" calcext:value-type="string">
            <text:p>18:32:03.103</text:p>
          </table:table-cell>
          <table:table-cell table:style-name="ce8" office:value-type="float" office:value="0.16597901" calcext:value-type="float">
            <text:p>0.16597901</text:p>
          </table:table-cell>
          <table:table-cell table:style-name="ce8" office:value-type="float" office:value="-0.2584862" calcext:value-type="float">
            <text:p>-0.2584862</text:p>
          </table:table-cell>
          <table:table-cell table:style-name="ce8" office:value-type="float" office:value="-0.15817241" calcext:value-type="float">
            <text:p>-0.15817241</text:p>
          </table:table-cell>
        </table:table-row>
        <table:table-row table:style-name="ro1">
          <table:table-cell table:style-name="ce2" office:value-type="string" calcext:value-type="string">
            <text:p>18:32:03.174</text:p>
          </table:table-cell>
          <table:table-cell table:style-name="ce8" office:value-type="float" office:value="0.15487428" calcext:value-type="float">
            <text:p>0.15487428</text:p>
          </table:table-cell>
          <table:table-cell table:style-name="ce8" office:value-type="float" office:value="-0.23637292" calcext:value-type="float">
            <text:p>-0.23637292</text:p>
          </table:table-cell>
          <table:table-cell table:style-name="ce8" office:value-type="float" office:value="-0.15004563" calcext:value-type="float">
            <text:p>-0.15004563</text:p>
          </table:table-cell>
        </table:table-row>
        <table:table-row table:style-name="ro1">
          <table:table-cell table:style-name="ce2" office:value-type="string" calcext:value-type="string">
            <text:p>18:32:03.244</text:p>
          </table:table-cell>
          <table:table-cell table:style-name="ce8" office:value-type="float" office:value="0.13982628" calcext:value-type="float">
            <text:p>0.13982628</text:p>
          </table:table-cell>
          <table:table-cell table:style-name="ce8" office:value-type="float" office:value="-0.2120765" calcext:value-type="float">
            <text:p>-0.2120765</text:p>
          </table:table-cell>
          <table:table-cell table:style-name="ce8" office:value-type="float" office:value="-0.12822954" calcext:value-type="float">
            <text:p>-0.12822954</text:p>
          </table:table-cell>
        </table:table-row>
        <table:table-row table:style-name="ro1">
          <table:table-cell table:style-name="ce2" office:value-type="string" calcext:value-type="string">
            <text:p>18:32:03.314</text:p>
          </table:table-cell>
          <table:table-cell table:style-name="ce8" office:value-type="float" office:value="0.12584367" calcext:value-type="float">
            <text:p>0.12584367</text:p>
          </table:table-cell>
          <table:table-cell table:style-name="ce8" office:value-type="float" office:value="-0.19196743" calcext:value-type="float">
            <text:p>-0.19196743</text:p>
          </table:table-cell>
          <table:table-cell table:style-name="ce8" office:value-type="float" office:value="-0.11386849" calcext:value-type="float">
            <text:p>-0.11386849</text:p>
          </table:table-cell>
        </table:table-row>
        <table:table-row table:style-name="ro1">
          <table:table-cell table:style-name="ce2" office:value-type="string" calcext:value-type="string">
            <text:p>18:32:03.384</text:p>
          </table:table-cell>
          <table:table-cell table:style-name="ce8" office:value-type="float" office:value="0.11391849" calcext:value-type="float">
            <text:p>0.11391849</text:p>
          </table:table-cell>
          <table:table-cell table:style-name="ce8" office:value-type="float" office:value="-0.16661835" calcext:value-type="float">
            <text:p>-0.16661835</text:p>
          </table:table-cell>
          <table:table-cell table:style-name="ce8" office:value-type="float" office:value="-0.101163276" calcext:value-type="float">
            <text:p>-0.101163276</text:p>
          </table:table-cell>
        </table:table-row>
        <table:table-row table:style-name="ro1">
          <table:table-cell table:style-name="ce2" office:value-type="string" calcext:value-type="string">
            <text:p>18:32:31.241</text:p>
          </table:table-cell>
          <table:table-cell table:style-name="ce8" office:value-type="float" office:value="0.11812723" calcext:value-type="float">
            <text:p>0.11812723</text:p>
          </table:table-cell>
          <table:table-cell table:style-name="ce8" office:value-type="float" office:value="0.2332466" calcext:value-type="float">
            <text:p>0.2332466</text:p>
          </table:table-cell>
          <table:table-cell table:style-name="ce8" office:value-type="float" office:value="0.3281913" calcext:value-type="float">
            <text:p>0.3281913</text:p>
          </table:table-cell>
        </table:table-row>
        <table:table-row table:style-name="ro1">
          <table:table-cell table:style-name="ce2" office:value-type="string" calcext:value-type="string">
            <text:p>18:32:31.312</text:p>
          </table:table-cell>
          <table:table-cell table:style-name="ce8" office:value-type="float" office:value="0.09357037" calcext:value-type="float">
            <text:p>0.09357037</text:p>
          </table:table-cell>
          <table:table-cell table:style-name="ce8" office:value-type="float" office:value="0.1901465" calcext:value-type="float">
            <text:p>0.1901465</text:p>
          </table:table-cell>
          <table:table-cell table:style-name="ce8" office:value-type="float" office:value="0.29383412" calcext:value-type="float">
            <text:p>0.29383412</text:p>
          </table:table-cell>
        </table:table-row>
        <table:table-row table:style-name="ro1">
          <table:table-cell table:style-name="ce2" office:value-type="string" calcext:value-type="string">
            <text:p>18:32:31.379</text:p>
          </table:table-cell>
          <table:table-cell table:style-name="ce8" office:value-type="float" office:value="0.12706001" calcext:value-type="float">
            <text:p>0.12706001</text:p>
          </table:table-cell>
          <table:table-cell table:style-name="ce8" office:value-type="float" office:value="0.0704971" calcext:value-type="float">
            <text:p>0.0704971</text:p>
          </table:table-cell>
          <table:table-cell table:style-name="ce8" office:value-type="float" office:value="0.259397" calcext:value-type="float">
            <text:p>0.259397</text:p>
          </table:table-cell>
        </table:table-row>
        <table:table-row table:style-name="ro1">
          <table:table-cell table:style-name="ce2" office:value-type="string" calcext:value-type="string">
            <text:p>18:32:31.455</text:p>
          </table:table-cell>
          <table:table-cell table:style-name="ce8" office:value-type="float" office:value="0.14423682" calcext:value-type="float">
            <text:p>0.14423682</text:p>
          </table:table-cell>
          <table:table-cell table:style-name="ce8" office:value-type="float" office:value="-0.28613758" calcext:value-type="float">
            <text:p>-0.28613758</text:p>
          </table:table-cell>
          <table:table-cell table:style-name="ce8" office:value-type="float" office:value="-0.0045066047" calcext:value-type="float">
            <text:p>-0.0045066047</text:p>
          </table:table-cell>
        </table:table-row>
        <table:table-row table:style-name="ro1">
          <table:table-cell table:style-name="ce2" office:value-type="string" calcext:value-type="string">
            <text:p>18:32:31.521</text:p>
          </table:table-cell>
          <table:table-cell table:style-name="ce8" office:value-type="float" office:value="0.061258443" calcext:value-type="float">
            <text:p>0.061258443</text:p>
          </table:table-cell>
          <table:table-cell table:style-name="ce8" office:value-type="float" office:value="-0.6890668" calcext:value-type="float">
            <text:p>-0.6890668</text:p>
          </table:table-cell>
          <table:table-cell table:style-name="ce8" office:value-type="float" office:value="-0.12490555" calcext:value-type="float">
            <text:p>-0.12490555</text:p>
          </table:table-cell>
        </table:table-row>
        <table:table-row table:style-name="ro1">
          <table:table-cell table:style-name="ce2" office:value-type="string" calcext:value-type="string">
            <text:p>18:32:31.591</text:p>
          </table:table-cell>
          <table:table-cell table:style-name="ce8" office:value-type="float" office:value="-0.18678634" calcext:value-type="float">
            <text:p>-0.18678634</text:p>
          </table:table-cell>
          <table:table-cell table:style-name="ce8" office:value-type="float" office:value="-0.30221584" calcext:value-type="float">
            <text:p>-0.30221584</text:p>
          </table:table-cell>
          <table:table-cell table:style-name="ce8" office:value-type="float" office:value="-0.27896777" calcext:value-type="float">
            <text:p>-0.27896777</text:p>
          </table:table-cell>
        </table:table-row>
        <table:table-row table:style-name="ro1">
          <table:table-cell table:style-name="ce2" office:value-type="string" calcext:value-type="string">
            <text:p>18:32:31.661</text:p>
          </table:table-cell>
          <table:table-cell table:style-name="ce8" office:value-type="float" office:value="-0.2922532" calcext:value-type="float">
            <text:p>-0.2922532</text:p>
          </table:table-cell>
          <table:table-cell table:style-name="ce8" office:value-type="float" office:value="0.046609275" calcext:value-type="float">
            <text:p>0.046609275</text:p>
          </table:table-cell>
          <table:table-cell table:style-name="ce8" office:value-type="float" office:value="-0.22843914" calcext:value-type="float">
            <text:p>-0.22843914</text:p>
          </table:table-cell>
        </table:table-row>
        <table:table-row table:style-name="ro1">
          <table:table-cell table:style-name="ce2" office:value-type="string" calcext:value-type="string">
            <text:p>18:32:31.731</text:p>
          </table:table-cell>
          <table:table-cell table:style-name="ce8" office:value-type="float" office:value="-0.34169" calcext:value-type="float">
            <text:p>-0.34169</text:p>
          </table:table-cell>
          <table:table-cell table:style-name="ce8" office:value-type="float" office:value="0.2972706" calcext:value-type="float">
            <text:p>0.2972706</text:p>
          </table:table-cell>
          <table:table-cell table:style-name="ce8" office:value-type="float" office:value="-0.17087844" calcext:value-type="float">
            <text:p>-0.17087844</text:p>
          </table:table-cell>
        </table:table-row>
        <table:table-row table:style-name="ro1">
          <table:table-cell table:style-name="ce2" office:value-type="string" calcext:value-type="string">
            <text:p>18:32:32.509</text:p>
          </table:table-cell>
          <table:table-cell table:style-name="ce8" office:value-type="float" office:value="-0.32048485" calcext:value-type="float">
            <text:p>-0.32048485</text:p>
          </table:table-cell>
          <table:table-cell table:style-name="ce8" office:value-type="float" office:value="-0.035019923" calcext:value-type="float">
            <text:p>-0.035019923</text:p>
          </table:table-cell>
          <table:table-cell table:style-name="ce8" office:value-type="float" office:value="-0.13862947" calcext:value-type="float">
            <text:p>-0.13862947</text:p>
          </table:table-cell>
        </table:table-row>
        <table:table-row table:style-name="ro1">
          <table:table-cell table:style-name="ce2" office:value-type="string" calcext:value-type="string">
            <text:p>18:32:32.580</text:p>
          </table:table-cell>
          <table:table-cell table:style-name="ce8" office:value-type="float" office:value="-0.106063366" calcext:value-type="float">
            <text:p>-0.106063366</text:p>
          </table:table-cell>
          <table:table-cell table:style-name="ce8" office:value-type="float" office:value="-0.031078473" calcext:value-type="float">
            <text:p>-0.031078473</text:p>
          </table:table-cell>
          <table:table-cell table:style-name="ce8" office:value-type="float" office:value="-0.26670986" calcext:value-type="float">
            <text:p>-0.26670986</text:p>
          </table:table-cell>
        </table:table-row>
        <table:table-row table:style-name="ro1">
          <table:table-cell table:style-name="ce2" office:value-type="string" calcext:value-type="string">
            <text:p>18:32:32.653</text:p>
          </table:table-cell>
          <table:table-cell table:style-name="ce8" office:value-type="float" office:value="-0.07018849" calcext:value-type="float">
            <text:p>-0.07018849</text:p>
          </table:table-cell>
          <table:table-cell table:style-name="ce8" office:value-type="float" office:value="-0.17474802" calcext:value-type="float">
            <text:p>-0.17474802</text:p>
          </table:table-cell>
          <table:table-cell table:style-name="ce8" office:value-type="float" office:value="-0.095019355" calcext:value-type="float">
            <text:p>-0.095019355</text:p>
          </table:table-cell>
        </table:table-row>
        <table:table-row table:style-name="ro1">
          <table:table-cell table:style-name="ce2" office:value-type="string" calcext:value-type="string">
            <text:p>18:32:32.720</text:p>
          </table:table-cell>
          <table:table-cell table:style-name="ce8" office:value-type="float" office:value="0.07965264" calcext:value-type="float">
            <text:p>0.07965264</text:p>
          </table:table-cell>
          <table:table-cell table:style-name="ce8" office:value-type="float" office:value="-0.20846954" calcext:value-type="float">
            <text:p>-0.20846954</text:p>
          </table:table-cell>
          <table:table-cell table:style-name="ce8" office:value-type="float" office:value="-0.10001937" calcext:value-type="float">
            <text:p>-0.10001937</text:p>
          </table:table-cell>
        </table:table-row>
        <table:table-row table:style-name="ro1">
          <table:table-cell table:style-name="ce2" office:value-type="string" calcext:value-type="string">
            <text:p>18:32:32.792</text:p>
          </table:table-cell>
          <table:table-cell table:style-name="ce8" office:value-type="float" office:value="0.17517859" calcext:value-type="float">
            <text:p>0.17517859</text:p>
          </table:table-cell>
          <table:table-cell table:style-name="ce8" office:value-type="float" office:value="-0.18476608" calcext:value-type="float">
            <text:p>-0.18476608</text:p>
          </table:table-cell>
          <table:table-cell table:style-name="ce8" office:value-type="float" office:value="-0.16450475" calcext:value-type="float">
            <text:p>-0.16450475</text:p>
          </table:table-cell>
        </table:table-row>
        <table:table-row table:style-name="ro1">
          <table:table-cell table:style-name="ce2" office:value-type="string" calcext:value-type="string">
            <text:p>18:32:32.861</text:p>
          </table:table-cell>
          <table:table-cell table:style-name="ce8" office:value-type="float" office:value="0.1053658" calcext:value-type="float">
            <text:p>0.1053658</text:p>
          </table:table-cell>
          <table:table-cell table:style-name="ce8" office:value-type="float" office:value="-0.15793991" calcext:value-type="float">
            <text:p>-0.15793991</text:p>
          </table:table-cell>
          <table:table-cell table:style-name="ce8" office:value-type="float" office:value="-0.13003668" calcext:value-type="float">
            <text:p>-0.13003668</text:p>
          </table:table-cell>
        </table:table-row>
        <table:table-row table:style-name="ro1">
          <table:table-cell table:style-name="ce2" office:value-type="string" calcext:value-type="string">
            <text:p>18:32:32.932</text:p>
          </table:table-cell>
          <table:table-cell table:style-name="ce8" office:value-type="float" office:value="0.10471691" calcext:value-type="float">
            <text:p>0.10471691</text:p>
          </table:table-cell>
          <table:table-cell table:style-name="ce8" office:value-type="float" office:value="-0.08325922" calcext:value-type="float">
            <text:p>-0.08325922</text:p>
          </table:table-cell>
          <table:table-cell table:style-name="ce8" office:value-type="float" office:value="-0.101212695" calcext:value-type="float">
            <text:p>-0.101212695</text:p>
          </table:table-cell>
        </table:table-row>
        <table:table-row table:style-name="ro1">
          <table:table-cell table:style-name="ce3" office:value-type="string" calcext:value-type="string">
            <text:p>18:32:44.442</text:p>
          </table:table-cell>
          <table:table-cell table:style-name="ce9" office:value-type="float" office:value="0.26013878" calcext:value-type="float">
            <text:p>0.26013878</text:p>
          </table:table-cell>
          <table:table-cell table:style-name="ce9" office:value-type="float" office:value="0.60336256" calcext:value-type="float">
            <text:p>0.60336256</text:p>
          </table:table-cell>
          <table:table-cell table:style-name="ce9" office:value-type="float" office:value="0.50612533" calcext:value-type="float">
            <text:p>0.50612533</text:p>
          </table:table-cell>
        </table:table-row>
        <table:table-row table:style-name="ro1">
          <table:table-cell table:style-name="ce3" office:value-type="string" calcext:value-type="string">
            <text:p>18:32:44.512</text:p>
          </table:table-cell>
          <table:table-cell table:style-name="ce9" office:value-type="float" office:value="0.19874892" calcext:value-type="float">
            <text:p>0.19874892</text:p>
          </table:table-cell>
          <table:table-cell table:style-name="ce9" office:value-type="float" office:value="0.48809466" calcext:value-type="float">
            <text:p>0.48809466</text:p>
          </table:table-cell>
          <table:table-cell table:style-name="ce9" office:value-type="float" office:value="0.44210956" calcext:value-type="float">
            <text:p>0.44210956</text:p>
          </table:table-cell>
        </table:table-row>
        <table:table-row table:style-name="ro1">
          <table:table-cell table:style-name="ce3" office:value-type="string" calcext:value-type="string">
            <text:p>18:32:44.582</text:p>
          </table:table-cell>
          <table:table-cell table:style-name="ce9" office:value-type="float" office:value="0.1637129" calcext:value-type="float">
            <text:p>0.1637129</text:p>
          </table:table-cell>
          <table:table-cell table:style-name="ce9" office:value-type="float" office:value="0.38874808" calcext:value-type="float">
            <text:p>0.38874808</text:p>
          </table:table-cell>
          <table:table-cell table:style-name="ce9" office:value-type="float" office:value="0.19553043" calcext:value-type="float">
            <text:p>0.19553043</text:p>
          </table:table-cell>
        </table:table-row>
        <table:table-row table:style-name="ro1">
          <table:table-cell table:style-name="ce3" office:value-type="string" calcext:value-type="string">
            <text:p>18:32:44.656</text:p>
          </table:table-cell>
          <table:table-cell table:style-name="ce9" office:value-type="float" office:value="0.27741972" calcext:value-type="float">
            <text:p>0.27741972</text:p>
          </table:table-cell>
          <table:table-cell table:style-name="ce9" office:value-type="float" office:value="-0.04387676" calcext:value-type="float">
            <text:p>-0.04387676</text:p>
          </table:table-cell>
          <table:table-cell table:style-name="ce9" office:value-type="float" office:value="0.20212485" calcext:value-type="float">
            <text:p>0.20212485</text:p>
          </table:table-cell>
        </table:table-row>
        <table:table-row table:style-name="ro1">
          <table:table-cell table:style-name="ce3" office:value-type="string" calcext:value-type="string">
            <text:p>18:32:44.723</text:p>
          </table:table-cell>
          <table:table-cell table:style-name="ce9" office:value-type="float" office:value="0.1954053" calcext:value-type="float">
            <text:p>0.1954053</text:p>
          </table:table-cell>
          <table:table-cell table:style-name="ce9" office:value-type="float" office:value="0.040051956" calcext:value-type="float">
            <text:p>0.040051956</text:p>
          </table:table-cell>
          <table:table-cell table:style-name="ce9" office:value-type="float" office:value="0.18608719" calcext:value-type="float">
            <text:p>0.18608719</text:p>
          </table:table-cell>
        </table:table-row>
        <table:table-row table:style-name="ro1">
          <table:table-cell table:style-name="ce3" office:value-type="string" calcext:value-type="string">
            <text:p>18:32:44.793</text:p>
          </table:table-cell>
          <table:table-cell table:style-name="ce9" office:value-type="float" office:value="0.18597218" calcext:value-type="float">
            <text:p>0.18597218</text:p>
          </table:table-cell>
          <table:table-cell table:style-name="ce9" office:value-type="float" office:value="0.11251162" calcext:value-type="float">
            <text:p>0.11251162</text:p>
          </table:table-cell>
          <table:table-cell table:style-name="ce9" office:value-type="float" office:value="0.11825969" calcext:value-type="float">
            <text:p>0.11825969</text:p>
          </table:table-cell>
        </table:table-row>
        <table:table-row table:style-name="ro1">
          <table:table-cell table:style-name="ce3" office:value-type="string" calcext:value-type="string">
            <text:p>18:32:44.863</text:p>
          </table:table-cell>
          <table:table-cell table:style-name="ce9" office:value-type="float" office:value="-0.0042314744" calcext:value-type="float">
            <text:p>-0.0042314744</text:p>
          </table:table-cell>
          <table:table-cell table:style-name="ce9" office:value-type="float" office:value="-0.2498626" calcext:value-type="float">
            <text:p>-0.2498626</text:p>
          </table:table-cell>
          <table:table-cell table:style-name="ce9" office:value-type="float" office:value="0.36549133" calcext:value-type="float">
            <text:p>0.36549133</text:p>
          </table:table-cell>
        </table:table-row>
        <table:table-row table:style-name="ro1">
          <table:table-cell table:style-name="ce3" office:value-type="string" calcext:value-type="string">
            <text:p>18:32:45.964</text:p>
          </table:table-cell>
          <table:table-cell table:style-name="ce9" office:value-type="float" office:value="-0.50676244" calcext:value-type="float">
            <text:p>-0.50676244</text:p>
          </table:table-cell>
          <table:table-cell table:style-name="ce9" office:value-type="float" office:value="-0.17961268" calcext:value-type="float">
            <text:p>-0.17961268</text:p>
          </table:table-cell>
          <table:table-cell table:style-name="ce9" office:value-type="float" office:value="-0.46317205" calcext:value-type="float">
            <text:p>-0.46317205</text:p>
          </table:table-cell>
        </table:table-row>
        <table:table-row table:style-name="ro1">
          <table:table-cell table:style-name="ce3" office:value-type="string" calcext:value-type="string">
            <text:p>18:32:46.034</text:p>
          </table:table-cell>
          <table:table-cell table:style-name="ce9" office:value-type="float" office:value="-0.31546122" calcext:value-type="float">
            <text:p>-0.31546122</text:p>
          </table:table-cell>
          <table:table-cell table:style-name="ce9" office:value-type="float" office:value="-0.21570408" calcext:value-type="float">
            <text:p>-0.21570408</text:p>
          </table:table-cell>
          <table:table-cell table:style-name="ce9" office:value-type="float" office:value="-0.36807555" calcext:value-type="float">
            <text:p>-0.36807555</text:p>
          </table:table-cell>
        </table:table-row>
        <table:table-row table:style-name="ro1">
          <table:table-cell table:style-name="ce3" office:value-type="string" calcext:value-type="string">
            <text:p>18:32:46.106</text:p>
          </table:table-cell>
          <table:table-cell table:style-name="ce9" office:value-type="float" office:value="-0.2874307" calcext:value-type="float">
            <text:p>-0.2874307</text:p>
          </table:table-cell>
          <table:table-cell table:style-name="ce9" office:value-type="float" office:value="-0.20709756" calcext:value-type="float">
            <text:p>-0.20709756</text:p>
          </table:table-cell>
          <table:table-cell table:style-name="ce9" office:value-type="float" office:value="-0.2642514" calcext:value-type="float">
            <text:p>-0.2642514</text:p>
          </table:table-cell>
        </table:table-row>
        <table:table-row table:style-name="ro1">
          <table:table-cell table:style-name="ce3" office:value-type="string" calcext:value-type="string">
            <text:p>18:32:46.174</text:p>
          </table:table-cell>
          <table:table-cell table:style-name="ce9" office:value-type="float" office:value="-0.18727648" calcext:value-type="float">
            <text:p>-0.18727648</text:p>
          </table:table-cell>
          <table:table-cell table:style-name="ce9" office:value-type="float" office:value="-0.19166124" calcext:value-type="float">
            <text:p>-0.19166124</text:p>
          </table:table-cell>
          <table:table-cell table:style-name="ce9" office:value-type="float" office:value="-0.064462006" calcext:value-type="float">
            <text:p>-0.064462006</text:p>
          </table:table-cell>
        </table:table-row>
        <table:table-row table:style-name="ro1">
          <table:table-cell table:style-name="ce3" office:value-type="string" calcext:value-type="string">
            <text:p>18:32:46.245</text:p>
          </table:table-cell>
          <table:table-cell table:style-name="ce9" office:value-type="float" office:value="-0.06989162" calcext:value-type="float">
            <text:p>-0.06989162</text:p>
          </table:table-cell>
          <table:table-cell table:style-name="ce9" office:value-type="float" office:value="-0.20567386" calcext:value-type="float">
            <text:p>-0.20567386</text:p>
          </table:table-cell>
          <table:table-cell table:style-name="ce9" office:value-type="float" office:value="-0.1092121" calcext:value-type="float">
            <text:p>-0.1092121</text:p>
          </table:table-cell>
        </table:table-row>
        <table:table-row table:style-name="ro1">
          <table:table-cell table:style-name="ce3" office:value-type="string" calcext:value-type="string">
            <text:p>18:32:46.315</text:p>
          </table:table-cell>
          <table:table-cell table:style-name="ce9" office:value-type="float" office:value="-0.04708214" calcext:value-type="float">
            <text:p>-0.04708214</text:p>
          </table:table-cell>
          <table:table-cell table:style-name="ce9" office:value-type="float" office:value="0.03264256" calcext:value-type="float">
            <text:p>0.03264256</text:p>
          </table:table-cell>
          <table:table-cell table:style-name="ce9" office:value-type="float" office:value="0.015966907" calcext:value-type="float">
            <text:p>0.015966907</text:p>
          </table:table-cell>
        </table:table-row>
        <table:table-row table:style-name="ro1">
          <table:table-cell table:style-name="ce3" office:value-type="string" calcext:value-type="string">
            <text:p>18:32:46.386</text:p>
          </table:table-cell>
          <table:table-cell table:style-name="ce9" office:value-type="float" office:value="-0.009195222" calcext:value-type="float">
            <text:p>-0.009195222</text:p>
          </table:table-cell>
          <table:table-cell table:style-name="ce9" office:value-type="float" office:value="0.2934896" calcext:value-type="float">
            <text:p>0.2934896</text:p>
          </table:table-cell>
          <table:table-cell table:style-name="ce9" office:value-type="float" office:value="-0.028915903" calcext:value-type="float">
            <text:p>-0.028915903</text:p>
          </table:table-cell>
        </table:table-row>
        <table:table-row table:style-name="ro1">
          <table:table-cell table:style-name="ce3" office:value-type="string" calcext:value-type="string">
            <text:p>18:33:02.954</text:p>
          </table:table-cell>
          <table:table-cell table:style-name="ce9" office:value-type="float" office:value="1.3810554" calcext:value-type="float">
            <text:p>1.3810554</text:p>
          </table:table-cell>
          <table:table-cell table:style-name="ce9" office:value-type="float" office:value="0.6236133" calcext:value-type="float">
            <text:p>0.6236133</text:p>
          </table:table-cell>
          <table:table-cell table:style-name="ce9" office:value-type="float" office:value="-0.24684949" calcext:value-type="float">
            <text:p>-0.24684949</text:p>
          </table:table-cell>
        </table:table-row>
        <table:table-row table:style-name="ro1">
          <table:table-cell table:style-name="ce3" office:value-type="string" calcext:value-type="string">
            <text:p>18:33:03.019</text:p>
          </table:table-cell>
          <table:table-cell table:style-name="ce9" office:value-type="float" office:value="0.99114317" calcext:value-type="float">
            <text:p>0.99114317</text:p>
          </table:table-cell>
          <table:table-cell table:style-name="ce9" office:value-type="float" office:value="0.68188184" calcext:value-type="float">
            <text:p>0.68188184</text:p>
          </table:table-cell>
          <table:table-cell table:style-name="ce9" office:value-type="float" office:value="-0.18525049" calcext:value-type="float">
            <text:p>-0.18525049</text:p>
          </table:table-cell>
        </table:table-row>
        <table:table-row table:style-name="ro1">
          <table:table-cell table:style-name="ce3" office:value-type="string" calcext:value-type="string">
            <text:p>18:33:03.090</text:p>
          </table:table-cell>
          <table:table-cell table:style-name="ce9" office:value-type="float" office:value="0.6962525" calcext:value-type="float">
            <text:p>0.6962525</text:p>
          </table:table-cell>
          <table:table-cell table:style-name="ce9" office:value-type="float" office:value="0.56447494" calcext:value-type="float">
            <text:p>0.56447494</text:p>
          </table:table-cell>
          <table:table-cell table:style-name="ce9" office:value-type="float" office:value="-0.27285334" calcext:value-type="float">
            <text:p>-0.27285334</text:p>
          </table:table-cell>
        </table:table-row>
        <table:table-row table:style-name="ro1">
          <table:table-cell table:style-name="ce3" office:value-type="string" calcext:value-type="string">
            <text:p>18:33:03.161</text:p>
          </table:table-cell>
          <table:table-cell table:style-name="ce9" office:value-type="float" office:value="0.5822425" calcext:value-type="float">
            <text:p>0.5822425</text:p>
          </table:table-cell>
          <table:table-cell table:style-name="ce9" office:value-type="float" office:value="0.43881354" calcext:value-type="float">
            <text:p>0.43881354</text:p>
          </table:table-cell>
          <table:table-cell table:style-name="ce9" office:value-type="float" office:value="-0.3084098" calcext:value-type="float">
            <text:p>-0.3084098</text:p>
          </table:table-cell>
        </table:table-row>
        <table:table-row table:style-name="ro1">
          <table:table-cell table:style-name="ce3" office:value-type="string" calcext:value-type="string">
            <text:p>18:33:03.231</text:p>
          </table:table-cell>
          <table:table-cell table:style-name="ce9" office:value-type="float" office:value="0.6022409" calcext:value-type="float">
            <text:p>0.6022409</text:p>
          </table:table-cell>
          <table:table-cell table:style-name="ce9" office:value-type="float" office:value="0.35999566" calcext:value-type="float">
            <text:p>0.35999566</text:p>
          </table:table-cell>
          <table:table-cell table:style-name="ce9" office:value-type="float" office:value="-0.25603563" calcext:value-type="float">
            <text:p>-0.25603563</text:p>
          </table:table-cell>
        </table:table-row>
        <table:table-row table:style-name="ro1">
          <table:table-cell table:style-name="ce3" office:value-type="string" calcext:value-type="string">
            <text:p>18:33:03.301</text:p>
          </table:table-cell>
          <table:table-cell table:style-name="ce9" office:value-type="float" office:value="0.5714601" calcext:value-type="float">
            <text:p>0.5714601</text:p>
          </table:table-cell>
          <table:table-cell table:style-name="ce9" office:value-type="float" office:value="0.38486037" calcext:value-type="float">
            <text:p>0.38486037</text:p>
          </table:table-cell>
          <table:table-cell table:style-name="ce9" office:value-type="float" office:value="-0.0041137" calcext:value-type="float">
            <text:p>-0.0041137</text:p>
          </table:table-cell>
        </table:table-row>
        <table:table-row table:style-name="ro1">
          <table:table-cell table:style-name="ce3" office:value-type="string" calcext:value-type="string">
            <text:p>18:33:03.371</text:p>
          </table:table-cell>
          <table:table-cell table:style-name="ce9" office:value-type="float" office:value="0.47366473" calcext:value-type="float">
            <text:p>0.47366473</text:p>
          </table:table-cell>
          <table:table-cell table:style-name="ce9" office:value-type="float" office:value="0.35714093" calcext:value-type="float">
            <text:p>0.35714093</text:p>
          </table:table-cell>
          <table:table-cell table:style-name="ce9" office:value-type="float" office:value="0.112752765" calcext:value-type="float">
            <text:p>0.112752765</text:p>
          </table:table-cell>
        </table:table-row>
        <table:table-row table:style-name="ro1">
          <table:table-cell table:style-name="ce3" office:value-type="string" calcext:value-type="string">
            <text:p>18:34:02.955</text:p>
          </table:table-cell>
          <table:table-cell table:style-name="ce9" office:value-type="float" office:value="0.33357367" calcext:value-type="float">
            <text:p>0.33357367</text:p>
          </table:table-cell>
          <table:table-cell table:style-name="ce9" office:value-type="float" office:value="0.18321882" calcext:value-type="float">
            <text:p>0.18321882</text:p>
          </table:table-cell>
          <table:table-cell table:style-name="ce9" office:value-type="float" office:value="-0.06793171" calcext:value-type="float">
            <text:p>-0.06793171</text:p>
          </table:table-cell>
        </table:table-row>
        <table:table-row table:style-name="ro1">
          <table:table-cell table:style-name="ce3" office:value-type="string" calcext:value-type="string">
            <text:p>18:34:03.020</text:p>
          </table:table-cell>
          <table:table-cell table:style-name="ce9" office:value-type="float" office:value="0.4195278" calcext:value-type="float">
            <text:p>0.4195278</text:p>
          </table:table-cell>
          <table:table-cell table:style-name="ce9" office:value-type="float" office:value="0.1859907" calcext:value-type="float">
            <text:p>0.1859907</text:p>
          </table:table-cell>
          <table:table-cell table:style-name="ce9" office:value-type="float" office:value="0.017303845" calcext:value-type="float">
            <text:p>0.017303845</text:p>
          </table:table-cell>
        </table:table-row>
        <table:table-row table:style-name="ro1">
          <table:table-cell table:style-name="ce3" office:value-type="string" calcext:value-type="string">
            <text:p>18:34:03.090</text:p>
          </table:table-cell>
          <table:table-cell table:style-name="ce9" office:value-type="float" office:value="0.50347835" calcext:value-type="float">
            <text:p>0.50347835</text:p>
          </table:table-cell>
          <table:table-cell table:style-name="ce9" office:value-type="float" office:value="0.2034268" calcext:value-type="float">
            <text:p>0.2034268</text:p>
          </table:table-cell>
          <table:table-cell table:style-name="ce9" office:value-type="float" office:value="0.13598362" calcext:value-type="float">
            <text:p>0.13598362</text:p>
          </table:table-cell>
        </table:table-row>
        <table:table-row table:style-name="ro1">
          <table:table-cell table:style-name="ce3" office:value-type="string" calcext:value-type="string">
            <text:p>18:34:03.161</text:p>
          </table:table-cell>
          <table:table-cell table:style-name="ce9" office:value-type="float" office:value="0.6302301" calcext:value-type="float">
            <text:p>0.6302301</text:p>
          </table:table-cell>
          <table:table-cell table:style-name="ce9" office:value-type="float" office:value="0.23493959" calcext:value-type="float">
            <text:p>0.23493959</text:p>
          </table:table-cell>
          <table:table-cell table:style-name="ce9" office:value-type="float" office:value="0.06547608" calcext:value-type="float">
            <text:p>0.06547608</text:p>
          </table:table-cell>
        </table:table-row>
        <table:table-row table:style-name="ro1">
          <table:table-cell table:style-name="ce3" office:value-type="string" calcext:value-type="string">
            <text:p>18:34:03.231</text:p>
          </table:table-cell>
          <table:table-cell table:style-name="ce9" office:value-type="float" office:value="0.37714362" calcext:value-type="float">
            <text:p>0.37714362</text:p>
          </table:table-cell>
          <table:table-cell table:style-name="ce9" office:value-type="float" office:value="0.14245148" calcext:value-type="float">
            <text:p>0.14245148</text:p>
          </table:table-cell>
          <table:table-cell table:style-name="ce9" office:value-type="float" office:value="0.114519276" calcext:value-type="float">
            <text:p>0.114519276</text:p>
          </table:table-cell>
        </table:table-row>
        <table:table-row table:style-name="ro1">
          <table:table-cell table:style-name="ce3" office:value-type="string" calcext:value-type="string">
            <text:p>18:34:03.302</text:p>
          </table:table-cell>
          <table:table-cell table:style-name="ce9" office:value-type="float" office:value="0.24274956" calcext:value-type="float">
            <text:p>0.24274956</text:p>
          </table:table-cell>
          <table:table-cell table:style-name="ce9" office:value-type="float" office:value="0.107771754" calcext:value-type="float">
            <text:p>0.107771754</text:p>
          </table:table-cell>
          <table:table-cell table:style-name="ce9" office:value-type="float" office:value="0.029239228" calcext:value-type="float">
            <text:p>0.029239228</text:p>
          </table:table-cell>
        </table:table-row>
        <table:table-row table:style-name="ro1">
          <table:table-cell table:style-name="ce3" office:value-type="string" calcext:value-type="string">
            <text:p>18:34:03.371</text:p>
          </table:table-cell>
          <table:table-cell table:style-name="ce9" office:value-type="float" office:value="0.31998825" calcext:value-type="float">
            <text:p>0.31998825</text:p>
          </table:table-cell>
          <table:table-cell table:style-name="ce9" office:value-type="float" office:value="0.2923315" calcext:value-type="float">
            <text:p>0.2923315</text:p>
          </table:table-cell>
          <table:table-cell table:style-name="ce9" office:value-type="float" office:value="-0.19868468" calcext:value-type="float">
            <text:p>-0.19868468</text:p>
          </table:table-cell>
        </table:table-row>
        <table:table-row table:style-name="ro1">
          <table:table-cell table:style-name="ce3" office:value-type="string" calcext:value-type="string">
            <text:p>18:34:25.153</text:p>
          </table:table-cell>
          <table:table-cell table:style-name="ce9" office:value-type="float" office:value="0.14560667" calcext:value-type="float">
            <text:p>0.14560667</text:p>
          </table:table-cell>
          <table:table-cell table:style-name="ce9" office:value-type="float" office:value="0.1385134" calcext:value-type="float">
            <text:p>0.1385134</text:p>
          </table:table-cell>
          <table:table-cell table:style-name="ce9" office:value-type="float" office:value="-0.09949491" calcext:value-type="float">
            <text:p>-0.09949491</text:p>
          </table:table-cell>
        </table:table-row>
        <table:table-row table:style-name="ro1">
          <table:table-cell table:style-name="ce3" office:value-type="string" calcext:value-type="string">
            <text:p>18:34:25.224</text:p>
          </table:table-cell>
          <table:table-cell table:style-name="ce9" office:value-type="float" office:value="0.10511831" calcext:value-type="float">
            <text:p>0.10511831</text:p>
          </table:table-cell>
          <table:table-cell table:style-name="ce9" office:value-type="float" office:value="0.22287983" calcext:value-type="float">
            <text:p>0.22287983</text:p>
          </table:table-cell>
          <table:table-cell table:style-name="ce9" office:value-type="float" office:value="-0.03834915" calcext:value-type="float">
            <text:p>-0.03834915</text:p>
          </table:table-cell>
        </table:table-row>
        <table:table-row table:style-name="ro1">
          <table:table-cell table:style-name="ce3" office:value-type="string" calcext:value-type="string">
            <text:p>18:34:25.293</text:p>
          </table:table-cell>
          <table:table-cell table:style-name="ce9" office:value-type="float" office:value="0.013307621" calcext:value-type="float">
            <text:p>0.013307621</text:p>
          </table:table-cell>
          <table:table-cell table:style-name="ce9" office:value-type="float" office:value="0.2339903" calcext:value-type="float">
            <text:p>0.2339903</text:p>
          </table:table-cell>
          <table:table-cell table:style-name="ce9" office:value-type="float" office:value="0.09512443" calcext:value-type="float">
            <text:p>0.09512443</text:p>
          </table:table-cell>
        </table:table-row>
        <table:table-row table:style-name="ro1">
          <table:table-cell table:style-name="ce3" office:value-type="string" calcext:value-type="string">
            <text:p>18:34:25.361</text:p>
          </table:table-cell>
          <table:table-cell table:style-name="ce9" office:value-type="float" office:value="0.07196224" calcext:value-type="float">
            <text:p>0.07196224</text:p>
          </table:table-cell>
          <table:table-cell table:style-name="ce9" office:value-type="float" office:value="0.17082076" calcext:value-type="float">
            <text:p>0.17082076</text:p>
          </table:table-cell>
          <table:table-cell table:style-name="ce9" office:value-type="float" office:value="0.036832694" calcext:value-type="float">
            <text:p>0.036832694</text:p>
          </table:table-cell>
        </table:table-row>
        <table:table-row table:style-name="ro1">
          <table:table-cell table:style-name="ce3" office:value-type="string" calcext:value-type="string">
            <text:p>18:34:25.432</text:p>
          </table:table-cell>
          <table:table-cell table:style-name="ce9" office:value-type="float" office:value="0.27218786" calcext:value-type="float">
            <text:p>0.27218786</text:p>
          </table:table-cell>
          <table:table-cell table:style-name="ce9" office:value-type="float" office:value="0.10451995" calcext:value-type="float">
            <text:p>0.10451995</text:p>
          </table:table-cell>
          <table:table-cell table:style-name="ce9" office:value-type="float" office:value="-0.01716794" calcext:value-type="float">
            <text:p>-0.01716794</text:p>
          </table:table-cell>
        </table:table-row>
        <table:table-row table:style-name="ro1">
          <table:table-cell table:style-name="ce3" office:value-type="string" calcext:value-type="string">
            <text:p>18:34:25.501</text:p>
          </table:table-cell>
          <table:table-cell table:style-name="ce9" office:value-type="float" office:value="0.13576491" calcext:value-type="float">
            <text:p>0.13576491</text:p>
          </table:table-cell>
          <table:table-cell table:style-name="ce9" office:value-type="float" office:value="0.07143611" calcext:value-type="float">
            <text:p>0.07143611</text:p>
          </table:table-cell>
          <table:table-cell table:style-name="ce9" office:value-type="float" office:value="-0.049508788" calcext:value-type="float">
            <text:p>-0.049508788</text:p>
          </table:table-cell>
        </table:table-row>
        <table:table-row table:style-name="ro1">
          <table:table-cell table:style-name="ce3" office:value-type="string" calcext:value-type="string">
            <text:p>18:34:25.572</text:p>
          </table:table-cell>
          <table:table-cell table:style-name="ce9" office:value-type="float" office:value="0.18832622" calcext:value-type="float">
            <text:p>0.18832622</text:p>
          </table:table-cell>
          <table:table-cell table:style-name="ce9" office:value-type="float" office:value="-0.015907696" calcext:value-type="float">
            <text:p>-0.015907696</text:p>
          </table:table-cell>
          <table:table-cell table:style-name="ce9" office:value-type="float" office:value="-0.06323467" calcext:value-type="float">
            <text:p>-0.06323467</text:p>
          </table:table-cell>
        </table:table-row>
        <table:table-row table:style-name="ro1">
          <table:table-cell table:style-name="ce3" office:value-type="string" calcext:value-type="string">
            <text:p>18:34:25.642</text:p>
          </table:table-cell>
          <table:table-cell table:style-name="ce9" office:value-type="float" office:value="0.18113904" calcext:value-type="float">
            <text:p>0.18113904</text:p>
          </table:table-cell>
          <table:table-cell table:style-name="ce9" office:value-type="float" office:value="-0.02024954" calcext:value-type="float">
            <text:p>-0.02024954</text:p>
          </table:table-cell>
          <table:table-cell table:style-name="ce9" office:value-type="float" office:value="-0.031862386" calcext:value-type="float">
            <text:p>-0.031862386</text:p>
          </table:table-cell>
        </table:table-row>
        <table:table-row table:style-name="ro1">
          <table:table-cell table:style-name="ce3" office:value-type="string" calcext:value-type="string">
            <text:p>18:34:25.715</text:p>
          </table:table-cell>
          <table:table-cell table:style-name="ce9" office:value-type="float" office:value="0.22960225" calcext:value-type="float">
            <text:p>0.22960225</text:p>
          </table:table-cell>
          <table:table-cell table:style-name="ce9" office:value-type="float" office:value="-0.0065790755" calcext:value-type="float">
            <text:p>-0.0065790755</text:p>
          </table:table-cell>
          <table:table-cell table:style-name="ce9" office:value-type="float" office:value="0.10381898" calcext:value-type="float">
            <text:p>0.10381898</text:p>
          </table:table-cell>
        </table:table-row>
        <table:table-row table:style-name="ro1">
          <table:table-cell table:style-name="ce3" office:value-type="string" calcext:value-type="string">
            <text:p>18:34:25.785</text:p>
          </table:table-cell>
          <table:table-cell table:style-name="ce9" office:value-type="float" office:value="0.14709611" calcext:value-type="float">
            <text:p>0.14709611</text:p>
          </table:table-cell>
          <table:table-cell table:style-name="ce9" office:value-type="float" office:value="-0.15028152" calcext:value-type="float">
            <text:p>-0.15028152</text:p>
          </table:table-cell>
          <table:table-cell table:style-name="ce9" office:value-type="float" office:value="0.16506793" calcext:value-type="float">
            <text:p>0.16506793</text:p>
          </table:table-cell>
        </table:table-row>
        <table:table-row table:style-name="ro1">
          <table:table-cell table:style-name="ce3" office:value-type="string" calcext:value-type="string">
            <text:p>18:34:25.851</text:p>
          </table:table-cell>
          <table:table-cell table:style-name="ce9" office:value-type="float" office:value="0.12579468" calcext:value-type="float">
            <text:p>0.12579468</text:p>
          </table:table-cell>
          <table:table-cell table:style-name="ce9" office:value-type="float" office:value="-0.12580514" calcext:value-type="float">
            <text:p>-0.12580514</text:p>
          </table:table-cell>
          <table:table-cell table:style-name="ce9" office:value-type="float" office:value="0.12966467" calcext:value-type="float">
            <text:p>0.12966467</text:p>
          </table:table-cell>
        </table:table-row>
        <table:table-row table:style-name="ro1">
          <table:table-cell table:style-name="ce3" office:value-type="string" calcext:value-type="string">
            <text:p>18:34:25.922</text:p>
          </table:table-cell>
          <table:table-cell table:style-name="ce9" office:value-type="float" office:value="0.10662346" calcext:value-type="float">
            <text:p>0.10662346</text:p>
          </table:table-cell>
          <table:table-cell table:style-name="ce9" office:value-type="float" office:value="-0.1066328" calcext:value-type="float">
            <text:p>-0.1066328</text:p>
          </table:table-cell>
          <table:table-cell table:style-name="ce9" office:value-type="float" office:value="0.073631816" calcext:value-type="float">
            <text:p>0.073631816</text:p>
          </table:table-cell>
        </table:table-row>
        <table:table-row table:style-name="ro1">
          <table:table-cell table:style-name="ce3" office:value-type="string" calcext:value-type="string">
            <text:p>18:34:25.998</text:p>
          </table:table-cell>
          <table:table-cell table:style-name="ce9" office:value-type="float" office:value="0.2104387" calcext:value-type="float">
            <text:p>0.2104387</text:p>
          </table:table-cell>
          <table:table-cell table:style-name="ce9" office:value-type="float" office:value="0.033009972" calcext:value-type="float">
            <text:p>0.033009972</text:p>
          </table:table-cell>
          <table:table-cell table:style-name="ce9" office:value-type="float" office:value="-0.043155205" calcext:value-type="float">
            <text:p>-0.043155205</text:p>
          </table:table-cell>
        </table:table-row>
        <table:table-row table:style-name="ro1">
          <table:table-cell table:style-name="ce3" office:value-type="string" calcext:value-type="string">
            <text:p>18:34:26.063</text:p>
          </table:table-cell>
          <table:table-cell table:style-name="ce9" office:value-type="float" office:value="0.28761265" calcext:value-type="float">
            <text:p>0.28761265</text:p>
          </table:table-cell>
          <table:table-cell table:style-name="ce9" office:value-type="float" office:value="0.13539746" calcext:value-type="float">
            <text:p>0.13539746</text:p>
          </table:table-cell>
          <table:table-cell table:style-name="ce9" office:value-type="float" office:value="-0.11530455" calcext:value-type="float">
            <text:p>-0.11530455</text:p>
          </table:table-cell>
        </table:table-row>
        <table:table-row table:style-name="ro1">
          <table:table-cell table:style-name="ce3" office:value-type="string" calcext:value-type="string">
            <text:p>18:34:26.133</text:p>
          </table:table-cell>
          <table:table-cell table:style-name="ce9" office:value-type="float" office:value="0.061317213" calcext:value-type="float">
            <text:p>0.061317213</text:p>
          </table:table-cell>
          <table:table-cell table:style-name="ce9" office:value-type="float" office:value="0.17019755" calcext:value-type="float">
            <text:p>0.17019755</text:p>
          </table:table-cell>
          <table:table-cell table:style-name="ce9" office:value-type="float" office:value="-0.16266082" calcext:value-type="float">
            <text:p>-0.16266082</text:p>
          </table:table-cell>
        </table:table-row>
        <table:table-row table:style-name="ro1">
          <table:table-cell table:style-name="ce3" office:value-type="string" calcext:value-type="string">
            <text:p>18:34:26.201</text:p>
          </table:table-cell>
          <table:table-cell table:style-name="ce9" office:value-type="float" office:value="-0.006557608" calcext:value-type="float">
            <text:p>-0.006557608</text:p>
          </table:table-cell>
          <table:table-cell table:style-name="ce9" office:value-type="float" office:value="0.11977936" calcext:value-type="float">
            <text:p>0.11977936</text:p>
          </table:table-cell>
          <table:table-cell table:style-name="ce9" office:value-type="float" office:value="-0.1644123" calcext:value-type="float">
            <text:p>-0.1644123</text:p>
          </table:table-cell>
        </table:table-row>
        <table:table-row table:style-name="ro1">
          <table:table-cell table:style-name="ce3" office:value-type="string" calcext:value-type="string">
            <text:p>18:34:26.275</text:p>
          </table:table-cell>
          <table:table-cell table:style-name="ce9" office:value-type="float" office:value="-0.051165525" calcext:value-type="float">
            <text:p>-0.051165525</text:p>
          </table:table-cell>
          <table:table-cell table:style-name="ce9" office:value-type="float" office:value="0.022108065" calcext:value-type="float">
            <text:p>0.022108065</text:p>
          </table:table-cell>
          <table:table-cell table:style-name="ce9" office:value-type="float" office:value="-0.12380116" calcext:value-type="float">
            <text:p>-0.12380116</text:p>
          </table:table-cell>
        </table:table-row>
        <table:table-row table:style-name="ro1">
          <table:table-cell table:style-name="ce3" office:value-type="string" calcext:value-type="string">
            <text:p>18:34:26.343</text:p>
          </table:table-cell>
          <table:table-cell table:style-name="ce9" office:value-type="float" office:value="-0.12273352" calcext:value-type="float">
            <text:p>-0.12273352</text:p>
          </table:table-cell>
          <table:table-cell table:style-name="ce9" office:value-type="float" office:value="0.13591288" calcext:value-type="float">
            <text:p>0.13591288</text:p>
          </table:table-cell>
          <table:table-cell table:style-name="ce9" office:value-type="float" office:value="-0.039130997" calcext:value-type="float">
            <text:p>-0.039130997</text:p>
          </table:table-cell>
        </table:table-row>
        <table:table-row table:style-name="ro1">
          <table:table-cell table:style-name="ce3" office:value-type="string" calcext:value-type="string">
            <text:p>18:34:26.412</text:p>
          </table:table-cell>
          <table:table-cell table:style-name="ce9" office:value-type="float" office:value="-0.217467" calcext:value-type="float">
            <text:p>-0.217467</text:p>
          </table:table-cell>
          <table:table-cell table:style-name="ce9" office:value-type="float" office:value="0.097053036" calcext:value-type="float">
            <text:p>0.097053036</text:p>
          </table:table-cell>
          <table:table-cell table:style-name="ce9" office:value-type="float" office:value="0.18956237" calcext:value-type="float">
            <text:p>0.18956237</text:p>
          </table:table-cell>
        </table:table-row>
        <table:table-row table:style-name="ro1">
          <table:table-cell table:style-name="ce3" office:value-type="string" calcext:value-type="string">
            <text:p>18:34:26.481</text:p>
          </table:table-cell>
          <table:table-cell table:style-name="ce9" office:value-type="float" office:value="-0.15946545" calcext:value-type="float">
            <text:p>-0.15946545</text:p>
          </table:table-cell>
          <table:table-cell table:style-name="ce9" office:value-type="float" office:value="0.14645419" calcext:value-type="float">
            <text:p>0.14645419</text:p>
          </table:table-cell>
          <table:table-cell table:style-name="ce9" office:value-type="float" office:value="0.08864815" calcext:value-type="float">
            <text:p>0.08864815</text:p>
          </table:table-cell>
        </table:table-row>
        <table:table-row table:style-name="ro1">
          <table:table-cell table:style-name="ce3" office:value-type="string" calcext:value-type="string">
            <text:p>18:34:26.551</text:p>
          </table:table-cell>
          <table:table-cell table:style-name="ce9" office:value-type="float" office:value="0.0052360115" calcext:value-type="float">
            <text:p>0.0052360115</text:p>
          </table:table-cell>
          <table:table-cell table:style-name="ce9" office:value-type="float" office:value="0.07467985" calcext:value-type="float">
            <text:p>0.07467985</text:p>
          </table:table-cell>
          <table:table-cell table:style-name="ce9" office:value-type="float" office:value="0.043967903" calcext:value-type="float">
            <text:p>0.043967903</text:p>
          </table:table-cell>
        </table:table-row>
        <table:table-row table:style-name="ro1">
          <table:table-cell table:style-name="ce3" office:value-type="string" calcext:value-type="string">
            <text:p>18:34:26.621</text:p>
          </table:table-cell>
          <table:table-cell table:style-name="ce9" office:value-type="float" office:value="0.20795947" calcext:value-type="float">
            <text:p>0.20795947</text:p>
          </table:table-cell>
          <table:table-cell table:style-name="ce9" office:value-type="float" office:value="-0.020898473" calcext:value-type="float">
            <text:p>-0.020898473</text:p>
          </table:table-cell>
          <table:table-cell table:style-name="ce9" office:value-type="float" office:value="0.029243968" calcext:value-type="float">
            <text:p>0.029243968</text:p>
          </table:table-cell>
        </table:table-row>
        <table:table-row table:style-name="ro1">
          <table:table-cell table:style-name="ce3" office:value-type="string" calcext:value-type="string">
            <text:p>18:34:26.692</text:p>
          </table:table-cell>
          <table:table-cell table:style-name="ce9" office:value-type="float" office:value="-0.0015816368" calcext:value-type="float">
            <text:p>-0.0015816368</text:p>
          </table:table-cell>
          <table:table-cell table:style-name="ce9" office:value-type="float" office:value="-0.008701215" calcext:value-type="float">
            <text:p>-0.008701215</text:p>
          </table:table-cell>
          <table:table-cell table:style-name="ce9" office:value-type="float" office:value="-0.030809341" calcext:value-type="float">
            <text:p>-0.030809341</text:p>
          </table:table-cell>
        </table:table-row>
        <table:table-row table:style-name="ro1">
          <table:table-cell table:style-name="ce3" office:value-type="string" calcext:value-type="string">
            <text:p>18:34:26.761</text:p>
          </table:table-cell>
          <table:table-cell table:style-name="ce9" office:value-type="float" office:value="0.0062670317" calcext:value-type="float">
            <text:p>0.0062670317</text:p>
          </table:table-cell>
          <table:table-cell table:style-name="ce9" office:value-type="float" office:value="0.005132783" calcext:value-type="float">
            <text:p>0.005132783</text:p>
          </table:table-cell>
          <table:table-cell table:style-name="ce9" office:value-type="float" office:value="-0.07958386" calcext:value-type="float">
            <text:p>-0.07958386</text:p>
          </table:table-cell>
        </table:table-row>
        <table:table-row table:style-name="ro1">
          <table:table-cell table:style-name="ce3" office:value-type="string" calcext:value-type="string">
            <text:p>18:34:26.832</text:p>
          </table:table-cell>
          <table:table-cell table:style-name="ce9" office:value-type="float" office:value="0.06386782" calcext:value-type="float">
            <text:p>0.06386782</text:p>
          </table:table-cell>
          <table:table-cell table:style-name="ce9" office:value-type="float" office:value="-0.074921526" calcext:value-type="float">
            <text:p>-0.074921526</text:p>
          </table:table-cell>
          <table:table-cell table:style-name="ce9" office:value-type="float" office:value="0.017144067" calcext:value-type="float">
            <text:p>0.017144067</text:p>
          </table:table-cell>
        </table:table-row>
        <table:table-row table:style-name="ro1">
          <table:table-cell table:style-name="ce3" office:value-type="string" calcext:value-type="string">
            <text:p>18:34:26.901</text:p>
          </table:table-cell>
          <table:table-cell table:style-name="ce9" office:value-type="float" office:value="0.03704642" calcext:value-type="float">
            <text:p>0.03704642</text:p>
          </table:table-cell>
          <table:table-cell table:style-name="ce9" office:value-type="float" office:value="-0.055344403" calcext:value-type="float">
            <text:p>-0.055344403</text:p>
          </table:table-cell>
          <table:table-cell table:style-name="ce9" office:value-type="float" office:value="0.13078608" calcext:value-type="float">
            <text:p>0.13078608</text:p>
          </table:table-cell>
        </table:table-row>
        <table:table-row table:style-name="ro1">
          <table:table-cell table:style-name="ce3" office:value-type="string" calcext:value-type="string">
            <text:p>18:34:26.971</text:p>
          </table:table-cell>
          <table:table-cell table:style-name="ce9" office:value-type="float" office:value="0.061466876" calcext:value-type="float">
            <text:p>0.061466876</text:p>
          </table:table-cell>
          <table:table-cell table:style-name="ce9" office:value-type="float" office:value="-0.034429107" calcext:value-type="float">
            <text:p>-0.034429107</text:p>
          </table:table-cell>
          <table:table-cell table:style-name="ce9" office:value-type="float" office:value="0.11836664" calcext:value-type="float">
            <text:p>0.11836664</text:p>
          </table:table-cell>
        </table:table-row>
        <table:table-row table:style-name="ro1">
          <table:table-cell table:style-name="ce3" office:value-type="string" calcext:value-type="string">
            <text:p>18:34:27.042</text:p>
          </table:table-cell>
          <table:table-cell table:style-name="ce9" office:value-type="float" office:value="0.123215675" calcext:value-type="float">
            <text:p>0.123215675</text:p>
          </table:table-cell>
          <table:table-cell table:style-name="ce9" office:value-type="float" office:value="-0.032304548" calcext:value-type="float">
            <text:p>-0.032304548</text:p>
          </table:table-cell>
          <table:table-cell table:style-name="ce9" office:value-type="float" office:value="0.11048505" calcext:value-type="float">
            <text:p>0.11048505</text:p>
          </table:table-cell>
        </table:table-row>
        <table:table-row table:style-name="ro1">
          <table:table-cell table:style-name="ce3" office:value-type="string" calcext:value-type="string">
            <text:p>18:34:27.117</text:p>
          </table:table-cell>
          <table:table-cell table:style-name="ce9" office:value-type="float" office:value="0.020147003" calcext:value-type="float">
            <text:p>0.020147003</text:p>
          </table:table-cell>
          <table:table-cell table:style-name="ce9" office:value-type="float" office:value="-0.09059754" calcext:value-type="float">
            <text:p>-0.09059754</text:p>
          </table:table-cell>
          <table:table-cell table:style-name="ce9" office:value-type="float" office:value="0.09328421" calcext:value-type="float">
            <text:p>0.09328421</text:p>
          </table:table-cell>
        </table:table-row>
        <table:table-row table:style-name="ro1">
          <table:table-cell table:style-name="ce3" office:value-type="string" calcext:value-type="string">
            <text:p>18:34:27.183</text:p>
          </table:table-cell>
          <table:table-cell table:style-name="ce9" office:value-type="float" office:value="0.14403564" calcext:value-type="float">
            <text:p>0.14403564</text:p>
          </table:table-cell>
          <table:table-cell table:style-name="ce9" office:value-type="float" office:value="-0.008808285" calcext:value-type="float">
            <text:p>-0.008808285</text:p>
          </table:table-cell>
          <table:table-cell table:style-name="ce9" office:value-type="float" office:value="-0.0476604" calcext:value-type="float">
            <text:p>-0.0476604</text:p>
          </table:table-cell>
        </table:table-row>
        <table:table-row table:style-name="ro1">
          <table:table-cell table:style-name="ce3" office:value-type="string" calcext:value-type="string">
            <text:p>18:34:27.251</text:p>
          </table:table-cell>
          <table:table-cell table:style-name="ce9" office:value-type="float" office:value="0.21115066" calcext:value-type="float">
            <text:p>0.21115066</text:p>
          </table:table-cell>
          <table:table-cell table:style-name="ce9" office:value-type="float" office:value="0.09380595" calcext:value-type="float">
            <text:p>0.09380595</text:p>
          </table:table-cell>
          <table:table-cell table:style-name="ce9" office:value-type="float" office:value="-0.125951" calcext:value-type="float">
            <text:p>-0.125951</text:p>
          </table:table-cell>
        </table:table-row>
        <table:table-row table:style-name="ro1">
          <table:table-cell table:style-name="ce3" office:value-type="string" calcext:value-type="string">
            <text:p>18:34:27.321</text:p>
          </table:table-cell>
          <table:table-cell table:style-name="ce9" office:value-type="float" office:value="0.06061664" calcext:value-type="float">
            <text:p>0.06061664</text:p>
          </table:table-cell>
          <table:table-cell table:style-name="ce9" office:value-type="float" office:value="0.11606599" calcext:value-type="float">
            <text:p>0.11606599</text:p>
          </table:table-cell>
          <table:table-cell table:style-name="ce9" office:value-type="float" office:value="-0.13444966" calcext:value-type="float">
            <text:p>-0.13444966</text:p>
          </table:table-cell>
        </table:table-row>
        <table:table-row table:style-name="ro1">
          <table:table-cell table:style-name="ce3" office:value-type="string" calcext:value-type="string">
            <text:p>18:34:27.391</text:p>
          </table:table-cell>
          <table:table-cell table:style-name="ce9" office:value-type="float" office:value="-0.096397184" calcext:value-type="float">
            <text:p>-0.096397184</text:p>
          </table:table-cell>
          <table:table-cell table:style-name="ce9" office:value-type="float" office:value="0.03546524" calcext:value-type="float">
            <text:p>0.03546524</text:p>
          </table:table-cell>
          <table:table-cell table:style-name="ce9" office:value-type="float" office:value="-0.13814336" calcext:value-type="float">
            <text:p>-0.13814336</text:p>
          </table:table-cell>
        </table:table-row>
        <table:table-row table:style-name="ro1">
          <table:table-cell table:style-name="ce3" office:value-type="string" calcext:value-type="string">
            <text:p>18:34:27.461</text:p>
          </table:table-cell>
          <table:table-cell table:style-name="ce9" office:value-type="float" office:value="-0.16058564" calcext:value-type="float">
            <text:p>-0.16058564</text:p>
          </table:table-cell>
          <table:table-cell table:style-name="ce9" office:value-type="float" office:value="-0.004116447" calcext:value-type="float">
            <text:p>-0.004116447</text:p>
          </table:table-cell>
          <table:table-cell table:style-name="ce9" office:value-type="float" office:value="-0.13861126" calcext:value-type="float">
            <text:p>-0.13861126</text:p>
          </table:table-cell>
        </table:table-row>
        <table:table-row table:style-name="ro1">
          <table:table-cell table:style-name="ce3" office:value-type="string" calcext:value-type="string">
            <text:p>18:34:27.531</text:p>
          </table:table-cell>
          <table:table-cell table:style-name="ce9" office:value-type="float" office:value="-0.14892165" calcext:value-type="float">
            <text:p>-0.14892165</text:p>
          </table:table-cell>
          <table:table-cell table:style-name="ce9" office:value-type="float" office:value="0.036505163" calcext:value-type="float">
            <text:p>0.036505163</text:p>
          </table:table-cell>
          <table:table-cell table:style-name="ce9" office:value-type="float" office:value="-0.032245252" calcext:value-type="float">
            <text:p>-0.032245252</text:p>
          </table:table-cell>
        </table:table-row>
        <table:table-row table:style-name="ro1">
          <table:table-cell table:style-name="ce3" office:value-type="string" calcext:value-type="string">
            <text:p>18:34:27.601</text:p>
          </table:table-cell>
          <table:table-cell table:style-name="ce9" office:value-type="float" office:value="-0.13183221" calcext:value-type="float">
            <text:p>-0.13183221</text:p>
          </table:table-cell>
          <table:table-cell table:style-name="ce9" office:value-type="float" office:value="0.08668766" calcext:value-type="float">
            <text:p>0.08668766</text:p>
          </table:table-cell>
          <table:table-cell table:style-name="ce9" office:value-type="float" office:value="-0.018034419" calcext:value-type="float">
            <text:p>-0.018034419</text:p>
          </table:table-cell>
        </table:table-row>
        <table:table-row table:style-name="ro1">
          <table:table-cell table:style-name="ce3" office:value-type="string" calcext:value-type="string">
            <text:p>18:34:27.671</text:p>
          </table:table-cell>
          <table:table-cell table:style-name="ce9" office:value-type="float" office:value="-0.06767245" calcext:value-type="float">
            <text:p>-0.06767245</text:p>
          </table:table-cell>
          <table:table-cell table:style-name="ce9" office:value-type="float" office:value="0.08043588" calcext:value-type="float">
            <text:p>0.08043588</text:p>
          </table:table-cell>
          <table:table-cell table:style-name="ce9" office:value-type="float" office:value="0.09692821" calcext:value-type="float">
            <text:p>0.09692821</text:p>
          </table:table-cell>
        </table:table-row>
        <table:table-row table:style-name="ro1">
          <table:table-cell table:style-name="ce3" office:value-type="string" calcext:value-type="string">
            <text:p>18:34:27.741</text:p>
          </table:table-cell>
          <table:table-cell table:style-name="ce9" office:value-type="float" office:value="-0.052555583" calcext:value-type="float">
            <text:p>-0.052555583</text:p>
          </table:table-cell>
          <table:table-cell table:style-name="ce9" office:value-type="float" office:value="0.051737998" calcext:value-type="float">
            <text:p>0.051737998</text:p>
          </table:table-cell>
          <table:table-cell table:style-name="ce9" office:value-type="float" office:value="0.030985408" calcext:value-type="float">
            <text:p>0.030985408</text:p>
          </table:table-cell>
        </table:table-row>
        <table:table-row table:style-name="ro1">
          <table:table-cell table:style-name="ce3" office:value-type="string" calcext:value-type="string">
            <text:p>18:34:27.811</text:p>
          </table:table-cell>
          <table:table-cell table:style-name="ce9" office:value-type="float" office:value="0.13441385" calcext:value-type="float">
            <text:p>0.13441385</text:p>
          </table:table-cell>
          <table:table-cell table:style-name="ce9" office:value-type="float" office:value="-0.0022151023" calcext:value-type="float">
            <text:p>-0.0022151023</text:p>
          </table:table-cell>
          <table:table-cell table:style-name="ce9" office:value-type="float" office:value="-0.02638559" calcext:value-type="float">
            <text:p>-0.02638559</text:p>
          </table:table-cell>
        </table:table-row>
        <table:table-row table:style-name="ro1">
          <table:table-cell table:style-name="ce3" office:value-type="string" calcext:value-type="string">
            <text:p>18:34:27.881</text:p>
          </table:table-cell>
          <table:table-cell table:style-name="ce9" office:value-type="float" office:value="0.08515701" calcext:value-type="float">
            <text:p>0.08515701</text:p>
          </table:table-cell>
          <table:table-cell table:style-name="ce9" office:value-type="float" office:value="0.0037192996" calcext:value-type="float">
            <text:p>0.0037192996</text:p>
          </table:table-cell>
          <table:table-cell table:style-name="ce9" office:value-type="float" office:value="-0.011662092" calcext:value-type="float">
            <text:p>-0.011662092</text:p>
          </table:table-cell>
        </table:table-row>
        <table:table-row table:style-name="ro1">
          <table:table-cell table:style-name="ce3" office:value-type="string" calcext:value-type="string">
            <text:p>18:34:27.951</text:p>
          </table:table-cell>
          <table:table-cell table:style-name="ce9" office:value-type="float" office:value="-0.047943708" calcext:value-type="float">
            <text:p>-0.047943708</text:p>
          </table:table-cell>
          <table:table-cell table:style-name="ce9" office:value-type="float" office:value="-0.052682903" calcext:value-type="float">
            <text:p>-0.052682903</text:p>
          </table:table-cell>
          <table:table-cell table:style-name="ce9" office:value-type="float" office:value="-0.0627908" calcext:value-type="float">
            <text:p>-0.0627908</text:p>
          </table:table-cell>
        </table:table-row>
        <table:table-row table:style-name="ro1">
          <table:table-cell table:style-name="ce3" office:value-type="string" calcext:value-type="string">
            <text:p>18:34:28.022</text:p>
          </table:table-cell>
          <table:table-cell table:style-name="ce9" office:value-type="float" office:value="0.028261742" calcext:value-type="float">
            <text:p>0.028261742</text:p>
          </table:table-cell>
          <table:table-cell table:style-name="ce9" office:value-type="float" office:value="-0.09641364" calcext:value-type="float">
            <text:p>-0.09641364</text:p>
          </table:table-cell>
          <table:table-cell table:style-name="ce9" office:value-type="float" office:value="0.035773423" calcext:value-type="float">
            <text:p>0.035773423</text:p>
          </table:table-cell>
        </table:table-row>
        <table:table-row table:style-name="ro1">
          <table:table-cell table:style-name="ce3" office:value-type="string" calcext:value-type="string">
            <text:p>18:34:28.091</text:p>
          </table:table-cell>
          <table:table-cell table:style-name="ce9" office:value-type="float" office:value="0.06740336" calcext:value-type="float">
            <text:p>0.06740336</text:p>
          </table:table-cell>
          <table:table-cell table:style-name="ce9" office:value-type="float" office:value="-0.07952129" calcext:value-type="float">
            <text:p>-0.07952129</text:p>
          </table:table-cell>
          <table:table-cell table:style-name="ce9" office:value-type="float" office:value="0.14183961" calcext:value-type="float">
            <text:p>0.14183961</text:p>
          </table:table-cell>
        </table:table-row>
        <table:table-row table:style-name="ro1">
          <table:table-cell table:style-name="ce3" office:value-type="string" calcext:value-type="string">
            <text:p>18:34:28.161</text:p>
          </table:table-cell>
          <table:table-cell table:style-name="ce9" office:value-type="float" office:value="0.11427637" calcext:value-type="float">
            <text:p>0.11427637</text:p>
          </table:table-cell>
          <table:table-cell table:style-name="ce9" office:value-type="float" office:value="-0.1065057" calcext:value-type="float">
            <text:p>-0.1065057</text:p>
          </table:table-cell>
          <table:table-cell table:style-name="ce9" office:value-type="float" office:value="0.12831484" calcext:value-type="float">
            <text:p>0.12831484</text:p>
          </table:table-cell>
        </table:table-row>
        <table:table-row table:style-name="ro1">
          <table:table-cell table:style-name="ce3" office:value-type="string" calcext:value-type="string">
            <text:p>18:34:28.231</text:p>
          </table:table-cell>
          <table:table-cell table:style-name="ce9" office:value-type="float" office:value="0.06637419" calcext:value-type="float">
            <text:p>0.06637419</text:p>
          </table:table-cell>
          <table:table-cell table:style-name="ce9" office:value-type="float" office:value="-0.072783835" calcext:value-type="float">
            <text:p>-0.072783835</text:p>
          </table:table-cell>
          <table:table-cell table:style-name="ce9" office:value-type="float" office:value="0.14602537" calcext:value-type="float">
            <text:p>0.14602537</text:p>
          </table:table-cell>
        </table:table-row>
        <table:table-row table:style-name="ro1">
          <table:table-cell table:style-name="ce3" office:value-type="string" calcext:value-type="string">
            <text:p>18:34:28.301</text:p>
          </table:table-cell>
          <table:table-cell table:style-name="ce9" office:value-type="float" office:value="-0.010575786" calcext:value-type="float">
            <text:p>-0.010575786</text:p>
          </table:table-cell>
          <table:table-cell table:style-name="ce9" office:value-type="float" office:value="-0.07627204" calcext:value-type="float">
            <text:p>-0.07627204</text:p>
          </table:table-cell>
          <table:table-cell table:style-name="ce9" office:value-type="float" office:value="0.057155255" calcext:value-type="float">
            <text:p>0.057155255</text:p>
          </table:table-cell>
        </table:table-row>
        <table:table-row table:style-name="ro1">
          <table:table-cell table:style-name="ce3" office:value-type="string" calcext:value-type="string">
            <text:p>18:34:28.372</text:p>
          </table:table-cell>
          <table:table-cell table:style-name="ce9" office:value-type="float" office:value="0.1539584" calcext:value-type="float">
            <text:p>0.1539584</text:p>
          </table:table-cell>
          <table:table-cell table:style-name="ce9" office:value-type="float" office:value="-0.0016282307" calcext:value-type="float">
            <text:p>-0.0016282307</text:p>
          </table:table-cell>
          <table:table-cell table:style-name="ce9" office:value-type="float" office:value="-0.07951732" calcext:value-type="float">
            <text:p>-0.07951732</text:p>
          </table:table-cell>
        </table:table-row>
        <table:table-row table:style-name="ro1">
          <table:table-cell table:style-name="ce3" office:value-type="string" calcext:value-type="string">
            <text:p>18:34:28.445</text:p>
          </table:table-cell>
          <table:table-cell table:style-name="ce9" office:value-type="float" office:value="0.2343633" calcext:value-type="float">
            <text:p>0.2343633</text:p>
          </table:table-cell>
          <table:table-cell table:style-name="ce9" office:value-type="float" office:value="0.067528725" calcext:value-type="float">
            <text:p>0.067528725</text:p>
          </table:table-cell>
          <table:table-cell table:style-name="ce9" office:value-type="float" office:value="-0.1328693" calcext:value-type="float">
            <text:p>-0.1328693</text:p>
          </table:table-cell>
        </table:table-row>
        <table:table-row table:style-name="ro1">
          <table:table-cell table:style-name="ce3" office:value-type="string" calcext:value-type="string">
            <text:p>18:34:28.512</text:p>
          </table:table-cell>
          <table:table-cell table:style-name="ce9" office:value-type="float" office:value="-0.010337723" calcext:value-type="float">
            <text:p>-0.010337723</text:p>
          </table:table-cell>
          <table:table-cell table:style-name="ce9" office:value-type="float" office:value="0.089120574" calcext:value-type="float">
            <text:p>0.089120574</text:p>
          </table:table-cell>
          <table:table-cell table:style-name="ce9" office:value-type="float" office:value="-0.1428734" calcext:value-type="float">
            <text:p>-0.1428734</text:p>
          </table:table-cell>
        </table:table-row>
        <table:table-row table:style-name="ro1">
          <table:table-cell table:style-name="ce3" office:value-type="string" calcext:value-type="string">
            <text:p>18:34:28.587</text:p>
          </table:table-cell>
          <table:table-cell table:style-name="ce9" office:value-type="float" office:value="-0.11938703" calcext:value-type="float">
            <text:p>-0.11938703</text:p>
          </table:table-cell>
          <table:table-cell table:style-name="ce9" office:value-type="float" office:value="0.04263528" calcext:value-type="float">
            <text:p>0.04263528</text:p>
          </table:table-cell>
          <table:table-cell table:style-name="ce9" office:value-type="float" office:value="-0.14594445" calcext:value-type="float">
            <text:p>-0.14594445</text:p>
          </table:table-cell>
        </table:table-row>
        <table:table-row table:style-name="ro1">
          <table:table-cell table:style-name="ce3" office:value-type="string" calcext:value-type="string">
            <text:p>18:34:28.653</text:p>
          </table:table-cell>
          <table:table-cell table:style-name="ce9" office:value-type="float" office:value="-0.13403526" calcext:value-type="float">
            <text:p>-0.13403526</text:p>
          </table:table-cell>
          <table:table-cell table:style-name="ce9" office:value-type="float" office:value="0.052873705" calcext:value-type="float">
            <text:p>0.052873705</text:p>
          </table:table-cell>
          <table:table-cell table:style-name="ce9" office:value-type="float" office:value="-0.11772697" calcext:value-type="float">
            <text:p>-0.11772697</text:p>
          </table:table-cell>
        </table:table-row>
        <table:table-row table:style-name="ro1">
          <table:table-cell table:style-name="ce3" office:value-type="string" calcext:value-type="string">
            <text:p>18:34:28.722</text:p>
          </table:table-cell>
          <table:table-cell table:style-name="ce9" office:value-type="float" office:value="-0.15073425" calcext:value-type="float">
            <text:p>-0.15073425</text:p>
          </table:table-cell>
          <table:table-cell table:style-name="ce9" office:value-type="float" office:value="0.060330477" calcext:value-type="float">
            <text:p>0.060330477</text:p>
          </table:table-cell>
          <table:table-cell table:style-name="ce9" office:value-type="float" office:value="-0.10221892" calcext:value-type="float">
            <text:p>-0.10221892</text:p>
          </table:table-cell>
        </table:table-row>
        <table:table-row table:style-name="ro1">
          <table:table-cell table:style-name="ce3" office:value-type="string" calcext:value-type="string">
            <text:p>18:34:28.792</text:p>
          </table:table-cell>
          <table:table-cell table:style-name="ce9" office:value-type="float" office:value="-0.11962072" calcext:value-type="float">
            <text:p>-0.11962072</text:p>
          </table:table-cell>
          <table:table-cell table:style-name="ce9" office:value-type="float" office:value="0.106372625" calcext:value-type="float">
            <text:p>0.106372625</text:p>
          </table:table-cell>
          <table:table-cell table:style-name="ce9" office:value-type="float" office:value="-0.050029255" calcext:value-type="float">
            <text:p>-0.050029255</text:p>
          </table:table-cell>
        </table:table-row>
        <table:table-row table:style-name="ro1">
          <table:table-cell table:style-name="ce3" office:value-type="string" calcext:value-type="string">
            <text:p>18:34:28.862</text:p>
          </table:table-cell>
          <table:table-cell table:style-name="ce9" office:value-type="float" office:value="-0.07030514" calcext:value-type="float">
            <text:p>-0.07030514</text:p>
          </table:table-cell>
          <table:table-cell table:style-name="ce9" office:value-type="float" office:value="0.13352834" calcext:value-type="float">
            <text:p>0.13352834</text:p>
          </table:table-cell>
          <table:table-cell table:style-name="ce9" office:value-type="float" office:value="0.016497102" calcext:value-type="float">
            <text:p>0.016497102</text:p>
          </table:table-cell>
        </table:table-row>
        <table:table-row table:style-name="ro1">
          <table:table-cell table:style-name="ce3" office:value-type="string" calcext:value-type="string">
            <text:p>18:34:28.933</text:p>
          </table:table-cell>
          <table:table-cell table:style-name="ce9" office:value-type="float" office:value="0.014288899" calcext:value-type="float">
            <text:p>0.014288899</text:p>
          </table:table-cell>
          <table:table-cell table:style-name="ce9" office:value-type="float" office:value="0.030307332" calcext:value-type="float">
            <text:p>0.030307332</text:p>
          </table:table-cell>
          <table:table-cell table:style-name="ce9" office:value-type="float" office:value="0.022977278" calcext:value-type="float">
            <text:p>0.022977278</text:p>
          </table:table-cell>
        </table:table-row>
        <table:table-row table:style-name="ro1">
          <table:table-cell table:style-name="ce3" office:value-type="string" calcext:value-type="string">
            <text:p>18:34:29.005</text:p>
          </table:table-cell>
          <table:table-cell table:style-name="ce9" office:value-type="float" office:value="0.122283846" calcext:value-type="float">
            <text:p>0.122283846</text:p>
          </table:table-cell>
          <table:table-cell table:style-name="ce9" office:value-type="float" office:value="-0.0030456646" calcext:value-type="float">
            <text:p>-0.0030456646</text:p>
          </table:table-cell>
          <table:table-cell table:style-name="ce9" office:value-type="float" office:value="0.01145104" calcext:value-type="float">
            <text:p>0.01145104</text:p>
          </table:table-cell>
        </table:table-row>
        <table:table-row table:style-name="ro1">
          <table:table-cell table:style-name="ce3" office:value-type="string" calcext:value-type="string">
            <text:p>18:34:29.073</text:p>
          </table:table-cell>
          <table:table-cell table:style-name="ce9" office:value-type="float" office:value="0.089620866" calcext:value-type="float">
            <text:p>0.089620866</text:p>
          </table:table-cell>
          <table:table-cell table:style-name="ce9" office:value-type="float" office:value="-0.017023321" calcext:value-type="float">
            <text:p>-0.017023321</text:p>
          </table:table-cell>
          <table:table-cell table:style-name="ce9" office:value-type="float" office:value="0.041067638" calcext:value-type="float">
            <text:p>0.041067638</text:p>
          </table:table-cell>
        </table:table-row>
        <table:table-row table:style-name="ro1">
          <table:table-cell table:style-name="ce3" office:value-type="string" calcext:value-type="string">
            <text:p>18:34:29.147</text:p>
          </table:table-cell>
          <table:table-cell table:style-name="ce9" office:value-type="float" office:value="-0.0061332188" calcext:value-type="float">
            <text:p>-0.0061332188</text:p>
          </table:table-cell>
          <table:table-cell table:style-name="ce9" office:value-type="float" office:value="-0.06607783" calcext:value-type="float">
            <text:p>-0.06607783</text:p>
          </table:table-cell>
          <table:table-cell table:style-name="ce9" office:value-type="float" office:value="0.010373973" calcext:value-type="float">
            <text:p>0.010373973</text:p>
          </table:table-cell>
        </table:table-row>
        <table:table-row table:style-name="ro1">
          <table:table-cell table:style-name="ce3" office:value-type="string" calcext:value-type="string">
            <text:p>18:34:29.212</text:p>
          </table:table-cell>
          <table:table-cell table:style-name="ce9" office:value-type="float" office:value="-0.0055198777" calcext:value-type="float">
            <text:p>-0.0055198777</text:p>
          </table:table-cell>
          <table:table-cell table:style-name="ce9" office:value-type="float" office:value="-0.06254622" calcext:value-type="float">
            <text:p>-0.06254622</text:p>
          </table:table-cell>
          <table:table-cell table:style-name="ce9" office:value-type="float" office:value="0.05284244" calcext:value-type="float">
            <text:p>0.05284244</text:p>
          </table:table-cell>
        </table:table-row>
        <table:table-row table:style-name="ro1">
          <table:table-cell table:style-name="ce3" office:value-type="string" calcext:value-type="string">
            <text:p>18:34:29.284</text:p>
          </table:table-cell>
          <table:table-cell table:style-name="ce9" office:value-type="float" office:value="-0.026720852" calcext:value-type="float">
            <text:p>-0.026720852</text:p>
          </table:table-cell>
          <table:table-cell table:style-name="ce9" office:value-type="float" office:value="-0.070793554" calcext:value-type="float">
            <text:p>-0.070793554</text:p>
          </table:table-cell>
          <table:table-cell table:style-name="ce9" office:value-type="float" office:value="0.078979075" calcext:value-type="float">
            <text:p>0.078979075</text:p>
          </table:table-cell>
        </table:table-row>
        <table:table-row table:style-name="ro1">
          <table:table-cell table:style-name="ce3" office:value-type="string" calcext:value-type="string">
            <text:p>18:34:29.353</text:p>
          </table:table-cell>
          <table:table-cell table:style-name="ce9" office:value-type="float" office:value="0.055712048" calcext:value-type="float">
            <text:p>0.055712048</text:p>
          </table:table-cell>
          <table:table-cell table:style-name="ce9" office:value-type="float" office:value="-0.16478841" calcext:value-type="float">
            <text:p>-0.16478841</text:p>
          </table:table-cell>
          <table:table-cell table:style-name="ce9" office:value-type="float" office:value="0.12051965" calcext:value-type="float">
            <text:p>0.12051965</text:p>
          </table:table-cell>
        </table:table-row>
        <table:table-row table:style-name="ro1">
          <table:table-cell table:style-name="ce3" office:value-type="string" calcext:value-type="string">
            <text:p>18:34:31.686</text:p>
          </table:table-cell>
          <table:table-cell table:style-name="ce9" office:value-type="float" office:value="0.12309003" calcext:value-type="float">
            <text:p>0.12309003</text:p>
          </table:table-cell>
          <table:table-cell table:style-name="ce9" office:value-type="float" office:value="-0.20763576" calcext:value-type="float">
            <text:p>-0.20763576</text:p>
          </table:table-cell>
          <table:table-cell table:style-name="ce9" office:value-type="float" office:value="0.14757903" calcext:value-type="float">
            <text:p>0.14757903</text:p>
          </table:table-cell>
        </table:table-row>
        <table:table-row table:style-name="ro1">
          <table:table-cell table:style-name="ce3" office:value-type="string" calcext:value-type="string">
            <text:p>18:34:31.755</text:p>
          </table:table-cell>
          <table:table-cell table:style-name="ce9" office:value-type="float" office:value="0.103969574" calcext:value-type="float">
            <text:p>0.103969574</text:p>
          </table:table-cell>
          <table:table-cell table:style-name="ce9" office:value-type="float" office:value="-0.10733116" calcext:value-type="float">
            <text:p>-0.10733116</text:p>
          </table:table-cell>
          <table:table-cell table:style-name="ce9" office:value-type="float" office:value="0.13765511" calcext:value-type="float">
            <text:p>0.13765511</text:p>
          </table:table-cell>
        </table:table-row>
        <table:table-row table:style-name="ro1">
          <table:table-cell table:style-name="ce3" office:value-type="string" calcext:value-type="string">
            <text:p>18:34:39.939</text:p>
          </table:table-cell>
          <table:table-cell table:style-name="ce9" office:value-type="float" office:value="0.061492454" calcext:value-type="float">
            <text:p>0.061492454</text:p>
          </table:table-cell>
          <table:table-cell table:style-name="ce9" office:value-type="float" office:value="-0.105606824" calcext:value-type="float">
            <text:p>-0.105606824</text:p>
          </table:table-cell>
          <table:table-cell table:style-name="ce9" office:value-type="float" office:value="0.09576459" calcext:value-type="float">
            <text:p>0.09576459</text:p>
          </table:table-cell>
        </table:table-row>
        <table:table-row table:style-name="ro1">
          <table:table-cell table:style-name="ce3" office:value-type="string" calcext:value-type="string">
            <text:p>18:34:39.989</text:p>
          </table:table-cell>
          <table:table-cell table:style-name="ce9" office:value-type="float" office:value="-0.21206401" calcext:value-type="float">
            <text:p>-0.21206401</text:p>
          </table:table-cell>
          <table:table-cell table:style-name="ce9" office:value-type="float" office:value="-0.609426" calcext:value-type="float">
            <text:p>-0.609426</text:p>
          </table:table-cell>
          <table:table-cell table:style-name="ce9" office:value-type="float" office:value="-0.25636557" calcext:value-type="float">
            <text:p>-0.25636557</text:p>
          </table:table-cell>
        </table:table-row>
        <table:table-row table:style-name="ro1">
          <table:table-cell table:style-name="ce3" office:value-type="string" calcext:value-type="string">
            <text:p>18:34:40.060</text:p>
          </table:table-cell>
          <table:table-cell table:style-name="ce9" office:value-type="float" office:value="-0.1959113" calcext:value-type="float">
            <text:p>-0.1959113</text:p>
          </table:table-cell>
          <table:table-cell table:style-name="ce9" office:value-type="float" office:value="-0.40412307" calcext:value-type="float">
            <text:p>-0.40412307</text:p>
          </table:table-cell>
          <table:table-cell table:style-name="ce9" office:value-type="float" office:value="-0.31444484" calcext:value-type="float">
            <text:p>-0.31444484</text:p>
          </table:table-cell>
        </table:table-row>
        <table:table-row table:style-name="ro1">
          <table:table-cell table:style-name="ce3" office:value-type="string" calcext:value-type="string">
            <text:p>18:34:40.130</text:p>
          </table:table-cell>
          <table:table-cell table:style-name="ce9" office:value-type="float" office:value="-0.2160907" calcext:value-type="float">
            <text:p>-0.2160907</text:p>
          </table:table-cell>
          <table:table-cell table:style-name="ce9" office:value-type="float" office:value="-0.33602524" calcext:value-type="float">
            <text:p>-0.33602524</text:p>
          </table:table-cell>
          <table:table-cell table:style-name="ce9" office:value-type="float" office:value="-0.2616869" calcext:value-type="float">
            <text:p>-0.2616869</text:p>
          </table:table-cell>
        </table:table-row>
        <table:table-row table:style-name="ro1">
          <table:table-cell table:style-name="ce3" office:value-type="string" calcext:value-type="string">
            <text:p>18:34:40.201</text:p>
          </table:table-cell>
          <table:table-cell table:style-name="ce9" office:value-type="float" office:value="-0.3175285" calcext:value-type="float">
            <text:p>-0.3175285</text:p>
          </table:table-cell>
          <table:table-cell table:style-name="ce9" office:value-type="float" office:value="-0.17388266" calcext:value-type="float">
            <text:p>-0.17388266</text:p>
          </table:table-cell>
          <table:table-cell table:style-name="ce9" office:value-type="float" office:value="-0.27133363" calcext:value-type="float">
            <text:p>-0.27133363</text:p>
          </table:table-cell>
        </table:table-row>
        <table:table-row table:style-name="ro1">
          <table:table-cell table:style-name="ce3" office:value-type="string" calcext:value-type="string">
            <text:p>18:34:40.269</text:p>
          </table:table-cell>
          <table:table-cell table:style-name="ce9" office:value-type="float" office:value="-0.31368098" calcext:value-type="float">
            <text:p>-0.31368098</text:p>
          </table:table-cell>
          <table:table-cell table:style-name="ce9" office:value-type="float" office:value="-0.22351097" calcext:value-type="float">
            <text:p>-0.22351097</text:p>
          </table:table-cell>
          <table:table-cell table:style-name="ce9" office:value-type="float" office:value="-0.31802836" calcext:value-type="float">
            <text:p>-0.31802836</text:p>
          </table:table-cell>
        </table:table-row>
        <table:table-row table:style-name="ro1">
          <table:table-cell table:style-name="ce3" office:value-type="string" calcext:value-type="string">
            <text:p>18:34:40.344</text:p>
          </table:table-cell>
          <table:table-cell table:style-name="ce9" office:value-type="float" office:value="-0.19749844" calcext:value-type="float">
            <text:p>-0.19749844</text:p>
          </table:table-cell>
          <table:table-cell table:style-name="ce9" office:value-type="float" office:value="-0.24774191" calcext:value-type="float">
            <text:p>-0.24774191</text:p>
          </table:table-cell>
          <table:table-cell table:style-name="ce9" office:value-type="float" office:value="-0.27392083" calcext:value-type="float">
            <text:p>-0.27392083</text:p>
          </table:table-cell>
        </table:table-row>
        <table:table-row table:style-name="ro1">
          <table:table-cell table:style-name="ce3" office:value-type="string" calcext:value-type="string">
            <text:p>18:34:40.410</text:p>
          </table:table-cell>
          <table:table-cell table:style-name="ce9" office:value-type="float" office:value="-0.17093708" calcext:value-type="float">
            <text:p>-0.17093708</text:p>
          </table:table-cell>
          <table:table-cell table:style-name="ce9" office:value-type="float" office:value="-0.16495994" calcext:value-type="float">
            <text:p>-0.16495994</text:p>
          </table:table-cell>
          <table:table-cell table:style-name="ce9" office:value-type="float" office:value="-0.20456101" calcext:value-type="float">
            <text:p>-0.20456101</text:p>
          </table:table-cell>
        </table:table-row>
        <table:table-row table:style-name="ro1">
          <table:table-cell table:style-name="ce3" office:value-type="string" calcext:value-type="string">
            <text:p>18:34:48.284</text:p>
          </table:table-cell>
          <table:table-cell table:style-name="ce9" office:value-type="float" office:value="-0.8622418" calcext:value-type="float">
            <text:p>-0.8622418</text:p>
          </table:table-cell>
          <table:table-cell table:style-name="ce9" office:value-type="float" office:value="-0.045631934" calcext:value-type="float">
            <text:p>-0.045631934</text:p>
          </table:table-cell>
          <table:table-cell table:style-name="ce9" office:value-type="float" office:value="0.62360996" calcext:value-type="float">
            <text:p>0.62360996</text:p>
          </table:table-cell>
        </table:table-row>
        <table:table-row table:style-name="ro1">
          <table:table-cell table:style-name="ce3" office:value-type="string" calcext:value-type="string">
            <text:p>18:34:48.353</text:p>
          </table:table-cell>
          <table:table-cell table:style-name="ce9" office:value-type="float" office:value="-0.70570517" calcext:value-type="float">
            <text:p>-0.70570517</text:p>
          </table:table-cell>
          <table:table-cell table:style-name="ce9" office:value-type="float" office:value="-0.059965227" calcext:value-type="float">
            <text:p>-0.059965227</text:p>
          </table:table-cell>
          <table:table-cell table:style-name="ce9" office:value-type="float" office:value="0.52741104" calcext:value-type="float">
            <text:p>0.52741104</text:p>
          </table:table-cell>
        </table:table-row>
        <table:table-row table:style-name="ro1">
          <table:table-cell table:style-name="ce3" office:value-type="string" calcext:value-type="string">
            <text:p>18:34:48.424</text:p>
          </table:table-cell>
          <table:table-cell table:style-name="ce9" office:value-type="float" office:value="-0.7113797" calcext:value-type="float">
            <text:p>-0.7113797</text:p>
          </table:table-cell>
          <table:table-cell table:style-name="ce9" office:value-type="float" office:value="0.18355569" calcext:value-type="float">
            <text:p>0.18355569</text:p>
          </table:table-cell>
          <table:table-cell table:style-name="ce9" office:value-type="float" office:value="0.31075394" calcext:value-type="float">
            <text:p>0.31075394</text:p>
          </table:table-cell>
        </table:table-row>
        <table:table-row table:style-name="ro1">
          <table:table-cell table:style-name="ce3" office:value-type="string" calcext:value-type="string">
            <text:p>18:34:48.498</text:p>
          </table:table-cell>
          <table:table-cell table:style-name="ce9" office:value-type="float" office:value="-0.51807386" calcext:value-type="float">
            <text:p>-0.51807386</text:p>
          </table:table-cell>
          <table:table-cell table:style-name="ce9" office:value-type="float" office:value="0.059291907" calcext:value-type="float">
            <text:p>0.059291907</text:p>
          </table:table-cell>
          <table:table-cell table:style-name="ce9" office:value-type="float" office:value="0.41700763" calcext:value-type="float">
            <text:p>0.41700763</text:p>
          </table:table-cell>
        </table:table-row>
        <table:table-row table:style-name="ro1">
          <table:table-cell table:style-name="ce3" office:value-type="string" calcext:value-type="string">
            <text:p>18:34:48.565</text:p>
          </table:table-cell>
          <table:table-cell table:style-name="ce9" office:value-type="float" office:value="-0.54361016" calcext:value-type="float">
            <text:p>-0.54361016</text:p>
          </table:table-cell>
          <table:table-cell table:style-name="ce9" office:value-type="float" office:value="0.024358826" calcext:value-type="float">
            <text:p>0.024358826</text:p>
          </table:table-cell>
          <table:table-cell table:style-name="ce9" office:value-type="float" office:value="0.36585864" calcext:value-type="float">
            <text:p>0.36585864</text:p>
          </table:table-cell>
        </table:table-row>
        <table:table-row table:style-name="ro1">
          <table:table-cell table:style-name="ce3" office:value-type="string" calcext:value-type="string">
            <text:p>18:34:48.636</text:p>
          </table:table-cell>
          <table:table-cell table:style-name="ce9" office:value-type="float" office:value="-0.5382482" calcext:value-type="float">
            <text:p>-0.5382482</text:p>
          </table:table-cell>
          <table:table-cell table:style-name="ce9" office:value-type="float" office:value="0.17726962" calcext:value-type="float">
            <text:p>0.17726962</text:p>
          </table:table-cell>
          <table:table-cell table:style-name="ce9" office:value-type="float" office:value="0.29873082" calcext:value-type="float">
            <text:p>0.29873082</text:p>
          </table:table-cell>
        </table:table-row>
        <table:table-row table:style-name="ro1">
          <table:table-cell table:style-name="ce3" office:value-type="string" calcext:value-type="string">
            <text:p>18:34:48.705</text:p>
          </table:table-cell>
          <table:table-cell table:style-name="ce9" office:value-type="float" office:value="-0.45893505" calcext:value-type="float">
            <text:p>-0.45893505</text:p>
          </table:table-cell>
          <table:table-cell table:style-name="ce9" office:value-type="float" office:value="0.016280921" calcext:value-type="float">
            <text:p>0.016280921</text:p>
          </table:table-cell>
          <table:table-cell table:style-name="ce9" office:value-type="float" office:value="0.45870143" calcext:value-type="float">
            <text:p>0.45870143</text:p>
          </table:table-cell>
        </table:table-row>
        <table:table-row table:style-name="ro1">
          <table:table-cell table:style-name="ce3" office:value-type="string" calcext:value-type="string">
            <text:p>18:34:50.686</text:p>
          </table:table-cell>
          <table:table-cell table:style-name="ce9" office:value-type="float" office:value="0.26239786" calcext:value-type="float">
            <text:p>0.26239786</text:p>
          </table:table-cell>
          <table:table-cell table:style-name="ce9" office:value-type="float" office:value="0.01157666" calcext:value-type="float">
            <text:p>0.01157666</text:p>
          </table:table-cell>
          <table:table-cell table:style-name="ce9" office:value-type="float" office:value="0.00523854" calcext:value-type="float">
            <text:p>0.00523854</text:p>
          </table:table-cell>
        </table:table-row>
        <table:table-row table:style-name="ro1">
          <table:table-cell table:style-name="ce3" office:value-type="string" calcext:value-type="string">
            <text:p>18:34:50.756</text:p>
          </table:table-cell>
          <table:table-cell table:style-name="ce9" office:value-type="float" office:value="0.27021572" calcext:value-type="float">
            <text:p>0.27021572</text:p>
          </table:table-cell>
          <table:table-cell table:style-name="ce9" office:value-type="float" office:value="0.035687555" calcext:value-type="float">
            <text:p>0.035687555</text:p>
          </table:table-cell>
          <table:table-cell table:style-name="ce9" office:value-type="float" office:value="-0.07065153" calcext:value-type="float">
            <text:p>-0.07065153</text:p>
          </table:table-cell>
        </table:table-row>
        <table:table-row table:style-name="ro1">
          <table:table-cell table:style-name="ce3" office:value-type="string" calcext:value-type="string">
            <text:p>18:34:50.828</text:p>
          </table:table-cell>
          <table:table-cell table:style-name="ce9" office:value-type="float" office:value="0.28977618" calcext:value-type="float">
            <text:p>0.28977618</text:p>
          </table:table-cell>
          <table:table-cell table:style-name="ce9" office:value-type="float" office:value="-0.04192906" calcext:value-type="float">
            <text:p>-0.04192906</text:p>
          </table:table-cell>
          <table:table-cell table:style-name="ce9" office:value-type="float" office:value="-0.036559988" calcext:value-type="float">
            <text:p>-0.036559988</text:p>
          </table:table-cell>
        </table:table-row>
        <table:table-row table:style-name="ro1">
          <table:table-cell table:style-name="ce3" office:value-type="string" calcext:value-type="string">
            <text:p>18:34:50.896</text:p>
          </table:table-cell>
          <table:table-cell table:style-name="ce9" office:value-type="float" office:value="0.362532" calcext:value-type="float">
            <text:p>0.362532</text:p>
          </table:table-cell>
          <table:table-cell table:style-name="ce9" office:value-type="float" office:value="-0.0014812528" calcext:value-type="float">
            <text:p>-0.0014812528</text:p>
          </table:table-cell>
          <table:table-cell table:style-name="ce9" office:value-type="float" office:value="-0.049603216" calcext:value-type="float">
            <text:p>-0.049603216</text:p>
          </table:table-cell>
        </table:table-row>
        <table:table-row table:style-name="ro1">
          <table:table-cell table:style-name="ce3" office:value-type="string" calcext:value-type="string">
            <text:p>18:34:50.966</text:p>
          </table:table-cell>
          <table:table-cell table:style-name="ce9" office:value-type="float" office:value="0.433725" calcext:value-type="float">
            <text:p>0.433725</text:p>
          </table:table-cell>
          <table:table-cell table:style-name="ce9" office:value-type="float" office:value="0.056015488" calcext:value-type="float">
            <text:p>0.056015488</text:p>
          </table:table-cell>
          <table:table-cell table:style-name="ce9" office:value-type="float" office:value="-0.11429621" calcext:value-type="float">
            <text:p>-0.11429621</text:p>
          </table:table-cell>
        </table:table-row>
        <table:table-row table:style-name="ro1">
          <table:table-cell table:style-name="ce3" office:value-type="string" calcext:value-type="string">
            <text:p>18:34:51.036</text:p>
          </table:table-cell>
          <table:table-cell table:style-name="ce9" office:value-type="float" office:value="0.38420016" calcext:value-type="float">
            <text:p>0.38420016</text:p>
          </table:table-cell>
          <table:table-cell table:style-name="ce9" office:value-type="float" office:value="0.097874865" calcext:value-type="float">
            <text:p>0.097874865</text:p>
          </table:table-cell>
          <table:table-cell table:style-name="ce9" office:value-type="float" office:value="-0.0956156" calcext:value-type="float">
            <text:p>-0.0956156</text:p>
          </table:table-cell>
        </table:table-row>
        <table:table-row table:style-name="ro1">
          <table:table-cell table:style-name="ce3" office:value-type="string" calcext:value-type="string">
            <text:p>18:34:51.111</text:p>
          </table:table-cell>
          <table:table-cell table:style-name="ce9" office:value-type="float" office:value="0.31853408" calcext:value-type="float">
            <text:p>0.31853408</text:p>
          </table:table-cell>
          <table:table-cell table:style-name="ce9" office:value-type="float" office:value="0.061280746" calcext:value-type="float">
            <text:p>0.061280746</text:p>
          </table:table-cell>
          <table:table-cell table:style-name="ce9" office:value-type="float" office:value="-0.06408141" calcext:value-type="float">
            <text:p>-0.06408141</text:p>
          </table:table-cell>
        </table:table-row>
        <table:table-row table:style-name="ro1">
          <table:table-cell table:style-name="ce3" office:value-type="string" calcext:value-type="string">
            <text:p>18:35:00.314</text:p>
          </table:table-cell>
          <table:table-cell table:style-name="ce9" office:value-type="float" office:value="-0.5709121" calcext:value-type="float">
            <text:p>-0.5709121</text:p>
          </table:table-cell>
          <table:table-cell table:style-name="ce9" office:value-type="float" office:value="-0.33815786" calcext:value-type="float">
            <text:p>-0.33815786</text:p>
          </table:table-cell>
          <table:table-cell table:style-name="ce9" office:value-type="float" office:value="0.28224376" calcext:value-type="float">
            <text:p>0.28224376</text:p>
          </table:table-cell>
        </table:table-row>
        <table:table-row table:style-name="ro1">
          <table:table-cell table:style-name="ce2" office:value-type="string" calcext:value-type="string">
            <text:p>18:35:00.384</text:p>
          </table:table-cell>
          <table:table-cell table:style-name="ce8" office:value-type="float" office:value="-0.5856715" calcext:value-type="float">
            <text:p>-0.5856715</text:p>
          </table:table-cell>
          <table:table-cell table:style-name="ce8" office:value-type="float" office:value="-0.22282355" calcext:value-type="float">
            <text:p>-0.22282355</text:p>
          </table:table-cell>
          <table:table-cell table:style-name="ce8" office:value-type="float" office:value="0.18370686" calcext:value-type="float">
            <text:p>0.18370686</text:p>
          </table:table-cell>
        </table:table-row>
        <table:table-row table:style-name="ro1">
          <table:table-cell table:style-name="ce2" office:value-type="string" calcext:value-type="string">
            <text:p>18:35:00.458</text:p>
          </table:table-cell>
          <table:table-cell table:style-name="ce8" office:value-type="float" office:value="-0.50864726" calcext:value-type="float">
            <text:p>-0.50864726</text:p>
          </table:table-cell>
          <table:table-cell table:style-name="ce8" office:value-type="float" office:value="-0.3451213" calcext:value-type="float">
            <text:p>-0.3451213</text:p>
          </table:table-cell>
          <table:table-cell table:style-name="ce8" office:value-type="float" office:value="0.13259697" calcext:value-type="float">
            <text:p>0.13259697</text:p>
          </table:table-cell>
        </table:table-row>
        <table:table-row table:style-name="ro1">
          <table:table-cell table:style-name="ce2" office:value-type="string" calcext:value-type="string">
            <text:p>18:35:00.526</text:p>
          </table:table-cell>
          <table:table-cell table:style-name="ce8" office:value-type="float" office:value="-0.49227965" calcext:value-type="float">
            <text:p>-0.49227965</text:p>
          </table:table-cell>
          <table:table-cell table:style-name="ce8" office:value-type="float" office:value="-0.26995975" calcext:value-type="float">
            <text:p>-0.26995975</text:p>
          </table:table-cell>
          <table:table-cell table:style-name="ce8" office:value-type="float" office:value="0.07627085" calcext:value-type="float">
            <text:p>0.07627085</text:p>
          </table:table-cell>
        </table:table-row>
        <table:table-row table:style-name="ro1">
          <table:table-cell table:style-name="ce2" office:value-type="string" calcext:value-type="string">
            <text:p>18:35:00.596</text:p>
          </table:table-cell>
          <table:table-cell table:style-name="ce8" office:value-type="float" office:value="-0.39734855" calcext:value-type="float">
            <text:p>-0.39734855</text:p>
          </table:table-cell>
          <table:table-cell table:style-name="ce8" office:value-type="float" office:value="-0.2682323" calcext:value-type="float">
            <text:p>-0.2682323</text:p>
          </table:table-cell>
          <table:table-cell table:style-name="ce8" office:value-type="float" office:value="0.070181824" calcext:value-type="float">
            <text:p>0.070181824</text:p>
          </table:table-cell>
        </table:table-row>
        <table:table-row table:style-name="ro1">
          <table:table-cell table:style-name="ce2" office:value-type="string" calcext:value-type="string">
            <text:p>18:35:00.666</text:p>
          </table:table-cell>
          <table:table-cell table:style-name="ce8" office:value-type="float" office:value="-0.34860492" calcext:value-type="float">
            <text:p>-0.34860492</text:p>
          </table:table-cell>
          <table:table-cell table:style-name="ce8" office:value-type="float" office:value="-0.18274207" calcext:value-type="float">
            <text:p>-0.18274207</text:p>
          </table:table-cell>
          <table:table-cell table:style-name="ce8" office:value-type="float" office:value="0.12380815" calcext:value-type="float">
            <text:p>0.12380815</text:p>
          </table:table-cell>
        </table:table-row>
        <table:table-row table:style-name="ro1">
          <table:table-cell table:style-name="ce2" office:value-type="string" calcext:value-type="string">
            <text:p>18:35:00.737</text:p>
          </table:table-cell>
          <table:table-cell table:style-name="ce8" office:value-type="float" office:value="-0.32495046" calcext:value-type="float">
            <text:p>-0.32495046</text:p>
          </table:table-cell>
          <table:table-cell table:style-name="ce8" office:value-type="float" office:value="-0.16468759" calcext:value-type="float">
            <text:p>-0.16468759</text:p>
          </table:table-cell>
          <table:table-cell table:style-name="ce8" office:value-type="float" office:value="0.11472323" calcext:value-type="float">
            <text:p>0.11472323</text:p>
          </table:table-cell>
        </table:table-row>
        <table:table-row table:style-name="ro1">
          <table:table-cell table:style-name="ce2" office:value-type="string" calcext:value-type="string">
            <text:p>18:35:01.173</text:p>
          </table:table-cell>
          <table:table-cell table:style-name="ce8" office:value-type="float" office:value="-0.28037047" calcext:value-type="float">
            <text:p>-0.28037047</text:p>
          </table:table-cell>
          <table:table-cell table:style-name="ce8" office:value-type="float" office:value="-0.16623642" calcext:value-type="float">
            <text:p>-0.16623642</text:p>
          </table:table-cell>
          <table:table-cell table:style-name="ce8" office:value-type="float" office:value="0.07732321" calcext:value-type="float">
            <text:p>0.07732321</text:p>
          </table:table-cell>
        </table:table-row>
        <table:table-row table:style-name="ro1">
          <table:table-cell table:style-name="ce2" office:value-type="string" calcext:value-type="string">
            <text:p>18:35:01.244</text:p>
          </table:table-cell>
          <table:table-cell table:style-name="ce8" office:value-type="float" office:value="-0.26310003" calcext:value-type="float">
            <text:p>-0.26310003</text:p>
          </table:table-cell>
          <table:table-cell table:style-name="ce8" office:value-type="float" office:value="-0.14455907" calcext:value-type="float">
            <text:p>-0.14455907</text:p>
          </table:table-cell>
          <table:table-cell table:style-name="ce8" office:value-type="float" office:value="0.06343853" calcext:value-type="float">
            <text:p>0.06343853</text:p>
          </table:table-cell>
        </table:table-row>
        <table:table-row table:style-name="ro1">
          <table:table-cell table:style-name="ce2" office:value-type="string" calcext:value-type="string">
            <text:p>18:35:01.315</text:p>
          </table:table-cell>
          <table:table-cell table:style-name="ce8" office:value-type="float" office:value="-0.23679002" calcext:value-type="float">
            <text:p>-0.23679002</text:p>
          </table:table-cell>
          <table:table-cell table:style-name="ce8" office:value-type="float" office:value="-0.15383363" calcext:value-type="float">
            <text:p>-0.15383363</text:p>
          </table:table-cell>
          <table:table-cell table:style-name="ce8" office:value-type="float" office:value="0.05248041" calcext:value-type="float">
            <text:p>0.05248041</text:p>
          </table:table-cell>
        </table:table-row>
        <table:table-row table:style-name="ro1">
          <table:table-cell table:style-name="ce2" office:value-type="string" calcext:value-type="string">
            <text:p>18:35:01.385</text:p>
          </table:table-cell>
          <table:table-cell table:style-name="ce8" office:value-type="float" office:value="-0.21508856" calcext:value-type="float">
            <text:p>-0.21508856</text:p>
          </table:table-cell>
          <table:table-cell table:style-name="ce8" office:value-type="float" office:value="-0.12944143" calcext:value-type="float">
            <text:p>-0.12944143</text:p>
          </table:table-cell>
          <table:table-cell table:style-name="ce8" office:value-type="float" office:value="0.047012657" calcext:value-type="float">
            <text:p>0.047012657</text:p>
          </table:table-cell>
        </table:table-row>
        <table:table-row table:style-name="ro1">
          <table:table-cell table:style-name="ce2" office:value-type="string" calcext:value-type="string">
            <text:p>18:35:01.455</text:p>
          </table:table-cell>
          <table:table-cell table:style-name="ce8" office:value-type="float" office:value="-0.18720764" calcext:value-type="float">
            <text:p>-0.18720764</text:p>
          </table:table-cell>
          <table:table-cell table:style-name="ce8" office:value-type="float" office:value="-0.10221508" calcext:value-type="float">
            <text:p>-0.10221508</text:p>
          </table:table-cell>
          <table:table-cell table:style-name="ce8" office:value-type="float" office:value="0.04560728" calcext:value-type="float">
            <text:p>0.04560728</text:p>
          </table:table-cell>
        </table:table-row>
        <table:table-row table:style-name="ro1">
          <table:table-cell table:style-name="ce2" office:value-type="string" calcext:value-type="string">
            <text:p>18:35:01.524</text:p>
          </table:table-cell>
          <table:table-cell table:style-name="ce8" office:value-type="float" office:value="-0.13442925" calcext:value-type="float">
            <text:p>-0.13442925</text:p>
          </table:table-cell>
          <table:table-cell table:style-name="ce8" office:value-type="float" office:value="-0.09682756" calcext:value-type="float">
            <text:p>-0.09682756</text:p>
          </table:table-cell>
          <table:table-cell table:style-name="ce8" office:value-type="float" office:value="0.026764322" calcext:value-type="float">
            <text:p>0.026764322</text:p>
          </table:table-cell>
        </table:table-row>
        <table:table-row table:style-name="ro1">
          <table:table-cell table:style-name="ce2" office:value-type="string" calcext:value-type="string">
            <text:p>18:35:01.595</text:p>
          </table:table-cell>
          <table:table-cell table:style-name="ce8" office:value-type="float" office:value="-0.14845215" calcext:value-type="float">
            <text:p>-0.14845215</text:p>
          </table:table-cell>
          <table:table-cell table:style-name="ce8" office:value-type="float" office:value="-0.1036243" calcext:value-type="float">
            <text:p>-0.1036243</text:p>
          </table:table-cell>
          <table:table-cell table:style-name="ce8" office:value-type="float" office:value="0.029581053" calcext:value-type="float">
            <text:p>0.029581053</text:p>
          </table:table-cell>
        </table:table-row>
        <table:table-row table:style-name="ro1">
          <table:table-cell table:style-name="ce2" office:value-type="string" calcext:value-type="string">
            <text:p>18:35:01.666</text:p>
          </table:table-cell>
          <table:table-cell table:style-name="ce8" office:value-type="float" office:value="-0.13492529" calcext:value-type="float">
            <text:p>-0.13492529</text:p>
          </table:table-cell>
          <table:table-cell table:style-name="ce8" office:value-type="float" office:value="-0.07832044" calcext:value-type="float">
            <text:p>-0.07832044</text:p>
          </table:table-cell>
          <table:table-cell table:style-name="ce8" office:value-type="float" office:value="0.03782897" calcext:value-type="float">
            <text:p>0.03782897</text:p>
          </table:table-cell>
        </table:table-row>
        <table:table-row table:style-name="ro1">
          <table:table-cell table:style-name="ce2" office:value-type="string" calcext:value-type="string">
            <text:p>18:35:01.735</text:p>
          </table:table-cell>
          <table:table-cell table:style-name="ce8" office:value-type="float" office:value="-0.11901577" calcext:value-type="float">
            <text:p>-0.11901577</text:p>
          </table:table-cell>
          <table:table-cell table:style-name="ce8" office:value-type="float" office:value="-0.051152494" calcext:value-type="float">
            <text:p>-0.051152494</text:p>
          </table:table-cell>
          <table:table-cell table:style-name="ce8" office:value-type="float" office:value="0.055139843" calcext:value-type="float">
            <text:p>0.055139843</text:p>
          </table:table-cell>
        </table:table-row>
        <table:table-row table:style-name="ro1">
          <table:table-cell table:style-name="ce2" office:value-type="string" calcext:value-type="string">
            <text:p>18:35:01.805</text:p>
          </table:table-cell>
          <table:table-cell table:style-name="ce8" office:value-type="float" office:value="-0.108872004" calcext:value-type="float">
            <text:p>-0.108872004</text:p>
          </table:table-cell>
          <table:table-cell table:style-name="ce8" office:value-type="float" office:value="-0.058122188" calcext:value-type="float">
            <text:p>-0.058122188</text:p>
          </table:table-cell>
          <table:table-cell table:style-name="ce8" office:value-type="float" office:value="0.045890518" calcext:value-type="float">
            <text:p>0.045890518</text:p>
          </table:table-cell>
        </table:table-row>
        <table:table-row table:style-name="ro1">
          <table:table-cell table:style-name="ce2" office:value-type="string" calcext:value-type="string">
            <text:p>18:35:01.880</text:p>
          </table:table-cell>
          <table:table-cell table:style-name="ce8" office:value-type="float" office:value="-0.10193988" calcext:value-type="float">
            <text:p>-0.10193988</text:p>
          </table:table-cell>
          <table:table-cell table:style-name="ce8" office:value-type="float" office:value="-0.022427121" calcext:value-type="float">
            <text:p>-0.022427121</text:p>
          </table:table-cell>
          <table:table-cell table:style-name="ce8" office:value-type="float" office:value="0.0700856" calcext:value-type="float">
            <text:p>0.0700856</text:p>
          </table:table-cell>
        </table:table-row>
        <table:table-row table:style-name="ro1">
          <table:table-cell table:style-name="ce2" office:value-type="string" calcext:value-type="string">
            <text:p>18:35:01.946</text:p>
          </table:table-cell>
          <table:table-cell table:style-name="ce8" office:value-type="float" office:value="-0.08757109" calcext:value-type="float">
            <text:p>-0.08757109</text:p>
          </table:table-cell>
          <table:table-cell table:style-name="ce8" office:value-type="float" office:value="0.0024473846" calcext:value-type="float">
            <text:p>0.0024473846</text:p>
          </table:table-cell>
          <table:table-cell table:style-name="ce8" office:value-type="float" office:value="0.06285732" calcext:value-type="float">
            <text:p>0.06285732</text:p>
          </table:table-cell>
        </table:table-row>
        <table:table-row table:style-name="ro1">
          <table:table-cell table:style-name="ce2" office:value-type="string" calcext:value-type="string">
            <text:p>18:35:02.017</text:p>
          </table:table-cell>
          <table:table-cell table:style-name="ce8" office:value-type="float" office:value="-0.079253435" calcext:value-type="float">
            <text:p>-0.079253435</text:p>
          </table:table-cell>
          <table:table-cell table:style-name="ce8" office:value-type="float" office:value="-0.010541458" calcext:value-type="float">
            <text:p>-0.010541458</text:p>
          </table:table-cell>
          <table:table-cell table:style-name="ce8" office:value-type="float" office:value="0.05789001" calcext:value-type="float">
            <text:p>0.05789001</text:p>
          </table:table-cell>
        </table:table-row>
        <table:table-row table:style-name="ro1">
          <table:table-cell table:style-name="ce2" office:value-type="string" calcext:value-type="string">
            <text:p>18:35:02.086</text:p>
          </table:table-cell>
          <table:table-cell table:style-name="ce8" office:value-type="float" office:value="-0.07726071" calcext:value-type="float">
            <text:p>-0.07726071</text:p>
          </table:table-cell>
          <table:table-cell table:style-name="ce8" office:value-type="float" office:value="-0.0081689535" calcext:value-type="float">
            <text:p>-0.0081689535</text:p>
          </table:table-cell>
          <table:table-cell table:style-name="ce8" office:value-type="float" office:value="0.056495525" calcext:value-type="float">
            <text:p>0.056495525</text:p>
          </table:table-cell>
        </table:table-row>
        <table:table-row table:style-name="ro1">
          <table:table-cell table:style-name="ce2" office:value-type="string" calcext:value-type="string">
            <text:p>18:35:02.157</text:p>
          </table:table-cell>
          <table:table-cell table:style-name="ce8" office:value-type="float" office:value="-0.061404753" calcext:value-type="float">
            <text:p>-0.061404753</text:p>
          </table:table-cell>
          <table:table-cell table:style-name="ce8" office:value-type="float" office:value="0.0012172497" calcext:value-type="float">
            <text:p>0.0012172497</text:p>
          </table:table-cell>
          <table:table-cell table:style-name="ce8" office:value-type="float" office:value="0.0545813" calcext:value-type="float">
            <text:p>0.0545813</text:p>
          </table:table-cell>
        </table:table-row>
        <table:table-row table:style-name="ro1">
          <table:table-cell table:style-name="ce2" office:value-type="string" calcext:value-type="string">
            <text:p>18:35:02.226</text:p>
          </table:table-cell>
          <table:table-cell table:style-name="ce8" office:value-type="float" office:value="-0.03548889" calcext:value-type="float">
            <text:p>-0.03548889</text:p>
          </table:table-cell>
          <table:table-cell table:style-name="ce8" office:value-type="float" office:value="-0.005276515" calcext:value-type="float">
            <text:p>-0.005276515</text:p>
          </table:table-cell>
          <table:table-cell table:style-name="ce8" office:value-type="float" office:value="0.041872192" calcext:value-type="float">
            <text:p>0.041872192</text:p>
          </table:table-cell>
        </table:table-row>
        <table:table-row table:style-name="ro1">
          <table:table-cell table:style-name="ce2" office:value-type="string" calcext:value-type="string">
            <text:p>18:35:02.297</text:p>
          </table:table-cell>
          <table:table-cell table:style-name="ce8" office:value-type="float" office:value="-0.025787653" calcext:value-type="float">
            <text:p>-0.025787653</text:p>
          </table:table-cell>
          <table:table-cell table:style-name="ce8" office:value-type="float" office:value="-0.0034305104" calcext:value-type="float">
            <text:p>-0.0034305104</text:p>
          </table:table-cell>
          <table:table-cell table:style-name="ce8" office:value-type="float" office:value="0.04493593" calcext:value-type="float">
            <text:p>0.04493593</text:p>
          </table:table-cell>
        </table:table-row>
        <table:table-row table:style-name="ro1">
          <table:table-cell table:style-name="ce2" office:value-type="string" calcext:value-type="string">
            <text:p>18:35:02.366</text:p>
          </table:table-cell>
          <table:table-cell table:style-name="ce8" office:value-type="float" office:value="-0.0357333" calcext:value-type="float">
            <text:p>-0.0357333</text:p>
          </table:table-cell>
          <table:table-cell table:style-name="ce8" office:value-type="float" office:value="0.022181086" calcext:value-type="float">
            <text:p>0.022181086</text:p>
          </table:table-cell>
          <table:table-cell table:style-name="ce8" office:value-type="float" office:value="0.058020465" calcext:value-type="float">
            <text:p>0.058020465</text:p>
          </table:table-cell>
        </table:table-row>
        <table:table-row table:style-name="ro1">
          <table:table-cell table:style-name="ce2" office:value-type="string" calcext:value-type="string">
            <text:p>18:35:02.437</text:p>
          </table:table-cell>
          <table:table-cell table:style-name="ce8" office:value-type="float" office:value="0.030681824" calcext:value-type="float">
            <text:p>0.030681824</text:p>
          </table:table-cell>
          <table:table-cell table:style-name="ce8" office:value-type="float" office:value="0.0032637792" calcext:value-type="float">
            <text:p>0.0032637792</text:p>
          </table:table-cell>
          <table:table-cell table:style-name="ce8" office:value-type="float" office:value="-0.013040335" calcext:value-type="float">
            <text:p>-0.013040335</text:p>
          </table:table-cell>
        </table:table-row>
        <table:table-row table:style-name="ro1">
          <table:table-cell table:style-name="ce2" office:value-type="string" calcext:value-type="string">
            <text:p>18:35:02.505</text:p>
          </table:table-cell>
          <table:table-cell table:style-name="ce8" office:value-type="float" office:value="0.06518688" calcext:value-type="float">
            <text:p>0.06518688</text:p>
          </table:table-cell>
          <table:table-cell table:style-name="ce8" office:value-type="float" office:value="-0.020353606" calcext:value-type="float">
            <text:p>-0.020353606</text:p>
          </table:table-cell>
          <table:table-cell table:style-name="ce8" office:value-type="float" office:value="0.026276333" calcext:value-type="float">
            <text:p>0.026276333</text:p>
          </table:table-cell>
        </table:table-row>
        <table:table-row table:style-name="ro1">
          <table:table-cell table:style-name="ce2" office:value-type="string" calcext:value-type="string">
            <text:p>18:35:02.578</text:p>
          </table:table-cell>
          <table:table-cell table:style-name="ce8" office:value-type="float" office:value="-0.026585711" calcext:value-type="float">
            <text:p>-0.026585711</text:p>
          </table:table-cell>
          <table:table-cell table:style-name="ce8" office:value-type="float" office:value="0.04056844" calcext:value-type="float">
            <text:p>0.04056844</text:p>
          </table:table-cell>
          <table:table-cell table:style-name="ce8" office:value-type="float" office:value="0.06473756" calcext:value-type="float">
            <text:p>0.06473756</text:p>
          </table:table-cell>
        </table:table-row>
        <table:table-row table:style-name="ro1">
          <table:table-cell table:style-name="ce2" office:value-type="string" calcext:value-type="string">
            <text:p>18:35:02.645</text:p>
          </table:table-cell>
          <table:table-cell table:style-name="ce8" office:value-type="float" office:value="-0.030299209" calcext:value-type="float">
            <text:p>-0.030299209</text:p>
          </table:table-cell>
          <table:table-cell table:style-name="ce8" office:value-type="float" office:value="0.025525289" calcext:value-type="float">
            <text:p>0.025525289</text:p>
          </table:table-cell>
          <table:table-cell table:style-name="ce8" office:value-type="float" office:value="0.06353728" calcext:value-type="float">
            <text:p>0.06353728</text:p>
          </table:table-cell>
        </table:table-row>
        <table:table-row table:style-name="ro1">
          <table:table-cell table:style-name="ce2" office:value-type="string" calcext:value-type="string">
            <text:p>18:35:02.719</text:p>
          </table:table-cell>
          <table:table-cell table:style-name="ce8" office:value-type="float" office:value="-0.018040773" calcext:value-type="float">
            <text:p>-0.018040773</text:p>
          </table:table-cell>
          <table:table-cell table:style-name="ce8" office:value-type="float" office:value="0.030882908" calcext:value-type="float">
            <text:p>0.030882908</text:p>
          </table:table-cell>
          <table:table-cell table:style-name="ce8" office:value-type="float" office:value="0.05344817" calcext:value-type="float">
            <text:p>0.05344817</text:p>
          </table:table-cell>
        </table:table-row>
        <table:table-row table:style-name="ro1">
          <table:table-cell table:style-name="ce2" office:value-type="string" calcext:value-type="string">
            <text:p>18:35:02.786</text:p>
          </table:table-cell>
          <table:table-cell table:style-name="ce8" office:value-type="float" office:value="-0.0067884536" calcext:value-type="float">
            <text:p>-0.0067884536</text:p>
          </table:table-cell>
          <table:table-cell table:style-name="ce8" office:value-type="float" office:value="0.03196941" calcext:value-type="float">
            <text:p>0.03196941</text:p>
          </table:table-cell>
          <table:table-cell table:style-name="ce8" office:value-type="float" office:value="0.04832307" calcext:value-type="float">
            <text:p>0.04832307</text:p>
          </table:table-cell>
        </table:table-row>
        <table:table-row table:style-name="ro1">
          <table:table-cell table:style-name="ce2" office:value-type="string" calcext:value-type="string">
            <text:p>18:35:02.857</text:p>
          </table:table-cell>
          <table:table-cell table:style-name="ce8" office:value-type="float" office:value="0.00026246172" calcext:value-type="float">
            <text:p>0.00026246172</text:p>
          </table:table-cell>
          <table:table-cell table:style-name="ce8" office:value-type="float" office:value="0.026135761" calcext:value-type="float">
            <text:p>0.026135761</text:p>
          </table:table-cell>
          <table:table-cell table:style-name="ce8" office:value-type="float" office:value="0.03931594" calcext:value-type="float">
            <text:p>0.03931594</text:p>
          </table:table-cell>
        </table:table-row>
        <table:table-row table:style-name="ro1">
          <table:table-cell table:style-name="ce2" office:value-type="string" calcext:value-type="string">
            <text:p>18:35:02.926</text:p>
          </table:table-cell>
          <table:table-cell table:style-name="ce8" office:value-type="float" office:value="-0.006795034" calcext:value-type="float">
            <text:p>-0.006795034</text:p>
          </table:table-cell>
          <table:table-cell table:style-name="ce8" office:value-type="float" office:value="0.031212626" calcext:value-type="float">
            <text:p>0.031212626</text:p>
          </table:table-cell>
          <table:table-cell table:style-name="ce8" office:value-type="float" office:value="0.04395373" calcext:value-type="float">
            <text:p>0.04395373</text:p>
          </table:table-cell>
        </table:table-row>
        <table:table-row table:style-name="ro1">
          <table:table-cell table:style-name="ce2" office:value-type="string" calcext:value-type="string">
            <text:p>18:35:02.999</text:p>
          </table:table-cell>
          <table:table-cell table:style-name="ce8" office:value-type="float" office:value="-0.0058958037" calcext:value-type="float">
            <text:p>-0.0058958037</text:p>
          </table:table-cell>
          <table:table-cell table:style-name="ce8" office:value-type="float" office:value="0.029849164" calcext:value-type="float">
            <text:p>0.029849164</text:p>
          </table:table-cell>
          <table:table-cell table:style-name="ce8" office:value-type="float" office:value="0.03867945" calcext:value-type="float">
            <text:p>0.03867945</text:p>
          </table:table-cell>
        </table:table-row>
        <table:table-row table:style-name="ro1">
          <table:table-cell table:style-name="ce2" office:value-type="string" calcext:value-type="string">
            <text:p>18:35:03.066</text:p>
          </table:table-cell>
          <table:table-cell table:style-name="ce8" office:value-type="float" office:value="-0.011678294" calcext:value-type="float">
            <text:p>-0.011678294</text:p>
          </table:table-cell>
          <table:table-cell table:style-name="ce8" office:value-type="float" office:value="0.024227517" calcext:value-type="float">
            <text:p>0.024227517</text:p>
          </table:table-cell>
          <table:table-cell table:style-name="ce8" office:value-type="float" office:value="0.031735286" calcext:value-type="float">
            <text:p>0.031735286</text:p>
          </table:table-cell>
        </table:table-row>
        <table:table-row table:style-name="ro1">
          <table:table-cell table:style-name="ce2" office:value-type="string" calcext:value-type="string">
            <text:p>18:35:03.137</text:p>
          </table:table-cell>
          <table:table-cell table:style-name="ce8" office:value-type="float" office:value="-0.023913786" calcext:value-type="float">
            <text:p>-0.023913786</text:p>
          </table:table-cell>
          <table:table-cell table:style-name="ce8" office:value-type="float" office:value="0.021585055" calcext:value-type="float">
            <text:p>0.021585055</text:p>
          </table:table-cell>
          <table:table-cell table:style-name="ce8" office:value-type="float" office:value="0.03866919" calcext:value-type="float">
            <text:p>0.03866919</text:p>
          </table:table-cell>
        </table:table-row>
        <table:table-row table:style-name="ro1">
          <table:table-cell table:style-name="ce2" office:value-type="string" calcext:value-type="string">
            <text:p>18:35:03.206</text:p>
          </table:table-cell>
          <table:table-cell table:style-name="ce8" office:value-type="float" office:value="-0.014710884" calcext:value-type="float">
            <text:p>-0.014710884</text:p>
          </table:table-cell>
          <table:table-cell table:style-name="ce8" office:value-type="float" office:value="0.011955828" calcext:value-type="float">
            <text:p>0.011955828</text:p>
          </table:table-cell>
          <table:table-cell table:style-name="ce8" office:value-type="float" office:value="0.039196808" calcext:value-type="float">
            <text:p>0.039196808</text:p>
          </table:table-cell>
        </table:table-row>
        <table:table-row table:style-name="ro1">
          <table:table-cell table:style-name="ce2" office:value-type="string" calcext:value-type="string">
            <text:p>18:35:03.275</text:p>
          </table:table-cell>
          <table:table-cell table:style-name="ce8" office:value-type="float" office:value="-0.023786671" calcext:value-type="float">
            <text:p>-0.023786671</text:p>
          </table:table-cell>
          <table:table-cell table:style-name="ce8" office:value-type="float" office:value="0.013396942" calcext:value-type="float">
            <text:p>0.013396942</text:p>
          </table:table-cell>
          <table:table-cell table:style-name="ce8" office:value-type="float" office:value="0.025609165" calcext:value-type="float">
            <text:p>0.025609165</text:p>
          </table:table-cell>
        </table:table-row>
        <table:table-row table:style-name="ro1">
          <table:table-cell table:style-name="ce2" office:value-type="string" calcext:value-type="string">
            <text:p>18:35:03.344</text:p>
          </table:table-cell>
          <table:table-cell table:style-name="ce8" office:value-type="float" office:value="0.0038605519" calcext:value-type="float">
            <text:p>0.0038605519</text:p>
          </table:table-cell>
          <table:table-cell table:style-name="ce8" office:value-type="float" office:value="0.028316978" calcext:value-type="float">
            <text:p>0.028316978</text:p>
          </table:table-cell>
          <table:table-cell table:style-name="ce8" office:value-type="float" office:value="0.030299228" calcext:value-type="float">
            <text:p>0.030299228</text:p>
          </table:table-cell>
        </table:table-row>
        <table:table-row table:style-name="ro1">
          <table:table-cell table:style-name="ce2" office:value-type="string" calcext:value-type="string">
            <text:p>18:35:03.419</text:p>
          </table:table-cell>
          <table:table-cell table:style-name="ce8" office:value-type="float" office:value="-0.000041127994" calcext:value-type="float">
            <text:p>-4.1127994E-05</text:p>
          </table:table-cell>
          <table:table-cell table:style-name="ce8" office:value-type="float" office:value="0.022628814" calcext:value-type="float">
            <text:p>0.022628814</text:p>
          </table:table-cell>
          <table:table-cell table:style-name="ce8" office:value-type="float" office:value="0.017161839" calcext:value-type="float">
            <text:p>0.017161839</text:p>
          </table:table-cell>
        </table:table-row>
        <table:table-row table:style-name="ro1">
          <table:table-cell table:style-name="ce2" office:value-type="string" calcext:value-type="string">
            <text:p>18:35:03.486</text:p>
          </table:table-cell>
          <table:table-cell table:style-name="ce8" office:value-type="float" office:value="0.00281943" calcext:value-type="float">
            <text:p>0.00281943</text:p>
          </table:table-cell>
          <table:table-cell table:style-name="ce8" office:value-type="float" office:value="0.042778052" calcext:value-type="float">
            <text:p>0.042778052</text:p>
          </table:table-cell>
          <table:table-cell table:style-name="ce8" office:value-type="float" office:value="0.059830442" calcext:value-type="float">
            <text:p>0.059830442</text:p>
          </table:table-cell>
        </table:table-row>
        <table:table-row table:style-name="ro1">
          <table:table-cell table:style-name="ce2" office:value-type="string" calcext:value-type="string">
            <text:p>18:35:03.556</text:p>
          </table:table-cell>
          <table:table-cell table:style-name="ce8" office:value-type="float" office:value="-0.035914663" calcext:value-type="float">
            <text:p>-0.035914663</text:p>
          </table:table-cell>
          <table:table-cell table:style-name="ce8" office:value-type="float" office:value="-0.042798575" calcext:value-type="float">
            <text:p>-0.042798575</text:p>
          </table:table-cell>
          <table:table-cell table:style-name="ce8" office:value-type="float" office:value="0.12372049" calcext:value-type="float">
            <text:p>0.12372049</text:p>
          </table:table-cell>
        </table:table-row>
        <table:table-row table:style-name="ro1">
          <table:table-cell table:style-name="ce2" office:value-type="string" calcext:value-type="string">
            <text:p>18:35:03.625</text:p>
          </table:table-cell>
          <table:table-cell table:style-name="ce8" office:value-type="float" office:value="-0.059789013" calcext:value-type="float">
            <text:p>-0.059789013</text:p>
          </table:table-cell>
          <table:table-cell table:style-name="ce8" office:value-type="float" office:value="-0.0057794317" calcext:value-type="float">
            <text:p>-0.0057794317</text:p>
          </table:table-cell>
          <table:table-cell table:style-name="ce8" office:value-type="float" office:value="0.0977254" calcext:value-type="float">
            <text:p>0.0977254</text:p>
          </table:table-cell>
        </table:table-row>
        <table:table-row table:style-name="ro1">
          <table:table-cell table:style-name="ce2" office:value-type="string" calcext:value-type="string">
            <text:p>18:35:03.700</text:p>
          </table:table-cell>
          <table:table-cell table:style-name="ce8" office:value-type="float" office:value="-0.08654937" calcext:value-type="float">
            <text:p>-0.08654937</text:p>
          </table:table-cell>
          <table:table-cell table:style-name="ce8" office:value-type="float" office:value="0.0833483" calcext:value-type="float">
            <text:p>0.0833483</text:p>
          </table:table-cell>
          <table:table-cell table:style-name="ce8" office:value-type="float" office:value="-0.023668246" calcext:value-type="float">
            <text:p>-0.023668246</text:p>
          </table:table-cell>
        </table:table-row>
        <table:table-row table:style-name="ro1">
          <table:table-cell table:style-name="ce2" office:value-type="string" calcext:value-type="string">
            <text:p>18:35:03.765</text:p>
          </table:table-cell>
          <table:table-cell table:style-name="ce8" office:value-type="float" office:value="-0.09854873" calcext:value-type="float">
            <text:p>-0.09854873</text:p>
          </table:table-cell>
          <table:table-cell table:style-name="ce8" office:value-type="float" office:value="0.062489048" calcext:value-type="float">
            <text:p>0.062489048</text:p>
          </table:table-cell>
          <table:table-cell table:style-name="ce8" office:value-type="float" office:value="0.0672484" calcext:value-type="float">
            <text:p>0.0672484</text:p>
          </table:table-cell>
        </table:table-row>
        <table:table-row table:style-name="ro1">
          <table:table-cell table:style-name="ce2" office:value-type="string" calcext:value-type="string">
            <text:p>18:35:03.837</text:p>
          </table:table-cell>
          <table:table-cell table:style-name="ce8" office:value-type="float" office:value="-0.10297609" calcext:value-type="float">
            <text:p>-0.10297609</text:p>
          </table:table-cell>
          <table:table-cell table:style-name="ce8" office:value-type="float" office:value="0.10479973" calcext:value-type="float">
            <text:p>0.10479973</text:p>
          </table:table-cell>
          <table:table-cell table:style-name="ce8" office:value-type="float" office:value="0.029761884" calcext:value-type="float">
            <text:p>0.029761884</text:p>
          </table:table-cell>
        </table:table-row>
        <table:table-row table:style-name="ro1">
          <table:table-cell table:style-name="ce2" office:value-type="string" calcext:value-type="string">
            <text:p>18:35:03.905</text:p>
          </table:table-cell>
          <table:table-cell table:style-name="ce8" office:value-type="float" office:value="-0.16430932" calcext:value-type="float">
            <text:p>-0.16430932</text:p>
          </table:table-cell>
          <table:table-cell table:style-name="ce8" office:value-type="float" office:value="0.12661959" calcext:value-type="float">
            <text:p>0.12661959</text:p>
          </table:table-cell>
          <table:table-cell table:style-name="ce8" office:value-type="float" office:value="0.06216166" calcext:value-type="float">
            <text:p>0.06216166</text:p>
          </table:table-cell>
        </table:table-row>
        <table:table-row table:style-name="ro1">
          <table:table-cell table:style-name="ce2" office:value-type="string" calcext:value-type="string">
            <text:p>18:35:04.400</text:p>
          </table:table-cell>
          <table:table-cell table:style-name="ce8" office:value-type="float" office:value="0.076901875" calcext:value-type="float">
            <text:p>0.076901875</text:p>
          </table:table-cell>
          <table:table-cell table:style-name="ce8" office:value-type="float" office:value="0.32072031" calcext:value-type="float">
            <text:p>0.32072031</text:p>
          </table:table-cell>
          <table:table-cell table:style-name="ce8" office:value-type="float" office:value="0.12801577" calcext:value-type="float">
            <text:p>0.12801577</text:p>
          </table:table-cell>
        </table:table-row>
        <table:table-row table:style-name="ro1">
          <table:table-cell table:style-name="ce2" office:value-type="string" calcext:value-type="string">
            <text:p>18:35:04.470</text:p>
          </table:table-cell>
          <table:table-cell table:style-name="ce8" office:value-type="float" office:value="0.11952906" calcext:value-type="float">
            <text:p>0.11952906</text:p>
          </table:table-cell>
          <table:table-cell table:style-name="ce8" office:value-type="float" office:value="0.33281332" calcext:value-type="float">
            <text:p>0.33281332</text:p>
          </table:table-cell>
          <table:table-cell table:style-name="ce8" office:value-type="float" office:value="0.14773376" calcext:value-type="float">
            <text:p>0.14773376</text:p>
          </table:table-cell>
        </table:table-row>
        <table:table-row table:style-name="ro1">
          <table:table-cell table:style-name="ce2" office:value-type="string" calcext:value-type="string">
            <text:p>18:35:04.540</text:p>
          </table:table-cell>
          <table:table-cell table:style-name="ce8" office:value-type="float" office:value="0.0805498" calcext:value-type="float">
            <text:p>0.0805498</text:p>
          </table:table-cell>
          <table:table-cell table:style-name="ce8" office:value-type="float" office:value="0.27096754" calcext:value-type="float">
            <text:p>0.27096754</text:p>
          </table:table-cell>
          <table:table-cell table:style-name="ce8" office:value-type="float" office:value="0.14240858" calcext:value-type="float">
            <text:p>0.14240858</text:p>
          </table:table-cell>
        </table:table-row>
        <table:table-row table:style-name="ro1">
          <table:table-cell table:style-name="ce2" office:value-type="string" calcext:value-type="string">
            <text:p>18:35:04.614</text:p>
          </table:table-cell>
          <table:table-cell table:style-name="ce8" office:value-type="float" office:value="0.044369817" calcext:value-type="float">
            <text:p>0.044369817</text:p>
          </table:table-cell>
          <table:table-cell table:style-name="ce8" office:value-type="float" office:value="0.307152" calcext:value-type="float">
            <text:p>0.307152</text:p>
          </table:table-cell>
          <table:table-cell table:style-name="ce8" office:value-type="float" office:value="0.15849005" calcext:value-type="float">
            <text:p>0.15849005</text:p>
          </table:table-cell>
        </table:table-row>
        <table:table-row table:style-name="ro1">
          <table:table-cell table:style-name="ce2" office:value-type="string" calcext:value-type="string">
            <text:p>18:35:04.681</text:p>
          </table:table-cell>
          <table:table-cell table:style-name="ce8" office:value-type="float" office:value="0.044986542" calcext:value-type="float">
            <text:p>0.044986542</text:p>
          </table:table-cell>
          <table:table-cell table:style-name="ce8" office:value-type="float" office:value="0.2757776" calcext:value-type="float">
            <text:p>0.2757776</text:p>
          </table:table-cell>
          <table:table-cell table:style-name="ce8" office:value-type="float" office:value="0.14351992" calcext:value-type="float">
            <text:p>0.14351992</text:p>
          </table:table-cell>
        </table:table-row>
        <table:table-row table:style-name="ro1">
          <table:table-cell table:style-name="ce2" office:value-type="string" calcext:value-type="string">
            <text:p>18:35:04.754</text:p>
          </table:table-cell>
          <table:table-cell table:style-name="ce8" office:value-type="float" office:value="0.10816367" calcext:value-type="float">
            <text:p>0.10816367</text:p>
          </table:table-cell>
          <table:table-cell table:style-name="ce8" office:value-type="float" office:value="0.34334147" calcext:value-type="float">
            <text:p>0.34334147</text:p>
          </table:table-cell>
          <table:table-cell table:style-name="ce8" office:value-type="float" office:value="0.017107429" calcext:value-type="float">
            <text:p>0.017107429</text:p>
          </table:table-cell>
        </table:table-row>
        <table:table-row table:style-name="ro1">
          <table:table-cell table:style-name="ce2" office:value-type="string" calcext:value-type="string">
            <text:p>18:35:04.822</text:p>
          </table:table-cell>
          <table:table-cell table:style-name="ce8" office:value-type="float" office:value="0.28609243" calcext:value-type="float">
            <text:p>0.28609243</text:p>
          </table:table-cell>
          <table:table-cell table:style-name="ce8" office:value-type="float" office:value="0.23539893" calcext:value-type="float">
            <text:p>0.23539893</text:p>
          </table:table-cell>
          <table:table-cell table:style-name="ce8" office:value-type="float" office:value="0.112955265" calcext:value-type="float">
            <text:p>0.112955265</text:p>
          </table:table-cell>
        </table:table-row>
        <table:table-row table:style-name="ro1">
          <table:table-cell table:style-name="ce2" office:value-type="string" calcext:value-type="string">
            <text:p>18:35:04.892</text:p>
          </table:table-cell>
          <table:table-cell table:style-name="ce8" office:value-type="float" office:value="0.07313259" calcext:value-type="float">
            <text:p>0.07313259</text:p>
          </table:table-cell>
          <table:table-cell table:style-name="ce8" office:value-type="float" office:value="-0.32713023" calcext:value-type="float">
            <text:p>-0.32713023</text:p>
          </table:table-cell>
          <table:table-cell table:style-name="ce8" office:value-type="float" office:value="0.008275878" calcext:value-type="float">
            <text:p>0.008275878</text:p>
          </table:table-cell>
        </table:table-row>
        <table:table-row table:style-name="ro1">
          <table:table-cell table:style-name="ce2" office:value-type="string" calcext:value-type="string">
            <text:p>18:35:04.961</text:p>
          </table:table-cell>
          <table:table-cell table:style-name="ce8" office:value-type="float" office:value="-0.1387461" calcext:value-type="float">
            <text:p>-0.1387461</text:p>
          </table:table-cell>
          <table:table-cell table:style-name="ce8" office:value-type="float" office:value="-0.5532551" calcext:value-type="float">
            <text:p>-0.5532551</text:p>
          </table:table-cell>
          <table:table-cell table:style-name="ce8" office:value-type="float" office:value="-0.07077436" calcext:value-type="float">
            <text:p>-0.07077436</text:p>
          </table:table-cell>
        </table:table-row>
        <table:table-row table:style-name="ro1">
          <table:table-cell table:style-name="ce2" office:value-type="string" calcext:value-type="string">
            <text:p>18:35:05.034</text:p>
          </table:table-cell>
          <table:table-cell table:style-name="ce8" office:value-type="float" office:value="-0.40568206" calcext:value-type="float">
            <text:p>-0.40568206</text:p>
          </table:table-cell>
          <table:table-cell table:style-name="ce8" office:value-type="float" office:value="-0.53132796" calcext:value-type="float">
            <text:p>-0.53132796</text:p>
          </table:table-cell>
          <table:table-cell table:style-name="ce8" office:value-type="float" office:value="-0.31198794" calcext:value-type="float">
            <text:p>-0.31198794</text:p>
          </table:table-cell>
        </table:table-row>
        <table:table-row table:style-name="ro1">
          <table:table-cell table:style-name="ce2" office:value-type="string" calcext:value-type="string">
            <text:p>18:35:05.102</text:p>
          </table:table-cell>
          <table:table-cell table:style-name="ce8" office:value-type="float" office:value="-0.5839615" calcext:value-type="float">
            <text:p>-0.5839615</text:p>
          </table:table-cell>
          <table:table-cell table:style-name="ce8" office:value-type="float" office:value="-0.08488466" calcext:value-type="float">
            <text:p>-0.08488466</text:p>
          </table:table-cell>
          <table:table-cell table:style-name="ce8" office:value-type="float" office:value="-0.32253715" calcext:value-type="float">
            <text:p>-0.32253715</text:p>
          </table:table-cell>
        </table:table-row>
        <table:table-row table:style-name="ro1">
          <table:table-cell table:style-name="ce2" office:value-type="string" calcext:value-type="string">
            <text:p>18:35:05.172</text:p>
          </table:table-cell>
          <table:table-cell table:style-name="ce8" office:value-type="float" office:value="-0.5620399" calcext:value-type="float">
            <text:p>-0.5620399</text:p>
          </table:table-cell>
          <table:table-cell table:style-name="ce8" office:value-type="float" office:value="0.27494657" calcext:value-type="float">
            <text:p>0.27494657</text:p>
          </table:table-cell>
          <table:table-cell table:style-name="ce8" office:value-type="float" office:value="-0.35620144" calcext:value-type="float">
            <text:p>-0.35620144</text:p>
          </table:table-cell>
        </table:table-row>
        <table:table-row table:style-name="ro1">
          <table:table-cell table:style-name="ce2" office:value-type="string" calcext:value-type="string">
            <text:p>18:35:05.242</text:p>
          </table:table-cell>
          <table:table-cell table:style-name="ce8" office:value-type="float" office:value="-0.5111094" calcext:value-type="float">
            <text:p>-0.5111094</text:p>
          </table:table-cell>
          <table:table-cell table:style-name="ce8" office:value-type="float" office:value="0.31380937" calcext:value-type="float">
            <text:p>0.31380937</text:p>
          </table:table-cell>
          <table:table-cell table:style-name="ce8" office:value-type="float" office:value="-0.276636" calcext:value-type="float">
            <text:p>-0.276636</text:p>
          </table:table-cell>
        </table:table-row>
        <table:table-row table:style-name="ro1">
          <table:table-cell table:style-name="ce2" office:value-type="string" calcext:value-type="string">
            <text:p>18:35:05.313</text:p>
          </table:table-cell>
          <table:table-cell table:style-name="ce8" office:value-type="float" office:value="-0.4709848" calcext:value-type="float">
            <text:p>-0.4709848</text:p>
          </table:table-cell>
          <table:table-cell table:style-name="ce8" office:value-type="float" office:value="0.35142255" calcext:value-type="float">
            <text:p>0.35142255</text:p>
          </table:table-cell>
          <table:table-cell table:style-name="ce8" office:value-type="float" office:value="-0.29225853" calcext:value-type="float">
            <text:p>-0.29225853</text:p>
          </table:table-cell>
        </table:table-row>
        <table:table-row table:style-name="ro1">
          <table:table-cell table:style-name="ce2" office:value-type="string" calcext:value-type="string">
            <text:p>18:35:05.382</text:p>
          </table:table-cell>
          <table:table-cell table:style-name="ce8" office:value-type="float" office:value="-0.41180137" calcext:value-type="float">
            <text:p>-0.41180137</text:p>
          </table:table-cell>
          <table:table-cell table:style-name="ce8" office:value-type="float" office:value="0.41098246" calcext:value-type="float">
            <text:p>0.41098246</text:p>
          </table:table-cell>
          <table:table-cell table:style-name="ce8" office:value-type="float" office:value="-0.18810591" calcext:value-type="float">
            <text:p>-0.18810591</text:p>
          </table:table-cell>
        </table:table-row>
        <table:table-row table:style-name="ro1">
          <table:table-cell table:style-name="ce2" office:value-type="string" calcext:value-type="string">
            <text:p>18:35:05.456</text:p>
          </table:table-cell>
          <table:table-cell table:style-name="ce8" office:value-type="float" office:value="-0.484879" calcext:value-type="float">
            <text:p>-0.484879</text:p>
          </table:table-cell>
          <table:table-cell table:style-name="ce8" office:value-type="float" office:value="0.045348093" calcext:value-type="float">
            <text:p>0.045348093</text:p>
          </table:table-cell>
          <table:table-cell table:style-name="ce8" office:value-type="float" office:value="-0.1890707" calcext:value-type="float">
            <text:p>-0.1890707</text:p>
          </table:table-cell>
        </table:table-row>
        <table:table-row table:style-name="ro1">
          <table:table-cell table:style-name="ce2" office:value-type="string" calcext:value-type="string">
            <text:p>18:35:05.522</text:p>
          </table:table-cell>
          <table:table-cell table:style-name="ce8" office:value-type="float" office:value="-0.43331492" calcext:value-type="float">
            <text:p>-0.43331492</text:p>
          </table:table-cell>
          <table:table-cell table:style-name="ce8" office:value-type="float" office:value="0.16561796" calcext:value-type="float">
            <text:p>0.16561796</text:p>
          </table:table-cell>
          <table:table-cell table:style-name="ce8" office:value-type="float" office:value="-0.1466529" calcext:value-type="float">
            <text:p>-0.1466529</text:p>
          </table:table-cell>
        </table:table-row>
        <table:table-row table:style-name="ro1">
          <table:table-cell table:style-name="ce2" office:value-type="string" calcext:value-type="string">
            <text:p>18:35:05.592</text:p>
          </table:table-cell>
          <table:table-cell table:style-name="ce8" office:value-type="float" office:value="-0.31615528" calcext:value-type="float">
            <text:p>-0.31615528</text:p>
          </table:table-cell>
          <table:table-cell table:style-name="ce8" office:value-type="float" office:value="0.31890482" calcext:value-type="float">
            <text:p>0.31890482</text:p>
          </table:table-cell>
          <table:table-cell table:style-name="ce8" office:value-type="float" office:value="-0.13001008" calcext:value-type="float">
            <text:p>-0.13001008</text:p>
          </table:table-cell>
        </table:table-row>
        <table:table-row table:style-name="ro1">
          <table:table-cell table:style-name="ce2" office:value-type="string" calcext:value-type="string">
            <text:p>18:35:05.662</text:p>
          </table:table-cell>
          <table:table-cell table:style-name="ce8" office:value-type="float" office:value="-0.22081907" calcext:value-type="float">
            <text:p>-0.22081907</text:p>
          </table:table-cell>
          <table:table-cell table:style-name="ce8" office:value-type="float" office:value="0.33359638" calcext:value-type="float">
            <text:p>0.33359638</text:p>
          </table:table-cell>
          <table:table-cell table:style-name="ce8" office:value-type="float" office:value="-0.07657937" calcext:value-type="float">
            <text:p>-0.07657937</text:p>
          </table:table-cell>
        </table:table-row>
        <table:table-row table:style-name="ro1">
          <table:table-cell table:style-name="ce2" office:value-type="string" calcext:value-type="string">
            <text:p>18:35:05.732</text:p>
          </table:table-cell>
          <table:table-cell table:style-name="ce8" office:value-type="float" office:value="-0.16226253" calcext:value-type="float">
            <text:p>-0.16226253</text:p>
          </table:table-cell>
          <table:table-cell table:style-name="ce8" office:value-type="float" office:value="0.31957266" calcext:value-type="float">
            <text:p>0.31957266</text:p>
          </table:table-cell>
          <table:table-cell table:style-name="ce8" office:value-type="float" office:value="-0.209107" calcext:value-type="float">
            <text:p>-0.209107</text:p>
          </table:table-cell>
        </table:table-row>
        <table:table-row table:style-name="ro1">
          <table:table-cell table:style-name="ce2" office:value-type="string" calcext:value-type="string">
            <text:p>18:35:05.802</text:p>
          </table:table-cell>
          <table:table-cell table:style-name="ce8" office:value-type="float" office:value="-0.17899527" calcext:value-type="float">
            <text:p>-0.17899527</text:p>
          </table:table-cell>
          <table:table-cell table:style-name="ce8" office:value-type="float" office:value="0.2271906" calcext:value-type="float">
            <text:p>0.2271906</text:p>
          </table:table-cell>
          <table:table-cell table:style-name="ce8" office:value-type="float" office:value="-0.19962208" calcext:value-type="float">
            <text:p>-0.19962208</text:p>
          </table:table-cell>
        </table:table-row>
        <table:table-row table:style-name="ro1">
          <table:table-cell table:style-name="ce2" office:value-type="string" calcext:value-type="string">
            <text:p>18:35:05.872</text:p>
          </table:table-cell>
          <table:table-cell table:style-name="ce8" office:value-type="float" office:value="0.0030400122" calcext:value-type="float">
            <text:p>0.0030400122</text:p>
          </table:table-cell>
          <table:table-cell table:style-name="ce8" office:value-type="float" office:value="-0.70563585" calcext:value-type="float">
            <text:p>-0.70563585</text:p>
          </table:table-cell>
          <table:table-cell table:style-name="ce8" office:value-type="float" office:value="-0.19306318" calcext:value-type="float">
            <text:p>-0.19306318</text:p>
          </table:table-cell>
        </table:table-row>
        <table:table-row table:style-name="ro1">
          <table:table-cell table:style-name="ce2" office:value-type="string" calcext:value-type="string">
            <text:p>18:35:05.942</text:p>
          </table:table-cell>
          <table:table-cell table:style-name="ce8" office:value-type="float" office:value="0.07041177" calcext:value-type="float">
            <text:p>0.07041177</text:p>
          </table:table-cell>
          <table:table-cell table:style-name="ce8" office:value-type="float" office:value="-0.4654434" calcext:value-type="float">
            <text:p>-0.4654434</text:p>
          </table:table-cell>
          <table:table-cell table:style-name="ce8" office:value-type="float" office:value="-0.25066113" calcext:value-type="float">
            <text:p>-0.25066113</text:p>
          </table:table-cell>
        </table:table-row>
        <table:table-row table:style-name="ro1">
          <table:table-cell table:style-name="ce2" office:value-type="string" calcext:value-type="string">
            <text:p>18:35:06.010</text:p>
          </table:table-cell>
          <table:table-cell table:style-name="ce8" office:value-type="float" office:value="0.31341946" calcext:value-type="float">
            <text:p>0.31341946</text:p>
          </table:table-cell>
          <table:table-cell table:style-name="ce8" office:value-type="float" office:value="-0.6337917" calcext:value-type="float">
            <text:p>-0.6337917</text:p>
          </table:table-cell>
          <table:table-cell table:style-name="ce8" office:value-type="float" office:value="-0.21680595" calcext:value-type="float">
            <text:p>-0.21680595</text:p>
          </table:table-cell>
        </table:table-row>
        <table:table-row table:style-name="ro1">
          <table:table-cell table:style-name="ce2" office:value-type="string" calcext:value-type="string">
            <text:p>18:35:06.081</text:p>
          </table:table-cell>
          <table:table-cell table:style-name="ce8" office:value-type="float" office:value="0.22670643" calcext:value-type="float">
            <text:p>0.22670643</text:p>
          </table:table-cell>
          <table:table-cell table:style-name="ce8" office:value-type="float" office:value="-0.5444848" calcext:value-type="float">
            <text:p>-0.5444848</text:p>
          </table:table-cell>
          <table:table-cell table:style-name="ce8" office:value-type="float" office:value="-0.13755697" calcext:value-type="float">
            <text:p>-0.13755697</text:p>
          </table:table-cell>
        </table:table-row>
        <table:table-row table:style-name="ro1">
          <table:table-cell table:style-name="ce2" office:value-type="string" calcext:value-type="string">
            <text:p>18:35:06.153</text:p>
          </table:table-cell>
          <table:table-cell table:style-name="ce8" office:value-type="float" office:value="0.40156996" calcext:value-type="float">
            <text:p>0.40156996</text:p>
          </table:table-cell>
          <table:table-cell table:style-name="ce8" office:value-type="float" office:value="-0.5904513" calcext:value-type="float">
            <text:p>-0.5904513</text:p>
          </table:table-cell>
          <table:table-cell table:style-name="ce8" office:value-type="float" office:value="-0.14863037" calcext:value-type="float">
            <text:p>-0.14863037</text:p>
          </table:table-cell>
        </table:table-row>
        <table:table-row table:style-name="ro1">
          <table:table-cell table:style-name="ce2" office:value-type="string" calcext:value-type="string">
            <text:p>18:35:06.222</text:p>
          </table:table-cell>
          <table:table-cell table:style-name="ce8" office:value-type="float" office:value="0.37042174" calcext:value-type="float">
            <text:p>0.37042174</text:p>
          </table:table-cell>
          <table:table-cell table:style-name="ce8" office:value-type="float" office:value="-0.38067386" calcext:value-type="float">
            <text:p>-0.38067386</text:p>
          </table:table-cell>
          <table:table-cell table:style-name="ce8" office:value-type="float" office:value="-0.20935325" calcext:value-type="float">
            <text:p>-0.20935325</text:p>
          </table:table-cell>
        </table:table-row>
        <table:table-row table:style-name="ro1">
          <table:table-cell table:style-name="ce2" office:value-type="string" calcext:value-type="string">
            <text:p>18:35:06.292</text:p>
          </table:table-cell>
          <table:table-cell table:style-name="ce8" office:value-type="float" office:value="0.3913874" calcext:value-type="float">
            <text:p>0.3913874</text:p>
          </table:table-cell>
          <table:table-cell table:style-name="ce8" office:value-type="float" office:value="-0.28020406" calcext:value-type="float">
            <text:p>-0.28020406</text:p>
          </table:table-cell>
          <table:table-cell table:style-name="ce8" office:value-type="float" office:value="-0.23060541" calcext:value-type="float">
            <text:p>-0.23060541</text:p>
          </table:table-cell>
        </table:table-row>
        <table:table-row table:style-name="ro1">
          <table:table-cell table:style-name="ce2" office:value-type="string" calcext:value-type="string">
            <text:p>18:35:06.362</text:p>
          </table:table-cell>
          <table:table-cell table:style-name="ce8" office:value-type="float" office:value="0.3722438" calcext:value-type="float">
            <text:p>0.3722438</text:p>
          </table:table-cell>
          <table:table-cell table:style-name="ce8" office:value-type="float" office:value="-0.5861681" calcext:value-type="float">
            <text:p>-0.5861681</text:p>
          </table:table-cell>
          <table:table-cell table:style-name="ce8" office:value-type="float" office:value="-0.123609334" calcext:value-type="float">
            <text:p>-0.123609334</text:p>
          </table:table-cell>
        </table:table-row>
        <table:table-row table:style-name="ro1">
          <table:table-cell table:style-name="ce2" office:value-type="string" calcext:value-type="string">
            <text:p>18:35:06.434</text:p>
          </table:table-cell>
          <table:table-cell table:style-name="ce8" office:value-type="float" office:value="0.27657214" calcext:value-type="float">
            <text:p>0.27657214</text:p>
          </table:table-cell>
          <table:table-cell table:style-name="ce8" office:value-type="float" office:value="-0.12193599" calcext:value-type="float">
            <text:p>-0.12193599</text:p>
          </table:table-cell>
          <table:table-cell table:style-name="ce8" office:value-type="float" office:value="-0.13146326" calcext:value-type="float">
            <text:p>-0.13146326</text:p>
          </table:table-cell>
        </table:table-row>
        <table:table-row table:style-name="ro1">
          <table:table-cell table:style-name="ce2" office:value-type="string" calcext:value-type="string">
            <text:p>18:35:06.502</text:p>
          </table:table-cell>
          <table:table-cell table:style-name="ce8" office:value-type="float" office:value="0.2280409" calcext:value-type="float">
            <text:p>0.2280409</text:p>
          </table:table-cell>
          <table:table-cell table:style-name="ce8" office:value-type="float" office:value="-0.20861934" calcext:value-type="float">
            <text:p>-0.20861934</text:p>
          </table:table-cell>
          <table:table-cell table:style-name="ce8" office:value-type="float" office:value="-0.018561063" calcext:value-type="float">
            <text:p>-0.018561063</text:p>
          </table:table-cell>
        </table:table-row>
        <table:table-row table:style-name="ro1">
          <table:table-cell table:style-name="ce2" office:value-type="string" calcext:value-type="string">
            <text:p>18:35:06.573</text:p>
          </table:table-cell>
          <table:table-cell table:style-name="ce8" office:value-type="float" office:value="0.23511964" calcext:value-type="float">
            <text:p>0.23511964</text:p>
          </table:table-cell>
          <table:table-cell table:style-name="ce8" office:value-type="float" office:value="-0.17237659" calcext:value-type="float">
            <text:p>-0.17237659</text:p>
          </table:table-cell>
          <table:table-cell table:style-name="ce8" office:value-type="float" office:value="-0.022198128" calcext:value-type="float">
            <text:p>-0.022198128</text:p>
          </table:table-cell>
        </table:table-row>
        <table:table-row table:style-name="ro1">
          <table:table-cell table:style-name="ce2" office:value-type="string" calcext:value-type="string">
            <text:p>18:35:06.642</text:p>
          </table:table-cell>
          <table:table-cell table:style-name="ce8" office:value-type="float" office:value="0.1746936" calcext:value-type="float">
            <text:p>0.1746936</text:p>
          </table:table-cell>
          <table:table-cell table:style-name="ce8" office:value-type="float" office:value="-0.16986063" calcext:value-type="float">
            <text:p>-0.16986063</text:p>
          </table:table-cell>
          <table:table-cell table:style-name="ce8" office:value-type="float" office:value="0.0026535254" calcext:value-type="float">
            <text:p>0.0026535254</text:p>
          </table:table-cell>
        </table:table-row>
        <table:table-row table:style-name="ro1">
          <table:table-cell table:style-name="ce2" office:value-type="string" calcext:value-type="string">
            <text:p>18:35:06.713</text:p>
          </table:table-cell>
          <table:table-cell table:style-name="ce8" office:value-type="float" office:value="0.17590101" calcext:value-type="float">
            <text:p>0.17590101</text:p>
          </table:table-cell>
          <table:table-cell table:style-name="ce8" office:value-type="float" office:value="-0.12826511" calcext:value-type="float">
            <text:p>-0.12826511</text:p>
          </table:table-cell>
          <table:table-cell table:style-name="ce8" office:value-type="float" office:value="-0.003544436" calcext:value-type="float">
            <text:p>-0.003544436</text:p>
          </table:table-cell>
        </table:table-row>
        <table:table-row table:style-name="ro1">
          <table:table-cell table:style-name="ce2" office:value-type="string" calcext:value-type="string">
            <text:p>18:35:06.780</text:p>
          </table:table-cell>
          <table:table-cell table:style-name="ce8" office:value-type="float" office:value="0.16336462" calcext:value-type="float">
            <text:p>0.16336462</text:p>
          </table:table-cell>
          <table:table-cell table:style-name="ce8" office:value-type="float" office:value="-0.111263834" calcext:value-type="float">
            <text:p>-0.111263834</text:p>
          </table:table-cell>
          <table:table-cell table:style-name="ce8" office:value-type="float" office:value="0.0023031663" calcext:value-type="float">
            <text:p>0.0023031663</text:p>
          </table:table-cell>
        </table:table-row>
        <table:table-row table:style-name="ro1">
          <table:table-cell table:style-name="ce2" office:value-type="string" calcext:value-type="string">
            <text:p>18:35:06.852</text:p>
          </table:table-cell>
          <table:table-cell table:style-name="ce8" office:value-type="float" office:value="0.1424139" calcext:value-type="float">
            <text:p>0.1424139</text:p>
          </table:table-cell>
          <table:table-cell table:style-name="ce8" office:value-type="float" office:value="-0.11595774" calcext:value-type="float">
            <text:p>-0.11595774</text:p>
          </table:table-cell>
          <table:table-cell table:style-name="ce8" office:value-type="float" office:value="-0.011989647" calcext:value-type="float">
            <text:p>-0.011989647</text:p>
          </table:table-cell>
        </table:table-row>
        <table:table-row table:style-name="ro1">
          <table:table-cell table:style-name="ce2" office:value-type="string" calcext:value-type="string">
            <text:p>18:35:09.187</text:p>
          </table:table-cell>
          <table:table-cell table:style-name="ce8" office:value-type="float" office:value="0.11608754" calcext:value-type="float">
            <text:p>0.11608754</text:p>
          </table:table-cell>
          <table:table-cell table:style-name="ce8" office:value-type="float" office:value="-0.06371252" calcext:value-type="float">
            <text:p>-0.06371252</text:p>
          </table:table-cell>
          <table:table-cell table:style-name="ce8" office:value-type="float" office:value="0.07402377" calcext:value-type="float">
            <text:p>0.07402377</text:p>
          </table:table-cell>
        </table:table-row>
        <table:table-row table:style-name="ro1">
          <table:table-cell table:style-name="ce2" office:value-type="string" calcext:value-type="string">
            <text:p>18:35:09.255</text:p>
          </table:table-cell>
          <table:table-cell table:style-name="ce8" office:value-type="float" office:value="0.10338016" calcext:value-type="float">
            <text:p>0.10338016</text:p>
          </table:table-cell>
          <table:table-cell table:style-name="ce8" office:value-type="float" office:value="-0.047233846" calcext:value-type="float">
            <text:p>-0.047233846</text:p>
          </table:table-cell>
          <table:table-cell table:style-name="ce8" office:value-type="float" office:value="0.060249336" calcext:value-type="float">
            <text:p>0.060249336</text:p>
          </table:table-cell>
        </table:table-row>
        <table:table-row table:style-name="ro1">
          <table:table-cell table:style-name="ce2" office:value-type="string" calcext:value-type="string">
            <text:p>18:35:22.174</text:p>
          </table:table-cell>
          <table:table-cell table:style-name="ce8" office:value-type="float" office:value="0.09216323" calcext:value-type="float">
            <text:p>0.09216323</text:p>
          </table:table-cell>
          <table:table-cell table:style-name="ce8" office:value-type="float" office:value="-0.049541682" calcext:value-type="float">
            <text:p>-0.049541682</text:p>
          </table:table-cell>
          <table:table-cell table:style-name="ce8" office:value-type="float" office:value="0.06345292" calcext:value-type="float">
            <text:p>0.06345292</text:p>
          </table:table-cell>
        </table:table-row>
        <table:table-row table:style-name="ro1">
          <table:table-cell table:style-name="ce2" office:value-type="string" calcext:value-type="string">
            <text:p>18:35:22.222</text:p>
          </table:table-cell>
          <table:table-cell table:style-name="ce8" office:value-type="float" office:value="0.10228284" calcext:value-type="float">
            <text:p>0.10228284</text:p>
          </table:table-cell>
          <table:table-cell table:style-name="ce8" office:value-type="float" office:value="0.49989492" calcext:value-type="float">
            <text:p>0.49989492</text:p>
          </table:table-cell>
          <table:table-cell table:style-name="ce8" office:value-type="float" office:value="0.4976594" calcext:value-type="float">
            <text:p>0.4976594</text:p>
          </table:table-cell>
        </table:table-row>
        <table:table-row table:style-name="ro1">
          <table:table-cell table:style-name="ce2" office:value-type="string" calcext:value-type="string">
            <text:p>18:35:22.287</text:p>
          </table:table-cell>
          <table:table-cell table:style-name="ce8" office:value-type="float" office:value="0.13204479" calcext:value-type="float">
            <text:p>0.13204479</text:p>
          </table:table-cell>
          <table:table-cell table:style-name="ce8" office:value-type="float" office:value="0.3875031" calcext:value-type="float">
            <text:p>0.3875031</text:p>
          </table:table-cell>
          <table:table-cell table:style-name="ce8" office:value-type="float" office:value="0.45118934" calcext:value-type="float">
            <text:p>0.45118934</text:p>
          </table:table-cell>
        </table:table-row>
        <table:table-row table:style-name="ro1">
          <table:table-cell table:style-name="ce2" office:value-type="string" calcext:value-type="string">
            <text:p>18:35:22.361</text:p>
          </table:table-cell>
          <table:table-cell table:style-name="ce8" office:value-type="float" office:value="0.118840314" calcext:value-type="float">
            <text:p>0.118840314</text:p>
          </table:table-cell>
          <table:table-cell table:style-name="ce8" office:value-type="float" office:value="0.41840616" calcext:value-type="float">
            <text:p>0.41840616</text:p>
          </table:table-cell>
          <table:table-cell table:style-name="ce8" office:value-type="float" office:value="0.3746495" calcext:value-type="float">
            <text:p>0.3746495</text:p>
          </table:table-cell>
        </table:table-row>
        <table:table-row table:style-name="ro1">
          <table:table-cell table:style-name="ce2" office:value-type="string" calcext:value-type="string">
            <text:p>18:35:22.429</text:p>
          </table:table-cell>
          <table:table-cell table:style-name="ce8" office:value-type="float" office:value="0.1326643" calcext:value-type="float">
            <text:p>0.1326643</text:p>
          </table:table-cell>
          <table:table-cell table:style-name="ce8" office:value-type="float" office:value="0.3798614" calcext:value-type="float">
            <text:p>0.3798614</text:p>
          </table:table-cell>
          <table:table-cell table:style-name="ce8" office:value-type="float" office:value="0.35410354" calcext:value-type="float">
            <text:p>0.35410354</text:p>
          </table:table-cell>
        </table:table-row>
        <table:table-row table:style-name="ro1">
          <table:table-cell table:style-name="ce2" office:value-type="string" calcext:value-type="string">
            <text:p>18:35:22.500</text:p>
          </table:table-cell>
          <table:table-cell table:style-name="ce8" office:value-type="float" office:value="0.09500821" calcext:value-type="float">
            <text:p>0.09500821</text:p>
          </table:table-cell>
          <table:table-cell table:style-name="ce8" office:value-type="float" office:value="0.40449736" calcext:value-type="float">
            <text:p>0.40449736</text:p>
          </table:table-cell>
          <table:table-cell table:style-name="ce8" office:value-type="float" office:value="0.32550472" calcext:value-type="float">
            <text:p>0.32550472</text:p>
          </table:table-cell>
        </table:table-row>
        <table:table-row table:style-name="ro1">
          <table:table-cell table:style-name="ce2" office:value-type="string" calcext:value-type="string">
            <text:p>18:35:22.569</text:p>
          </table:table-cell>
          <table:table-cell table:style-name="ce8" office:value-type="float" office:value="0.13318805" calcext:value-type="float">
            <text:p>0.13318805</text:p>
          </table:table-cell>
          <table:table-cell table:style-name="ce8" office:value-type="float" office:value="0.35064426" calcext:value-type="float">
            <text:p>0.35064426</text:p>
          </table:table-cell>
          <table:table-cell table:style-name="ce8" office:value-type="float" office:value="0.39644542" calcext:value-type="float">
            <text:p>0.39644542</text:p>
          </table:table-cell>
        </table:table-row>
        <table:table-row table:style-name="ro1">
          <table:table-cell table:style-name="ce2" office:value-type="string" calcext:value-type="string">
            <text:p>18:35:22.640</text:p>
          </table:table-cell>
          <table:table-cell table:style-name="ce8" office:value-type="float" office:value="0.07900011" calcext:value-type="float">
            <text:p>0.07900011</text:p>
          </table:table-cell>
          <table:table-cell table:style-name="ce8" office:value-type="float" office:value="0.33205932" calcext:value-type="float">
            <text:p>0.33205932</text:p>
          </table:table-cell>
          <table:table-cell table:style-name="ce8" office:value-type="float" office:value="0.2377091" calcext:value-type="float">
            <text:p>0.2377091</text:p>
          </table:table-cell>
        </table:table-row>
        <table:table-row table:style-name="ro1">
          <table:table-cell table:style-name="ce2" office:value-type="string" calcext:value-type="string">
            <text:p>18:35:24.177</text:p>
          </table:table-cell>
          <table:table-cell table:style-name="ce8" office:value-type="float" office:value="-0.71266454" calcext:value-type="float">
            <text:p>-0.71266454</text:p>
          </table:table-cell>
          <table:table-cell table:style-name="ce8" office:value-type="float" office:value="0.31269613" calcext:value-type="float">
            <text:p>0.31269613</text:p>
          </table:table-cell>
          <table:table-cell table:style-name="ce8" office:value-type="float" office:value="-0.25144267" calcext:value-type="float">
            <text:p>-0.25144267</text:p>
          </table:table-cell>
        </table:table-row>
        <table:table-row table:style-name="ro1">
          <table:table-cell table:style-name="ce2" office:value-type="string" calcext:value-type="string">
            <text:p>18:35:24.247</text:p>
          </table:table-cell>
          <table:table-cell table:style-name="ce8" office:value-type="float" office:value="-0.57833654" calcext:value-type="float">
            <text:p>-0.57833654</text:p>
          </table:table-cell>
          <table:table-cell table:style-name="ce8" office:value-type="float" office:value="0.32207593" calcext:value-type="float">
            <text:p>0.32207593</text:p>
          </table:table-cell>
          <table:table-cell table:style-name="ce8" office:value-type="float" office:value="-0.18982379" calcext:value-type="float">
            <text:p>-0.18982379</text:p>
          </table:table-cell>
        </table:table-row>
        <table:table-row table:style-name="ro1">
          <table:table-cell table:style-name="ce2" office:value-type="string" calcext:value-type="string">
            <text:p>18:35:24.321</text:p>
          </table:table-cell>
          <table:table-cell table:style-name="ce8" office:value-type="float" office:value="-0.4800732" calcext:value-type="float">
            <text:p>-0.4800732</text:p>
          </table:table-cell>
          <table:table-cell table:style-name="ce8" office:value-type="float" office:value="0.20241714" calcext:value-type="float">
            <text:p>0.20241714</text:p>
          </table:table-cell>
          <table:table-cell table:style-name="ce8" office:value-type="float" office:value="-0.18512364" calcext:value-type="float">
            <text:p>-0.18512364</text:p>
          </table:table-cell>
        </table:table-row>
        <table:table-row table:style-name="ro1">
          <table:table-cell table:style-name="ce2" office:value-type="string" calcext:value-type="string">
            <text:p>18:35:24.388</text:p>
          </table:table-cell>
          <table:table-cell table:style-name="ce8" office:value-type="float" office:value="-0.31714892" calcext:value-type="float">
            <text:p>-0.31714892</text:p>
          </table:table-cell>
          <table:table-cell table:style-name="ce8" office:value-type="float" office:value="-0.23025133" calcext:value-type="float">
            <text:p>-0.23025133</text:p>
          </table:table-cell>
          <table:table-cell table:style-name="ce8" office:value-type="float" office:value="-0.32920897" calcext:value-type="float">
            <text:p>-0.32920897</text:p>
          </table:table-cell>
        </table:table-row>
        <table:table-row table:style-name="ro1">
          <table:table-cell table:style-name="ce2" office:value-type="string" calcext:value-type="string">
            <text:p>18:35:24.459</text:p>
          </table:table-cell>
          <table:table-cell table:style-name="ce8" office:value-type="float" office:value="-0.36475533" calcext:value-type="float">
            <text:p>-0.36475533</text:p>
          </table:table-cell>
          <table:table-cell table:style-name="ce8" office:value-type="float" office:value="-0.061547495" calcext:value-type="float">
            <text:p>-0.061547495</text:p>
          </table:table-cell>
          <table:table-cell table:style-name="ce8" office:value-type="float" office:value="-0.3118887" calcext:value-type="float">
            <text:p>-0.3118887</text:p>
          </table:table-cell>
        </table:table-row>
        <table:table-row table:style-name="ro1">
          <table:table-cell table:style-name="ce2" office:value-type="string" calcext:value-type="string">
            <text:p>18:35:24.529</text:p>
          </table:table-cell>
          <table:table-cell table:style-name="ce8" office:value-type="float" office:value="-0.040877447" calcext:value-type="float">
            <text:p>-0.040877447</text:p>
          </table:table-cell>
          <table:table-cell table:style-name="ce8" office:value-type="float" office:value="-0.5198947" calcext:value-type="float">
            <text:p>-0.5198947</text:p>
          </table:table-cell>
          <table:table-cell table:style-name="ce8" office:value-type="float" office:value="-0.24510412" calcext:value-type="float">
            <text:p>-0.24510412</text:p>
          </table:table-cell>
        </table:table-row>
        <table:table-row table:style-name="ro1">
          <table:table-cell table:style-name="ce2" office:value-type="string" calcext:value-type="string">
            <text:p>18:35:24.599</text:p>
          </table:table-cell>
          <table:table-cell table:style-name="ce8" office:value-type="float" office:value="0.14206775" calcext:value-type="float">
            <text:p>0.14206775</text:p>
          </table:table-cell>
          <table:table-cell table:style-name="ce8" office:value-type="float" office:value="-0.55535644" calcext:value-type="float">
            <text:p>-0.55535644</text:p>
          </table:table-cell>
          <table:table-cell table:style-name="ce8" office:value-type="float" office:value="-0.20719036" calcext:value-type="float">
            <text:p>-0.20719036</text:p>
          </table:table-cell>
        </table:table-row>
        <table:table-row table:style-name="ro1">
          <table:table-cell table:style-name="ce5" office:value-type="string" calcext:value-type="string">
            <text:p>18:36:02.959</text:p>
          </table:table-cell>
          <table:table-cell table:style-name="ce11" office:value-type="float" office:value="0.20081018" calcext:value-type="float">
            <text:p>0.20081018</text:p>
          </table:table-cell>
          <table:table-cell table:style-name="ce11" office:value-type="float" office:value="-0.42665184" calcext:value-type="float">
            <text:p>-0.42665184</text:p>
          </table:table-cell>
          <table:table-cell table:style-name="ce11" office:value-type="float" office:value="-0.5419889" calcext:value-type="float">
            <text:p>-0.5419889</text:p>
          </table:table-cell>
        </table:table-row>
        <table:table-row table:style-name="ro1">
          <table:table-cell table:style-name="ce5" office:value-type="string" calcext:value-type="string">
            <text:p>18:36:03.019</text:p>
          </table:table-cell>
          <table:table-cell table:style-name="ce11" office:value-type="float" office:value="0.22137856" calcext:value-type="float">
            <text:p>0.22137856</text:p>
          </table:table-cell>
          <table:table-cell table:style-name="ce11" office:value-type="float" office:value="-0.45210192" calcext:value-type="float">
            <text:p>-0.45210192</text:p>
          </table:table-cell>
          <table:table-cell table:style-name="ce11" office:value-type="float" office:value="-0.5677705" calcext:value-type="float">
            <text:p>-0.5677705</text:p>
          </table:table-cell>
        </table:table-row>
        <table:table-row table:style-name="ro1">
          <table:table-cell table:style-name="ce5" office:value-type="string" calcext:value-type="string">
            <text:p>18:36:03.091</text:p>
          </table:table-cell>
          <table:table-cell table:style-name="ce11" office:value-type="float" office:value="0.066745594" calcext:value-type="float">
            <text:p>0.066745594</text:p>
          </table:table-cell>
          <table:table-cell table:style-name="ce11" office:value-type="float" office:value="-0.40623248" calcext:value-type="float">
            <text:p>-0.40623248</text:p>
          </table:table-cell>
          <table:table-cell table:style-name="ce11" office:value-type="float" office:value="-0.47825414" calcext:value-type="float">
            <text:p>-0.47825414</text:p>
          </table:table-cell>
        </table:table-row>
        <table:table-row table:style-name="ro1">
          <table:table-cell table:style-name="ce5" office:value-type="string" calcext:value-type="string">
            <text:p>18:36:03.161</text:p>
          </table:table-cell>
          <table:table-cell table:style-name="ce11" office:value-type="float" office:value="0.017663807" calcext:value-type="float">
            <text:p>0.017663807</text:p>
          </table:table-cell>
          <table:table-cell table:style-name="ce11" office:value-type="float" office:value="-0.40757704" calcext:value-type="float">
            <text:p>-0.40757704</text:p>
          </table:table-cell>
          <table:table-cell table:style-name="ce11" office:value-type="float" office:value="-0.27881742" calcext:value-type="float">
            <text:p>-0.27881742</text:p>
          </table:table-cell>
        </table:table-row>
        <table:table-row table:style-name="ro1">
          <table:table-cell table:style-name="ce5" office:value-type="string" calcext:value-type="string">
            <text:p>18:36:03.234</text:p>
          </table:table-cell>
          <table:table-cell table:style-name="ce11" office:value-type="float" office:value="-0.11901467" calcext:value-type="float">
            <text:p>-0.11901467</text:p>
          </table:table-cell>
          <table:table-cell table:style-name="ce11" office:value-type="float" office:value="-0.090403326" calcext:value-type="float">
            <text:p>-0.090403326</text:p>
          </table:table-cell>
          <table:table-cell table:style-name="ce11" office:value-type="float" office:value="-0.22654602" calcext:value-type="float">
            <text:p>-0.22654602</text:p>
          </table:table-cell>
        </table:table-row>
        <table:table-row table:style-name="ro1">
          <table:table-cell table:style-name="ce5" office:value-type="string" calcext:value-type="string">
            <text:p>18:36:03.301</text:p>
          </table:table-cell>
          <table:table-cell table:style-name="ce11" office:value-type="float" office:value="-0.18335831" calcext:value-type="float">
            <text:p>-0.18335831</text:p>
          </table:table-cell>
          <table:table-cell table:style-name="ce11" office:value-type="float" office:value="0.0052092685" calcext:value-type="float">
            <text:p>0.0052092685</text:p>
          </table:table-cell>
          <table:table-cell table:style-name="ce11" office:value-type="float" office:value="-0.17400862" calcext:value-type="float">
            <text:p>-0.17400862</text:p>
          </table:table-cell>
        </table:table-row>
        <table:table-row table:style-name="ro1">
          <table:table-cell table:style-name="ce5" office:value-type="string" calcext:value-type="string">
            <text:p>18:36:03.371</text:p>
          </table:table-cell>
          <table:table-cell table:style-name="ce11" office:value-type="float" office:value="-0.2133623" calcext:value-type="float">
            <text:p>-0.2133623</text:p>
          </table:table-cell>
          <table:table-cell table:style-name="ce11" office:value-type="float" office:value="0.020948082" calcext:value-type="float">
            <text:p>0.020948082</text:p>
          </table:table-cell>
          <table:table-cell table:style-name="ce11" office:value-type="float" office:value="-0.13859017" calcext:value-type="float">
            <text:p>-0.13859017</text:p>
          </table:table-cell>
        </table:table-row>
        <table:table-row table:style-name="ro1">
          <table:table-cell table:style-name="ce5" office:value-type="string" calcext:value-type="string">
            <text:p>18:36:36.948</text:p>
          </table:table-cell>
          <table:table-cell table:style-name="ce11" office:value-type="float" office:value="-0.6059909" calcext:value-type="float">
            <text:p>-0.6059909</text:p>
          </table:table-cell>
          <table:table-cell table:style-name="ce11" office:value-type="float" office:value="0.6986873" calcext:value-type="float">
            <text:p>0.6986873</text:p>
          </table:table-cell>
          <table:table-cell table:style-name="ce11" office:value-type="float" office:value="0.13278838" calcext:value-type="float">
            <text:p>0.13278838</text:p>
          </table:table-cell>
        </table:table-row>
        <table:table-row table:style-name="ro1">
          <table:table-cell table:style-name="ce5" office:value-type="string" calcext:value-type="string">
            <text:p>18:36:37.014</text:p>
          </table:table-cell>
          <table:table-cell table:style-name="ce11" office:value-type="float" office:value="-0.5495667" calcext:value-type="float">
            <text:p>-0.5495667</text:p>
          </table:table-cell>
          <table:table-cell table:style-name="ce11" office:value-type="float" office:value="0.63606954" calcext:value-type="float">
            <text:p>0.63606954</text:p>
          </table:table-cell>
          <table:table-cell table:style-name="ce11" office:value-type="float" office:value="0.12280543" calcext:value-type="float">
            <text:p>0.12280543</text:p>
          </table:table-cell>
        </table:table-row>
        <table:table-row table:style-name="ro1">
          <table:table-cell table:style-name="ce5" office:value-type="string" calcext:value-type="string">
            <text:p>18:36:37.082</text:p>
          </table:table-cell>
          <table:table-cell table:style-name="ce11" office:value-type="float" office:value="-0.48977602" calcext:value-type="float">
            <text:p>-0.48977602</text:p>
          </table:table-cell>
          <table:table-cell table:style-name="ce11" office:value-type="float" office:value="0.55334634" calcext:value-type="float">
            <text:p>0.55334634</text:p>
          </table:table-cell>
          <table:table-cell table:style-name="ce11" office:value-type="float" office:value="0.108327635" calcext:value-type="float">
            <text:p>0.108327635</text:p>
          </table:table-cell>
        </table:table-row>
        <table:table-row table:style-name="ro1">
          <table:table-cell table:style-name="ce5" office:value-type="string" calcext:value-type="string">
            <text:p>18:36:37.157</text:p>
          </table:table-cell>
          <table:table-cell table:style-name="ce11" office:value-type="float" office:value="-0.44475347" calcext:value-type="float">
            <text:p>-0.44475347</text:p>
          </table:table-cell>
          <table:table-cell table:style-name="ce11" office:value-type="float" office:value="0.50394434" calcext:value-type="float">
            <text:p>0.50394434</text:p>
          </table:table-cell>
          <table:table-cell table:style-name="ce11" office:value-type="float" office:value="0.10672341" calcext:value-type="float">
            <text:p>0.10672341</text:p>
          </table:table-cell>
        </table:table-row>
        <table:table-row table:style-name="ro1">
          <table:table-cell table:style-name="ce5" office:value-type="string" calcext:value-type="string">
            <text:p>18:36:37.223</text:p>
          </table:table-cell>
          <table:table-cell table:style-name="ce11" office:value-type="float" office:value="-0.4007176" calcext:value-type="float">
            <text:p>-0.4007176</text:p>
          </table:table-cell>
          <table:table-cell table:style-name="ce11" office:value-type="float" office:value="0.46036145" calcext:value-type="float">
            <text:p>0.46036145</text:p>
          </table:table-cell>
          <table:table-cell table:style-name="ce11" office:value-type="float" office:value="0.093634084" calcext:value-type="float">
            <text:p>0.093634084</text:p>
          </table:table-cell>
        </table:table-row>
        <table:table-row table:style-name="ro1">
          <table:table-cell table:style-name="ce5" office:value-type="string" calcext:value-type="string">
            <text:p>18:36:37.294</text:p>
          </table:table-cell>
          <table:table-cell table:style-name="ce11" office:value-type="float" office:value="-0.3597669" calcext:value-type="float">
            <text:p>-0.3597669</text:p>
          </table:table-cell>
          <table:table-cell table:style-name="ce11" office:value-type="float" office:value="0.4101505" calcext:value-type="float">
            <text:p>0.4101505</text:p>
          </table:table-cell>
          <table:table-cell table:style-name="ce11" office:value-type="float" office:value="0.084490396" calcext:value-type="float">
            <text:p>0.084490396</text:p>
          </table:table-cell>
        </table:table-row>
        <table:table-row table:style-name="ro1">
          <table:table-cell table:style-name="ce5" office:value-type="string" calcext:value-type="string">
            <text:p>18:36:37.363</text:p>
          </table:table-cell>
          <table:table-cell table:style-name="ce11" office:value-type="float" office:value="-0.32269156" calcext:value-type="float">
            <text:p>-0.32269156</text:p>
          </table:table-cell>
          <table:table-cell table:style-name="ce11" office:value-type="float" office:value="0.37199187" calcext:value-type="float">
            <text:p>0.37199187</text:p>
          </table:table-cell>
          <table:table-cell table:style-name="ce11" office:value-type="float" office:value="0.07779917" calcext:value-type="float">
            <text:p>0.07779917</text:p>
          </table:table-cell>
        </table:table-row>
        <table:table-row table:style-name="ro1">
          <table:table-cell table:style-name="ce5" office:value-type="string" calcext:value-type="string">
            <text:p>18:36:37.435</text:p>
          </table:table-cell>
          <table:table-cell table:style-name="ce11" office:value-type="float" office:value="-0.2921802" calcext:value-type="float">
            <text:p>-0.2921802</text:p>
          </table:table-cell>
          <table:table-cell table:style-name="ce11" office:value-type="float" office:value="0.3284206" calcext:value-type="float">
            <text:p>0.3284206</text:p>
          </table:table-cell>
          <table:table-cell table:style-name="ce11" office:value-type="float" office:value="0.06430634" calcext:value-type="float">
            <text:p>0.06430634</text:p>
          </table:table-cell>
        </table:table-row>
        <table:table-row table:style-name="ro1">
          <table:table-cell table:style-name="ce5" office:value-type="string" calcext:value-type="string">
            <text:p>18:37:02.971</text:p>
          </table:table-cell>
          <table:table-cell table:style-name="ce11" office:value-type="float" office:value="-0.26999345" calcext:value-type="float">
            <text:p>-0.26999345</text:p>
          </table:table-cell>
          <table:table-cell table:style-name="ce11" office:value-type="float" office:value="0.22197014" calcext:value-type="float">
            <text:p>0.22197014</text:p>
          </table:table-cell>
          <table:table-cell table:style-name="ce11" office:value-type="float" office:value="0.03766088" calcext:value-type="float">
            <text:p>0.03766088</text:p>
          </table:table-cell>
        </table:table-row>
        <table:table-row table:style-name="ro1">
          <table:table-cell table:style-name="ce5" office:value-type="string" calcext:value-type="string">
            <text:p>18:37:03.047</text:p>
          </table:table-cell>
          <table:table-cell table:style-name="ce11" office:value-type="float" office:value="-0.24299413" calcext:value-type="float">
            <text:p>-0.24299413</text:p>
          </table:table-cell>
          <table:table-cell table:style-name="ce11" office:value-type="float" office:value="0.19735613" calcext:value-type="float">
            <text:p>0.19735613</text:p>
          </table:table-cell>
          <table:table-cell table:style-name="ce11" office:value-type="float" office:value="0.03015941" calcext:value-type="float">
            <text:p>0.03015941</text:p>
          </table:table-cell>
        </table:table-row>
        <table:table-row table:style-name="ro1">
          <table:table-cell table:style-name="ce5" office:value-type="string" calcext:value-type="string">
            <text:p>18:37:03.113</text:p>
          </table:table-cell>
          <table:table-cell table:style-name="ce11" office:value-type="float" office:value="-0.21891448" calcext:value-type="float">
            <text:p>-0.21891448</text:p>
          </table:table-cell>
          <table:table-cell table:style-name="ce11" office:value-type="float" office:value="0.18377288" calcext:value-type="float">
            <text:p>0.18377288</text:p>
          </table:table-cell>
          <table:table-cell table:style-name="ce11" office:value-type="float" office:value="0.022309477" calcext:value-type="float">
            <text:p>0.022309477</text:p>
          </table:table-cell>
        </table:table-row>
        <table:table-row table:style-name="ro1">
          <table:table-cell table:style-name="ce5" office:value-type="string" calcext:value-type="string">
            <text:p>18:37:03.184</text:p>
          </table:table-cell>
          <table:table-cell table:style-name="ce11" office:value-type="float" office:value="-0.19702305" calcext:value-type="float">
            <text:p>-0.19702305</text:p>
          </table:table-cell>
          <table:table-cell table:style-name="ce11" office:value-type="float" office:value="0.16341805" calcext:value-type="float">
            <text:p>0.16341805</text:p>
          </table:table-cell>
          <table:table-cell table:style-name="ce11" office:value-type="float" office:value="0.019199617" calcext:value-type="float">
            <text:p>0.019199617</text:p>
          </table:table-cell>
        </table:table-row>
        <table:table-row table:style-name="ro1">
          <table:table-cell table:style-name="ce5" office:value-type="string" calcext:value-type="string">
            <text:p>18:37:03.253</text:p>
          </table:table-cell>
          <table:table-cell table:style-name="ce11" office:value-type="float" office:value="-0.18281394" calcext:value-type="float">
            <text:p>-0.18281394</text:p>
          </table:table-cell>
          <table:table-cell table:style-name="ce11" office:value-type="float" office:value="0.14905378" calcext:value-type="float">
            <text:p>0.14905378</text:p>
          </table:table-cell>
          <table:table-cell table:style-name="ce11" office:value-type="float" office:value="0.013764028" calcext:value-type="float">
            <text:p>0.013764028</text:p>
          </table:table-cell>
        </table:table-row>
        <table:table-row table:style-name="ro1">
          <table:table-cell table:style-name="ce5" office:value-type="string" calcext:value-type="string">
            <text:p>18:37:03.324</text:p>
          </table:table-cell>
          <table:table-cell table:style-name="ce11" office:value-type="float" office:value="-0.16101684" calcext:value-type="float">
            <text:p>-0.16101684</text:p>
          </table:table-cell>
          <table:table-cell table:style-name="ce11" office:value-type="float" office:value="0.12821577" calcext:value-type="float">
            <text:p>0.12821577</text:p>
          </table:table-cell>
          <table:table-cell table:style-name="ce11" office:value-type="float" office:value="0.021396417" calcext:value-type="float">
            <text:p>0.021396417</text:p>
          </table:table-cell>
        </table:table-row>
        <table:table-row table:style-name="ro1">
          <table:table-cell table:style-name="ce5" office:value-type="string" calcext:value-type="string">
            <text:p>18:37:03.393</text:p>
          </table:table-cell>
          <table:table-cell table:style-name="ce11" office:value-type="float" office:value="-0.14623353" calcext:value-type="float">
            <text:p>-0.14623353</text:p>
          </table:table-cell>
          <table:table-cell table:style-name="ce11" office:value-type="float" office:value="0.12088737" calcext:value-type="float">
            <text:p>0.12088737</text:p>
          </table:table-cell>
          <table:table-cell table:style-name="ce11" office:value-type="float" office:value="0.017498972" calcext:value-type="float">
            <text:p>0.017498972</text:p>
          </table:table-cell>
        </table:table-row>
        <table:table-row table:style-name="ro1">
          <table:table-cell table:style-name="ce5" office:value-type="string" calcext:value-type="string">
            <text:p>18:37:43.317</text:p>
          </table:table-cell>
          <table:table-cell table:style-name="ce11" office:value-type="float" office:value="0.6088683" calcext:value-type="float">
            <text:p>0.6088683</text:p>
          </table:table-cell>
          <table:table-cell table:style-name="ce11" office:value-type="float" office:value="-0.14762227" calcext:value-type="float">
            <text:p>-0.14762227</text:p>
          </table:table-cell>
          <table:table-cell table:style-name="ce11" office:value-type="float" office:value="0.49519247" calcext:value-type="float">
            <text:p>0.49519247</text:p>
          </table:table-cell>
        </table:table-row>
        <table:table-row table:style-name="ro1">
          <table:table-cell table:style-name="ce2" office:value-type="string" calcext:value-type="string">
            <text:p>18:37:43.384</text:p>
          </table:table-cell>
          <table:table-cell table:style-name="ce8" office:value-type="float" office:value="0.5055742" calcext:value-type="float">
            <text:p>0.5055742</text:p>
          </table:table-cell>
          <table:table-cell table:style-name="ce8" office:value-type="float" office:value="-0.10143914" calcext:value-type="float">
            <text:p>-0.10143914</text:p>
          </table:table-cell>
          <table:table-cell table:style-name="ce8" office:value-type="float" office:value="0.4819281" calcext:value-type="float">
            <text:p>0.4819281</text:p>
          </table:table-cell>
        </table:table-row>
        <table:table-row table:style-name="ro1">
          <table:table-cell table:style-name="ce2" office:value-type="string" calcext:value-type="string">
            <text:p>18:37:43.454</text:p>
          </table:table-cell>
          <table:table-cell table:style-name="ce8" office:value-type="float" office:value="0.48094454" calcext:value-type="float">
            <text:p>0.48094454</text:p>
          </table:table-cell>
          <table:table-cell table:style-name="ce8" office:value-type="float" office:value="-0.05635872" calcext:value-type="float">
            <text:p>-0.05635872</text:p>
          </table:table-cell>
          <table:table-cell table:style-name="ce8" office:value-type="float" office:value="0.44362298" calcext:value-type="float">
            <text:p>0.44362298</text:p>
          </table:table-cell>
        </table:table-row>
        <table:table-row table:style-name="ro1">
          <table:table-cell table:style-name="ce2" office:value-type="string" calcext:value-type="string">
            <text:p>18:37:43.528</text:p>
          </table:table-cell>
          <table:table-cell table:style-name="ce8" office:value-type="float" office:value="0.43768406" calcext:value-type="float">
            <text:p>0.43768406</text:p>
          </table:table-cell>
          <table:table-cell table:style-name="ce8" office:value-type="float" office:value="0.123080865" calcext:value-type="float">
            <text:p>0.123080865</text:p>
          </table:table-cell>
          <table:table-cell table:style-name="ce8" office:value-type="float" office:value="0.39750284" calcext:value-type="float">
            <text:p>0.39750284</text:p>
          </table:table-cell>
        </table:table-row>
        <table:table-row table:style-name="ro1">
          <table:table-cell table:style-name="ce2" office:value-type="string" calcext:value-type="string">
            <text:p>18:37:43.595</text:p>
          </table:table-cell>
          <table:table-cell table:style-name="ce8" office:value-type="float" office:value="0.3818307" calcext:value-type="float">
            <text:p>0.3818307</text:p>
          </table:table-cell>
          <table:table-cell table:style-name="ce8" office:value-type="float" office:value="0.15098274" calcext:value-type="float">
            <text:p>0.15098274</text:p>
          </table:table-cell>
          <table:table-cell table:style-name="ce8" office:value-type="float" office:value="0.31600454" calcext:value-type="float">
            <text:p>0.31600454</text:p>
          </table:table-cell>
        </table:table-row>
        <table:table-row table:style-name="ro1">
          <table:table-cell table:style-name="ce2" office:value-type="string" calcext:value-type="string">
            <text:p>18:37:43.666</text:p>
          </table:table-cell>
          <table:table-cell table:style-name="ce8" office:value-type="float" office:value="0.44098648" calcext:value-type="float">
            <text:p>0.44098648</text:p>
          </table:table-cell>
          <table:table-cell table:style-name="ce8" office:value-type="float" office:value="0.11017646" calcext:value-type="float">
            <text:p>0.11017646</text:p>
          </table:table-cell>
          <table:table-cell table:style-name="ce8" office:value-type="float" office:value="0.42063454" calcext:value-type="float">
            <text:p>0.42063454</text:p>
          </table:table-cell>
        </table:table-row>
        <table:table-row table:style-name="ro1">
          <table:table-cell table:style-name="ce2" office:value-type="string" calcext:value-type="string">
            <text:p>18:37:43.735</text:p>
          </table:table-cell>
          <table:table-cell table:style-name="ce8" office:value-type="float" office:value="0.41886055" calcext:value-type="float">
            <text:p>0.41886055</text:p>
          </table:table-cell>
          <table:table-cell table:style-name="ce8" office:value-type="float" office:value="-0.13221328" calcext:value-type="float">
            <text:p>-0.13221328</text:p>
          </table:table-cell>
          <table:table-cell table:style-name="ce8" office:value-type="float" office:value="0.4359197" calcext:value-type="float">
            <text:p>0.4359197</text:p>
          </table:table-cell>
        </table:table-row>
        <table:table-row table:style-name="ro1">
          <table:table-cell table:style-name="ce2" office:value-type="string" calcext:value-type="string">
            <text:p>18:37:44.855</text:p>
          </table:table-cell>
          <table:table-cell table:style-name="ce8" office:value-type="float" office:value="-0.0044708666" calcext:value-type="float">
            <text:p>-0.0044708666</text:p>
          </table:table-cell>
          <table:table-cell table:style-name="ce8" office:value-type="float" office:value="-0.24137962" calcext:value-type="float">
            <text:p>-0.24137962</text:p>
          </table:table-cell>
          <table:table-cell table:style-name="ce8" office:value-type="float" office:value="-0.17610486" calcext:value-type="float">
            <text:p>-0.17610486</text:p>
          </table:table-cell>
        </table:table-row>
        <table:table-row table:style-name="ro1">
          <table:table-cell table:style-name="ce2" office:value-type="string" calcext:value-type="string">
            <text:p>18:37:44.926</text:p>
          </table:table-cell>
          <table:table-cell table:style-name="ce8" office:value-type="float" office:value="0.32336882" calcext:value-type="float">
            <text:p>0.32336882</text:p>
          </table:table-cell>
          <table:table-cell table:style-name="ce8" office:value-type="float" office:value="-0.851812" calcext:value-type="float">
            <text:p>-0.851812</text:p>
          </table:table-cell>
          <table:table-cell table:style-name="ce8" office:value-type="float" office:value="-0.04994949" calcext:value-type="float">
            <text:p>-0.04994949</text:p>
          </table:table-cell>
        </table:table-row>
        <table:table-row table:style-name="ro1">
          <table:table-cell table:style-name="ce2" office:value-type="string" calcext:value-type="string">
            <text:p>18:37:44.998</text:p>
          </table:table-cell>
          <table:table-cell table:style-name="ce8" office:value-type="float" office:value="0.16974285" calcext:value-type="float">
            <text:p>0.16974285</text:p>
          </table:table-cell>
          <table:table-cell table:style-name="ce8" office:value-type="float" office:value="-0.54888177" calcext:value-type="float">
            <text:p>-0.54888177</text:p>
          </table:table-cell>
          <table:table-cell table:style-name="ce8" office:value-type="float" office:value="-0.025398867" calcext:value-type="float">
            <text:p>-0.025398867</text:p>
          </table:table-cell>
        </table:table-row>
        <table:table-row table:style-name="ro1">
          <table:table-cell table:style-name="ce2" office:value-type="string" calcext:value-type="string">
            <text:p>18:37:45.066</text:p>
          </table:table-cell>
          <table:table-cell table:style-name="ce8" office:value-type="float" office:value="0.33470216" calcext:value-type="float">
            <text:p>0.33470216</text:p>
          </table:table-cell>
          <table:table-cell table:style-name="ce8" office:value-type="float" office:value="-0.38435" calcext:value-type="float">
            <text:p>-0.38435</text:p>
          </table:table-cell>
          <table:table-cell table:style-name="ce8" office:value-type="float" office:value="-0.02307873" calcext:value-type="float">
            <text:p>-0.02307873</text:p>
          </table:table-cell>
        </table:table-row>
        <table:table-row table:style-name="ro1">
          <table:table-cell table:style-name="ce2" office:value-type="string" calcext:value-type="string">
            <text:p>18:37:45.137</text:p>
          </table:table-cell>
          <table:table-cell table:style-name="ce8" office:value-type="float" office:value="0.28277493" calcext:value-type="float">
            <text:p>0.28277493</text:p>
          </table:table-cell>
          <table:table-cell table:style-name="ce8" office:value-type="float" office:value="-0.36612982" calcext:value-type="float">
            <text:p>-0.36612982</text:p>
          </table:table-cell>
          <table:table-cell table:style-name="ce8" office:value-type="float" office:value="-0.008026729" calcext:value-type="float">
            <text:p>-0.008026729</text:p>
          </table:table-cell>
        </table:table-row>
        <table:table-row table:style-name="ro1">
          <table:table-cell table:style-name="ce2" office:value-type="string" calcext:value-type="string">
            <text:p>18:37:45.208</text:p>
          </table:table-cell>
          <table:table-cell table:style-name="ce8" office:value-type="float" office:value="0.21692418" calcext:value-type="float">
            <text:p>0.21692418</text:p>
          </table:table-cell>
          <table:table-cell table:style-name="ce8" office:value-type="float" office:value="-0.31831083" calcext:value-type="float">
            <text:p>-0.31831083</text:p>
          </table:table-cell>
          <table:table-cell table:style-name="ce8" office:value-type="float" office:value="-0.069406666" calcext:value-type="float">
            <text:p>-0.069406666</text:p>
          </table:table-cell>
        </table:table-row>
        <table:table-row table:style-name="ro1">
          <table:table-cell table:style-name="ce2" office:value-type="string" calcext:value-type="string">
            <text:p>18:37:45.278</text:p>
          </table:table-cell>
          <table:table-cell table:style-name="ce8" office:value-type="float" office:value="0.24445051" calcext:value-type="float">
            <text:p>0.24445051</text:p>
          </table:table-cell>
          <table:table-cell table:style-name="ce8" office:value-type="float" office:value="-0.2341848" calcext:value-type="float">
            <text:p>-0.2341848</text:p>
          </table:table-cell>
          <table:table-cell table:style-name="ce8" office:value-type="float" office:value="-0.025332203" calcext:value-type="float">
            <text:p>-0.025332203</text:p>
          </table:table-cell>
        </table:table-row>
        <table:table-row table:style-name="ro1">
          <table:table-cell table:style-name="ce2" office:value-type="string" calcext:value-type="string">
            <text:p>18:37:52.435</text:p>
          </table:table-cell>
          <table:table-cell table:style-name="ce8" office:value-type="float" office:value="0.18287167" calcext:value-type="float">
            <text:p>0.18287167</text:p>
          </table:table-cell>
          <table:table-cell table:style-name="ce8" office:value-type="float" office:value="0.111133106" calcext:value-type="float">
            <text:p>0.111133106</text:p>
          </table:table-cell>
          <table:table-cell table:style-name="ce8" office:value-type="float" office:value="0.21120979" calcext:value-type="float">
            <text:p>0.21120979</text:p>
          </table:table-cell>
        </table:table-row>
        <table:table-row table:style-name="ro1">
          <table:table-cell table:style-name="ce2" office:value-type="string" calcext:value-type="string">
            <text:p>18:37:52.502</text:p>
          </table:table-cell>
          <table:table-cell table:style-name="ce8" office:value-type="float" office:value="0.13074662" calcext:value-type="float">
            <text:p>0.13074662</text:p>
          </table:table-cell>
          <table:table-cell table:style-name="ce8" office:value-type="float" office:value="0.15429223" calcext:value-type="float">
            <text:p>0.15429223</text:p>
          </table:table-cell>
          <table:table-cell table:style-name="ce8" office:value-type="float" office:value="0.2399667" calcext:value-type="float">
            <text:p>0.2399667</text:p>
          </table:table-cell>
        </table:table-row>
        <table:table-row table:style-name="ro1">
          <table:table-cell table:style-name="ce2" office:value-type="string" calcext:value-type="string">
            <text:p>18:37:52.575</text:p>
          </table:table-cell>
          <table:table-cell table:style-name="ce8" office:value-type="float" office:value="0.1660118" calcext:value-type="float">
            <text:p>0.1660118</text:p>
          </table:table-cell>
          <table:table-cell table:style-name="ce8" office:value-type="float" office:value="0.21466865" calcext:value-type="float">
            <text:p>0.21466865</text:p>
          </table:table-cell>
          <table:table-cell table:style-name="ce8" office:value-type="float" office:value="0.24453448" calcext:value-type="float">
            <text:p>0.24453448</text:p>
          </table:table-cell>
        </table:table-row>
        <table:table-row table:style-name="ro1">
          <table:table-cell table:style-name="ce2" office:value-type="string" calcext:value-type="string">
            <text:p>18:37:52.643</text:p>
          </table:table-cell>
          <table:table-cell table:style-name="ce8" office:value-type="float" office:value="0.21752585" calcext:value-type="float">
            <text:p>0.21752585</text:p>
          </table:table-cell>
          <table:table-cell table:style-name="ce8" office:value-type="float" office:value="0.17474474" calcext:value-type="float">
            <text:p>0.17474474</text:p>
          </table:table-cell>
          <table:table-cell table:style-name="ce8" office:value-type="float" office:value="0.23392384" calcext:value-type="float">
            <text:p>0.23392384</text:p>
          </table:table-cell>
        </table:table-row>
        <table:table-row table:style-name="ro1">
          <table:table-cell table:style-name="ce2" office:value-type="string" calcext:value-type="string">
            <text:p>18:37:52.715</text:p>
          </table:table-cell>
          <table:table-cell table:style-name="ce8" office:value-type="float" office:value="0.17841488" calcext:value-type="float">
            <text:p>0.17841488</text:p>
          </table:table-cell>
          <table:table-cell table:style-name="ce8" office:value-type="float" office:value="0.09640601" calcext:value-type="float">
            <text:p>0.09640601</text:p>
          </table:table-cell>
          <table:table-cell table:style-name="ce8" office:value-type="float" office:value="0.217343" calcext:value-type="float">
            <text:p>0.217343</text:p>
          </table:table-cell>
        </table:table-row>
        <table:table-row table:style-name="ro1">
          <table:table-cell table:style-name="ce2" office:value-type="string" calcext:value-type="string">
            <text:p>18:37:52.783</text:p>
          </table:table-cell>
          <table:table-cell table:style-name="ce8" office:value-type="float" office:value="0.07707729" calcext:value-type="float">
            <text:p>0.07707729</text:p>
          </table:table-cell>
          <table:table-cell table:style-name="ce8" office:value-type="float" office:value="-0.15449437" calcext:value-type="float">
            <text:p>-0.15449437</text:p>
          </table:table-cell>
          <table:table-cell table:style-name="ce8" office:value-type="float" office:value="0.039383087" calcext:value-type="float">
            <text:p>0.039383087</text:p>
          </table:table-cell>
        </table:table-row>
        <table:table-row table:style-name="ro1">
          <table:table-cell table:style-name="ce2" office:value-type="string" calcext:value-type="string">
            <text:p>18:37:52.854</text:p>
          </table:table-cell>
          <table:table-cell table:style-name="ce8" office:value-type="float" office:value="0.0060883146" calcext:value-type="float">
            <text:p>0.0060883146</text:p>
          </table:table-cell>
          <table:table-cell table:style-name="ce8" office:value-type="float" office:value="-0.3130684" calcext:value-type="float">
            <text:p>-0.3130684</text:p>
          </table:table-cell>
          <table:table-cell table:style-name="ce8" office:value-type="float" office:value="-0.15879355" calcext:value-type="float">
            <text:p>-0.15879355</text:p>
          </table:table-cell>
        </table:table-row>
        <table:table-row table:style-name="ro1">
          <table:table-cell table:style-name="ce2" office:value-type="string" calcext:value-type="string">
            <text:p>18:37:53.853</text:p>
          </table:table-cell>
          <table:table-cell table:style-name="ce8" office:value-type="float" office:value="-0.021107422" calcext:value-type="float">
            <text:p>-0.021107422</text:p>
          </table:table-cell>
          <table:table-cell table:style-name="ce8" office:value-type="float" office:value="-0.3560291" calcext:value-type="float">
            <text:p>-0.3560291</text:p>
          </table:table-cell>
          <table:table-cell table:style-name="ce8" office:value-type="float" office:value="-0.25541416" calcext:value-type="float">
            <text:p>-0.25541416</text:p>
          </table:table-cell>
        </table:table-row>
        <table:table-row table:style-name="ro1">
          <table:table-cell table:style-name="ce2" office:value-type="string" calcext:value-type="string">
            <text:p>18:37:53.902</text:p>
          </table:table-cell>
          <table:table-cell table:style-name="ce8" office:value-type="float" office:value="-0.44658455" calcext:value-type="float">
            <text:p>-0.44658455</text:p>
          </table:table-cell>
          <table:table-cell table:style-name="ce8" office:value-type="float" office:value="-0.25758445" calcext:value-type="float">
            <text:p>-0.25758445</text:p>
          </table:table-cell>
          <table:table-cell table:style-name="ce8" office:value-type="float" office:value="-0.851699" calcext:value-type="float">
            <text:p>-0.851699</text:p>
          </table:table-cell>
        </table:table-row>
        <table:table-row table:style-name="ro1">
          <table:table-cell table:style-name="ce2" office:value-type="string" calcext:value-type="string">
            <text:p>18:37:53.973</text:p>
          </table:table-cell>
          <table:table-cell table:style-name="ce8" office:value-type="float" office:value="-0.47773182" calcext:value-type="float">
            <text:p>-0.47773182</text:p>
          </table:table-cell>
          <table:table-cell table:style-name="ce8" office:value-type="float" office:value="-0.112734124" calcext:value-type="float">
            <text:p>-0.112734124</text:p>
          </table:table-cell>
          <table:table-cell table:style-name="ce8" office:value-type="float" office:value="-0.55669016" calcext:value-type="float">
            <text:p>-0.55669016</text:p>
          </table:table-cell>
        </table:table-row>
        <table:table-row table:style-name="ro1">
          <table:table-cell table:style-name="ce2" office:value-type="string" calcext:value-type="string">
            <text:p>18:37:54.045</text:p>
          </table:table-cell>
          <table:table-cell table:style-name="ce8" office:value-type="float" office:value="-0.424026" calcext:value-type="float">
            <text:p>-0.424026</text:p>
          </table:table-cell>
          <table:table-cell table:style-name="ce8" office:value-type="float" office:value="0.005765817" calcext:value-type="float">
            <text:p>0.005765817</text:p>
          </table:table-cell>
          <table:table-cell table:style-name="ce8" office:value-type="float" office:value="-0.41796455" calcext:value-type="float">
            <text:p>-0.41796455</text:p>
          </table:table-cell>
        </table:table-row>
        <table:table-row table:style-name="ro1">
          <table:table-cell table:style-name="ce2" office:value-type="string" calcext:value-type="string">
            <text:p>18:37:54.113</text:p>
          </table:table-cell>
          <table:table-cell table:style-name="ce8" office:value-type="float" office:value="-0.37129623" calcext:value-type="float">
            <text:p>-0.37129623</text:p>
          </table:table-cell>
          <table:table-cell table:style-name="ce8" office:value-type="float" office:value="0.16602905" calcext:value-type="float">
            <text:p>0.16602905</text:p>
          </table:table-cell>
          <table:table-cell table:style-name="ce8" office:value-type="float" office:value="-0.24477163" calcext:value-type="float">
            <text:p>-0.24477163</text:p>
          </table:table-cell>
        </table:table-row>
        <table:table-row table:style-name="ro1">
          <table:table-cell table:style-name="ce2" office:value-type="string" calcext:value-type="string">
            <text:p>18:37:54.185</text:p>
          </table:table-cell>
          <table:table-cell table:style-name="ce8" office:value-type="float" office:value="-0.33570468" calcext:value-type="float">
            <text:p>-0.33570468</text:p>
          </table:table-cell>
          <table:table-cell table:style-name="ce8" office:value-type="float" office:value="0.25335678" calcext:value-type="float">
            <text:p>0.25335678</text:p>
          </table:table-cell>
          <table:table-cell table:style-name="ce8" office:value-type="float" office:value="-0.11196925" calcext:value-type="float">
            <text:p>-0.11196925</text:p>
          </table:table-cell>
        </table:table-row>
        <table:table-row table:style-name="ro1">
          <table:table-cell table:style-name="ce2" office:value-type="string" calcext:value-type="string">
            <text:p>18:37:54.254</text:p>
          </table:table-cell>
          <table:table-cell table:style-name="ce8" office:value-type="float" office:value="-0.3410258" calcext:value-type="float">
            <text:p>-0.3410258</text:p>
          </table:table-cell>
          <table:table-cell table:style-name="ce8" office:value-type="float" office:value="0.2809752" calcext:value-type="float">
            <text:p>0.2809752</text:p>
          </table:table-cell>
          <table:table-cell table:style-name="ce8" office:value-type="float" office:value="-0.0069490788" calcext:value-type="float">
            <text:p>-0.0069490788</text:p>
          </table:table-cell>
        </table:table-row>
        <table:table-row table:style-name="ro1">
          <table:table-cell table:style-name="ce2" office:value-type="string" calcext:value-type="string">
            <text:p>18:37:54.324</text:p>
          </table:table-cell>
          <table:table-cell table:style-name="ce8" office:value-type="float" office:value="-0.34405702" calcext:value-type="float">
            <text:p>-0.34405702</text:p>
          </table:table-cell>
          <table:table-cell table:style-name="ce8" office:value-type="float" office:value="0.29682297" calcext:value-type="float">
            <text:p>0.29682297</text:p>
          </table:table-cell>
          <table:table-cell table:style-name="ce8" office:value-type="float" office:value="-0.057889935" calcext:value-type="float">
            <text:p>-0.057889935</text:p>
          </table:table-cell>
        </table:table-row>
        <table:table-row table:style-name="ro1">
          <table:table-cell table:style-name="ce2" office:value-type="string" calcext:value-type="string">
            <text:p>18:38:00.973</text:p>
          </table:table-cell>
          <table:table-cell table:style-name="ce8" office:value-type="float" office:value="0.32360062" calcext:value-type="float">
            <text:p>0.32360062</text:p>
          </table:table-cell>
          <table:table-cell table:style-name="ce8" office:value-type="float" office:value="-0.32502237" calcext:value-type="float">
            <text:p>-0.32502237</text:p>
          </table:table-cell>
          <table:table-cell table:style-name="ce8" office:value-type="float" office:value="0.052269187" calcext:value-type="float">
            <text:p>0.052269187</text:p>
          </table:table-cell>
        </table:table-row>
        <table:table-row table:style-name="ro1">
          <table:table-cell table:style-name="ce2" office:value-type="string" calcext:value-type="string">
            <text:p>18:38:01.040</text:p>
          </table:table-cell>
          <table:table-cell table:style-name="ce8" office:value-type="float" office:value="0.30288607" calcext:value-type="float">
            <text:p>0.30288607</text:p>
          </table:table-cell>
          <table:table-cell table:style-name="ce8" office:value-type="float" office:value="-0.291861" calcext:value-type="float">
            <text:p>-0.291861</text:p>
          </table:table-cell>
          <table:table-cell table:style-name="ce8" office:value-type="float" office:value="0.04880007" calcext:value-type="float">
            <text:p>0.04880007</text:p>
          </table:table-cell>
        </table:table-row>
        <table:table-row table:style-name="ro1">
          <table:table-cell table:style-name="ce2" office:value-type="string" calcext:value-type="string">
            <text:p>18:38:01.111</text:p>
          </table:table-cell>
          <table:table-cell table:style-name="ce8" office:value-type="float" office:value="0.26600567" calcext:value-type="float">
            <text:p>0.26600567</text:p>
          </table:table-cell>
          <table:table-cell table:style-name="ce8" office:value-type="float" office:value="-0.25915927" calcext:value-type="float">
            <text:p>-0.25915927</text:p>
          </table:table-cell>
          <table:table-cell table:style-name="ce8" office:value-type="float" office:value="0.04392008" calcext:value-type="float">
            <text:p>0.04392008</text:p>
          </table:table-cell>
        </table:table-row>
        <table:table-row table:style-name="ro1">
          <table:table-cell table:style-name="ce2" office:value-type="string" calcext:value-type="string">
            <text:p>18:38:01.180</text:p>
          </table:table-cell>
          <table:table-cell table:style-name="ce8" office:value-type="float" office:value="0.242701" calcext:value-type="float">
            <text:p>0.242701</text:p>
          </table:table-cell>
          <table:table-cell table:style-name="ce8" office:value-type="float" office:value="-0.23961535" calcext:value-type="float">
            <text:p>-0.23961535</text:p>
          </table:table-cell>
          <table:table-cell table:style-name="ce8" office:value-type="float" office:value="0.03271656" calcext:value-type="float">
            <text:p>0.03271656</text:p>
          </table:table-cell>
        </table:table-row>
        <table:table-row table:style-name="ro1">
          <table:table-cell table:style-name="ce2" office:value-type="string" calcext:value-type="string">
            <text:p>18:38:01.251</text:p>
          </table:table-cell>
          <table:table-cell table:style-name="ce8" office:value-type="float" office:value="0.21711256" calcext:value-type="float">
            <text:p>0.21711256</text:p>
          </table:table-cell>
          <table:table-cell table:style-name="ce8" office:value-type="float" office:value="-0.2103804" calcext:value-type="float">
            <text:p>-0.2103804</text:p>
          </table:table-cell>
          <table:table-cell table:style-name="ce8" office:value-type="float" office:value="0.034718357" calcext:value-type="float">
            <text:p>0.034718357</text:p>
          </table:table-cell>
        </table:table-row>
        <table:table-row table:style-name="ro1">
          <table:table-cell table:style-name="ce2" office:value-type="string" calcext:value-type="string">
            <text:p>18:38:01.320</text:p>
          </table:table-cell>
          <table:table-cell table:style-name="ce8" office:value-type="float" office:value="0.20089446" calcext:value-type="float">
            <text:p>0.20089446</text:p>
          </table:table-cell>
          <table:table-cell table:style-name="ce8" office:value-type="float" office:value="-0.1972525" calcext:value-type="float">
            <text:p>-0.1972525</text:p>
          </table:table-cell>
          <table:table-cell table:style-name="ce8" office:value-type="float" office:value="0.032345172" calcext:value-type="float">
            <text:p>0.032345172</text:p>
          </table:table-cell>
        </table:table-row>
        <table:table-row table:style-name="ro1">
          <table:table-cell table:style-name="ce2" office:value-type="string" calcext:value-type="string">
            <text:p>18:38:01.391</text:p>
          </table:table-cell>
          <table:table-cell table:style-name="ce8" office:value-type="float" office:value="0.17706966" calcext:value-type="float">
            <text:p>0.17706966</text:p>
          </table:table-cell>
          <table:table-cell table:style-name="ce8" office:value-type="float" office:value="-0.17313273" calcext:value-type="float">
            <text:p>-0.17313273</text:p>
          </table:table-cell>
          <table:table-cell table:style-name="ce8" office:value-type="float" office:value="0.02976981" calcext:value-type="float">
            <text:p>0.02976981</text:p>
          </table:table-cell>
        </table:table-row>
        <table:table-row table:style-name="ro1">
          <table:table-cell table:style-name="ce2" office:value-type="string" calcext:value-type="string">
            <text:p>18:38:07.942</text:p>
          </table:table-cell>
          <table:table-cell table:style-name="ce8" office:value-type="float" office:value="0.212976" calcext:value-type="float">
            <text:p>0.212976</text:p>
          </table:table-cell>
          <table:table-cell table:style-name="ce8" office:value-type="float" office:value="0.3170321" calcext:value-type="float">
            <text:p>0.3170321</text:p>
          </table:table-cell>
          <table:table-cell table:style-name="ce8" office:value-type="float" office:value="0.35001063" calcext:value-type="float">
            <text:p>0.35001063</text:p>
          </table:table-cell>
        </table:table-row>
        <table:table-row table:style-name="ro1">
          <table:table-cell table:style-name="ce2" office:value-type="string" calcext:value-type="string">
            <text:p>18:38:08.007</text:p>
          </table:table-cell>
          <table:table-cell table:style-name="ce8" office:value-type="float" office:value="0.17783561" calcext:value-type="float">
            <text:p>0.17783561</text:p>
          </table:table-cell>
          <table:table-cell table:style-name="ce8" office:value-type="float" office:value="0.29653496" calcext:value-type="float">
            <text:p>0.29653496</text:p>
          </table:table-cell>
          <table:table-cell table:style-name="ce8" office:value-type="float" office:value="0.34027803" calcext:value-type="float">
            <text:p>0.34027803</text:p>
          </table:table-cell>
        </table:table-row>
        <table:table-row table:style-name="ro1">
          <table:table-cell table:style-name="ce2" office:value-type="string" calcext:value-type="string">
            <text:p>18:38:08.078</text:p>
          </table:table-cell>
          <table:table-cell table:style-name="ce8" office:value-type="float" office:value="0.15763505" calcext:value-type="float">
            <text:p>0.15763505</text:p>
          </table:table-cell>
          <table:table-cell table:style-name="ce8" office:value-type="float" office:value="0.27611" calcext:value-type="float">
            <text:p>0.27611</text:p>
          </table:table-cell>
          <table:table-cell table:style-name="ce8" office:value-type="float" office:value="0.3644778" calcext:value-type="float">
            <text:p>0.3644778</text:p>
          </table:table-cell>
        </table:table-row>
        <table:table-row table:style-name="ro1">
          <table:table-cell table:style-name="ce2" office:value-type="string" calcext:value-type="string">
            <text:p>18:38:08.149</text:p>
          </table:table-cell>
          <table:table-cell table:style-name="ce8" office:value-type="float" office:value="0.13220356" calcext:value-type="float">
            <text:p>0.13220356</text:p>
          </table:table-cell>
          <table:table-cell table:style-name="ce8" office:value-type="float" office:value="0.40296677" calcext:value-type="float">
            <text:p>0.40296677</text:p>
          </table:table-cell>
          <table:table-cell table:style-name="ce8" office:value-type="float" office:value="0.27617452" calcext:value-type="float">
            <text:p>0.27617452</text:p>
          </table:table-cell>
        </table:table-row>
        <table:table-row table:style-name="ro1">
          <table:table-cell table:style-name="ce2" office:value-type="string" calcext:value-type="string">
            <text:p>18:38:08.218</text:p>
          </table:table-cell>
          <table:table-cell table:style-name="ce8" office:value-type="float" office:value="0.1396375" calcext:value-type="float">
            <text:p>0.1396375</text:p>
          </table:table-cell>
          <table:table-cell table:style-name="ce8" office:value-type="float" office:value="0.37145916" calcext:value-type="float">
            <text:p>0.37145916</text:p>
          </table:table-cell>
          <table:table-cell table:style-name="ce8" office:value-type="float" office:value="0.2837133" calcext:value-type="float">
            <text:p>0.2837133</text:p>
          </table:table-cell>
        </table:table-row>
        <table:table-row table:style-name="ro1">
          <table:table-cell table:style-name="ce2" office:value-type="string" calcext:value-type="string">
            <text:p>18:38:08.289</text:p>
          </table:table-cell>
          <table:table-cell table:style-name="ce8" office:value-type="float" office:value="0.16039056" calcext:value-type="float">
            <text:p>0.16039056</text:p>
          </table:table-cell>
          <table:table-cell table:style-name="ce8" office:value-type="float" office:value="0.37430343" calcext:value-type="float">
            <text:p>0.37430343</text:p>
          </table:table-cell>
          <table:table-cell table:style-name="ce8" office:value-type="float" office:value="0.23183131" calcext:value-type="float">
            <text:p>0.23183131</text:p>
          </table:table-cell>
        </table:table-row>
        <table:table-row table:style-name="ro1">
          <table:table-cell table:style-name="ce2" office:value-type="string" calcext:value-type="string">
            <text:p>18:38:08.359</text:p>
          </table:table-cell>
          <table:table-cell table:style-name="ce8" office:value-type="float" office:value="0.17621186" calcext:value-type="float">
            <text:p>0.17621186</text:p>
          </table:table-cell>
          <table:table-cell table:style-name="ce8" office:value-type="float" office:value="0.29182917" calcext:value-type="float">
            <text:p>0.29182917</text:p>
          </table:table-cell>
          <table:table-cell table:style-name="ce8" office:value-type="float" office:value="0.26248115" calcext:value-type="float">
            <text:p>0.26248115</text:p>
          </table:table-cell>
        </table:table-row>
        <table:table-row table:style-name="ro1">
          <table:table-cell table:style-name="ce2" office:value-type="string" calcext:value-type="string">
            <text:p>18:38:09.637</text:p>
          </table:table-cell>
          <table:table-cell table:style-name="ce8" office:value-type="float" office:value="-0.033889797" calcext:value-type="float">
            <text:p>-0.033889797</text:p>
          </table:table-cell>
          <table:table-cell table:style-name="ce8" office:value-type="float" office:value="-0.42597678" calcext:value-type="float">
            <text:p>-0.42597678</text:p>
          </table:table-cell>
          <table:table-cell table:style-name="ce8" office:value-type="float" office:value="-0.13071036" calcext:value-type="float">
            <text:p>-0.13071036</text:p>
          </table:table-cell>
        </table:table-row>
        <table:table-row table:style-name="ro1">
          <table:table-cell table:style-name="ce2" office:value-type="string" calcext:value-type="string">
            <text:p>18:38:09.708</text:p>
          </table:table-cell>
          <table:table-cell table:style-name="ce8" office:value-type="float" office:value="-0.09004672" calcext:value-type="float">
            <text:p>-0.09004672</text:p>
          </table:table-cell>
          <table:table-cell table:style-name="ce8" office:value-type="float" office:value="-0.41392115" calcext:value-type="float">
            <text:p>-0.41392115</text:p>
          </table:table-cell>
          <table:table-cell table:style-name="ce8" office:value-type="float" office:value="-0.02183853" calcext:value-type="float">
            <text:p>-0.02183853</text:p>
          </table:table-cell>
        </table:table-row>
        <table:table-row table:style-name="ro1">
          <table:table-cell table:style-name="ce2" office:value-type="string" calcext:value-type="string">
            <text:p>18:38:09.781</text:p>
          </table:table-cell>
          <table:table-cell table:style-name="ce8" office:value-type="float" office:value="0.08660933" calcext:value-type="float">
            <text:p>0.08660933</text:p>
          </table:table-cell>
          <table:table-cell table:style-name="ce8" office:value-type="float" office:value="-0.27277312" calcext:value-type="float">
            <text:p>-0.27277312</text:p>
          </table:table-cell>
          <table:table-cell table:style-name="ce8" office:value-type="float" office:value="0.049339503" calcext:value-type="float">
            <text:p>0.049339503</text:p>
          </table:table-cell>
        </table:table-row>
        <table:table-row table:style-name="ro1">
          <table:table-cell table:style-name="ce2" office:value-type="string" calcext:value-type="string">
            <text:p>18:38:09.848</text:p>
          </table:table-cell>
          <table:table-cell table:style-name="ce8" office:value-type="float" office:value="0.0680607" calcext:value-type="float">
            <text:p>0.0680607</text:p>
          </table:table-cell>
          <table:table-cell table:style-name="ce8" office:value-type="float" office:value="-0.12398704" calcext:value-type="float">
            <text:p>-0.12398704</text:p>
          </table:table-cell>
          <table:table-cell table:style-name="ce8" office:value-type="float" office:value="0.02770636" calcext:value-type="float">
            <text:p>0.02770636</text:p>
          </table:table-cell>
        </table:table-row>
        <table:table-row table:style-name="ro1">
          <table:table-cell table:style-name="ce2" office:value-type="string" calcext:value-type="string">
            <text:p>18:38:09.919</text:p>
          </table:table-cell>
          <table:table-cell table:style-name="ce8" office:value-type="float" office:value="0.1346433" calcext:value-type="float">
            <text:p>0.1346433</text:p>
          </table:table-cell>
          <table:table-cell table:style-name="ce8" office:value-type="float" office:value="-0.024137175" calcext:value-type="float">
            <text:p>-0.024137175</text:p>
          </table:table-cell>
          <table:table-cell table:style-name="ce8" office:value-type="float" office:value="0.044491366" calcext:value-type="float">
            <text:p>0.044491366</text:p>
          </table:table-cell>
        </table:table-row>
        <table:table-row table:style-name="ro1">
          <table:table-cell table:style-name="ce2" office:value-type="string" calcext:value-type="string">
            <text:p>18:38:09.988</text:p>
          </table:table-cell>
          <table:table-cell table:style-name="ce8" office:value-type="float" office:value="0.14578834" calcext:value-type="float">
            <text:p>0.14578834</text:p>
          </table:table-cell>
          <table:table-cell table:style-name="ce8" office:value-type="float" office:value="0.010576369" calcext:value-type="float">
            <text:p>0.010576369</text:p>
          </table:table-cell>
          <table:table-cell table:style-name="ce8" office:value-type="float" office:value="0.05893868" calcext:value-type="float">
            <text:p>0.05893868</text:p>
          </table:table-cell>
        </table:table-row>
        <table:table-row table:style-name="ro1">
          <table:table-cell table:style-name="ce2" office:value-type="string" calcext:value-type="string">
            <text:p>18:38:10.059</text:p>
          </table:table-cell>
          <table:table-cell table:style-name="ce8" office:value-type="float" office:value="0.20086282" calcext:value-type="float">
            <text:p>0.20086282</text:p>
          </table:table-cell>
          <table:table-cell table:style-name="ce8" office:value-type="float" office:value="-0.0054226783" calcext:value-type="float">
            <text:p>-0.0054226783</text:p>
          </table:table-cell>
          <table:table-cell table:style-name="ce8" office:value-type="float" office:value="0.05678017" calcext:value-type="float">
            <text:p>0.05678017</text:p>
          </table:table-cell>
        </table:table-row>
        <table:table-row table:style-name="ro1">
          <table:table-cell table:style-name="ce2" office:value-type="string" calcext:value-type="string">
            <text:p>18:38:10.252</text:p>
          </table:table-cell>
          <table:table-cell table:style-name="ce8" office:value-type="float" office:value="0.1473781" calcext:value-type="float">
            <text:p>0.1473781</text:p>
          </table:table-cell>
          <table:table-cell table:style-name="ce8" office:value-type="float" office:value="0.045656685" calcext:value-type="float">
            <text:p>0.045656685</text:p>
          </table:table-cell>
          <table:table-cell table:style-name="ce8" office:value-type="float" office:value="0.091531835" calcext:value-type="float">
            <text:p>0.091531835</text:p>
          </table:table-cell>
        </table:table-row>
        <table:table-row table:style-name="ro1">
          <table:table-cell table:style-name="ce2" office:value-type="string" calcext:value-type="string">
            <text:p>18:38:10.320</text:p>
          </table:table-cell>
          <table:table-cell table:style-name="ce8" office:value-type="float" office:value="0.12538934" calcext:value-type="float">
            <text:p>0.12538934</text:p>
          </table:table-cell>
          <table:table-cell table:style-name="ce8" office:value-type="float" office:value="0.05229705" calcext:value-type="float">
            <text:p>0.05229705</text:p>
          </table:table-cell>
          <table:table-cell table:style-name="ce8" office:value-type="float" office:value="0.09204666" calcext:value-type="float">
            <text:p>0.09204666</text:p>
          </table:table-cell>
        </table:table-row>
        <table:table-row table:style-name="ro1">
          <table:table-cell table:style-name="ce2" office:value-type="string" calcext:value-type="string">
            <text:p>18:38:10.394</text:p>
          </table:table-cell>
          <table:table-cell table:style-name="ce8" office:value-type="float" office:value="0.12603399" calcext:value-type="float">
            <text:p>0.12603399</text:p>
          </table:table-cell>
          <table:table-cell table:style-name="ce8" office:value-type="float" office:value="0.061569277" calcext:value-type="float">
            <text:p>0.061569277</text:p>
          </table:table-cell>
          <table:table-cell table:style-name="ce8" office:value-type="float" office:value="0.08547865" calcext:value-type="float">
            <text:p>0.08547865</text:p>
          </table:table-cell>
        </table:table-row>
        <table:table-row table:style-name="ro1">
          <table:table-cell table:style-name="ce2" office:value-type="string" calcext:value-type="string">
            <text:p>18:38:10.460</text:p>
          </table:table-cell>
          <table:table-cell table:style-name="ce8" office:value-type="float" office:value="0.09717083" calcext:value-type="float">
            <text:p>0.09717083</text:p>
          </table:table-cell>
          <table:table-cell table:style-name="ce8" office:value-type="float" office:value="0.06266332" calcext:value-type="float">
            <text:p>0.06266332</text:p>
          </table:table-cell>
          <table:table-cell table:style-name="ce8" office:value-type="float" office:value="0.073634945" calcext:value-type="float">
            <text:p>0.073634945</text:p>
          </table:table-cell>
        </table:table-row>
        <table:table-row table:style-name="ro1">
          <table:table-cell table:style-name="ce2" office:value-type="string" calcext:value-type="string">
            <text:p>18:38:10.532</text:p>
          </table:table-cell>
          <table:table-cell table:style-name="ce8" office:value-type="float" office:value="0.09184827" calcext:value-type="float">
            <text:p>0.09184827</text:p>
          </table:table-cell>
          <table:table-cell table:style-name="ce8" office:value-type="float" office:value="0.0654058" calcext:value-type="float">
            <text:p>0.0654058</text:p>
          </table:table-cell>
          <table:table-cell table:style-name="ce8" office:value-type="float" office:value="0.08890332" calcext:value-type="float">
            <text:p>0.08890332</text:p>
          </table:table-cell>
        </table:table-row>
        <table:table-row table:style-name="ro1">
          <table:table-cell table:style-name="ce2" office:value-type="string" calcext:value-type="string">
            <text:p>18:38:10.602</text:p>
          </table:table-cell>
          <table:table-cell table:style-name="ce8" office:value-type="float" office:value="0.088376336" calcext:value-type="float">
            <text:p>0.088376336</text:p>
          </table:table-cell>
          <table:table-cell table:style-name="ce8" office:value-type="float" office:value="0.07336718" calcext:value-type="float">
            <text:p>0.07336718</text:p>
          </table:table-cell>
          <table:table-cell table:style-name="ce8" office:value-type="float" office:value="0.06924635" calcext:value-type="float">
            <text:p>0.06924635</text:p>
          </table:table-cell>
        </table:table-row>
        <table:table-row table:style-name="ro1">
          <table:table-cell table:style-name="ce2" office:value-type="string" calcext:value-type="string">
            <text:p>18:38:10.673</text:p>
          </table:table-cell>
          <table:table-cell table:style-name="ce8" office:value-type="float" office:value="0.079099245" calcext:value-type="float">
            <text:p>0.079099245</text:p>
          </table:table-cell>
          <table:table-cell table:style-name="ce8" office:value-type="float" office:value="0.05306662" calcext:value-type="float">
            <text:p>0.05306662</text:p>
          </table:table-cell>
          <table:table-cell table:style-name="ce8" office:value-type="float" office:value="0.05529048" calcext:value-type="float">
            <text:p>0.05529048</text:p>
          </table:table-cell>
        </table:table-row>
        <table:table-row table:style-name="ro1">
          <table:table-cell table:style-name="ce2" office:value-type="string" calcext:value-type="string">
            <text:p>18:38:10.743</text:p>
          </table:table-cell>
          <table:table-cell table:style-name="ce8" office:value-type="float" office:value="0.063718624" calcext:value-type="float">
            <text:p>0.063718624</text:p>
          </table:table-cell>
          <table:table-cell table:style-name="ce8" office:value-type="float" office:value="0.038970854" calcext:value-type="float">
            <text:p>0.038970854</text:p>
          </table:table-cell>
          <table:table-cell table:style-name="ce8" office:value-type="float" office:value="0.0675593" calcext:value-type="float">
            <text:p>0.0675593</text:p>
          </table:table-cell>
        </table:table-row>
        <table:table-row table:style-name="ro1">
          <table:table-cell table:style-name="ce2" office:value-type="string" calcext:value-type="string">
            <text:p>18:38:16.303</text:p>
          </table:table-cell>
          <table:table-cell table:style-name="ce8" office:value-type="float" office:value="-0.4071552" calcext:value-type="float">
            <text:p>-0.4071552</text:p>
          </table:table-cell>
          <table:table-cell table:style-name="ce8" office:value-type="float" office:value="-0.30418405" calcext:value-type="float">
            <text:p>-0.30418405</text:p>
          </table:table-cell>
          <table:table-cell table:style-name="ce8" office:value-type="float" office:value="-0.6267211" calcext:value-type="float">
            <text:p>-0.6267211</text:p>
          </table:table-cell>
        </table:table-row>
        <table:table-row table:style-name="ro1">
          <table:table-cell table:style-name="ce2" office:value-type="string" calcext:value-type="string">
            <text:p>18:38:16.374</text:p>
          </table:table-cell>
          <table:table-cell table:style-name="ce8" office:value-type="float" office:value="-0.5026701" calcext:value-type="float">
            <text:p>-0.5026701</text:p>
          </table:table-cell>
          <table:table-cell table:style-name="ce8" office:value-type="float" office:value="-0.18499613" calcext:value-type="float">
            <text:p>-0.18499613</text:p>
          </table:table-cell>
          <table:table-cell table:style-name="ce8" office:value-type="float" office:value="-0.5559191" calcext:value-type="float">
            <text:p>-0.5559191</text:p>
          </table:table-cell>
        </table:table-row>
        <table:table-row table:style-name="ro1">
          <table:table-cell table:style-name="ce2" office:value-type="string" calcext:value-type="string">
            <text:p>18:38:16.447</text:p>
          </table:table-cell>
          <table:table-cell table:style-name="ce8" office:value-type="float" office:value="-0.488658" calcext:value-type="float">
            <text:p>-0.488658</text:p>
          </table:table-cell>
          <table:table-cell table:style-name="ce8" office:value-type="float" office:value="-0.05597408" calcext:value-type="float">
            <text:p>-0.05597408</text:p>
          </table:table-cell>
          <table:table-cell table:style-name="ce8" office:value-type="float" office:value="-0.38606936" calcext:value-type="float">
            <text:p>-0.38606936</text:p>
          </table:table-cell>
        </table:table-row>
        <table:table-row table:style-name="ro1">
          <table:table-cell table:style-name="ce2" office:value-type="string" calcext:value-type="string">
            <text:p>18:38:16.514</text:p>
          </table:table-cell>
          <table:table-cell table:style-name="ce8" office:value-type="float" office:value="-0.46703827" calcext:value-type="float">
            <text:p>-0.46703827</text:p>
          </table:table-cell>
          <table:table-cell table:style-name="ce8" office:value-type="float" office:value="0.12166924" calcext:value-type="float">
            <text:p>0.12166924</text:p>
          </table:table-cell>
          <table:table-cell table:style-name="ce8" office:value-type="float" office:value="-0.3215347" calcext:value-type="float">
            <text:p>-0.3215347</text:p>
          </table:table-cell>
        </table:table-row>
        <table:table-row table:style-name="ro1">
          <table:table-cell table:style-name="ce2" office:value-type="string" calcext:value-type="string">
            <text:p>18:38:16.586</text:p>
          </table:table-cell>
          <table:table-cell table:style-name="ce8" office:value-type="float" office:value="-0.46142334" calcext:value-type="float">
            <text:p>-0.46142334</text:p>
          </table:table-cell>
          <table:table-cell table:style-name="ce8" office:value-type="float" office:value="0.04336465" calcext:value-type="float">
            <text:p>0.04336465</text:p>
          </table:table-cell>
          <table:table-cell table:style-name="ce8" office:value-type="float" office:value="-0.2981703" calcext:value-type="float">
            <text:p>-0.2981703</text:p>
          </table:table-cell>
        </table:table-row>
        <table:table-row table:style-name="ro1">
          <table:table-cell table:style-name="ce2" office:value-type="string" calcext:value-type="string">
            <text:p>18:38:16.655</text:p>
          </table:table-cell>
          <table:table-cell table:style-name="ce8" office:value-type="float" office:value="-0.4517556" calcext:value-type="float">
            <text:p>-0.4517556</text:p>
          </table:table-cell>
          <table:table-cell table:style-name="ce8" office:value-type="float" office:value="0.09264148" calcext:value-type="float">
            <text:p>0.09264148</text:p>
          </table:table-cell>
          <table:table-cell table:style-name="ce8" office:value-type="float" office:value="-0.23078004" calcext:value-type="float">
            <text:p>-0.23078004</text:p>
          </table:table-cell>
        </table:table-row>
        <table:table-row table:style-name="ro1">
          <table:table-cell table:style-name="ce2" office:value-type="string" calcext:value-type="string">
            <text:p>18:38:16.726</text:p>
          </table:table-cell>
          <table:table-cell table:style-name="ce8" office:value-type="float" office:value="-0.45865524" calcext:value-type="float">
            <text:p>-0.45865524</text:p>
          </table:table-cell>
          <table:table-cell table:style-name="ce8" office:value-type="float" office:value="0.034598015" calcext:value-type="float">
            <text:p>0.034598015</text:p>
          </table:table-cell>
          <table:table-cell table:style-name="ce8" office:value-type="float" office:value="-0.21627136" calcext:value-type="float">
            <text:p>-0.21627136</text:p>
          </table:table-cell>
        </table:table-row>
        <table:table-row table:style-name="ro1">
          <table:table-cell table:style-name="ce2" office:value-type="string" calcext:value-type="string">
            <text:p>18:38:50.543</text:p>
          </table:table-cell>
          <table:table-cell table:style-name="ce8" office:value-type="float" office:value="0.3817415" calcext:value-type="float">
            <text:p>0.3817415</text:p>
          </table:table-cell>
          <table:table-cell table:style-name="ce8" office:value-type="float" office:value="0.5112408" calcext:value-type="float">
            <text:p>0.5112408</text:p>
          </table:table-cell>
          <table:table-cell table:style-name="ce8" office:value-type="float" office:value="0.34017026" calcext:value-type="float">
            <text:p>0.34017026</text:p>
          </table:table-cell>
        </table:table-row>
        <table:table-row table:style-name="ro1">
          <table:table-cell table:style-name="ce3" office:value-type="string" calcext:value-type="string">
            <text:p>18:38:50.608</text:p>
          </table:table-cell>
          <table:table-cell table:style-name="ce9" office:value-type="float" office:value="0.3886113" calcext:value-type="float">
            <text:p>0.3886113</text:p>
          </table:table-cell>
          <table:table-cell table:style-name="ce9" office:value-type="float" office:value="0.14414987" calcext:value-type="float">
            <text:p>0.14414987</text:p>
          </table:table-cell>
          <table:table-cell table:style-name="ce9" office:value-type="float" office:value="0.3428476" calcext:value-type="float">
            <text:p>0.3428476</text:p>
          </table:table-cell>
        </table:table-row>
        <table:table-row table:style-name="ro1">
          <table:table-cell table:style-name="ce3" office:value-type="string" calcext:value-type="string">
            <text:p>18:38:50.679</text:p>
          </table:table-cell>
          <table:table-cell table:style-name="ce9" office:value-type="float" office:value="0.24779703" calcext:value-type="float">
            <text:p>0.24779703</text:p>
          </table:table-cell>
          <table:table-cell table:style-name="ce9" office:value-type="float" office:value="-0.0014418432" calcext:value-type="float">
            <text:p>-0.0014418432</text:p>
          </table:table-cell>
          <table:table-cell table:style-name="ce9" office:value-type="float" office:value="0.24506181" calcext:value-type="float">
            <text:p>0.24506181</text:p>
          </table:table-cell>
        </table:table-row>
        <table:table-row table:style-name="ro1">
          <table:table-cell table:style-name="ce3" office:value-type="string" calcext:value-type="string">
            <text:p>18:38:50.752</text:p>
          </table:table-cell>
          <table:table-cell table:style-name="ce9" office:value-type="float" office:value="0.24103491" calcext:value-type="float">
            <text:p>0.24103491</text:p>
          </table:table-cell>
          <table:table-cell table:style-name="ce9" office:value-type="float" office:value="-0.084134586" calcext:value-type="float">
            <text:p>-0.084134586</text:p>
          </table:table-cell>
          <table:table-cell table:style-name="ce9" office:value-type="float" office:value="0.053124044" calcext:value-type="float">
            <text:p>0.053124044</text:p>
          </table:table-cell>
        </table:table-row>
        <table:table-row table:style-name="ro1">
          <table:table-cell table:style-name="ce3" office:value-type="string" calcext:value-type="string">
            <text:p>18:38:50.819</text:p>
          </table:table-cell>
          <table:table-cell table:style-name="ce9" office:value-type="float" office:value="0.28592554" calcext:value-type="float">
            <text:p>0.28592554</text:p>
          </table:table-cell>
          <table:table-cell table:style-name="ce9" office:value-type="float" office:value="-0.29830414" calcext:value-type="float">
            <text:p>-0.29830414</text:p>
          </table:table-cell>
          <table:table-cell table:style-name="ce9" office:value-type="float" office:value="-0.15939051" calcext:value-type="float">
            <text:p>-0.15939051</text:p>
          </table:table-cell>
        </table:table-row>
        <table:table-row table:style-name="ro1">
          <table:table-cell table:style-name="ce3" office:value-type="string" calcext:value-type="string">
            <text:p>18:38:50.891</text:p>
          </table:table-cell>
          <table:table-cell table:style-name="ce9" office:value-type="float" office:value="0.28721583" calcext:value-type="float">
            <text:p>0.28721583</text:p>
          </table:table-cell>
          <table:table-cell table:style-name="ce9" office:value-type="float" office:value="-0.0028243167" calcext:value-type="float">
            <text:p>-0.0028243167</text:p>
          </table:table-cell>
          <table:table-cell table:style-name="ce9" office:value-type="float" office:value="0.08967844" calcext:value-type="float">
            <text:p>0.08967844</text:p>
          </table:table-cell>
        </table:table-row>
        <table:table-row table:style-name="ro1">
          <table:table-cell table:style-name="ce3" office:value-type="string" calcext:value-type="string">
            <text:p>18:38:50.959</text:p>
          </table:table-cell>
          <table:table-cell table:style-name="ce9" office:value-type="float" office:value="0.3160626" calcext:value-type="float">
            <text:p>0.3160626</text:p>
          </table:table-cell>
          <table:table-cell table:style-name="ce9" office:value-type="float" office:value="-0.22292764" calcext:value-type="float">
            <text:p>-0.22292764</text:p>
          </table:table-cell>
          <table:table-cell table:style-name="ce9" office:value-type="float" office:value="0.102243766" calcext:value-type="float">
            <text:p>0.102243766</text:p>
          </table:table-cell>
        </table:table-row>
        <table:table-row table:style-name="ro1">
          <table:table-cell table:style-name="ce3" office:value-type="string" calcext:value-type="string">
            <text:p>18:38:51.843</text:p>
          </table:table-cell>
          <table:table-cell table:style-name="ce9" office:value-type="float" office:value="-0.27914232" calcext:value-type="float">
            <text:p>-0.27914232</text:p>
          </table:table-cell>
          <table:table-cell table:style-name="ce9" office:value-type="float" office:value="-0.41618666" calcext:value-type="float">
            <text:p>-0.41618666</text:p>
          </table:table-cell>
          <table:table-cell table:style-name="ce9" office:value-type="float" office:value="-0.3355685" calcext:value-type="float">
            <text:p>-0.3355685</text:p>
          </table:table-cell>
        </table:table-row>
        <table:table-row table:style-name="ro1">
          <table:table-cell table:style-name="ce3" office:value-type="string" calcext:value-type="string">
            <text:p>18:38:51.914</text:p>
          </table:table-cell>
          <table:table-cell table:style-name="ce9" office:value-type="float" office:value="-0.23123294" calcext:value-type="float">
            <text:p>-0.23123294</text:p>
          </table:table-cell>
          <table:table-cell table:style-name="ce9" office:value-type="float" office:value="-0.24624765" calcext:value-type="float">
            <text:p>-0.24624765</text:p>
          </table:table-cell>
          <table:table-cell table:style-name="ce9" office:value-type="float" office:value="-0.2457616" calcext:value-type="float">
            <text:p>-0.2457616</text:p>
          </table:table-cell>
        </table:table-row>
        <table:table-row table:style-name="ro1">
          <table:table-cell table:style-name="ce3" office:value-type="string" calcext:value-type="string">
            <text:p>18:38:51.985</text:p>
          </table:table-cell>
          <table:table-cell table:style-name="ce9" office:value-type="float" office:value="-0.21184501" calcext:value-type="float">
            <text:p>-0.21184501</text:p>
          </table:table-cell>
          <table:table-cell table:style-name="ce9" office:value-type="float" office:value="-0.06254088" calcext:value-type="float">
            <text:p>-0.06254088</text:p>
          </table:table-cell>
          <table:table-cell table:style-name="ce9" office:value-type="float" office:value="-0.08803116" calcext:value-type="float">
            <text:p>-0.08803116</text:p>
          </table:table-cell>
        </table:table-row>
        <table:table-row table:style-name="ro1">
          <table:table-cell table:style-name="ce3" office:value-type="string" calcext:value-type="string">
            <text:p>18:38:52.054</text:p>
          </table:table-cell>
          <table:table-cell table:style-name="ce9" office:value-type="float" office:value="-0.30689588" calcext:value-type="float">
            <text:p>-0.30689588</text:p>
          </table:table-cell>
          <table:table-cell table:style-name="ce9" office:value-type="float" office:value="-0.03958755" calcext:value-type="float">
            <text:p>-0.03958755</text:p>
          </table:table-cell>
          <table:table-cell table:style-name="ce9" office:value-type="float" office:value="-0.1286665" calcext:value-type="float">
            <text:p>-0.1286665</text:p>
          </table:table-cell>
        </table:table-row>
        <table:table-row table:style-name="ro1">
          <table:table-cell table:style-name="ce3" office:value-type="string" calcext:value-type="string">
            <text:p>18:38:52.125</text:p>
          </table:table-cell>
          <table:table-cell table:style-name="ce9" office:value-type="float" office:value="-0.16502461" calcext:value-type="float">
            <text:p>-0.16502461</text:p>
          </table:table-cell>
          <table:table-cell table:style-name="ce9" office:value-type="float" office:value="-0.13033095" calcext:value-type="float">
            <text:p>-0.13033095</text:p>
          </table:table-cell>
          <table:table-cell table:style-name="ce9" office:value-type="float" office:value="-0.030106483" calcext:value-type="float">
            <text:p>-0.030106483</text:p>
          </table:table-cell>
        </table:table-row>
        <table:table-row table:style-name="ro1">
          <table:table-cell table:style-name="ce3" office:value-type="string" calcext:value-type="string">
            <text:p>18:38:52.195</text:p>
          </table:table-cell>
          <table:table-cell table:style-name="ce9" office:value-type="float" office:value="0.19754718" calcext:value-type="float">
            <text:p>0.19754718</text:p>
          </table:table-cell>
          <table:table-cell table:style-name="ce9" office:value-type="float" office:value="-0.61036426" calcext:value-type="float">
            <text:p>-0.61036426</text:p>
          </table:table-cell>
          <table:table-cell table:style-name="ce9" office:value-type="float" office:value="0.11946177" calcext:value-type="float">
            <text:p>0.11946177</text:p>
          </table:table-cell>
        </table:table-row>
        <table:table-row table:style-name="ro1">
          <table:table-cell table:style-name="ce3" office:value-type="string" calcext:value-type="string">
            <text:p>18:38:52.266</text:p>
          </table:table-cell>
          <table:table-cell table:style-name="ce9" office:value-type="float" office:value="0.49419868" calcext:value-type="float">
            <text:p>0.49419868</text:p>
          </table:table-cell>
          <table:table-cell table:style-name="ce9" office:value-type="float" office:value="-0.3814567" calcext:value-type="float">
            <text:p>-0.3814567</text:p>
          </table:table-cell>
          <table:table-cell table:style-name="ce9" office:value-type="float" office:value="-0.04036038" calcext:value-type="float">
            <text:p>-0.04036038</text:p>
          </table:table-cell>
        </table:table-row>
        <table:table-row table:style-name="ro1">
          <table:table-cell table:style-name="ce3" office:value-type="string" calcext:value-type="string">
            <text:p>18:39:00.954</text:p>
          </table:table-cell>
          <table:table-cell table:style-name="ce9" office:value-type="float" office:value="0.90796244" calcext:value-type="float">
            <text:p>0.90796244</text:p>
          </table:table-cell>
          <table:table-cell table:style-name="ce9" office:value-type="float" office:value="0.2949946" calcext:value-type="float">
            <text:p>0.2949946</text:p>
          </table:table-cell>
          <table:table-cell table:style-name="ce9" office:value-type="float" office:value="-0.44084096" calcext:value-type="float">
            <text:p>-0.44084096</text:p>
          </table:table-cell>
        </table:table-row>
        <table:table-row table:style-name="ro1">
          <table:table-cell table:style-name="ce3" office:value-type="string" calcext:value-type="string">
            <text:p>18:39:01.019</text:p>
          </table:table-cell>
          <table:table-cell table:style-name="ce9" office:value-type="float" office:value="1.039969" calcext:value-type="float">
            <text:p>1.039969</text:p>
          </table:table-cell>
          <table:table-cell table:style-name="ce9" office:value-type="float" office:value="0.23077835" calcext:value-type="float">
            <text:p>0.23077835</text:p>
          </table:table-cell>
          <table:table-cell table:style-name="ce9" office:value-type="float" office:value="-0.4980508" calcext:value-type="float">
            <text:p>-0.4980508</text:p>
          </table:table-cell>
        </table:table-row>
        <table:table-row table:style-name="ro1">
          <table:table-cell table:style-name="ce3" office:value-type="string" calcext:value-type="string">
            <text:p>18:39:01.089</text:p>
          </table:table-cell>
          <table:table-cell table:style-name="ce9" office:value-type="float" office:value="0.8887308" calcext:value-type="float">
            <text:p>0.8887308</text:p>
          </table:table-cell>
          <table:table-cell table:style-name="ce9" office:value-type="float" office:value="0.14991246" calcext:value-type="float">
            <text:p>0.14991246</text:p>
          </table:table-cell>
          <table:table-cell table:style-name="ce9" office:value-type="float" office:value="-0.46055046" calcext:value-type="float">
            <text:p>-0.46055046</text:p>
          </table:table-cell>
        </table:table-row>
        <table:table-row table:style-name="ro1">
          <table:table-cell table:style-name="ce3" office:value-type="string" calcext:value-type="string">
            <text:p>18:39:01.165</text:p>
          </table:table-cell>
          <table:table-cell table:style-name="ce9" office:value-type="float" office:value="0.82270926" calcext:value-type="float">
            <text:p>0.82270926</text:p>
          </table:table-cell>
          <table:table-cell table:style-name="ce9" office:value-type="float" office:value="-0.00043036975" calcext:value-type="float">
            <text:p>-0.00043036975</text:p>
          </table:table-cell>
          <table:table-cell table:style-name="ce9" office:value-type="float" office:value="-0.49535477" calcext:value-type="float">
            <text:p>-0.49535477</text:p>
          </table:table-cell>
        </table:table-row>
        <table:table-row table:style-name="ro1">
          <table:table-cell table:style-name="ce3" office:value-type="string" calcext:value-type="string">
            <text:p>18:39:01.230</text:p>
          </table:table-cell>
          <table:table-cell table:style-name="ce9" office:value-type="float" office:value="0.5897059" calcext:value-type="float">
            <text:p>0.5897059</text:p>
          </table:table-cell>
          <table:table-cell table:style-name="ce9" office:value-type="float" office:value="0.08574545" calcext:value-type="float">
            <text:p>0.08574545</text:p>
          </table:table-cell>
          <table:table-cell table:style-name="ce9" office:value-type="float" office:value="-0.4455996" calcext:value-type="float">
            <text:p>-0.4455996</text:p>
          </table:table-cell>
        </table:table-row>
        <table:table-row table:style-name="ro1">
          <table:table-cell table:style-name="ce3" office:value-type="string" calcext:value-type="string">
            <text:p>18:39:01.303</text:p>
          </table:table-cell>
          <table:table-cell table:style-name="ce9" office:value-type="float" office:value="0.58083296" calcext:value-type="float">
            <text:p>0.58083296</text:p>
          </table:table-cell>
          <table:table-cell table:style-name="ce9" office:value-type="float" office:value="0.10859181" calcext:value-type="float">
            <text:p>0.10859181</text:p>
          </table:table-cell>
          <table:table-cell table:style-name="ce9" office:value-type="float" office:value="-0.36039022" calcext:value-type="float">
            <text:p>-0.36039022</text:p>
          </table:table-cell>
        </table:table-row>
        <table:table-row table:style-name="ro1">
          <table:table-cell table:style-name="ce3" office:value-type="string" calcext:value-type="string">
            <text:p>18:39:01.371</text:p>
          </table:table-cell>
          <table:table-cell table:style-name="ce9" office:value-type="float" office:value="0.44232976" calcext:value-type="float">
            <text:p>0.44232976</text:p>
          </table:table-cell>
          <table:table-cell table:style-name="ce9" office:value-type="float" office:value="0.22034007" calcext:value-type="float">
            <text:p>0.22034007</text:p>
          </table:table-cell>
          <table:table-cell table:style-name="ce9" office:value-type="float" office:value="-0.3724713" calcext:value-type="float">
            <text:p>-0.3724713</text:p>
          </table:table-cell>
        </table:table-row>
        <table:table-row table:style-name="ro1">
          <table:table-cell table:style-name="ce3" office:value-type="string" calcext:value-type="string">
            <text:p>18:39:17.942</text:p>
          </table:table-cell>
          <table:table-cell table:style-name="ce9" office:value-type="float" office:value="0.47675893" calcext:value-type="float">
            <text:p>0.47675893</text:p>
          </table:table-cell>
          <table:table-cell table:style-name="ce9" office:value-type="float" office:value="0.3688139" calcext:value-type="float">
            <text:p>0.3688139</text:p>
          </table:table-cell>
          <table:table-cell table:style-name="ce9" office:value-type="float" office:value="-0.004315963" calcext:value-type="float">
            <text:p>-0.004315963</text:p>
          </table:table-cell>
        </table:table-row>
        <table:table-row table:style-name="ro1">
          <table:table-cell table:style-name="ce3" office:value-type="string" calcext:value-type="string">
            <text:p>18:39:18.010</text:p>
          </table:table-cell>
          <table:table-cell table:style-name="ce9" office:value-type="float" office:value="0.36733988" calcext:value-type="float">
            <text:p>0.36733988</text:p>
          </table:table-cell>
          <table:table-cell table:style-name="ce9" office:value-type="float" office:value="0.38422742" calcext:value-type="float">
            <text:p>0.38422742</text:p>
          </table:table-cell>
          <table:table-cell table:style-name="ce9" office:value-type="float" office:value="0.0079808645" calcext:value-type="float">
            <text:p>0.0079808645</text:p>
          </table:table-cell>
        </table:table-row>
        <table:table-row table:style-name="ro1">
          <table:table-cell table:style-name="ce3" office:value-type="string" calcext:value-type="string">
            <text:p>18:39:18.085</text:p>
          </table:table-cell>
          <table:table-cell table:style-name="ce9" office:value-type="float" office:value="0.21810587" calcext:value-type="float">
            <text:p>0.21810587</text:p>
          </table:table-cell>
          <table:table-cell table:style-name="ce9" office:value-type="float" office:value="0.35723042" calcext:value-type="float">
            <text:p>0.35723042</text:p>
          </table:table-cell>
          <table:table-cell table:style-name="ce9" office:value-type="float" office:value="0.030254068" calcext:value-type="float">
            <text:p>0.030254068</text:p>
          </table:table-cell>
        </table:table-row>
        <table:table-row table:style-name="ro1">
          <table:table-cell table:style-name="ce3" office:value-type="string" calcext:value-type="string">
            <text:p>18:39:18.152</text:p>
          </table:table-cell>
          <table:table-cell table:style-name="ce9" office:value-type="float" office:value="0.17036754" calcext:value-type="float">
            <text:p>0.17036754</text:p>
          </table:table-cell>
          <table:table-cell table:style-name="ce9" office:value-type="float" office:value="0.26262072" calcext:value-type="float">
            <text:p>0.26262072</text:p>
          </table:table-cell>
          <table:table-cell table:style-name="ce9" office:value-type="float" office:value="0.0061349086" calcext:value-type="float">
            <text:p>0.0061349086</text:p>
          </table:table-cell>
        </table:table-row>
        <table:table-row table:style-name="ro1">
          <table:table-cell table:style-name="ce3" office:value-type="string" calcext:value-type="string">
            <text:p>18:39:18.222</text:p>
          </table:table-cell>
          <table:table-cell table:style-name="ce9" office:value-type="float" office:value="0.22869702" calcext:value-type="float">
            <text:p>0.22869702</text:p>
          </table:table-cell>
          <table:table-cell table:style-name="ce9" office:value-type="float" office:value="0.23547974" calcext:value-type="float">
            <text:p>0.23547974</text:p>
          </table:table-cell>
          <table:table-cell table:style-name="ce9" office:value-type="float" office:value="0.008817329" calcext:value-type="float">
            <text:p>0.008817329</text:p>
          </table:table-cell>
        </table:table-row>
        <table:table-row table:style-name="ro1">
          <table:table-cell table:style-name="ce3" office:value-type="string" calcext:value-type="string">
            <text:p>18:39:18.291</text:p>
          </table:table-cell>
          <table:table-cell table:style-name="ce9" office:value-type="float" office:value="0.36381075" calcext:value-type="float">
            <text:p>0.36381075</text:p>
          </table:table-cell>
          <table:table-cell table:style-name="ce9" office:value-type="float" office:value="0.2246759" calcext:value-type="float">
            <text:p>0.2246759</text:p>
          </table:table-cell>
          <table:table-cell table:style-name="ce9" office:value-type="float" office:value="0.055396527" calcext:value-type="float">
            <text:p>0.055396527</text:p>
          </table:table-cell>
        </table:table-row>
        <table:table-row table:style-name="ro1">
          <table:table-cell table:style-name="ce3" office:value-type="string" calcext:value-type="string">
            <text:p>18:39:18.362</text:p>
          </table:table-cell>
          <table:table-cell table:style-name="ce9" office:value-type="float" office:value="0.50606734" calcext:value-type="float">
            <text:p>0.50606734</text:p>
          </table:table-cell>
          <table:table-cell table:style-name="ce9" office:value-type="float" office:value="0.22879522" calcext:value-type="float">
            <text:p>0.22879522</text:p>
          </table:table-cell>
          <table:table-cell table:style-name="ce9" office:value-type="float" office:value="0.04194673" calcext:value-type="float">
            <text:p>0.04194673</text:p>
          </table:table-cell>
        </table:table-row>
        <table:table-row table:style-name="ro1">
          <table:table-cell table:style-name="ce3" office:value-type="string" calcext:value-type="string">
            <text:p>18:40:02.941</text:p>
          </table:table-cell>
          <table:table-cell table:style-name="ce9" office:value-type="float" office:value="0.15289709" calcext:value-type="float">
            <text:p>0.15289709</text:p>
          </table:table-cell>
          <table:table-cell table:style-name="ce9" office:value-type="float" office:value="0.085285805" calcext:value-type="float">
            <text:p>0.085285805</text:p>
          </table:table-cell>
          <table:table-cell table:style-name="ce9" office:value-type="float" office:value="0.24890925" calcext:value-type="float">
            <text:p>0.24890925</text:p>
          </table:table-cell>
        </table:table-row>
        <table:table-row table:style-name="ro1">
          <table:table-cell table:style-name="ce3" office:value-type="string" calcext:value-type="string">
            <text:p>18:40:02.990</text:p>
          </table:table-cell>
          <table:table-cell table:style-name="ce9" office:value-type="float" office:value="0.020053694" calcext:value-type="float">
            <text:p>0.020053694</text:p>
          </table:table-cell>
          <table:table-cell table:style-name="ce9" office:value-type="float" office:value="0.21320742" calcext:value-type="float">
            <text:p>0.21320742</text:p>
          </table:table-cell>
          <table:table-cell table:style-name="ce9" office:value-type="float" office:value="0.1301951" calcext:value-type="float">
            <text:p>0.1301951</text:p>
          </table:table-cell>
        </table:table-row>
        <table:table-row table:style-name="ro1">
          <table:table-cell table:style-name="ce3" office:value-type="string" calcext:value-type="string">
            <text:p>18:40:03.068</text:p>
          </table:table-cell>
          <table:table-cell table:style-name="ce9" office:value-type="float" office:value="0.16592434" calcext:value-type="float">
            <text:p>0.16592434</text:p>
          </table:table-cell>
          <table:table-cell table:style-name="ce9" office:value-type="float" office:value="0.17760447" calcext:value-type="float">
            <text:p>0.17760447</text:p>
          </table:table-cell>
          <table:table-cell table:style-name="ce9" office:value-type="float" office:value="0.157825" calcext:value-type="float">
            <text:p>0.157825</text:p>
          </table:table-cell>
        </table:table-row>
        <table:table-row table:style-name="ro1">
          <table:table-cell table:style-name="ce3" office:value-type="string" calcext:value-type="string">
            <text:p>18:40:03.138</text:p>
          </table:table-cell>
          <table:table-cell table:style-name="ce9" office:value-type="float" office:value="0.23568441" calcext:value-type="float">
            <text:p>0.23568441</text:p>
          </table:table-cell>
          <table:table-cell table:style-name="ce9" office:value-type="float" office:value="0.11458035" calcext:value-type="float">
            <text:p>0.11458035</text:p>
          </table:table-cell>
          <table:table-cell table:style-name="ce9" office:value-type="float" office:value="0.21103664" calcext:value-type="float">
            <text:p>0.21103664</text:p>
          </table:table-cell>
        </table:table-row>
        <table:table-row table:style-name="ro1">
          <table:table-cell table:style-name="ce3" office:value-type="string" calcext:value-type="string">
            <text:p>18:40:03.208</text:p>
          </table:table-cell>
          <table:table-cell table:style-name="ce9" office:value-type="float" office:value="0.27276054" calcext:value-type="float">
            <text:p>0.27276054</text:p>
          </table:table-cell>
          <table:table-cell table:style-name="ce9" office:value-type="float" office:value="0.12267797" calcext:value-type="float">
            <text:p>0.12267797</text:p>
          </table:table-cell>
          <table:table-cell table:style-name="ce9" office:value-type="float" office:value="0.1580726" calcext:value-type="float">
            <text:p>0.1580726</text:p>
          </table:table-cell>
        </table:table-row>
        <table:table-row table:style-name="ro1">
          <table:table-cell table:style-name="ce3" office:value-type="string" calcext:value-type="string">
            <text:p>18:40:03.278</text:p>
          </table:table-cell>
          <table:table-cell table:style-name="ce9" office:value-type="float" office:value="0.27778432" calcext:value-type="float">
            <text:p>0.27778432</text:p>
          </table:table-cell>
          <table:table-cell table:style-name="ce9" office:value-type="float" office:value="0.13172366" calcext:value-type="float">
            <text:p>0.13172366</text:p>
          </table:table-cell>
          <table:table-cell table:style-name="ce9" office:value-type="float" office:value="0.117656" calcext:value-type="float">
            <text:p>0.117656</text:p>
          </table:table-cell>
        </table:table-row>
        <table:table-row table:style-name="ro1">
          <table:table-cell table:style-name="ce3" office:value-type="string" calcext:value-type="string">
            <text:p>18:40:03.352</text:p>
          </table:table-cell>
          <table:table-cell table:style-name="ce9" office:value-type="float" office:value="0.07817967" calcext:value-type="float">
            <text:p>0.07817967</text:p>
          </table:table-cell>
          <table:table-cell table:style-name="ce9" office:value-type="float" office:value="0.08273587" calcext:value-type="float">
            <text:p>0.08273587</text:p>
          </table:table-cell>
          <table:table-cell table:style-name="ce9" office:value-type="float" office:value="0.002179443" calcext:value-type="float">
            <text:p>0.002179443</text:p>
          </table:table-cell>
        </table:table-row>
        <table:table-row table:style-name="ro1">
          <table:table-cell table:style-name="ce3" office:value-type="string" calcext:value-type="string">
            <text:p>18:40:03.419</text:p>
          </table:table-cell>
          <table:table-cell table:style-name="ce9" office:value-type="float" office:value="0.14067426" calcext:value-type="float">
            <text:p>0.14067426</text:p>
          </table:table-cell>
          <table:table-cell table:style-name="ce9" office:value-type="float" office:value="0.065892935" calcext:value-type="float">
            <text:p>0.065892935</text:p>
          </table:table-cell>
          <table:table-cell table:style-name="ce9" office:value-type="float" office:value="-0.00155414" calcext:value-type="float">
            <text:p>-0.00155414</text:p>
          </table:table-cell>
        </table:table-row>
        <table:table-row table:style-name="ro1">
          <table:table-cell table:style-name="ce3" office:value-type="string" calcext:value-type="string">
            <text:p>18:40:34.437</text:p>
          </table:table-cell>
          <table:table-cell table:style-name="ce9" office:value-type="float" office:value="-0.7610885" calcext:value-type="float">
            <text:p>-0.7610885</text:p>
          </table:table-cell>
          <table:table-cell table:style-name="ce9" office:value-type="float" office:value="-0.0411114" calcext:value-type="float">
            <text:p>-0.0411114</text:p>
          </table:table-cell>
          <table:table-cell table:style-name="ce9" office:value-type="float" office:value="0.40883076" calcext:value-type="float">
            <text:p>0.40883076</text:p>
          </table:table-cell>
        </table:table-row>
        <table:table-row table:style-name="ro1">
          <table:table-cell table:style-name="ce3" office:value-type="string" calcext:value-type="string">
            <text:p>18:40:34.506</text:p>
          </table:table-cell>
          <table:table-cell table:style-name="ce9" office:value-type="float" office:value="-0.6788273" calcext:value-type="float">
            <text:p>-0.6788273</text:p>
          </table:table-cell>
          <table:table-cell table:style-name="ce9" office:value-type="float" office:value="0.05132981" calcext:value-type="float">
            <text:p>0.05132981</text:p>
          </table:table-cell>
          <table:table-cell table:style-name="ce9" office:value-type="float" office:value="0.36597013" calcext:value-type="float">
            <text:p>0.36597013</text:p>
          </table:table-cell>
        </table:table-row>
        <table:table-row table:style-name="ro1">
          <table:table-cell table:style-name="ce3" office:value-type="string" calcext:value-type="string">
            <text:p>18:40:34.579</text:p>
          </table:table-cell>
          <table:table-cell table:style-name="ce9" office:value-type="float" office:value="-0.6680735" calcext:value-type="float">
            <text:p>-0.6680735</text:p>
          </table:table-cell>
          <table:table-cell table:style-name="ce9" office:value-type="float" office:value="0.11870659" calcext:value-type="float">
            <text:p>0.11870659</text:p>
          </table:table-cell>
          <table:table-cell table:style-name="ce9" office:value-type="float" office:value="0.3654083" calcext:value-type="float">
            <text:p>0.3654083</text:p>
          </table:table-cell>
        </table:table-row>
        <table:table-row table:style-name="ro1">
          <table:table-cell table:style-name="ce3" office:value-type="string" calcext:value-type="string">
            <text:p>18:40:34.646</text:p>
          </table:table-cell>
          <table:table-cell table:style-name="ce9" office:value-type="float" office:value="-0.6311489" calcext:value-type="float">
            <text:p>-0.6311489</text:p>
          </table:table-cell>
          <table:table-cell table:style-name="ce9" office:value-type="float" office:value="0.09804686" calcext:value-type="float">
            <text:p>0.09804686</text:p>
          </table:table-cell>
          <table:table-cell table:style-name="ce9" office:value-type="float" office:value="0.3750101" calcext:value-type="float">
            <text:p>0.3750101</text:p>
          </table:table-cell>
        </table:table-row>
        <table:table-row table:style-name="ro1">
          <table:table-cell table:style-name="ce3" office:value-type="string" calcext:value-type="string">
            <text:p>18:40:34.722</text:p>
          </table:table-cell>
          <table:table-cell table:style-name="ce9" office:value-type="float" office:value="-0.56649595" calcext:value-type="float">
            <text:p>-0.56649595</text:p>
          </table:table-cell>
          <table:table-cell table:style-name="ce9" office:value-type="float" office:value="0.083847634" calcext:value-type="float">
            <text:p>0.083847634</text:p>
          </table:table-cell>
          <table:table-cell table:style-name="ce9" office:value-type="float" office:value="0.3698088" calcext:value-type="float">
            <text:p>0.3698088</text:p>
          </table:table-cell>
        </table:table-row>
        <table:table-row table:style-name="ro1">
          <table:table-cell table:style-name="ce3" office:value-type="string" calcext:value-type="string">
            <text:p>18:40:34.787</text:p>
          </table:table-cell>
          <table:table-cell table:style-name="ce9" office:value-type="float" office:value="-0.47622818" calcext:value-type="float">
            <text:p>-0.47622818</text:p>
          </table:table-cell>
          <table:table-cell table:style-name="ce9" office:value-type="float" office:value="-0.015723642" calcext:value-type="float">
            <text:p>-0.015723642</text:p>
          </table:table-cell>
          <table:table-cell table:style-name="ce9" office:value-type="float" office:value="0.30030844" calcext:value-type="float">
            <text:p>0.30030844</text:p>
          </table:table-cell>
        </table:table-row>
        <table:table-row table:style-name="ro1">
          <table:table-cell table:style-name="ce3" office:value-type="string" calcext:value-type="string">
            <text:p>18:40:34.858</text:p>
          </table:table-cell>
          <table:table-cell table:style-name="ce9" office:value-type="float" office:value="-0.2442548" calcext:value-type="float">
            <text:p>-0.2442548</text:p>
          </table:table-cell>
          <table:table-cell table:style-name="ce9" office:value-type="float" office:value="-0.51315033" calcext:value-type="float">
            <text:p>-0.51315033</text:p>
          </table:table-cell>
          <table:table-cell table:style-name="ce9" office:value-type="float" office:value="0.16129321" calcext:value-type="float">
            <text:p>0.16129321</text:p>
          </table:table-cell>
        </table:table-row>
        <table:table-row table:style-name="ro1">
          <table:table-cell table:style-name="ce3" office:value-type="string" calcext:value-type="string">
            <text:p>18:40:35.852</text:p>
          </table:table-cell>
          <table:table-cell table:style-name="ce9" office:value-type="float" office:value="-0.1809377" calcext:value-type="float">
            <text:p>-0.1809377</text:p>
          </table:table-cell>
          <table:table-cell table:style-name="ce9" office:value-type="float" office:value="-0.70221615" calcext:value-type="float">
            <text:p>-0.70221615</text:p>
          </table:table-cell>
          <table:table-cell table:style-name="ce9" office:value-type="float" office:value="-0.026003115" calcext:value-type="float">
            <text:p>-0.026003115</text:p>
          </table:table-cell>
        </table:table-row>
        <table:table-row table:style-name="ro1">
          <table:table-cell table:style-name="ce3" office:value-type="string" calcext:value-type="string">
            <text:p>18:40:35.899</text:p>
          </table:table-cell>
          <table:table-cell table:style-name="ce9" office:value-type="float" office:value="-0.33796602" calcext:value-type="float">
            <text:p>-0.33796602</text:p>
          </table:table-cell>
          <table:table-cell table:style-name="ce9" office:value-type="float" office:value="-0.369641" calcext:value-type="float">
            <text:p>-0.369641</text:p>
          </table:table-cell>
          <table:table-cell table:style-name="ce9" office:value-type="float" office:value="-0.37342724" calcext:value-type="float">
            <text:p>-0.37342724</text:p>
          </table:table-cell>
        </table:table-row>
        <table:table-row table:style-name="ro1">
          <table:table-cell table:style-name="ce3" office:value-type="string" calcext:value-type="string">
            <text:p>18:40:35.973</text:p>
          </table:table-cell>
          <table:table-cell table:style-name="ce9" office:value-type="float" office:value="-0.2507759" calcext:value-type="float">
            <text:p>-0.2507759</text:p>
          </table:table-cell>
          <table:table-cell table:style-name="ce9" office:value-type="float" office:value="-0.5756945" calcext:value-type="float">
            <text:p>-0.5756945</text:p>
          </table:table-cell>
          <table:table-cell table:style-name="ce9" office:value-type="float" office:value="-0.47297418" calcext:value-type="float">
            <text:p>-0.47297418</text:p>
          </table:table-cell>
        </table:table-row>
        <table:table-row table:style-name="ro1">
          <table:table-cell table:style-name="ce3" office:value-type="string" calcext:value-type="string">
            <text:p>18:40:36.039</text:p>
          </table:table-cell>
          <table:table-cell table:style-name="ce9" office:value-type="float" office:value="-0.13385259" calcext:value-type="float">
            <text:p>-0.13385259</text:p>
          </table:table-cell>
          <table:table-cell table:style-name="ce9" office:value-type="float" office:value="-0.35948244" calcext:value-type="float">
            <text:p>-0.35948244</text:p>
          </table:table-cell>
          <table:table-cell table:style-name="ce9" office:value-type="float" office:value="-0.77811813" calcext:value-type="float">
            <text:p>-0.77811813</text:p>
          </table:table-cell>
        </table:table-row>
        <table:table-row table:style-name="ro1">
          <table:table-cell table:style-name="ce3" office:value-type="string" calcext:value-type="string">
            <text:p>18:40:36.111</text:p>
          </table:table-cell>
          <table:table-cell table:style-name="ce9" office:value-type="float" office:value="-0.13189311" calcext:value-type="float">
            <text:p>-0.13189311</text:p>
          </table:table-cell>
          <table:table-cell table:style-name="ce9" office:value-type="float" office:value="-0.43537506" calcext:value-type="float">
            <text:p>-0.43537506</text:p>
          </table:table-cell>
          <table:table-cell table:style-name="ce9" office:value-type="float" office:value="-0.7422741" calcext:value-type="float">
            <text:p>-0.7422741</text:p>
          </table:table-cell>
        </table:table-row>
        <table:table-row table:style-name="ro1">
          <table:table-cell table:style-name="ce3" office:value-type="string" calcext:value-type="string">
            <text:p>18:40:36.179</text:p>
          </table:table-cell>
          <table:table-cell table:style-name="ce9" office:value-type="float" office:value="-0.018288746" calcext:value-type="float">
            <text:p>-0.018288746</text:p>
          </table:table-cell>
          <table:table-cell table:style-name="ce9" office:value-type="float" office:value="-0.3474527" calcext:value-type="float">
            <text:p>-0.3474527</text:p>
          </table:table-cell>
          <table:table-cell table:style-name="ce9" office:value-type="float" office:value="-0.658159" calcext:value-type="float">
            <text:p>-0.658159</text:p>
          </table:table-cell>
        </table:table-row>
        <table:table-row table:style-name="ro1">
          <table:table-cell table:style-name="ce3" office:value-type="string" calcext:value-type="string">
            <text:p>18:40:36.251</text:p>
          </table:table-cell>
          <table:table-cell table:style-name="ce9" office:value-type="float" office:value="-0.05688957" calcext:value-type="float">
            <text:p>-0.05688957</text:p>
          </table:table-cell>
          <table:table-cell table:style-name="ce9" office:value-type="float" office:value="-0.20262447" calcext:value-type="float">
            <text:p>-0.20262447</text:p>
          </table:table-cell>
          <table:table-cell table:style-name="ce9" office:value-type="float" office:value="-0.5130219" calcext:value-type="float">
            <text:p>-0.5130219</text:p>
          </table:table-cell>
        </table:table-row>
        <table:table-row table:style-name="ro1">
          <table:table-cell table:style-name="ce3" office:value-type="string" calcext:value-type="string">
            <text:p>18:40:36.320</text:p>
          </table:table-cell>
          <table:table-cell table:style-name="ce9" office:value-type="float" office:value="-0.06460394" calcext:value-type="float">
            <text:p>-0.06460394</text:p>
          </table:table-cell>
          <table:table-cell table:style-name="ce9" office:value-type="float" office:value="-0.10809443" calcext:value-type="float">
            <text:p>-0.10809443</text:p>
          </table:table-cell>
          <table:table-cell table:style-name="ce9" office:value-type="float" office:value="-0.467872" calcext:value-type="float">
            <text:p>-0.467872</text:p>
          </table:table-cell>
        </table:table-row>
        <table:table-row table:style-name="ro1">
          <table:table-cell table:style-name="ce3" office:value-type="string" calcext:value-type="string">
            <text:p>18:40:50.666</text:p>
          </table:table-cell>
          <table:table-cell table:style-name="ce9" office:value-type="float" office:value="-0.37916404" calcext:value-type="float">
            <text:p>-0.37916404</text:p>
          </table:table-cell>
          <table:table-cell table:style-name="ce9" office:value-type="float" office:value="0.41753432" calcext:value-type="float">
            <text:p>0.41753432</text:p>
          </table:table-cell>
          <table:table-cell table:style-name="ce9" office:value-type="float" office:value="0.6412931" calcext:value-type="float">
            <text:p>0.6412931</text:p>
          </table:table-cell>
        </table:table-row>
        <table:table-row table:style-name="ro1">
          <table:table-cell table:style-name="ce3" office:value-type="string" calcext:value-type="string">
            <text:p>18:40:50.735</text:p>
          </table:table-cell>
          <table:table-cell table:style-name="ce9" office:value-type="float" office:value="-0.3643189" calcext:value-type="float">
            <text:p>-0.3643189</text:p>
          </table:table-cell>
          <table:table-cell table:style-name="ce9" office:value-type="float" office:value="0.43269005" calcext:value-type="float">
            <text:p>0.43269005</text:p>
          </table:table-cell>
          <table:table-cell table:style-name="ce9" office:value-type="float" office:value="0.5420076" calcext:value-type="float">
            <text:p>0.5420076</text:p>
          </table:table-cell>
        </table:table-row>
        <table:table-row table:style-name="ro1">
          <table:table-cell table:style-name="ce3" office:value-type="string" calcext:value-type="string">
            <text:p>18:40:50.806</text:p>
          </table:table-cell>
          <table:table-cell table:style-name="ce9" office:value-type="float" office:value="-0.31294563" calcext:value-type="float">
            <text:p>-0.31294563</text:p>
          </table:table-cell>
          <table:table-cell table:style-name="ce9" office:value-type="float" office:value="0.36195526" calcext:value-type="float">
            <text:p>0.36195526</text:p>
          </table:table-cell>
          <table:table-cell table:style-name="ce9" office:value-type="float" office:value="0.65897375" calcext:value-type="float">
            <text:p>0.65897375</text:p>
          </table:table-cell>
        </table:table-row>
        <table:table-row table:style-name="ro1">
          <table:table-cell table:style-name="ce3" office:value-type="string" calcext:value-type="string">
            <text:p>18:40:50.876</text:p>
          </table:table-cell>
          <table:table-cell table:style-name="ce9" office:value-type="float" office:value="-0.2702253" calcext:value-type="float">
            <text:p>-0.2702253</text:p>
          </table:table-cell>
          <table:table-cell table:style-name="ce9" office:value-type="float" office:value="0.22995892" calcext:value-type="float">
            <text:p>0.22995892</text:p>
          </table:table-cell>
          <table:table-cell table:style-name="ce9" office:value-type="float" office:value="0.63812035" calcext:value-type="float">
            <text:p>0.63812035</text:p>
          </table:table-cell>
        </table:table-row>
        <table:table-row table:style-name="ro1">
          <table:table-cell table:style-name="ce3" office:value-type="string" calcext:value-type="string">
            <text:p>18:40:50.949</text:p>
          </table:table-cell>
          <table:table-cell table:style-name="ce9" office:value-type="float" office:value="0.25096226" calcext:value-type="float">
            <text:p>0.25096226</text:p>
          </table:table-cell>
          <table:table-cell table:style-name="ce9" office:value-type="float" office:value="0.27705583" calcext:value-type="float">
            <text:p>0.27705583</text:p>
          </table:table-cell>
          <table:table-cell table:style-name="ce9" office:value-type="float" office:value="0.32777512" calcext:value-type="float">
            <text:p>0.32777512</text:p>
          </table:table-cell>
        </table:table-row>
        <table:table-row table:style-name="ro1">
          <table:table-cell table:style-name="ce3" office:value-type="string" calcext:value-type="string">
            <text:p>18:40:51.018</text:p>
          </table:table-cell>
          <table:table-cell table:style-name="ce9" office:value-type="float" office:value="-0.21864077" calcext:value-type="float">
            <text:p>-0.21864077</text:p>
          </table:table-cell>
          <table:table-cell table:style-name="ce9" office:value-type="float" office:value="0.29087856" calcext:value-type="float">
            <text:p>0.29087856</text:p>
          </table:table-cell>
          <table:table-cell table:style-name="ce9" office:value-type="float" office:value="0.15129644" calcext:value-type="float">
            <text:p>0.15129644</text:p>
          </table:table-cell>
        </table:table-row>
        <table:table-row table:style-name="ro1">
          <table:table-cell table:style-name="ce3" office:value-type="string" calcext:value-type="string">
            <text:p>18:40:51.088</text:p>
          </table:table-cell>
          <table:table-cell table:style-name="ce9" office:value-type="float" office:value="-0.0012200638" calcext:value-type="float">
            <text:p>-0.0012200638</text:p>
          </table:table-cell>
          <table:table-cell table:style-name="ce9" office:value-type="float" office:value="0.08183466" calcext:value-type="float">
            <text:p>0.08183466</text:p>
          </table:table-cell>
          <table:table-cell table:style-name="ce9" office:value-type="float" office:value="-0.18573263" calcext:value-type="float">
            <text:p>-0.18573263</text:p>
          </table:table-cell>
        </table:table-row>
        <table:table-row table:style-name="ro1">
          <table:table-cell table:style-name="ce3" office:value-type="string" calcext:value-type="string">
            <text:p>18:40:52.399</text:p>
          </table:table-cell>
          <table:table-cell table:style-name="ce9" office:value-type="float" office:value="0.5576666" calcext:value-type="float">
            <text:p>0.5576666</text:p>
          </table:table-cell>
          <table:table-cell table:style-name="ce9" office:value-type="float" office:value="-0.10828239" calcext:value-type="float">
            <text:p>-0.10828239</text:p>
          </table:table-cell>
          <table:table-cell table:style-name="ce9" office:value-type="float" office:value="0.054544736" calcext:value-type="float">
            <text:p>0.054544736</text:p>
          </table:table-cell>
        </table:table-row>
        <table:table-row table:style-name="ro1">
          <table:table-cell table:style-name="ce3" office:value-type="string" calcext:value-type="string">
            <text:p>18:40:52.469</text:p>
          </table:table-cell>
          <table:table-cell table:style-name="ce9" office:value-type="float" office:value="0.56056696" calcext:value-type="float">
            <text:p>0.56056696</text:p>
          </table:table-cell>
          <table:table-cell table:style-name="ce9" office:value-type="float" office:value="-0.032634776" calcext:value-type="float">
            <text:p>-0.032634776</text:p>
          </table:table-cell>
          <table:table-cell table:style-name="ce9" office:value-type="float" office:value="-0.0040835775" calcext:value-type="float">
            <text:p>-0.0040835775</text:p>
          </table:table-cell>
        </table:table-row>
        <table:table-row table:style-name="ro1">
          <table:table-cell table:style-name="ce3" office:value-type="string" calcext:value-type="string">
            <text:p>18:40:52.543</text:p>
          </table:table-cell>
          <table:table-cell table:style-name="ce9" office:value-type="float" office:value="0.4840757" calcext:value-type="float">
            <text:p>0.4840757</text:p>
          </table:table-cell>
          <table:table-cell table:style-name="ce9" office:value-type="float" office:value="0.009959746" calcext:value-type="float">
            <text:p>0.009959746</text:p>
          </table:table-cell>
          <table:table-cell table:style-name="ce9" office:value-type="float" office:value="-0.049158648" calcext:value-type="float">
            <text:p>-0.049158648</text:p>
          </table:table-cell>
        </table:table-row>
        <table:table-row table:style-name="ro1">
          <table:table-cell table:style-name="ce3" office:value-type="string" calcext:value-type="string">
            <text:p>18:40:52.609</text:p>
          </table:table-cell>
          <table:table-cell table:style-name="ce9" office:value-type="float" office:value="0.42424232" calcext:value-type="float">
            <text:p>0.42424232</text:p>
          </table:table-cell>
          <table:table-cell table:style-name="ce9" office:value-type="float" office:value="0.028079987" calcext:value-type="float">
            <text:p>0.028079987</text:p>
          </table:table-cell>
          <table:table-cell table:style-name="ce9" office:value-type="float" office:value="-0.01963339" calcext:value-type="float">
            <text:p>-0.01963339</text:p>
          </table:table-cell>
        </table:table-row>
        <table:table-row table:style-name="ro1">
          <table:table-cell table:style-name="ce3" office:value-type="string" calcext:value-type="string">
            <text:p>18:40:52.681</text:p>
          </table:table-cell>
          <table:table-cell table:style-name="ce9" office:value-type="float" office:value="0.4213689" calcext:value-type="float">
            <text:p>0.4213689</text:p>
          </table:table-cell>
          <table:table-cell table:style-name="ce9" office:value-type="float" office:value="-0.046578616" calcext:value-type="float">
            <text:p>-0.046578616</text:p>
          </table:table-cell>
          <table:table-cell table:style-name="ce9" office:value-type="float" office:value="-0.022943508" calcext:value-type="float">
            <text:p>-0.022943508</text:p>
          </table:table-cell>
        </table:table-row>
        <table:table-row table:style-name="ro1">
          <table:table-cell table:style-name="ce3" office:value-type="string" calcext:value-type="string">
            <text:p>18:40:52.750</text:p>
          </table:table-cell>
          <table:table-cell table:style-name="ce9" office:value-type="float" office:value="0.3348472" calcext:value-type="float">
            <text:p>0.3348472</text:p>
          </table:table-cell>
          <table:table-cell table:style-name="ce9" office:value-type="float" office:value="0.083982565" calcext:value-type="float">
            <text:p>0.083982565</text:p>
          </table:table-cell>
          <table:table-cell table:style-name="ce9" office:value-type="float" office:value="0.045488544" calcext:value-type="float">
            <text:p>0.045488544</text:p>
          </table:table-cell>
        </table:table-row>
        <table:table-row table:style-name="ro1">
          <table:table-cell table:style-name="ce3" office:value-type="string" calcext:value-type="string">
            <text:p>18:40:52.821</text:p>
          </table:table-cell>
          <table:table-cell table:style-name="ce9" office:value-type="float" office:value="0.24533226" calcext:value-type="float">
            <text:p>0.24533226</text:p>
          </table:table-cell>
          <table:table-cell table:style-name="ce9" office:value-type="float" office:value="-0.085695" calcext:value-type="float">
            <text:p>-0.085695</text:p>
          </table:table-cell>
          <table:table-cell table:style-name="ce9" office:value-type="float" office:value="0.0011691607" calcext:value-type="float">
            <text:p>0.0011691607</text:p>
          </table:table-cell>
        </table:table-row>
        <table:table-row table:style-name="ro1">
          <table:table-cell table:style-name="ce3" office:value-type="string" calcext:value-type="string">
            <text:p>18:41:02.954</text:p>
          </table:table-cell>
          <table:table-cell table:style-name="ce9" office:value-type="float" office:value="-0.421242" calcext:value-type="float">
            <text:p>-0.421242</text:p>
          </table:table-cell>
          <table:table-cell table:style-name="ce9" office:value-type="float" office:value="-0.45901024" calcext:value-type="float">
            <text:p>-0.45901024</text:p>
          </table:table-cell>
          <table:table-cell table:style-name="ce9" office:value-type="float" office:value="-0.09606691" calcext:value-type="float">
            <text:p>-0.09606691</text:p>
          </table:table-cell>
        </table:table-row>
        <table:table-row table:style-name="ro1">
          <table:table-cell table:style-name="ce3" office:value-type="string" calcext:value-type="string">
            <text:p>18:41:03.019</text:p>
          </table:table-cell>
          <table:table-cell table:style-name="ce9" office:value-type="float" office:value="-0.37999672" calcext:value-type="float">
            <text:p>-0.37999672</text:p>
          </table:table-cell>
          <table:table-cell table:style-name="ce9" office:value-type="float" office:value="-0.41530648" calcext:value-type="float">
            <text:p>-0.41530648</text:p>
          </table:table-cell>
          <table:table-cell table:style-name="ce9" office:value-type="float" office:value="-0.08733912" calcext:value-type="float">
            <text:p>-0.08733912</text:p>
          </table:table-cell>
        </table:table-row>
        <table:table-row table:style-name="ro1">
          <table:table-cell table:style-name="ce3" office:value-type="string" calcext:value-type="string">
            <text:p>18:41:03.090</text:p>
          </table:table-cell>
          <table:table-cell table:style-name="ce9" office:value-type="float" office:value="-0.34441403" calcext:value-type="float">
            <text:p>-0.34441403</text:p>
          </table:table-cell>
          <table:table-cell table:style-name="ce9" office:value-type="float" office:value="-0.37839013" calcext:value-type="float">
            <text:p>-0.37839013</text:p>
          </table:table-cell>
          <table:table-cell table:style-name="ce9" office:value-type="float" office:value="-0.08453783" calcext:value-type="float">
            <text:p>-0.08453783</text:p>
          </table:table-cell>
        </table:table-row>
        <table:table-row table:style-name="ro1">
          <table:table-cell table:style-name="ce3" office:value-type="string" calcext:value-type="string">
            <text:p>18:41:03.161</text:p>
          </table:table-cell>
          <table:table-cell table:style-name="ce9" office:value-type="float" office:value="-0.30843455" calcext:value-type="float">
            <text:p>-0.30843455</text:p>
          </table:table-cell>
          <table:table-cell table:style-name="ce9" office:value-type="float" office:value="-0.33461845" calcext:value-type="float">
            <text:p>-0.33461845</text:p>
          </table:table-cell>
          <table:table-cell table:style-name="ce9" office:value-type="float" office:value="-0.07586433" calcext:value-type="float">
            <text:p>-0.07586433</text:p>
          </table:table-cell>
        </table:table-row>
        <table:table-row table:style-name="ro1">
          <table:table-cell table:style-name="ce3" office:value-type="string" calcext:value-type="string">
            <text:p>18:41:03.230</text:p>
          </table:table-cell>
          <table:table-cell table:style-name="ce9" office:value-type="float" office:value="-0.27143875" calcext:value-type="float">
            <text:p>-0.27143875</text:p>
          </table:table-cell>
          <table:table-cell table:style-name="ce9" office:value-type="float" office:value="-0.3101654" calcext:value-type="float">
            <text:p>-0.3101654</text:p>
          </table:table-cell>
          <table:table-cell table:style-name="ce9" office:value-type="float" office:value="-0.07508943" calcext:value-type="float">
            <text:p>-0.07508943</text:p>
          </table:table-cell>
        </table:table-row>
        <table:table-row table:style-name="ro1">
          <table:table-cell table:style-name="ce3" office:value-type="string" calcext:value-type="string">
            <text:p>18:41:03.301</text:p>
          </table:table-cell>
          <table:table-cell table:style-name="ce9" office:value-type="float" office:value="-0.25484177" calcext:value-type="float">
            <text:p>-0.25484177</text:p>
          </table:table-cell>
          <table:table-cell table:style-name="ce9" office:value-type="float" office:value="-0.28112638" calcext:value-type="float">
            <text:p>-0.28112638</text:p>
          </table:table-cell>
          <table:table-cell table:style-name="ce9" office:value-type="float" office:value="-0.066701576" calcext:value-type="float">
            <text:p>-0.066701576</text:p>
          </table:table-cell>
        </table:table-row>
        <table:table-row table:style-name="ro1">
          <table:table-cell table:style-name="ce3" office:value-type="string" calcext:value-type="string">
            <text:p>18:41:03.370</text:p>
          </table:table-cell>
          <table:table-cell table:style-name="ce9" office:value-type="float" office:value="-0.22232634" calcext:value-type="float">
            <text:p>-0.22232634</text:p>
          </table:table-cell>
          <table:table-cell table:style-name="ce9" office:value-type="float" office:value="-0.24356556" calcext:value-type="float">
            <text:p>-0.24356556</text:p>
          </table:table-cell>
          <table:table-cell table:style-name="ce9" office:value-type="float" office:value="-0.051242348" calcext:value-type="float">
            <text:p>-0.051242348</text:p>
          </table:table-cell>
        </table:table-row>
        <table:table-row table:style-name="ro1">
          <table:table-cell table:style-name="ce3" office:value-type="string" calcext:value-type="string">
            <text:p>18:41:08.025</text:p>
          </table:table-cell>
          <table:table-cell table:style-name="ce9" office:value-type="float" office:value="-0.24623626" calcext:value-type="float">
            <text:p>-0.24623626</text:p>
          </table:table-cell>
          <table:table-cell table:style-name="ce9" office:value-type="float" office:value="0.33164555" calcext:value-type="float">
            <text:p>0.33164555</text:p>
          </table:table-cell>
          <table:table-cell table:style-name="ce9" office:value-type="float" office:value="0.46540534" calcext:value-type="float">
            <text:p>0.46540534</text:p>
          </table:table-cell>
        </table:table-row>
        <table:table-row table:style-name="ro1">
          <table:table-cell table:style-name="ce2" office:value-type="string" calcext:value-type="string">
            <text:p>18:41:08.093</text:p>
          </table:table-cell>
          <table:table-cell table:style-name="ce8" office:value-type="float" office:value="-0.2235902" calcext:value-type="float">
            <text:p>-0.2235902</text:p>
          </table:table-cell>
          <table:table-cell table:style-name="ce8" office:value-type="float" office:value="0.34374467" calcext:value-type="float">
            <text:p>0.34374467</text:p>
          </table:table-cell>
          <table:table-cell table:style-name="ce8" office:value-type="float" office:value="0.42260012" calcext:value-type="float">
            <text:p>0.42260012</text:p>
          </table:table-cell>
        </table:table-row>
        <table:table-row table:style-name="ro1">
          <table:table-cell table:style-name="ce2" office:value-type="string" calcext:value-type="string">
            <text:p>18:41:08.164</text:p>
          </table:table-cell>
          <table:table-cell table:style-name="ce8" office:value-type="float" office:value="-0.1990339" calcext:value-type="float">
            <text:p>-0.1990339</text:p>
          </table:table-cell>
          <table:table-cell table:style-name="ce8" office:value-type="float" office:value="0.33046395" calcext:value-type="float">
            <text:p>0.33046395</text:p>
          </table:table-cell>
          <table:table-cell table:style-name="ce8" office:value-type="float" office:value="0.3803401" calcext:value-type="float">
            <text:p>0.3803401</text:p>
          </table:table-cell>
        </table:table-row>
        <table:table-row table:style-name="ro1">
          <table:table-cell table:style-name="ce2" office:value-type="string" calcext:value-type="string">
            <text:p>18:41:08.234</text:p>
          </table:table-cell>
          <table:table-cell table:style-name="ce8" office:value-type="float" office:value="-0.15188442" calcext:value-type="float">
            <text:p>-0.15188442</text:p>
          </table:table-cell>
          <table:table-cell table:style-name="ce8" office:value-type="float" office:value="0.26577693" calcext:value-type="float">
            <text:p>0.26577693</text:p>
          </table:table-cell>
          <table:table-cell table:style-name="ce8" office:value-type="float" office:value="0.3412075" calcext:value-type="float">
            <text:p>0.3412075</text:p>
          </table:table-cell>
        </table:table-row>
        <table:table-row table:style-name="ro1">
          <table:table-cell table:style-name="ce2" office:value-type="string" calcext:value-type="string">
            <text:p>18:41:08.307</text:p>
          </table:table-cell>
          <table:table-cell table:style-name="ce8" office:value-type="float" office:value="-0.15888835" calcext:value-type="float">
            <text:p>-0.15888835</text:p>
          </table:table-cell>
          <table:table-cell table:style-name="ce8" office:value-type="float" office:value="0.37718752" calcext:value-type="float">
            <text:p>0.37718752</text:p>
          </table:table-cell>
          <table:table-cell table:style-name="ce8" office:value-type="float" office:value="0.33521175" calcext:value-type="float">
            <text:p>0.33521175</text:p>
          </table:table-cell>
        </table:table-row>
        <table:table-row table:style-name="ro1">
          <table:table-cell table:style-name="ce2" office:value-type="string" calcext:value-type="string">
            <text:p>18:41:08.374</text:p>
          </table:table-cell>
          <table:table-cell table:style-name="ce8" office:value-type="float" office:value="-0.15486476" calcext:value-type="float">
            <text:p>-0.15486476</text:p>
          </table:table-cell>
          <table:table-cell table:style-name="ce8" office:value-type="float" office:value="0.40165138" calcext:value-type="float">
            <text:p>0.40165138</text:p>
          </table:table-cell>
          <table:table-cell table:style-name="ce8" office:value-type="float" office:value="0.34102163" calcext:value-type="float">
            <text:p>0.34102163</text:p>
          </table:table-cell>
        </table:table-row>
        <table:table-row table:style-name="ro1">
          <table:table-cell table:style-name="ce2" office:value-type="string" calcext:value-type="string">
            <text:p>18:41:08.447</text:p>
          </table:table-cell>
          <table:table-cell table:style-name="ce8" office:value-type="float" office:value="-0.0914779" calcext:value-type="float">
            <text:p>-0.0914779</text:p>
          </table:table-cell>
          <table:table-cell table:style-name="ce8" office:value-type="float" office:value="0.40279484" calcext:value-type="float">
            <text:p>0.40279484</text:p>
          </table:table-cell>
          <table:table-cell table:style-name="ce8" office:value-type="float" office:value="0.34317434" calcext:value-type="float">
            <text:p>0.34317434</text:p>
          </table:table-cell>
        </table:table-row>
        <table:table-row table:style-name="ro1">
          <table:table-cell table:style-name="ce2" office:value-type="string" calcext:value-type="string">
            <text:p>18:41:09.685</text:p>
          </table:table-cell>
          <table:table-cell table:style-name="ce8" office:value-type="float" office:value="-0.04036233" calcext:value-type="float">
            <text:p>-0.04036233</text:p>
          </table:table-cell>
          <table:table-cell table:style-name="ce8" office:value-type="float" office:value="0.29000556" calcext:value-type="float">
            <text:p>0.29000556</text:p>
          </table:table-cell>
          <table:table-cell table:style-name="ce8" office:value-type="float" office:value="0.22448191" calcext:value-type="float">
            <text:p>0.22448191</text:p>
          </table:table-cell>
        </table:table-row>
        <table:table-row table:style-name="ro1">
          <table:table-cell table:style-name="ce2" office:value-type="string" calcext:value-type="string">
            <text:p>18:41:09.738</text:p>
          </table:table-cell>
          <table:table-cell table:style-name="ce8" office:value-type="float" office:value="-0.6337626" calcext:value-type="float">
            <text:p>-0.6337626</text:p>
          </table:table-cell>
          <table:table-cell table:style-name="ce8" office:value-type="float" office:value="-0.16504478" calcext:value-type="float">
            <text:p>-0.16504478</text:p>
          </table:table-cell>
          <table:table-cell table:style-name="ce8" office:value-type="float" office:value="-0.44813716" calcext:value-type="float">
            <text:p>-0.44813716</text:p>
          </table:table-cell>
        </table:table-row>
        <table:table-row table:style-name="ro1">
          <table:table-cell table:style-name="ce2" office:value-type="string" calcext:value-type="string">
            <text:p>18:41:09.808</text:p>
          </table:table-cell>
          <table:table-cell table:style-name="ce8" office:value-type="float" office:value="-0.57873595" calcext:value-type="float">
            <text:p>-0.57873595</text:p>
          </table:table-cell>
          <table:table-cell table:style-name="ce8" office:value-type="float" office:value="-0.15886743" calcext:value-type="float">
            <text:p>-0.15886743</text:p>
          </table:table-cell>
          <table:table-cell table:style-name="ce8" office:value-type="float" office:value="-0.48857734" calcext:value-type="float">
            <text:p>-0.48857734</text:p>
          </table:table-cell>
        </table:table-row>
        <table:table-row table:style-name="ro1">
          <table:table-cell table:style-name="ce2" office:value-type="string" calcext:value-type="string">
            <text:p>18:41:09.880</text:p>
          </table:table-cell>
          <table:table-cell table:style-name="ce8" office:value-type="float" office:value="-0.48966122" calcext:value-type="float">
            <text:p>-0.48966122</text:p>
          </table:table-cell>
          <table:table-cell table:style-name="ce8" office:value-type="float" office:value="-0.2719602" calcext:value-type="float">
            <text:p>-0.2719602</text:p>
          </table:table-cell>
          <table:table-cell table:style-name="ce8" office:value-type="float" office:value="-0.4278544" calcext:value-type="float">
            <text:p>-0.4278544</text:p>
          </table:table-cell>
        </table:table-row>
        <table:table-row table:style-name="ro1">
          <table:table-cell table:style-name="ce2" office:value-type="string" calcext:value-type="string">
            <text:p>18:41:09.948</text:p>
          </table:table-cell>
          <table:table-cell table:style-name="ce8" office:value-type="float" office:value="-0.4119109" calcext:value-type="float">
            <text:p>-0.4119109</text:p>
          </table:table-cell>
          <table:table-cell table:style-name="ce8" office:value-type="float" office:value="-0.22037451" calcext:value-type="float">
            <text:p>-0.22037451</text:p>
          </table:table-cell>
          <table:table-cell table:style-name="ce8" office:value-type="float" office:value="-0.34551817" calcext:value-type="float">
            <text:p>-0.34551817</text:p>
          </table:table-cell>
        </table:table-row>
        <table:table-row table:style-name="ro1">
          <table:table-cell table:style-name="ce2" office:value-type="string" calcext:value-type="string">
            <text:p>18:41:10.021</text:p>
          </table:table-cell>
          <table:table-cell table:style-name="ce8" office:value-type="float" office:value="-0.42806843" calcext:value-type="float">
            <text:p>-0.42806843</text:p>
          </table:table-cell>
          <table:table-cell table:style-name="ce8" office:value-type="float" office:value="-0.061447427" calcext:value-type="float">
            <text:p>-0.061447427</text:p>
          </table:table-cell>
          <table:table-cell table:style-name="ce8" office:value-type="float" office:value="-0.20703569" calcext:value-type="float">
            <text:p>-0.20703569</text:p>
          </table:table-cell>
        </table:table-row>
        <table:table-row table:style-name="ro1">
          <table:table-cell table:style-name="ce2" office:value-type="string" calcext:value-type="string">
            <text:p>18:41:10.088</text:p>
          </table:table-cell>
          <table:table-cell table:style-name="ce8" office:value-type="float" office:value="-0.26660928" calcext:value-type="float">
            <text:p>-0.26660928</text:p>
          </table:table-cell>
          <table:table-cell table:style-name="ce8" office:value-type="float" office:value="-0.28074214" calcext:value-type="float">
            <text:p>-0.28074214</text:p>
          </table:table-cell>
          <table:table-cell table:style-name="ce8" office:value-type="float" office:value="-0.09470617" calcext:value-type="float">
            <text:p>-0.09470617</text:p>
          </table:table-cell>
        </table:table-row>
        <table:table-row table:style-name="ro1">
          <table:table-cell table:style-name="ce2" office:value-type="string" calcext:value-type="string">
            <text:p>18:41:10.163</text:p>
          </table:table-cell>
          <table:table-cell table:style-name="ce8" office:value-type="float" office:value="-0.23357625" calcext:value-type="float">
            <text:p>-0.23357625</text:p>
          </table:table-cell>
          <table:table-cell table:style-name="ce8" office:value-type="float" office:value="-0.16565618" calcext:value-type="float">
            <text:p>-0.16565618</text:p>
          </table:table-cell>
          <table:table-cell table:style-name="ce8" office:value-type="float" office:value="-0.039312705" calcext:value-type="float">
            <text:p>-0.039312705</text:p>
          </table:table-cell>
        </table:table-row>
        <table:table-row table:style-name="ro1">
          <table:table-cell table:style-name="ce2" office:value-type="string" calcext:value-type="string">
            <text:p>18:41:16.621</text:p>
          </table:table-cell>
          <table:table-cell table:style-name="ce8" office:value-type="float" office:value="0.18704699" calcext:value-type="float">
            <text:p>0.18704699</text:p>
          </table:table-cell>
          <table:table-cell table:style-name="ce8" office:value-type="float" office:value="0.16138305" calcext:value-type="float">
            <text:p>0.16138305</text:p>
          </table:table-cell>
          <table:table-cell table:style-name="ce8" office:value-type="float" office:value="0.33947203" calcext:value-type="float">
            <text:p>0.33947203</text:p>
          </table:table-cell>
        </table:table-row>
        <table:table-row table:style-name="ro1">
          <table:table-cell table:style-name="ce2" office:value-type="string" calcext:value-type="string">
            <text:p>18:41:16.691</text:p>
          </table:table-cell>
          <table:table-cell table:style-name="ce8" office:value-type="float" office:value="0.16790283" calcext:value-type="float">
            <text:p>0.16790283</text:p>
          </table:table-cell>
          <table:table-cell table:style-name="ce8" office:value-type="float" office:value="0.1067926" calcext:value-type="float">
            <text:p>0.1067926</text:p>
          </table:table-cell>
          <table:table-cell table:style-name="ce8" office:value-type="float" office:value="0.42219964" calcext:value-type="float">
            <text:p>0.42219964</text:p>
          </table:table-cell>
        </table:table-row>
        <table:table-row table:style-name="ro1">
          <table:table-cell table:style-name="ce2" office:value-type="string" calcext:value-type="string">
            <text:p>18:41:16.763</text:p>
          </table:table-cell>
          <table:table-cell table:style-name="ce8" office:value-type="float" office:value="0.13001879" calcext:value-type="float">
            <text:p>0.13001879</text:p>
          </table:table-cell>
          <table:table-cell table:style-name="ce8" office:value-type="float" office:value="0.16994147" calcext:value-type="float">
            <text:p>0.16994147</text:p>
          </table:table-cell>
          <table:table-cell table:style-name="ce8" office:value-type="float" office:value="0.27626875" calcext:value-type="float">
            <text:p>0.27626875</text:p>
          </table:table-cell>
        </table:table-row>
        <table:table-row table:style-name="ro1">
          <table:table-cell table:style-name="ce2" office:value-type="string" calcext:value-type="string">
            <text:p>18:41:16.833</text:p>
          </table:table-cell>
          <table:table-cell table:style-name="ce8" office:value-type="float" office:value="0.13459504" calcext:value-type="float">
            <text:p>0.13459504</text:p>
          </table:table-cell>
          <table:table-cell table:style-name="ce8" office:value-type="float" office:value="0.109661214" calcext:value-type="float">
            <text:p>0.109661214</text:p>
          </table:table-cell>
          <table:table-cell table:style-name="ce8" office:value-type="float" office:value="0.3051116" calcext:value-type="float">
            <text:p>0.3051116</text:p>
          </table:table-cell>
        </table:table-row>
        <table:table-row table:style-name="ro1">
          <table:table-cell table:style-name="ce2" office:value-type="string" calcext:value-type="string">
            <text:p>18:41:16.903</text:p>
          </table:table-cell>
          <table:table-cell table:style-name="ce8" office:value-type="float" office:value="0.08949492" calcext:value-type="float">
            <text:p>0.08949492</text:p>
          </table:table-cell>
          <table:table-cell table:style-name="ce8" office:value-type="float" office:value="0.1369275" calcext:value-type="float">
            <text:p>0.1369275</text:p>
          </table:table-cell>
          <table:table-cell table:style-name="ce8" office:value-type="float" office:value="0.24911217" calcext:value-type="float">
            <text:p>0.24911217</text:p>
          </table:table-cell>
        </table:table-row>
        <table:table-row table:style-name="ro1">
          <table:table-cell table:style-name="ce2" office:value-type="string" calcext:value-type="string">
            <text:p>18:41:16.973</text:p>
          </table:table-cell>
          <table:table-cell table:style-name="ce8" office:value-type="float" office:value="0.10010109" calcext:value-type="float">
            <text:p>0.10010109</text:p>
          </table:table-cell>
          <table:table-cell table:style-name="ce8" office:value-type="float" office:value="0.14960195" calcext:value-type="float">
            <text:p>0.14960195</text:p>
          </table:table-cell>
          <table:table-cell table:style-name="ce8" office:value-type="float" office:value="0.23980159" calcext:value-type="float">
            <text:p>0.23980159</text:p>
          </table:table-cell>
        </table:table-row>
        <table:table-row table:style-name="ro1">
          <table:table-cell table:style-name="ce2" office:value-type="string" calcext:value-type="string">
            <text:p>18:41:17.043</text:p>
          </table:table-cell>
          <table:table-cell table:style-name="ce8" office:value-type="float" office:value="0.114480615" calcext:value-type="float">
            <text:p>0.114480615</text:p>
          </table:table-cell>
          <table:table-cell table:style-name="ce8" office:value-type="float" office:value="0.1482648" calcext:value-type="float">
            <text:p>0.1482648</text:p>
          </table:table-cell>
          <table:table-cell table:style-name="ce8" office:value-type="float" office:value="0.19912213" calcext:value-type="float">
            <text:p>0.19912213</text:p>
          </table:table-cell>
        </table:table-row>
        <table:table-row table:style-name="ro1">
          <table:table-cell table:style-name="ce2" office:value-type="string" calcext:value-type="string">
            <text:p>18:41:18.623</text:p>
          </table:table-cell>
          <table:table-cell table:style-name="ce8" office:value-type="float" office:value="-0.66183555" calcext:value-type="float">
            <text:p>-0.66183555</text:p>
          </table:table-cell>
          <table:table-cell table:style-name="ce8" office:value-type="float" office:value="0.19188559" calcext:value-type="float">
            <text:p>0.19188559</text:p>
          </table:table-cell>
          <table:table-cell table:style-name="ce8" office:value-type="float" office:value="-0.29496" calcext:value-type="float">
            <text:p>-0.29496</text:p>
          </table:table-cell>
        </table:table-row>
        <table:table-row table:style-name="ro1">
          <table:table-cell table:style-name="ce2" office:value-type="string" calcext:value-type="string">
            <text:p>18:41:18.693</text:p>
          </table:table-cell>
          <table:table-cell table:style-name="ce8" office:value-type="float" office:value="-0.6114723" calcext:value-type="float">
            <text:p>-0.6114723</text:p>
          </table:table-cell>
          <table:table-cell table:style-name="ce8" office:value-type="float" office:value="0.177531" calcext:value-type="float">
            <text:p>0.177531</text:p>
          </table:table-cell>
          <table:table-cell table:style-name="ce8" office:value-type="float" office:value="-0.2408546" calcext:value-type="float">
            <text:p>-0.2408546</text:p>
          </table:table-cell>
        </table:table-row>
        <table:table-row table:style-name="ro1">
          <table:table-cell table:style-name="ce2" office:value-type="string" calcext:value-type="string">
            <text:p>18:41:18.765</text:p>
          </table:table-cell>
          <table:table-cell table:style-name="ce8" office:value-type="float" office:value="-0.5107744" calcext:value-type="float">
            <text:p>-0.5107744</text:p>
          </table:table-cell>
          <table:table-cell table:style-name="ce8" office:value-type="float" office:value="0.17471932" calcext:value-type="float">
            <text:p>0.17471932</text:p>
          </table:table-cell>
          <table:table-cell table:style-name="ce8" office:value-type="float" office:value="-0.22533849" calcext:value-type="float">
            <text:p>-0.22533849</text:p>
          </table:table-cell>
        </table:table-row>
        <table:table-row table:style-name="ro1">
          <table:table-cell table:style-name="ce2" office:value-type="string" calcext:value-type="string">
            <text:p>18:41:18.833</text:p>
          </table:table-cell>
          <table:table-cell table:style-name="ce8" office:value-type="float" office:value="-0.48079064" calcext:value-type="float">
            <text:p>-0.48079064</text:p>
          </table:table-cell>
          <table:table-cell table:style-name="ce8" office:value-type="float" office:value="0.12384895" calcext:value-type="float">
            <text:p>0.12384895</text:p>
          </table:table-cell>
          <table:table-cell table:style-name="ce8" office:value-type="float" office:value="-0.18500678" calcext:value-type="float">
            <text:p>-0.18500678</text:p>
          </table:table-cell>
        </table:table-row>
        <table:table-row table:style-name="ro1">
          <table:table-cell table:style-name="ce2" office:value-type="string" calcext:value-type="string">
            <text:p>18:41:18.904</text:p>
          </table:table-cell>
          <table:table-cell table:style-name="ce8" office:value-type="float" office:value="-0.41930833" calcext:value-type="float">
            <text:p>-0.41930833</text:p>
          </table:table-cell>
          <table:table-cell table:style-name="ce8" office:value-type="float" office:value="0.19693768" calcext:value-type="float">
            <text:p>0.19693768</text:p>
          </table:table-cell>
          <table:table-cell table:style-name="ce8" office:value-type="float" office:value="-0.2010032" calcext:value-type="float">
            <text:p>-0.2010032</text:p>
          </table:table-cell>
        </table:table-row>
        <table:table-row table:style-name="ro1">
          <table:table-cell table:style-name="ce2" office:value-type="string" calcext:value-type="string">
            <text:p>18:41:18.973</text:p>
          </table:table-cell>
          <table:table-cell table:style-name="ce8" office:value-type="float" office:value="-0.35364696" calcext:value-type="float">
            <text:p>-0.35364696</text:p>
          </table:table-cell>
          <table:table-cell table:style-name="ce8" office:value-type="float" office:value="0.15571071" calcext:value-type="float">
            <text:p>0.15571071</text:p>
          </table:table-cell>
          <table:table-cell table:style-name="ce8" office:value-type="float" office:value="-0.17343219" calcext:value-type="float">
            <text:p>-0.17343219</text:p>
          </table:table-cell>
        </table:table-row>
        <table:table-row table:style-name="ro1">
          <table:table-cell table:style-name="ce2" office:value-type="string" calcext:value-type="string">
            <text:p>18:41:19.045</text:p>
          </table:table-cell>
          <table:table-cell table:style-name="ce8" office:value-type="float" office:value="-0.28883895" calcext:value-type="float">
            <text:p>-0.28883895</text:p>
          </table:table-cell>
          <table:table-cell table:style-name="ce8" office:value-type="float" office:value="0.119265616" calcext:value-type="float">
            <text:p>0.119265616</text:p>
          </table:table-cell>
          <table:table-cell table:style-name="ce8" office:value-type="float" office:value="-0.13609385" calcext:value-type="float">
            <text:p>-0.13609385</text:p>
          </table:table-cell>
        </table:table-row>
        <table:table-row table:style-name="ro1">
          <table:table-cell table:style-name="ce2" office:value-type="string" calcext:value-type="string">
            <text:p>18:41:28.849</text:p>
          </table:table-cell>
          <table:table-cell table:style-name="ce8" office:value-type="float" office:value="0.5022764" calcext:value-type="float">
            <text:p>0.5022764</text:p>
          </table:table-cell>
          <table:table-cell table:style-name="ce8" office:value-type="float" office:value="0.015932798" calcext:value-type="float">
            <text:p>0.015932798</text:p>
          </table:table-cell>
          <table:table-cell table:style-name="ce8" office:value-type="float" office:value="0.34399503" calcext:value-type="float">
            <text:p>0.34399503</text:p>
          </table:table-cell>
        </table:table-row>
        <table:table-row table:style-name="ro1">
          <table:table-cell table:style-name="ce2" office:value-type="string" calcext:value-type="string">
            <text:p>18:41:28.917</text:p>
          </table:table-cell>
          <table:table-cell table:style-name="ce8" office:value-type="float" office:value="0.44260055" calcext:value-type="float">
            <text:p>0.44260055</text:p>
          </table:table-cell>
          <table:table-cell table:style-name="ce8" office:value-type="float" office:value="0.061141267" calcext:value-type="float">
            <text:p>0.061141267</text:p>
          </table:table-cell>
          <table:table-cell table:style-name="ce8" office:value-type="float" office:value="0.33134848" calcext:value-type="float">
            <text:p>0.33134848</text:p>
          </table:table-cell>
        </table:table-row>
        <table:table-row table:style-name="ro1">
          <table:table-cell table:style-name="ce2" office:value-type="string" calcext:value-type="string">
            <text:p>18:41:28.987</text:p>
          </table:table-cell>
          <table:table-cell table:style-name="ce8" office:value-type="float" office:value="0.37065494" calcext:value-type="float">
            <text:p>0.37065494</text:p>
          </table:table-cell>
          <table:table-cell table:style-name="ce8" office:value-type="float" office:value="0.1903787" calcext:value-type="float">
            <text:p>0.1903787</text:p>
          </table:table-cell>
          <table:table-cell table:style-name="ce8" office:value-type="float" office:value="0.30019116" calcext:value-type="float">
            <text:p>0.30019116</text:p>
          </table:table-cell>
        </table:table-row>
        <table:table-row table:style-name="ro1">
          <table:table-cell table:style-name="ce2" office:value-type="string" calcext:value-type="string">
            <text:p>18:41:29.058</text:p>
          </table:table-cell>
          <table:table-cell table:style-name="ce8" office:value-type="float" office:value="0.38786194" calcext:value-type="float">
            <text:p>0.38786194</text:p>
          </table:table-cell>
          <table:table-cell table:style-name="ce8" office:value-type="float" office:value="0.24868459" calcext:value-type="float">
            <text:p>0.24868459</text:p>
          </table:table-cell>
          <table:table-cell table:style-name="ce8" office:value-type="float" office:value="0.29434204" calcext:value-type="float">
            <text:p>0.29434204</text:p>
          </table:table-cell>
        </table:table-row>
        <table:table-row table:style-name="ro1">
          <table:table-cell table:style-name="ce2" office:value-type="string" calcext:value-type="string">
            <text:p>18:41:29.129</text:p>
          </table:table-cell>
          <table:table-cell table:style-name="ce8" office:value-type="float" office:value="0.4604771" calcext:value-type="float">
            <text:p>0.4604771</text:p>
          </table:table-cell>
          <table:table-cell table:style-name="ce8" office:value-type="float" office:value="0.10252705" calcext:value-type="float">
            <text:p>0.10252705</text:p>
          </table:table-cell>
          <table:table-cell table:style-name="ce8" office:value-type="float" office:value="0.29654846" calcext:value-type="float">
            <text:p>0.29654846</text:p>
          </table:table-cell>
        </table:table-row>
        <table:table-row table:style-name="ro1">
          <table:table-cell table:style-name="ce2" office:value-type="string" calcext:value-type="string">
            <text:p>18:41:29.198</text:p>
          </table:table-cell>
          <table:table-cell table:style-name="ce8" office:value-type="float" office:value="0.345655" calcext:value-type="float">
            <text:p>0.345655</text:p>
          </table:table-cell>
          <table:table-cell table:style-name="ce8" office:value-type="float" office:value="-0.32652447" calcext:value-type="float">
            <text:p>-0.32652447</text:p>
          </table:table-cell>
          <table:table-cell table:style-name="ce8" office:value-type="float" office:value="0.13967194" calcext:value-type="float">
            <text:p>0.13967194</text:p>
          </table:table-cell>
        </table:table-row>
        <table:table-row table:style-name="ro1">
          <table:table-cell table:style-name="ce2" office:value-type="string" calcext:value-type="string">
            <text:p>18:41:29.269</text:p>
          </table:table-cell>
          <table:table-cell table:style-name="ce8" office:value-type="float" office:value="0.03093812" calcext:value-type="float">
            <text:p>0.03093812</text:p>
          </table:table-cell>
          <table:table-cell table:style-name="ce8" office:value-type="float" office:value="-0.77463377" calcext:value-type="float">
            <text:p>-0.77463377</text:p>
          </table:table-cell>
          <table:table-cell table:style-name="ce8" office:value-type="float" office:value="-0.14587732" calcext:value-type="float">
            <text:p>-0.14587732</text:p>
          </table:table-cell>
        </table:table-row>
        <table:table-row table:style-name="ro1">
          <table:table-cell table:style-name="ce2" office:value-type="string" calcext:value-type="string">
            <text:p>18:41:30.265</text:p>
          </table:table-cell>
          <table:table-cell table:style-name="ce8" office:value-type="float" office:value="-0.07762444" calcext:value-type="float">
            <text:p>-0.07762444</text:p>
          </table:table-cell>
          <table:table-cell table:style-name="ce8" office:value-type="float" office:value="-0.6180688" calcext:value-type="float">
            <text:p>-0.6180688</text:p>
          </table:table-cell>
          <table:table-cell table:style-name="ce8" office:value-type="float" office:value="-0.3554107" calcext:value-type="float">
            <text:p>-0.3554107</text:p>
          </table:table-cell>
        </table:table-row>
        <table:table-row table:style-name="ro1">
          <table:table-cell table:style-name="ce2" office:value-type="string" calcext:value-type="string">
            <text:p>18:41:30.312</text:p>
          </table:table-cell>
          <table:table-cell table:style-name="ce8" office:value-type="float" office:value="-0.16610223" calcext:value-type="float">
            <text:p>-0.16610223</text:p>
          </table:table-cell>
          <table:table-cell table:style-name="ce8" office:value-type="float" office:value="-0.49298066" calcext:value-type="float">
            <text:p>-0.49298066</text:p>
          </table:table-cell>
          <table:table-cell table:style-name="ce8" office:value-type="float" office:value="-0.47104147" calcext:value-type="float">
            <text:p>-0.47104147</text:p>
          </table:table-cell>
        </table:table-row>
        <table:table-row table:style-name="ro1">
          <table:table-cell table:style-name="ce2" office:value-type="string" calcext:value-type="string">
            <text:p>18:41:30.382</text:p>
          </table:table-cell>
          <table:table-cell table:style-name="ce8" office:value-type="float" office:value="-0.056767404" calcext:value-type="float">
            <text:p>-0.056767404</text:p>
          </table:table-cell>
          <table:table-cell table:style-name="ce8" office:value-type="float" office:value="-0.5548643" calcext:value-type="float">
            <text:p>-0.5548643</text:p>
          </table:table-cell>
          <table:table-cell table:style-name="ce8" office:value-type="float" office:value="-0.4606317" calcext:value-type="float">
            <text:p>-0.4606317</text:p>
          </table:table-cell>
        </table:table-row>
        <table:table-row table:style-name="ro1">
          <table:table-cell table:style-name="ce2" office:value-type="string" calcext:value-type="string">
            <text:p>18:41:30.456</text:p>
          </table:table-cell>
          <table:table-cell table:style-name="ce8" office:value-type="float" office:value="-0.09811215" calcext:value-type="float">
            <text:p>-0.09811215</text:p>
          </table:table-cell>
          <table:table-cell table:style-name="ce8" office:value-type="float" office:value="-0.46026647" calcext:value-type="float">
            <text:p>-0.46026647</text:p>
          </table:table-cell>
          <table:table-cell table:style-name="ce8" office:value-type="float" office:value="-0.40995425" calcext:value-type="float">
            <text:p>-0.40995425</text:p>
          </table:table-cell>
        </table:table-row>
        <table:table-row table:style-name="ro1">
          <table:table-cell table:style-name="ce2" office:value-type="string" calcext:value-type="string">
            <text:p>18:41:30.522</text:p>
          </table:table-cell>
          <table:table-cell table:style-name="ce8" office:value-type="float" office:value="0.00574204" calcext:value-type="float">
            <text:p>0.00574204</text:p>
          </table:table-cell>
          <table:table-cell table:style-name="ce8" office:value-type="float" office:value="-0.44456214" calcext:value-type="float">
            <text:p>-0.44456214</text:p>
          </table:table-cell>
          <table:table-cell table:style-name="ce8" office:value-type="float" office:value="-0.35907114" calcext:value-type="float">
            <text:p>-0.35907114</text:p>
          </table:table-cell>
        </table:table-row>
        <table:table-row table:style-name="ro1">
          <table:table-cell table:style-name="ce2" office:value-type="string" calcext:value-type="string">
            <text:p>18:41:30.596</text:p>
          </table:table-cell>
          <table:table-cell table:style-name="ce8" office:value-type="float" office:value="0.07965514" calcext:value-type="float">
            <text:p>0.07965514</text:p>
          </table:table-cell>
          <table:table-cell table:style-name="ce8" office:value-type="float" office:value="-0.3746176" calcext:value-type="float">
            <text:p>-0.3746176</text:p>
          </table:table-cell>
          <table:table-cell table:style-name="ce8" office:value-type="float" office:value="-0.36776853" calcext:value-type="float">
            <text:p>-0.36776853</text:p>
          </table:table-cell>
        </table:table-row>
        <table:table-row table:style-name="ro1">
          <table:table-cell table:style-name="ce2" office:value-type="string" calcext:value-type="string">
            <text:p>18:41:30.663</text:p>
          </table:table-cell>
          <table:table-cell table:style-name="ce8" office:value-type="float" office:value="0.040049016" calcext:value-type="float">
            <text:p>0.040049016</text:p>
          </table:table-cell>
          <table:table-cell table:style-name="ce8" office:value-type="float" office:value="-0.286399" calcext:value-type="float">
            <text:p>-0.286399</text:p>
          </table:table-cell>
          <table:table-cell table:style-name="ce8" office:value-type="float" office:value="-0.32813522" calcext:value-type="float">
            <text:p>-0.32813522</text:p>
          </table:table-cell>
        </table:table-row>
        <table:table-row table:style-name="ro1">
          <table:table-cell table:style-name="ce2" office:value-type="string" calcext:value-type="string">
            <text:p>18:41:30.734</text:p>
          </table:table-cell>
          <table:table-cell table:style-name="ce8" office:value-type="float" office:value="0.09317301" calcext:value-type="float">
            <text:p>0.09317301</text:p>
          </table:table-cell>
          <table:table-cell table:style-name="ce8" office:value-type="float" office:value="-0.26742703" calcext:value-type="float">
            <text:p>-0.26742703</text:p>
          </table:table-cell>
          <table:table-cell table:style-name="ce8" office:value-type="float" office:value="-0.30323187" calcext:value-type="float">
            <text:p>-0.30323187</text:p>
          </table:table-cell>
        </table:table-row>
        <table:table-row table:style-name="ro1">
          <table:table-cell table:style-name="ce2" office:value-type="string" calcext:value-type="string">
            <text:p>18:41:41.636</text:p>
          </table:table-cell>
          <table:table-cell table:style-name="ce8" office:value-type="float" office:value="0.23524733" calcext:value-type="float">
            <text:p>0.23524733</text:p>
          </table:table-cell>
          <table:table-cell table:style-name="ce8" office:value-type="float" office:value="0.47452557" calcext:value-type="float">
            <text:p>0.47452557</text:p>
          </table:table-cell>
          <table:table-cell table:style-name="ce8" office:value-type="float" office:value="0.49657378" calcext:value-type="float">
            <text:p>0.49657378</text:p>
          </table:table-cell>
        </table:table-row>
        <table:table-row table:style-name="ro1">
          <table:table-cell table:style-name="ce2" office:value-type="string" calcext:value-type="string">
            <text:p>18:41:41.705</text:p>
          </table:table-cell>
          <table:table-cell table:style-name="ce8" office:value-type="float" office:value="0.19282609" calcext:value-type="float">
            <text:p>0.19282609</text:p>
          </table:table-cell>
          <table:table-cell table:style-name="ce8" office:value-type="float" office:value="0.441575" calcext:value-type="float">
            <text:p>0.441575</text:p>
          </table:table-cell>
          <table:table-cell table:style-name="ce8" office:value-type="float" office:value="0.49064195" calcext:value-type="float">
            <text:p>0.49064195</text:p>
          </table:table-cell>
        </table:table-row>
        <table:table-row table:style-name="ro1">
          <table:table-cell table:style-name="ce2" office:value-type="string" calcext:value-type="string">
            <text:p>18:41:41.778</text:p>
          </table:table-cell>
          <table:table-cell table:style-name="ce8" office:value-type="float" office:value="0.19375834" calcext:value-type="float">
            <text:p>0.19375834</text:p>
          </table:table-cell>
          <table:table-cell table:style-name="ce8" office:value-type="float" office:value="0.4470757" calcext:value-type="float">
            <text:p>0.4470757</text:p>
          </table:table-cell>
          <table:table-cell table:style-name="ce8" office:value-type="float" office:value="0.47585505" calcext:value-type="float">
            <text:p>0.47585505</text:p>
          </table:table-cell>
        </table:table-row>
        <table:table-row table:style-name="ro1">
          <table:table-cell table:style-name="ce2" office:value-type="string" calcext:value-type="string">
            <text:p>18:41:41.846</text:p>
          </table:table-cell>
          <table:table-cell table:style-name="ce8" office:value-type="float" office:value="0.19240008" calcext:value-type="float">
            <text:p>0.19240008</text:p>
          </table:table-cell>
          <table:table-cell table:style-name="ce8" office:value-type="float" office:value="0.46586907" calcext:value-type="float">
            <text:p>0.46586907</text:p>
          </table:table-cell>
          <table:table-cell table:style-name="ce8" office:value-type="float" office:value="0.37070122" calcext:value-type="float">
            <text:p>0.37070122</text:p>
          </table:table-cell>
        </table:table-row>
        <table:table-row table:style-name="ro1">
          <table:table-cell table:style-name="ce2" office:value-type="string" calcext:value-type="string">
            <text:p>18:41:41.918</text:p>
          </table:table-cell>
          <table:table-cell table:style-name="ce8" office:value-type="float" office:value="0.17645597" calcext:value-type="float">
            <text:p>0.17645597</text:p>
          </table:table-cell>
          <table:table-cell table:style-name="ce8" office:value-type="float" office:value="0.4474072" calcext:value-type="float">
            <text:p>0.4474072</text:p>
          </table:table-cell>
          <table:table-cell table:style-name="ce8" office:value-type="float" office:value="0.3459358" calcext:value-type="float">
            <text:p>0.3459358</text:p>
          </table:table-cell>
        </table:table-row>
        <table:table-row table:style-name="ro1">
          <table:table-cell table:style-name="ce2" office:value-type="string" calcext:value-type="string">
            <text:p>18:41:41.987</text:p>
          </table:table-cell>
          <table:table-cell table:style-name="ce8" office:value-type="float" office:value="0.16957697" calcext:value-type="float">
            <text:p>0.16957697</text:p>
          </table:table-cell>
          <table:table-cell table:style-name="ce8" office:value-type="float" office:value="0.3782768" calcext:value-type="float">
            <text:p>0.3782768</text:p>
          </table:table-cell>
          <table:table-cell table:style-name="ce8" office:value-type="float" office:value="0.24915963" calcext:value-type="float">
            <text:p>0.24915963</text:p>
          </table:table-cell>
        </table:table-row>
        <table:table-row table:style-name="ro1">
          <table:table-cell table:style-name="ce2" office:value-type="string" calcext:value-type="string">
            <text:p>18:41:42.058</text:p>
          </table:table-cell>
          <table:table-cell table:style-name="ce8" office:value-type="float" office:value="0.20139857" calcext:value-type="float">
            <text:p>0.20139857</text:p>
          </table:table-cell>
          <table:table-cell table:style-name="ce8" office:value-type="float" office:value="0.3338573" calcext:value-type="float">
            <text:p>0.3338573</text:p>
          </table:table-cell>
          <table:table-cell table:style-name="ce8" office:value-type="float" office:value="0.23984417" calcext:value-type="float">
            <text:p>0.23984417</text:p>
          </table:table-cell>
        </table:table-row>
        <table:table-row table:style-name="ro1">
          <table:table-cell table:style-name="ce2" office:value-type="string" calcext:value-type="string">
            <text:p>18:41:43.169</text:p>
          </table:table-cell>
          <table:table-cell table:style-name="ce8" office:value-type="float" office:value="-0.43089947" calcext:value-type="float">
            <text:p>-0.43089947</text:p>
          </table:table-cell>
          <table:table-cell table:style-name="ce8" office:value-type="float" office:value="0.020320226" calcext:value-type="float">
            <text:p>0.020320226</text:p>
          </table:table-cell>
          <table:table-cell table:style-name="ce8" office:value-type="float" office:value="-0.20689407" calcext:value-type="float">
            <text:p>-0.20689407</text:p>
          </table:table-cell>
        </table:table-row>
        <table:table-row table:style-name="ro1">
          <table:table-cell table:style-name="ce2" office:value-type="string" calcext:value-type="string">
            <text:p>18:41:43.239</text:p>
          </table:table-cell>
          <table:table-cell table:style-name="ce8" office:value-type="float" office:value="-0.3599043" calcext:value-type="float">
            <text:p>-0.3599043</text:p>
          </table:table-cell>
          <table:table-cell table:style-name="ce8" office:value-type="float" office:value="-0.15793252" calcext:value-type="float">
            <text:p>-0.15793252</text:p>
          </table:table-cell>
          <table:table-cell table:style-name="ce8" office:value-type="float" office:value="-0.07502306" calcext:value-type="float">
            <text:p>-0.07502306</text:p>
          </table:table-cell>
        </table:table-row>
        <table:table-row table:style-name="ro1">
          <table:table-cell table:style-name="ce2" office:value-type="string" calcext:value-type="string">
            <text:p>18:41:43.311</text:p>
          </table:table-cell>
          <table:table-cell table:style-name="ce8" office:value-type="float" office:value="-0.30677515" calcext:value-type="float">
            <text:p>-0.30677515</text:p>
          </table:table-cell>
          <table:table-cell table:style-name="ce8" office:value-type="float" office:value="-0.08083556" calcext:value-type="float">
            <text:p>-0.08083556</text:p>
          </table:table-cell>
          <table:table-cell table:style-name="ce8" office:value-type="float" office:value="0.07310422" calcext:value-type="float">
            <text:p>0.07310422</text:p>
          </table:table-cell>
        </table:table-row>
        <table:table-row table:style-name="ro1">
          <table:table-cell table:style-name="ce2" office:value-type="string" calcext:value-type="string">
            <text:p>18:41:43.379</text:p>
          </table:table-cell>
          <table:table-cell table:style-name="ce8" office:value-type="float" office:value="0.044703122" calcext:value-type="float">
            <text:p>0.044703122</text:p>
          </table:table-cell>
          <table:table-cell table:style-name="ce8" office:value-type="float" office:value="-0.22765924" calcext:value-type="float">
            <text:p>-0.22765924</text:p>
          </table:table-cell>
          <table:table-cell table:style-name="ce8" office:value-type="float" office:value="0.4753641" calcext:value-type="float">
            <text:p>0.4753641</text:p>
          </table:table-cell>
        </table:table-row>
        <table:table-row table:style-name="ro1">
          <table:table-cell table:style-name="ce2" office:value-type="string" calcext:value-type="string">
            <text:p>18:41:43.450</text:p>
          </table:table-cell>
          <table:table-cell table:style-name="ce8" office:value-type="float" office:value="0.05561366" calcext:value-type="float">
            <text:p>0.05561366</text:p>
          </table:table-cell>
          <table:table-cell table:style-name="ce8" office:value-type="float" office:value="-0.026695082" calcext:value-type="float">
            <text:p>-0.026695082</text:p>
          </table:table-cell>
          <table:table-cell table:style-name="ce8" office:value-type="float" office:value="0.29796928" calcext:value-type="float">
            <text:p>0.29796928</text:p>
          </table:table-cell>
        </table:table-row>
        <table:table-row table:style-name="ro1">
          <table:table-cell table:style-name="ce2" office:value-type="string" calcext:value-type="string">
            <text:p>18:41:43.519</text:p>
          </table:table-cell>
          <table:table-cell table:style-name="ce8" office:value-type="float" office:value="0.2965855" calcext:value-type="float">
            <text:p>0.2965855</text:p>
          </table:table-cell>
          <table:table-cell table:style-name="ce8" office:value-type="float" office:value="0.12187288" calcext:value-type="float">
            <text:p>0.12187288</text:p>
          </table:table-cell>
          <table:table-cell table:style-name="ce8" office:value-type="float" office:value="0.2240073" calcext:value-type="float">
            <text:p>0.2240073</text:p>
          </table:table-cell>
        </table:table-row>
        <table:table-row table:style-name="ro1">
          <table:table-cell table:style-name="ce2" office:value-type="string" calcext:value-type="string">
            <text:p>18:41:43.590</text:p>
          </table:table-cell>
          <table:table-cell table:style-name="ce8" office:value-type="float" office:value="0.25220528" calcext:value-type="float">
            <text:p>0.25220528</text:p>
          </table:table-cell>
          <table:table-cell table:style-name="ce8" office:value-type="float" office:value="0.22855766" calcext:value-type="float">
            <text:p>0.22855766</text:p>
          </table:table-cell>
          <table:table-cell table:style-name="ce8" office:value-type="float" office:value="0.13568857" calcext:value-type="float">
            <text:p>0.13568857</text:p>
          </table:table-cell>
        </table:table-row>
        <table:table-row table:style-name="ro1">
          <table:table-cell table:style-name="ce2" office:value-type="string" calcext:value-type="string">
            <text:p>18:41:43.658</text:p>
          </table:table-cell>
          <table:table-cell table:style-name="ce8" office:value-type="float" office:value="0.3054271" calcext:value-type="float">
            <text:p>0.3054271</text:p>
          </table:table-cell>
          <table:table-cell table:style-name="ce8" office:value-type="float" office:value="0.21954466" calcext:value-type="float">
            <text:p>0.21954466</text:p>
          </table:table-cell>
          <table:table-cell table:style-name="ce8" office:value-type="float" office:value="0.08762272" calcext:value-type="float">
            <text:p>0.08762272</text:p>
          </table:table-cell>
        </table:table-row>
        <table:table-row table:style-name="ro1">
          <table:table-cell table:style-name="ce2" office:value-type="string" calcext:value-type="string">
            <text:p>18:41:43.729</text:p>
          </table:table-cell>
          <table:table-cell table:style-name="ce8" office:value-type="float" office:value="0.79343915" calcext:value-type="float">
            <text:p>0.79343915</text:p>
          </table:table-cell>
          <table:table-cell table:style-name="ce8" office:value-type="float" office:value="0.293391" calcext:value-type="float">
            <text:p>0.293391</text:p>
          </table:table-cell>
          <table:table-cell table:style-name="ce8" office:value-type="float" office:value="0.63916314" calcext:value-type="float">
            <text:p>0.63916314</text:p>
          </table:table-cell>
        </table:table-row>
        <table:table-row table:style-name="ro1">
          <table:table-cell table:style-name="ce2" office:value-type="string" calcext:value-type="string">
            <text:p>18:41:43.799</text:p>
          </table:table-cell>
          <table:table-cell table:style-name="ce8" office:value-type="float" office:value="0.13797215" calcext:value-type="float">
            <text:p>0.13797215</text:p>
          </table:table-cell>
          <table:table-cell table:style-name="ce8" office:value-type="float" office:value="0.09618081" calcext:value-type="float">
            <text:p>0.09618081</text:p>
          </table:table-cell>
          <table:table-cell table:style-name="ce8" office:value-type="float" office:value="0.19138448" calcext:value-type="float">
            <text:p>0.19138448</text:p>
          </table:table-cell>
        </table:table-row>
        <table:table-row table:style-name="ro1">
          <table:table-cell table:style-name="ce2" office:value-type="string" calcext:value-type="string">
            <text:p>18:41:43.872</text:p>
          </table:table-cell>
          <table:table-cell table:style-name="ce8" office:value-type="float" office:value="0.12549329" calcext:value-type="float">
            <text:p>0.12549329</text:p>
          </table:table-cell>
          <table:table-cell table:style-name="ce8" office:value-type="float" office:value="0.1129299" calcext:value-type="float">
            <text:p>0.1129299</text:p>
          </table:table-cell>
          <table:table-cell table:style-name="ce8" office:value-type="float" office:value="0.058867153" calcext:value-type="float">
            <text:p>0.058867153</text:p>
          </table:table-cell>
        </table:table-row>
        <table:table-row table:style-name="ro1">
          <table:table-cell table:style-name="ce2" office:value-type="string" calcext:value-type="string">
            <text:p>18:41:43.939</text:p>
          </table:table-cell>
          <table:table-cell table:style-name="ce8" office:value-type="float" office:value="0.12546837" calcext:value-type="float">
            <text:p>0.12546837</text:p>
          </table:table-cell>
          <table:table-cell table:style-name="ce8" office:value-type="float" office:value="0.11284298" calcext:value-type="float">
            <text:p>0.11284298</text:p>
          </table:table-cell>
          <table:table-cell table:style-name="ce8" office:value-type="float" office:value="0.03496289" calcext:value-type="float">
            <text:p>0.03496289</text:p>
          </table:table-cell>
        </table:table-row>
        <table:table-row table:style-name="ro1">
          <table:table-cell table:style-name="ce2" office:value-type="string" calcext:value-type="string">
            <text:p>18:41:44.011</text:p>
          </table:table-cell>
          <table:table-cell table:style-name="ce8" office:value-type="float" office:value="0.0977604" calcext:value-type="float">
            <text:p>0.0977604</text:p>
          </table:table-cell>
          <table:table-cell table:style-name="ce8" office:value-type="float" office:value="0.15802841" calcext:value-type="float">
            <text:p>0.15802841</text:p>
          </table:table-cell>
          <table:table-cell table:style-name="ce8" office:value-type="float" office:value="0.04772636" calcext:value-type="float">
            <text:p>0.04772636</text:p>
          </table:table-cell>
        </table:table-row>
        <table:table-row table:style-name="ro1">
          <table:table-cell table:style-name="ce2" office:value-type="string" calcext:value-type="string">
            <text:p>18:41:51.414</text:p>
          </table:table-cell>
          <table:table-cell table:style-name="ce8" office:value-type="float" office:value="-0.58811426" calcext:value-type="float">
            <text:p>-0.58811426</text:p>
          </table:table-cell>
          <table:table-cell table:style-name="ce8" office:value-type="float" office:value="-0.057286147" calcext:value-type="float">
            <text:p>-0.057286147</text:p>
          </table:table-cell>
          <table:table-cell table:style-name="ce8" office:value-type="float" office:value="-0.41253948" calcext:value-type="float">
            <text:p>-0.41253948</text:p>
          </table:table-cell>
        </table:table-row>
        <table:table-row table:style-name="ro1">
          <table:table-cell table:style-name="ce2" office:value-type="string" calcext:value-type="string">
            <text:p>18:41:51.485</text:p>
          </table:table-cell>
          <table:table-cell table:style-name="ce8" office:value-type="float" office:value="-0.57346785" calcext:value-type="float">
            <text:p>-0.57346785</text:p>
          </table:table-cell>
          <table:table-cell table:style-name="ce8" office:value-type="float" office:value="-0.11857411" calcext:value-type="float">
            <text:p>-0.11857411</text:p>
          </table:table-cell>
          <table:table-cell table:style-name="ce8" office:value-type="float" office:value="-0.44049937" calcext:value-type="float">
            <text:p>-0.44049937</text:p>
          </table:table-cell>
        </table:table-row>
        <table:table-row table:style-name="ro1">
          <table:table-cell table:style-name="ce2" office:value-type="string" calcext:value-type="string">
            <text:p>18:41:51.558</text:p>
          </table:table-cell>
          <table:table-cell table:style-name="ce8" office:value-type="float" office:value="-0.53611624" calcext:value-type="float">
            <text:p>-0.53611624</text:p>
          </table:table-cell>
          <table:table-cell table:style-name="ce8" office:value-type="float" office:value="-0.19724403" calcext:value-type="float">
            <text:p>-0.19724403</text:p>
          </table:table-cell>
          <table:table-cell table:style-name="ce8" office:value-type="float" office:value="-0.39491135" calcext:value-type="float">
            <text:p>-0.39491135</text:p>
          </table:table-cell>
        </table:table-row>
        <table:table-row table:style-name="ro1">
          <table:table-cell table:style-name="ce2" office:value-type="string" calcext:value-type="string">
            <text:p>18:41:51.625</text:p>
          </table:table-cell>
          <table:table-cell table:style-name="ce8" office:value-type="float" office:value="-0.44317353" calcext:value-type="float">
            <text:p>-0.44317353</text:p>
          </table:table-cell>
          <table:table-cell table:style-name="ce8" office:value-type="float" office:value="-0.17598155" calcext:value-type="float">
            <text:p>-0.17598155</text:p>
          </table:table-cell>
          <table:table-cell table:style-name="ce8" office:value-type="float" office:value="-0.35432157" calcext:value-type="float">
            <text:p>-0.35432157</text:p>
          </table:table-cell>
        </table:table-row>
        <table:table-row table:style-name="ro1">
          <table:table-cell table:style-name="ce2" office:value-type="string" calcext:value-type="string">
            <text:p>18:41:51.696</text:p>
          </table:table-cell>
          <table:table-cell table:style-name="ce8" office:value-type="float" office:value="-0.34458375" calcext:value-type="float">
            <text:p>-0.34458375</text:p>
          </table:table-cell>
          <table:table-cell table:style-name="ce8" office:value-type="float" office:value="-0.23133264" calcext:value-type="float">
            <text:p>-0.23133264</text:p>
          </table:table-cell>
          <table:table-cell table:style-name="ce8" office:value-type="float" office:value="-0.31691188" calcext:value-type="float">
            <text:p>-0.31691188</text:p>
          </table:table-cell>
        </table:table-row>
        <table:table-row table:style-name="ro1">
          <table:table-cell table:style-name="ce2" office:value-type="string" calcext:value-type="string">
            <text:p>18:41:51.765</text:p>
          </table:table-cell>
          <table:table-cell table:style-name="ce8" office:value-type="float" office:value="-0.24398763" calcext:value-type="float">
            <text:p>-0.24398763</text:p>
          </table:table-cell>
          <table:table-cell table:style-name="ce8" office:value-type="float" office:value="-0.30641714" calcext:value-type="float">
            <text:p>-0.30641714</text:p>
          </table:table-cell>
          <table:table-cell table:style-name="ce8" office:value-type="float" office:value="-0.32938573" calcext:value-type="float">
            <text:p>-0.32938573</text:p>
          </table:table-cell>
        </table:table-row>
        <table:table-row table:style-name="ro1">
          <table:table-cell table:style-name="ce2" office:value-type="string" calcext:value-type="string">
            <text:p>18:41:51.837</text:p>
          </table:table-cell>
          <table:table-cell table:style-name="ce8" office:value-type="float" office:value="-0.13543358" calcext:value-type="float">
            <text:p>-0.13543358</text:p>
          </table:table-cell>
          <table:table-cell table:style-name="ce8" office:value-type="float" office:value="-0.26500884" calcext:value-type="float">
            <text:p>-0.26500884</text:p>
          </table:table-cell>
          <table:table-cell table:style-name="ce8" office:value-type="float" office:value="-0.24041691" calcext:value-type="float">
            <text:p>-0.24041691</text:p>
          </table:table-cell>
        </table:table-row>
        <table:table-row table:style-name="ro1">
          <table:table-cell table:style-name="ce2" office:value-type="string" calcext:value-type="string">
            <text:p>18:42:02.954</text:p>
          </table:table-cell>
          <table:table-cell table:style-name="ce8" office:value-type="float" office:value="0.27449647" calcext:value-type="float">
            <text:p>0.27449647</text:p>
          </table:table-cell>
          <table:table-cell table:style-name="ce8" office:value-type="float" office:value="-0.367048" calcext:value-type="float">
            <text:p>-0.367048</text:p>
          </table:table-cell>
          <table:table-cell table:style-name="ce8" office:value-type="float" office:value="-0.12892407" calcext:value-type="float">
            <text:p>-0.12892407</text:p>
          </table:table-cell>
        </table:table-row>
        <table:table-row table:style-name="ro1">
          <table:table-cell table:style-name="ce2" office:value-type="string" calcext:value-type="string">
            <text:p>18:42:03.021</text:p>
          </table:table-cell>
          <table:table-cell table:style-name="ce8" office:value-type="float" office:value="0.24484956" calcext:value-type="float">
            <text:p>0.24484956</text:p>
          </table:table-cell>
          <table:table-cell table:style-name="ce8" office:value-type="float" office:value="-0.32353163" calcext:value-type="float">
            <text:p>-0.32353163</text:p>
          </table:table-cell>
          <table:table-cell table:style-name="ce8" office:value-type="float" office:value="-0.10943986" calcext:value-type="float">
            <text:p>-0.10943986</text:p>
          </table:table-cell>
        </table:table-row>
        <table:table-row table:style-name="ro1">
          <table:table-cell table:style-name="ce2" office:value-type="string" calcext:value-type="string">
            <text:p>18:42:03.089</text:p>
          </table:table-cell>
          <table:table-cell table:style-name="ce8" office:value-type="float" office:value="0.22058435" calcext:value-type="float">
            <text:p>0.22058435</text:p>
          </table:table-cell>
          <table:table-cell table:style-name="ce8" office:value-type="float" office:value="-0.29029956" calcext:value-type="float">
            <text:p>-0.29029956</text:p>
          </table:table-cell>
          <table:table-cell table:style-name="ce8" office:value-type="float" office:value="-0.09388163" calcext:value-type="float">
            <text:p>-0.09388163</text:p>
          </table:table-cell>
        </table:table-row>
        <table:table-row table:style-name="ro1">
          <table:table-cell table:style-name="ce2" office:value-type="string" calcext:value-type="string">
            <text:p>18:42:03.160</text:p>
          </table:table-cell>
          <table:table-cell table:style-name="ce8" office:value-type="float" office:value="0.197647" calcext:value-type="float">
            <text:p>0.197647</text:p>
          </table:table-cell>
          <table:table-cell table:style-name="ce8" office:value-type="float" office:value="-0.26654306" calcext:value-type="float">
            <text:p>-0.26654306</text:p>
          </table:table-cell>
          <table:table-cell table:style-name="ce8" office:value-type="float" office:value="-0.091305" calcext:value-type="float">
            <text:p>-0.091305</text:p>
          </table:table-cell>
        </table:table-row>
        <table:table-row table:style-name="ro1">
          <table:table-cell table:style-name="ce2" office:value-type="string" calcext:value-type="string">
            <text:p>18:42:03.231</text:p>
          </table:table-cell>
          <table:table-cell table:style-name="ce8" office:value-type="float" office:value="0.17985985" calcext:value-type="float">
            <text:p>0.17985985</text:p>
          </table:table-cell>
          <table:table-cell table:style-name="ce8" office:value-type="float" office:value="-0.24318469" calcext:value-type="float">
            <text:p>-0.24318469</text:p>
          </table:table-cell>
          <table:table-cell table:style-name="ce8" office:value-type="float" office:value="-0.08217451" calcext:value-type="float">
            <text:p>-0.08217451</text:p>
          </table:table-cell>
        </table:table-row>
        <table:table-row table:style-name="ro1">
          <table:table-cell table:style-name="ce2" office:value-type="string" calcext:value-type="string">
            <text:p>18:42:03.301</text:p>
          </table:table-cell>
          <table:table-cell table:style-name="ce8" office:value-type="float" office:value="0.1680262" calcext:value-type="float">
            <text:p>0.1680262</text:p>
          </table:table-cell>
          <table:table-cell table:style-name="ce8" office:value-type="float" office:value="-0.20919827" calcext:value-type="float">
            <text:p>-0.20919827</text:p>
          </table:table-cell>
          <table:table-cell table:style-name="ce8" office:value-type="float" office:value="-0.06978229" calcext:value-type="float">
            <text:p>-0.06978229</text:p>
          </table:table-cell>
        </table:table-row>
        <table:table-row table:style-name="ro1">
          <table:table-cell table:style-name="ce2" office:value-type="string" calcext:value-type="string">
            <text:p>18:42:03.370</text:p>
          </table:table-cell>
          <table:table-cell table:style-name="ce8" office:value-type="float" office:value="0.1439726" calcext:value-type="float">
            <text:p>0.1439726</text:p>
          </table:table-cell>
          <table:table-cell table:style-name="ce8" office:value-type="float" office:value="-0.17970906" calcext:value-type="float">
            <text:p>-0.17970906</text:p>
          </table:table-cell>
          <table:table-cell table:style-name="ce8" office:value-type="float" office:value="-0.060167357" calcext:value-type="float">
            <text:p>-0.060167357</text:p>
          </table:table-cell>
        </table:table-row>
        <table:table-row table:style-name="ro1">
          <table:table-cell table:style-name="ce2" office:value-type="string" calcext:value-type="string">
            <text:p>18:42:14.850</text:p>
          </table:table-cell>
          <table:table-cell table:style-name="ce8" office:value-type="float" office:value="0.03641127" calcext:value-type="float">
            <text:p>0.03641127</text:p>
          </table:table-cell>
          <table:table-cell table:style-name="ce8" office:value-type="float" office:value="0.21003917" calcext:value-type="float">
            <text:p>0.21003917</text:p>
          </table:table-cell>
          <table:table-cell table:style-name="ce8" office:value-type="float" office:value="0.28093237" calcext:value-type="float">
            <text:p>0.28093237</text:p>
          </table:table-cell>
        </table:table-row>
        <table:table-row table:style-name="ro1">
          <table:table-cell table:style-name="ce6" office:value-type="string" calcext:value-type="string">
            <text:p>18:42:14.919</text:p>
          </table:table-cell>
          <table:table-cell table:style-name="ce12" office:value-type="float" office:value="0.04177893" calcext:value-type="float">
            <text:p>0.04177893</text:p>
          </table:table-cell>
          <table:table-cell table:style-name="ce12" office:value-type="float" office:value="0.22067586" calcext:value-type="float">
            <text:p>0.22067586</text:p>
          </table:table-cell>
          <table:table-cell table:style-name="ce12" office:value-type="float" office:value="0.26602277" calcext:value-type="float">
            <text:p>0.26602277</text:p>
          </table:table-cell>
        </table:table-row>
        <table:table-row table:style-name="ro1">
          <table:table-cell table:style-name="ce6" office:value-type="string" calcext:value-type="string">
            <text:p>18:42:14.990</text:p>
          </table:table-cell>
          <table:table-cell table:style-name="ce12" office:value-type="float" office:value="0.072537564" calcext:value-type="float">
            <text:p>0.072537564</text:p>
          </table:table-cell>
          <table:table-cell table:style-name="ce12" office:value-type="float" office:value="0.15092763" calcext:value-type="float">
            <text:p>0.15092763</text:p>
          </table:table-cell>
          <table:table-cell table:style-name="ce12" office:value-type="float" office:value="0.24183747" calcext:value-type="float">
            <text:p>0.24183747</text:p>
          </table:table-cell>
        </table:table-row>
        <table:table-row table:style-name="ro1">
          <table:table-cell table:style-name="ce6" office:value-type="string" calcext:value-type="string">
            <text:p>18:42:15.061</text:p>
          </table:table-cell>
          <table:table-cell table:style-name="ce12" office:value-type="float" office:value="0.07890685" calcext:value-type="float">
            <text:p>0.07890685</text:p>
          </table:table-cell>
          <table:table-cell table:style-name="ce12" office:value-type="float" office:value="0.14396474" calcext:value-type="float">
            <text:p>0.14396474</text:p>
          </table:table-cell>
          <table:table-cell table:style-name="ce12" office:value-type="float" office:value="0.17876211" calcext:value-type="float">
            <text:p>0.17876211</text:p>
          </table:table-cell>
        </table:table-row>
        <table:table-row table:style-name="ro1">
          <table:table-cell table:style-name="ce6" office:value-type="string" calcext:value-type="string">
            <text:p>18:42:15.131</text:p>
          </table:table-cell>
          <table:table-cell table:style-name="ce12" office:value-type="float" office:value="0.025313033" calcext:value-type="float">
            <text:p>0.025313033</text:p>
          </table:table-cell>
          <table:table-cell table:style-name="ce12" office:value-type="float" office:value="0.11594519" calcext:value-type="float">
            <text:p>0.11594519</text:p>
          </table:table-cell>
          <table:table-cell table:style-name="ce12" office:value-type="float" office:value="0.19670135" calcext:value-type="float">
            <text:p>0.19670135</text:p>
          </table:table-cell>
        </table:table-row>
        <table:table-row table:style-name="ro1">
          <table:table-cell table:style-name="ce6" office:value-type="string" calcext:value-type="string">
            <text:p>18:42:15.201</text:p>
          </table:table-cell>
          <table:table-cell table:style-name="ce12" office:value-type="float" office:value="0.06870458" calcext:value-type="float">
            <text:p>0.06870458</text:p>
          </table:table-cell>
          <table:table-cell table:style-name="ce12" office:value-type="float" office:value="0.15686536" calcext:value-type="float">
            <text:p>0.15686536</text:p>
          </table:table-cell>
          <table:table-cell table:style-name="ce12" office:value-type="float" office:value="0.20801267" calcext:value-type="float">
            <text:p>0.20801267</text:p>
          </table:table-cell>
        </table:table-row>
        <table:table-row table:style-name="ro1">
          <table:table-cell table:style-name="ce6" office:value-type="string" calcext:value-type="string">
            <text:p>18:42:15.271</text:p>
          </table:table-cell>
          <table:table-cell table:style-name="ce12" office:value-type="float" office:value="0.011736462" calcext:value-type="float">
            <text:p>0.011736462</text:p>
          </table:table-cell>
          <table:table-cell table:style-name="ce12" office:value-type="float" office:value="0.12316122" calcext:value-type="float">
            <text:p>0.12316122</text:p>
          </table:table-cell>
          <table:table-cell table:style-name="ce12" office:value-type="float" office:value="0.21841253" calcext:value-type="float">
            <text:p>0.21841253</text:p>
          </table:table-cell>
        </table:table-row>
        <table:table-row table:style-name="ro1">
          <table:table-cell table:style-name="ce6" office:value-type="string" calcext:value-type="string">
            <text:p>18:42:17.150</text:p>
          </table:table-cell>
          <table:table-cell table:style-name="ce12" office:value-type="float" office:value="0.009683915" calcext:value-type="float">
            <text:p>0.009683915</text:p>
          </table:table-cell>
          <table:table-cell table:style-name="ce12" office:value-type="float" office:value="0.13809122" calcext:value-type="float">
            <text:p>0.13809122</text:p>
          </table:table-cell>
          <table:table-cell table:style-name="ce12" office:value-type="float" office:value="0.20360254" calcext:value-type="float">
            <text:p>0.20360254</text:p>
          </table:table-cell>
        </table:table-row>
        <table:table-row table:style-name="ro1">
          <table:table-cell table:style-name="ce6" office:value-type="string" calcext:value-type="string">
            <text:p>18:42:17.200</text:p>
          </table:table-cell>
          <table:table-cell table:style-name="ce12" office:value-type="float" office:value="0.8129147" calcext:value-type="float">
            <text:p>0.8129147</text:p>
          </table:table-cell>
          <table:table-cell table:style-name="ce12" office:value-type="float" office:value="-0.058969848" calcext:value-type="float">
            <text:p>-0.058969848</text:p>
          </table:table-cell>
          <table:table-cell table:style-name="ce12" office:value-type="float" office:value="-0.84881335" calcext:value-type="float">
            <text:p>-0.84881335</text:p>
          </table:table-cell>
        </table:table-row>
        <table:table-row table:style-name="ro1">
          <table:table-cell table:style-name="ce6" office:value-type="string" calcext:value-type="string">
            <text:p>18:42:17.270</text:p>
          </table:table-cell>
          <table:table-cell table:style-name="ce12" office:value-type="float" office:value="0.66218966" calcext:value-type="float">
            <text:p>0.66218966</text:p>
          </table:table-cell>
          <table:table-cell table:style-name="ce12" office:value-type="float" office:value="-0.08075844" calcext:value-type="float">
            <text:p>-0.08075844</text:p>
          </table:table-cell>
          <table:table-cell table:style-name="ce12" office:value-type="float" office:value="-0.74261856" calcext:value-type="float">
            <text:p>-0.74261856</text:p>
          </table:table-cell>
        </table:table-row>
        <table:table-row table:style-name="ro1">
          <table:table-cell table:style-name="ce6" office:value-type="string" calcext:value-type="string">
            <text:p>18:42:17.341</text:p>
          </table:table-cell>
          <table:table-cell table:style-name="ce12" office:value-type="float" office:value="0.6243154" calcext:value-type="float">
            <text:p>0.6243154</text:p>
          </table:table-cell>
          <table:table-cell table:style-name="ce12" office:value-type="float" office:value="-0.038624994" calcext:value-type="float">
            <text:p>-0.038624994</text:p>
          </table:table-cell>
          <table:table-cell table:style-name="ce12" office:value-type="float" office:value="-0.6004612" calcext:value-type="float">
            <text:p>-0.6004612</text:p>
          </table:table-cell>
        </table:table-row>
        <table:table-row table:style-name="ro1">
          <table:table-cell table:style-name="ce6" office:value-type="string" calcext:value-type="string">
            <text:p>18:42:17.410</text:p>
          </table:table-cell>
          <table:table-cell table:style-name="ce12" office:value-type="float" office:value="0.62582433" calcext:value-type="float">
            <text:p>0.62582433</text:p>
          </table:table-cell>
          <table:table-cell table:style-name="ce12" office:value-type="float" office:value="-0.052340664" calcext:value-type="float">
            <text:p>-0.052340664</text:p>
          </table:table-cell>
          <table:table-cell table:style-name="ce12" office:value-type="float" office:value="-0.55909187" calcext:value-type="float">
            <text:p>-0.55909187</text:p>
          </table:table-cell>
        </table:table-row>
        <table:table-row table:style-name="ro1">
          <table:table-cell table:style-name="ce6" office:value-type="string" calcext:value-type="string">
            <text:p>18:42:17.485</text:p>
          </table:table-cell>
          <table:table-cell table:style-name="ce12" office:value-type="float" office:value="0.606528" calcext:value-type="float">
            <text:p>0.606528</text:p>
          </table:table-cell>
          <table:table-cell table:style-name="ce12" office:value-type="float" office:value="-0.0488644" calcext:value-type="float">
            <text:p>-0.0488644</text:p>
          </table:table-cell>
          <table:table-cell table:style-name="ce12" office:value-type="float" office:value="-0.5598721" calcext:value-type="float">
            <text:p>-0.5598721</text:p>
          </table:table-cell>
        </table:table-row>
        <table:table-row table:style-name="ro1">
          <table:table-cell table:style-name="ce6" office:value-type="string" calcext:value-type="string">
            <text:p>18:42:17.552</text:p>
          </table:table-cell>
          <table:table-cell table:style-name="ce12" office:value-type="float" office:value="0.4933606" calcext:value-type="float">
            <text:p>0.4933606</text:p>
          </table:table-cell>
          <table:table-cell table:style-name="ce12" office:value-type="float" office:value="-0.093416445" calcext:value-type="float">
            <text:p>-0.093416445</text:p>
          </table:table-cell>
          <table:table-cell table:style-name="ce12" office:value-type="float" office:value="-0.52014464" calcext:value-type="float">
            <text:p>-0.52014464</text:p>
          </table:table-cell>
        </table:table-row>
        <table:table-row table:style-name="ro1">
          <table:table-cell table:style-name="ce6" office:value-type="string" calcext:value-type="string">
            <text:p>18:42:17.622</text:p>
          </table:table-cell>
          <table:table-cell table:style-name="ce12" office:value-type="float" office:value="0.38997173" calcext:value-type="float">
            <text:p>0.38997173</text:p>
          </table:table-cell>
          <table:table-cell table:style-name="ce12" office:value-type="float" office:value="-0.17635995" calcext:value-type="float">
            <text:p>-0.17635995</text:p>
          </table:table-cell>
          <table:table-cell table:style-name="ce12" office:value-type="float" office:value="-0.4483548" calcext:value-type="float">
            <text:p>-0.4483548</text:p>
          </table:table-cell>
        </table:table-row>
        <table:table-row table:style-name="ro1">
          <table:table-cell table:style-name="ce6" office:value-type="string" calcext:value-type="string">
            <text:p>18:42:30.293</text:p>
          </table:table-cell>
          <table:table-cell table:style-name="ce12" office:value-type="float" office:value="-0.23921095" calcext:value-type="float">
            <text:p>-0.23921095</text:p>
          </table:table-cell>
          <table:table-cell table:style-name="ce12" office:value-type="float" office:value="0.22206217" calcext:value-type="float">
            <text:p>0.22206217</text:p>
          </table:table-cell>
          <table:table-cell table:style-name="ce12" office:value-type="float" office:value="0.62831664" calcext:value-type="float">
            <text:p>0.62831664</text:p>
          </table:table-cell>
        </table:table-row>
        <table:table-row table:style-name="ro1">
          <table:table-cell table:style-name="ce6" office:value-type="string" calcext:value-type="string">
            <text:p>18:42:30.363</text:p>
          </table:table-cell>
          <table:table-cell table:style-name="ce12" office:value-type="float" office:value="-0.19968927" calcext:value-type="float">
            <text:p>-0.19968927</text:p>
          </table:table-cell>
          <table:table-cell table:style-name="ce12" office:value-type="float" office:value="0.23127687" calcext:value-type="float">
            <text:p>0.23127687</text:p>
          </table:table-cell>
          <table:table-cell table:style-name="ce12" office:value-type="float" office:value="0.50440097" calcext:value-type="float">
            <text:p>0.50440097</text:p>
          </table:table-cell>
        </table:table-row>
        <table:table-row table:style-name="ro1">
          <table:table-cell table:style-name="ce6" office:value-type="string" calcext:value-type="string">
            <text:p>18:42:30.433</text:p>
          </table:table-cell>
          <table:table-cell table:style-name="ce12" office:value-type="float" office:value="-0.22718129" calcext:value-type="float">
            <text:p>-0.22718129</text:p>
          </table:table-cell>
          <table:table-cell table:style-name="ce12" office:value-type="float" office:value="0.2784617" calcext:value-type="float">
            <text:p>0.2784617</text:p>
          </table:table-cell>
          <table:table-cell table:style-name="ce12" office:value-type="float" office:value="0.5528378" calcext:value-type="float">
            <text:p>0.5528378</text:p>
          </table:table-cell>
        </table:table-row>
        <table:table-row table:style-name="ro1">
          <table:table-cell table:style-name="ce6" office:value-type="string" calcext:value-type="string">
            <text:p>18:42:30.507</text:p>
          </table:table-cell>
          <table:table-cell table:style-name="ce12" office:value-type="float" office:value="-0.3000442" calcext:value-type="float">
            <text:p>-0.3000442</text:p>
          </table:table-cell>
          <table:table-cell table:style-name="ce12" office:value-type="float" office:value="0.26028347" calcext:value-type="float">
            <text:p>0.26028347</text:p>
          </table:table-cell>
          <table:table-cell table:style-name="ce12" office:value-type="float" office:value="0.49403837" calcext:value-type="float">
            <text:p>0.49403837</text:p>
          </table:table-cell>
        </table:table-row>
        <table:table-row table:style-name="ro1">
          <table:table-cell table:style-name="ce6" office:value-type="string" calcext:value-type="string">
            <text:p>18:42:30.575</text:p>
          </table:table-cell>
          <table:table-cell table:style-name="ce12" office:value-type="float" office:value="-0.17401929" calcext:value-type="float">
            <text:p>-0.17401929</text:p>
          </table:table-cell>
          <table:table-cell table:style-name="ce12" office:value-type="float" office:value="0.23711157" calcext:value-type="float">
            <text:p>0.23711157</text:p>
          </table:table-cell>
          <table:table-cell table:style-name="ce12" office:value-type="float" office:value="0.32576245" calcext:value-type="float">
            <text:p>0.32576245</text:p>
          </table:table-cell>
        </table:table-row>
        <table:table-row table:style-name="ro1">
          <table:table-cell table:style-name="ce6" office:value-type="string" calcext:value-type="string">
            <text:p>18:42:30.645</text:p>
          </table:table-cell>
          <table:table-cell table:style-name="ce12" office:value-type="float" office:value="-0.17133904" calcext:value-type="float">
            <text:p>-0.17133904</text:p>
          </table:table-cell>
          <table:table-cell table:style-name="ce12" office:value-type="float" office:value="0.16066606" calcext:value-type="float">
            <text:p>0.16066606</text:p>
          </table:table-cell>
          <table:table-cell table:style-name="ce12" office:value-type="float" office:value="0.2938454" calcext:value-type="float">
            <text:p>0.2938454</text:p>
          </table:table-cell>
        </table:table-row>
        <table:table-row table:style-name="ro1">
          <table:table-cell table:style-name="ce6" office:value-type="string" calcext:value-type="string">
            <text:p>18:42:30.714</text:p>
          </table:table-cell>
          <table:table-cell table:style-name="ce12" office:value-type="float" office:value="-0.21968363" calcext:value-type="float">
            <text:p>-0.21968363</text:p>
          </table:table-cell>
          <table:table-cell table:style-name="ce12" office:value-type="float" office:value="0.11295883" calcext:value-type="float">
            <text:p>0.11295883</text:p>
          </table:table-cell>
          <table:table-cell table:style-name="ce12" office:value-type="float" office:value="0.367952" calcext:value-type="float">
            <text:p>0.367952</text:p>
          </table:table-cell>
        </table:table-row>
        <table:table-row table:style-name="ro1">
          <table:table-cell table:style-name="ce6" office:value-type="string" calcext:value-type="string">
            <text:p>18:42:32.738</text:p>
          </table:table-cell>
          <table:table-cell table:style-name="ce12" office:value-type="float" office:value="0.22833452" calcext:value-type="float">
            <text:p>0.22833452</text:p>
          </table:table-cell>
          <table:table-cell table:style-name="ce12" office:value-type="float" office:value="-0.3123019" calcext:value-type="float">
            <text:p>-0.3123019</text:p>
          </table:table-cell>
          <table:table-cell table:style-name="ce12" office:value-type="float" office:value="-0.22848676" calcext:value-type="float">
            <text:p>-0.22848676</text:p>
          </table:table-cell>
        </table:table-row>
        <table:table-row table:style-name="ro1">
          <table:table-cell table:style-name="ce6" office:value-type="string" calcext:value-type="string">
            <text:p>18:42:32.805</text:p>
          </table:table-cell>
          <table:table-cell table:style-name="ce12" office:value-type="float" office:value="0.19956845" calcext:value-type="float">
            <text:p>0.19956845</text:p>
          </table:table-cell>
          <table:table-cell table:style-name="ce12" office:value-type="float" office:value="-0.2395434" calcext:value-type="float">
            <text:p>-0.2395434</text:p>
          </table:table-cell>
          <table:table-cell table:style-name="ce12" office:value-type="float" office:value="-0.15378262" calcext:value-type="float">
            <text:p>-0.15378262</text:p>
          </table:table-cell>
        </table:table-row>
        <table:table-row table:style-name="ro1">
          <table:table-cell table:style-name="ce6" office:value-type="string" calcext:value-type="string">
            <text:p>18:42:32.878</text:p>
          </table:table-cell>
          <table:table-cell table:style-name="ce12" office:value-type="float" office:value="0.17895243" calcext:value-type="float">
            <text:p>0.17895243</text:p>
          </table:table-cell>
          <table:table-cell table:style-name="ce12" office:value-type="float" office:value="-0.20767891" calcext:value-type="float">
            <text:p>-0.20767891</text:p>
          </table:table-cell>
          <table:table-cell table:style-name="ce12" office:value-type="float" office:value="-0.15422466" calcext:value-type="float">
            <text:p>-0.15422466</text:p>
          </table:table-cell>
        </table:table-row>
        <table:table-row table:style-name="ro1">
          <table:table-cell table:style-name="ce6" office:value-type="string" calcext:value-type="string">
            <text:p>18:42:32.946</text:p>
          </table:table-cell>
          <table:table-cell table:style-name="ce12" office:value-type="float" office:value="0.1738013" calcext:value-type="float">
            <text:p>0.1738013</text:p>
          </table:table-cell>
          <table:table-cell table:style-name="ce12" office:value-type="float" office:value="-0.27238467" calcext:value-type="float">
            <text:p>-0.27238467</text:p>
          </table:table-cell>
          <table:table-cell table:style-name="ce12" office:value-type="float" office:value="-0.12671722" calcext:value-type="float">
            <text:p>-0.12671722</text:p>
          </table:table-cell>
        </table:table-row>
        <table:table-row table:style-name="ro1">
          <table:table-cell table:style-name="ce6" office:value-type="string" calcext:value-type="string">
            <text:p>18:42:33.021</text:p>
          </table:table-cell>
          <table:table-cell table:style-name="ce12" office:value-type="float" office:value="0.13071321" calcext:value-type="float">
            <text:p>0.13071321</text:p>
          </table:table-cell>
          <table:table-cell table:style-name="ce12" office:value-type="float" office:value="-0.20076144" calcext:value-type="float">
            <text:p>-0.20076144</text:p>
          </table:table-cell>
          <table:table-cell table:style-name="ce12" office:value-type="float" office:value="-0.12986584" calcext:value-type="float">
            <text:p>-0.12986584</text:p>
          </table:table-cell>
        </table:table-row>
        <table:table-row table:style-name="ro1">
          <table:table-cell table:style-name="ce6" office:value-type="string" calcext:value-type="string">
            <text:p>18:42:33.087</text:p>
          </table:table-cell>
          <table:table-cell table:style-name="ce12" office:value-type="float" office:value="0.09127471" calcext:value-type="float">
            <text:p>0.09127471</text:p>
          </table:table-cell>
          <table:table-cell table:style-name="ce12" office:value-type="float" office:value="-0.23254077" calcext:value-type="float">
            <text:p>-0.23254077</text:p>
          </table:table-cell>
          <table:table-cell table:style-name="ce12" office:value-type="float" office:value="-0.14412534" calcext:value-type="float">
            <text:p>-0.14412534</text:p>
          </table:table-cell>
        </table:table-row>
        <table:table-row table:style-name="ro1">
          <table:table-cell table:style-name="ce6" office:value-type="string" calcext:value-type="string">
            <text:p>18:42:33.157</text:p>
          </table:table-cell>
          <table:table-cell table:style-name="ce12" office:value-type="float" office:value="0.0652283" calcext:value-type="float">
            <text:p>0.0652283</text:p>
          </table:table-cell>
          <table:table-cell table:style-name="ce12" office:value-type="float" office:value="-0.20445272" calcext:value-type="float">
            <text:p>-0.20445272</text:p>
          </table:table-cell>
          <table:table-cell table:style-name="ce12" office:value-type="float" office:value="-0.13212979" calcext:value-type="float">
            <text:p>-0.13212979</text:p>
          </table:table-cell>
        </table:table-row>
        <table:table-row table:style-name="ro1">
          <table:table-cell table:style-name="ce6" office:value-type="string" calcext:value-type="string">
            <text:p>18:42:42.998</text:p>
          </table:table-cell>
          <table:table-cell table:style-name="ce12" office:value-type="float" office:value="-0.4321637" calcext:value-type="float">
            <text:p>-0.4321637</text:p>
          </table:table-cell>
          <table:table-cell table:style-name="ce12" office:value-type="float" office:value="0.9128676" calcext:value-type="float">
            <text:p>0.9128676</text:p>
          </table:table-cell>
          <table:table-cell table:style-name="ce12" office:value-type="float" office:value="0.1408" calcext:value-type="float">
            <text:p>0.1408</text:p>
          </table:table-cell>
        </table:table-row>
        <table:table-row table:style-name="ro1">
          <table:table-cell table:style-name="ce6" office:value-type="string" calcext:value-type="string">
            <text:p>18:42:43.065</text:p>
          </table:table-cell>
          <table:table-cell table:style-name="ce12" office:value-type="float" office:value="-0.5935128" calcext:value-type="float">
            <text:p>-0.5935128</text:p>
          </table:table-cell>
          <table:table-cell table:style-name="ce12" office:value-type="float" office:value="0.76005733" calcext:value-type="float">
            <text:p>0.76005733</text:p>
          </table:table-cell>
          <table:table-cell table:style-name="ce12" office:value-type="float" office:value="0.34183228" calcext:value-type="float">
            <text:p>0.34183228</text:p>
          </table:table-cell>
        </table:table-row>
        <table:table-row table:style-name="ro1">
          <table:table-cell table:style-name="ce6" office:value-type="string" calcext:value-type="string">
            <text:p>18:42:43.139</text:p>
          </table:table-cell>
          <table:table-cell table:style-name="ce12" office:value-type="float" office:value="-0.93933725" calcext:value-type="float">
            <text:p>-0.93933725</text:p>
          </table:table-cell>
          <table:table-cell table:style-name="ce12" office:value-type="float" office:value="0.2962342" calcext:value-type="float">
            <text:p>0.2962342</text:p>
          </table:table-cell>
          <table:table-cell table:style-name="ce12" office:value-type="float" office:value="0.36016366" calcext:value-type="float">
            <text:p>0.36016366</text:p>
          </table:table-cell>
        </table:table-row>
        <table:table-row table:style-name="ro1">
          <table:table-cell table:style-name="ce6" office:value-type="string" calcext:value-type="string">
            <text:p>18:42:43.207</text:p>
          </table:table-cell>
          <table:table-cell table:style-name="ce12" office:value-type="float" office:value="-0.6010676" calcext:value-type="float">
            <text:p>-0.6010676</text:p>
          </table:table-cell>
          <table:table-cell table:style-name="ce12" office:value-type="float" office:value="0.3529633" calcext:value-type="float">
            <text:p>0.3529633</text:p>
          </table:table-cell>
          <table:table-cell table:style-name="ce12" office:value-type="float" office:value="0.023561371" calcext:value-type="float">
            <text:p>0.023561371</text:p>
          </table:table-cell>
        </table:table-row>
        <table:table-row table:style-name="ro1">
          <table:table-cell table:style-name="ce6" office:value-type="string" calcext:value-type="string">
            <text:p>18:42:43.278</text:p>
          </table:table-cell>
          <table:table-cell table:style-name="ce12" office:value-type="float" office:value="-0.09953017" calcext:value-type="float">
            <text:p>-0.09953017</text:p>
          </table:table-cell>
          <table:table-cell table:style-name="ce12" office:value-type="float" office:value="0.943668" calcext:value-type="float">
            <text:p>0.943668</text:p>
          </table:table-cell>
          <table:table-cell table:style-name="ce12" office:value-type="float" office:value="0.07240151" calcext:value-type="float">
            <text:p>0.07240151</text:p>
          </table:table-cell>
        </table:table-row>
        <table:table-row table:style-name="ro1">
          <table:table-cell table:style-name="ce6" office:value-type="string" calcext:value-type="string">
            <text:p>18:42:43.347</text:p>
          </table:table-cell>
          <table:table-cell table:style-name="ce12" office:value-type="float" office:value="-0.3607197" calcext:value-type="float">
            <text:p>-0.3607197</text:p>
          </table:table-cell>
          <table:table-cell table:style-name="ce12" office:value-type="float" office:value="0.68384707" calcext:value-type="float">
            <text:p>0.68384707</text:p>
          </table:table-cell>
          <table:table-cell table:style-name="ce12" office:value-type="float" office:value="0.1583254" calcext:value-type="float">
            <text:p>0.1583254</text:p>
          </table:table-cell>
        </table:table-row>
        <table:table-row table:style-name="ro1">
          <table:table-cell table:style-name="ce6" office:value-type="string" calcext:value-type="string">
            <text:p>18:42:43.418</text:p>
          </table:table-cell>
          <table:table-cell table:style-name="ce12" office:value-type="float" office:value="-0.8023333" calcext:value-type="float">
            <text:p>-0.8023333</text:p>
          </table:table-cell>
          <table:table-cell table:style-name="ce12" office:value-type="float" office:value="-0.14061676" calcext:value-type="float">
            <text:p>-0.14061676</text:p>
          </table:table-cell>
          <table:table-cell table:style-name="ce12" office:value-type="float" office:value="0.2459841" calcext:value-type="float">
            <text:p>0.2459841</text:p>
          </table:table-cell>
        </table:table-row>
        <table:table-row table:style-name="ro1">
          <table:table-cell table:style-name="ce6" office:value-type="string" calcext:value-type="string">
            <text:p>18:42:45.899</text:p>
          </table:table-cell>
          <table:table-cell table:style-name="ce12" office:value-type="float" office:value="-0.45557165" calcext:value-type="float">
            <text:p>-0.45557165</text:p>
          </table:table-cell>
          <table:table-cell table:style-name="ce12" office:value-type="float" office:value="0.20479257" calcext:value-type="float">
            <text:p>0.20479257</text:p>
          </table:table-cell>
          <table:table-cell table:style-name="ce12" office:value-type="float" office:value="0.17106831" calcext:value-type="float">
            <text:p>0.17106831</text:p>
          </table:table-cell>
        </table:table-row>
        <table:table-row table:style-name="ro1">
          <table:table-cell table:style-name="ce6" office:value-type="string" calcext:value-type="string">
            <text:p>18:42:45.947</text:p>
          </table:table-cell>
          <table:table-cell table:style-name="ce12" office:value-type="float" office:value="-0.00791487" calcext:value-type="float">
            <text:p>-0.00791487</text:p>
          </table:table-cell>
          <table:table-cell table:style-name="ce12" office:value-type="float" office:value="0.9280878" calcext:value-type="float">
            <text:p>0.9280878</text:p>
          </table:table-cell>
          <table:table-cell table:style-name="ce12" office:value-type="float" office:value="-0.08773776" calcext:value-type="float">
            <text:p>-0.08773776</text:p>
          </table:table-cell>
        </table:table-row>
        <table:table-row table:style-name="ro1">
          <table:table-cell table:style-name="ce6" office:value-type="string" calcext:value-type="string">
            <text:p>18:42:46.020</text:p>
          </table:table-cell>
          <table:table-cell table:style-name="ce12" office:value-type="float" office:value="-0.5599555" calcext:value-type="float">
            <text:p>-0.5599555</text:p>
          </table:table-cell>
          <table:table-cell table:style-name="ce12" office:value-type="float" office:value="0.5195319" calcext:value-type="float">
            <text:p>0.5195319</text:p>
          </table:table-cell>
          <table:table-cell table:style-name="ce12" office:value-type="float" office:value="0.0961581" calcext:value-type="float">
            <text:p>0.0961581</text:p>
          </table:table-cell>
        </table:table-row>
        <table:table-row table:style-name="ro1">
          <table:table-cell table:style-name="ce6" office:value-type="string" calcext:value-type="string">
            <text:p>18:42:46.087</text:p>
          </table:table-cell>
          <table:table-cell table:style-name="ce12" office:value-type="float" office:value="-0.77422357" calcext:value-type="float">
            <text:p>-0.77422357</text:p>
          </table:table-cell>
          <table:table-cell table:style-name="ce12" office:value-type="float" office:value="-0.3456293" calcext:value-type="float">
            <text:p>-0.3456293</text:p>
          </table:table-cell>
          <table:table-cell table:style-name="ce12" office:value-type="float" office:value="0.25770932" calcext:value-type="float">
            <text:p>0.25770932</text:p>
          </table:table-cell>
        </table:table-row>
        <table:table-row table:style-name="ro1">
          <table:table-cell table:style-name="ce6" office:value-type="string" calcext:value-type="string">
            <text:p>18:42:46.160</text:p>
          </table:table-cell>
          <table:table-cell table:style-name="ce12" office:value-type="float" office:value="-0.36281684" calcext:value-type="float">
            <text:p>-0.36281684</text:p>
          </table:table-cell>
          <table:table-cell table:style-name="ce12" office:value-type="float" office:value="0.046648473" calcext:value-type="float">
            <text:p>0.046648473</text:p>
          </table:table-cell>
          <table:table-cell table:style-name="ce12" office:value-type="float" office:value="-0.27584973" calcext:value-type="float">
            <text:p>-0.27584973</text:p>
          </table:table-cell>
        </table:table-row>
        <table:table-row table:style-name="ro1">
          <table:table-cell table:style-name="ce6" office:value-type="string" calcext:value-type="string">
            <text:p>18:42:46.229</text:p>
          </table:table-cell>
          <table:table-cell table:style-name="ce12" office:value-type="float" office:value="0.09380177" calcext:value-type="float">
            <text:p>0.09380177</text:p>
          </table:table-cell>
          <table:table-cell table:style-name="ce12" office:value-type="float" office:value="0.70995235" calcext:value-type="float">
            <text:p>0.70995235</text:p>
          </table:table-cell>
          <table:table-cell table:style-name="ce12" office:value-type="float" office:value="-0.012717862" calcext:value-type="float">
            <text:p>-0.012717862</text:p>
          </table:table-cell>
        </table:table-row>
        <table:table-row table:style-name="ro1">
          <table:table-cell table:style-name="ce6" office:value-type="string" calcext:value-type="string">
            <text:p>18:42:46.299</text:p>
          </table:table-cell>
          <table:table-cell table:style-name="ce12" office:value-type="float" office:value="-0.29087138" calcext:value-type="float">
            <text:p>-0.29087138</text:p>
          </table:table-cell>
          <table:table-cell table:style-name="ce12" office:value-type="float" office:value="0.24520715" calcext:value-type="float">
            <text:p>0.24520715</text:p>
          </table:table-cell>
          <table:table-cell table:style-name="ce12" office:value-type="float" office:value="0.03513594" calcext:value-type="float">
            <text:p>0.03513594</text:p>
          </table:table-cell>
        </table:table-row>
        <table:table-row table:style-name="ro1">
          <table:table-cell table:style-name="ce6" office:value-type="string" calcext:value-type="string">
            <text:p>18:42:46.368</text:p>
          </table:table-cell>
          <table:table-cell table:style-name="ce12" office:value-type="float" office:value="-0.48546585" calcext:value-type="float">
            <text:p>-0.48546585</text:p>
          </table:table-cell>
          <table:table-cell table:style-name="ce12" office:value-type="float" office:value="-0.2286544" calcext:value-type="float">
            <text:p>-0.2286544</text:p>
          </table:table-cell>
          <table:table-cell table:style-name="ce12" office:value-type="float" office:value="0.027667267" calcext:value-type="float">
            <text:p>0.027667267</text:p>
          </table:table-cell>
        </table:table-row>
        <table:table-row table:style-name="ro1">
          <table:table-cell table:style-name="ce6" office:value-type="string" calcext:value-type="string">
            <text:p>18:43:00.970</text:p>
          </table:table-cell>
          <table:table-cell table:style-name="ce12" office:value-type="float" office:value="-0.36177284" calcext:value-type="float">
            <text:p>-0.36177284</text:p>
          </table:table-cell>
          <table:table-cell table:style-name="ce12" office:value-type="float" office:value="-0.472537" calcext:value-type="float">
            <text:p>-0.472537</text:p>
          </table:table-cell>
          <table:table-cell table:style-name="ce12" office:value-type="float" office:value="-0.08694028" calcext:value-type="float">
            <text:p>-0.08694028</text:p>
          </table:table-cell>
        </table:table-row>
        <table:table-row table:style-name="ro1">
          <table:table-cell table:style-name="ce6" office:value-type="string" calcext:value-type="string">
            <text:p>18:43:01.041</text:p>
          </table:table-cell>
          <table:table-cell table:style-name="ce12" office:value-type="float" office:value="-0.27527812" calcext:value-type="float">
            <text:p>-0.27527812</text:p>
          </table:table-cell>
          <table:table-cell table:style-name="ce12" office:value-type="float" office:value="0.15545401" calcext:value-type="float">
            <text:p>0.15545401</text:p>
          </table:table-cell>
          <table:table-cell table:style-name="ce12" office:value-type="float" office:value="-0.1929435" calcext:value-type="float">
            <text:p>-0.1929435</text:p>
          </table:table-cell>
        </table:table-row>
        <table:table-row table:style-name="ro1">
          <table:table-cell table:style-name="ce6" office:value-type="string" calcext:value-type="string">
            <text:p>18:43:01.111</text:p>
          </table:table-cell>
          <table:table-cell table:style-name="ce12" office:value-type="float" office:value="-0.31256968" calcext:value-type="float">
            <text:p>-0.31256968</text:p>
          </table:table-cell>
          <table:table-cell table:style-name="ce12" office:value-type="float" office:value="-0.06641465" calcext:value-type="float">
            <text:p>-0.06641465</text:p>
          </table:table-cell>
          <table:table-cell table:style-name="ce12" office:value-type="float" office:value="-0.12486986" calcext:value-type="float">
            <text:p>-0.12486986</text:p>
          </table:table-cell>
        </table:table-row>
        <table:table-row table:style-name="ro1">
          <table:table-cell table:style-name="ce6" office:value-type="string" calcext:value-type="string">
            <text:p>18:43:01.181</text:p>
          </table:table-cell>
          <table:table-cell table:style-name="ce12" office:value-type="float" office:value="-0.22440347" calcext:value-type="float">
            <text:p>-0.22440347</text:p>
          </table:table-cell>
          <table:table-cell table:style-name="ce12" office:value-type="float" office:value="-0.0074782567" calcext:value-type="float">
            <text:p>-0.0074782567</text:p>
          </table:table-cell>
          <table:table-cell table:style-name="ce12" office:value-type="float" office:value="-0.1060108" calcext:value-type="float">
            <text:p>-0.1060108</text:p>
          </table:table-cell>
        </table:table-row>
        <table:table-row table:style-name="ro1">
          <table:table-cell table:style-name="ce6" office:value-type="string" calcext:value-type="string">
            <text:p>18:43:01.251</text:p>
          </table:table-cell>
          <table:table-cell table:style-name="ce12" office:value-type="float" office:value="-0.2612893" calcext:value-type="float">
            <text:p>-0.2612893</text:p>
          </table:table-cell>
          <table:table-cell table:style-name="ce12" office:value-type="float" office:value="-0.46332225" calcext:value-type="float">
            <text:p>-0.46332225</text:p>
          </table:table-cell>
          <table:table-cell table:style-name="ce12" office:value-type="float" office:value="-0.0024653755" calcext:value-type="float">
            <text:p>-0.0024653755</text:p>
          </table:table-cell>
        </table:table-row>
        <table:table-row table:style-name="ro1">
          <table:table-cell table:style-name="ce6" office:value-type="string" calcext:value-type="string">
            <text:p>18:43:01.321</text:p>
          </table:table-cell>
          <table:table-cell table:style-name="ce12" office:value-type="float" office:value="-0.21033135" calcext:value-type="float">
            <text:p>-0.21033135</text:p>
          </table:table-cell>
          <table:table-cell table:style-name="ce12" office:value-type="float" office:value="-0.1977029" calcext:value-type="float">
            <text:p>-0.1977029</text:p>
          </table:table-cell>
          <table:table-cell table:style-name="ce12" office:value-type="float" office:value="-0.07824425" calcext:value-type="float">
            <text:p>-0.07824425</text:p>
          </table:table-cell>
        </table:table-row>
        <table:table-row table:style-name="ro1">
          <table:table-cell table:style-name="ce6" office:value-type="string" calcext:value-type="string">
            <text:p>18:43:01.391</text:p>
          </table:table-cell>
          <table:table-cell table:style-name="ce12" office:value-type="float" office:value="-0.13129035" calcext:value-type="float">
            <text:p>-0.13129035</text:p>
          </table:table-cell>
          <table:table-cell table:style-name="ce12" office:value-type="float" office:value="0.4348848" calcext:value-type="float">
            <text:p>0.4348848</text:p>
          </table:table-cell>
          <table:table-cell table:style-name="ce12" office:value-type="float" office:value="-0.18379872" calcext:value-type="float">
            <text:p>-0.18379872</text:p>
          </table:table-cell>
        </table:table-row>
        <table:table-row table:style-name="ro1">
          <table:table-cell table:style-name="ce6" office:value-type="string" calcext:value-type="string">
            <text:p>18:43:26.052</text:p>
          </table:table-cell>
          <table:table-cell table:style-name="ce12" office:value-type="float" office:value="0.20176056" calcext:value-type="float">
            <text:p>0.20176056</text:p>
          </table:table-cell>
          <table:table-cell table:style-name="ce12" office:value-type="float" office:value="0.5485008" calcext:value-type="float">
            <text:p>0.5485008</text:p>
          </table:table-cell>
          <table:table-cell table:style-name="ce12" office:value-type="float" office:value="0.29512805" calcext:value-type="float">
            <text:p>0.29512805</text:p>
          </table:table-cell>
        </table:table-row>
        <table:table-row table:style-name="ro1">
          <table:table-cell table:style-name="ce6" office:value-type="string" calcext:value-type="string">
            <text:p>18:43:26.119</text:p>
          </table:table-cell>
          <table:table-cell table:style-name="ce12" office:value-type="float" office:value="0.16202885" calcext:value-type="float">
            <text:p>0.16202885</text:p>
          </table:table-cell>
          <table:table-cell table:style-name="ce12" office:value-type="float" office:value="0.14846028" calcext:value-type="float">
            <text:p>0.14846028</text:p>
          </table:table-cell>
          <table:table-cell table:style-name="ce12" office:value-type="float" office:value="0.2829736" calcext:value-type="float">
            <text:p>0.2829736</text:p>
          </table:table-cell>
        </table:table-row>
        <table:table-row table:style-name="ro1">
          <table:table-cell table:style-name="ce6" office:value-type="string" calcext:value-type="string">
            <text:p>18:43:26.188</text:p>
          </table:table-cell>
          <table:table-cell table:style-name="ce12" office:value-type="float" office:value="0.08364334" calcext:value-type="float">
            <text:p>0.08364334</text:p>
          </table:table-cell>
          <table:table-cell table:style-name="ce12" office:value-type="float" office:value="-0.57654196" calcext:value-type="float">
            <text:p>-0.57654196</text:p>
          </table:table-cell>
          <table:table-cell table:style-name="ce12" office:value-type="float" office:value="0.4478159" calcext:value-type="float">
            <text:p>0.4478159</text:p>
          </table:table-cell>
        </table:table-row>
        <table:table-row table:style-name="ro1">
          <table:table-cell table:style-name="ce6" office:value-type="string" calcext:value-type="string">
            <text:p>18:43:26.258</text:p>
          </table:table-cell>
          <table:table-cell table:style-name="ce12" office:value-type="float" office:value="0.0572614" calcext:value-type="float">
            <text:p>0.0572614</text:p>
          </table:table-cell>
          <table:table-cell table:style-name="ce12" office:value-type="float" office:value="-0.026260844" calcext:value-type="float">
            <text:p>-0.026260844</text:p>
          </table:table-cell>
          <table:table-cell table:style-name="ce12" office:value-type="float" office:value="0.08970426" calcext:value-type="float">
            <text:p>0.08970426</text:p>
          </table:table-cell>
        </table:table-row>
        <table:table-row table:style-name="ro1">
          <table:table-cell table:style-name="ce6" office:value-type="string" calcext:value-type="string">
            <text:p>18:43:26.328</text:p>
          </table:table-cell>
          <table:table-cell table:style-name="ce12" office:value-type="float" office:value="0.13393271" calcext:value-type="float">
            <text:p>0.13393271</text:p>
          </table:table-cell>
          <table:table-cell table:style-name="ce12" office:value-type="float" office:value="0.2009258" calcext:value-type="float">
            <text:p>0.2009258</text:p>
          </table:table-cell>
          <table:table-cell table:style-name="ce12" office:value-type="float" office:value="-0.027151952" calcext:value-type="float">
            <text:p>-0.027151952</text:p>
          </table:table-cell>
        </table:table-row>
        <table:table-row table:style-name="ro1">
          <table:table-cell table:style-name="ce6" office:value-type="string" calcext:value-type="string">
            <text:p>18:43:26.402</text:p>
          </table:table-cell>
          <table:table-cell table:style-name="ce12" office:value-type="float" office:value="-0.0011890965" calcext:value-type="float">
            <text:p>-0.0011890965</text:p>
          </table:table-cell>
          <table:table-cell table:style-name="ce12" office:value-type="float" office:value="0.11052071" calcext:value-type="float">
            <text:p>0.11052071</text:p>
          </table:table-cell>
          <table:table-cell table:style-name="ce12" office:value-type="float" office:value="0.15464039" calcext:value-type="float">
            <text:p>0.15464039</text:p>
          </table:table-cell>
        </table:table-row>
        <table:table-row table:style-name="ro1">
          <table:table-cell table:style-name="ce6" office:value-type="string" calcext:value-type="string">
            <text:p>18:43:26.469</text:p>
          </table:table-cell>
          <table:table-cell table:style-name="ce12" office:value-type="float" office:value="0.014969876" calcext:value-type="float">
            <text:p>0.014969876</text:p>
          </table:table-cell>
          <table:table-cell table:style-name="ce12" office:value-type="float" office:value="-0.19913976" calcext:value-type="float">
            <text:p>-0.19913976</text:p>
          </table:table-cell>
          <table:table-cell table:style-name="ce12" office:value-type="float" office:value="0.16818024" calcext:value-type="float">
            <text:p>0.16818024</text:p>
          </table:table-cell>
        </table:table-row>
        <table:table-row table:style-name="ro1">
          <table:table-cell table:style-name="ce6" office:value-type="string" calcext:value-type="string">
            <text:p>18:43:32.232</text:p>
          </table:table-cell>
          <table:table-cell table:style-name="ce12" office:value-type="float" office:value="-0.038602334" calcext:value-type="float">
            <text:p>-0.038602334</text:p>
          </table:table-cell>
          <table:table-cell table:style-name="ce12" office:value-type="float" office:value="-0.10715547" calcext:value-type="float">
            <text:p>-0.10715547</text:p>
          </table:table-cell>
          <table:table-cell table:style-name="ce12" office:value-type="float" office:value="-0.20503421" calcext:value-type="float">
            <text:p>-0.20503421</text:p>
          </table:table-cell>
        </table:table-row>
        <table:table-row table:style-name="ro1">
          <table:table-cell table:style-name="ce6" office:value-type="string" calcext:value-type="string">
            <text:p>18:43:32.304</text:p>
          </table:table-cell>
          <table:table-cell table:style-name="ce12" office:value-type="float" office:value="-0.47199795" calcext:value-type="float">
            <text:p>-0.47199795</text:p>
          </table:table-cell>
          <table:table-cell table:style-name="ce12" office:value-type="float" office:value="-0.5752241" calcext:value-type="float">
            <text:p>-0.5752241</text:p>
          </table:table-cell>
          <table:table-cell table:style-name="ce12" office:value-type="float" office:value="-0.52115184" calcext:value-type="float">
            <text:p>-0.52115184</text:p>
          </table:table-cell>
        </table:table-row>
        <table:table-row table:style-name="ro1">
          <table:table-cell table:style-name="ce6" office:value-type="string" calcext:value-type="string">
            <text:p>18:43:32.376</text:p>
          </table:table-cell>
          <table:table-cell table:style-name="ce12" office:value-type="float" office:value="-0.3298763" calcext:value-type="float">
            <text:p>-0.3298763</text:p>
          </table:table-cell>
          <table:table-cell table:style-name="ce12" office:value-type="float" office:value="-0.3573013" calcext:value-type="float">
            <text:p>-0.3573013</text:p>
          </table:table-cell>
          <table:table-cell table:style-name="ce12" office:value-type="float" office:value="-0.2745787" calcext:value-type="float">
            <text:p>-0.2745787</text:p>
          </table:table-cell>
        </table:table-row>
        <table:table-row table:style-name="ro1">
          <table:table-cell table:style-name="ce6" office:value-type="string" calcext:value-type="string">
            <text:p>18:43:32.444</text:p>
          </table:table-cell>
          <table:table-cell table:style-name="ce12" office:value-type="float" office:value="0.006334035" calcext:value-type="float">
            <text:p>0.006334035</text:p>
          </table:table-cell>
          <table:table-cell table:style-name="ce12" office:value-type="float" office:value="-0.25016004" calcext:value-type="float">
            <text:p>-0.25016004</text:p>
          </table:table-cell>
          <table:table-cell table:style-name="ce12" office:value-type="float" office:value="-0.29699874" calcext:value-type="float">
            <text:p>-0.29699874</text:p>
          </table:table-cell>
        </table:table-row>
        <table:table-row table:style-name="ro1">
          <table:table-cell table:style-name="ce6" office:value-type="string" calcext:value-type="string">
            <text:p>18:43:32.514</text:p>
          </table:table-cell>
          <table:table-cell table:style-name="ce12" office:value-type="float" office:value="0.15511468" calcext:value-type="float">
            <text:p>0.15511468</text:p>
          </table:table-cell>
          <table:table-cell table:style-name="ce12" office:value-type="float" office:value="-0.02101805" calcext:value-type="float">
            <text:p>-0.02101805</text:p>
          </table:table-cell>
          <table:table-cell table:style-name="ce12" office:value-type="float" office:value="0.006480442" calcext:value-type="float">
            <text:p>0.006480442</text:p>
          </table:table-cell>
        </table:table-row>
        <table:table-row table:style-name="ro1">
          <table:table-cell table:style-name="ce6" office:value-type="string" calcext:value-type="string">
            <text:p>18:43:32.584</text:p>
          </table:table-cell>
          <table:table-cell table:style-name="ce12" office:value-type="float" office:value="-0.119893886" calcext:value-type="float">
            <text:p>-0.119893886</text:p>
          </table:table-cell>
          <table:table-cell table:style-name="ce12" office:value-type="float" office:value="-0.23095238" calcext:value-type="float">
            <text:p>-0.23095238</text:p>
          </table:table-cell>
          <table:table-cell table:style-name="ce12" office:value-type="float" office:value="-0.10095475" calcext:value-type="float">
            <text:p>-0.10095475</text:p>
          </table:table-cell>
        </table:table-row>
        <table:table-row table:style-name="ro1">
          <table:table-cell table:style-name="ce6" office:value-type="string" calcext:value-type="string">
            <text:p>18:43:32.654</text:p>
          </table:table-cell>
          <table:table-cell table:style-name="ce12" office:value-type="float" office:value="-0.46474046" calcext:value-type="float">
            <text:p>-0.46474046</text:p>
          </table:table-cell>
          <table:table-cell table:style-name="ce12" office:value-type="float" office:value="-0.44626048" calcext:value-type="float">
            <text:p>-0.44626048</text:p>
          </table:table-cell>
          <table:table-cell table:style-name="ce12" office:value-type="float" office:value="-0.29850084" calcext:value-type="float">
            <text:p>-0.29850084</text:p>
          </table:table-cell>
        </table:table-row>
        <table:table-row table:style-name="ro1">
          <table:table-cell table:style-name="ce6" office:value-type="string" calcext:value-type="string">
            <text:p>18:44:02.956</text:p>
          </table:table-cell>
          <table:table-cell table:style-name="ce12" office:value-type="float" office:value="0.76803726" calcext:value-type="float">
            <text:p>0.76803726</text:p>
          </table:table-cell>
          <table:table-cell table:style-name="ce12" office:value-type="float" office:value="-0.7004625" calcext:value-type="float">
            <text:p>-0.7004625</text:p>
          </table:table-cell>
          <table:table-cell table:style-name="ce12" office:value-type="float" office:value="-0.97463214" calcext:value-type="float">
            <text:p>-0.97463214</text:p>
          </table:table-cell>
        </table:table-row>
        <table:table-row table:style-name="ro1">
          <table:table-cell table:style-name="ce6" office:value-type="string" calcext:value-type="string">
            <text:p>18:44:03.023</text:p>
          </table:table-cell>
          <table:table-cell table:style-name="ce12" office:value-type="float" office:value="0.7775861" calcext:value-type="float">
            <text:p>0.7775861</text:p>
          </table:table-cell>
          <table:table-cell table:style-name="ce12" office:value-type="float" office:value="-0.5352747" calcext:value-type="float">
            <text:p>-0.5352747</text:p>
          </table:table-cell>
          <table:table-cell table:style-name="ce12" office:value-type="float" office:value="-0.89211035" calcext:value-type="float">
            <text:p>-0.89211035</text:p>
          </table:table-cell>
        </table:table-row>
        <table:table-row table:style-name="ro1">
          <table:table-cell table:style-name="ce6" office:value-type="string" calcext:value-type="string">
            <text:p>18:44:03.091</text:p>
          </table:table-cell>
          <table:table-cell table:style-name="ce12" office:value-type="float" office:value="0.74069667" calcext:value-type="float">
            <text:p>0.74069667</text:p>
          </table:table-cell>
          <table:table-cell table:style-name="ce12" office:value-type="float" office:value="-0.38177162" calcext:value-type="float">
            <text:p>-0.38177162</text:p>
          </table:table-cell>
          <table:table-cell table:style-name="ce12" office:value-type="float" office:value="-0.80487686" calcext:value-type="float">
            <text:p>-0.80487686</text:p>
          </table:table-cell>
        </table:table-row>
        <table:table-row table:style-name="ro1">
          <table:table-cell table:style-name="ce6" office:value-type="string" calcext:value-type="string">
            <text:p>18:44:03.161</text:p>
          </table:table-cell>
          <table:table-cell table:style-name="ce12" office:value-type="float" office:value="0.6708018" calcext:value-type="float">
            <text:p>0.6708018</text:p>
          </table:table-cell>
          <table:table-cell table:style-name="ce12" office:value-type="float" office:value="-0.31612864" calcext:value-type="float">
            <text:p>-0.31612864</text:p>
          </table:table-cell>
          <table:table-cell table:style-name="ce12" office:value-type="float" office:value="-0.7344966" calcext:value-type="float">
            <text:p>-0.7344966</text:p>
          </table:table-cell>
        </table:table-row>
        <table:table-row table:style-name="ro1">
          <table:table-cell table:style-name="ce6" office:value-type="string" calcext:value-type="string">
            <text:p>18:44:03.230</text:p>
          </table:table-cell>
          <table:table-cell table:style-name="ce12" office:value-type="float" office:value="0.55933684" calcext:value-type="float">
            <text:p>0.55933684</text:p>
          </table:table-cell>
          <table:table-cell table:style-name="ce12" office:value-type="float" office:value="-0.31923258" calcext:value-type="float">
            <text:p>-0.31923258</text:p>
          </table:table-cell>
          <table:table-cell table:style-name="ce12" office:value-type="float" office:value="-0.61841995" calcext:value-type="float">
            <text:p>-0.61841995</text:p>
          </table:table-cell>
        </table:table-row>
        <table:table-row table:style-name="ro1">
          <table:table-cell table:style-name="ce6" office:value-type="string" calcext:value-type="string">
            <text:p>18:44:03.305</text:p>
          </table:table-cell>
          <table:table-cell table:style-name="ce12" office:value-type="float" office:value="0.37112775" calcext:value-type="float">
            <text:p>0.37112775</text:p>
          </table:table-cell>
          <table:table-cell table:style-name="ce12" office:value-type="float" office:value="-0.31916973" calcext:value-type="float">
            <text:p>-0.31916973</text:p>
          </table:table-cell>
          <table:table-cell table:style-name="ce12" office:value-type="float" office:value="-0.51746666" calcext:value-type="float">
            <text:p>-0.51746666</text:p>
          </table:table-cell>
        </table:table-row>
        <table:table-row table:style-name="ro1">
          <table:table-cell table:style-name="ce6" office:value-type="string" calcext:value-type="string">
            <text:p>18:44:03.372</text:p>
          </table:table-cell>
          <table:table-cell table:style-name="ce12" office:value-type="float" office:value="0.31358042" calcext:value-type="float">
            <text:p>0.31358042</text:p>
          </table:table-cell>
          <table:table-cell table:style-name="ce12" office:value-type="float" office:value="-0.34130552" calcext:value-type="float">
            <text:p>-0.34130552</text:p>
          </table:table-cell>
          <table:table-cell table:style-name="ce12" office:value-type="float" office:value="-0.5101048" calcext:value-type="float">
            <text:p>-0.5101048</text:p>
          </table:table-cell>
        </table:table-row>
        <table:table-row table:style-name="ro1">
          <table:table-cell table:style-name="ce6" office:value-type="string" calcext:value-type="string">
            <text:p>18:44:09.642</text:p>
          </table:table-cell>
          <table:table-cell table:style-name="ce12" office:value-type="float" office:value="0.11676827" calcext:value-type="float">
            <text:p>0.11676827</text:p>
          </table:table-cell>
          <table:table-cell table:style-name="ce12" office:value-type="float" office:value="0.13205843" calcext:value-type="float">
            <text:p>0.13205843</text:p>
          </table:table-cell>
          <table:table-cell table:style-name="ce12" office:value-type="float" office:value="0.7937866" calcext:value-type="float">
            <text:p>0.7937866</text:p>
          </table:table-cell>
        </table:table-row>
        <table:table-row table:style-name="ro1">
          <table:table-cell table:style-name="ce2" office:value-type="string" calcext:value-type="string">
            <text:p>18:44:09.711</text:p>
          </table:table-cell>
          <table:table-cell table:style-name="ce8" office:value-type="float" office:value="0.069056295" calcext:value-type="float">
            <text:p>0.069056295</text:p>
          </table:table-cell>
          <table:table-cell table:style-name="ce8" office:value-type="float" office:value="0.11094245" calcext:value-type="float">
            <text:p>0.11094245</text:p>
          </table:table-cell>
          <table:table-cell table:style-name="ce8" office:value-type="float" office:value="0.7442907" calcext:value-type="float">
            <text:p>0.7442907</text:p>
          </table:table-cell>
        </table:table-row>
        <table:table-row table:style-name="ro1">
          <table:table-cell table:style-name="ce2" office:value-type="string" calcext:value-type="string">
            <text:p>18:44:09.784</text:p>
          </table:table-cell>
          <table:table-cell table:style-name="ce8" office:value-type="float" office:value="0.06742409" calcext:value-type="float">
            <text:p>0.06742409</text:p>
          </table:table-cell>
          <table:table-cell table:style-name="ce8" office:value-type="float" office:value="0.14664997" calcext:value-type="float">
            <text:p>0.14664997</text:p>
          </table:table-cell>
          <table:table-cell table:style-name="ce8" office:value-type="float" office:value="0.6652474" calcext:value-type="float">
            <text:p>0.6652474</text:p>
          </table:table-cell>
        </table:table-row>
        <table:table-row table:style-name="ro1">
          <table:table-cell table:style-name="ce2" office:value-type="string" calcext:value-type="string">
            <text:p>18:44:09.851</text:p>
          </table:table-cell>
          <table:table-cell table:style-name="ce8" office:value-type="float" office:value="0.05189262" calcext:value-type="float">
            <text:p>0.05189262</text:p>
          </table:table-cell>
          <table:table-cell table:style-name="ce8" office:value-type="float" office:value="0.13066663" calcext:value-type="float">
            <text:p>0.13066663</text:p>
          </table:table-cell>
          <table:table-cell table:style-name="ce8" office:value-type="float" office:value="0.5892744" calcext:value-type="float">
            <text:p>0.5892744</text:p>
          </table:table-cell>
        </table:table-row>
        <table:table-row table:style-name="ro1">
          <table:table-cell table:style-name="ce2" office:value-type="string" calcext:value-type="string">
            <text:p>18:44:09.927</text:p>
          </table:table-cell>
          <table:table-cell table:style-name="ce8" office:value-type="float" office:value="0.0346184" calcext:value-type="float">
            <text:p>0.0346184</text:p>
          </table:table-cell>
          <table:table-cell table:style-name="ce8" office:value-type="float" office:value="0.1551732" calcext:value-type="float">
            <text:p>0.1551732</text:p>
          </table:table-cell>
          <table:table-cell table:style-name="ce8" office:value-type="float" office:value="0.5208987" calcext:value-type="float">
            <text:p>0.5208987</text:p>
          </table:table-cell>
        </table:table-row>
        <table:table-row table:style-name="ro1">
          <table:table-cell table:style-name="ce2" office:value-type="string" calcext:value-type="string">
            <text:p>18:44:09.992</text:p>
          </table:table-cell>
          <table:table-cell table:style-name="ce8" office:value-type="float" office:value="0.11860772" calcext:value-type="float">
            <text:p>0.11860772</text:p>
          </table:table-cell>
          <table:table-cell table:style-name="ce8" office:value-type="float" office:value="0.13372324" calcext:value-type="float">
            <text:p>0.13372324</text:p>
          </table:table-cell>
          <table:table-cell table:style-name="ce8" office:value-type="float" office:value="0.47627953" calcext:value-type="float">
            <text:p>0.47627953</text:p>
          </table:table-cell>
        </table:table-row>
        <table:table-row table:style-name="ro1">
          <table:table-cell table:style-name="ce2" office:value-type="string" calcext:value-type="string">
            <text:p>18:44:10.063</text:p>
          </table:table-cell>
          <table:table-cell table:style-name="ce8" office:value-type="float" office:value="0.12564343" calcext:value-type="float">
            <text:p>0.12564343</text:p>
          </table:table-cell>
          <table:table-cell table:style-name="ce8" office:value-type="float" office:value="-0.09256412" calcext:value-type="float">
            <text:p>-0.09256412</text:p>
          </table:table-cell>
          <table:table-cell table:style-name="ce8" office:value-type="float" office:value="0.4572161" calcext:value-type="float">
            <text:p>0.4572161</text:p>
          </table:table-cell>
        </table:table-row>
        <table:table-row table:style-name="ro1">
          <table:table-cell table:style-name="ce2" office:value-type="string" calcext:value-type="string">
            <text:p>18:44:11.101</text:p>
          </table:table-cell>
          <table:table-cell table:style-name="ce8" office:value-type="float" office:value="0.070232406" calcext:value-type="float">
            <text:p>0.070232406</text:p>
          </table:table-cell>
          <table:table-cell table:style-name="ce8" office:value-type="float" office:value="-0.39509973" calcext:value-type="float">
            <text:p>-0.39509973</text:p>
          </table:table-cell>
          <table:table-cell table:style-name="ce8" office:value-type="float" office:value="0.1744095" calcext:value-type="float">
            <text:p>0.1744095</text:p>
          </table:table-cell>
        </table:table-row>
        <table:table-row table:style-name="ro1">
          <table:table-cell table:style-name="ce2" office:value-type="string" calcext:value-type="string">
            <text:p>18:44:11.152</text:p>
          </table:table-cell>
          <table:table-cell table:style-name="ce8" office:value-type="float" office:value="-0.111253716" calcext:value-type="float">
            <text:p>-0.111253716</text:p>
          </table:table-cell>
          <table:table-cell table:style-name="ce8" office:value-type="float" office:value="-0.20551646" calcext:value-type="float">
            <text:p>-0.20551646</text:p>
          </table:table-cell>
          <table:table-cell table:style-name="ce8" office:value-type="float" office:value="0.31978592" calcext:value-type="float">
            <text:p>0.31978592</text:p>
          </table:table-cell>
        </table:table-row>
        <table:table-row table:style-name="ro1">
          <table:table-cell table:style-name="ce2" office:value-type="string" calcext:value-type="string">
            <text:p>18:44:11.222</text:p>
          </table:table-cell>
          <table:table-cell table:style-name="ce8" office:value-type="float" office:value="-0.030255308" calcext:value-type="float">
            <text:p>-0.030255308</text:p>
          </table:table-cell>
          <table:table-cell table:style-name="ce8" office:value-type="float" office:value="-0.16387111" calcext:value-type="float">
            <text:p>-0.16387111</text:p>
          </table:table-cell>
          <table:table-cell table:style-name="ce8" office:value-type="float" office:value="0.19947724" calcext:value-type="float">
            <text:p>0.19947724</text:p>
          </table:table-cell>
        </table:table-row>
        <table:table-row table:style-name="ro1">
          <table:table-cell table:style-name="ce2" office:value-type="string" calcext:value-type="string">
            <text:p>18:44:11.294</text:p>
          </table:table-cell>
          <table:table-cell table:style-name="ce8" office:value-type="float" office:value="0.017594432" calcext:value-type="float">
            <text:p>0.017594432</text:p>
          </table:table-cell>
          <table:table-cell table:style-name="ce8" office:value-type="float" office:value="-0.18769397" calcext:value-type="float">
            <text:p>-0.18769397</text:p>
          </table:table-cell>
          <table:table-cell table:style-name="ce8" office:value-type="float" office:value="0.19381173" calcext:value-type="float">
            <text:p>0.19381173</text:p>
          </table:table-cell>
        </table:table-row>
        <table:table-row table:style-name="ro1">
          <table:table-cell table:style-name="ce2" office:value-type="string" calcext:value-type="string">
            <text:p>18:44:11.362</text:p>
          </table:table-cell>
          <table:table-cell table:style-name="ce8" office:value-type="float" office:value="0.0969141" calcext:value-type="float">
            <text:p>0.0969141</text:p>
          </table:table-cell>
          <table:table-cell table:style-name="ce8" office:value-type="float" office:value="-0.45830446" calcext:value-type="float">
            <text:p>-0.45830446</text:p>
          </table:table-cell>
          <table:table-cell table:style-name="ce8" office:value-type="float" office:value="0.27067083" calcext:value-type="float">
            <text:p>0.27067083</text:p>
          </table:table-cell>
        </table:table-row>
        <table:table-row table:style-name="ro1">
          <table:table-cell table:style-name="ce2" office:value-type="string" calcext:value-type="string">
            <text:p>18:44:11.438</text:p>
          </table:table-cell>
          <table:table-cell table:style-name="ce8" office:value-type="float" office:value="0.08392679" calcext:value-type="float">
            <text:p>0.08392679</text:p>
          </table:table-cell>
          <table:table-cell table:style-name="ce8" office:value-type="float" office:value="-0.0343246" calcext:value-type="float">
            <text:p>-0.0343246</text:p>
          </table:table-cell>
          <table:table-cell table:style-name="ce8" office:value-type="float" office:value="0.0073976824" calcext:value-type="float">
            <text:p>0.0073976824</text:p>
          </table:table-cell>
        </table:table-row>
        <table:table-row table:style-name="ro1">
          <table:table-cell table:style-name="ce2" office:value-type="string" calcext:value-type="string">
            <text:p>18:44:11.503</text:p>
          </table:table-cell>
          <table:table-cell table:style-name="ce8" office:value-type="float" office:value="0.10805364" calcext:value-type="float">
            <text:p>0.10805364</text:p>
          </table:table-cell>
          <table:table-cell table:style-name="ce8" office:value-type="float" office:value="-0.06363137" calcext:value-type="float">
            <text:p>-0.06363137</text:p>
          </table:table-cell>
          <table:table-cell table:style-name="ce8" office:value-type="float" office:value="0.038518216" calcext:value-type="float">
            <text:p>0.038518216</text:p>
          </table:table-cell>
        </table:table-row>
        <table:table-row table:style-name="ro1">
          <table:table-cell table:style-name="ce2" office:value-type="string" calcext:value-type="string">
            <text:p>18:44:11.574</text:p>
          </table:table-cell>
          <table:table-cell table:style-name="ce8" office:value-type="float" office:value="0.08406468" calcext:value-type="float">
            <text:p>0.08406468</text:p>
          </table:table-cell>
          <table:table-cell table:style-name="ce8" office:value-type="float" office:value="-0.078801475" calcext:value-type="float">
            <text:p>-0.078801475</text:p>
          </table:table-cell>
          <table:table-cell table:style-name="ce8" office:value-type="float" office:value="0.018846072" calcext:value-type="float">
            <text:p>0.018846072</text:p>
          </table:table-cell>
        </table:table-row>
        <table:table-row table:style-name="ro1">
          <table:table-cell table:style-name="ce2" office:value-type="string" calcext:value-type="string">
            <text:p>18:44:18.239</text:p>
          </table:table-cell>
          <table:table-cell table:style-name="ce8" office:value-type="float" office:value="0.06664943" calcext:value-type="float">
            <text:p>0.06664943</text:p>
          </table:table-cell>
          <table:table-cell table:style-name="ce8" office:value-type="float" office:value="0.29777986" calcext:value-type="float">
            <text:p>0.29777986</text:p>
          </table:table-cell>
          <table:table-cell table:style-name="ce8" office:value-type="float" office:value="0.26679054" calcext:value-type="float">
            <text:p>0.26679054</text:p>
          </table:table-cell>
        </table:table-row>
        <table:table-row table:style-name="ro1">
          <table:table-cell table:style-name="ce2" office:value-type="string" calcext:value-type="string">
            <text:p>18:44:18.308</text:p>
          </table:table-cell>
          <table:table-cell table:style-name="ce8" office:value-type="float" office:value="0.055370234" calcext:value-type="float">
            <text:p>0.055370234</text:p>
          </table:table-cell>
          <table:table-cell table:style-name="ce8" office:value-type="float" office:value="0.25877336" calcext:value-type="float">
            <text:p>0.25877336</text:p>
          </table:table-cell>
          <table:table-cell table:style-name="ce8" office:value-type="float" office:value="0.25263596" calcext:value-type="float">
            <text:p>0.25263596</text:p>
          </table:table-cell>
        </table:table-row>
        <table:table-row table:style-name="ro1">
          <table:table-cell table:style-name="ce2" office:value-type="string" calcext:value-type="string">
            <text:p>18:44:18.378</text:p>
          </table:table-cell>
          <table:table-cell table:style-name="ce8" office:value-type="float" office:value="0.049613487" calcext:value-type="float">
            <text:p>0.049613487</text:p>
          </table:table-cell>
          <table:table-cell table:style-name="ce8" office:value-type="float" office:value="0.25201222" calcext:value-type="float">
            <text:p>0.25201222</text:p>
          </table:table-cell>
          <table:table-cell table:style-name="ce8" office:value-type="float" office:value="0.21880299" calcext:value-type="float">
            <text:p>0.21880299</text:p>
          </table:table-cell>
        </table:table-row>
        <table:table-row table:style-name="ro1">
          <table:table-cell table:style-name="ce2" office:value-type="string" calcext:value-type="string">
            <text:p>18:44:18.452</text:p>
          </table:table-cell>
          <table:table-cell table:style-name="ce8" office:value-type="float" office:value="0.04531132" calcext:value-type="float">
            <text:p>0.04531132</text:p>
          </table:table-cell>
          <table:table-cell table:style-name="ce8" office:value-type="float" office:value="0.21186963" calcext:value-type="float">
            <text:p>0.21186963</text:p>
          </table:table-cell>
          <table:table-cell table:style-name="ce8" office:value-type="float" office:value="0.21340218" calcext:value-type="float">
            <text:p>0.21340218</text:p>
          </table:table-cell>
        </table:table-row>
        <table:table-row table:style-name="ro1">
          <table:table-cell table:style-name="ce2" office:value-type="string" calcext:value-type="string">
            <text:p>18:44:18.520</text:p>
          </table:table-cell>
          <table:table-cell table:style-name="ce8" office:value-type="float" office:value="0.04781143" calcext:value-type="float">
            <text:p>0.04781143</text:p>
          </table:table-cell>
          <table:table-cell table:style-name="ce8" office:value-type="float" office:value="0.20188871" calcext:value-type="float">
            <text:p>0.20188871</text:p>
          </table:table-cell>
          <table:table-cell table:style-name="ce8" office:value-type="float" office:value="0.1731655" calcext:value-type="float">
            <text:p>0.1731655</text:p>
          </table:table-cell>
        </table:table-row>
        <table:table-row table:style-name="ro1">
          <table:table-cell table:style-name="ce2" office:value-type="string" calcext:value-type="string">
            <text:p>18:44:18.590</text:p>
          </table:table-cell>
          <table:table-cell table:style-name="ce8" office:value-type="float" office:value="0.02655079" calcext:value-type="float">
            <text:p>0.02655079</text:p>
          </table:table-cell>
          <table:table-cell table:style-name="ce8" office:value-type="float" office:value="0.15335512" calcext:value-type="float">
            <text:p>0.15335512</text:p>
          </table:table-cell>
          <table:table-cell table:style-name="ce8" office:value-type="float" office:value="0.16046315" calcext:value-type="float">
            <text:p>0.16046315</text:p>
          </table:table-cell>
        </table:table-row>
        <table:table-row table:style-name="ro1">
          <table:table-cell table:style-name="ce2" office:value-type="string" calcext:value-type="string">
            <text:p>18:44:18.665</text:p>
          </table:table-cell>
          <table:table-cell table:style-name="ce8" office:value-type="float" office:value="0.0065373196" calcext:value-type="float">
            <text:p>0.0065373196</text:p>
          </table:table-cell>
          <table:table-cell table:style-name="ce8" office:value-type="float" office:value="0.14483112" calcext:value-type="float">
            <text:p>0.14483112</text:p>
          </table:table-cell>
          <table:table-cell table:style-name="ce8" office:value-type="float" office:value="0.14353792" calcext:value-type="float">
            <text:p>0.14353792</text:p>
          </table:table-cell>
        </table:table-row>
        <table:table-row table:style-name="ro1">
          <table:table-cell table:style-name="ce2" office:value-type="string" calcext:value-type="string">
            <text:p>18:44:20.241</text:p>
          </table:table-cell>
          <table:table-cell table:style-name="ce8" office:value-type="float" office:value="-0.54123557" calcext:value-type="float">
            <text:p>-0.54123557</text:p>
          </table:table-cell>
          <table:table-cell table:style-name="ce8" office:value-type="float" office:value="-0.11926139" calcext:value-type="float">
            <text:p>-0.11926139</text:p>
          </table:table-cell>
          <table:table-cell table:style-name="ce8" office:value-type="float" office:value="-0.6209623" calcext:value-type="float">
            <text:p>-0.6209623</text:p>
          </table:table-cell>
        </table:table-row>
        <table:table-row table:style-name="ro1">
          <table:table-cell table:style-name="ce2" office:value-type="string" calcext:value-type="string">
            <text:p>18:44:20.311</text:p>
          </table:table-cell>
          <table:table-cell table:style-name="ce8" office:value-type="float" office:value="-0.40823016" calcext:value-type="float">
            <text:p>-0.40823016</text:p>
          </table:table-cell>
          <table:table-cell table:style-name="ce8" office:value-type="float" office:value="-0.13084598" calcext:value-type="float">
            <text:p>-0.13084598</text:p>
          </table:table-cell>
          <table:table-cell table:style-name="ce8" office:value-type="float" office:value="-0.60127336" calcext:value-type="float">
            <text:p>-0.60127336</text:p>
          </table:table-cell>
        </table:table-row>
        <table:table-row table:style-name="ro1">
          <table:table-cell table:style-name="ce2" office:value-type="string" calcext:value-type="string">
            <text:p>18:44:20.383</text:p>
          </table:table-cell>
          <table:table-cell table:style-name="ce8" office:value-type="float" office:value="-0.38300774" calcext:value-type="float">
            <text:p>-0.38300774</text:p>
          </table:table-cell>
          <table:table-cell table:style-name="ce8" office:value-type="float" office:value="-0.11029068" calcext:value-type="float">
            <text:p>-0.11029068</text:p>
          </table:table-cell>
          <table:table-cell table:style-name="ce8" office:value-type="float" office:value="-0.58706886" calcext:value-type="float">
            <text:p>-0.58706886</text:p>
          </table:table-cell>
        </table:table-row>
        <table:table-row table:style-name="ro1">
          <table:table-cell table:style-name="ce2" office:value-type="string" calcext:value-type="string">
            <text:p>18:44:20.451</text:p>
          </table:table-cell>
          <table:table-cell table:style-name="ce8" office:value-type="float" office:value="-0.3029589" calcext:value-type="float">
            <text:p>-0.3029589</text:p>
          </table:table-cell>
          <table:table-cell table:style-name="ce8" office:value-type="float" office:value="-0.20143445" calcext:value-type="float">
            <text:p>-0.20143445</text:p>
          </table:table-cell>
          <table:table-cell table:style-name="ce8" office:value-type="float" office:value="-0.45233655" calcext:value-type="float">
            <text:p>-0.45233655</text:p>
          </table:table-cell>
        </table:table-row>
        <table:table-row table:style-name="ro1">
          <table:table-cell table:style-name="ce2" office:value-type="string" calcext:value-type="string">
            <text:p>18:44:20.524</text:p>
          </table:table-cell>
          <table:table-cell table:style-name="ce8" office:value-type="float" office:value="-0.30496284" calcext:value-type="float">
            <text:p>-0.30496284</text:p>
          </table:table-cell>
          <table:table-cell table:style-name="ce8" office:value-type="float" office:value="-0.20853712" calcext:value-type="float">
            <text:p>-0.20853712</text:p>
          </table:table-cell>
          <table:table-cell table:style-name="ce8" office:value-type="float" office:value="-0.2157211" calcext:value-type="float">
            <text:p>-0.2157211</text:p>
          </table:table-cell>
        </table:table-row>
        <table:table-row table:style-name="ro1">
          <table:table-cell table:style-name="ce2" office:value-type="string" calcext:value-type="string">
            <text:p>18:44:20.592</text:p>
          </table:table-cell>
          <table:table-cell table:style-name="ce8" office:value-type="float" office:value="-0.300614" calcext:value-type="float">
            <text:p>-0.300614</text:p>
          </table:table-cell>
          <table:table-cell table:style-name="ce8" office:value-type="float" office:value="-0.15582302" calcext:value-type="float">
            <text:p>-0.15582302</text:p>
          </table:table-cell>
          <table:table-cell table:style-name="ce8" office:value-type="float" office:value="-0.06121442" calcext:value-type="float">
            <text:p>-0.06121442</text:p>
          </table:table-cell>
        </table:table-row>
        <table:table-row table:style-name="ro1">
          <table:table-cell table:style-name="ce2" office:value-type="string" calcext:value-type="string">
            <text:p>18:44:20.663</text:p>
          </table:table-cell>
          <table:table-cell table:style-name="ce8" office:value-type="float" office:value="-0.15255947" calcext:value-type="float">
            <text:p>-0.15255947</text:p>
          </table:table-cell>
          <table:table-cell table:style-name="ce8" office:value-type="float" office:value="-0.110577606" calcext:value-type="float">
            <text:p>-0.110577606</text:p>
          </table:table-cell>
          <table:table-cell table:style-name="ce8" office:value-type="float" office:value="-0.011806845" calcext:value-type="float">
            <text:p>-0.011806845</text:p>
          </table:table-cell>
        </table:table-row>
        <table:table-row table:style-name="ro1">
          <table:table-cell table:style-name="ce2" office:value-type="string" calcext:value-type="string">
            <text:p>18:44:29.262</text:p>
          </table:table-cell>
          <table:table-cell table:style-name="ce8" office:value-type="float" office:value="0.25776485" calcext:value-type="float">
            <text:p>0.25776485</text:p>
          </table:table-cell>
          <table:table-cell table:style-name="ce8" office:value-type="float" office:value="0.17931317" calcext:value-type="float">
            <text:p>0.17931317</text:p>
          </table:table-cell>
          <table:table-cell table:style-name="ce8" office:value-type="float" office:value="0.38466188" calcext:value-type="float">
            <text:p>0.38466188</text:p>
          </table:table-cell>
        </table:table-row>
        <table:table-row table:style-name="ro1">
          <table:table-cell table:style-name="ce2" office:value-type="string" calcext:value-type="string">
            <text:p>18:44:29.329</text:p>
          </table:table-cell>
          <table:table-cell table:style-name="ce8" office:value-type="float" office:value="0.24143659" calcext:value-type="float">
            <text:p>0.24143659</text:p>
          </table:table-cell>
          <table:table-cell table:style-name="ce8" office:value-type="float" office:value="0.19961423" calcext:value-type="float">
            <text:p>0.19961423</text:p>
          </table:table-cell>
          <table:table-cell table:style-name="ce8" office:value-type="float" office:value="0.3347699" calcext:value-type="float">
            <text:p>0.3347699</text:p>
          </table:table-cell>
        </table:table-row>
        <table:table-row table:style-name="ro1">
          <table:table-cell table:style-name="ce2" office:value-type="string" calcext:value-type="string">
            <text:p>18:44:29.403</text:p>
          </table:table-cell>
          <table:table-cell table:style-name="ce8" office:value-type="float" office:value="0.25794235" calcext:value-type="float">
            <text:p>0.25794235</text:p>
          </table:table-cell>
          <table:table-cell table:style-name="ce8" office:value-type="float" office:value="0.22293895" calcext:value-type="float">
            <text:p>0.22293895</text:p>
          </table:table-cell>
          <table:table-cell table:style-name="ce8" office:value-type="float" office:value="0.3208486" calcext:value-type="float">
            <text:p>0.3208486</text:p>
          </table:table-cell>
        </table:table-row>
        <table:table-row table:style-name="ro1">
          <table:table-cell table:style-name="ce2" office:value-type="string" calcext:value-type="string">
            <text:p>18:44:29.471</text:p>
          </table:table-cell>
          <table:table-cell table:style-name="ce8" office:value-type="float" office:value="0.32619107" calcext:value-type="float">
            <text:p>0.32619107</text:p>
          </table:table-cell>
          <table:table-cell table:style-name="ce8" office:value-type="float" office:value="0.06902886" calcext:value-type="float">
            <text:p>0.06902886</text:p>
          </table:table-cell>
          <table:table-cell table:style-name="ce8" office:value-type="float" office:value="0.36962315" calcext:value-type="float">
            <text:p>0.36962315</text:p>
          </table:table-cell>
        </table:table-row>
        <table:table-row table:style-name="ro1">
          <table:table-cell table:style-name="ce2" office:value-type="string" calcext:value-type="string">
            <text:p>18:44:29.541</text:p>
          </table:table-cell>
          <table:table-cell table:style-name="ce8" office:value-type="float" office:value="0.23512472" calcext:value-type="float">
            <text:p>0.23512472</text:p>
          </table:table-cell>
          <table:table-cell table:style-name="ce8" office:value-type="float" office:value="-0.06685352" calcext:value-type="float">
            <text:p>-0.06685352</text:p>
          </table:table-cell>
          <table:table-cell table:style-name="ce8" office:value-type="float" office:value="0.2383981" calcext:value-type="float">
            <text:p>0.2383981</text:p>
          </table:table-cell>
        </table:table-row>
        <table:table-row table:style-name="ro1">
          <table:table-cell table:style-name="ce2" office:value-type="string" calcext:value-type="string">
            <text:p>18:44:29.611</text:p>
          </table:table-cell>
          <table:table-cell table:style-name="ce8" office:value-type="float" office:value="-0.017562572" calcext:value-type="float">
            <text:p>-0.017562572</text:p>
          </table:table-cell>
          <table:table-cell table:style-name="ce8" office:value-type="float" office:value="-0.5596066" calcext:value-type="float">
            <text:p>-0.5596066</text:p>
          </table:table-cell>
          <table:table-cell table:style-name="ce8" office:value-type="float" office:value="-0.114152625" calcext:value-type="float">
            <text:p>-0.114152625</text:p>
          </table:table-cell>
        </table:table-row>
        <table:table-row table:style-name="ro1">
          <table:table-cell table:style-name="ce2" office:value-type="string" calcext:value-type="string">
            <text:p>18:44:29.681</text:p>
          </table:table-cell>
          <table:table-cell table:style-name="ce8" office:value-type="float" office:value="-0.2150983" calcext:value-type="float">
            <text:p>-0.2150983</text:p>
          </table:table-cell>
          <table:table-cell table:style-name="ce8" office:value-type="float" office:value="-0.49837252" calcext:value-type="float">
            <text:p>-0.49837252</text:p>
          </table:table-cell>
          <table:table-cell table:style-name="ce8" office:value-type="float" office:value="-0.41914362" calcext:value-type="float">
            <text:p>-0.41914362</text:p>
          </table:table-cell>
        </table:table-row>
        <table:table-row table:style-name="ro1">
          <table:table-cell table:style-name="ce2" office:value-type="string" calcext:value-type="string">
            <text:p>18:44:30.601</text:p>
          </table:table-cell>
          <table:table-cell table:style-name="ce8" office:value-type="float" office:value="-0.197983" calcext:value-type="float">
            <text:p>-0.197983</text:p>
          </table:table-cell>
          <table:table-cell table:style-name="ce8" office:value-type="float" office:value="-0.1817872" calcext:value-type="float">
            <text:p>-0.1817872</text:p>
          </table:table-cell>
          <table:table-cell table:style-name="ce8" office:value-type="float" office:value="-0.43260032" calcext:value-type="float">
            <text:p>-0.43260032</text:p>
          </table:table-cell>
        </table:table-row>
        <table:table-row table:style-name="ro1">
          <table:table-cell table:style-name="ce2" office:value-type="string" calcext:value-type="string">
            <text:p>18:44:30.648</text:p>
          </table:table-cell>
          <table:table-cell table:style-name="ce8" office:value-type="float" office:value="-0.23926866" calcext:value-type="float">
            <text:p>-0.23926866</text:p>
          </table:table-cell>
          <table:table-cell table:style-name="ce8" office:value-type="float" office:value="-0.032431725" calcext:value-type="float">
            <text:p>-0.032431725</text:p>
          </table:table-cell>
          <table:table-cell table:style-name="ce8" office:value-type="float" office:value="-0.38011178" calcext:value-type="float">
            <text:p>-0.38011178</text:p>
          </table:table-cell>
        </table:table-row>
        <table:table-row table:style-name="ro1">
          <table:table-cell table:style-name="ce2" office:value-type="string" calcext:value-type="string">
            <text:p>18:44:30.719</text:p>
          </table:table-cell>
          <table:table-cell table:style-name="ce8" office:value-type="float" office:value="-0.12657228" calcext:value-type="float">
            <text:p>-0.12657228</text:p>
          </table:table-cell>
          <table:table-cell table:style-name="ce8" office:value-type="float" office:value="-0.29329988" calcext:value-type="float">
            <text:p>-0.29329988</text:p>
          </table:table-cell>
          <table:table-cell table:style-name="ce8" office:value-type="float" office:value="-0.4488877" calcext:value-type="float">
            <text:p>-0.4488877</text:p>
          </table:table-cell>
        </table:table-row>
        <table:table-row table:style-name="ro1">
          <table:table-cell table:style-name="ce2" office:value-type="string" calcext:value-type="string">
            <text:p>18:44:30.790</text:p>
          </table:table-cell>
          <table:table-cell table:style-name="ce8" office:value-type="float" office:value="-0.067992195" calcext:value-type="float">
            <text:p>-0.067992195</text:p>
          </table:table-cell>
          <table:table-cell table:style-name="ce8" office:value-type="float" office:value="-0.30857438" calcext:value-type="float">
            <text:p>-0.30857438</text:p>
          </table:table-cell>
          <table:table-cell table:style-name="ce8" office:value-type="float" office:value="-0.42047846" calcext:value-type="float">
            <text:p>-0.42047846</text:p>
          </table:table-cell>
        </table:table-row>
        <table:table-row table:style-name="ro1">
          <table:table-cell table:style-name="ce2" office:value-type="string" calcext:value-type="string">
            <text:p>18:44:30.859</text:p>
          </table:table-cell>
          <table:table-cell table:style-name="ce8" office:value-type="float" office:value="0.0776742" calcext:value-type="float">
            <text:p>0.0776742</text:p>
          </table:table-cell>
          <table:table-cell table:style-name="ce8" office:value-type="float" office:value="-0.47810754" calcext:value-type="float">
            <text:p>-0.47810754</text:p>
          </table:table-cell>
          <table:table-cell table:style-name="ce8" office:value-type="float" office:value="-0.2540654" calcext:value-type="float">
            <text:p>-0.2540654</text:p>
          </table:table-cell>
        </table:table-row>
        <table:table-row table:style-name="ro1">
          <table:table-cell table:style-name="ce2" office:value-type="string" calcext:value-type="string">
            <text:p>18:44:30.934</text:p>
          </table:table-cell>
          <table:table-cell table:style-name="ce8" office:value-type="float" office:value="0.15384233" calcext:value-type="float">
            <text:p>0.15384233</text:p>
          </table:table-cell>
          <table:table-cell table:style-name="ce8" office:value-type="float" office:value="-0.27648827" calcext:value-type="float">
            <text:p>-0.27648827</text:p>
          </table:table-cell>
          <table:table-cell table:style-name="ce8" office:value-type="float" office:value="-0.33808264" calcext:value-type="float">
            <text:p>-0.33808264</text:p>
          </table:table-cell>
        </table:table-row>
        <table:table-row table:style-name="ro1">
          <table:table-cell table:style-name="ce2" office:value-type="string" calcext:value-type="string">
            <text:p>18:44:31.000</text:p>
          </table:table-cell>
          <table:table-cell table:style-name="ce8" office:value-type="float" office:value="0.22173443" calcext:value-type="float">
            <text:p>0.22173443</text:p>
          </table:table-cell>
          <table:table-cell table:style-name="ce8" office:value-type="float" office:value="-0.2510367" calcext:value-type="float">
            <text:p>-0.2510367</text:p>
          </table:table-cell>
          <table:table-cell table:style-name="ce8" office:value-type="float" office:value="-0.24912302" calcext:value-type="float">
            <text:p>-0.24912302</text:p>
          </table:table-cell>
        </table:table-row>
        <table:table-row table:style-name="ro1">
          <table:table-cell table:style-name="ce2" office:value-type="string" calcext:value-type="string">
            <text:p>18:44:31.070</text:p>
          </table:table-cell>
          <table:table-cell table:style-name="ce8" office:value-type="float" office:value="0.13320358" calcext:value-type="float">
            <text:p>0.13320358</text:p>
          </table:table-cell>
          <table:table-cell table:style-name="ce8" office:value-type="float" office:value="-0.3232718" calcext:value-type="float">
            <text:p>-0.3232718</text:p>
          </table:table-cell>
          <table:table-cell table:style-name="ce8" office:value-type="float" office:value="-0.12753104" calcext:value-type="float">
            <text:p>-0.12753104</text:p>
          </table:table-cell>
        </table:table-row>
        <table:table-row table:style-name="ro1">
          <table:table-cell table:style-name="ce2" office:value-type="string" calcext:value-type="string">
            <text:p>18:44:34.004</text:p>
          </table:table-cell>
          <table:table-cell table:style-name="ce8" office:value-type="float" office:value="0.19151409" calcext:value-type="float">
            <text:p>0.19151409</text:p>
          </table:table-cell>
          <table:table-cell table:style-name="ce8" office:value-type="float" office:value="0.40910417" calcext:value-type="float">
            <text:p>0.40910417</text:p>
          </table:table-cell>
          <table:table-cell table:style-name="ce8" office:value-type="float" office:value="0.5734057" calcext:value-type="float">
            <text:p>0.5734057</text:p>
          </table:table-cell>
        </table:table-row>
        <table:table-row table:style-name="ro1">
          <table:table-cell table:style-name="ce2" office:value-type="string" calcext:value-type="string">
            <text:p>18:44:34.073</text:p>
          </table:table-cell>
          <table:table-cell table:style-name="ce8" office:value-type="float" office:value="0.12995547" calcext:value-type="float">
            <text:p>0.12995547</text:p>
          </table:table-cell>
          <table:table-cell table:style-name="ce8" office:value-type="float" office:value="0.3644584" calcext:value-type="float">
            <text:p>0.3644584</text:p>
          </table:table-cell>
          <table:table-cell table:style-name="ce8" office:value-type="float" office:value="0.4530036" calcext:value-type="float">
            <text:p>0.4530036</text:p>
          </table:table-cell>
        </table:table-row>
        <table:table-row table:style-name="ro1">
          <table:table-cell table:style-name="ce2" office:value-type="string" calcext:value-type="string">
            <text:p>18:44:34.146</text:p>
          </table:table-cell>
          <table:table-cell table:style-name="ce8" office:value-type="float" office:value="0.0571943" calcext:value-type="float">
            <text:p>0.0571943</text:p>
          </table:table-cell>
          <table:table-cell table:style-name="ce8" office:value-type="float" office:value="0.3121923" calcext:value-type="float">
            <text:p>0.3121923</text:p>
          </table:table-cell>
          <table:table-cell table:style-name="ce8" office:value-type="float" office:value="0.35496885" calcext:value-type="float">
            <text:p>0.35496885</text:p>
          </table:table-cell>
        </table:table-row>
        <table:table-row table:style-name="ro1">
          <table:table-cell table:style-name="ce2" office:value-type="string" calcext:value-type="string">
            <text:p>18:44:34.215</text:p>
          </table:table-cell>
          <table:table-cell table:style-name="ce8" office:value-type="float" office:value="0.09783718" calcext:value-type="float">
            <text:p>0.09783718</text:p>
          </table:table-cell>
          <table:table-cell table:style-name="ce8" office:value-type="float" office:value="0.3060219" calcext:value-type="float">
            <text:p>0.3060219</text:p>
          </table:table-cell>
          <table:table-cell table:style-name="ce8" office:value-type="float" office:value="0.35045344" calcext:value-type="float">
            <text:p>0.35045344</text:p>
          </table:table-cell>
        </table:table-row>
        <table:table-row table:style-name="ro1">
          <table:table-cell table:style-name="ce2" office:value-type="string" calcext:value-type="string">
            <text:p>18:44:34.286</text:p>
          </table:table-cell>
          <table:table-cell table:style-name="ce8" office:value-type="float" office:value="0.099039786" calcext:value-type="float">
            <text:p>0.099039786</text:p>
          </table:table-cell>
          <table:table-cell table:style-name="ce8" office:value-type="float" office:value="0.28992167" calcext:value-type="float">
            <text:p>0.28992167</text:p>
          </table:table-cell>
          <table:table-cell table:style-name="ce8" office:value-type="float" office:value="0.3006864" calcext:value-type="float">
            <text:p>0.3006864</text:p>
          </table:table-cell>
        </table:table-row>
        <table:table-row table:style-name="ro1">
          <table:table-cell table:style-name="ce2" office:value-type="string" calcext:value-type="string">
            <text:p>18:44:34.355</text:p>
          </table:table-cell>
          <table:table-cell table:style-name="ce8" office:value-type="float" office:value="0.13681647" calcext:value-type="float">
            <text:p>0.13681647</text:p>
          </table:table-cell>
          <table:table-cell table:style-name="ce8" office:value-type="float" office:value="0.17194028" calcext:value-type="float">
            <text:p>0.17194028</text:p>
          </table:table-cell>
          <table:table-cell table:style-name="ce8" office:value-type="float" office:value="0.34378678" calcext:value-type="float">
            <text:p>0.34378678</text:p>
          </table:table-cell>
        </table:table-row>
        <table:table-row table:style-name="ro1">
          <table:table-cell table:style-name="ce2" office:value-type="string" calcext:value-type="string">
            <text:p>18:44:34.426</text:p>
          </table:table-cell>
          <table:table-cell table:style-name="ce8" office:value-type="float" office:value="0.11720221" calcext:value-type="float">
            <text:p>0.11720221</text:p>
          </table:table-cell>
          <table:table-cell table:style-name="ce8" office:value-type="float" office:value="0.1354103" calcext:value-type="float">
            <text:p>0.1354103</text:p>
          </table:table-cell>
          <table:table-cell table:style-name="ce8" office:value-type="float" office:value="0.30347544" calcext:value-type="float">
            <text:p>0.30347544</text:p>
          </table:table-cell>
        </table:table-row>
        <table:table-row table:style-name="ro1">
          <table:table-cell table:style-name="ce2" office:value-type="string" calcext:value-type="string">
            <text:p>18:44:35.578</text:p>
          </table:table-cell>
          <table:table-cell table:style-name="ce8" office:value-type="float" office:value="-0.4932729" calcext:value-type="float">
            <text:p>-0.4932729</text:p>
          </table:table-cell>
          <table:table-cell table:style-name="ce8" office:value-type="float" office:value="0.14076577" calcext:value-type="float">
            <text:p>0.14076577</text:p>
          </table:table-cell>
          <table:table-cell table:style-name="ce8" office:value-type="float" office:value="-0.5242598" calcext:value-type="float">
            <text:p>-0.5242598</text:p>
          </table:table-cell>
        </table:table-row>
        <table:table-row table:style-name="ro1">
          <table:table-cell table:style-name="ce2" office:value-type="string" calcext:value-type="string">
            <text:p>18:44:35.647</text:p>
          </table:table-cell>
          <table:table-cell table:style-name="ce8" office:value-type="float" office:value="-0.55556667" calcext:value-type="float">
            <text:p>-0.55556667</text:p>
          </table:table-cell>
          <table:table-cell table:style-name="ce8" office:value-type="float" office:value="0.08889623" calcext:value-type="float">
            <text:p>0.08889623</text:p>
          </table:table-cell>
          <table:table-cell table:style-name="ce8" office:value-type="float" office:value="-0.5008377" calcext:value-type="float">
            <text:p>-0.5008377</text:p>
          </table:table-cell>
        </table:table-row>
        <table:table-row table:style-name="ro1">
          <table:table-cell table:style-name="ce2" office:value-type="string" calcext:value-type="string">
            <text:p>18:44:35.719</text:p>
          </table:table-cell>
          <table:table-cell table:style-name="ce8" office:value-type="float" office:value="-0.49209988" calcext:value-type="float">
            <text:p>-0.49209988</text:p>
          </table:table-cell>
          <table:table-cell table:style-name="ce8" office:value-type="float" office:value="0.06967945" calcext:value-type="float">
            <text:p>0.06967945</text:p>
          </table:table-cell>
          <table:table-cell table:style-name="ce8" office:value-type="float" office:value="-0.43603227" calcext:value-type="float">
            <text:p>-0.43603227</text:p>
          </table:table-cell>
        </table:table-row>
        <table:table-row table:style-name="ro1">
          <table:table-cell table:style-name="ce2" office:value-type="string" calcext:value-type="string">
            <text:p>18:44:35.787</text:p>
          </table:table-cell>
          <table:table-cell table:style-name="ce8" office:value-type="float" office:value="-0.46881762" calcext:value-type="float">
            <text:p>-0.46881762</text:p>
          </table:table-cell>
          <table:table-cell table:style-name="ce8" office:value-type="float" office:value="0.06534823" calcext:value-type="float">
            <text:p>0.06534823</text:p>
          </table:table-cell>
          <table:table-cell table:style-name="ce8" office:value-type="float" office:value="-0.38429913" calcext:value-type="float">
            <text:p>-0.38429913</text:p>
          </table:table-cell>
        </table:table-row>
        <table:table-row table:style-name="ro1">
          <table:table-cell table:style-name="ce2" office:value-type="string" calcext:value-type="string">
            <text:p>18:44:35.860</text:p>
          </table:table-cell>
          <table:table-cell table:style-name="ce8" office:value-type="float" office:value="-0.43182355" calcext:value-type="float">
            <text:p>-0.43182355</text:p>
          </table:table-cell>
          <table:table-cell table:style-name="ce8" office:value-type="float" office:value="0.10187982" calcext:value-type="float">
            <text:p>0.10187982</text:p>
          </table:table-cell>
          <table:table-cell table:style-name="ce8" office:value-type="float" office:value="-0.32785162" calcext:value-type="float">
            <text:p>-0.32785162</text:p>
          </table:table-cell>
        </table:table-row>
        <table:table-row table:style-name="ro1">
          <table:table-cell table:style-name="ce2" office:value-type="string" calcext:value-type="string">
            <text:p>18:44:35.929</text:p>
          </table:table-cell>
          <table:table-cell table:style-name="ce8" office:value-type="float" office:value="-0.39589214" calcext:value-type="float">
            <text:p>-0.39589214</text:p>
          </table:table-cell>
          <table:table-cell table:style-name="ce8" office:value-type="float" office:value="0.13102287" calcext:value-type="float">
            <text:p>0.13102287</text:p>
          </table:table-cell>
          <table:table-cell table:style-name="ce8" office:value-type="float" office:value="-0.3108868" calcext:value-type="float">
            <text:p>-0.3108868</text:p>
          </table:table-cell>
        </table:table-row>
        <table:table-row table:style-name="ro1">
          <table:table-cell table:style-name="ce2" office:value-type="string" calcext:value-type="string">
            <text:p>18:44:35.999</text:p>
          </table:table-cell>
          <table:table-cell table:style-name="ce8" office:value-type="float" office:value="-0.31960866" calcext:value-type="float">
            <text:p>-0.31960866</text:p>
          </table:table-cell>
          <table:table-cell table:style-name="ce8" office:value-type="float" office:value="0.08320383" calcext:value-type="float">
            <text:p>0.08320383</text:p>
          </table:table-cell>
          <table:table-cell table:style-name="ce8" office:value-type="float" office:value="-0.25870436" calcext:value-type="float">
            <text:p>-0.25870436</text:p>
          </table:table-cell>
        </table:table-row>
        <table:table-row table:style-name="ro1">
          <table:table-cell table:style-name="ce2" office:value-type="string" calcext:value-type="string">
            <text:p>18:44:46.919</text:p>
          </table:table-cell>
          <table:table-cell table:style-name="ce8" office:value-type="float" office:value="0.4240466" calcext:value-type="float">
            <text:p>0.4240466</text:p>
          </table:table-cell>
          <table:table-cell table:style-name="ce8" office:value-type="float" office:value="0.30164123" calcext:value-type="float">
            <text:p>0.30164123</text:p>
          </table:table-cell>
          <table:table-cell table:style-name="ce8" office:value-type="float" office:value="0.5777373" calcext:value-type="float">
            <text:p>0.5777373</text:p>
          </table:table-cell>
        </table:table-row>
        <table:table-row table:style-name="ro1">
          <table:table-cell table:style-name="ce2" office:value-type="string" calcext:value-type="string">
            <text:p>18:44:46.986</text:p>
          </table:table-cell>
          <table:table-cell table:style-name="ce8" office:value-type="float" office:value="0.37988415" calcext:value-type="float">
            <text:p>0.37988415</text:p>
          </table:table-cell>
          <table:table-cell table:style-name="ce8" office:value-type="float" office:value="0.34948006" calcext:value-type="float">
            <text:p>0.34948006</text:p>
          </table:table-cell>
          <table:table-cell table:style-name="ce8" office:value-type="float" office:value="0.5032644" calcext:value-type="float">
            <text:p>0.5032644</text:p>
          </table:table-cell>
        </table:table-row>
        <table:table-row table:style-name="ro1">
          <table:table-cell table:style-name="ce2" office:value-type="string" calcext:value-type="string">
            <text:p>18:44:47.057</text:p>
          </table:table-cell>
          <table:table-cell table:style-name="ce8" office:value-type="float" office:value="0.489552" calcext:value-type="float">
            <text:p>0.489552</text:p>
          </table:table-cell>
          <table:table-cell table:style-name="ce8" office:value-type="float" office:value="0.23191486" calcext:value-type="float">
            <text:p>0.23191486</text:p>
          </table:table-cell>
          <table:table-cell table:style-name="ce8" office:value-type="float" office:value="0.6427817" calcext:value-type="float">
            <text:p>0.6427817</text:p>
          </table:table-cell>
        </table:table-row>
        <table:table-row table:style-name="ro1">
          <table:table-cell table:style-name="ce2" office:value-type="string" calcext:value-type="string">
            <text:p>18:44:47.133</text:p>
          </table:table-cell>
          <table:table-cell table:style-name="ce8" office:value-type="float" office:value="0.35336533" calcext:value-type="float">
            <text:p>0.35336533</text:p>
          </table:table-cell>
          <table:table-cell table:style-name="ce8" office:value-type="float" office:value="-0.14261937" calcext:value-type="float">
            <text:p>-0.14261937</text:p>
          </table:table-cell>
          <table:table-cell table:style-name="ce8" office:value-type="float" office:value="0.3691041" calcext:value-type="float">
            <text:p>0.3691041</text:p>
          </table:table-cell>
        </table:table-row>
        <table:table-row table:style-name="ro1">
          <table:table-cell table:style-name="ce2" office:value-type="string" calcext:value-type="string">
            <text:p>18:44:47.198</text:p>
          </table:table-cell>
          <table:table-cell table:style-name="ce8" office:value-type="float" office:value="0.082481936" calcext:value-type="float">
            <text:p>0.082481936</text:p>
          </table:table-cell>
          <table:table-cell table:style-name="ce8" office:value-type="float" office:value="-0.38324022" calcext:value-type="float">
            <text:p>-0.38324022</text:p>
          </table:table-cell>
          <table:table-cell table:style-name="ce8" office:value-type="float" office:value="0.09972301" calcext:value-type="float">
            <text:p>0.09972301</text:p>
          </table:table-cell>
        </table:table-row>
        <table:table-row table:style-name="ro1">
          <table:table-cell table:style-name="ce2" office:value-type="string" calcext:value-type="string">
            <text:p>18:44:47.268</text:p>
          </table:table-cell>
          <table:table-cell table:style-name="ce8" office:value-type="float" office:value="-0.10132779" calcext:value-type="float">
            <text:p>-0.10132779</text:p>
          </table:table-cell>
          <table:table-cell table:style-name="ce8" office:value-type="float" office:value="-0.5402531" calcext:value-type="float">
            <text:p>-0.5402531</text:p>
          </table:table-cell>
          <table:table-cell table:style-name="ce8" office:value-type="float" office:value="-0.260054" calcext:value-type="float">
            <text:p>-0.260054</text:p>
          </table:table-cell>
        </table:table-row>
        <table:table-row table:style-name="ro1">
          <table:table-cell table:style-name="ce2" office:value-type="string" calcext:value-type="string">
            <text:p>18:44:47.338</text:p>
          </table:table-cell>
          <table:table-cell table:style-name="ce8" office:value-type="float" office:value="-0.18589716" calcext:value-type="float">
            <text:p>-0.18589716</text:p>
          </table:table-cell>
          <table:table-cell table:style-name="ce8" office:value-type="float" office:value="-0.14345439" calcext:value-type="float">
            <text:p>-0.14345439</text:p>
          </table:table-cell>
          <table:table-cell table:style-name="ce8" office:value-type="float" office:value="-0.3665437" calcext:value-type="float">
            <text:p>-0.3665437</text:p>
          </table:table-cell>
        </table:table-row>
        <table:table-row table:style-name="ro1">
          <table:table-cell table:style-name="ce2" office:value-type="string" calcext:value-type="string">
            <text:p>18:44:48.218</text:p>
          </table:table-cell>
          <table:table-cell table:style-name="ce8" office:value-type="float" office:value="-0.23146762" calcext:value-type="float">
            <text:p>-0.23146762</text:p>
          </table:table-cell>
          <table:table-cell table:style-name="ce8" office:value-type="float" office:value="-0.08977787" calcext:value-type="float">
            <text:p>-0.08977787</text:p>
          </table:table-cell>
          <table:table-cell table:style-name="ce8" office:value-type="float" office:value="-0.29736984" calcext:value-type="float">
            <text:p>-0.29736984</text:p>
          </table:table-cell>
        </table:table-row>
        <table:table-row table:style-name="ro1">
          <table:table-cell table:style-name="ce2" office:value-type="string" calcext:value-type="string">
            <text:p>18:44:48.271</text:p>
          </table:table-cell>
          <table:table-cell table:style-name="ce8" office:value-type="float" office:value="0.11577584" calcext:value-type="float">
            <text:p>0.11577584</text:p>
          </table:table-cell>
          <table:table-cell table:style-name="ce8" office:value-type="float" office:value="-0.6690081" calcext:value-type="float">
            <text:p>-0.6690081</text:p>
          </table:table-cell>
          <table:table-cell table:style-name="ce8" office:value-type="float" office:value="-0.32893655" calcext:value-type="float">
            <text:p>-0.32893655</text:p>
          </table:table-cell>
        </table:table-row>
        <table:table-row table:style-name="ro1">
          <table:table-cell table:style-name="ce2" office:value-type="string" calcext:value-type="string">
            <text:p>18:44:48.341</text:p>
          </table:table-cell>
          <table:table-cell table:style-name="ce8" office:value-type="float" office:value="0.07036038" calcext:value-type="float">
            <text:p>0.07036038</text:p>
          </table:table-cell>
          <table:table-cell table:style-name="ce8" office:value-type="float" office:value="-0.46499792" calcext:value-type="float">
            <text:p>-0.46499792</text:p>
          </table:table-cell>
          <table:table-cell table:style-name="ce8" office:value-type="float" office:value="-0.25539348" calcext:value-type="float">
            <text:p>-0.25539348</text:p>
          </table:table-cell>
        </table:table-row>
        <table:table-row table:style-name="ro1">
          <table:table-cell table:style-name="ce2" office:value-type="string" calcext:value-type="string">
            <text:p>18:44:48.413</text:p>
          </table:table-cell>
          <table:table-cell table:style-name="ce8" office:value-type="float" office:value="0.12660556" calcext:value-type="float">
            <text:p>0.12660556</text:p>
          </table:table-cell>
          <table:table-cell table:style-name="ce8" office:value-type="float" office:value="-0.22843464" calcext:value-type="float">
            <text:p>-0.22843464</text:p>
          </table:table-cell>
          <table:table-cell table:style-name="ce8" office:value-type="float" office:value="-0.20722228" calcext:value-type="float">
            <text:p>-0.20722228</text:p>
          </table:table-cell>
        </table:table-row>
        <table:table-row table:style-name="ro1">
          <table:table-cell table:style-name="ce2" office:value-type="string" calcext:value-type="string">
            <text:p>18:44:48.482</text:p>
          </table:table-cell>
          <table:table-cell table:style-name="ce8" office:value-type="float" office:value="0.114164755" calcext:value-type="float">
            <text:p>0.114164755</text:p>
          </table:table-cell>
          <table:table-cell table:style-name="ce8" office:value-type="float" office:value="-0.21635778" calcext:value-type="float">
            <text:p>-0.21635778</text:p>
          </table:table-cell>
          <table:table-cell table:style-name="ce8" office:value-type="float" office:value="-0.18803813" calcext:value-type="float">
            <text:p>-0.18803813</text:p>
          </table:table-cell>
        </table:table-row>
        <table:table-row table:style-name="ro1">
          <table:table-cell table:style-name="ce2" office:value-type="string" calcext:value-type="string">
            <text:p>18:44:48.557</text:p>
          </table:table-cell>
          <table:table-cell table:style-name="ce8" office:value-type="float" office:value="0.13438891" calcext:value-type="float">
            <text:p>0.13438891</text:p>
          </table:table-cell>
          <table:table-cell table:style-name="ce8" office:value-type="float" office:value="-0.1966995" calcext:value-type="float">
            <text:p>-0.1966995</text:p>
          </table:table-cell>
          <table:table-cell table:style-name="ce8" office:value-type="float" office:value="-0.20153412" calcext:value-type="float">
            <text:p>-0.20153412</text:p>
          </table:table-cell>
        </table:table-row>
        <table:table-row table:style-name="ro1">
          <table:table-cell table:style-name="ce2" office:value-type="string" calcext:value-type="string">
            <text:p>18:44:48.623</text:p>
          </table:table-cell>
          <table:table-cell table:style-name="ce8" office:value-type="float" office:value="0.113699034" calcext:value-type="float">
            <text:p>0.113699034</text:p>
          </table:table-cell>
          <table:table-cell table:style-name="ce8" office:value-type="float" office:value="-0.13462235" calcext:value-type="float">
            <text:p>-0.13462235</text:p>
          </table:table-cell>
          <table:table-cell table:style-name="ce8" office:value-type="float" office:value="-0.2134608" calcext:value-type="float">
            <text:p>-0.2134608</text:p>
          </table:table-cell>
        </table:table-row>
        <table:table-row table:style-name="ro1">
          <table:table-cell table:style-name="ce2" office:value-type="string" calcext:value-type="string">
            <text:p>18:44:48.693</text:p>
          </table:table-cell>
          <table:table-cell table:style-name="ce8" office:value-type="float" office:value="0.13001467" calcext:value-type="float">
            <text:p>0.13001467</text:p>
          </table:table-cell>
          <table:table-cell table:style-name="ce8" office:value-type="float" office:value="-0.1618095" calcext:value-type="float">
            <text:p>-0.1618095</text:p>
          </table:table-cell>
          <table:table-cell table:style-name="ce8" office:value-type="float" office:value="-0.20244186" calcext:value-type="float">
            <text:p>-0.20244186</text:p>
          </table:table-cell>
        </table:table-row>
        <table:table-row table:style-name="ro1">
          <table:table-cell table:style-name="ce2" office:value-type="string" calcext:value-type="string">
            <text:p>18:45:02.973</text:p>
          </table:table-cell>
          <table:table-cell table:style-name="ce8" office:value-type="float" office:value="0.2130337" calcext:value-type="float">
            <text:p>0.2130337</text:p>
          </table:table-cell>
          <table:table-cell table:style-name="ce8" office:value-type="float" office:value="-0.089598306" calcext:value-type="float">
            <text:p>-0.089598306</text:p>
          </table:table-cell>
          <table:table-cell table:style-name="ce8" office:value-type="float" office:value="-0.15648966" calcext:value-type="float">
            <text:p>-0.15648966</text:p>
          </table:table-cell>
        </table:table-row>
        <table:table-row table:style-name="ro1">
          <table:table-cell table:style-name="ce3" office:value-type="string" calcext:value-type="string">
            <text:p>18:45:03.041</text:p>
          </table:table-cell>
          <table:table-cell table:style-name="ce9" office:value-type="float" office:value="0.20183776" calcext:value-type="float">
            <text:p>0.20183776</text:p>
          </table:table-cell>
          <table:table-cell table:style-name="ce9" office:value-type="float" office:value="-0.12414439" calcext:value-type="float">
            <text:p>-0.12414439</text:p>
          </table:table-cell>
          <table:table-cell table:style-name="ce9" office:value-type="float" office:value="-0.17401941" calcext:value-type="float">
            <text:p>-0.17401941</text:p>
          </table:table-cell>
        </table:table-row>
        <table:table-row table:style-name="ro1">
          <table:table-cell table:style-name="ce3" office:value-type="string" calcext:value-type="string">
            <text:p>18:45:03.111</text:p>
          </table:table-cell>
          <table:table-cell table:style-name="ce9" office:value-type="float" office:value="0.15858272" calcext:value-type="float">
            <text:p>0.15858272</text:p>
          </table:table-cell>
          <table:table-cell table:style-name="ce9" office:value-type="float" office:value="-0.09766743" calcext:value-type="float">
            <text:p>-0.09766743</text:p>
          </table:table-cell>
          <table:table-cell table:style-name="ce9" office:value-type="float" office:value="-0.09860965" calcext:value-type="float">
            <text:p>-0.09860965</text:p>
          </table:table-cell>
        </table:table-row>
        <table:table-row table:style-name="ro1">
          <table:table-cell table:style-name="ce3" office:value-type="string" calcext:value-type="string">
            <text:p>18:45:03.180</text:p>
          </table:table-cell>
          <table:table-cell table:style-name="ce9" office:value-type="float" office:value="0.1273436" calcext:value-type="float">
            <text:p>0.1273436</text:p>
          </table:table-cell>
          <table:table-cell table:style-name="ce9" office:value-type="float" office:value="-0.07251976" calcext:value-type="float">
            <text:p>-0.07251976</text:p>
          </table:table-cell>
          <table:table-cell table:style-name="ce9" office:value-type="float" office:value="-0.106986" calcext:value-type="float">
            <text:p>-0.106986</text:p>
          </table:table-cell>
        </table:table-row>
        <table:table-row table:style-name="ro1">
          <table:table-cell table:style-name="ce3" office:value-type="string" calcext:value-type="string">
            <text:p>18:45:03.251</text:p>
          </table:table-cell>
          <table:table-cell table:style-name="ce9" office:value-type="float" office:value="0.09571276" calcext:value-type="float">
            <text:p>0.09571276</text:p>
          </table:table-cell>
          <table:table-cell table:style-name="ce9" office:value-type="float" office:value="-0.11316823" calcext:value-type="float">
            <text:p>-0.11316823</text:p>
          </table:table-cell>
          <table:table-cell table:style-name="ce9" office:value-type="float" office:value="-0.13320147" calcext:value-type="float">
            <text:p>-0.13320147</text:p>
          </table:table-cell>
        </table:table-row>
        <table:table-row table:style-name="ro1">
          <table:table-cell table:style-name="ce3" office:value-type="string" calcext:value-type="string">
            <text:p>18:45:03.320</text:p>
          </table:table-cell>
          <table:table-cell table:style-name="ce9" office:value-type="float" office:value="0.084163934" calcext:value-type="float">
            <text:p>0.084163934</text:p>
          </table:table-cell>
          <table:table-cell table:style-name="ce9" office:value-type="float" office:value="-0.18117268" calcext:value-type="float">
            <text:p>-0.18117268</text:p>
          </table:table-cell>
          <table:table-cell table:style-name="ce9" office:value-type="float" office:value="-0.20601413" calcext:value-type="float">
            <text:p>-0.20601413</text:p>
          </table:table-cell>
        </table:table-row>
        <table:table-row table:style-name="ro1">
          <table:table-cell table:style-name="ce3" office:value-type="string" calcext:value-type="string">
            <text:p>18:45:03.391</text:p>
          </table:table-cell>
          <table:table-cell table:style-name="ce9" office:value-type="float" office:value="-0.046640173" calcext:value-type="float">
            <text:p>-0.046640173</text:p>
          </table:table-cell>
          <table:table-cell table:style-name="ce9" office:value-type="float" office:value="-0.25490114" calcext:value-type="float">
            <text:p>-0.25490114</text:p>
          </table:table-cell>
          <table:table-cell table:style-name="ce9" office:value-type="float" office:value="-0.14849864" calcext:value-type="float">
            <text:p>-0.14849864</text:p>
          </table:table-cell>
        </table:table-row>
        <table:table-row table:style-name="ro1">
          <table:table-cell table:style-name="ce3" office:value-type="string" calcext:value-type="string">
            <text:p>18:46:02.953</text:p>
          </table:table-cell>
          <table:table-cell table:style-name="ce9" office:value-type="float" office:value="0.9582192" calcext:value-type="float">
            <text:p>0.9582192</text:p>
          </table:table-cell>
          <table:table-cell table:style-name="ce9" office:value-type="float" office:value="0.7009112" calcext:value-type="float">
            <text:p>0.7009112</text:p>
          </table:table-cell>
          <table:table-cell table:style-name="ce9" office:value-type="float" office:value="0.036639303" calcext:value-type="float">
            <text:p>0.036639303</text:p>
          </table:table-cell>
        </table:table-row>
        <table:table-row table:style-name="ro1">
          <table:table-cell table:style-name="ce3" office:value-type="string" calcext:value-type="string">
            <text:p>18:46:03.020</text:p>
          </table:table-cell>
          <table:table-cell table:style-name="ce9" office:value-type="float" office:value="0.8478953" calcext:value-type="float">
            <text:p>0.8478953</text:p>
          </table:table-cell>
          <table:table-cell table:style-name="ce9" office:value-type="float" office:value="0.62576646" calcext:value-type="float">
            <text:p>0.62576646</text:p>
          </table:table-cell>
          <table:table-cell table:style-name="ce9" office:value-type="float" office:value="0.15228689" calcext:value-type="float">
            <text:p>0.15228689</text:p>
          </table:table-cell>
        </table:table-row>
        <table:table-row table:style-name="ro1">
          <table:table-cell table:style-name="ce3" office:value-type="string" calcext:value-type="string">
            <text:p>18:46:03.090</text:p>
          </table:table-cell>
          <table:table-cell table:style-name="ce9" office:value-type="float" office:value="0.6980667" calcext:value-type="float">
            <text:p>0.6980667</text:p>
          </table:table-cell>
          <table:table-cell table:style-name="ce9" office:value-type="float" office:value="0.58384407" calcext:value-type="float">
            <text:p>0.58384407</text:p>
          </table:table-cell>
          <table:table-cell table:style-name="ce9" office:value-type="float" office:value="0.14782482" calcext:value-type="float">
            <text:p>0.14782482</text:p>
          </table:table-cell>
        </table:table-row>
        <table:table-row table:style-name="ro1">
          <table:table-cell table:style-name="ce3" office:value-type="string" calcext:value-type="string">
            <text:p>18:46:03.161</text:p>
          </table:table-cell>
          <table:table-cell table:style-name="ce9" office:value-type="float" office:value="0.63111645" calcext:value-type="float">
            <text:p>0.63111645</text:p>
          </table:table-cell>
          <table:table-cell table:style-name="ce9" office:value-type="float" office:value="0.4966755" calcext:value-type="float">
            <text:p>0.4966755</text:p>
          </table:table-cell>
          <table:table-cell table:style-name="ce9" office:value-type="float" office:value="0.16995637" calcext:value-type="float">
            <text:p>0.16995637</text:p>
          </table:table-cell>
        </table:table-row>
        <table:table-row table:style-name="ro1">
          <table:table-cell table:style-name="ce3" office:value-type="string" calcext:value-type="string">
            <text:p>18:46:03.233</text:p>
          </table:table-cell>
          <table:table-cell table:style-name="ce9" office:value-type="float" office:value="0.779162" calcext:value-type="float">
            <text:p>0.779162</text:p>
          </table:table-cell>
          <table:table-cell table:style-name="ce9" office:value-type="float" office:value="0.4456896" calcext:value-type="float">
            <text:p>0.4456896</text:p>
          </table:table-cell>
          <table:table-cell table:style-name="ce9" office:value-type="float" office:value="0.14241388" calcext:value-type="float">
            <text:p>0.14241388</text:p>
          </table:table-cell>
        </table:table-row>
        <table:table-row table:style-name="ro1">
          <table:table-cell table:style-name="ce3" office:value-type="string" calcext:value-type="string">
            <text:p>18:46:03.299</text:p>
          </table:table-cell>
          <table:table-cell table:style-name="ce9" office:value-type="float" office:value="0.72519606" calcext:value-type="float">
            <text:p>0.72519606</text:p>
          </table:table-cell>
          <table:table-cell table:style-name="ce9" office:value-type="float" office:value="0.40727293" calcext:value-type="float">
            <text:p>0.40727293</text:p>
          </table:table-cell>
          <table:table-cell table:style-name="ce9" office:value-type="float" office:value="0.057420544" calcext:value-type="float">
            <text:p>0.057420544</text:p>
          </table:table-cell>
        </table:table-row>
        <table:table-row table:style-name="ro1">
          <table:table-cell table:style-name="ce3" office:value-type="string" calcext:value-type="string">
            <text:p>18:46:03.374</text:p>
          </table:table-cell>
          <table:table-cell table:style-name="ce9" office:value-type="float" office:value="0.55665594" calcext:value-type="float">
            <text:p>0.55665594</text:p>
          </table:table-cell>
          <table:table-cell table:style-name="ce9" office:value-type="float" office:value="0.39906517" calcext:value-type="float">
            <text:p>0.39906517</text:p>
          </table:table-cell>
          <table:table-cell table:style-name="ce9" office:value-type="float" office:value="0.057830833" calcext:value-type="float">
            <text:p>0.057830833</text:p>
          </table:table-cell>
        </table:table-row>
        <table:table-row table:style-name="ro1">
          <table:table-cell table:style-name="ce3" office:value-type="string" calcext:value-type="string">
            <text:p>18:46:31.094</text:p>
          </table:table-cell>
          <table:table-cell table:style-name="ce9" office:value-type="float" office:value="0.52537996" calcext:value-type="float">
            <text:p>0.52537996</text:p>
          </table:table-cell>
          <table:table-cell table:style-name="ce9" office:value-type="float" office:value="0.19809909" calcext:value-type="float">
            <text:p>0.19809909</text:p>
          </table:table-cell>
          <table:table-cell table:style-name="ce9" office:value-type="float" office:value="-0.06264952" calcext:value-type="float">
            <text:p>-0.06264952</text:p>
          </table:table-cell>
        </table:table-row>
        <table:table-row table:style-name="ro1">
          <table:table-cell table:style-name="ce3" office:value-type="string" calcext:value-type="string">
            <text:p>18:46:31.162</text:p>
          </table:table-cell>
          <table:table-cell table:style-name="ce9" office:value-type="float" office:value="0.57523465" calcext:value-type="float">
            <text:p>0.57523465</text:p>
          </table:table-cell>
          <table:table-cell table:style-name="ce9" office:value-type="float" office:value="0.29650208" calcext:value-type="float">
            <text:p>0.29650208</text:p>
          </table:table-cell>
          <table:table-cell table:style-name="ce9" office:value-type="float" office:value="-0.1418582" calcext:value-type="float">
            <text:p>-0.1418582</text:p>
          </table:table-cell>
        </table:table-row>
        <table:table-row table:style-name="ro1">
          <table:table-cell table:style-name="ce3" office:value-type="string" calcext:value-type="string">
            <text:p>18:46:31.268</text:p>
          </table:table-cell>
          <table:table-cell table:style-name="ce9" office:value-type="float" office:value="0.40389276" calcext:value-type="float">
            <text:p>0.40389276</text:p>
          </table:table-cell>
          <table:table-cell table:style-name="ce9" office:value-type="float" office:value="0.28860483" calcext:value-type="float">
            <text:p>0.28860483</text:p>
          </table:table-cell>
          <table:table-cell table:style-name="ce9" office:value-type="float" office:value="-0.097569846" calcext:value-type="float">
            <text:p>-0.097569846</text:p>
          </table:table-cell>
        </table:table-row>
        <table:table-row table:style-name="ro1">
          <table:table-cell table:style-name="ce3" office:value-type="string" calcext:value-type="string">
            <text:p>18:46:31.318</text:p>
          </table:table-cell>
          <table:table-cell table:style-name="ce9" office:value-type="float" office:value="0.2593531" calcext:value-type="float">
            <text:p>0.2593531</text:p>
          </table:table-cell>
          <table:table-cell table:style-name="ce9" office:value-type="float" office:value="0.2527131" calcext:value-type="float">
            <text:p>0.2527131</text:p>
          </table:table-cell>
          <table:table-cell table:style-name="ce9" office:value-type="float" office:value="-0.09198766" calcext:value-type="float">
            <text:p>-0.09198766</text:p>
          </table:table-cell>
        </table:table-row>
        <table:table-row table:style-name="ro1">
          <table:table-cell table:style-name="ce3" office:value-type="string" calcext:value-type="string">
            <text:p>18:46:31.393</text:p>
          </table:table-cell>
          <table:table-cell table:style-name="ce9" office:value-type="float" office:value="0.28307605" calcext:value-type="float">
            <text:p>0.28307605</text:p>
          </table:table-cell>
          <table:table-cell table:style-name="ce9" office:value-type="float" office:value="0.24523963" calcext:value-type="float">
            <text:p>0.24523963</text:p>
          </table:table-cell>
          <table:table-cell table:style-name="ce9" office:value-type="float" office:value="-0.03071371" calcext:value-type="float">
            <text:p>-0.03071371</text:p>
          </table:table-cell>
        </table:table-row>
        <table:table-row table:style-name="ro1">
          <table:table-cell table:style-name="ce3" office:value-type="string" calcext:value-type="string">
            <text:p>18:47:00.969</text:p>
          </table:table-cell>
          <table:table-cell table:style-name="ce9" office:value-type="float" office:value="0.16885534" calcext:value-type="float">
            <text:p>0.16885534</text:p>
          </table:table-cell>
          <table:table-cell table:style-name="ce9" office:value-type="float" office:value="-0.20555386" calcext:value-type="float">
            <text:p>-0.20555386</text:p>
          </table:table-cell>
          <table:table-cell table:style-name="ce9" office:value-type="float" office:value="-0.07048901" calcext:value-type="float">
            <text:p>-0.07048901</text:p>
          </table:table-cell>
        </table:table-row>
        <table:table-row table:style-name="ro1">
          <table:table-cell table:style-name="ce3" office:value-type="string" calcext:value-type="string">
            <text:p>18:47:01.039</text:p>
          </table:table-cell>
          <table:table-cell table:style-name="ce9" office:value-type="float" office:value="0.07462605" calcext:value-type="float">
            <text:p>0.07462605</text:p>
          </table:table-cell>
          <table:table-cell table:style-name="ce9" office:value-type="float" office:value="-0.33023772" calcext:value-type="float">
            <text:p>-0.33023772</text:p>
          </table:table-cell>
          <table:table-cell table:style-name="ce9" office:value-type="float" office:value="-0.04652117" calcext:value-type="float">
            <text:p>-0.04652117</text:p>
          </table:table-cell>
        </table:table-row>
        <table:table-row table:style-name="ro1">
          <table:table-cell table:style-name="ce3" office:value-type="string" calcext:value-type="string">
            <text:p>18:47:01.110</text:p>
          </table:table-cell>
          <table:table-cell table:style-name="ce9" office:value-type="float" office:value="0.011133161" calcext:value-type="float">
            <text:p>0.011133161</text:p>
          </table:table-cell>
          <table:table-cell table:style-name="ce9" office:value-type="float" office:value="-0.31676966" calcext:value-type="float">
            <text:p>-0.31676966</text:p>
          </table:table-cell>
          <table:table-cell table:style-name="ce9" office:value-type="float" office:value="-0.15854385" calcext:value-type="float">
            <text:p>-0.15854385</text:p>
          </table:table-cell>
        </table:table-row>
        <table:table-row table:style-name="ro1">
          <table:table-cell table:style-name="ce3" office:value-type="string" calcext:value-type="string">
            <text:p>18:47:01.179</text:p>
          </table:table-cell>
          <table:table-cell table:style-name="ce9" office:value-type="float" office:value="0.009800139" calcext:value-type="float">
            <text:p>0.009800139</text:p>
          </table:table-cell>
          <table:table-cell table:style-name="ce9" office:value-type="float" office:value="-0.3127782" calcext:value-type="float">
            <text:p>-0.3127782</text:p>
          </table:table-cell>
          <table:table-cell table:style-name="ce9" office:value-type="float" office:value="-0.12862696" calcext:value-type="float">
            <text:p>-0.12862696</text:p>
          </table:table-cell>
        </table:table-row>
        <table:table-row table:style-name="ro1">
          <table:table-cell table:style-name="ce3" office:value-type="string" calcext:value-type="string">
            <text:p>18:47:01.251</text:p>
          </table:table-cell>
          <table:table-cell table:style-name="ce9" office:value-type="float" office:value="-0.021941613" calcext:value-type="float">
            <text:p>-0.021941613</text:p>
          </table:table-cell>
          <table:table-cell table:style-name="ce9" office:value-type="float" office:value="-0.13494277" calcext:value-type="float">
            <text:p>-0.13494277</text:p>
          </table:table-cell>
          <table:table-cell table:style-name="ce9" office:value-type="float" office:value="-0.10653575" calcext:value-type="float">
            <text:p>-0.10653575</text:p>
          </table:table-cell>
        </table:table-row>
        <table:table-row table:style-name="ro1">
          <table:table-cell table:style-name="ce3" office:value-type="string" calcext:value-type="string">
            <text:p>18:47:01.320</text:p>
          </table:table-cell>
          <table:table-cell table:style-name="ce9" office:value-type="float" office:value="-0.17377578" calcext:value-type="float">
            <text:p>-0.17377578</text:p>
          </table:table-cell>
          <table:table-cell table:style-name="ce9" office:value-type="float" office:value="-0.07310864" calcext:value-type="float">
            <text:p>-0.07310864</text:p>
          </table:table-cell>
          <table:table-cell table:style-name="ce9" office:value-type="float" office:value="-0.04512534" calcext:value-type="float">
            <text:p>-0.04512534</text:p>
          </table:table-cell>
        </table:table-row>
        <table:table-row table:style-name="ro1">
          <table:table-cell table:style-name="ce3" office:value-type="string" calcext:value-type="string">
            <text:p>18:47:01.389</text:p>
          </table:table-cell>
          <table:table-cell table:style-name="ce9" office:value-type="float" office:value="-0.25110033" calcext:value-type="float">
            <text:p>-0.25110033</text:p>
          </table:table-cell>
          <table:table-cell table:style-name="ce9" office:value-type="float" office:value="-0.10688666" calcext:value-type="float">
            <text:p>-0.10688666</text:p>
          </table:table-cell>
          <table:table-cell table:style-name="ce9" office:value-type="float" office:value="-0.01336671" calcext:value-type="float">
            <text:p>-0.01336671</text:p>
          </table:table-cell>
        </table:table-row>
        <table:table-row table:style-name="ro1">
          <table:table-cell table:style-name="ce3" office:value-type="string" calcext:value-type="string">
            <text:p>18:47:04.531</text:p>
          </table:table-cell>
          <table:table-cell table:style-name="ce9" office:value-type="float" office:value="-0.2367569" calcext:value-type="float">
            <text:p>-0.2367569</text:p>
          </table:table-cell>
          <table:table-cell table:style-name="ce9" office:value-type="float" office:value="-0.23770191" calcext:value-type="float">
            <text:p>-0.23770191</text:p>
          </table:table-cell>
          <table:table-cell table:style-name="ce9" office:value-type="float" office:value="-0.0001647984" calcext:value-type="float">
            <text:p>-0.0001647984</text:p>
          </table:table-cell>
        </table:table-row>
        <table:table-row table:style-name="ro1">
          <table:table-cell table:style-name="ce3" office:value-type="string" calcext:value-type="string">
            <text:p>18:47:04.585</text:p>
          </table:table-cell>
          <table:table-cell table:style-name="ce9" office:value-type="float" office:value="-0.75470716" calcext:value-type="float">
            <text:p>-0.75470716</text:p>
          </table:table-cell>
          <table:table-cell table:style-name="ce9" office:value-type="float" office:value="0.294955" calcext:value-type="float">
            <text:p>0.294955</text:p>
          </table:table-cell>
          <table:table-cell table:style-name="ce9" office:value-type="float" office:value="0.6842999" calcext:value-type="float">
            <text:p>0.6842999</text:p>
          </table:table-cell>
        </table:table-row>
        <table:table-row table:style-name="ro1">
          <table:table-cell table:style-name="ce3" office:value-type="string" calcext:value-type="string">
            <text:p>18:47:04.656</text:p>
          </table:table-cell>
          <table:table-cell table:style-name="ce9" office:value-type="float" office:value="-0.69132143" calcext:value-type="float">
            <text:p>-0.69132143</text:p>
          </table:table-cell>
          <table:table-cell table:style-name="ce9" office:value-type="float" office:value="0.39597708" calcext:value-type="float">
            <text:p>0.39597708</text:p>
          </table:table-cell>
          <table:table-cell table:style-name="ce9" office:value-type="float" office:value="0.5765389" calcext:value-type="float">
            <text:p>0.5765389</text:p>
          </table:table-cell>
        </table:table-row>
        <table:table-row table:style-name="ro1">
          <table:table-cell table:style-name="ce3" office:value-type="string" calcext:value-type="string">
            <text:p>18:47:04.726</text:p>
          </table:table-cell>
          <table:table-cell table:style-name="ce9" office:value-type="float" office:value="-0.55912775" calcext:value-type="float">
            <text:p>-0.55912775</text:p>
          </table:table-cell>
          <table:table-cell table:style-name="ce9" office:value-type="float" office:value="0.3539624" calcext:value-type="float">
            <text:p>0.3539624</text:p>
          </table:table-cell>
          <table:table-cell table:style-name="ce9" office:value-type="float" office:value="0.657093" calcext:value-type="float">
            <text:p>0.657093</text:p>
          </table:table-cell>
        </table:table-row>
        <table:table-row table:style-name="ro1">
          <table:table-cell table:style-name="ce3" office:value-type="string" calcext:value-type="string">
            <text:p>18:47:04.801</text:p>
          </table:table-cell>
          <table:table-cell table:style-name="ce9" office:value-type="float" office:value="-0.39730677" calcext:value-type="float">
            <text:p>-0.39730677</text:p>
          </table:table-cell>
          <table:table-cell table:style-name="ce9" office:value-type="float" office:value="0.29044116" calcext:value-type="float">
            <text:p>0.29044116</text:p>
          </table:table-cell>
          <table:table-cell table:style-name="ce9" office:value-type="float" office:value="0.3751728" calcext:value-type="float">
            <text:p>0.3751728</text:p>
          </table:table-cell>
        </table:table-row>
        <table:table-row table:style-name="ro1">
          <table:table-cell table:style-name="ce3" office:value-type="string" calcext:value-type="string">
            <text:p>18:47:04.867</text:p>
          </table:table-cell>
          <table:table-cell table:style-name="ce9" office:value-type="float" office:value="-0.363289" calcext:value-type="float">
            <text:p>-0.363289</text:p>
          </table:table-cell>
          <table:table-cell table:style-name="ce9" office:value-type="float" office:value="0.1552691" calcext:value-type="float">
            <text:p>0.1552691</text:p>
          </table:table-cell>
          <table:table-cell table:style-name="ce9" office:value-type="float" office:value="0.36226484" calcext:value-type="float">
            <text:p>0.36226484</text:p>
          </table:table-cell>
        </table:table-row>
        <table:table-row table:style-name="ro1">
          <table:table-cell table:style-name="ce3" office:value-type="string" calcext:value-type="string">
            <text:p>18:47:04.937</text:p>
          </table:table-cell>
          <table:table-cell table:style-name="ce9" office:value-type="float" office:value="-0.2955392" calcext:value-type="float">
            <text:p>-0.2955392</text:p>
          </table:table-cell>
          <table:table-cell table:style-name="ce9" office:value-type="float" office:value="0.107881874" calcext:value-type="float">
            <text:p>0.107881874</text:p>
          </table:table-cell>
          <table:table-cell table:style-name="ce9" office:value-type="float" office:value="0.2987923" calcext:value-type="float">
            <text:p>0.2987923</text:p>
          </table:table-cell>
        </table:table-row>
        <table:table-row table:style-name="ro1">
          <table:table-cell table:style-name="ce3" office:value-type="string" calcext:value-type="string">
            <text:p>18:47:05.007</text:p>
          </table:table-cell>
          <table:table-cell table:style-name="ce9" office:value-type="float" office:value="-0.26334855" calcext:value-type="float">
            <text:p>-0.26334855</text:p>
          </table:table-cell>
          <table:table-cell table:style-name="ce9" office:value-type="float" office:value="0.109837815" calcext:value-type="float">
            <text:p>0.109837815</text:p>
          </table:table-cell>
          <table:table-cell table:style-name="ce9" office:value-type="float" office:value="0.14564644" calcext:value-type="float">
            <text:p>0.14564644</text:p>
          </table:table-cell>
        </table:table-row>
        <table:table-row table:style-name="ro1">
          <table:table-cell table:style-name="ce3" office:value-type="string" calcext:value-type="string">
            <text:p>18:47:06.101</text:p>
          </table:table-cell>
          <table:table-cell table:style-name="ce9" office:value-type="float" office:value="0.4168926" calcext:value-type="float">
            <text:p>0.4168926</text:p>
          </table:table-cell>
          <table:table-cell table:style-name="ce9" office:value-type="float" office:value="-0.19228368" calcext:value-type="float">
            <text:p>-0.19228368</text:p>
          </table:table-cell>
          <table:table-cell table:style-name="ce9" office:value-type="float" office:value="-0.046237543" calcext:value-type="float">
            <text:p>-0.046237543</text:p>
          </table:table-cell>
        </table:table-row>
        <table:table-row table:style-name="ro1">
          <table:table-cell table:style-name="ce3" office:value-type="string" calcext:value-type="string">
            <text:p>18:47:06.172</text:p>
          </table:table-cell>
          <table:table-cell table:style-name="ce9" office:value-type="float" office:value="0.3297199" calcext:value-type="float">
            <text:p>0.3297199</text:p>
          </table:table-cell>
          <table:table-cell table:style-name="ce9" office:value-type="float" office:value="-0.14998399" calcext:value-type="float">
            <text:p>-0.14998399</text:p>
          </table:table-cell>
          <table:table-cell table:style-name="ce9" office:value-type="float" office:value="0.0038696325" calcext:value-type="float">
            <text:p>0.0038696325</text:p>
          </table:table-cell>
        </table:table-row>
        <table:table-row table:style-name="ro1">
          <table:table-cell table:style-name="ce3" office:value-type="string" calcext:value-type="string">
            <text:p>18:47:06.246</text:p>
          </table:table-cell>
          <table:table-cell table:style-name="ce9" office:value-type="float" office:value="0.29696763" calcext:value-type="float">
            <text:p>0.29696763</text:p>
          </table:table-cell>
          <table:table-cell table:style-name="ce9" office:value-type="float" office:value="-0.19980496" calcext:value-type="float">
            <text:p>-0.19980496</text:p>
          </table:table-cell>
          <table:table-cell table:style-name="ce9" office:value-type="float" office:value="-0.032772213" calcext:value-type="float">
            <text:p>-0.032772213</text:p>
          </table:table-cell>
        </table:table-row>
        <table:table-row table:style-name="ro1">
          <table:table-cell table:style-name="ce3" office:value-type="string" calcext:value-type="string">
            <text:p>18:47:06.313</text:p>
          </table:table-cell>
          <table:table-cell table:style-name="ce9" office:value-type="float" office:value="0.1890482" calcext:value-type="float">
            <text:p>0.1890482</text:p>
          </table:table-cell>
          <table:table-cell table:style-name="ce9" office:value-type="float" office:value="-0.16356468" calcext:value-type="float">
            <text:p>-0.16356468</text:p>
          </table:table-cell>
          <table:table-cell table:style-name="ce9" office:value-type="float" office:value="-0.050588746" calcext:value-type="float">
            <text:p>-0.050588746</text:p>
          </table:table-cell>
        </table:table-row>
        <table:table-row table:style-name="ro1">
          <table:table-cell table:style-name="ce3" office:value-type="string" calcext:value-type="string">
            <text:p>18:47:06.384</text:p>
          </table:table-cell>
          <table:table-cell table:style-name="ce9" office:value-type="float" office:value="0.18354668" calcext:value-type="float">
            <text:p>0.18354668</text:p>
          </table:table-cell>
          <table:table-cell table:style-name="ce9" office:value-type="float" office:value="-0.23817506" calcext:value-type="float">
            <text:p>-0.23817506</text:p>
          </table:table-cell>
          <table:table-cell table:style-name="ce9" office:value-type="float" office:value="-0.11979747" calcext:value-type="float">
            <text:p>-0.11979747</text:p>
          </table:table-cell>
        </table:table-row>
        <table:table-row table:style-name="ro1">
          <table:table-cell table:style-name="ce3" office:value-type="string" calcext:value-type="string">
            <text:p>18:47:06.453</text:p>
          </table:table-cell>
          <table:table-cell table:style-name="ce9" office:value-type="float" office:value="0.26802406" calcext:value-type="float">
            <text:p>0.26802406</text:p>
          </table:table-cell>
          <table:table-cell table:style-name="ce9" office:value-type="float" office:value="-0.259841" calcext:value-type="float">
            <text:p>-0.259841</text:p>
          </table:table-cell>
          <table:table-cell table:style-name="ce9" office:value-type="float" office:value="-0.13044956" calcext:value-type="float">
            <text:p>-0.13044956</text:p>
          </table:table-cell>
        </table:table-row>
        <table:table-row table:style-name="ro1">
          <table:table-cell table:style-name="ce3" office:value-type="string" calcext:value-type="string">
            <text:p>18:47:06.522</text:p>
          </table:table-cell>
          <table:table-cell table:style-name="ce9" office:value-type="float" office:value="0.31175387" calcext:value-type="float">
            <text:p>0.31175387</text:p>
          </table:table-cell>
          <table:table-cell table:style-name="ce9" office:value-type="float" office:value="-0.115863696" calcext:value-type="float">
            <text:p>-0.115863696</text:p>
          </table:table-cell>
          <table:table-cell table:style-name="ce9" office:value-type="float" office:value="-0.15497784" calcext:value-type="float">
            <text:p>-0.15497784</text:p>
          </table:table-cell>
        </table:table-row>
        <table:table-row table:style-name="ro1">
          <table:table-cell table:style-name="ce3" office:value-type="string" calcext:value-type="string">
            <text:p>18:47:13.953</text:p>
          </table:table-cell>
          <table:table-cell table:style-name="ce9" office:value-type="float" office:value="-0.33751234" calcext:value-type="float">
            <text:p>-0.33751234</text:p>
          </table:table-cell>
          <table:table-cell table:style-name="ce9" office:value-type="float" office:value="-0.025834925" calcext:value-type="float">
            <text:p>-0.025834925</text:p>
          </table:table-cell>
          <table:table-cell table:style-name="ce9" office:value-type="float" office:value="0.300852" calcext:value-type="float">
            <text:p>0.300852</text:p>
          </table:table-cell>
        </table:table-row>
        <table:table-row table:style-name="ro1">
          <table:table-cell table:style-name="ce3" office:value-type="string" calcext:value-type="string">
            <text:p>18:47:14.024</text:p>
          </table:table-cell>
          <table:table-cell table:style-name="ce9" office:value-type="float" office:value="-0.29431286" calcext:value-type="float">
            <text:p>-0.29431286</text:p>
          </table:table-cell>
          <table:table-cell table:style-name="ce9" office:value-type="float" office:value="0.0068511013" calcext:value-type="float">
            <text:p>0.0068511013</text:p>
          </table:table-cell>
          <table:table-cell table:style-name="ce9" office:value-type="float" office:value="0.21166033" calcext:value-type="float">
            <text:p>0.21166033</text:p>
          </table:table-cell>
        </table:table-row>
        <table:table-row table:style-name="ro1">
          <table:table-cell table:style-name="ce3" office:value-type="string" calcext:value-type="string">
            <text:p>18:47:14.094</text:p>
          </table:table-cell>
          <table:table-cell table:style-name="ce9" office:value-type="float" office:value="-0.5439343" calcext:value-type="float">
            <text:p>-0.5439343</text:p>
          </table:table-cell>
          <table:table-cell table:style-name="ce9" office:value-type="float" office:value="0.035829023" calcext:value-type="float">
            <text:p>0.035829023</text:p>
          </table:table-cell>
          <table:table-cell table:style-name="ce9" office:value-type="float" office:value="0.26014766" calcext:value-type="float">
            <text:p>0.26014766</text:p>
          </table:table-cell>
        </table:table-row>
        <table:table-row table:style-name="ro1">
          <table:table-cell table:style-name="ce3" office:value-type="string" calcext:value-type="string">
            <text:p>18:47:14.167</text:p>
          </table:table-cell>
          <table:table-cell table:style-name="ce9" office:value-type="float" office:value="-0.4368065" calcext:value-type="float">
            <text:p>-0.4368065</text:p>
          </table:table-cell>
          <table:table-cell table:style-name="ce9" office:value-type="float" office:value="-0.07454096" calcext:value-type="float">
            <text:p>-0.07454096</text:p>
          </table:table-cell>
          <table:table-cell table:style-name="ce9" office:value-type="float" office:value="0.28181356" calcext:value-type="float">
            <text:p>0.28181356</text:p>
          </table:table-cell>
        </table:table-row>
        <table:table-row table:style-name="ro1">
          <table:table-cell table:style-name="ce3" office:value-type="string" calcext:value-type="string">
            <text:p>18:47:14.235</text:p>
          </table:table-cell>
          <table:table-cell table:style-name="ce9" office:value-type="float" office:value="-0.39268643" calcext:value-type="float">
            <text:p>-0.39268643</text:p>
          </table:table-cell>
          <table:table-cell table:style-name="ce9" office:value-type="float" office:value="0.007180674" calcext:value-type="float">
            <text:p>0.007180674</text:p>
          </table:table-cell>
          <table:table-cell table:style-name="ce9" office:value-type="float" office:value="0.30241147" calcext:value-type="float">
            <text:p>0.30241147</text:p>
          </table:table-cell>
        </table:table-row>
        <table:table-row table:style-name="ro1">
          <table:table-cell table:style-name="ce3" office:value-type="string" calcext:value-type="string">
            <text:p>18:47:14.305</text:p>
          </table:table-cell>
          <table:table-cell table:style-name="ce9" office:value-type="float" office:value="-0.33693826" calcext:value-type="float">
            <text:p>-0.33693826</text:p>
          </table:table-cell>
          <table:table-cell table:style-name="ce9" office:value-type="float" office:value="-0.039679985" calcext:value-type="float">
            <text:p>-0.039679985</text:p>
          </table:table-cell>
          <table:table-cell table:style-name="ce9" office:value-type="float" office:value="0.22976314" calcext:value-type="float">
            <text:p>0.22976314</text:p>
          </table:table-cell>
        </table:table-row>
        <table:table-row table:style-name="ro1">
          <table:table-cell table:style-name="ce3" office:value-type="string" calcext:value-type="string">
            <text:p>18:47:14.375</text:p>
          </table:table-cell>
          <table:table-cell table:style-name="ce9" office:value-type="float" office:value="-0.29906964" calcext:value-type="float">
            <text:p>-0.29906964</text:p>
          </table:table-cell>
          <table:table-cell table:style-name="ce9" office:value-type="float" office:value="-0.03197665" calcext:value-type="float">
            <text:p>-0.03197665</text:p>
          </table:table-cell>
          <table:table-cell table:style-name="ce9" office:value-type="float" office:value="0.15559056" calcext:value-type="float">
            <text:p>0.15559056</text:p>
          </table:table-cell>
        </table:table-row>
        <table:table-row table:style-name="ro1">
          <table:table-cell table:style-name="ce3" office:value-type="string" calcext:value-type="string">
            <text:p>18:47:15.171</text:p>
          </table:table-cell>
          <table:table-cell table:style-name="ce9" office:value-type="float" office:value="-0.07602303" calcext:value-type="float">
            <text:p>-0.07602303</text:p>
          </table:table-cell>
          <table:table-cell table:style-name="ce9" office:value-type="float" office:value="-0.185444" calcext:value-type="float">
            <text:p>-0.185444</text:p>
          </table:table-cell>
          <table:table-cell table:style-name="ce9" office:value-type="float" office:value="-0.009382557" calcext:value-type="float">
            <text:p>-0.009382557</text:p>
          </table:table-cell>
        </table:table-row>
        <table:table-row table:style-name="ro1">
          <table:table-cell table:style-name="ce3" office:value-type="string" calcext:value-type="string">
            <text:p>18:47:15.242</text:p>
          </table:table-cell>
          <table:table-cell table:style-name="ce9" office:value-type="float" office:value="-0.070837714" calcext:value-type="float">
            <text:p>-0.070837714</text:p>
          </table:table-cell>
          <table:table-cell table:style-name="ce9" office:value-type="float" office:value="-0.15591328" calcext:value-type="float">
            <text:p>-0.15591328</text:p>
          </table:table-cell>
          <table:table-cell table:style-name="ce9" office:value-type="float" office:value="0.013967787" calcext:value-type="float">
            <text:p>0.013967787</text:p>
          </table:table-cell>
        </table:table-row>
        <table:table-row table:style-name="ro1">
          <table:table-cell table:style-name="ce3" office:value-type="string" calcext:value-type="string">
            <text:p>18:47:15.314</text:p>
          </table:table-cell>
          <table:table-cell table:style-name="ce9" office:value-type="float" office:value="-0.06902738" calcext:value-type="float">
            <text:p>-0.06902738</text:p>
          </table:table-cell>
          <table:table-cell table:style-name="ce9" office:value-type="float" office:value="-0.121645175" calcext:value-type="float">
            <text:p>-0.121645175</text:p>
          </table:table-cell>
          <table:table-cell table:style-name="ce9" office:value-type="float" office:value="0.020700878" calcext:value-type="float">
            <text:p>0.020700878</text:p>
          </table:table-cell>
        </table:table-row>
        <table:table-row table:style-name="ro1">
          <table:table-cell table:style-name="ce3" office:value-type="string" calcext:value-type="string">
            <text:p>18:47:15.382</text:p>
          </table:table-cell>
          <table:table-cell table:style-name="ce9" office:value-type="float" office:value="-0.059487924" calcext:value-type="float">
            <text:p>-0.059487924</text:p>
          </table:table-cell>
          <table:table-cell table:style-name="ce9" office:value-type="float" office:value="-0.13452952" calcext:value-type="float">
            <text:p>-0.13452952</text:p>
          </table:table-cell>
          <table:table-cell table:style-name="ce9" office:value-type="float" office:value="0.0028105075" calcext:value-type="float">
            <text:p>0.0028105075</text:p>
          </table:table-cell>
        </table:table-row>
        <table:table-row table:style-name="ro1">
          <table:table-cell table:style-name="ce3" office:value-type="string" calcext:value-type="string">
            <text:p>18:47:15.453</text:p>
          </table:table-cell>
          <table:table-cell table:style-name="ce9" office:value-type="float" office:value="-0.04606843" calcext:value-type="float">
            <text:p>-0.04606843</text:p>
          </table:table-cell>
          <table:table-cell table:style-name="ce9" office:value-type="float" office:value="-0.121296294" calcext:value-type="float">
            <text:p>-0.121296294</text:p>
          </table:table-cell>
          <table:table-cell table:style-name="ce9" office:value-type="float" office:value="-0.0047215223" calcext:value-type="float">
            <text:p>-0.0047215223</text:p>
          </table:table-cell>
        </table:table-row>
        <table:table-row table:style-name="ro1">
          <table:table-cell table:style-name="ce3" office:value-type="string" calcext:value-type="string">
            <text:p>18:47:15.522</text:p>
          </table:table-cell>
          <table:table-cell table:style-name="ce9" office:value-type="float" office:value="-0.04299967" calcext:value-type="float">
            <text:p>-0.04299967</text:p>
          </table:table-cell>
          <table:table-cell table:style-name="ce9" office:value-type="float" office:value="-0.097960636" calcext:value-type="float">
            <text:p>-0.097960636</text:p>
          </table:table-cell>
          <table:table-cell table:style-name="ce9" office:value-type="float" office:value="0.021458631" calcext:value-type="float">
            <text:p>0.021458631</text:p>
          </table:table-cell>
        </table:table-row>
        <table:table-row table:style-name="ro1">
          <table:table-cell table:style-name="ce3" office:value-type="string" calcext:value-type="string">
            <text:p>18:47:15.594</text:p>
          </table:table-cell>
          <table:table-cell table:style-name="ce9" office:value-type="float" office:value="-0.04155615" calcext:value-type="float">
            <text:p>-0.04155615</text:p>
          </table:table-cell>
          <table:table-cell table:style-name="ce9" office:value-type="float" office:value="-0.08091355" calcext:value-type="float">
            <text:p>-0.08091355</text:p>
          </table:table-cell>
          <table:table-cell table:style-name="ce9" office:value-type="float" office:value="0.015797162" calcext:value-type="float">
            <text:p>0.015797162</text:p>
          </table:table-cell>
        </table:table-row>
        <table:table-row table:style-name="ro1">
          <table:table-cell table:style-name="ce2" office:value-type="string" calcext:value-type="string">
            <text:p>18:47:17.987</text:p>
          </table:table-cell>
          <table:table-cell table:style-name="ce8" office:value-type="float" office:value="-0.15187807" calcext:value-type="float">
            <text:p>-0.15187807</text:p>
          </table:table-cell>
          <table:table-cell table:style-name="ce8" office:value-type="float" office:value="0.30906257" calcext:value-type="float">
            <text:p>0.30906257</text:p>
          </table:table-cell>
          <table:table-cell table:style-name="ce8" office:value-type="float" office:value="0.23152706" calcext:value-type="float">
            <text:p>0.23152706</text:p>
          </table:table-cell>
        </table:table-row>
        <table:table-row table:style-name="ro1">
          <table:table-cell table:style-name="ce2" office:value-type="string" calcext:value-type="string">
            <text:p>18:47:18.057</text:p>
          </table:table-cell>
          <table:table-cell table:style-name="ce8" office:value-type="float" office:value="-0.11361898" calcext:value-type="float">
            <text:p>-0.11361898</text:p>
          </table:table-cell>
          <table:table-cell table:style-name="ce8" office:value-type="float" office:value="0.3045235" calcext:value-type="float">
            <text:p>0.3045235</text:p>
          </table:table-cell>
          <table:table-cell table:style-name="ce8" office:value-type="float" office:value="0.2305667" calcext:value-type="float">
            <text:p>0.2305667</text:p>
          </table:table-cell>
        </table:table-row>
        <table:table-row table:style-name="ro1">
          <table:table-cell table:style-name="ce2" office:value-type="string" calcext:value-type="string">
            <text:p>18:47:18.128</text:p>
          </table:table-cell>
          <table:table-cell table:style-name="ce8" office:value-type="float" office:value="-0.122252196" calcext:value-type="float">
            <text:p>-0.122252196</text:p>
          </table:table-cell>
          <table:table-cell table:style-name="ce8" office:value-type="float" office:value="0.31472057" calcext:value-type="float">
            <text:p>0.31472057</text:p>
          </table:table-cell>
          <table:table-cell table:style-name="ce8" office:value-type="float" office:value="0.18905301" calcext:value-type="float">
            <text:p>0.18905301</text:p>
          </table:table-cell>
        </table:table-row>
        <table:table-row table:style-name="ro1">
          <table:table-cell table:style-name="ce2" office:value-type="string" calcext:value-type="string">
            <text:p>18:47:18.199</text:p>
          </table:table-cell>
          <table:table-cell table:style-name="ce8" office:value-type="float" office:value="-0.08651623" calcext:value-type="float">
            <text:p>-0.08651623</text:p>
          </table:table-cell>
          <table:table-cell table:style-name="ce8" office:value-type="float" office:value="0.33466455" calcext:value-type="float">
            <text:p>0.33466455</text:p>
          </table:table-cell>
          <table:table-cell table:style-name="ce8" office:value-type="float" office:value="0.16838992" calcext:value-type="float">
            <text:p>0.16838992</text:p>
          </table:table-cell>
        </table:table-row>
        <table:table-row table:style-name="ro1">
          <table:table-cell table:style-name="ce2" office:value-type="string" calcext:value-type="string">
            <text:p>18:47:18.269</text:p>
          </table:table-cell>
          <table:table-cell table:style-name="ce8" office:value-type="float" office:value="-0.01853844" calcext:value-type="float">
            <text:p>-0.01853844</text:p>
          </table:table-cell>
          <table:table-cell table:style-name="ce8" office:value-type="float" office:value="0.1937518" calcext:value-type="float">
            <text:p>0.1937518</text:p>
          </table:table-cell>
          <table:table-cell table:style-name="ce8" office:value-type="float" office:value="0.24449529" calcext:value-type="float">
            <text:p>0.24449529</text:p>
          </table:table-cell>
        </table:table-row>
        <table:table-row table:style-name="ro1">
          <table:table-cell table:style-name="ce2" office:value-type="string" calcext:value-type="string">
            <text:p>18:47:18.339</text:p>
          </table:table-cell>
          <table:table-cell table:style-name="ce8" office:value-type="float" office:value="0.004189429" calcext:value-type="float">
            <text:p>0.004189429</text:p>
          </table:table-cell>
          <table:table-cell table:style-name="ce8" office:value-type="float" office:value="0.19656897" calcext:value-type="float">
            <text:p>0.19656897</text:p>
          </table:table-cell>
          <table:table-cell table:style-name="ce8" office:value-type="float" office:value="0.13215512" calcext:value-type="float">
            <text:p>0.13215512</text:p>
          </table:table-cell>
        </table:table-row>
        <table:table-row table:style-name="ro1">
          <table:table-cell table:style-name="ce2" office:value-type="string" calcext:value-type="string">
            <text:p>18:47:18.409</text:p>
          </table:table-cell>
          <table:table-cell table:style-name="ce8" office:value-type="float" office:value="0.029698221" calcext:value-type="float">
            <text:p>0.029698221</text:p>
          </table:table-cell>
          <table:table-cell table:style-name="ce8" office:value-type="float" office:value="0.17295699" calcext:value-type="float">
            <text:p>0.17295699</text:p>
          </table:table-cell>
          <table:table-cell table:style-name="ce8" office:value-type="float" office:value="0.15299715" calcext:value-type="float">
            <text:p>0.15299715</text:p>
          </table:table-cell>
        </table:table-row>
        <table:table-row table:style-name="ro1">
          <table:table-cell table:style-name="ce2" office:value-type="string" calcext:value-type="string">
            <text:p>18:47:20.647</text:p>
          </table:table-cell>
          <table:table-cell table:style-name="ce8" office:value-type="float" office:value="0.003876836" calcext:value-type="float">
            <text:p>0.003876836</text:p>
          </table:table-cell>
          <table:table-cell table:style-name="ce8" office:value-type="float" office:value="0.12731656" calcext:value-type="float">
            <text:p>0.12731656</text:p>
          </table:table-cell>
          <table:table-cell table:style-name="ce8" office:value-type="float" office:value="0.15241916" calcext:value-type="float">
            <text:p>0.15241916</text:p>
          </table:table-cell>
        </table:table-row>
        <table:table-row table:style-name="ro1">
          <table:table-cell table:style-name="ce2" office:value-type="string" calcext:value-type="string">
            <text:p>18:47:20.694</text:p>
          </table:table-cell>
          <table:table-cell table:style-name="ce8" office:value-type="float" office:value="-0.45837608" calcext:value-type="float">
            <text:p>-0.45837608</text:p>
          </table:table-cell>
          <table:table-cell table:style-name="ce8" office:value-type="float" office:value="-0.30970708" calcext:value-type="float">
            <text:p>-0.30970708</text:p>
          </table:table-cell>
          <table:table-cell table:style-name="ce8" office:value-type="float" office:value="-0.40840378" calcext:value-type="float">
            <text:p>-0.40840378</text:p>
          </table:table-cell>
        </table:table-row>
        <table:table-row table:style-name="ro1">
          <table:table-cell table:style-name="ce2" office:value-type="string" calcext:value-type="string">
            <text:p>18:47:20.764</text:p>
          </table:table-cell>
          <table:table-cell table:style-name="ce8" office:value-type="float" office:value="-0.2943256" calcext:value-type="float">
            <text:p>-0.2943256</text:p>
          </table:table-cell>
          <table:table-cell table:style-name="ce8" office:value-type="float" office:value="-0.16931255" calcext:value-type="float">
            <text:p>-0.16931255</text:p>
          </table:table-cell>
          <table:table-cell table:style-name="ce8" office:value-type="float" office:value="-0.31416985" calcext:value-type="float">
            <text:p>-0.31416985</text:p>
          </table:table-cell>
        </table:table-row>
        <table:table-row table:style-name="ro1">
          <table:table-cell table:style-name="ce2" office:value-type="string" calcext:value-type="string">
            <text:p>18:47:20.837</text:p>
          </table:table-cell>
          <table:table-cell table:style-name="ce8" office:value-type="float" office:value="-0.08559615" calcext:value-type="float">
            <text:p>-0.08559615</text:p>
          </table:table-cell>
          <table:table-cell table:style-name="ce8" office:value-type="float" office:value="-0.2642221" calcext:value-type="float">
            <text:p>-0.2642221</text:p>
          </table:table-cell>
          <table:table-cell table:style-name="ce8" office:value-type="float" office:value="-0.19969624" calcext:value-type="float">
            <text:p>-0.19969624</text:p>
          </table:table-cell>
        </table:table-row>
        <table:table-row table:style-name="ro1">
          <table:table-cell table:style-name="ce2" office:value-type="string" calcext:value-type="string">
            <text:p>18:47:20.905</text:p>
          </table:table-cell>
          <table:table-cell table:style-name="ce8" office:value-type="float" office:value="-0.026059968" calcext:value-type="float">
            <text:p>-0.026059968</text:p>
          </table:table-cell>
          <table:table-cell table:style-name="ce8" office:value-type="float" office:value="-0.40567097" calcext:value-type="float">
            <text:p>-0.40567097</text:p>
          </table:table-cell>
          <table:table-cell table:style-name="ce8" office:value-type="float" office:value="-0.21202642" calcext:value-type="float">
            <text:p>-0.21202642</text:p>
          </table:table-cell>
        </table:table-row>
        <table:table-row table:style-name="ro1">
          <table:table-cell table:style-name="ce2" office:value-type="string" calcext:value-type="string">
            <text:p>18:47:20.976</text:p>
          </table:table-cell>
          <table:table-cell table:style-name="ce8" office:value-type="float" office:value="-0.00455749" calcext:value-type="float">
            <text:p>-0.00455749</text:p>
          </table:table-cell>
          <table:table-cell table:style-name="ce8" office:value-type="float" office:value="-0.40355605" calcext:value-type="float">
            <text:p>-0.40355605</text:p>
          </table:table-cell>
          <table:table-cell table:style-name="ce8" office:value-type="float" office:value="-0.09612159" calcext:value-type="float">
            <text:p>-0.09612159</text:p>
          </table:table-cell>
        </table:table-row>
        <table:table-row table:style-name="ro1">
          <table:table-cell table:style-name="ce2" office:value-type="string" calcext:value-type="string">
            <text:p>18:47:21.046</text:p>
          </table:table-cell>
          <table:table-cell table:style-name="ce8" office:value-type="float" office:value="0.08137189" calcext:value-type="float">
            <text:p>0.08137189</text:p>
          </table:table-cell>
          <table:table-cell table:style-name="ce8" office:value-type="float" office:value="-0.21905977" calcext:value-type="float">
            <text:p>-0.21905977</text:p>
          </table:table-cell>
          <table:table-cell table:style-name="ce8" office:value-type="float" office:value="-0.09947333" calcext:value-type="float">
            <text:p>-0.09947333</text:p>
          </table:table-cell>
        </table:table-row>
        <table:table-row table:style-name="ro1">
          <table:table-cell table:style-name="ce2" office:value-type="string" calcext:value-type="string">
            <text:p>18:47:21.114</text:p>
          </table:table-cell>
          <table:table-cell table:style-name="ce8" office:value-type="float" office:value="0.07718978" calcext:value-type="float">
            <text:p>0.07718978</text:p>
          </table:table-cell>
          <table:table-cell table:style-name="ce8" office:value-type="float" office:value="-0.14727592" calcext:value-type="float">
            <text:p>-0.14727592</text:p>
          </table:table-cell>
          <table:table-cell table:style-name="ce8" office:value-type="float" office:value="-0.08095663" calcext:value-type="float">
            <text:p>-0.08095663</text:p>
          </table:table-cell>
        </table:table-row>
        <table:table-row table:style-name="ro1">
          <table:table-cell table:style-name="ce2" office:value-type="string" calcext:value-type="string">
            <text:p>18:47:41.711</text:p>
          </table:table-cell>
          <table:table-cell table:style-name="ce8" office:value-type="float" office:value="0.13692684" calcext:value-type="float">
            <text:p>0.13692684</text:p>
          </table:table-cell>
          <table:table-cell table:style-name="ce8" office:value-type="float" office:value="0.30141166" calcext:value-type="float">
            <text:p>0.30141166</text:p>
          </table:table-cell>
          <table:table-cell table:style-name="ce8" office:value-type="float" office:value="0.26793495" calcext:value-type="float">
            <text:p>0.26793495</text:p>
          </table:table-cell>
        </table:table-row>
        <table:table-row table:style-name="ro1">
          <table:table-cell table:style-name="ce2" office:value-type="string" calcext:value-type="string">
            <text:p>18:47:41.780</text:p>
          </table:table-cell>
          <table:table-cell table:style-name="ce8" office:value-type="float" office:value="0.117521286" calcext:value-type="float">
            <text:p>0.117521286</text:p>
          </table:table-cell>
          <table:table-cell table:style-name="ce8" office:value-type="float" office:value="0.2519346" calcext:value-type="float">
            <text:p>0.2519346</text:p>
          </table:table-cell>
          <table:table-cell table:style-name="ce8" office:value-type="float" office:value="0.21235725" calcext:value-type="float">
            <text:p>0.21235725</text:p>
          </table:table-cell>
        </table:table-row>
        <table:table-row table:style-name="ro1">
          <table:table-cell table:style-name="ce2" office:value-type="string" calcext:value-type="string">
            <text:p>18:47:41.853</text:p>
          </table:table-cell>
          <table:table-cell table:style-name="ce8" office:value-type="float" office:value="0.17432384" calcext:value-type="float">
            <text:p>0.17432384</text:p>
          </table:table-cell>
          <table:table-cell table:style-name="ce8" office:value-type="float" office:value="0.26035926" calcext:value-type="float">
            <text:p>0.26035926</text:p>
          </table:table-cell>
          <table:table-cell table:style-name="ce8" office:value-type="float" office:value="0.2508871" calcext:value-type="float">
            <text:p>0.2508871</text:p>
          </table:table-cell>
        </table:table-row>
        <table:table-row table:style-name="ro1">
          <table:table-cell table:style-name="ce2" office:value-type="string" calcext:value-type="string">
            <text:p>18:47:41.922</text:p>
          </table:table-cell>
          <table:table-cell table:style-name="ce8" office:value-type="float" office:value="0.25796565" calcext:value-type="float">
            <text:p>0.25796565</text:p>
          </table:table-cell>
          <table:table-cell table:style-name="ce8" office:value-type="float" office:value="0.027340952" calcext:value-type="float">
            <text:p>0.027340952</text:p>
          </table:table-cell>
          <table:table-cell table:style-name="ce8" office:value-type="float" office:value="0.32335696" calcext:value-type="float">
            <text:p>0.32335696</text:p>
          </table:table-cell>
        </table:table-row>
        <table:table-row table:style-name="ro1">
          <table:table-cell table:style-name="ce2" office:value-type="string" calcext:value-type="string">
            <text:p>18:47:41.993</text:p>
          </table:table-cell>
          <table:table-cell table:style-name="ce8" office:value-type="float" office:value="0.03727165" calcext:value-type="float">
            <text:p>0.03727165</text:p>
          </table:table-cell>
          <table:table-cell table:style-name="ce8" office:value-type="float" office:value="-0.53591555" calcext:value-type="float">
            <text:p>-0.53591555</text:p>
          </table:table-cell>
          <table:table-cell table:style-name="ce8" office:value-type="float" office:value="0.049102366" calcext:value-type="float">
            <text:p>0.049102366</text:p>
          </table:table-cell>
        </table:table-row>
        <table:table-row table:style-name="ro1">
          <table:table-cell table:style-name="ce2" office:value-type="string" calcext:value-type="string">
            <text:p>18:47:42.062</text:p>
          </table:table-cell>
          <table:table-cell table:style-name="ce8" office:value-type="float" office:value="-0.13125044" calcext:value-type="float">
            <text:p>-0.13125044</text:p>
          </table:table-cell>
          <table:table-cell table:style-name="ce8" office:value-type="float" office:value="-0.44540998" calcext:value-type="float">
            <text:p>-0.44540998</text:p>
          </table:table-cell>
          <table:table-cell table:style-name="ce8" office:value-type="float" office:value="-0.42822" calcext:value-type="float">
            <text:p>-0.42822</text:p>
          </table:table-cell>
        </table:table-row>
        <table:table-row table:style-name="ro1">
          <table:table-cell table:style-name="ce2" office:value-type="string" calcext:value-type="string">
            <text:p>18:47:42.132</text:p>
          </table:table-cell>
          <table:table-cell table:style-name="ce8" office:value-type="float" office:value="-0.38377482" calcext:value-type="float">
            <text:p>-0.38377482</text:p>
          </table:table-cell>
          <table:table-cell table:style-name="ce8" office:value-type="float" office:value="-0.32857898" calcext:value-type="float">
            <text:p>-0.32857898</text:p>
          </table:table-cell>
          <table:table-cell table:style-name="ce8" office:value-type="float" office:value="-0.4258277" calcext:value-type="float">
            <text:p>-0.4258277</text:p>
          </table:table-cell>
        </table:table-row>
        <table:table-row table:style-name="ro1">
          <table:table-cell table:style-name="ce2" office:value-type="string" calcext:value-type="string">
            <text:p>18:47:42.960</text:p>
          </table:table-cell>
          <table:table-cell table:style-name="ce8" office:value-type="float" office:value="-0.07117857" calcext:value-type="float">
            <text:p>-0.07117857</text:p>
          </table:table-cell>
          <table:table-cell table:style-name="ce8" office:value-type="float" office:value="-0.22650714" calcext:value-type="float">
            <text:p>-0.22650714</text:p>
          </table:table-cell>
          <table:table-cell table:style-name="ce8" office:value-type="float" office:value="-0.08551541" calcext:value-type="float">
            <text:p>-0.08551541</text:p>
          </table:table-cell>
        </table:table-row>
        <table:table-row table:style-name="ro1">
          <table:table-cell table:style-name="ce2" office:value-type="string" calcext:value-type="string">
            <text:p>18:47:43.030</text:p>
          </table:table-cell>
          <table:table-cell table:style-name="ce8" office:value-type="float" office:value="0.0956805" calcext:value-type="float">
            <text:p>0.0956805</text:p>
          </table:table-cell>
          <table:table-cell table:style-name="ce8" office:value-type="float" office:value="-0.16452539" calcext:value-type="float">
            <text:p>-0.16452539</text:p>
          </table:table-cell>
          <table:table-cell table:style-name="ce8" office:value-type="float" office:value="-0.061143577" calcext:value-type="float">
            <text:p>-0.061143577</text:p>
          </table:table-cell>
        </table:table-row>
        <table:table-row table:style-name="ro1">
          <table:table-cell table:style-name="ce2" office:value-type="string" calcext:value-type="string">
            <text:p>18:47:43.102</text:p>
          </table:table-cell>
          <table:table-cell table:style-name="ce8" office:value-type="float" office:value="0.054032367" calcext:value-type="float">
            <text:p>0.054032367</text:p>
          </table:table-cell>
          <table:table-cell table:style-name="ce8" office:value-type="float" office:value="-0.12588055" calcext:value-type="float">
            <text:p>-0.12588055</text:p>
          </table:table-cell>
          <table:table-cell table:style-name="ce8" office:value-type="float" office:value="-0.09348136" calcext:value-type="float">
            <text:p>-0.09348136</text:p>
          </table:table-cell>
        </table:table-row>
        <table:table-row table:style-name="ro1">
          <table:table-cell table:style-name="ce2" office:value-type="string" calcext:value-type="string">
            <text:p>18:47:43.169</text:p>
          </table:table-cell>
          <table:table-cell table:style-name="ce8" office:value-type="float" office:value="0.09938597" calcext:value-type="float">
            <text:p>0.09938597</text:p>
          </table:table-cell>
          <table:table-cell table:style-name="ce8" office:value-type="float" office:value="-0.1135122" calcext:value-type="float">
            <text:p>-0.1135122</text:p>
          </table:table-cell>
          <table:table-cell table:style-name="ce8" office:value-type="float" office:value="-0.12302483" calcext:value-type="float">
            <text:p>-0.12302483</text:p>
          </table:table-cell>
        </table:table-row>
        <table:table-row table:style-name="ro1">
          <table:table-cell table:style-name="ce2" office:value-type="string" calcext:value-type="string">
            <text:p>18:47:43.240</text:p>
          </table:table-cell>
          <table:table-cell table:style-name="ce8" office:value-type="float" office:value="0.18436924" calcext:value-type="float">
            <text:p>0.18436924</text:p>
          </table:table-cell>
          <table:table-cell table:style-name="ce8" office:value-type="float" office:value="-0.11490513" calcext:value-type="float">
            <text:p>-0.11490513</text:p>
          </table:table-cell>
          <table:table-cell table:style-name="ce8" office:value-type="float" office:value="-0.19553678" calcext:value-type="float">
            <text:p>-0.19553678</text:p>
          </table:table-cell>
        </table:table-row>
        <table:table-row table:style-name="ro1">
          <table:table-cell table:style-name="ce2" office:value-type="string" calcext:value-type="string">
            <text:p>18:47:43.309</text:p>
          </table:table-cell>
          <table:table-cell table:style-name="ce8" office:value-type="float" office:value="0.16109833" calcext:value-type="float">
            <text:p>0.16109833</text:p>
          </table:table-cell>
          <table:table-cell table:style-name="ce8" office:value-type="float" office:value="-0.4211393" calcext:value-type="float">
            <text:p>-0.4211393</text:p>
          </table:table-cell>
          <table:table-cell table:style-name="ce8" office:value-type="float" office:value="-0.04480635" calcext:value-type="float">
            <text:p>-0.04480635</text:p>
          </table:table-cell>
        </table:table-row>
        <table:table-row table:style-name="ro1">
          <table:table-cell table:style-name="ce2" office:value-type="string" calcext:value-type="string">
            <text:p>18:47:43.381</text:p>
          </table:table-cell>
          <table:table-cell table:style-name="ce8" office:value-type="float" office:value="-0.0050847395" calcext:value-type="float">
            <text:p>-0.0050847395</text:p>
          </table:table-cell>
          <table:table-cell table:style-name="ce8" office:value-type="float" office:value="0.102175795" calcext:value-type="float">
            <text:p>0.102175795</text:p>
          </table:table-cell>
          <table:table-cell table:style-name="ce8" office:value-type="float" office:value="-0.16161479" calcext:value-type="float">
            <text:p>-0.16161479</text:p>
          </table:table-cell>
        </table:table-row>
        <table:table-row table:style-name="ro1">
          <table:table-cell table:style-name="ce2" office:value-type="string" calcext:value-type="string">
            <text:p>18:48:02.961</text:p>
          </table:table-cell>
          <table:table-cell table:style-name="ce8" office:value-type="float" office:value="-0.00018173471" calcext:value-type="float">
            <text:p>-0.00018173471</text:p>
          </table:table-cell>
          <table:table-cell table:style-name="ce8" office:value-type="float" office:value="-0.075693145" calcext:value-type="float">
            <text:p>-0.075693145</text:p>
          </table:table-cell>
          <table:table-cell table:style-name="ce8" office:value-type="float" office:value="-0.17379805" calcext:value-type="float">
            <text:p>-0.17379805</text:p>
          </table:table-cell>
        </table:table-row>
        <table:table-row table:style-name="ro1">
          <table:table-cell table:style-name="ce2" office:value-type="string" calcext:value-type="string">
            <text:p>18:48:03.025</text:p>
          </table:table-cell>
          <table:table-cell table:style-name="ce8" office:value-type="float" office:value="-0.0023608268" calcext:value-type="float">
            <text:p>-0.0023608268</text:p>
          </table:table-cell>
          <table:table-cell table:style-name="ce8" office:value-type="float" office:value="-0.06087279" calcext:value-type="float">
            <text:p>-0.06087279</text:p>
          </table:table-cell>
          <table:table-cell table:style-name="ce8" office:value-type="float" office:value="-0.15553936" calcext:value-type="float">
            <text:p>-0.15553936</text:p>
          </table:table-cell>
        </table:table-row>
        <table:table-row table:style-name="ro1">
          <table:table-cell table:style-name="ce2" office:value-type="string" calcext:value-type="string">
            <text:p>18:48:03.093</text:p>
          </table:table-cell>
          <table:table-cell table:style-name="ce8" office:value-type="float" office:value="0.004247326" calcext:value-type="float">
            <text:p>0.004247326</text:p>
          </table:table-cell>
          <table:table-cell table:style-name="ce8" office:value-type="float" office:value="-0.060718168" calcext:value-type="float">
            <text:p>-0.060718168</text:p>
          </table:table-cell>
          <table:table-cell table:style-name="ce8" office:value-type="float" office:value="-0.13932621" calcext:value-type="float">
            <text:p>-0.13932621</text:p>
          </table:table-cell>
        </table:table-row>
        <table:table-row table:style-name="ro1">
          <table:table-cell table:style-name="ce2" office:value-type="string" calcext:value-type="string">
            <text:p>18:48:03.164</text:p>
          </table:table-cell>
          <table:table-cell table:style-name="ce8" office:value-type="float" office:value="0.001405601" calcext:value-type="float">
            <text:p>0.001405601</text:p>
          </table:table-cell>
          <table:table-cell table:style-name="ce8" office:value-type="float" office:value="-0.04146273" calcext:value-type="float">
            <text:p>-0.04146273</text:p>
          </table:table-cell>
          <table:table-cell table:style-name="ce8" office:value-type="float" office:value="-0.1269317" calcext:value-type="float">
            <text:p>-0.1269317</text:p>
          </table:table-cell>
        </table:table-row>
        <table:table-row table:style-name="ro1">
          <table:table-cell table:style-name="ce2" office:value-type="string" calcext:value-type="string">
            <text:p>18:48:03.234</text:p>
          </table:table-cell>
          <table:table-cell table:style-name="ce8" office:value-type="float" office:value="0.0028031266" calcext:value-type="float">
            <text:p>0.0028031266</text:p>
          </table:table-cell>
          <table:table-cell table:style-name="ce8" office:value-type="float" office:value="-0.0441279" calcext:value-type="float">
            <text:p>-0.0441279</text:p>
          </table:table-cell>
          <table:table-cell table:style-name="ce8" office:value-type="float" office:value="-0.10457054" calcext:value-type="float">
            <text:p>-0.10457054</text:p>
          </table:table-cell>
        </table:table-row>
        <table:table-row table:style-name="ro1">
          <table:table-cell table:style-name="ce2" office:value-type="string" calcext:value-type="string">
            <text:p>18:48:03.304</text:p>
          </table:table-cell>
          <table:table-cell table:style-name="ce8" office:value-type="float" office:value="0.0042806263" calcext:value-type="float">
            <text:p>0.0042806263</text:p>
          </table:table-cell>
          <table:table-cell table:style-name="ce8" office:value-type="float" office:value="-0.04103348" calcext:value-type="float">
            <text:p>-0.04103348</text:p>
          </table:table-cell>
          <table:table-cell table:style-name="ce8" office:value-type="float" office:value="-0.10466037" calcext:value-type="float">
            <text:p>-0.10466037</text:p>
          </table:table-cell>
        </table:table-row>
        <table:table-row table:style-name="ro1">
          <table:table-cell table:style-name="ce2" office:value-type="string" calcext:value-type="string">
            <text:p>18:48:03.373</text:p>
          </table:table-cell>
          <table:table-cell table:style-name="ce8" office:value-type="float" office:value="0.0029736573" calcext:value-type="float">
            <text:p>0.0029736573</text:p>
          </table:table-cell>
          <table:table-cell table:style-name="ce8" office:value-type="float" office:value="-0.038028818" calcext:value-type="float">
            <text:p>-0.038028818</text:p>
          </table:table-cell>
          <table:table-cell table:style-name="ce8" office:value-type="float" office:value="-0.09265626" calcext:value-type="float">
            <text:p>-0.09265626</text:p>
          </table:table-cell>
        </table:table-row>
        <table:table-row table:style-name="ro1">
          <table:table-cell table:style-name="ce2" office:value-type="string" calcext:value-type="string">
            <text:p>18:48:09.596</text:p>
          </table:table-cell>
          <table:table-cell table:style-name="ce8" office:value-type="float" office:value="0.06661672" calcext:value-type="float">
            <text:p>0.06661672</text:p>
          </table:table-cell>
          <table:table-cell table:style-name="ce8" office:value-type="float" office:value="0.73569596" calcext:value-type="float">
            <text:p>0.73569596</text:p>
          </table:table-cell>
          <table:table-cell table:style-name="ce8" office:value-type="float" office:value="0.39517376" calcext:value-type="float">
            <text:p>0.39517376</text:p>
          </table:table-cell>
        </table:table-row>
        <table:table-row table:style-name="ro1">
          <table:table-cell table:style-name="ce2" office:value-type="string" calcext:value-type="string">
            <text:p>18:48:09.665</text:p>
          </table:table-cell>
          <table:table-cell table:style-name="ce8" office:value-type="float" office:value="0.028534152" calcext:value-type="float">
            <text:p>0.028534152</text:p>
          </table:table-cell>
          <table:table-cell table:style-name="ce8" office:value-type="float" office:value="0.679265" calcext:value-type="float">
            <text:p>0.679265</text:p>
          </table:table-cell>
          <table:table-cell table:style-name="ce8" office:value-type="float" office:value="0.36796114" calcext:value-type="float">
            <text:p>0.36796114</text:p>
          </table:table-cell>
        </table:table-row>
        <table:table-row table:style-name="ro1">
          <table:table-cell table:style-name="ce2" office:value-type="string" calcext:value-type="string">
            <text:p>18:48:09.736</text:p>
          </table:table-cell>
          <table:table-cell table:style-name="ce8" office:value-type="float" office:value="0.043698315" calcext:value-type="float">
            <text:p>0.043698315</text:p>
          </table:table-cell>
          <table:table-cell table:style-name="ce8" office:value-type="float" office:value="0.7225201" calcext:value-type="float">
            <text:p>0.7225201</text:p>
          </table:table-cell>
          <table:table-cell table:style-name="ce8" office:value-type="float" office:value="0.41619918" calcext:value-type="float">
            <text:p>0.41619918</text:p>
          </table:table-cell>
        </table:table-row>
        <table:table-row table:style-name="ro1">
          <table:table-cell table:style-name="ce2" office:value-type="string" calcext:value-type="string">
            <text:p>18:48:09.807</text:p>
          </table:table-cell>
          <table:table-cell table:style-name="ce8" office:value-type="float" office:value="0.03625231" calcext:value-type="float">
            <text:p>0.03625231</text:p>
          </table:table-cell>
          <table:table-cell table:style-name="ce8" office:value-type="float" office:value="0.4116451" calcext:value-type="float">
            <text:p>0.4116451</text:p>
          </table:table-cell>
          <table:table-cell table:style-name="ce8" office:value-type="float" office:value="0.34052163" calcext:value-type="float">
            <text:p>0.34052163</text:p>
          </table:table-cell>
        </table:table-row>
        <table:table-row table:style-name="ro1">
          <table:table-cell table:style-name="ce2" office:value-type="string" calcext:value-type="string">
            <text:p>18:48:09.878</text:p>
          </table:table-cell>
          <table:table-cell table:style-name="ce8" office:value-type="float" office:value="0.04229505" calcext:value-type="float">
            <text:p>0.04229505</text:p>
          </table:table-cell>
          <table:table-cell table:style-name="ce8" office:value-type="float" office:value="0.54120815" calcext:value-type="float">
            <text:p>0.54120815</text:p>
          </table:table-cell>
          <table:table-cell table:style-name="ce8" office:value-type="float" office:value="0.30471167" calcext:value-type="float">
            <text:p>0.30471167</text:p>
          </table:table-cell>
        </table:table-row>
        <table:table-row table:style-name="ro1">
          <table:table-cell table:style-name="ce2" office:value-type="string" calcext:value-type="string">
            <text:p>18:48:09.947</text:p>
          </table:table-cell>
          <table:table-cell table:style-name="ce8" office:value-type="float" office:value="0.15364172" calcext:value-type="float">
            <text:p>0.15364172</text:p>
          </table:table-cell>
          <table:table-cell table:style-name="ce8" office:value-type="float" office:value="0.48401117" calcext:value-type="float">
            <text:p>0.48401117</text:p>
          </table:table-cell>
          <table:table-cell table:style-name="ce8" office:value-type="float" office:value="0.24787334" calcext:value-type="float">
            <text:p>0.24787334</text:p>
          </table:table-cell>
        </table:table-row>
        <table:table-row table:style-name="ro1">
          <table:table-cell table:style-name="ce2" office:value-type="string" calcext:value-type="string">
            <text:p>18:48:10.017</text:p>
          </table:table-cell>
          <table:table-cell table:style-name="ce8" office:value-type="float" office:value="0.14992306" calcext:value-type="float">
            <text:p>0.14992306</text:p>
          </table:table-cell>
          <table:table-cell table:style-name="ce8" office:value-type="float" office:value="-0.10359896" calcext:value-type="float">
            <text:p>-0.10359896</text:p>
          </table:table-cell>
          <table:table-cell table:style-name="ce8" office:value-type="float" office:value="0.25406748" calcext:value-type="float">
            <text:p>0.25406748</text:p>
          </table:table-cell>
        </table:table-row>
        <table:table-row table:style-name="ro1">
          <table:table-cell table:style-name="ce2" office:value-type="string" calcext:value-type="string">
            <text:p>18:48:11.016</text:p>
          </table:table-cell>
          <table:table-cell table:style-name="ce8" office:value-type="float" office:value="-0.109185465" calcext:value-type="float">
            <text:p>-0.109185465</text:p>
          </table:table-cell>
          <table:table-cell table:style-name="ce8" office:value-type="float" office:value="-0.8440448" calcext:value-type="float">
            <text:p>-0.8440448</text:p>
          </table:table-cell>
          <table:table-cell table:style-name="ce8" office:value-type="float" office:value="-0.10444477" calcext:value-type="float">
            <text:p>-0.10444477</text:p>
          </table:table-cell>
        </table:table-row>
        <table:table-row table:style-name="ro1">
          <table:table-cell table:style-name="ce2" office:value-type="string" calcext:value-type="string">
            <text:p>18:48:11.069</text:p>
          </table:table-cell>
          <table:table-cell table:style-name="ce8" office:value-type="float" office:value="-0.45312533" calcext:value-type="float">
            <text:p>-0.45312533</text:p>
          </table:table-cell>
          <table:table-cell table:style-name="ce8" office:value-type="float" office:value="-0.18285803" calcext:value-type="float">
            <text:p>-0.18285803</text:p>
          </table:table-cell>
          <table:table-cell table:style-name="ce8" office:value-type="float" office:value="-0.3669007" calcext:value-type="float">
            <text:p>-0.3669007</text:p>
          </table:table-cell>
        </table:table-row>
        <table:table-row table:style-name="ro1">
          <table:table-cell table:style-name="ce2" office:value-type="string" calcext:value-type="string">
            <text:p>18:48:11.139</text:p>
          </table:table-cell>
          <table:table-cell table:style-name="ce8" office:value-type="float" office:value="-0.31574735" calcext:value-type="float">
            <text:p>-0.31574735</text:p>
          </table:table-cell>
          <table:table-cell table:style-name="ce8" office:value-type="float" office:value="-0.15050976" calcext:value-type="float">
            <text:p>-0.15050976</text:p>
          </table:table-cell>
          <table:table-cell table:style-name="ce8" office:value-type="float" office:value="-0.27374095" calcext:value-type="float">
            <text:p>-0.27374095</text:p>
          </table:table-cell>
        </table:table-row>
        <table:table-row table:style-name="ro1">
          <table:table-cell table:style-name="ce2" office:value-type="string" calcext:value-type="string">
            <text:p>18:48:11.211</text:p>
          </table:table-cell>
          <table:table-cell table:style-name="ce8" office:value-type="float" office:value="-0.23561305" calcext:value-type="float">
            <text:p>-0.23561305</text:p>
          </table:table-cell>
          <table:table-cell table:style-name="ce8" office:value-type="float" office:value="-0.114584744" calcext:value-type="float">
            <text:p>-0.114584744</text:p>
          </table:table-cell>
          <table:table-cell table:style-name="ce8" office:value-type="float" office:value="-0.18550257" calcext:value-type="float">
            <text:p>-0.18550257</text:p>
          </table:table-cell>
        </table:table-row>
        <table:table-row table:style-name="ro1">
          <table:table-cell table:style-name="ce2" office:value-type="string" calcext:value-type="string">
            <text:p>18:48:11.279</text:p>
          </table:table-cell>
          <table:table-cell table:style-name="ce8" office:value-type="float" office:value="0.0010830174" calcext:value-type="float">
            <text:p>0.0010830174</text:p>
          </table:table-cell>
          <table:table-cell table:style-name="ce8" office:value-type="float" office:value="-0.21189095" calcext:value-type="float">
            <text:p>-0.21189095</text:p>
          </table:table-cell>
          <table:table-cell table:style-name="ce8" office:value-type="float" office:value="-0.044564642" calcext:value-type="float">
            <text:p>-0.044564642</text:p>
          </table:table-cell>
        </table:table-row>
        <table:table-row table:style-name="ro1">
          <table:table-cell table:style-name="ce2" office:value-type="string" calcext:value-type="string">
            <text:p>18:48:11.353</text:p>
          </table:table-cell>
          <table:table-cell table:style-name="ce8" office:value-type="float" office:value="0.16225402" calcext:value-type="float">
            <text:p>0.16225402</text:p>
          </table:table-cell>
          <table:table-cell table:style-name="ce8" office:value-type="float" office:value="-0.3732946" calcext:value-type="float">
            <text:p>-0.3732946</text:p>
          </table:table-cell>
          <table:table-cell table:style-name="ce8" office:value-type="float" office:value="-0.08339429" calcext:value-type="float">
            <text:p>-0.08339429</text:p>
          </table:table-cell>
        </table:table-row>
        <table:table-row table:style-name="ro1">
          <table:table-cell table:style-name="ce2" office:value-type="string" calcext:value-type="string">
            <text:p>18:48:11.419</text:p>
          </table:table-cell>
          <table:table-cell table:style-name="ce8" office:value-type="float" office:value="0.11219072" calcext:value-type="float">
            <text:p>0.11219072</text:p>
          </table:table-cell>
          <table:table-cell table:style-name="ce8" office:value-type="float" office:value="-0.18193682" calcext:value-type="float">
            <text:p>-0.18193682</text:p>
          </table:table-cell>
          <table:table-cell table:style-name="ce8" office:value-type="float" office:value="-0.10164175" calcext:value-type="float">
            <text:p>-0.10164175</text:p>
          </table:table-cell>
        </table:table-row>
        <table:table-row table:style-name="ro1">
          <table:table-cell table:style-name="ce2" office:value-type="string" calcext:value-type="string">
            <text:p>18:48:11.493</text:p>
          </table:table-cell>
          <table:table-cell table:style-name="ce8" office:value-type="float" office:value="0.1005322" calcext:value-type="float">
            <text:p>0.1005322</text:p>
          </table:table-cell>
          <table:table-cell table:style-name="ce8" office:value-type="float" office:value="-0.17846483" calcext:value-type="float">
            <text:p>-0.17846483</text:p>
          </table:table-cell>
          <table:table-cell table:style-name="ce8" office:value-type="float" office:value="-0.10488093" calcext:value-type="float">
            <text:p>-0.10488093</text:p>
          </table:table-cell>
        </table:table-row>
        <table:table-row table:style-name="ro1">
          <table:table-cell table:style-name="ce2" office:value-type="string" calcext:value-type="string">
            <text:p>18:48:30.446</text:p>
          </table:table-cell>
          <table:table-cell table:style-name="ce8" office:value-type="float" office:value="0.47324264" calcext:value-type="float">
            <text:p>0.47324264</text:p>
          </table:table-cell>
          <table:table-cell table:style-name="ce8" office:value-type="float" office:value="0.60468924" calcext:value-type="float">
            <text:p>0.60468924</text:p>
          </table:table-cell>
          <table:table-cell table:style-name="ce8" office:value-type="float" office:value="0.28090018" calcext:value-type="float">
            <text:p>0.28090018</text:p>
          </table:table-cell>
        </table:table-row>
        <table:table-row table:style-name="ro1">
          <table:table-cell office:value-type="string" calcext:value-type="string">
            <text:p>18:48:30.515</text:p>
          </table:table-cell>
          <table:table-cell office:value-type="float" office:value="0.47711465" calcext:value-type="float">
            <text:p>0.47711465</text:p>
          </table:table-cell>
          <table:table-cell office:value-type="float" office:value="0.7771305" calcext:value-type="float">
            <text:p>0.7771305</text:p>
          </table:table-cell>
          <table:table-cell office:value-type="float" office:value="0.1664576" calcext:value-type="float">
            <text:p>0.1664576</text:p>
          </table:table-cell>
        </table:table-row>
        <table:table-row table:style-name="ro1">
          <table:table-cell office:value-type="string" calcext:value-type="string">
            <text:p>18:48:30.586</text:p>
          </table:table-cell>
          <table:table-cell office:value-type="float" office:value="0.43819228" calcext:value-type="float">
            <text:p>0.43819228</text:p>
          </table:table-cell>
          <table:table-cell office:value-type="float" office:value="0.58559906" calcext:value-type="float">
            <text:p>0.58559906</text:p>
          </table:table-cell>
          <table:table-cell office:value-type="float" office:value="0.20540258" calcext:value-type="float">
            <text:p>0.20540258</text:p>
          </table:table-cell>
        </table:table-row>
        <table:table-row table:style-name="ro1">
          <table:table-cell office:value-type="string" calcext:value-type="string">
            <text:p>18:48:30.662</text:p>
          </table:table-cell>
          <table:table-cell office:value-type="float" office:value="0.30384573" calcext:value-type="float">
            <text:p>0.30384573</text:p>
          </table:table-cell>
          <table:table-cell office:value-type="float" office:value="0.4064093" calcext:value-type="float">
            <text:p>0.4064093</text:p>
          </table:table-cell>
          <table:table-cell office:value-type="float" office:value="0.26506254" calcext:value-type="float">
            <text:p>0.26506254</text:p>
          </table:table-cell>
        </table:table-row>
        <table:table-row table:style-name="ro1">
          <table:table-cell office:value-type="string" calcext:value-type="string">
            <text:p>18:48:30.727</text:p>
          </table:table-cell>
          <table:table-cell office:value-type="float" office:value="0.143383" calcext:value-type="float">
            <text:p>0.143383</text:p>
          </table:table-cell>
          <table:table-cell office:value-type="float" office:value="0.3530242" calcext:value-type="float">
            <text:p>0.3530242</text:p>
          </table:table-cell>
          <table:table-cell office:value-type="float" office:value="0.21570477" calcext:value-type="float">
            <text:p>0.21570477</text:p>
          </table:table-cell>
        </table:table-row>
        <table:table-row table:style-name="ro1">
          <table:table-cell office:value-type="string" calcext:value-type="string">
            <text:p>18:48:30.797</text:p>
          </table:table-cell>
          <table:table-cell office:value-type="float" office:value="0.0752117" calcext:value-type="float">
            <text:p>0.0752117</text:p>
          </table:table-cell>
          <table:table-cell office:value-type="float" office:value="0.3517794" calcext:value-type="float">
            <text:p>0.3517794</text:p>
          </table:table-cell>
          <table:table-cell office:value-type="float" office:value="0.062298298" calcext:value-type="float">
            <text:p>0.062298298</text:p>
          </table:table-cell>
        </table:table-row>
        <table:table-row table:style-name="ro1">
          <table:table-cell office:value-type="string" calcext:value-type="string">
            <text:p>18:48:30.867</text:p>
          </table:table-cell>
          <table:table-cell office:value-type="float" office:value="-0.009433502" calcext:value-type="float">
            <text:p>-0.009433502</text:p>
          </table:table-cell>
          <table:table-cell office:value-type="float" office:value="0.42866203" calcext:value-type="float">
            <text:p>0.42866203</text:p>
          </table:table-cell>
          <table:table-cell office:value-type="float" office:value="0.076503076" calcext:value-type="float">
            <text:p>0.076503076</text:p>
          </table:table-cell>
        </table:table-row>
        <table:table-row table:style-name="ro1">
          <table:table-cell office:value-type="string" calcext:value-type="string">
            <text:p>18:48:32.291</text:p>
          </table:table-cell>
          <table:table-cell office:value-type="float" office:value="-0.6090029" calcext:value-type="float">
            <text:p>-0.6090029</text:p>
          </table:table-cell>
          <table:table-cell office:value-type="float" office:value="-0.0026807305" calcext:value-type="float">
            <text:p>-0.0026807305</text:p>
          </table:table-cell>
          <table:table-cell office:value-type="float" office:value="-0.36884254" calcext:value-type="float">
            <text:p>-0.36884254</text:p>
          </table:table-cell>
        </table:table-row>
        <table:table-row table:style-name="ro1">
          <table:table-cell office:value-type="string" calcext:value-type="string">
            <text:p>18:48:32.360</text:p>
          </table:table-cell>
          <table:table-cell office:value-type="float" office:value="-0.49888384" calcext:value-type="float">
            <text:p>-0.49888384</text:p>
          </table:table-cell>
          <table:table-cell office:value-type="float" office:value="0.081522904" calcext:value-type="float">
            <text:p>0.081522904</text:p>
          </table:table-cell>
          <table:table-cell office:value-type="float" office:value="-0.2260501" calcext:value-type="float">
            <text:p>-0.2260501</text:p>
          </table:table-cell>
        </table:table-row>
        <table:table-row table:style-name="ro1">
          <table:table-cell office:value-type="string" calcext:value-type="string">
            <text:p>18:48:32.432</text:p>
          </table:table-cell>
          <table:table-cell office:value-type="float" office:value="-0.415597" calcext:value-type="float">
            <text:p>-0.415597</text:p>
          </table:table-cell>
          <table:table-cell office:value-type="float" office:value="0.18257472" calcext:value-type="float">
            <text:p>0.18257472</text:p>
          </table:table-cell>
          <table:table-cell office:value-type="float" office:value="-0.017556421" calcext:value-type="float">
            <text:p>-0.017556421</text:p>
          </table:table-cell>
        </table:table-row>
        <table:table-row table:style-name="ro1">
          <table:table-cell office:value-type="string" calcext:value-type="string">
            <text:p>18:48:32.500</text:p>
          </table:table-cell>
          <table:table-cell office:value-type="float" office:value="-0.4564348" calcext:value-type="float">
            <text:p>-0.4564348</text:p>
          </table:table-cell>
          <table:table-cell office:value-type="float" office:value="-0.14286049" calcext:value-type="float">
            <text:p>-0.14286049</text:p>
          </table:table-cell>
          <table:table-cell office:value-type="float" office:value="-0.18894526" calcext:value-type="float">
            <text:p>-0.18894526</text:p>
          </table:table-cell>
        </table:table-row>
        <table:table-row table:style-name="ro1">
          <table:table-cell office:value-type="string" calcext:value-type="string">
            <text:p>18:48:32.571</text:p>
          </table:table-cell>
          <table:table-cell office:value-type="float" office:value="-0.4202395" calcext:value-type="float">
            <text:p>-0.4202395</text:p>
          </table:table-cell>
          <table:table-cell office:value-type="float" office:value="0.073574" calcext:value-type="float">
            <text:p>0.073574</text:p>
          </table:table-cell>
          <table:table-cell office:value-type="float" office:value="0.09625788" calcext:value-type="float">
            <text:p>0.09625788</text:p>
          </table:table-cell>
        </table:table-row>
        <table:table-row table:style-name="ro1">
          <table:table-cell office:value-type="string" calcext:value-type="string">
            <text:p>18:48:32.643</text:p>
          </table:table-cell>
          <table:table-cell office:value-type="float" office:value="-0.35096946" calcext:value-type="float">
            <text:p>-0.35096946</text:p>
          </table:table-cell>
          <table:table-cell office:value-type="float" office:value="0.14421953" calcext:value-type="float">
            <text:p>0.14421953</text:p>
          </table:table-cell>
          <table:table-cell office:value-type="float" office:value="0.13255496" calcext:value-type="float">
            <text:p>0.13255496</text:p>
          </table:table-cell>
        </table:table-row>
        <table:table-row table:style-name="ro1">
          <table:table-cell office:value-type="string" calcext:value-type="string">
            <text:p>18:48:32.712</text:p>
          </table:table-cell>
          <table:table-cell office:value-type="float" office:value="-0.3182895" calcext:value-type="float">
            <text:p>-0.3182895</text:p>
          </table:table-cell>
          <table:table-cell office:value-type="float" office:value="-0.06444069" calcext:value-type="float">
            <text:p>-0.06444069</text:p>
          </table:table-cell>
          <table:table-cell office:value-type="float" office:value="0.21575943" calcext:value-type="float">
            <text:p>0.21575943</text:p>
          </table:table-cell>
        </table:table-row>
        <table:table-row table:style-name="ro1">
          <table:table-cell office:value-type="string" calcext:value-type="string">
            <text:p>18:48:33.620</text:p>
          </table:table-cell>
          <table:table-cell office:value-type="float" office:value="-0.25460023" calcext:value-type="float">
            <text:p>-0.25460023</text:p>
          </table:table-cell>
          <table:table-cell office:value-type="float" office:value="0.20172016" calcext:value-type="float">
            <text:p>0.20172016</text:p>
          </table:table-cell>
          <table:table-cell office:value-type="float" office:value="0.2124208" calcext:value-type="float">
            <text:p>0.2124208</text:p>
          </table:table-cell>
        </table:table-row>
        <table:table-row table:style-name="ro1">
          <table:table-cell office:value-type="string" calcext:value-type="string">
            <text:p>18:48:33.691</text:p>
          </table:table-cell>
          <table:table-cell office:value-type="float" office:value="-0.14696245" calcext:value-type="float">
            <text:p>-0.14696245</text:p>
          </table:table-cell>
          <table:table-cell office:value-type="float" office:value="0.18001007" calcext:value-type="float">
            <text:p>0.18001007</text:p>
          </table:table-cell>
          <table:table-cell office:value-type="float" office:value="0.13141307" calcext:value-type="float">
            <text:p>0.13141307</text:p>
          </table:table-cell>
        </table:table-row>
        <table:table-row table:style-name="ro1">
          <table:table-cell office:value-type="string" calcext:value-type="string">
            <text:p>18:48:33.765</text:p>
          </table:table-cell>
          <table:table-cell office:value-type="float" office:value="-0.10062559" calcext:value-type="float">
            <text:p>-0.10062559</text:p>
          </table:table-cell>
          <table:table-cell office:value-type="float" office:value="0.24770242" calcext:value-type="float">
            <text:p>0.24770242</text:p>
          </table:table-cell>
          <table:table-cell office:value-type="float" office:value="0.16023953" calcext:value-type="float">
            <text:p>0.16023953</text:p>
          </table:table-cell>
        </table:table-row>
        <table:table-row table:style-name="ro1">
          <table:table-cell office:value-type="string" calcext:value-type="string">
            <text:p>18:48:33.832</text:p>
          </table:table-cell>
          <table:table-cell office:value-type="float" office:value="0.0036996556" calcext:value-type="float">
            <text:p>0.0036996556</text:p>
          </table:table-cell>
          <table:table-cell office:value-type="float" office:value="0.26555914" calcext:value-type="float">
            <text:p>0.26555914</text:p>
          </table:table-cell>
          <table:table-cell office:value-type="float" office:value="0.2200212" calcext:value-type="float">
            <text:p>0.2200212</text:p>
          </table:table-cell>
        </table:table-row>
        <table:table-row table:style-name="ro1">
          <table:table-cell office:value-type="string" calcext:value-type="string">
            <text:p>18:48:33.904</text:p>
          </table:table-cell>
          <table:table-cell office:value-type="float" office:value="0.057382423" calcext:value-type="float">
            <text:p>0.057382423</text:p>
          </table:table-cell>
          <table:table-cell office:value-type="float" office:value="0.29283625" calcext:value-type="float">
            <text:p>0.29283625</text:p>
          </table:table-cell>
          <table:table-cell office:value-type="float" office:value="0.21955228" calcext:value-type="float">
            <text:p>0.21955228</text:p>
          </table:table-cell>
        </table:table-row>
        <table:table-row table:style-name="ro1">
          <table:table-cell office:value-type="string" calcext:value-type="string">
            <text:p>18:48:33.973</text:p>
          </table:table-cell>
          <table:table-cell office:value-type="float" office:value="0.12525257" calcext:value-type="float">
            <text:p>0.12525257</text:p>
          </table:table-cell>
          <table:table-cell office:value-type="float" office:value="0.21235633" calcext:value-type="float">
            <text:p>0.21235633</text:p>
          </table:table-cell>
          <table:table-cell office:value-type="float" office:value="0.17035095" calcext:value-type="float">
            <text:p>0.17035095</text:p>
          </table:table-cell>
        </table:table-row>
        <table:table-row table:style-name="ro1">
          <table:table-cell office:value-type="string" calcext:value-type="string">
            <text:p>18:48:34.043</text:p>
          </table:table-cell>
          <table:table-cell office:value-type="float" office:value="0.15315701" calcext:value-type="float">
            <text:p>0.15315701</text:p>
          </table:table-cell>
          <table:table-cell office:value-type="float" office:value="0.23572518" calcext:value-type="float">
            <text:p>0.23572518</text:p>
          </table:table-cell>
          <table:table-cell office:value-type="float" office:value="0.20341358" calcext:value-type="float">
            <text:p>0.20341358</text:p>
          </table:table-cell>
        </table:table-row>
        <table:table-row table:style-name="ro1">
          <table:table-cell office:value-type="string" calcext:value-type="string">
            <text:p>18:48:37.247</text:p>
          </table:table-cell>
          <table:table-cell office:value-type="float" office:value="0.18662061" calcext:value-type="float">
            <text:p>0.18662061</text:p>
          </table:table-cell>
          <table:table-cell office:value-type="float" office:value="0.11701106" calcext:value-type="float">
            <text:p>0.11701106</text:p>
          </table:table-cell>
          <table:table-cell office:value-type="float" office:value="0.12638274" calcext:value-type="float">
            <text:p>0.12638274</text:p>
          </table:table-cell>
        </table:table-row>
        <table:table-row table:style-name="ro1">
          <table:table-cell office:value-type="string" calcext:value-type="string">
            <text:p>18:48:37.394</text:p>
          </table:table-cell>
          <table:table-cell office:value-type="float" office:value="0.2883687" calcext:value-type="float">
            <text:p>0.2883687</text:p>
          </table:table-cell>
          <table:table-cell office:value-type="float" office:value="0.4878539" calcext:value-type="float">
            <text:p>0.4878539</text:p>
          </table:table-cell>
          <table:table-cell office:value-type="float" office:value="0.09946224" calcext:value-type="float">
            <text:p>0.09946224</text:p>
          </table:table-cell>
        </table:table-row>
        <table:table-row table:style-name="ro1">
          <table:table-cell office:value-type="string" calcext:value-type="string">
            <text:p>18:48:37.395</text:p>
          </table:table-cell>
          <table:table-cell office:value-type="float" office:value="0.32632872" calcext:value-type="float">
            <text:p>0.32632872</text:p>
          </table:table-cell>
          <table:table-cell office:value-type="float" office:value="-0.16012582" calcext:value-type="float">
            <text:p>-0.16012582</text:p>
          </table:table-cell>
          <table:table-cell office:value-type="float" office:value="0.040516995" calcext:value-type="float">
            <text:p>0.040516995</text:p>
          </table:table-cell>
        </table:table-row>
        <table:table-row table:style-name="ro1">
          <table:table-cell office:value-type="string" calcext:value-type="string">
            <text:p>18:48:37.457</text:p>
          </table:table-cell>
          <table:table-cell office:value-type="float" office:value="0.25260696" calcext:value-type="float">
            <text:p>0.25260696</text:p>
          </table:table-cell>
          <table:table-cell office:value-type="float" office:value="-0.47853708" calcext:value-type="float">
            <text:p>-0.47853708</text:p>
          </table:table-cell>
          <table:table-cell office:value-type="float" office:value="-0.014950669" calcext:value-type="float">
            <text:p>-0.014950669</text:p>
          </table:table-cell>
        </table:table-row>
        <table:table-row table:style-name="ro1">
          <table:table-cell office:value-type="string" calcext:value-type="string">
            <text:p>18:48:37.483</text:p>
          </table:table-cell>
          <table:table-cell office:value-type="float" office:value="0.17043708" calcext:value-type="float">
            <text:p>0.17043708</text:p>
          </table:table-cell>
          <table:table-cell office:value-type="float" office:value="-0.43068337" calcext:value-type="float">
            <text:p>-0.43068337</text:p>
          </table:table-cell>
          <table:table-cell office:value-type="float" office:value="-0.013455583" calcext:value-type="float">
            <text:p>-0.013455583</text:p>
          </table:table-cell>
        </table:table-row>
        <table:table-row table:style-name="ro1">
          <table:table-cell office:value-type="string" calcext:value-type="string">
            <text:p>18:48:37.537</text:p>
          </table:table-cell>
          <table:table-cell office:value-type="float" office:value="0.15339337" calcext:value-type="float">
            <text:p>0.15339337</text:p>
          </table:table-cell>
          <table:table-cell office:value-type="float" office:value="-0.38761505" calcext:value-type="float">
            <text:p>-0.38761505</text:p>
          </table:table-cell>
          <table:table-cell office:value-type="float" office:value="-0.012110064" calcext:value-type="float">
            <text:p>-0.012110064</text:p>
          </table:table-cell>
        </table:table-row>
        <table:table-row table:style-name="ro1">
          <table:table-cell office:value-type="string" calcext:value-type="string">
            <text:p>18:48:37.585</text:p>
          </table:table-cell>
          <table:table-cell office:value-type="float" office:value="0.02906967" calcext:value-type="float">
            <text:p>0.02906967</text:p>
          </table:table-cell>
          <table:table-cell office:value-type="float" office:value="-0.55319923" calcext:value-type="float">
            <text:p>-0.55319923</text:p>
          </table:table-cell>
          <table:table-cell office:value-type="float" office:value="-0.18799865" calcext:value-type="float">
            <text:p>-0.18799865</text:p>
          </table:table-cell>
        </table:table-row>
        <table:table-row table:style-name="ro1">
          <table:table-cell office:value-type="string" calcext:value-type="string">
            <text:p>18:48:37.614</text:p>
          </table:table-cell>
          <table:table-cell office:value-type="float" office:value="-0.03184511" calcext:value-type="float">
            <text:p>-0.03184511</text:p>
          </table:table-cell>
          <table:table-cell office:value-type="float" office:value="-0.3631869" calcext:value-type="float">
            <text:p>-0.3631869</text:p>
          </table:table-cell>
          <table:table-cell office:value-type="float" office:value="-0.2318209" calcext:value-type="float">
            <text:p>-0.2318209</text:p>
          </table:table-cell>
        </table:table-row>
        <table:table-row table:style-name="ro1">
          <table:table-cell office:value-type="string" calcext:value-type="string">
            <text:p>18:48:37.654</text:p>
          </table:table-cell>
          <table:table-cell office:value-type="float" office:value="-0.020091264" calcext:value-type="float">
            <text:p>-0.020091264</text:p>
          </table:table-cell>
          <table:table-cell office:value-type="float" office:value="-0.15086724" calcext:value-type="float">
            <text:p>-0.15086724</text:p>
          </table:table-cell>
          <table:table-cell office:value-type="float" office:value="-0.09394153" calcext:value-type="float">
            <text:p>-0.09394153</text:p>
          </table:table-cell>
        </table:table-row>
        <table:table-row table:style-name="ro1">
          <table:table-cell office:value-type="string" calcext:value-type="string">
            <text:p>18:48:37.696</text:p>
          </table:table-cell>
          <table:table-cell office:value-type="float" office:value="-0.00028428546" calcext:value-type="float">
            <text:p>-0.00028428546</text:p>
          </table:table-cell>
          <table:table-cell office:value-type="float" office:value="-0.009877208" calcext:value-type="float">
            <text:p>-0.009877208</text:p>
          </table:table-cell>
          <table:table-cell office:value-type="float" office:value="0.056517016" calcext:value-type="float">
            <text:p>0.056517016</text:p>
          </table:table-cell>
        </table:table-row>
        <table:table-row table:style-name="ro1">
          <table:table-cell office:value-type="string" calcext:value-type="string">
            <text:p>18:48:37.741</text:p>
          </table:table-cell>
          <table:table-cell office:value-type="float" office:value="-0.006847652" calcext:value-type="float">
            <text:p>-0.006847652</text:p>
          </table:table-cell>
          <table:table-cell office:value-type="float" office:value="0.0027560003" calcext:value-type="float">
            <text:p>0.0027560003</text:p>
          </table:table-cell>
          <table:table-cell office:value-type="float" office:value="-0.0012098101" calcext:value-type="float">
            <text:p>-0.0012098101</text:p>
          </table:table-cell>
        </table:table-row>
        <table:table-row table:style-name="ro1">
          <table:table-cell office:value-type="string" calcext:value-type="string">
            <text:p>18:48:37.776</text:p>
          </table:table-cell>
          <table:table-cell office:value-type="float" office:value="-0.037803512" calcext:value-type="float">
            <text:p>-0.037803512</text:p>
          </table:table-cell>
          <table:table-cell office:value-type="float" office:value="0.11717766" calcext:value-type="float">
            <text:p>0.11717766</text:p>
          </table:table-cell>
          <table:table-cell office:value-type="float" office:value="0.045712892" calcext:value-type="float">
            <text:p>0.045712892</text:p>
          </table:table-cell>
        </table:table-row>
        <table:table-row table:style-name="ro1">
          <table:table-cell office:value-type="string" calcext:value-type="string">
            <text:p>18:48:37.814</text:p>
          </table:table-cell>
          <table:table-cell office:value-type="float" office:value="-0.040834684" calcext:value-type="float">
            <text:p>-0.040834684</text:p>
          </table:table-cell>
          <table:table-cell office:value-type="float" office:value="0.15533783" calcext:value-type="float">
            <text:p>0.15533783</text:p>
          </table:table-cell>
          <table:table-cell office:value-type="float" office:value="0.0984903" calcext:value-type="float">
            <text:p>0.0984903</text:p>
          </table:table-cell>
        </table:table-row>
        <table:table-row table:style-name="ro1">
          <table:table-cell office:value-type="string" calcext:value-type="string">
            <text:p>18:48:37.853</text:p>
          </table:table-cell>
          <table:table-cell office:value-type="float" office:value="-0.08245434" calcext:value-type="float">
            <text:p>-0.08245434</text:p>
          </table:table-cell>
          <table:table-cell office:value-type="float" office:value="0.28987727" calcext:value-type="float">
            <text:p>0.28987727</text:p>
          </table:table-cell>
          <table:table-cell office:value-type="float" office:value="-0.04099745" calcext:value-type="float">
            <text:p>-0.04099745</text:p>
          </table:table-cell>
        </table:table-row>
        <table:table-row table:style-name="ro1">
          <table:table-cell office:value-type="string" calcext:value-type="string">
            <text:p>18:48:37.894</text:p>
          </table:table-cell>
          <table:table-cell office:value-type="float" office:value="0.040708084" calcext:value-type="float">
            <text:p>0.040708084</text:p>
          </table:table-cell>
          <table:table-cell office:value-type="float" office:value="0.16047454" calcext:value-type="float">
            <text:p>0.16047454</text:p>
          </table:table-cell>
          <table:table-cell office:value-type="float" office:value="0.19623217" calcext:value-type="float">
            <text:p>0.19623217</text:p>
          </table:table-cell>
        </table:table-row>
        <table:table-row table:style-name="ro1">
          <table:table-cell office:value-type="string" calcext:value-type="string">
            <text:p>18:48:37.934</text:p>
          </table:table-cell>
          <table:table-cell office:value-type="float" office:value="-0.041585382" calcext:value-type="float">
            <text:p>-0.041585382</text:p>
          </table:table-cell>
          <table:table-cell office:value-type="float" office:value="0.24462236" calcext:value-type="float">
            <text:p>0.24462236</text:p>
          </table:table-cell>
          <table:table-cell office:value-type="float" office:value="0.08937755" calcext:value-type="float">
            <text:p>0.08937755</text:p>
          </table:table-cell>
        </table:table-row>
        <table:table-row table:style-name="ro1">
          <table:table-cell office:value-type="string" calcext:value-type="string">
            <text:p>18:48:37.974</text:p>
          </table:table-cell>
          <table:table-cell office:value-type="float" office:value="-0.03984383" calcext:value-type="float">
            <text:p>-0.03984383</text:p>
          </table:table-cell>
          <table:table-cell office:value-type="float" office:value="0.19445214" calcext:value-type="float">
            <text:p>0.19445214</text:p>
          </table:table-cell>
          <table:table-cell office:value-type="float" office:value="0.05473179" calcext:value-type="float">
            <text:p>0.05473179</text:p>
          </table:table-cell>
        </table:table-row>
        <table:table-row table:style-name="ro1">
          <table:table-cell office:value-type="string" calcext:value-type="string">
            <text:p>18:48:38.014</text:p>
          </table:table-cell>
          <table:table-cell office:value-type="float" office:value="0.008525315" calcext:value-type="float">
            <text:p>0.008525315</text:p>
          </table:table-cell>
          <table:table-cell office:value-type="float" office:value="0.21016316" calcext:value-type="float">
            <text:p>0.21016316</text:p>
          </table:table-cell>
          <table:table-cell office:value-type="float" office:value="0.10397055" calcext:value-type="float">
            <text:p>0.10397055</text:p>
          </table:table-cell>
        </table:table-row>
        <table:table-row table:style-name="ro1">
          <table:table-cell office:value-type="string" calcext:value-type="string">
            <text:p>18:48:38.054</text:p>
          </table:table-cell>
          <table:table-cell office:value-type="float" office:value="-0.00023736952" calcext:value-type="float">
            <text:p>-0.00023736952</text:p>
          </table:table-cell>
          <table:table-cell office:value-type="float" office:value="0.22979625" calcext:value-type="float">
            <text:p>0.22979625</text:p>
          </table:table-cell>
          <table:table-cell office:value-type="float" office:value="0.038641866" calcext:value-type="float">
            <text:p>0.038641866</text:p>
          </table:table-cell>
        </table:table-row>
        <table:table-row table:style-name="ro1">
          <table:table-cell office:value-type="string" calcext:value-type="string">
            <text:p>18:48:38.094</text:p>
          </table:table-cell>
          <table:table-cell office:value-type="float" office:value="0.04043578" calcext:value-type="float">
            <text:p>0.04043578</text:p>
          </table:table-cell>
          <table:table-cell office:value-type="float" office:value="0.17341821" calcext:value-type="float">
            <text:p>0.17341821</text:p>
          </table:table-cell>
          <table:table-cell office:value-type="float" office:value="0.12266827" calcext:value-type="float">
            <text:p>0.12266827</text:p>
          </table:table-cell>
        </table:table-row>
        <table:table-row table:style-name="ro1">
          <table:table-cell office:value-type="string" calcext:value-type="string">
            <text:p>18:48:38.136</text:p>
          </table:table-cell>
          <table:table-cell office:value-type="float" office:value="0.045181263" calcext:value-type="float">
            <text:p>0.045181263</text:p>
          </table:table-cell>
          <table:table-cell office:value-type="float" office:value="0.2595676" calcext:value-type="float">
            <text:p>0.2595676</text:p>
          </table:table-cell>
          <table:table-cell office:value-type="float" office:value="0.044044074" calcext:value-type="float">
            <text:p>0.044044074</text:p>
          </table:table-cell>
        </table:table-row>
        <table:table-row table:style-name="ro1">
          <table:table-cell office:value-type="string" calcext:value-type="string">
            <text:p>18:48:38.176</text:p>
          </table:table-cell>
          <table:table-cell office:value-type="float" office:value="0.083509825" calcext:value-type="float">
            <text:p>0.083509825</text:p>
          </table:table-cell>
          <table:table-cell office:value-type="float" office:value="0.15341063" calcext:value-type="float">
            <text:p>0.15341063</text:p>
          </table:table-cell>
          <table:table-cell office:value-type="float" office:value="0.09083598" calcext:value-type="float">
            <text:p>0.09083598</text:p>
          </table:table-cell>
        </table:table-row>
        <table:table-row table:style-name="ro1">
          <table:table-cell office:value-type="string" calcext:value-type="string">
            <text:p>18:48:38.216</text:p>
          </table:table-cell>
          <table:table-cell office:value-type="float" office:value="0.03275161" calcext:value-type="float">
            <text:p>0.03275161</text:p>
          </table:table-cell>
          <table:table-cell office:value-type="float" office:value="0.19739574" calcext:value-type="float">
            <text:p>0.19739574</text:p>
          </table:table-cell>
          <table:table-cell office:value-type="float" office:value="0.020228887" calcext:value-type="float">
            <text:p>0.020228887</text:p>
          </table:table-cell>
        </table:table-row>
        <table:table-row table:style-name="ro1">
          <table:table-cell office:value-type="string" calcext:value-type="string">
            <text:p>18:48:38.256</text:p>
          </table:table-cell>
          <table:table-cell office:value-type="float" office:value="0.0993495" calcext:value-type="float">
            <text:p>0.0993495</text:p>
          </table:table-cell>
          <table:table-cell office:value-type="float" office:value="0.30839345" calcext:value-type="float">
            <text:p>0.30839345</text:p>
          </table:table-cell>
          <table:table-cell office:value-type="float" office:value="0.09335246" calcext:value-type="float">
            <text:p>0.09335246</text:p>
          </table:table-cell>
        </table:table-row>
        <table:table-row table:style-name="ro1">
          <table:table-cell office:value-type="string" calcext:value-type="string">
            <text:p>18:48:38.296</text:p>
          </table:table-cell>
          <table:table-cell office:value-type="float" office:value="0.07381396" calcext:value-type="float">
            <text:p>0.07381396</text:p>
          </table:table-cell>
          <table:table-cell office:value-type="float" office:value="0.15340862" calcext:value-type="float">
            <text:p>0.15340862</text:p>
          </table:table-cell>
          <table:table-cell office:value-type="float" office:value="0.053255476" calcext:value-type="float">
            <text:p>0.053255476</text:p>
          </table:table-cell>
        </table:table-row>
        <table:table-row table:style-name="ro1">
          <table:table-cell office:value-type="string" calcext:value-type="string">
            <text:p>18:48:38.333</text:p>
          </table:table-cell>
          <table:table-cell office:value-type="float" office:value="0.09301948" calcext:value-type="float">
            <text:p>0.09301948</text:p>
          </table:table-cell>
          <table:table-cell office:value-type="float" office:value="0.15674451" calcext:value-type="float">
            <text:p>0.15674451</text:p>
          </table:table-cell>
          <table:table-cell office:value-type="float" office:value="0.08901881" calcext:value-type="float">
            <text:p>0.08901881</text:p>
          </table:table-cell>
        </table:table-row>
        <table:table-row table:style-name="ro1">
          <table:table-cell office:value-type="string" calcext:value-type="string">
            <text:p>18:48:38.373</text:p>
          </table:table-cell>
          <table:table-cell office:value-type="float" office:value="0.0900896" calcext:value-type="float">
            <text:p>0.0900896</text:p>
          </table:table-cell>
          <table:table-cell office:value-type="float" office:value="0.16436107" calcext:value-type="float">
            <text:p>0.16436107</text:p>
          </table:table-cell>
          <table:table-cell office:value-type="float" office:value="0.0265036" calcext:value-type="float">
            <text:p>0.0265036</text:p>
          </table:table-cell>
        </table:table-row>
        <table:table-row table:style-name="ro1">
          <table:table-cell office:value-type="string" calcext:value-type="string">
            <text:p>18:48:38.417</text:p>
          </table:table-cell>
          <table:table-cell office:value-type="float" office:value="0.06394197" calcext:value-type="float">
            <text:p>0.06394197</text:p>
          </table:table-cell>
          <table:table-cell office:value-type="float" office:value="0.19626483" calcext:value-type="float">
            <text:p>0.19626483</text:p>
          </table:table-cell>
          <table:table-cell office:value-type="float" office:value="-0.0029534132" calcext:value-type="float">
            <text:p>-0.0029534132</text:p>
          </table:table-cell>
        </table:table-row>
        <table:table-row table:style-name="ro1">
          <table:table-cell office:value-type="string" calcext:value-type="string">
            <text:p>18:48:38.456</text:p>
          </table:table-cell>
          <table:table-cell office:value-type="float" office:value="0.08633195" calcext:value-type="float">
            <text:p>0.08633195</text:p>
          </table:table-cell>
          <table:table-cell office:value-type="float" office:value="0.16675062" calcext:value-type="float">
            <text:p>0.16675062</text:p>
          </table:table-cell>
          <table:table-cell office:value-type="float" office:value="0.055569485" calcext:value-type="float">
            <text:p>0.055569485</text:p>
          </table:table-cell>
        </table:table-row>
        <table:table-row table:style-name="ro1">
          <table:table-cell office:value-type="string" calcext:value-type="string">
            <text:p>18:48:38.494</text:p>
          </table:table-cell>
          <table:table-cell office:value-type="float" office:value="0.053748555" calcext:value-type="float">
            <text:p>0.053748555</text:p>
          </table:table-cell>
          <table:table-cell office:value-type="float" office:value="0.18369374" calcext:value-type="float">
            <text:p>0.18369374</text:p>
          </table:table-cell>
          <table:table-cell office:value-type="float" office:value="-0.03128634" calcext:value-type="float">
            <text:p>-0.03128634</text:p>
          </table:table-cell>
        </table:table-row>
        <table:table-row table:style-name="ro1">
          <table:table-cell office:value-type="string" calcext:value-type="string">
            <text:p>18:48:38.535</text:p>
          </table:table-cell>
          <table:table-cell office:value-type="float" office:value="0.07056608" calcext:value-type="float">
            <text:p>0.07056608</text:p>
          </table:table-cell>
          <table:table-cell office:value-type="float" office:value="0.17345424" calcext:value-type="float">
            <text:p>0.17345424</text:p>
          </table:table-cell>
          <table:table-cell office:value-type="float" office:value="0.049845193" calcext:value-type="float">
            <text:p>0.049845193</text:p>
          </table:table-cell>
        </table:table-row>
        <table:table-row table:style-name="ro1">
          <table:table-cell office:value-type="string" calcext:value-type="string">
            <text:p>18:48:38.576</text:p>
          </table:table-cell>
          <table:table-cell office:value-type="float" office:value="0.0389001" calcext:value-type="float">
            <text:p>0.0389001</text:p>
          </table:table-cell>
          <table:table-cell office:value-type="float" office:value="0.20840375" calcext:value-type="float">
            <text:p>0.20840375</text:p>
          </table:table-cell>
          <table:table-cell office:value-type="float" office:value="-0.11180434" calcext:value-type="float">
            <text:p>-0.11180434</text:p>
          </table:table-cell>
        </table:table-row>
        <table:table-row table:style-name="ro1">
          <table:table-cell office:value-type="string" calcext:value-type="string">
            <text:p>18:48:38.617</text:p>
          </table:table-cell>
          <table:table-cell office:value-type="float" office:value="0.1119144" calcext:value-type="float">
            <text:p>0.1119144</text:p>
          </table:table-cell>
          <table:table-cell office:value-type="float" office:value="0.3475243" calcext:value-type="float">
            <text:p>0.3475243</text:p>
          </table:table-cell>
          <table:table-cell office:value-type="float" office:value="-0.06920303" calcext:value-type="float">
            <text:p>-0.06920303</text:p>
          </table:table-cell>
        </table:table-row>
        <table:table-row table:style-name="ro1">
          <table:table-cell office:value-type="string" calcext:value-type="string">
            <text:p>18:48:38.654</text:p>
          </table:table-cell>
          <table:table-cell office:value-type="float" office:value="0.09347197" calcext:value-type="float">
            <text:p>0.09347197</text:p>
          </table:table-cell>
          <table:table-cell office:value-type="float" office:value="0.3321078" calcext:value-type="float">
            <text:p>0.3321078</text:p>
          </table:table-cell>
          <table:table-cell office:value-type="float" office:value="0.067575686" calcext:value-type="float">
            <text:p>0.067575686</text:p>
          </table:table-cell>
        </table:table-row>
        <table:table-row table:style-name="ro1">
          <table:table-cell office:value-type="string" calcext:value-type="string">
            <text:p>18:48:38.695</text:p>
          </table:table-cell>
          <table:table-cell office:value-type="float" office:value="0.15993044" calcext:value-type="float">
            <text:p>0.15993044</text:p>
          </table:table-cell>
          <table:table-cell office:value-type="float" office:value="0.3755816" calcext:value-type="float">
            <text:p>0.3755816</text:p>
          </table:table-cell>
          <table:table-cell office:value-type="float" office:value="0.10256609" calcext:value-type="float">
            <text:p>0.10256609</text:p>
          </table:table-cell>
        </table:table-row>
        <table:table-row table:style-name="ro1">
          <table:table-cell office:value-type="string" calcext:value-type="string">
            <text:p>18:48:38.735</text:p>
          </table:table-cell>
          <table:table-cell office:value-type="float" office:value="0.19293642" calcext:value-type="float">
            <text:p>0.19293642</text:p>
          </table:table-cell>
          <table:table-cell office:value-type="float" office:value="0.22684182" calcext:value-type="float">
            <text:p>0.22684182</text:p>
          </table:table-cell>
          <table:table-cell office:value-type="float" office:value="0.23359367" calcext:value-type="float">
            <text:p>0.23359367</text:p>
          </table:table-cell>
        </table:table-row>
        <table:table-row table:style-name="ro1">
          <table:table-cell office:value-type="string" calcext:value-type="string">
            <text:p>18:48:38.776</text:p>
          </table:table-cell>
          <table:table-cell office:value-type="float" office:value="0.16287617" calcext:value-type="float">
            <text:p>0.16287617</text:p>
          </table:table-cell>
          <table:table-cell office:value-type="float" office:value="-0.37943614" calcext:value-type="float">
            <text:p>-0.37943614</text:p>
          </table:table-cell>
          <table:table-cell office:value-type="float" office:value="0.3618457" calcext:value-type="float">
            <text:p>0.3618457</text:p>
          </table:table-cell>
        </table:table-row>
        <table:table-row table:style-name="ro1">
          <table:table-cell office:value-type="string" calcext:value-type="string">
            <text:p>18:48:38.816</text:p>
          </table:table-cell>
          <table:table-cell office:value-type="float" office:value="-0.007439754" calcext:value-type="float">
            <text:p>-0.007439754</text:p>
          </table:table-cell>
          <table:table-cell office:value-type="float" office:value="-0.70997393" calcext:value-type="float">
            <text:p>-0.70997393</text:p>
          </table:table-cell>
          <table:table-cell office:value-type="float" office:value="0.31775096" calcext:value-type="float">
            <text:p>0.31775096</text:p>
          </table:table-cell>
        </table:table-row>
        <table:table-row table:style-name="ro1">
          <table:table-cell office:value-type="string" calcext:value-type="string">
            <text:p>18:48:38.859</text:p>
          </table:table-cell>
          <table:table-cell office:value-type="float" office:value="-0.11018699" calcext:value-type="float">
            <text:p>-0.11018699</text:p>
          </table:table-cell>
          <table:table-cell office:value-type="float" office:value="-0.6789668" calcext:value-type="float">
            <text:p>-0.6789668</text:p>
          </table:table-cell>
          <table:table-cell office:value-type="float" office:value="0.18885672" calcext:value-type="float">
            <text:p>0.18885672</text:p>
          </table:table-cell>
        </table:table-row>
        <table:table-row table:style-name="ro1">
          <table:table-cell office:value-type="string" calcext:value-type="string">
            <text:p>18:48:38.896</text:p>
          </table:table-cell>
          <table:table-cell office:value-type="float" office:value="-0.20551595" calcext:value-type="float">
            <text:p>-0.20551595</text:p>
          </table:table-cell>
          <table:table-cell office:value-type="float" office:value="-0.6484237" calcext:value-type="float">
            <text:p>-0.6484237</text:p>
          </table:table-cell>
          <table:table-cell office:value-type="float" office:value="0.0016605047" calcext:value-type="float">
            <text:p>0.0016605047</text:p>
          </table:table-cell>
        </table:table-row>
        <table:table-row table:style-name="ro1">
          <table:table-cell office:value-type="string" calcext:value-type="string">
            <text:p>18:48:38.936</text:p>
          </table:table-cell>
          <table:table-cell office:value-type="float" office:value="-0.27021825" calcext:value-type="float">
            <text:p>-0.27021825</text:p>
          </table:table-cell>
          <table:table-cell office:value-type="float" office:value="-0.6699338" calcext:value-type="float">
            <text:p>-0.6699338</text:p>
          </table:table-cell>
          <table:table-cell office:value-type="float" office:value="-0.045746785" calcext:value-type="float">
            <text:p>-0.045746785</text:p>
          </table:table-cell>
        </table:table-row>
        <table:table-row table:style-name="ro1">
          <table:table-cell office:value-type="string" calcext:value-type="string">
            <text:p>18:48:38.979</text:p>
          </table:table-cell>
          <table:table-cell office:value-type="float" office:value="-0.2719806" calcext:value-type="float">
            <text:p>-0.2719806</text:p>
          </table:table-cell>
          <table:table-cell office:value-type="float" office:value="-0.5174668" calcext:value-type="float">
            <text:p>-0.5174668</text:p>
          </table:table-cell>
          <table:table-cell office:value-type="float" office:value="-0.21563505" calcext:value-type="float">
            <text:p>-0.21563505</text:p>
          </table:table-cell>
        </table:table-row>
        <table:table-row table:style-name="ro1">
          <table:table-cell office:value-type="string" calcext:value-type="string">
            <text:p>18:48:39.018</text:p>
          </table:table-cell>
          <table:table-cell office:value-type="float" office:value="-0.33728743" calcext:value-type="float">
            <text:p>-0.33728743</text:p>
          </table:table-cell>
          <table:table-cell office:value-type="float" office:value="-0.33058828" calcext:value-type="float">
            <text:p>-0.33058828</text:p>
          </table:table-cell>
          <table:table-cell office:value-type="float" office:value="-0.4381877" calcext:value-type="float">
            <text:p>-0.4381877</text:p>
          </table:table-cell>
        </table:table-row>
        <table:table-row table:style-name="ro1">
          <table:table-cell office:value-type="string" calcext:value-type="string">
            <text:p>18:48:39.086</text:p>
          </table:table-cell>
          <table:table-cell office:value-type="float" office:value="-0.3035587" calcext:value-type="float">
            <text:p>-0.3035587</text:p>
          </table:table-cell>
          <table:table-cell office:value-type="float" office:value="-0.29752946" calcext:value-type="float">
            <text:p>-0.29752946</text:p>
          </table:table-cell>
          <table:table-cell office:value-type="float" office:value="-0.39436895" calcext:value-type="float">
            <text:p>-0.39436895</text:p>
          </table:table-cell>
        </table:table-row>
        <table:table-row table:style-name="ro1">
          <table:table-cell office:value-type="string" calcext:value-type="string">
            <text:p>18:48:39.167</text:p>
          </table:table-cell>
          <table:table-cell office:value-type="float" office:value="-0.2732028" calcext:value-type="float">
            <text:p>-0.2732028</text:p>
          </table:table-cell>
          <table:table-cell office:value-type="float" office:value="-0.26777652" calcext:value-type="float">
            <text:p>-0.26777652</text:p>
          </table:table-cell>
          <table:table-cell office:value-type="float" office:value="-0.35493207" calcext:value-type="float">
            <text:p>-0.35493207</text:p>
          </table:table-cell>
        </table:table-row>
        <table:table-row table:style-name="ro1">
          <table:table-cell office:value-type="string" calcext:value-type="string">
            <text:p>18:48:39.233</text:p>
          </table:table-cell>
          <table:table-cell office:value-type="float" office:value="-0.24588253" calcext:value-type="float">
            <text:p>-0.24588253</text:p>
          </table:table-cell>
          <table:table-cell office:value-type="float" office:value="-0.24099888" calcext:value-type="float">
            <text:p>-0.24099888</text:p>
          </table:table-cell>
          <table:table-cell office:value-type="float" office:value="-0.3194389" calcext:value-type="float">
            <text:p>-0.3194389</text:p>
          </table:table-cell>
        </table:table-row>
        <table:table-row table:style-name="ro1">
          <table:table-cell office:value-type="string" calcext:value-type="string">
            <text:p>18:48:39.304</text:p>
          </table:table-cell>
          <table:table-cell office:value-type="float" office:value="-0.22129427" calcext:value-type="float">
            <text:p>-0.22129427</text:p>
          </table:table-cell>
          <table:table-cell office:value-type="float" office:value="-0.216899" calcext:value-type="float">
            <text:p>-0.216899</text:p>
          </table:table-cell>
          <table:table-cell office:value-type="float" office:value="-0.28749502" calcext:value-type="float">
            <text:p>-0.28749502</text:p>
          </table:table-cell>
        </table:table-row>
        <table:table-row table:style-name="ro1">
          <table:table-cell office:value-type="string" calcext:value-type="string">
            <text:p>18:48:39.373</text:p>
          </table:table-cell>
          <table:table-cell office:value-type="float" office:value="-0.30573225" calcext:value-type="float">
            <text:p>-0.30573225</text:p>
          </table:table-cell>
          <table:table-cell office:value-type="float" office:value="0.7898251" calcext:value-type="float">
            <text:p>0.7898251</text:p>
          </table:table-cell>
          <table:table-cell office:value-type="float" office:value="-0.40925825" calcext:value-type="float">
            <text:p>-0.40925825</text:p>
          </table:table-cell>
        </table:table-row>
        <table:table-row table:style-name="ro1">
          <table:table-cell office:value-type="string" calcext:value-type="string">
            <text:p>18:48:39.446</text:p>
          </table:table-cell>
          <table:table-cell office:value-type="float" office:value="-0.25011018" calcext:value-type="float">
            <text:p>-0.25011018</text:p>
          </table:table-cell>
          <table:table-cell office:value-type="float" office:value="1.1702907" calcext:value-type="float">
            <text:p>1.1702907</text:p>
          </table:table-cell>
          <table:table-cell office:value-type="float" office:value="-0.37030995" calcext:value-type="float">
            <text:p>-0.37030995</text:p>
          </table:table-cell>
        </table:table-row>
        <table:table-row table:style-name="ro1">
          <table:table-cell office:value-type="string" calcext:value-type="string">
            <text:p>18:48:39.513</text:p>
          </table:table-cell>
          <table:table-cell office:value-type="float" office:value="-0.4511978" calcext:value-type="float">
            <text:p>-0.4511978</text:p>
          </table:table-cell>
          <table:table-cell office:value-type="float" office:value="0.6562158" calcext:value-type="float">
            <text:p>0.6562158</text:p>
          </table:table-cell>
          <table:table-cell office:value-type="float" office:value="-0.25241956" calcext:value-type="float">
            <text:p>-0.25241956</text:p>
          </table:table-cell>
        </table:table-row>
        <table:table-row table:style-name="ro1">
          <table:table-cell office:value-type="string" calcext:value-type="string">
            <text:p>18:48:39.593</text:p>
          </table:table-cell>
          <table:table-cell office:value-type="float" office:value="-0.42607316" calcext:value-type="float">
            <text:p>-0.42607316</text:p>
          </table:table-cell>
          <table:table-cell office:value-type="float" office:value="0.46996436" calcext:value-type="float">
            <text:p>0.46996436</text:p>
          </table:table-cell>
          <table:table-cell office:value-type="float" office:value="-0.3583544" calcext:value-type="float">
            <text:p>-0.3583544</text:p>
          </table:table-cell>
        </table:table-row>
        <table:table-row table:style-name="ro1">
          <table:table-cell office:value-type="string" calcext:value-type="string">
            <text:p>18:48:40.366</text:p>
          </table:table-cell>
          <table:table-cell office:value-type="float" office:value="-0.370502" calcext:value-type="float">
            <text:p>-0.370502</text:p>
          </table:table-cell>
          <table:table-cell office:value-type="float" office:value="0.73256266" calcext:value-type="float">
            <text:p>0.73256266</text:p>
          </table:table-cell>
          <table:table-cell office:value-type="float" office:value="-0.5459809" calcext:value-type="float">
            <text:p>-0.5459809</text:p>
          </table:table-cell>
        </table:table-row>
        <table:table-row table:style-name="ro1">
          <table:table-cell office:value-type="string" calcext:value-type="string">
            <text:p>18:48:40.418</text:p>
          </table:table-cell>
          <table:table-cell office:value-type="float" office:value="-0.038578726" calcext:value-type="float">
            <text:p>-0.038578726</text:p>
          </table:table-cell>
          <table:table-cell office:value-type="float" office:value="0.41628882" calcext:value-type="float">
            <text:p>0.41628882</text:p>
          </table:table-cell>
          <table:table-cell office:value-type="float" office:value="0.025853597" calcext:value-type="float">
            <text:p>0.025853597</text:p>
          </table:table-cell>
        </table:table-row>
        <table:table-row table:style-name="ro1">
          <table:table-cell office:value-type="string" calcext:value-type="string">
            <text:p>18:48:40.488</text:p>
          </table:table-cell>
          <table:table-cell office:value-type="float" office:value="-0.0028605172" calcext:value-type="float">
            <text:p>-0.0028605172</text:p>
          </table:table-cell>
          <table:table-cell office:value-type="float" office:value="0.4056414" calcext:value-type="float">
            <text:p>0.4056414</text:p>
          </table:table-cell>
          <table:table-cell office:value-type="float" office:value="0.12653969" calcext:value-type="float">
            <text:p>0.12653969</text:p>
          </table:table-cell>
        </table:table-row>
        <table:table-row table:style-name="ro1">
          <table:table-cell office:value-type="string" calcext:value-type="string">
            <text:p>18:48:40.560</text:p>
          </table:table-cell>
          <table:table-cell office:value-type="float" office:value="-0.005870358" calcext:value-type="float">
            <text:p>-0.005870358</text:p>
          </table:table-cell>
          <table:table-cell office:value-type="float" office:value="0.3613419" calcext:value-type="float">
            <text:p>0.3613419</text:p>
          </table:table-cell>
          <table:table-cell office:value-type="float" office:value="0.09433004" calcext:value-type="float">
            <text:p>0.09433004</text:p>
          </table:table-cell>
        </table:table-row>
        <table:table-row table:style-name="ro1">
          <table:table-cell office:value-type="string" calcext:value-type="string">
            <text:p>18:48:40.628</text:p>
          </table:table-cell>
          <table:table-cell office:value-type="float" office:value="0.038002804" calcext:value-type="float">
            <text:p>0.038002804</text:p>
          </table:table-cell>
          <table:table-cell office:value-type="float" office:value="0.2929079" calcext:value-type="float">
            <text:p>0.2929079</text:p>
          </table:table-cell>
          <table:table-cell office:value-type="float" office:value="0.123129465" calcext:value-type="float">
            <text:p>0.123129465</text:p>
          </table:table-cell>
        </table:table-row>
        <table:table-row table:style-name="ro1">
          <table:table-cell office:value-type="string" calcext:value-type="string">
            <text:p>18:48:40.698</text:p>
          </table:table-cell>
          <table:table-cell office:value-type="float" office:value="0.15021814" calcext:value-type="float">
            <text:p>0.15021814</text:p>
          </table:table-cell>
          <table:table-cell office:value-type="float" office:value="0.5448671" calcext:value-type="float">
            <text:p>0.5448671</text:p>
          </table:table-cell>
          <table:table-cell office:value-type="float" office:value="0.03017684" calcext:value-type="float">
            <text:p>0.03017684</text:p>
          </table:table-cell>
        </table:table-row>
        <table:table-row table:style-name="ro1">
          <table:table-cell office:value-type="string" calcext:value-type="string">
            <text:p>18:48:40.768</text:p>
          </table:table-cell>
          <table:table-cell office:value-type="float" office:value="0.16573831" calcext:value-type="float">
            <text:p>0.16573831</text:p>
          </table:table-cell>
          <table:table-cell office:value-type="float" office:value="0.72922313" calcext:value-type="float">
            <text:p>0.72922313</text:p>
          </table:table-cell>
          <table:table-cell office:value-type="float" office:value="0.12647562" calcext:value-type="float">
            <text:p>0.12647562</text:p>
          </table:table-cell>
        </table:table-row>
        <table:table-row table:style-name="ro1">
          <table:table-cell office:value-type="string" calcext:value-type="string">
            <text:p>18:48:40.842</text:p>
          </table:table-cell>
          <table:table-cell office:value-type="float" office:value="0.0564399" calcext:value-type="float">
            <text:p>0.0564399</text:p>
          </table:table-cell>
          <table:table-cell office:value-type="float" office:value="0.052272495" calcext:value-type="float">
            <text:p>0.052272495</text:p>
          </table:table-cell>
          <table:table-cell office:value-type="float" office:value="0.40738273" calcext:value-type="float">
            <text:p>0.40738273</text:p>
          </table:table-cell>
        </table:table-row>
        <table:table-row table:style-name="ro1">
          <table:table-cell office:value-type="string" calcext:value-type="string">
            <text:p>18:48:40.908</text:p>
          </table:table-cell>
          <table:table-cell office:value-type="float" office:value="-0.015122068" calcext:value-type="float">
            <text:p>-0.015122068</text:p>
          </table:table-cell>
          <table:table-cell office:value-type="float" office:value="0.19118585" calcext:value-type="float">
            <text:p>0.19118585</text:p>
          </table:table-cell>
          <table:table-cell office:value-type="float" office:value="0.31852433" calcext:value-type="float">
            <text:p>0.31852433</text:p>
          </table:table-cell>
        </table:table-row>
        <table:table-row table:style-name="ro1">
          <table:table-cell office:value-type="string" calcext:value-type="string">
            <text:p>18:48:40.980</text:p>
          </table:table-cell>
          <table:table-cell office:value-type="float" office:value="-0.052501462" calcext:value-type="float">
            <text:p>-0.052501462</text:p>
          </table:table-cell>
          <table:table-cell office:value-type="float" office:value="-0.51238096" calcext:value-type="float">
            <text:p>-0.51238096</text:p>
          </table:table-cell>
          <table:table-cell office:value-type="float" office:value="0.22954297" calcext:value-type="float">
            <text:p>0.22954297</text:p>
          </table:table-cell>
        </table:table-row>
        <table:table-row table:style-name="ro1">
          <table:table-cell office:value-type="string" calcext:value-type="string">
            <text:p>18:48:41.049</text:p>
          </table:table-cell>
          <table:table-cell office:value-type="float" office:value="-0.16326696" calcext:value-type="float">
            <text:p>-0.16326696</text:p>
          </table:table-cell>
          <table:table-cell office:value-type="float" office:value="-0.94563997" calcext:value-type="float">
            <text:p>-0.94563997</text:p>
          </table:table-cell>
          <table:table-cell office:value-type="float" office:value="-0.33987132" calcext:value-type="float">
            <text:p>-0.33987132</text:p>
          </table:table-cell>
        </table:table-row>
        <table:table-row table:style-name="ro1">
          <table:table-cell office:value-type="string" calcext:value-type="string">
            <text:p>18:48:44.244</text:p>
          </table:table-cell>
          <table:table-cell office:value-type="float" office:value="0.1738605" calcext:value-type="float">
            <text:p>0.1738605</text:p>
          </table:table-cell>
          <table:table-cell office:value-type="float" office:value="0.13703439" calcext:value-type="float">
            <text:p>0.13703439</text:p>
          </table:table-cell>
          <table:table-cell office:value-type="float" office:value="0.15048791" calcext:value-type="float">
            <text:p>0.15048791</text:p>
          </table:table-cell>
        </table:table-row>
        <table:table-row table:style-name="ro1">
          <table:table-cell office:value-type="string" calcext:value-type="string">
            <text:p>18:48:44.244</text:p>
          </table:table-cell>
          <table:table-cell office:value-type="float" office:value="0.25820786" calcext:value-type="float">
            <text:p>0.25820786</text:p>
          </table:table-cell>
          <table:table-cell office:value-type="float" office:value="0.12113368" calcext:value-type="float">
            <text:p>0.12113368</text:p>
          </table:table-cell>
          <table:table-cell office:value-type="float" office:value="0.2257467" calcext:value-type="float">
            <text:p>0.2257467</text:p>
          </table:table-cell>
        </table:table-row>
        <table:table-row table:style-name="ro1">
          <table:table-cell office:value-type="string" calcext:value-type="string">
            <text:p>18:48:44.291</text:p>
          </table:table-cell>
          <table:table-cell office:value-type="float" office:value="0.38048276" calcext:value-type="float">
            <text:p>0.38048276</text:p>
          </table:table-cell>
          <table:table-cell office:value-type="float" office:value="0.20855647" calcext:value-type="float">
            <text:p>0.20855647</text:p>
          </table:table-cell>
          <table:table-cell office:value-type="float" office:value="0.29062325" calcext:value-type="float">
            <text:p>0.29062325</text:p>
          </table:table-cell>
        </table:table-row>
        <table:table-row table:style-name="ro1">
          <table:table-cell office:value-type="string" calcext:value-type="string">
            <text:p>18:48:44.313</text:p>
          </table:table-cell>
          <table:table-cell office:value-type="float" office:value="0.3424345" calcext:value-type="float">
            <text:p>0.3424345</text:p>
          </table:table-cell>
          <table:table-cell office:value-type="float" office:value="0.18770082" calcext:value-type="float">
            <text:p>0.18770082</text:p>
          </table:table-cell>
          <table:table-cell office:value-type="float" office:value="0.26156092" calcext:value-type="float">
            <text:p>0.26156092</text:p>
          </table:table-cell>
        </table:table-row>
        <table:table-row table:style-name="ro1">
          <table:table-cell office:value-type="string" calcext:value-type="string">
            <text:p>18:48:44.355</text:p>
          </table:table-cell>
          <table:table-cell office:value-type="float" office:value="0.30819103" calcext:value-type="float">
            <text:p>0.30819103</text:p>
          </table:table-cell>
          <table:table-cell office:value-type="float" office:value="0.16893075" calcext:value-type="float">
            <text:p>0.16893075</text:p>
          </table:table-cell>
          <table:table-cell office:value-type="float" office:value="0.23540482" calcext:value-type="float">
            <text:p>0.23540482</text:p>
          </table:table-cell>
        </table:table-row>
        <table:table-row table:style-name="ro1">
          <table:table-cell office:value-type="string" calcext:value-type="string">
            <text:p>18:48:44.394</text:p>
          </table:table-cell>
          <table:table-cell office:value-type="float" office:value="0.19453503" calcext:value-type="float">
            <text:p>0.19453503</text:p>
          </table:table-cell>
          <table:table-cell office:value-type="float" office:value="-0.049012143" calcext:value-type="float">
            <text:p>-0.049012143</text:p>
          </table:table-cell>
          <table:table-cell office:value-type="float" office:value="0.21999426" calcext:value-type="float">
            <text:p>0.21999426</text:p>
          </table:table-cell>
        </table:table-row>
        <table:table-row table:style-name="ro1">
          <table:table-cell office:value-type="string" calcext:value-type="string">
            <text:p>18:48:44.434</text:p>
          </table:table-cell>
          <table:table-cell office:value-type="float" office:value="0.54861665" calcext:value-type="float">
            <text:p>0.54861665</text:p>
          </table:table-cell>
          <table:table-cell office:value-type="float" office:value="0.46082073" calcext:value-type="float">
            <text:p>0.46082073</text:p>
          </table:table-cell>
          <table:table-cell office:value-type="float" office:value="0.043307323" calcext:value-type="float">
            <text:p>0.043307323</text:p>
          </table:table-cell>
        </table:table-row>
        <table:table-row table:style-name="ro1">
          <table:table-cell office:value-type="string" calcext:value-type="string">
            <text:p>18:48:44.474</text:p>
          </table:table-cell>
          <table:table-cell office:value-type="float" office:value="0.52803236" calcext:value-type="float">
            <text:p>0.52803236</text:p>
          </table:table-cell>
          <table:table-cell office:value-type="float" office:value="0.12931384" calcext:value-type="float">
            <text:p>0.12931384</text:p>
          </table:table-cell>
          <table:table-cell office:value-type="float" office:value="0.37054393" calcext:value-type="float">
            <text:p>0.37054393</text:p>
          </table:table-cell>
        </table:table-row>
        <table:table-row table:style-name="ro1">
          <table:table-cell office:value-type="string" calcext:value-type="string">
            <text:p>18:48:44.514</text:p>
          </table:table-cell>
          <table:table-cell office:value-type="float" office:value="0.314609" calcext:value-type="float">
            <text:p>0.314609</text:p>
          </table:table-cell>
          <table:table-cell office:value-type="float" office:value="0.073535755" calcext:value-type="float">
            <text:p>0.073535755</text:p>
          </table:table-cell>
          <table:table-cell office:value-type="float" office:value="0.35238615" calcext:value-type="float">
            <text:p>0.35238615</text:p>
          </table:table-cell>
        </table:table-row>
        <table:table-row table:style-name="ro1">
          <table:table-cell office:value-type="string" calcext:value-type="string">
            <text:p>18:48:44.554</text:p>
          </table:table-cell>
          <table:table-cell office:value-type="float" office:value="0.22470087" calcext:value-type="float">
            <text:p>0.22470087</text:p>
          </table:table-cell>
          <table:table-cell office:value-type="float" office:value="-0.059940867" calcext:value-type="float">
            <text:p>-0.059940867</text:p>
          </table:table-cell>
          <table:table-cell office:value-type="float" office:value="0.22618078" calcext:value-type="float">
            <text:p>0.22618078</text:p>
          </table:table-cell>
        </table:table-row>
        <table:table-row table:style-name="ro1">
          <table:table-cell office:value-type="string" calcext:value-type="string">
            <text:p>18:48:44.594</text:p>
          </table:table-cell>
          <table:table-cell office:value-type="float" office:value="0.01941826" calcext:value-type="float">
            <text:p>0.01941826</text:p>
          </table:table-cell>
          <table:table-cell office:value-type="float" office:value="-0.22731104" calcext:value-type="float">
            <text:p>-0.22731104</text:p>
          </table:table-cell>
          <table:table-cell office:value-type="float" office:value="0.15983713" calcext:value-type="float">
            <text:p>0.15983713</text:p>
          </table:table-cell>
        </table:table-row>
        <table:table-row table:style-name="ro1">
          <table:table-cell office:value-type="string" calcext:value-type="string">
            <text:p>18:48:44.634</text:p>
          </table:table-cell>
          <table:table-cell office:value-type="float" office:value="-0.1126017" calcext:value-type="float">
            <text:p>-0.1126017</text:p>
          </table:table-cell>
          <table:table-cell office:value-type="float" office:value="-0.25050277" calcext:value-type="float">
            <text:p>-0.25050277</text:p>
          </table:table-cell>
          <table:table-cell office:value-type="float" office:value="0.1471492" calcext:value-type="float">
            <text:p>0.1471492</text:p>
          </table:table-cell>
        </table:table-row>
        <table:table-row table:style-name="ro1">
          <table:table-cell office:value-type="string" calcext:value-type="string">
            <text:p>18:48:44.674</text:p>
          </table:table-cell>
          <table:table-cell office:value-type="float" office:value="-0.15473509" calcext:value-type="float">
            <text:p>-0.15473509</text:p>
          </table:table-cell>
          <table:table-cell office:value-type="float" office:value="-0.37574548" calcext:value-type="float">
            <text:p>-0.37574548</text:p>
          </table:table-cell>
          <table:table-cell office:value-type="float" office:value="-0.04554422" calcext:value-type="float">
            <text:p>-0.04554422</text:p>
          </table:table-cell>
        </table:table-row>
        <table:table-row table:style-name="ro1">
          <table:table-cell office:value-type="string" calcext:value-type="string">
            <text:p>18:48:44.714</text:p>
          </table:table-cell>
          <table:table-cell office:value-type="float" office:value="-0.22363655" calcext:value-type="float">
            <text:p>-0.22363655</text:p>
          </table:table-cell>
          <table:table-cell office:value-type="float" office:value="-0.4842891" calcext:value-type="float">
            <text:p>-0.4842891</text:p>
          </table:table-cell>
          <table:table-cell office:value-type="float" office:value="-0.20776226" calcext:value-type="float">
            <text:p>-0.20776226</text:p>
          </table:table-cell>
        </table:table-row>
        <table:table-row table:style-name="ro1">
          <table:table-cell office:value-type="string" calcext:value-type="string">
            <text:p>18:48:44.755</text:p>
          </table:table-cell>
          <table:table-cell office:value-type="float" office:value="-0.28103366" calcext:value-type="float">
            <text:p>-0.28103366</text:p>
          </table:table-cell>
          <table:table-cell office:value-type="float" office:value="-0.41520587" calcext:value-type="float">
            <text:p>-0.41520587</text:p>
          </table:table-cell>
          <table:table-cell office:value-type="float" office:value="-0.18325073" calcext:value-type="float">
            <text:p>-0.18325073</text:p>
          </table:table-cell>
        </table:table-row>
        <table:table-row table:style-name="ro1">
          <table:table-cell office:value-type="string" calcext:value-type="string">
            <text:p>18:48:44.795</text:p>
          </table:table-cell>
          <table:table-cell office:value-type="float" office:value="-0.37421936" calcext:value-type="float">
            <text:p>-0.37421936</text:p>
          </table:table-cell>
          <table:table-cell office:value-type="float" office:value="-0.27019408" calcext:value-type="float">
            <text:p>-0.27019408</text:p>
          </table:table-cell>
          <table:table-cell office:value-type="float" office:value="-0.34290415" calcext:value-type="float">
            <text:p>-0.34290415</text:p>
          </table:table-cell>
        </table:table-row>
        <table:table-row table:style-name="ro1">
          <table:table-cell office:value-type="string" calcext:value-type="string">
            <text:p>18:48:44.835</text:p>
          </table:table-cell>
          <table:table-cell office:value-type="float" office:value="-0.51126033" calcext:value-type="float">
            <text:p>-0.51126033</text:p>
          </table:table-cell>
          <table:table-cell office:value-type="float" office:value="-0.44070885" calcext:value-type="float">
            <text:p>-0.44070885</text:p>
          </table:table-cell>
          <table:table-cell office:value-type="float" office:value="-0.559102" calcext:value-type="float">
            <text:p>-0.559102</text:p>
          </table:table-cell>
        </table:table-row>
        <table:table-row table:style-name="ro1">
          <table:table-cell office:value-type="string" calcext:value-type="string">
            <text:p>18:48:44.875</text:p>
          </table:table-cell>
          <table:table-cell office:value-type="float" office:value="-0.35884032" calcext:value-type="float">
            <text:p>-0.35884032</text:p>
          </table:table-cell>
          <table:table-cell office:value-type="float" office:value="-0.55264384" calcext:value-type="float">
            <text:p>-0.55264384</text:p>
          </table:table-cell>
          <table:table-cell office:value-type="float" office:value="-0.3805844" calcext:value-type="float">
            <text:p>-0.3805844</text:p>
          </table:table-cell>
        </table:table-row>
        <table:table-row table:style-name="ro1">
          <table:table-cell office:value-type="string" calcext:value-type="string">
            <text:p>18:48:44.915</text:p>
          </table:table-cell>
          <table:table-cell office:value-type="float" office:value="-0.41458228" calcext:value-type="float">
            <text:p>-0.41458228</text:p>
          </table:table-cell>
          <table:table-cell office:value-type="float" office:value="-0.2761148" calcext:value-type="float">
            <text:p>-0.2761148</text:p>
          </table:table-cell>
          <table:table-cell office:value-type="float" office:value="-0.36252105" calcext:value-type="float">
            <text:p>-0.36252105</text:p>
          </table:table-cell>
        </table:table-row>
        <table:table-row table:style-name="ro1">
          <table:table-cell office:value-type="string" calcext:value-type="string">
            <text:p>18:48:44.955</text:p>
          </table:table-cell>
          <table:table-cell office:value-type="float" office:value="-0.2955606" calcext:value-type="float">
            <text:p>-0.2955606</text:p>
          </table:table-cell>
          <table:table-cell office:value-type="float" office:value="-0.19027579" calcext:value-type="float">
            <text:p>-0.19027579</text:p>
          </table:table-cell>
          <table:table-cell office:value-type="float" office:value="-0.3546137" calcext:value-type="float">
            <text:p>-0.3546137</text:p>
          </table:table-cell>
        </table:table-row>
        <table:table-row table:style-name="ro1">
          <table:table-cell office:value-type="string" calcext:value-type="string">
            <text:p>18:48:44.995</text:p>
          </table:table-cell>
          <table:table-cell office:value-type="float" office:value="-0.3139049" calcext:value-type="float">
            <text:p>-0.3139049</text:p>
          </table:table-cell>
          <table:table-cell office:value-type="float" office:value="-0.031062659" calcext:value-type="float">
            <text:p>-0.031062659</text:p>
          </table:table-cell>
          <table:table-cell office:value-type="float" office:value="-0.17852736" calcext:value-type="float">
            <text:p>-0.17852736</text:p>
          </table:table-cell>
        </table:table-row>
        <table:table-row table:style-name="ro1">
          <table:table-cell office:value-type="string" calcext:value-type="string">
            <text:p>18:48:45.035</text:p>
          </table:table-cell>
          <table:table-cell office:value-type="float" office:value="-0.1640818" calcext:value-type="float">
            <text:p>-0.1640818</text:p>
          </table:table-cell>
          <table:table-cell office:value-type="float" office:value="0.06279068" calcext:value-type="float">
            <text:p>0.06279068</text:p>
          </table:table-cell>
          <table:table-cell office:value-type="float" office:value="-0.10552325" calcext:value-type="float">
            <text:p>-0.10552325</text:p>
          </table:table-cell>
        </table:table-row>
        <table:table-row table:style-name="ro1">
          <table:table-cell office:value-type="string" calcext:value-type="string">
            <text:p>18:48:45.075</text:p>
          </table:table-cell>
          <table:table-cell office:value-type="float" office:value="-0.25511986" calcext:value-type="float">
            <text:p>-0.25511986</text:p>
          </table:table-cell>
          <table:table-cell office:value-type="float" office:value="-0.29175502" calcext:value-type="float">
            <text:p>-0.29175502</text:p>
          </table:table-cell>
          <table:table-cell office:value-type="float" office:value="-0.43620628" calcext:value-type="float">
            <text:p>-0.43620628</text:p>
          </table:table-cell>
        </table:table-row>
        <table:table-row table:style-name="ro1">
          <table:table-cell office:value-type="string" calcext:value-type="string">
            <text:p>18:48:45.117</text:p>
          </table:table-cell>
          <table:table-cell office:value-type="float" office:value="-0.14479344" calcext:value-type="float">
            <text:p>-0.14479344</text:p>
          </table:table-cell>
          <table:table-cell office:value-type="float" office:value="0.14633164" calcext:value-type="float">
            <text:p>0.14633164</text:p>
          </table:table-cell>
          <table:table-cell office:value-type="float" office:value="0.16815652" calcext:value-type="float">
            <text:p>0.16815652</text:p>
          </table:table-cell>
        </table:table-row>
        <table:table-row table:style-name="ro1">
          <table:table-cell office:value-type="string" calcext:value-type="string">
            <text:p>18:48:45.155</text:p>
          </table:table-cell>
          <table:table-cell office:value-type="float" office:value="-0.23336588" calcext:value-type="float">
            <text:p>-0.23336588</text:p>
          </table:table-cell>
          <table:table-cell office:value-type="float" office:value="-0.05550855" calcext:value-type="float">
            <text:p>-0.05550855</text:p>
          </table:table-cell>
          <table:table-cell office:value-type="float" office:value="0.10673637" calcext:value-type="float">
            <text:p>0.10673637</text:p>
          </table:table-cell>
        </table:table-row>
        <table:table-row table:style-name="ro1">
          <table:table-cell office:value-type="string" calcext:value-type="string">
            <text:p>18:48:45.193</text:p>
          </table:table-cell>
          <table:table-cell office:value-type="float" office:value="-0.16454588" calcext:value-type="float">
            <text:p>-0.16454588</text:p>
          </table:table-cell>
          <table:table-cell office:value-type="float" office:value="-0.35208172" calcext:value-type="float">
            <text:p>-0.35208172</text:p>
          </table:table-cell>
          <table:table-cell office:value-type="float" office:value="0.13517413" calcext:value-type="float">
            <text:p>0.13517413</text:p>
          </table:table-cell>
        </table:table-row>
        <table:table-row table:style-name="ro1">
          <table:table-cell office:value-type="string" calcext:value-type="string">
            <text:p>18:48:45.233</text:p>
          </table:table-cell>
          <table:table-cell office:value-type="float" office:value="-0.21510786" calcext:value-type="float">
            <text:p>-0.21510786</text:p>
          </table:table-cell>
          <table:table-cell office:value-type="float" office:value="-0.09143409" calcext:value-type="float">
            <text:p>-0.09143409</text:p>
          </table:table-cell>
          <table:table-cell office:value-type="float" office:value="-0.023143109" calcext:value-type="float">
            <text:p>-0.023143109</text:p>
          </table:table-cell>
        </table:table-row>
        <table:table-row table:style-name="ro1">
          <table:table-cell office:value-type="string" calcext:value-type="string">
            <text:p>18:48:45.274</text:p>
          </table:table-cell>
          <table:table-cell office:value-type="float" office:value="-0.10680507" calcext:value-type="float">
            <text:p>-0.10680507</text:p>
          </table:table-cell>
          <table:table-cell office:value-type="float" office:value="-0.0526276" calcext:value-type="float">
            <text:p>-0.0526276</text:p>
          </table:table-cell>
          <table:table-cell office:value-type="float" office:value="-0.0006139734" calcext:value-type="float">
            <text:p>-0.0006139734</text:p>
          </table:table-cell>
        </table:table-row>
        <table:table-row table:style-name="ro1">
          <table:table-cell office:value-type="string" calcext:value-type="string">
            <text:p>18:48:45.314</text:p>
          </table:table-cell>
          <table:table-cell office:value-type="float" office:value="0.009344168" calcext:value-type="float">
            <text:p>0.009344168</text:p>
          </table:table-cell>
          <table:table-cell office:value-type="float" office:value="-0.19392245" calcext:value-type="float">
            <text:p>-0.19392245</text:p>
          </table:table-cell>
          <table:table-cell office:value-type="float" office:value="0.086678885" calcext:value-type="float">
            <text:p>0.086678885</text:p>
          </table:table-cell>
        </table:table-row>
        <table:table-row table:style-name="ro1">
          <table:table-cell office:value-type="string" calcext:value-type="string">
            <text:p>18:48:45.354</text:p>
          </table:table-cell>
          <table:table-cell office:value-type="float" office:value="0.095860936" calcext:value-type="float">
            <text:p>0.095860936</text:p>
          </table:table-cell>
          <table:table-cell office:value-type="float" office:value="-0.11784076" calcext:value-type="float">
            <text:p>-0.11784076</text:p>
          </table:table-cell>
          <table:table-cell office:value-type="float" office:value="-0.035587605" calcext:value-type="float">
            <text:p>-0.035587605</text:p>
          </table:table-cell>
        </table:table-row>
        <table:table-row table:style-name="ro1">
          <table:table-cell office:value-type="string" calcext:value-type="string">
            <text:p>18:48:45.395</text:p>
          </table:table-cell>
          <table:table-cell office:value-type="float" office:value="0.12165084" calcext:value-type="float">
            <text:p>0.12165084</text:p>
          </table:table-cell>
          <table:table-cell office:value-type="float" office:value="-0.13110551" calcext:value-type="float">
            <text:p>-0.13110551</text:p>
          </table:table-cell>
          <table:table-cell office:value-type="float" office:value="0.1927514" calcext:value-type="float">
            <text:p>0.1927514</text:p>
          </table:table-cell>
        </table:table-row>
        <table:table-row table:style-name="ro1">
          <table:table-cell office:value-type="string" calcext:value-type="string">
            <text:p>18:48:45.435</text:p>
          </table:table-cell>
          <table:table-cell office:value-type="float" office:value="0.17013025" calcext:value-type="float">
            <text:p>0.17013025</text:p>
          </table:table-cell>
          <table:table-cell office:value-type="float" office:value="0.043284338" calcext:value-type="float">
            <text:p>0.043284338</text:p>
          </table:table-cell>
          <table:table-cell office:value-type="float" office:value="0.2325828" calcext:value-type="float">
            <text:p>0.2325828</text:p>
          </table:table-cell>
        </table:table-row>
        <table:table-row table:style-name="ro1">
          <table:table-cell office:value-type="string" calcext:value-type="string">
            <text:p>18:48:45.475</text:p>
          </table:table-cell>
          <table:table-cell office:value-type="float" office:value="0.14740434" calcext:value-type="float">
            <text:p>0.14740434</text:p>
          </table:table-cell>
          <table:table-cell office:value-type="float" office:value="0.029727386" calcext:value-type="float">
            <text:p>0.029727386</text:p>
          </table:table-cell>
          <table:table-cell office:value-type="float" office:value="0.18493485" calcext:value-type="float">
            <text:p>0.18493485</text:p>
          </table:table-cell>
        </table:table-row>
        <table:table-row table:style-name="ro1">
          <table:table-cell office:value-type="string" calcext:value-type="string">
            <text:p>18:48:45.515</text:p>
          </table:table-cell>
          <table:table-cell office:value-type="float" office:value="0.18166293" calcext:value-type="float">
            <text:p>0.18166293</text:p>
          </table:table-cell>
          <table:table-cell office:value-type="float" office:value="-0.017190663" calcext:value-type="float">
            <text:p>-0.017190663</text:p>
          </table:table-cell>
          <table:table-cell office:value-type="float" office:value="0.30530852" calcext:value-type="float">
            <text:p>0.30530852</text:p>
          </table:table-cell>
        </table:table-row>
        <table:table-row table:style-name="ro1">
          <table:table-cell office:value-type="string" calcext:value-type="string">
            <text:p>18:48:45.555</text:p>
          </table:table-cell>
          <table:table-cell office:value-type="float" office:value="0.13207574" calcext:value-type="float">
            <text:p>0.13207574</text:p>
          </table:table-cell>
          <table:table-cell office:value-type="float" office:value="0.06253133" calcext:value-type="float">
            <text:p>0.06253133</text:p>
          </table:table-cell>
          <table:table-cell office:value-type="float" office:value="0.22336166" calcext:value-type="float">
            <text:p>0.22336166</text:p>
          </table:table-cell>
        </table:table-row>
        <table:table-row table:style-name="ro1">
          <table:table-cell office:value-type="string" calcext:value-type="string">
            <text:p>18:48:45.595</text:p>
          </table:table-cell>
          <table:table-cell office:value-type="float" office:value="0.110298835" calcext:value-type="float">
            <text:p>0.110298835</text:p>
          </table:table-cell>
          <table:table-cell office:value-type="float" office:value="0.40630257" calcext:value-type="float">
            <text:p>0.40630257</text:p>
          </table:table-cell>
          <table:table-cell office:value-type="float" office:value="-0.07187496" calcext:value-type="float">
            <text:p>-0.07187496</text:p>
          </table:table-cell>
        </table:table-row>
        <table:table-row table:style-name="ro1">
          <table:table-cell office:value-type="string" calcext:value-type="string">
            <text:p>18:48:45.635</text:p>
          </table:table-cell>
          <table:table-cell office:value-type="float" office:value="0.13486464" calcext:value-type="float">
            <text:p>0.13486464</text:p>
          </table:table-cell>
          <table:table-cell office:value-type="float" office:value="0.5256333" calcext:value-type="float">
            <text:p>0.5256333</text:p>
          </table:table-cell>
          <table:table-cell office:value-type="float" office:value="-0.070839755" calcext:value-type="float">
            <text:p>-0.070839755</text:p>
          </table:table-cell>
        </table:table-row>
        <table:table-row table:style-name="ro1">
          <table:table-cell office:value-type="string" calcext:value-type="string">
            <text:p>18:48:45.675</text:p>
          </table:table-cell>
          <table:table-cell office:value-type="float" office:value="0.05502074" calcext:value-type="float">
            <text:p>0.05502074</text:p>
          </table:table-cell>
          <table:table-cell office:value-type="float" office:value="0.030320939" calcext:value-type="float">
            <text:p>0.030320939</text:p>
          </table:table-cell>
          <table:table-cell office:value-type="float" office:value="0.34339753" calcext:value-type="float">
            <text:p>0.34339753</text:p>
          </table:table-cell>
        </table:table-row>
        <table:table-row table:style-name="ro1">
          <table:table-cell office:value-type="string" calcext:value-type="string">
            <text:p>18:48:45.715</text:p>
          </table:table-cell>
          <table:table-cell office:value-type="float" office:value="0.056330178" calcext:value-type="float">
            <text:p>0.056330178</text:p>
          </table:table-cell>
          <table:table-cell office:value-type="float" office:value="0.45795292" calcext:value-type="float">
            <text:p>0.45795292</text:p>
          </table:table-cell>
          <table:table-cell office:value-type="float" office:value="-0.20883776" calcext:value-type="float">
            <text:p>-0.20883776</text:p>
          </table:table-cell>
        </table:table-row>
        <table:table-row table:style-name="ro1">
          <table:table-cell office:value-type="string" calcext:value-type="string">
            <text:p>18:48:45.755</text:p>
          </table:table-cell>
          <table:table-cell office:value-type="float" office:value="0.04652236" calcext:value-type="float">
            <text:p>0.04652236</text:p>
          </table:table-cell>
          <table:table-cell office:value-type="float" office:value="0.28361756" calcext:value-type="float">
            <text:p>0.28361756</text:p>
          </table:table-cell>
          <table:table-cell office:value-type="float" office:value="-0.051723532" calcext:value-type="float">
            <text:p>-0.051723532</text:p>
          </table:table-cell>
        </table:table-row>
        <table:table-row table:style-name="ro1">
          <table:table-cell office:value-type="string" calcext:value-type="string">
            <text:p>18:48:45.795</text:p>
          </table:table-cell>
          <table:table-cell office:value-type="float" office:value="0.06428222" calcext:value-type="float">
            <text:p>0.06428222</text:p>
          </table:table-cell>
          <table:table-cell office:value-type="float" office:value="0.30777043" calcext:value-type="float">
            <text:p>0.30777043</text:p>
          </table:table-cell>
          <table:table-cell office:value-type="float" office:value="-0.0485287" calcext:value-type="float">
            <text:p>-0.0485287</text:p>
          </table:table-cell>
        </table:table-row>
        <table:table-row table:style-name="ro1">
          <table:table-cell office:value-type="string" calcext:value-type="string">
            <text:p>18:48:45.835</text:p>
          </table:table-cell>
          <table:table-cell office:value-type="float" office:value="0.0222583" calcext:value-type="float">
            <text:p>0.0222583</text:p>
          </table:table-cell>
          <table:table-cell office:value-type="float" office:value="0.33082643" calcext:value-type="float">
            <text:p>0.33082643</text:p>
          </table:table-cell>
          <table:table-cell office:value-type="float" office:value="-0.19572663" calcext:value-type="float">
            <text:p>-0.19572663</text:p>
          </table:table-cell>
        </table:table-row>
        <table:table-row table:style-name="ro1">
          <table:table-cell office:value-type="string" calcext:value-type="string">
            <text:p>18:48:45.875</text:p>
          </table:table-cell>
          <table:table-cell office:value-type="float" office:value="0.06507641" calcext:value-type="float">
            <text:p>0.06507641</text:p>
          </table:table-cell>
          <table:table-cell office:value-type="float" office:value="0.3012594" calcext:value-type="float">
            <text:p>0.3012594</text:p>
          </table:table-cell>
          <table:table-cell office:value-type="float" office:value="-0.058819987" calcext:value-type="float">
            <text:p>-0.058819987</text:p>
          </table:table-cell>
        </table:table-row>
        <table:table-row table:style-name="ro1">
          <table:table-cell office:value-type="string" calcext:value-type="string">
            <text:p>18:48:45.915</text:p>
          </table:table-cell>
          <table:table-cell office:value-type="float" office:value="0.047582433" calcext:value-type="float">
            <text:p>0.047582433</text:p>
          </table:table-cell>
          <table:table-cell office:value-type="float" office:value="0.20279852" calcext:value-type="float">
            <text:p>0.20279852</text:p>
          </table:table-cell>
          <table:table-cell office:value-type="float" office:value="-0.13247901" calcext:value-type="float">
            <text:p>-0.13247901</text:p>
          </table:table-cell>
        </table:table-row>
        <table:table-row table:style-name="ro1">
          <table:table-cell office:value-type="string" calcext:value-type="string">
            <text:p>18:48:45.955</text:p>
          </table:table-cell>
          <table:table-cell office:value-type="float" office:value="0.052711897" calcext:value-type="float">
            <text:p>0.052711897</text:p>
          </table:table-cell>
          <table:table-cell office:value-type="float" office:value="0.242504" calcext:value-type="float">
            <text:p>0.242504</text:p>
          </table:table-cell>
          <table:table-cell office:value-type="float" office:value="-0.1097829" calcext:value-type="float">
            <text:p>-0.1097829</text:p>
          </table:table-cell>
        </table:table-row>
        <table:table-row table:style-name="ro1">
          <table:table-cell office:value-type="string" calcext:value-type="string">
            <text:p>18:48:45.995</text:p>
          </table:table-cell>
          <table:table-cell office:value-type="float" office:value="0.11621512" calcext:value-type="float">
            <text:p>0.11621512</text:p>
          </table:table-cell>
          <table:table-cell office:value-type="float" office:value="0.28131515" calcext:value-type="float">
            <text:p>0.28131515</text:p>
          </table:table-cell>
          <table:table-cell office:value-type="float" office:value="-0.13593835" calcext:value-type="float">
            <text:p>-0.13593835</text:p>
          </table:table-cell>
        </table:table-row>
        <table:table-row table:style-name="ro1">
          <table:table-cell office:value-type="string" calcext:value-type="string">
            <text:p>18:48:46.035</text:p>
          </table:table-cell>
          <table:table-cell office:value-type="float" office:value="0.13799205" calcext:value-type="float">
            <text:p>0.13799205</text:p>
          </table:table-cell>
          <table:table-cell office:value-type="float" office:value="0.22066408" calcext:value-type="float">
            <text:p>0.22066408</text:p>
          </table:table-cell>
          <table:table-cell office:value-type="float" office:value="-0.071148224" calcext:value-type="float">
            <text:p>-0.071148224</text:p>
          </table:table-cell>
        </table:table-row>
        <table:table-row table:style-name="ro1">
          <table:table-cell office:value-type="string" calcext:value-type="string">
            <text:p>18:48:46.075</text:p>
          </table:table-cell>
          <table:table-cell office:value-type="float" office:value="0.15099949" calcext:value-type="float">
            <text:p>0.15099949</text:p>
          </table:table-cell>
          <table:table-cell office:value-type="float" office:value="0.261" calcext:value-type="float">
            <text:p>0.261</text:p>
          </table:table-cell>
          <table:table-cell office:value-type="float" office:value="-0.06337424" calcext:value-type="float">
            <text:p>-0.06337424</text:p>
          </table:table-cell>
        </table:table-row>
        <table:table-row table:style-name="ro1">
          <table:table-cell office:value-type="string" calcext:value-type="string">
            <text:p>18:48:46.117</text:p>
          </table:table-cell>
          <table:table-cell office:value-type="float" office:value="0.17896594" calcext:value-type="float">
            <text:p>0.17896594</text:p>
          </table:table-cell>
          <table:table-cell office:value-type="float" office:value="0.18963632" calcext:value-type="float">
            <text:p>0.18963632</text:p>
          </table:table-cell>
          <table:table-cell office:value-type="float" office:value="-0.037700895" calcext:value-type="float">
            <text:p>-0.037700895</text:p>
          </table:table-cell>
        </table:table-row>
        <table:table-row table:style-name="ro1">
          <table:table-cell office:value-type="string" calcext:value-type="string">
            <text:p>18:48:46.155</text:p>
          </table:table-cell>
          <table:table-cell office:value-type="float" office:value="0.23379885" calcext:value-type="float">
            <text:p>0.23379885</text:p>
          </table:table-cell>
          <table:table-cell office:value-type="float" office:value="0.23065805" calcext:value-type="float">
            <text:p>0.23065805</text:p>
          </table:table-cell>
          <table:table-cell office:value-type="float" office:value="0.079887584" calcext:value-type="float">
            <text:p>0.079887584</text:p>
          </table:table-cell>
        </table:table-row>
        <table:table-row table:style-name="ro1">
          <table:table-cell office:value-type="string" calcext:value-type="string">
            <text:p>18:48:46.195</text:p>
          </table:table-cell>
          <table:table-cell office:value-type="float" office:value="0.21569239" calcext:value-type="float">
            <text:p>0.21569239</text:p>
          </table:table-cell>
          <table:table-cell office:value-type="float" office:value="0.2155024" calcext:value-type="float">
            <text:p>0.2155024</text:p>
          </table:table-cell>
          <table:table-cell office:value-type="float" office:value="0.047509156" calcext:value-type="float">
            <text:p>0.047509156</text:p>
          </table:table-cell>
        </table:table-row>
        <table:table-row table:style-name="ro1">
          <table:table-cell office:value-type="string" calcext:value-type="string">
            <text:p>18:48:46.233</text:p>
          </table:table-cell>
          <table:table-cell office:value-type="float" office:value="0.2732247" calcext:value-type="float">
            <text:p>0.2732247</text:p>
          </table:table-cell>
          <table:table-cell office:value-type="float" office:value="0.22031932" calcext:value-type="float">
            <text:p>0.22031932</text:p>
          </table:table-cell>
          <table:table-cell office:value-type="float" office:value="0.07593695" calcext:value-type="float">
            <text:p>0.07593695</text:p>
          </table:table-cell>
        </table:table-row>
        <table:table-row table:style-name="ro1">
          <table:table-cell office:value-type="string" calcext:value-type="string">
            <text:p>18:48:46.276</text:p>
          </table:table-cell>
          <table:table-cell office:value-type="float" office:value="0.32632217" calcext:value-type="float">
            <text:p>0.32632217</text:p>
          </table:table-cell>
          <table:table-cell office:value-type="float" office:value="0.31232548" calcext:value-type="float">
            <text:p>0.31232548</text:p>
          </table:table-cell>
          <table:table-cell office:value-type="float" office:value="-0.0810708" calcext:value-type="float">
            <text:p>-0.0810708</text:p>
          </table:table-cell>
        </table:table-row>
        <table:table-row table:style-name="ro1">
          <table:table-cell office:value-type="string" calcext:value-type="string">
            <text:p>18:48:46.313</text:p>
          </table:table-cell>
          <table:table-cell office:value-type="float" office:value="0.30577493" calcext:value-type="float">
            <text:p>0.30577493</text:p>
          </table:table-cell>
          <table:table-cell office:value-type="float" office:value="0.37359777" calcext:value-type="float">
            <text:p>0.37359777</text:p>
          </table:table-cell>
          <table:table-cell office:value-type="float" office:value="-0.0652733" calcext:value-type="float">
            <text:p>-0.0652733</text:p>
          </table:table-cell>
        </table:table-row>
        <table:table-row table:style-name="ro1">
          <table:table-cell office:value-type="string" calcext:value-type="string">
            <text:p>18:48:46.354</text:p>
          </table:table-cell>
          <table:table-cell office:value-type="float" office:value="0.33386442" calcext:value-type="float">
            <text:p>0.33386442</text:p>
          </table:table-cell>
          <table:table-cell office:value-type="float" office:value="0.48499292" calcext:value-type="float">
            <text:p>0.48499292</text:p>
          </table:table-cell>
          <table:table-cell office:value-type="float" office:value="-0.12114833" calcext:value-type="float">
            <text:p>-0.12114833</text:p>
          </table:table-cell>
        </table:table-row>
        <table:table-row table:style-name="ro1">
          <table:table-cell office:value-type="string" calcext:value-type="string">
            <text:p>18:48:46.394</text:p>
          </table:table-cell>
          <table:table-cell office:value-type="float" office:value="0.37232858" calcext:value-type="float">
            <text:p>0.37232858</text:p>
          </table:table-cell>
          <table:table-cell office:value-type="float" office:value="0.24621035" calcext:value-type="float">
            <text:p>0.24621035</text:p>
          </table:table-cell>
          <table:table-cell office:value-type="float" office:value="0.15617652" calcext:value-type="float">
            <text:p>0.15617652</text:p>
          </table:table-cell>
        </table:table-row>
        <table:table-row table:style-name="ro1">
          <table:table-cell office:value-type="string" calcext:value-type="string">
            <text:p>18:48:46.435</text:p>
          </table:table-cell>
          <table:table-cell office:value-type="float" office:value="0.22808887" calcext:value-type="float">
            <text:p>0.22808887</text:p>
          </table:table-cell>
          <table:table-cell office:value-type="float" office:value="-0.042741682" calcext:value-type="float">
            <text:p>-0.042741682</text:p>
          </table:table-cell>
          <table:table-cell office:value-type="float" office:value="0.28755596" calcext:value-type="float">
            <text:p>0.28755596</text:p>
          </table:table-cell>
        </table:table-row>
        <table:table-row table:style-name="ro1">
          <table:table-cell office:value-type="string" calcext:value-type="string">
            <text:p>18:48:46.475</text:p>
          </table:table-cell>
          <table:table-cell office:value-type="float" office:value="0.21516767" calcext:value-type="float">
            <text:p>0.21516767</text:p>
          </table:table-cell>
          <table:table-cell office:value-type="float" office:value="-0.7306062" calcext:value-type="float">
            <text:p>-0.7306062</text:p>
          </table:table-cell>
          <table:table-cell office:value-type="float" office:value="0.41019192" calcext:value-type="float">
            <text:p>0.41019192</text:p>
          </table:table-cell>
        </table:table-row>
        <table:table-row table:style-name="ro1">
          <table:table-cell office:value-type="string" calcext:value-type="string">
            <text:p>18:48:46.515</text:p>
          </table:table-cell>
          <table:table-cell office:value-type="float" office:value="-0.12714988" calcext:value-type="float">
            <text:p>-0.12714988</text:p>
          </table:table-cell>
          <table:table-cell office:value-type="float" office:value="-0.8234392" calcext:value-type="float">
            <text:p>-0.8234392</text:p>
          </table:table-cell>
          <table:table-cell office:value-type="float" office:value="0.108357295" calcext:value-type="float">
            <text:p>0.108357295</text:p>
          </table:table-cell>
        </table:table-row>
        <table:table-row table:style-name="ro1">
          <table:table-cell office:value-type="string" calcext:value-type="string">
            <text:p>18:48:46.555</text:p>
          </table:table-cell>
          <table:table-cell office:value-type="float" office:value="-0.2583558" calcext:value-type="float">
            <text:p>-0.2583558</text:p>
          </table:table-cell>
          <table:table-cell office:value-type="float" office:value="-0.83799464" calcext:value-type="float">
            <text:p>-0.83799464</text:p>
          </table:table-cell>
          <table:table-cell office:value-type="float" office:value="-0.0694707" calcext:value-type="float">
            <text:p>-0.0694707</text:p>
          </table:table-cell>
        </table:table-row>
        <table:table-row table:style-name="ro1">
          <table:table-cell office:value-type="string" calcext:value-type="string">
            <text:p>18:48:46.595</text:p>
          </table:table-cell>
          <table:table-cell office:value-type="float" office:value="-0.38940495" calcext:value-type="float">
            <text:p>-0.38940495</text:p>
          </table:table-cell>
          <table:table-cell office:value-type="float" office:value="-0.7686971" calcext:value-type="float">
            <text:p>-0.7686971</text:p>
          </table:table-cell>
          <table:table-cell office:value-type="float" office:value="-0.17458415" calcext:value-type="float">
            <text:p>-0.17458415</text:p>
          </table:table-cell>
        </table:table-row>
        <table:table-row table:style-name="ro1">
          <table:table-cell office:value-type="string" calcext:value-type="string">
            <text:p>18:48:46.635</text:p>
          </table:table-cell>
          <table:table-cell office:value-type="float" office:value="-0.5543707" calcext:value-type="float">
            <text:p>-0.5543707</text:p>
          </table:table-cell>
          <table:table-cell office:value-type="float" office:value="-0.6245911" calcext:value-type="float">
            <text:p>-0.6245911</text:p>
          </table:table-cell>
          <table:table-cell office:value-type="float" office:value="-0.25314626" calcext:value-type="float">
            <text:p>-0.25314626</text:p>
          </table:table-cell>
        </table:table-row>
        <table:table-row table:style-name="ro1">
          <table:table-cell office:value-type="string" calcext:value-type="string">
            <text:p>18:48:46.675</text:p>
          </table:table-cell>
          <table:table-cell office:value-type="float" office:value="-0.5048663" calcext:value-type="float">
            <text:p>-0.5048663</text:p>
          </table:table-cell>
          <table:table-cell office:value-type="float" office:value="-0.64013493" calcext:value-type="float">
            <text:p>-0.64013493</text:p>
          </table:table-cell>
          <table:table-cell office:value-type="float" office:value="-0.12236291" calcext:value-type="float">
            <text:p>-0.12236291</text:p>
          </table:table-cell>
        </table:table-row>
        <table:table-row table:style-name="ro1">
          <table:table-cell office:value-type="string" calcext:value-type="string">
            <text:p>18:48:46.738</text:p>
          </table:table-cell>
          <table:table-cell office:value-type="float" office:value="-0.4794285" calcext:value-type="float">
            <text:p>-0.4794285</text:p>
          </table:table-cell>
          <table:table-cell office:value-type="float" office:value="-0.4761458" calcext:value-type="float">
            <text:p>-0.4761458</text:p>
          </table:table-cell>
          <table:table-cell office:value-type="float" office:value="-0.13451625" calcext:value-type="float">
            <text:p>-0.13451625</text:p>
          </table:table-cell>
        </table:table-row>
        <table:table-row table:style-name="ro1">
          <table:table-cell office:value-type="string" calcext:value-type="string">
            <text:p>18:48:46.773</text:p>
          </table:table-cell>
          <table:table-cell office:value-type="float" office:value="-0.43148562" calcext:value-type="float">
            <text:p>-0.43148562</text:p>
          </table:table-cell>
          <table:table-cell office:value-type="float" office:value="-0.42853126" calcext:value-type="float">
            <text:p>-0.42853126</text:p>
          </table:table-cell>
          <table:table-cell office:value-type="float" office:value="-0.1210646" calcext:value-type="float">
            <text:p>-0.1210646</text:p>
          </table:table-cell>
        </table:table-row>
        <table:table-row table:style-name="ro1">
          <table:table-cell office:value-type="string" calcext:value-type="string">
            <text:p>18:48:46.882</text:p>
          </table:table-cell>
          <table:table-cell office:value-type="float" office:value="-0.38833708" calcext:value-type="float">
            <text:p>-0.38833708</text:p>
          </table:table-cell>
          <table:table-cell office:value-type="float" office:value="-0.38567814" calcext:value-type="float">
            <text:p>-0.38567814</text:p>
          </table:table-cell>
          <table:table-cell office:value-type="float" office:value="-0.10895814" calcext:value-type="float">
            <text:p>-0.10895814</text:p>
          </table:table-cell>
        </table:table-row>
        <table:table-row table:style-name="ro1">
          <table:table-cell office:value-type="string" calcext:value-type="string">
            <text:p>18:48:46.935</text:p>
          </table:table-cell>
          <table:table-cell office:value-type="float" office:value="-0.34950337" calcext:value-type="float">
            <text:p>-0.34950337</text:p>
          </table:table-cell>
          <table:table-cell office:value-type="float" office:value="-0.34711033" calcext:value-type="float">
            <text:p>-0.34711033</text:p>
          </table:table-cell>
          <table:table-cell office:value-type="float" office:value="-0.09806231" calcext:value-type="float">
            <text:p>-0.09806231</text:p>
          </table:table-cell>
        </table:table-row>
        <table:table-row table:style-name="ro1">
          <table:table-cell office:value-type="string" calcext:value-type="string">
            <text:p>18:48:47.003</text:p>
          </table:table-cell>
          <table:table-cell office:value-type="float" office:value="-0.31455302" calcext:value-type="float">
            <text:p>-0.31455302</text:p>
          </table:table-cell>
          <table:table-cell office:value-type="float" office:value="-0.3123993" calcext:value-type="float">
            <text:p>-0.3123993</text:p>
          </table:table-cell>
          <table:table-cell office:value-type="float" office:value="-0.08825609" calcext:value-type="float">
            <text:p>-0.08825609</text:p>
          </table:table-cell>
        </table:table-row>
        <table:table-row table:style-name="ro1">
          <table:table-cell office:value-type="string" calcext:value-type="string">
            <text:p>18:48:47.709</text:p>
          </table:table-cell>
          <table:table-cell office:value-type="float" office:value="0.3242265" calcext:value-type="float">
            <text:p>0.3242265</text:p>
          </table:table-cell>
          <table:table-cell office:value-type="float" office:value="0.4804129" calcext:value-type="float">
            <text:p>0.4804129</text:p>
          </table:table-cell>
          <table:table-cell office:value-type="float" office:value="0.117224775" calcext:value-type="float">
            <text:p>0.117224775</text:p>
          </table:table-cell>
        </table:table-row>
        <table:table-row table:style-name="ro1">
          <table:table-cell office:value-type="string" calcext:value-type="string">
            <text:p>18:48:47.856</text:p>
          </table:table-cell>
          <table:table-cell office:value-type="float" office:value="0.37112513" calcext:value-type="float">
            <text:p>0.37112513</text:p>
          </table:table-cell>
          <table:table-cell office:value-type="float" office:value="0.3363511" calcext:value-type="float">
            <text:p>0.3363511</text:p>
          </table:table-cell>
          <table:table-cell office:value-type="float" office:value="0.022445647" calcext:value-type="float">
            <text:p>0.022445647</text:p>
          </table:table-cell>
        </table:table-row>
        <table:table-row table:style-name="ro1">
          <table:table-cell office:value-type="string" calcext:value-type="string">
            <text:p>18:48:47.858</text:p>
          </table:table-cell>
          <table:table-cell office:value-type="float" office:value="0.42761615" calcext:value-type="float">
            <text:p>0.42761615</text:p>
          </table:table-cell>
          <table:table-cell office:value-type="float" office:value="0.65383905" calcext:value-type="float">
            <text:p>0.65383905</text:p>
          </table:table-cell>
          <table:table-cell office:value-type="float" office:value="0.024815332" calcext:value-type="float">
            <text:p>0.024815332</text:p>
          </table:table-cell>
        </table:table-row>
        <table:table-row table:style-name="ro1">
          <table:table-cell office:value-type="string" calcext:value-type="string">
            <text:p>18:48:47.926</text:p>
          </table:table-cell>
          <table:table-cell office:value-type="float" office:value="0.46593365" calcext:value-type="float">
            <text:p>0.46593365</text:p>
          </table:table-cell>
          <table:table-cell office:value-type="float" office:value="0.73655087" calcext:value-type="float">
            <text:p>0.73655087</text:p>
          </table:table-cell>
          <table:table-cell office:value-type="float" office:value="0.09198715" calcext:value-type="float">
            <text:p>0.09198715</text:p>
          </table:table-cell>
        </table:table-row>
        <table:table-row table:style-name="ro1">
          <table:table-cell office:value-type="string" calcext:value-type="string">
            <text:p>18:48:47.956</text:p>
          </table:table-cell>
          <table:table-cell office:value-type="float" office:value="0.41934025" calcext:value-type="float">
            <text:p>0.41934025</text:p>
          </table:table-cell>
          <table:table-cell office:value-type="float" office:value="0.66289574" calcext:value-type="float">
            <text:p>0.66289574</text:p>
          </table:table-cell>
          <table:table-cell office:value-type="float" office:value="0.08278844" calcext:value-type="float">
            <text:p>0.08278844</text:p>
          </table:table-cell>
        </table:table-row>
        <table:table-row table:style-name="ro1">
          <table:table-cell office:value-type="string" calcext:value-type="string">
            <text:p>18:48:47.997</text:p>
          </table:table-cell>
          <table:table-cell office:value-type="float" office:value="0.37740624" calcext:value-type="float">
            <text:p>0.37740624</text:p>
          </table:table-cell>
          <table:table-cell office:value-type="float" office:value="0.5966062" calcext:value-type="float">
            <text:p>0.5966062</text:p>
          </table:table-cell>
          <table:table-cell office:value-type="float" office:value="0.07450959" calcext:value-type="float">
            <text:p>0.07450959</text:p>
          </table:table-cell>
        </table:table-row>
        <table:table-row table:style-name="ro1">
          <table:table-cell office:value-type="string" calcext:value-type="string">
            <text:p>18:48:48.037</text:p>
          </table:table-cell>
          <table:table-cell office:value-type="float" office:value="0.35900155" calcext:value-type="float">
            <text:p>0.35900155</text:p>
          </table:table-cell>
          <table:table-cell office:value-type="float" office:value="0.27063698" calcext:value-type="float">
            <text:p>0.27063698</text:p>
          </table:table-cell>
          <table:table-cell office:value-type="float" office:value="0.34984675" calcext:value-type="float">
            <text:p>0.34984675</text:p>
          </table:table-cell>
        </table:table-row>
        <table:table-row table:style-name="ro1">
          <table:table-cell office:value-type="string" calcext:value-type="string">
            <text:p>18:48:48.077</text:p>
          </table:table-cell>
          <table:table-cell office:value-type="float" office:value="0.3231014" calcext:value-type="float">
            <text:p>0.3231014</text:p>
          </table:table-cell>
          <table:table-cell office:value-type="float" office:value="0.2435733" calcext:value-type="float">
            <text:p>0.2435733</text:p>
          </table:table-cell>
          <table:table-cell office:value-type="float" office:value="0.31486204" calcext:value-type="float">
            <text:p>0.31486204</text:p>
          </table:table-cell>
        </table:table-row>
        <table:table-row table:style-name="ro1">
          <table:table-cell office:value-type="string" calcext:value-type="string">
            <text:p>18:48:48.117</text:p>
          </table:table-cell>
          <table:table-cell office:value-type="float" office:value="0.12379908" calcext:value-type="float">
            <text:p>0.12379908</text:p>
          </table:table-cell>
          <table:table-cell office:value-type="float" office:value="-0.1499247" calcext:value-type="float">
            <text:p>-0.1499247</text:p>
          </table:table-cell>
          <table:table-cell office:value-type="float" office:value="0.45542166" calcext:value-type="float">
            <text:p>0.45542166</text:p>
          </table:table-cell>
        </table:table-row>
        <table:table-row table:style-name="ro1">
          <table:table-cell office:value-type="string" calcext:value-type="string">
            <text:p>18:48:48.157</text:p>
          </table:table-cell>
          <table:table-cell office:value-type="float" office:value="-0.00833181" calcext:value-type="float">
            <text:p>-0.00833181</text:p>
          </table:table-cell>
          <table:table-cell office:value-type="float" office:value="-0.32257873" calcext:value-type="float">
            <text:p>-0.32257873</text:p>
          </table:table-cell>
          <table:table-cell office:value-type="float" office:value="0.22135408" calcext:value-type="float">
            <text:p>0.22135408</text:p>
          </table:table-cell>
        </table:table-row>
        <table:table-row table:style-name="ro1">
          <table:table-cell office:value-type="string" calcext:value-type="string">
            <text:p>18:48:48.197</text:p>
          </table:table-cell>
          <table:table-cell office:value-type="float" office:value="-0.1859166" calcext:value-type="float">
            <text:p>-0.1859166</text:p>
          </table:table-cell>
          <table:table-cell office:value-type="float" office:value="-0.4140269" calcext:value-type="float">
            <text:p>-0.4140269</text:p>
          </table:table-cell>
          <table:table-cell office:value-type="float" office:value="0.07199696" calcext:value-type="float">
            <text:p>0.07199696</text:p>
          </table:table-cell>
        </table:table-row>
        <table:table-row table:style-name="ro1">
          <table:table-cell office:value-type="string" calcext:value-type="string">
            <text:p>18:48:48.237</text:p>
          </table:table-cell>
          <table:table-cell office:value-type="float" office:value="-0.24466869" calcext:value-type="float">
            <text:p>-0.24466869</text:p>
          </table:table-cell>
          <table:table-cell office:value-type="float" office:value="-0.35394746" calcext:value-type="float">
            <text:p>-0.35394746</text:p>
          </table:table-cell>
          <table:table-cell office:value-type="float" office:value="0.040847056" calcext:value-type="float">
            <text:p>0.040847056</text:p>
          </table:table-cell>
        </table:table-row>
        <table:table-row table:style-name="ro1">
          <table:table-cell office:value-type="string" calcext:value-type="string">
            <text:p>18:48:48.278</text:p>
          </table:table-cell>
          <table:table-cell office:value-type="float" office:value="-0.29359052" calcext:value-type="float">
            <text:p>-0.29359052</text:p>
          </table:table-cell>
          <table:table-cell office:value-type="float" office:value="-0.42929488" calcext:value-type="float">
            <text:p>-0.42929488</text:p>
          </table:table-cell>
          <table:table-cell office:value-type="float" office:value="-0.0016897763" calcext:value-type="float">
            <text:p>-0.0016897763</text:p>
          </table:table-cell>
        </table:table-row>
        <table:table-row table:style-name="ro1">
          <table:table-cell office:value-type="string" calcext:value-type="string">
            <text:p>18:48:48.318</text:p>
          </table:table-cell>
          <table:table-cell office:value-type="float" office:value="-0.32795215" calcext:value-type="float">
            <text:p>-0.32795215</text:p>
          </table:table-cell>
          <table:table-cell office:value-type="float" office:value="-0.38504705" calcext:value-type="float">
            <text:p>-0.38504705</text:p>
          </table:table-cell>
          <table:table-cell office:value-type="float" office:value="-0.047004197" calcext:value-type="float">
            <text:p>-0.047004197</text:p>
          </table:table-cell>
        </table:table-row>
        <table:table-row table:style-name="ro1">
          <table:table-cell office:value-type="string" calcext:value-type="string">
            <text:p>18:48:48.358</text:p>
          </table:table-cell>
          <table:table-cell office:value-type="float" office:value="-0.266153" calcext:value-type="float">
            <text:p>-0.266153</text:p>
          </table:table-cell>
          <table:table-cell office:value-type="float" office:value="-0.33599547" calcext:value-type="float">
            <text:p>-0.33599547</text:p>
          </table:table-cell>
          <table:table-cell office:value-type="float" office:value="-0.24972561" calcext:value-type="float">
            <text:p>-0.24972561</text:p>
          </table:table-cell>
        </table:table-row>
        <table:table-row table:style-name="ro1">
          <table:table-cell office:value-type="string" calcext:value-type="string">
            <text:p>18:48:48.398</text:p>
          </table:table-cell>
          <table:table-cell office:value-type="float" office:value="-0.314025" calcext:value-type="float">
            <text:p>-0.314025</text:p>
          </table:table-cell>
          <table:table-cell office:value-type="float" office:value="-0.39577973" calcext:value-type="float">
            <text:p>-0.39577973</text:p>
          </table:table-cell>
          <table:table-cell office:value-type="float" office:value="-0.3194552" calcext:value-type="float">
            <text:p>-0.3194552</text:p>
          </table:table-cell>
        </table:table-row>
        <table:table-row table:style-name="ro1">
          <table:table-cell office:value-type="string" calcext:value-type="string">
            <text:p>18:48:48.439</text:p>
          </table:table-cell>
          <table:table-cell office:value-type="float" office:value="-0.20000534" calcext:value-type="float">
            <text:p>-0.20000534</text:p>
          </table:table-cell>
          <table:table-cell office:value-type="float" office:value="-0.17163143" calcext:value-type="float">
            <text:p>-0.17163143</text:p>
          </table:table-cell>
          <table:table-cell office:value-type="float" office:value="-0.26443842" calcext:value-type="float">
            <text:p>-0.26443842</text:p>
          </table:table-cell>
        </table:table-row>
        <table:table-row table:style-name="ro1">
          <table:table-cell office:value-type="string" calcext:value-type="string">
            <text:p>18:48:48.478</text:p>
          </table:table-cell>
          <table:table-cell office:value-type="float" office:value="-0.1859374" calcext:value-type="float">
            <text:p>-0.1859374</text:p>
          </table:table-cell>
          <table:table-cell office:value-type="float" office:value="-0.10524954" calcext:value-type="float">
            <text:p>-0.10524954</text:p>
          </table:table-cell>
          <table:table-cell office:value-type="float" office:value="-0.30742812" calcext:value-type="float">
            <text:p>-0.30742812</text:p>
          </table:table-cell>
        </table:table-row>
        <table:table-row table:style-name="ro1">
          <table:table-cell office:value-type="string" calcext:value-type="string">
            <text:p>18:48:48.518</text:p>
          </table:table-cell>
          <table:table-cell office:value-type="float" office:value="-0.08274894" calcext:value-type="float">
            <text:p>-0.08274894</text:p>
          </table:table-cell>
          <table:table-cell office:value-type="float" office:value="0.21047561" calcext:value-type="float">
            <text:p>0.21047561</text:p>
          </table:table-cell>
          <table:table-cell office:value-type="float" office:value="-0.1967049" calcext:value-type="float">
            <text:p>-0.1967049</text:p>
          </table:table-cell>
        </table:table-row>
        <table:table-row table:style-name="ro1">
          <table:table-cell office:value-type="string" calcext:value-type="string">
            <text:p>18:48:48.558</text:p>
          </table:table-cell>
          <table:table-cell office:value-type="float" office:value="-0.019542415" calcext:value-type="float">
            <text:p>-0.019542415</text:p>
          </table:table-cell>
          <table:table-cell office:value-type="float" office:value="0.37311947" calcext:value-type="float">
            <text:p>0.37311947</text:p>
          </table:table-cell>
          <table:table-cell office:value-type="float" office:value="-0.2594318" calcext:value-type="float">
            <text:p>-0.2594318</text:p>
          </table:table-cell>
        </table:table-row>
        <table:table-row table:style-name="ro1">
          <table:table-cell office:value-type="string" calcext:value-type="string">
            <text:p>18:48:48.598</text:p>
          </table:table-cell>
          <table:table-cell office:value-type="float" office:value="0.04635226" calcext:value-type="float">
            <text:p>0.04635226</text:p>
          </table:table-cell>
          <table:table-cell office:value-type="float" office:value="0.1975995" calcext:value-type="float">
            <text:p>0.1975995</text:p>
          </table:table-cell>
          <table:table-cell office:value-type="float" office:value="0.059187148" calcext:value-type="float">
            <text:p>0.059187148</text:p>
          </table:table-cell>
        </table:table-row>
        <table:table-row table:style-name="ro1">
          <table:table-cell office:value-type="string" calcext:value-type="string">
            <text:p>18:48:48.639</text:p>
          </table:table-cell>
          <table:table-cell office:value-type="float" office:value="-0.042438246" calcext:value-type="float">
            <text:p>-0.042438246</text:p>
          </table:table-cell>
          <table:table-cell office:value-type="float" office:value="-0.11176005" calcext:value-type="float">
            <text:p>-0.11176005</text:p>
          </table:table-cell>
          <table:table-cell office:value-type="float" office:value="0.13654484" calcext:value-type="float">
            <text:p>0.13654484</text:p>
          </table:table-cell>
        </table:table-row>
        <table:table-row table:style-name="ro1">
          <table:table-cell office:value-type="string" calcext:value-type="string">
            <text:p>18:48:48.678</text:p>
          </table:table-cell>
          <table:table-cell office:value-type="float" office:value="-0.011607512" calcext:value-type="float">
            <text:p>-0.011607512</text:p>
          </table:table-cell>
          <table:table-cell office:value-type="float" office:value="0.3946796" calcext:value-type="float">
            <text:p>0.3946796</text:p>
          </table:table-cell>
          <table:table-cell office:value-type="float" office:value="0.11256316" calcext:value-type="float">
            <text:p>0.11256316</text:p>
          </table:table-cell>
        </table:table-row>
        <table:table-row table:style-name="ro1">
          <table:table-cell office:value-type="string" calcext:value-type="string">
            <text:p>18:48:48.722</text:p>
          </table:table-cell>
          <table:table-cell office:value-type="float" office:value="-0.058127414" calcext:value-type="float">
            <text:p>-0.058127414</text:p>
          </table:table-cell>
          <table:table-cell office:value-type="float" office:value="0.005406973" calcext:value-type="float">
            <text:p>0.005406973</text:p>
          </table:table-cell>
          <table:table-cell office:value-type="float" office:value="0.29971993" calcext:value-type="float">
            <text:p>0.29971993</text:p>
          </table:table-cell>
        </table:table-row>
        <table:table-row table:style-name="ro1">
          <table:table-cell office:value-type="string" calcext:value-type="string">
            <text:p>18:48:48.757</text:p>
          </table:table-cell>
          <table:table-cell office:value-type="float" office:value="-0.052314676" calcext:value-type="float">
            <text:p>-0.052314676</text:p>
          </table:table-cell>
          <table:table-cell office:value-type="float" office:value="-0.09686712" calcext:value-type="float">
            <text:p>-0.09686712</text:p>
          </table:table-cell>
          <table:table-cell office:value-type="float" office:value="0.09967959" calcext:value-type="float">
            <text:p>0.09967959</text:p>
          </table:table-cell>
        </table:table-row>
        <table:table-row table:style-name="ro1">
          <table:table-cell office:value-type="string" calcext:value-type="string">
            <text:p>18:48:48.797</text:p>
          </table:table-cell>
          <table:table-cell office:value-type="float" office:value="-0.03675604" calcext:value-type="float">
            <text:p>-0.03675604</text:p>
          </table:table-cell>
          <table:table-cell office:value-type="float" office:value="-0.09662865" calcext:value-type="float">
            <text:p>-0.09662865</text:p>
          </table:table-cell>
          <table:table-cell office:value-type="float" office:value="0.08004367" calcext:value-type="float">
            <text:p>0.08004367</text:p>
          </table:table-cell>
        </table:table-row>
        <table:table-row table:style-name="ro1">
          <table:table-cell office:value-type="string" calcext:value-type="string">
            <text:p>18:48:48.838</text:p>
          </table:table-cell>
          <table:table-cell office:value-type="float" office:value="-0.058129262" calcext:value-type="float">
            <text:p>-0.058129262</text:p>
          </table:table-cell>
          <table:table-cell office:value-type="float" office:value="-0.030935513" calcext:value-type="float">
            <text:p>-0.030935513</text:p>
          </table:table-cell>
          <table:table-cell office:value-type="float" office:value="0.10038395" calcext:value-type="float">
            <text:p>0.10038395</text:p>
          </table:table-cell>
        </table:table-row>
        <table:table-row table:style-name="ro1">
          <table:table-cell office:value-type="string" calcext:value-type="string">
            <text:p>18:48:48.878</text:p>
          </table:table-cell>
          <table:table-cell office:value-type="float" office:value="-0.0030975828" calcext:value-type="float">
            <text:p>-0.0030975828</text:p>
          </table:table-cell>
          <table:table-cell office:value-type="float" office:value="-0.016635912" calcext:value-type="float">
            <text:p>-0.016635912</text:p>
          </table:table-cell>
          <table:table-cell office:value-type="float" office:value="0.06925185" calcext:value-type="float">
            <text:p>0.06925185</text:p>
          </table:table-cell>
        </table:table-row>
        <table:table-row table:style-name="ro1">
          <table:table-cell office:value-type="string" calcext:value-type="string">
            <text:p>18:48:48.918</text:p>
          </table:table-cell>
          <table:table-cell office:value-type="float" office:value="0.004023697" calcext:value-type="float">
            <text:p>0.004023697</text:p>
          </table:table-cell>
          <table:table-cell office:value-type="float" office:value="0.04611167" calcext:value-type="float">
            <text:p>0.04611167</text:p>
          </table:table-cell>
          <table:table-cell office:value-type="float" office:value="-0.0011742661" calcext:value-type="float">
            <text:p>-0.0011742661</text:p>
          </table:table-cell>
        </table:table-row>
        <table:table-row table:style-name="ro1">
          <table:table-cell office:value-type="string" calcext:value-type="string">
            <text:p>18:48:48.956</text:p>
          </table:table-cell>
          <table:table-cell office:value-type="float" office:value="0.13106273" calcext:value-type="float">
            <text:p>0.13106273</text:p>
          </table:table-cell>
          <table:table-cell office:value-type="float" office:value="0.05204738" calcext:value-type="float">
            <text:p>0.05204738</text:p>
          </table:table-cell>
          <table:table-cell office:value-type="float" office:value="0.08309837" calcext:value-type="float">
            <text:p>0.08309837</text:p>
          </table:table-cell>
        </table:table-row>
        <table:table-row table:style-name="ro1">
          <table:table-cell office:value-type="string" calcext:value-type="string">
            <text:p>18:48:48.996</text:p>
          </table:table-cell>
          <table:table-cell office:value-type="float" office:value="0.07972404" calcext:value-type="float">
            <text:p>0.07972404</text:p>
          </table:table-cell>
          <table:table-cell office:value-type="float" office:value="0.07782408" calcext:value-type="float">
            <text:p>0.07782408</text:p>
          </table:table-cell>
          <table:table-cell office:value-type="float" office:value="0.16355811" calcext:value-type="float">
            <text:p>0.16355811</text:p>
          </table:table-cell>
        </table:table-row>
        <table:table-row table:style-name="ro1">
          <table:table-cell office:value-type="string" calcext:value-type="string">
            <text:p>18:48:49.039</text:p>
          </table:table-cell>
          <table:table-cell office:value-type="float" office:value="0.06186394" calcext:value-type="float">
            <text:p>0.06186394</text:p>
          </table:table-cell>
          <table:table-cell office:value-type="float" office:value="0.19155046" calcext:value-type="float">
            <text:p>0.19155046</text:p>
          </table:table-cell>
          <table:table-cell office:value-type="float" office:value="0.24432147" calcext:value-type="float">
            <text:p>0.24432147</text:p>
          </table:table-cell>
        </table:table-row>
        <table:table-row table:style-name="ro1">
          <table:table-cell office:value-type="string" calcext:value-type="string">
            <text:p>18:48:49.080</text:p>
          </table:table-cell>
          <table:table-cell office:value-type="float" office:value="0.044032037" calcext:value-type="float">
            <text:p>0.044032037</text:p>
          </table:table-cell>
          <table:table-cell office:value-type="float" office:value="0.1772294" calcext:value-type="float">
            <text:p>0.1772294</text:p>
          </table:table-cell>
          <table:table-cell office:value-type="float" office:value="0.056412816" calcext:value-type="float">
            <text:p>0.056412816</text:p>
          </table:table-cell>
        </table:table-row>
        <table:table-row table:style-name="ro1">
          <table:table-cell office:value-type="string" calcext:value-type="string">
            <text:p>18:48:49.119</text:p>
          </table:table-cell>
          <table:table-cell office:value-type="float" office:value="0.005351493" calcext:value-type="float">
            <text:p>0.005351493</text:p>
          </table:table-cell>
          <table:table-cell office:value-type="float" office:value="0.22322717" calcext:value-type="float">
            <text:p>0.22322717</text:p>
          </table:table-cell>
          <table:table-cell office:value-type="float" office:value="0.041543055" calcext:value-type="float">
            <text:p>0.041543055</text:p>
          </table:table-cell>
        </table:table-row>
        <table:table-row table:style-name="ro1">
          <table:table-cell office:value-type="string" calcext:value-type="string">
            <text:p>18:48:49.157</text:p>
          </table:table-cell>
          <table:table-cell office:value-type="float" office:value="0.018659126" calcext:value-type="float">
            <text:p>0.018659126</text:p>
          </table:table-cell>
          <table:table-cell office:value-type="float" office:value="0.21980092" calcext:value-type="float">
            <text:p>0.21980092</text:p>
          </table:table-cell>
          <table:table-cell office:value-type="float" office:value="0.041343797" calcext:value-type="float">
            <text:p>0.041343797</text:p>
          </table:table-cell>
        </table:table-row>
        <table:table-row table:style-name="ro1">
          <table:table-cell office:value-type="string" calcext:value-type="string">
            <text:p>18:48:49.198</text:p>
          </table:table-cell>
          <table:table-cell office:value-type="float" office:value="-0.05747437" calcext:value-type="float">
            <text:p>-0.05747437</text:p>
          </table:table-cell>
          <table:table-cell office:value-type="float" office:value="0.18903176" calcext:value-type="float">
            <text:p>0.18903176</text:p>
          </table:table-cell>
          <table:table-cell office:value-type="float" office:value="-0.1234107" calcext:value-type="float">
            <text:p>-0.1234107</text:p>
          </table:table-cell>
        </table:table-row>
        <table:table-row table:style-name="ro1">
          <table:table-cell office:value-type="string" calcext:value-type="string">
            <text:p>18:48:49.238</text:p>
          </table:table-cell>
          <table:table-cell office:value-type="float" office:value="-0.026678111" calcext:value-type="float">
            <text:p>-0.026678111</text:p>
          </table:table-cell>
          <table:table-cell office:value-type="float" office:value="0.3349235" calcext:value-type="float">
            <text:p>0.3349235</text:p>
          </table:table-cell>
          <table:table-cell office:value-type="float" office:value="-0.15831086" calcext:value-type="float">
            <text:p>-0.15831086</text:p>
          </table:table-cell>
        </table:table-row>
        <table:table-row table:style-name="ro1">
          <table:table-cell office:value-type="string" calcext:value-type="string">
            <text:p>18:48:49.278</text:p>
          </table:table-cell>
          <table:table-cell office:value-type="float" office:value="-0.04576323" calcext:value-type="float">
            <text:p>-0.04576323</text:p>
          </table:table-cell>
          <table:table-cell office:value-type="float" office:value="0.20585012" calcext:value-type="float">
            <text:p>0.20585012</text:p>
          </table:table-cell>
          <table:table-cell office:value-type="float" office:value="-0.10270934" calcext:value-type="float">
            <text:p>-0.10270934</text:p>
          </table:table-cell>
        </table:table-row>
        <table:table-row table:style-name="ro1">
          <table:table-cell office:value-type="string" calcext:value-type="string">
            <text:p>18:48:49.318</text:p>
          </table:table-cell>
          <table:table-cell office:value-type="float" office:value="-0.042285543" calcext:value-type="float">
            <text:p>-0.042285543</text:p>
          </table:table-cell>
          <table:table-cell office:value-type="float" office:value="0.27579245" calcext:value-type="float">
            <text:p>0.27579245</text:p>
          </table:table-cell>
          <table:table-cell office:value-type="float" office:value="-0.18538278" calcext:value-type="float">
            <text:p>-0.18538278</text:p>
          </table:table-cell>
        </table:table-row>
        <table:table-row table:style-name="ro1">
          <table:table-cell office:value-type="string" calcext:value-type="string">
            <text:p>18:48:49.358</text:p>
          </table:table-cell>
          <table:table-cell office:value-type="float" office:value="-0.033223003" calcext:value-type="float">
            <text:p>-0.033223003</text:p>
          </table:table-cell>
          <table:table-cell office:value-type="float" office:value="0.22162628" calcext:value-type="float">
            <text:p>0.22162628</text:p>
          </table:table-cell>
          <table:table-cell office:value-type="float" office:value="-0.17321657" calcext:value-type="float">
            <text:p>-0.17321657</text:p>
          </table:table-cell>
        </table:table-row>
        <table:table-row table:style-name="ro1">
          <table:table-cell office:value-type="string" calcext:value-type="string">
            <text:p>18:48:49.398</text:p>
          </table:table-cell>
          <table:table-cell office:value-type="float" office:value="-0.024846986" calcext:value-type="float">
            <text:p>-0.024846986</text:p>
          </table:table-cell>
          <table:table-cell office:value-type="float" office:value="0.15463942" calcext:value-type="float">
            <text:p>0.15463942</text:p>
          </table:table-cell>
          <table:table-cell office:value-type="float" office:value="-0.16556287" calcext:value-type="float">
            <text:p>-0.16556287</text:p>
          </table:table-cell>
        </table:table-row>
        <table:table-row table:style-name="ro1">
          <table:table-cell office:value-type="string" calcext:value-type="string">
            <text:p>18:48:49.438</text:p>
          </table:table-cell>
          <table:table-cell office:value-type="float" office:value="-0.03224999" calcext:value-type="float">
            <text:p>-0.03224999</text:p>
          </table:table-cell>
          <table:table-cell office:value-type="float" office:value="0.16949776" calcext:value-type="float">
            <text:p>0.16949776</text:p>
          </table:table-cell>
          <table:table-cell office:value-type="float" office:value="-0.2656814" calcext:value-type="float">
            <text:p>-0.2656814</text:p>
          </table:table-cell>
        </table:table-row>
        <table:table-row table:style-name="ro1">
          <table:table-cell office:value-type="string" calcext:value-type="string">
            <text:p>18:48:49.478</text:p>
          </table:table-cell>
          <table:table-cell office:value-type="float" office:value="0.00019862846" calcext:value-type="float">
            <text:p>0.00019862846</text:p>
          </table:table-cell>
          <table:table-cell office:value-type="float" office:value="0.21714759" calcext:value-type="float">
            <text:p>0.21714759</text:p>
          </table:table-cell>
          <table:table-cell office:value-type="float" office:value="-0.2221943" calcext:value-type="float">
            <text:p>-0.2221943</text:p>
          </table:table-cell>
        </table:table-row>
        <table:table-row table:style-name="ro1">
          <table:table-cell office:value-type="string" calcext:value-type="string">
            <text:p>18:48:49.518</text:p>
          </table:table-cell>
          <table:table-cell office:value-type="float" office:value="0.08147761" calcext:value-type="float">
            <text:p>0.08147761</text:p>
          </table:table-cell>
          <table:table-cell office:value-type="float" office:value="0.16642895" calcext:value-type="float">
            <text:p>0.16642895</text:p>
          </table:table-cell>
          <table:table-cell office:value-type="float" office:value="-0.116918206" calcext:value-type="float">
            <text:p>-0.116918206</text:p>
          </table:table-cell>
        </table:table-row>
        <table:table-row table:style-name="ro1">
          <table:table-cell office:value-type="string" calcext:value-type="string">
            <text:p>18:48:49.558</text:p>
          </table:table-cell>
          <table:table-cell office:value-type="float" office:value="0.059706803" calcext:value-type="float">
            <text:p>0.059706803</text:p>
          </table:table-cell>
          <table:table-cell office:value-type="float" office:value="0.41433683" calcext:value-type="float">
            <text:p>0.41433683</text:p>
          </table:table-cell>
          <table:table-cell office:value-type="float" office:value="-0.036891457" calcext:value-type="float">
            <text:p>-0.036891457</text:p>
          </table:table-cell>
        </table:table-row>
        <table:table-row table:style-name="ro1">
          <table:table-cell office:value-type="string" calcext:value-type="string">
            <text:p>18:48:49.598</text:p>
          </table:table-cell>
          <table:table-cell office:value-type="float" office:value="-0.012841038" calcext:value-type="float">
            <text:p>-0.012841038</text:p>
          </table:table-cell>
          <table:table-cell office:value-type="float" office:value="0.17558873" calcext:value-type="float">
            <text:p>0.17558873</text:p>
          </table:table-cell>
          <table:table-cell office:value-type="float" office:value="-0.04177164" calcext:value-type="float">
            <text:p>-0.04177164</text:p>
          </table:table-cell>
        </table:table-row>
        <table:table-row table:style-name="ro1">
          <table:table-cell office:value-type="string" calcext:value-type="string">
            <text:p>18:48:49.638</text:p>
          </table:table-cell>
          <table:table-cell office:value-type="float" office:value="-0.00650321" calcext:value-type="float">
            <text:p>-0.00650321</text:p>
          </table:table-cell>
          <table:table-cell office:value-type="float" office:value="0.16572027" calcext:value-type="float">
            <text:p>0.16572027</text:p>
          </table:table-cell>
          <table:table-cell office:value-type="float" office:value="-0.17404467" calcext:value-type="float">
            <text:p>-0.17404467</text:p>
          </table:table-cell>
        </table:table-row>
        <table:table-row table:style-name="ro1">
          <table:table-cell office:value-type="string" calcext:value-type="string">
            <text:p>18:48:49.679</text:p>
          </table:table-cell>
          <table:table-cell office:value-type="float" office:value="0.054571915" calcext:value-type="float">
            <text:p>0.054571915</text:p>
          </table:table-cell>
          <table:table-cell office:value-type="float" office:value="0.13948026" calcext:value-type="float">
            <text:p>0.13948026</text:p>
          </table:table-cell>
          <table:table-cell office:value-type="float" office:value="-0.14323689" calcext:value-type="float">
            <text:p>-0.14323689</text:p>
          </table:table-cell>
        </table:table-row>
        <table:table-row table:style-name="ro1">
          <table:table-cell office:value-type="string" calcext:value-type="string">
            <text:p>18:48:49.718</text:p>
          </table:table-cell>
          <table:table-cell office:value-type="float" office:value="0.060320776" calcext:value-type="float">
            <text:p>0.060320776</text:p>
          </table:table-cell>
          <table:table-cell office:value-type="float" office:value="0.06840336" calcext:value-type="float">
            <text:p>0.06840336</text:p>
          </table:table-cell>
          <table:table-cell office:value-type="float" office:value="-0.09221884" calcext:value-type="float">
            <text:p>-0.09221884</text:p>
          </table:table-cell>
        </table:table-row>
        <table:table-row table:style-name="ro1">
          <table:table-cell office:value-type="string" calcext:value-type="string">
            <text:p>18:48:49.758</text:p>
          </table:table-cell>
          <table:table-cell office:value-type="float" office:value="0.1395426" calcext:value-type="float">
            <text:p>0.1395426</text:p>
          </table:table-cell>
          <table:table-cell office:value-type="float" office:value="0.141104" calcext:value-type="float">
            <text:p>0.141104</text:p>
          </table:table-cell>
          <table:table-cell office:value-type="float" office:value="-0.084535055" calcext:value-type="float">
            <text:p>-0.084535055</text:p>
          </table:table-cell>
        </table:table-row>
        <table:table-row table:style-name="ro1">
          <table:table-cell office:value-type="string" calcext:value-type="string">
            <text:p>18:48:49.798</text:p>
          </table:table-cell>
          <table:table-cell office:value-type="float" office:value="0.07900631" calcext:value-type="float">
            <text:p>0.07900631</text:p>
          </table:table-cell>
          <table:table-cell office:value-type="float" office:value="0.13666163" calcext:value-type="float">
            <text:p>0.13666163</text:p>
          </table:table-cell>
          <table:table-cell office:value-type="float" office:value="-0.104426295" calcext:value-type="float">
            <text:p>-0.104426295</text:p>
          </table:table-cell>
        </table:table-row>
        <table:table-row table:style-name="ro1">
          <table:table-cell office:value-type="string" calcext:value-type="string">
            <text:p>18:48:49.838</text:p>
          </table:table-cell>
          <table:table-cell office:value-type="float" office:value="0.17767306" calcext:value-type="float">
            <text:p>0.17767306</text:p>
          </table:table-cell>
          <table:table-cell office:value-type="float" office:value="0.29570055" calcext:value-type="float">
            <text:p>0.29570055</text:p>
          </table:table-cell>
          <table:table-cell office:value-type="float" office:value="-0.020155512" calcext:value-type="float">
            <text:p>-0.020155512</text:p>
          </table:table-cell>
        </table:table-row>
        <table:table-row table:style-name="ro1">
          <table:table-cell office:value-type="string" calcext:value-type="string">
            <text:p>18:48:49.878</text:p>
          </table:table-cell>
          <table:table-cell office:value-type="float" office:value="0.13903172" calcext:value-type="float">
            <text:p>0.13903172</text:p>
          </table:table-cell>
          <table:table-cell office:value-type="float" office:value="0.21735117" calcext:value-type="float">
            <text:p>0.21735117</text:p>
          </table:table-cell>
          <table:table-cell office:value-type="float" office:value="-0.14162631" calcext:value-type="float">
            <text:p>-0.14162631</text:p>
          </table:table-cell>
        </table:table-row>
        <table:table-row table:style-name="ro1">
          <table:table-cell office:value-type="string" calcext:value-type="string">
            <text:p>18:48:49.918</text:p>
          </table:table-cell>
          <table:table-cell office:value-type="float" office:value="0.19719887" calcext:value-type="float">
            <text:p>0.19719887</text:p>
          </table:table-cell>
          <table:table-cell office:value-type="float" office:value="0.16836998" calcext:value-type="float">
            <text:p>0.16836998</text:p>
          </table:table-cell>
          <table:table-cell office:value-type="float" office:value="-0.042429518" calcext:value-type="float">
            <text:p>-0.042429518</text:p>
          </table:table-cell>
        </table:table-row>
        <table:table-row table:style-name="ro1">
          <table:table-cell office:value-type="string" calcext:value-type="string">
            <text:p>18:48:49.958</text:p>
          </table:table-cell>
          <table:table-cell office:value-type="float" office:value="0.2669077" calcext:value-type="float">
            <text:p>0.2669077</text:p>
          </table:table-cell>
          <table:table-cell office:value-type="float" office:value="0.34401345" calcext:value-type="float">
            <text:p>0.34401345</text:p>
          </table:table-cell>
          <table:table-cell office:value-type="float" office:value="-0.0122588035" calcext:value-type="float">
            <text:p>-0.0122588035</text:p>
          </table:table-cell>
        </table:table-row>
        <table:table-row table:style-name="ro1">
          <table:table-cell office:value-type="string" calcext:value-type="string">
            <text:p>18:48:49.996</text:p>
          </table:table-cell>
          <table:table-cell office:value-type="float" office:value="0.3228341" calcext:value-type="float">
            <text:p>0.3228341</text:p>
          </table:table-cell>
          <table:table-cell office:value-type="float" office:value="0.3115897" calcext:value-type="float">
            <text:p>0.3115897</text:p>
          </table:table-cell>
          <table:table-cell office:value-type="float" office:value="-0.020261416" calcext:value-type="float">
            <text:p>-0.020261416</text:p>
          </table:table-cell>
        </table:table-row>
        <table:table-row table:style-name="ro1">
          <table:table-cell office:value-type="string" calcext:value-type="string">
            <text:p>18:48:50.036</text:p>
          </table:table-cell>
          <table:table-cell office:value-type="float" office:value="0.35163468" calcext:value-type="float">
            <text:p>0.35163468</text:p>
          </table:table-cell>
          <table:table-cell office:value-type="float" office:value="0.38699806" calcext:value-type="float">
            <text:p>0.38699806</text:p>
          </table:table-cell>
          <table:table-cell office:value-type="float" office:value="0.0072529777" calcext:value-type="float">
            <text:p>0.0072529777</text:p>
          </table:table-cell>
        </table:table-row>
        <table:table-row table:style-name="ro1">
          <table:table-cell office:value-type="string" calcext:value-type="string">
            <text:p>18:48:50.079</text:p>
          </table:table-cell>
          <table:table-cell office:value-type="float" office:value="0.29427883" calcext:value-type="float">
            <text:p>0.29427883</text:p>
          </table:table-cell>
          <table:table-cell office:value-type="float" office:value="0.31863517" calcext:value-type="float">
            <text:p>0.31863517</text:p>
          </table:table-cell>
          <table:table-cell office:value-type="float" office:value="0.10935973" calcext:value-type="float">
            <text:p>0.10935973</text:p>
          </table:table-cell>
        </table:table-row>
        <table:table-row table:style-name="ro1">
          <table:table-cell office:value-type="string" calcext:value-type="string">
            <text:p>18:48:50.119</text:p>
          </table:table-cell>
          <table:table-cell office:value-type="float" office:value="0.2811107" calcext:value-type="float">
            <text:p>0.2811107</text:p>
          </table:table-cell>
          <table:table-cell office:value-type="float" office:value="0.1672404" calcext:value-type="float">
            <text:p>0.1672404</text:p>
          </table:table-cell>
          <table:table-cell office:value-type="float" office:value="0.0698593" calcext:value-type="float">
            <text:p>0.0698593</text:p>
          </table:table-cell>
        </table:table-row>
        <table:table-row table:style-name="ro1">
          <table:table-cell office:value-type="string" calcext:value-type="string">
            <text:p>18:48:50.157</text:p>
          </table:table-cell>
          <table:table-cell office:value-type="float" office:value="0.18861978" calcext:value-type="float">
            <text:p>0.18861978</text:p>
          </table:table-cell>
          <table:table-cell office:value-type="float" office:value="-0.12392213" calcext:value-type="float">
            <text:p>-0.12392213</text:p>
          </table:table-cell>
          <table:table-cell office:value-type="float" office:value="0.16988023" calcext:value-type="float">
            <text:p>0.16988023</text:p>
          </table:table-cell>
        </table:table-row>
        <table:table-row table:style-name="ro1">
          <table:table-cell office:value-type="string" calcext:value-type="string">
            <text:p>18:48:50.199</text:p>
          </table:table-cell>
          <table:table-cell office:value-type="float" office:value="0.0141913835" calcext:value-type="float">
            <text:p>0.0141913835</text:p>
          </table:table-cell>
          <table:table-cell office:value-type="float" office:value="-0.23545572" calcext:value-type="float">
            <text:p>-0.23545572</text:p>
          </table:table-cell>
          <table:table-cell office:value-type="float" office:value="0.24363922" calcext:value-type="float">
            <text:p>0.24363922</text:p>
          </table:table-cell>
        </table:table-row>
        <table:table-row table:style-name="ro1">
          <table:table-cell office:value-type="string" calcext:value-type="string">
            <text:p>18:48:50.238</text:p>
          </table:table-cell>
          <table:table-cell office:value-type="float" office:value="-0.008321505" calcext:value-type="float">
            <text:p>-0.008321505</text:p>
          </table:table-cell>
          <table:table-cell office:value-type="float" office:value="-0.10006931" calcext:value-type="float">
            <text:p>-0.10006931</text:p>
          </table:table-cell>
          <table:table-cell office:value-type="float" office:value="0.19971962" calcext:value-type="float">
            <text:p>0.19971962</text:p>
          </table:table-cell>
        </table:table-row>
        <table:table-row table:style-name="ro1">
          <table:table-cell office:value-type="string" calcext:value-type="string">
            <text:p>18:48:50.278</text:p>
          </table:table-cell>
          <table:table-cell office:value-type="float" office:value="-0.1476749" calcext:value-type="float">
            <text:p>-0.1476749</text:p>
          </table:table-cell>
          <table:table-cell office:value-type="float" office:value="-0.3664784" calcext:value-type="float">
            <text:p>-0.3664784</text:p>
          </table:table-cell>
          <table:table-cell office:value-type="float" office:value="0.22852698" calcext:value-type="float">
            <text:p>0.22852698</text:p>
          </table:table-cell>
        </table:table-row>
        <table:table-row table:style-name="ro1">
          <table:table-cell office:value-type="string" calcext:value-type="string">
            <text:p>18:48:50.318</text:p>
          </table:table-cell>
          <table:table-cell office:value-type="float" office:value="-0.18739961" calcext:value-type="float">
            <text:p>-0.18739961</text:p>
          </table:table-cell>
          <table:table-cell office:value-type="float" office:value="-0.59855616" calcext:value-type="float">
            <text:p>-0.59855616</text:p>
          </table:table-cell>
          <table:table-cell office:value-type="float" office:value="0.23951213" calcext:value-type="float">
            <text:p>0.23951213</text:p>
          </table:table-cell>
        </table:table-row>
        <table:table-row table:style-name="ro1">
          <table:table-cell office:value-type="string" calcext:value-type="string">
            <text:p>18:48:50.361</text:p>
          </table:table-cell>
          <table:table-cell office:value-type="float" office:value="-0.3189526" calcext:value-type="float">
            <text:p>-0.3189526</text:p>
          </table:table-cell>
          <table:table-cell office:value-type="float" office:value="-0.41675225" calcext:value-type="float">
            <text:p>-0.41675225</text:p>
          </table:table-cell>
          <table:table-cell office:value-type="float" office:value="0.07361759" calcext:value-type="float">
            <text:p>0.07361759</text:p>
          </table:table-cell>
        </table:table-row>
        <table:table-row table:style-name="ro1">
          <table:table-cell office:value-type="string" calcext:value-type="string">
            <text:p>18:48:50.398</text:p>
          </table:table-cell>
          <table:table-cell office:value-type="float" office:value="-0.39933762" calcext:value-type="float">
            <text:p>-0.39933762</text:p>
          </table:table-cell>
          <table:table-cell office:value-type="float" office:value="-0.52383196" calcext:value-type="float">
            <text:p>-0.52383196</text:p>
          </table:table-cell>
          <table:table-cell office:value-type="float" office:value="-0.06843657" calcext:value-type="float">
            <text:p>-0.06843657</text:p>
          </table:table-cell>
        </table:table-row>
        <table:table-row table:style-name="ro1">
          <table:table-cell office:value-type="string" calcext:value-type="string">
            <text:p>18:48:50.441</text:p>
          </table:table-cell>
          <table:table-cell office:value-type="float" office:value="-0.4081832" calcext:value-type="float">
            <text:p>-0.4081832</text:p>
          </table:table-cell>
          <table:table-cell office:value-type="float" office:value="-0.60482275" calcext:value-type="float">
            <text:p>-0.60482275</text:p>
          </table:table-cell>
          <table:table-cell office:value-type="float" office:value="-0.11652455" calcext:value-type="float">
            <text:p>-0.11652455</text:p>
          </table:table-cell>
        </table:table-row>
        <table:table-row table:style-name="ro1">
          <table:table-cell office:value-type="string" calcext:value-type="string">
            <text:p>18:48:50.478</text:p>
          </table:table-cell>
          <table:table-cell office:value-type="float" office:value="-0.5706119" calcext:value-type="float">
            <text:p>-0.5706119</text:p>
          </table:table-cell>
          <table:table-cell office:value-type="float" office:value="-0.7210007" calcext:value-type="float">
            <text:p>-0.7210007</text:p>
          </table:table-cell>
          <table:table-cell office:value-type="float" office:value="-0.2107803" calcext:value-type="float">
            <text:p>-0.2107803</text:p>
          </table:table-cell>
        </table:table-row>
        <table:table-row table:style-name="ro1">
          <table:table-cell office:value-type="string" calcext:value-type="string">
            <text:p>18:48:50.518</text:p>
          </table:table-cell>
          <table:table-cell office:value-type="float" office:value="-0.56672454" calcext:value-type="float">
            <text:p>-0.56672454</text:p>
          </table:table-cell>
          <table:table-cell office:value-type="float" office:value="-0.47158125" calcext:value-type="float">
            <text:p>-0.47158125</text:p>
          </table:table-cell>
          <table:table-cell office:value-type="float" office:value="-0.36812022" calcext:value-type="float">
            <text:p>-0.36812022</text:p>
          </table:table-cell>
        </table:table-row>
        <table:table-row table:style-name="ro1">
          <table:table-cell office:value-type="string" calcext:value-type="string">
            <text:p>18:48:50.556</text:p>
          </table:table-cell>
          <table:table-cell office:value-type="float" office:value="-0.62057453" calcext:value-type="float">
            <text:p>-0.62057453</text:p>
          </table:table-cell>
          <table:table-cell office:value-type="float" office:value="-0.45496517" calcext:value-type="float">
            <text:p>-0.45496517</text:p>
          </table:table-cell>
          <table:table-cell office:value-type="float" office:value="-0.37283656" calcext:value-type="float">
            <text:p>-0.37283656</text:p>
          </table:table-cell>
        </table:table-row>
        <table:table-row table:style-name="ro1">
          <table:table-cell office:value-type="string" calcext:value-type="string">
            <text:p>18:48:50.600</text:p>
          </table:table-cell>
          <table:table-cell office:value-type="float" office:value="-0.5306118" calcext:value-type="float">
            <text:p>-0.5306118</text:p>
          </table:table-cell>
          <table:table-cell office:value-type="float" office:value="-0.35651454" calcext:value-type="float">
            <text:p>-0.35651454</text:p>
          </table:table-cell>
          <table:table-cell office:value-type="float" office:value="-0.5539611" calcext:value-type="float">
            <text:p>-0.5539611</text:p>
          </table:table-cell>
        </table:table-row>
        <table:table-row table:style-name="ro1">
          <table:table-cell office:value-type="string" calcext:value-type="string">
            <text:p>18:48:50.639</text:p>
          </table:table-cell>
          <table:table-cell office:value-type="float" office:value="-0.41888365" calcext:value-type="float">
            <text:p>-0.41888365</text:p>
          </table:table-cell>
          <table:table-cell office:value-type="float" office:value="-0.1813367" calcext:value-type="float">
            <text:p>-0.1813367</text:p>
          </table:table-cell>
          <table:table-cell office:value-type="float" office:value="-0.6119439" calcext:value-type="float">
            <text:p>-0.6119439</text:p>
          </table:table-cell>
        </table:table-row>
        <table:table-row table:style-name="ro1">
          <table:table-cell office:value-type="string" calcext:value-type="string">
            <text:p>18:48:50.679</text:p>
          </table:table-cell>
          <table:table-cell office:value-type="float" office:value="-0.36996406" calcext:value-type="float">
            <text:p>-0.36996406</text:p>
          </table:table-cell>
          <table:table-cell office:value-type="float" office:value="0.016753035" calcext:value-type="float">
            <text:p>0.016753035</text:p>
          </table:table-cell>
          <table:table-cell office:value-type="float" office:value="-0.52108645" calcext:value-type="float">
            <text:p>-0.52108645</text:p>
          </table:table-cell>
        </table:table-row>
        <table:table-row table:style-name="ro1">
          <table:table-cell office:value-type="string" calcext:value-type="string">
            <text:p>18:48:50.717</text:p>
          </table:table-cell>
          <table:table-cell office:value-type="float" office:value="-0.3457118" calcext:value-type="float">
            <text:p>-0.3457118</text:p>
          </table:table-cell>
          <table:table-cell office:value-type="float" office:value="0.3440084" calcext:value-type="float">
            <text:p>0.3440084</text:p>
          </table:table-cell>
          <table:table-cell office:value-type="float" office:value="-0.57950026" calcext:value-type="float">
            <text:p>-0.57950026</text:p>
          </table:table-cell>
        </table:table-row>
        <table:table-row table:style-name="ro1">
          <table:table-cell office:value-type="string" calcext:value-type="string">
            <text:p>18:48:50.757</text:p>
          </table:table-cell>
          <table:table-cell office:value-type="float" office:value="-0.2265459" calcext:value-type="float">
            <text:p>-0.2265459</text:p>
          </table:table-cell>
          <table:table-cell office:value-type="float" office:value="0.34146792" calcext:value-type="float">
            <text:p>0.34146792</text:p>
          </table:table-cell>
          <table:table-cell office:value-type="float" office:value="-0.5942797" calcext:value-type="float">
            <text:p>-0.5942797</text:p>
          </table:table-cell>
        </table:table-row>
        <table:table-row table:style-name="ro1">
          <table:table-cell office:value-type="string" calcext:value-type="string">
            <text:p>18:48:50.797</text:p>
          </table:table-cell>
          <table:table-cell office:value-type="float" office:value="-0.15137666" calcext:value-type="float">
            <text:p>-0.15137666</text:p>
          </table:table-cell>
          <table:table-cell office:value-type="float" office:value="0.37961113" calcext:value-type="float">
            <text:p>0.37961113</text:p>
          </table:table-cell>
          <table:table-cell office:value-type="float" office:value="-0.47003242" calcext:value-type="float">
            <text:p>-0.47003242</text:p>
          </table:table-cell>
        </table:table-row>
        <table:table-row table:style-name="ro1">
          <table:table-cell office:value-type="string" calcext:value-type="string">
            <text:p>18:48:50.838</text:p>
          </table:table-cell>
          <table:table-cell office:value-type="float" office:value="-0.06746463" calcext:value-type="float">
            <text:p>-0.06746463</text:p>
          </table:table-cell>
          <table:table-cell office:value-type="float" office:value="0.35769007" calcext:value-type="float">
            <text:p>0.35769007</text:p>
          </table:table-cell>
          <table:table-cell office:value-type="float" office:value="-0.43269715" calcext:value-type="float">
            <text:p>-0.43269715</text:p>
          </table:table-cell>
        </table:table-row>
        <table:table-row table:style-name="ro1">
          <table:table-cell office:value-type="string" calcext:value-type="string">
            <text:p>18:48:50.878</text:p>
          </table:table-cell>
          <table:table-cell office:value-type="float" office:value="-0.041162476" calcext:value-type="float">
            <text:p>-0.041162476</text:p>
          </table:table-cell>
          <table:table-cell office:value-type="float" office:value="0.22568083" calcext:value-type="float">
            <text:p>0.22568083</text:p>
          </table:table-cell>
          <table:table-cell office:value-type="float" office:value="-0.44194204" calcext:value-type="float">
            <text:p>-0.44194204</text:p>
          </table:table-cell>
        </table:table-row>
        <table:table-row table:style-name="ro1">
          <table:table-cell office:value-type="string" calcext:value-type="string">
            <text:p>18:48:50.918</text:p>
          </table:table-cell>
          <table:table-cell office:value-type="float" office:value="-0.011338257" calcext:value-type="float">
            <text:p>-0.011338257</text:p>
          </table:table-cell>
          <table:table-cell office:value-type="float" office:value="0.5955444" calcext:value-type="float">
            <text:p>0.5955444</text:p>
          </table:table-cell>
          <table:table-cell office:value-type="float" office:value="-0.12133186" calcext:value-type="float">
            <text:p>-0.12133186</text:p>
          </table:table-cell>
        </table:table-row>
        <table:table-row table:style-name="ro1">
          <table:table-cell office:value-type="string" calcext:value-type="string">
            <text:p>18:48:50.958</text:p>
          </table:table-cell>
          <table:table-cell office:value-type="float" office:value="-0.16621025" calcext:value-type="float">
            <text:p>-0.16621025</text:p>
          </table:table-cell>
          <table:table-cell office:value-type="float" office:value="0.38877317" calcext:value-type="float">
            <text:p>0.38877317</text:p>
          </table:table-cell>
          <table:table-cell office:value-type="float" office:value="-0.50580513" calcext:value-type="float">
            <text:p>-0.50580513</text:p>
          </table:table-cell>
        </table:table-row>
        <table:table-row table:style-name="ro1">
          <table:table-cell office:value-type="string" calcext:value-type="string">
            <text:p>18:48:50.998</text:p>
          </table:table-cell>
          <table:table-cell office:value-type="float" office:value="-0.10124936" calcext:value-type="float">
            <text:p>-0.10124936</text:p>
          </table:table-cell>
          <table:table-cell office:value-type="float" office:value="0.1345638" calcext:value-type="float">
            <text:p>0.1345638</text:p>
          </table:table-cell>
          <table:table-cell office:value-type="float" office:value="-0.51521" calcext:value-type="float">
            <text:p>-0.51521</text:p>
          </table:table-cell>
        </table:table-row>
        <table:table-row table:style-name="ro1">
          <table:table-cell office:value-type="string" calcext:value-type="string">
            <text:p>18:48:51.036</text:p>
          </table:table-cell>
          <table:table-cell office:value-type="float" office:value="-0.050255284" calcext:value-type="float">
            <text:p>-0.050255284</text:p>
          </table:table-cell>
          <table:table-cell office:value-type="float" office:value="-0.029405277" calcext:value-type="float">
            <text:p>-0.029405277</text:p>
          </table:table-cell>
          <table:table-cell office:value-type="float" office:value="-0.27340576" calcext:value-type="float">
            <text:p>-0.27340576</text:p>
          </table:table-cell>
        </table:table-row>
        <table:table-row table:style-name="ro1">
          <table:table-cell office:value-type="string" calcext:value-type="string">
            <text:p>18:48:51.076</text:p>
          </table:table-cell>
          <table:table-cell office:value-type="float" office:value="-0.02633327" calcext:value-type="float">
            <text:p>-0.02633327</text:p>
          </table:table-cell>
          <table:table-cell office:value-type="float" office:value="0.21347663" calcext:value-type="float">
            <text:p>0.21347663</text:p>
          </table:table-cell>
          <table:table-cell office:value-type="float" office:value="-0.37152907" calcext:value-type="float">
            <text:p>-0.37152907</text:p>
          </table:table-cell>
        </table:table-row>
        <table:table-row table:style-name="ro1">
          <table:table-cell office:value-type="string" calcext:value-type="string">
            <text:p>18:48:51.117</text:p>
          </table:table-cell>
          <table:table-cell office:value-type="float" office:value="-0.050506573" calcext:value-type="float">
            <text:p>-0.050506573</text:p>
          </table:table-cell>
          <table:table-cell office:value-type="float" office:value="0.19520514" calcext:value-type="float">
            <text:p>0.19520514</text:p>
          </table:table-cell>
          <table:table-cell office:value-type="float" office:value="-0.4176525" calcext:value-type="float">
            <text:p>-0.4176525</text:p>
          </table:table-cell>
        </table:table-row>
        <table:table-row table:style-name="ro1">
          <table:table-cell office:value-type="string" calcext:value-type="string">
            <text:p>18:48:51.157</text:p>
          </table:table-cell>
          <table:table-cell office:value-type="float" office:value="-0.016012566" calcext:value-type="float">
            <text:p>-0.016012566</text:p>
          </table:table-cell>
          <table:table-cell office:value-type="float" office:value="0.21721293" calcext:value-type="float">
            <text:p>0.21721293</text:p>
          </table:table-cell>
          <table:table-cell office:value-type="float" office:value="-0.41785505" calcext:value-type="float">
            <text:p>-0.41785505</text:p>
          </table:table-cell>
        </table:table-row>
        <table:table-row table:style-name="ro1">
          <table:table-cell office:value-type="string" calcext:value-type="string">
            <text:p>18:48:51.197</text:p>
          </table:table-cell>
          <table:table-cell office:value-type="float" office:value="-0.026276527" calcext:value-type="float">
            <text:p>-0.026276527</text:p>
          </table:table-cell>
          <table:table-cell office:value-type="float" office:value="0.19615088" calcext:value-type="float">
            <text:p>0.19615088</text:p>
          </table:table-cell>
          <table:table-cell office:value-type="float" office:value="-0.37145528" calcext:value-type="float">
            <text:p>-0.37145528</text:p>
          </table:table-cell>
        </table:table-row>
        <table:table-row table:style-name="ro1">
          <table:table-cell office:value-type="string" calcext:value-type="string">
            <text:p>18:48:51.237</text:p>
          </table:table-cell>
          <table:table-cell office:value-type="float" office:value="-0.038150813" calcext:value-type="float">
            <text:p>-0.038150813</text:p>
          </table:table-cell>
          <table:table-cell office:value-type="float" office:value="0.18312757" calcext:value-type="float">
            <text:p>0.18312757</text:p>
          </table:table-cell>
          <table:table-cell office:value-type="float" office:value="-0.32376286" calcext:value-type="float">
            <text:p>-0.32376286</text:p>
          </table:table-cell>
        </table:table-row>
        <table:table-row table:style-name="ro1">
          <table:table-cell office:value-type="string" calcext:value-type="string">
            <text:p>18:48:51.277</text:p>
          </table:table-cell>
          <table:table-cell office:value-type="float" office:value="-0.03807107" calcext:value-type="float">
            <text:p>-0.03807107</text:p>
          </table:table-cell>
          <table:table-cell office:value-type="float" office:value="0.22743687" calcext:value-type="float">
            <text:p>0.22743687</text:p>
          </table:table-cell>
          <table:table-cell office:value-type="float" office:value="-0.15405747" calcext:value-type="float">
            <text:p>-0.15405747</text:p>
          </table:table-cell>
        </table:table-row>
        <table:table-row table:style-name="ro1">
          <table:table-cell office:value-type="string" calcext:value-type="string">
            <text:p>18:48:51.317</text:p>
          </table:table-cell>
          <table:table-cell office:value-type="float" office:value="-0.018883124" calcext:value-type="float">
            <text:p>-0.018883124</text:p>
          </table:table-cell>
          <table:table-cell office:value-type="float" office:value="0.2945613" calcext:value-type="float">
            <text:p>0.2945613</text:p>
          </table:table-cell>
          <table:table-cell office:value-type="float" office:value="-0.08591736" calcext:value-type="float">
            <text:p>-0.08591736</text:p>
          </table:table-cell>
        </table:table-row>
        <table:table-row table:style-name="ro1">
          <table:table-cell office:value-type="string" calcext:value-type="string">
            <text:p>18:48:51.356</text:p>
          </table:table-cell>
          <table:table-cell office:value-type="float" office:value="-0.06335713" calcext:value-type="float">
            <text:p>-0.06335713</text:p>
          </table:table-cell>
          <table:table-cell office:value-type="float" office:value="0.11525172" calcext:value-type="float">
            <text:p>0.11525172</text:p>
          </table:table-cell>
          <table:table-cell office:value-type="float" office:value="-0.07820452" calcext:value-type="float">
            <text:p>-0.07820452</text:p>
          </table:table-cell>
        </table:table-row>
        <table:table-row table:style-name="ro1">
          <table:table-cell office:value-type="string" calcext:value-type="string">
            <text:p>18:48:51.402</text:p>
          </table:table-cell>
          <table:table-cell office:value-type="float" office:value="-0.06449211" calcext:value-type="float">
            <text:p>-0.06449211</text:p>
          </table:table-cell>
          <table:table-cell office:value-type="float" office:value="-0.019979542" calcext:value-type="float">
            <text:p>-0.019979542</text:p>
          </table:table-cell>
          <table:table-cell office:value-type="float" office:value="0.008717479" calcext:value-type="float">
            <text:p>0.008717479</text:p>
          </table:table-cell>
        </table:table-row>
        <table:table-row table:style-name="ro1">
          <table:table-cell office:value-type="string" calcext:value-type="string">
            <text:p>18:48:51.445</text:p>
          </table:table-cell>
          <table:table-cell office:value-type="float" office:value="-0.020689353" calcext:value-type="float">
            <text:p>-0.020689353</text:p>
          </table:table-cell>
          <table:table-cell office:value-type="float" office:value="0.039367042" calcext:value-type="float">
            <text:p>0.039367042</text:p>
          </table:table-cell>
          <table:table-cell office:value-type="float" office:value="0.19790922" calcext:value-type="float">
            <text:p>0.19790922</text:p>
          </table:table-cell>
        </table:table-row>
        <table:table-row table:style-name="ro1">
          <table:table-cell office:value-type="string" calcext:value-type="string">
            <text:p>18:48:51.478</text:p>
          </table:table-cell>
          <table:table-cell office:value-type="float" office:value="-0.035978835" calcext:value-type="float">
            <text:p>-0.035978835</text:p>
          </table:table-cell>
          <table:table-cell office:value-type="float" office:value="0.08398989" calcext:value-type="float">
            <text:p>0.08398989</text:p>
          </table:table-cell>
          <table:table-cell office:value-type="float" office:value="0.3202814" calcext:value-type="float">
            <text:p>0.3202814</text:p>
          </table:table-cell>
        </table:table-row>
        <table:table-row table:style-name="ro1">
          <table:table-cell office:value-type="string" calcext:value-type="string">
            <text:p>18:48:51.516</text:p>
          </table:table-cell>
          <table:table-cell office:value-type="float" office:value="-0.000520567" calcext:value-type="float">
            <text:p>-0.000520567</text:p>
          </table:table-cell>
          <table:table-cell office:value-type="float" office:value="0.04614754" calcext:value-type="float">
            <text:p>0.04614754</text:p>
          </table:table-cell>
          <table:table-cell office:value-type="float" office:value="0.2216761" calcext:value-type="float">
            <text:p>0.2216761</text:p>
          </table:table-cell>
        </table:table-row>
        <table:table-row table:style-name="ro1">
          <table:table-cell office:value-type="string" calcext:value-type="string">
            <text:p>18:48:51.556</text:p>
          </table:table-cell>
          <table:table-cell office:value-type="float" office:value="-0.090116926" calcext:value-type="float">
            <text:p>-0.090116926</text:p>
          </table:table-cell>
          <table:table-cell office:value-type="float" office:value="-0.18456586" calcext:value-type="float">
            <text:p>-0.18456586</text:p>
          </table:table-cell>
          <table:table-cell office:value-type="float" office:value="0.27245772" calcext:value-type="float">
            <text:p>0.27245772</text:p>
          </table:table-cell>
        </table:table-row>
        <table:table-row table:style-name="ro1">
          <table:table-cell office:value-type="string" calcext:value-type="string">
            <text:p>18:48:51.596</text:p>
          </table:table-cell>
          <table:table-cell office:value-type="float" office:value="0.025462126" calcext:value-type="float">
            <text:p>0.025462126</text:p>
          </table:table-cell>
          <table:table-cell office:value-type="float" office:value="0.030985504" calcext:value-type="float">
            <text:p>0.030985504</text:p>
          </table:table-cell>
          <table:table-cell office:value-type="float" office:value="0.4223115" calcext:value-type="float">
            <text:p>0.4223115</text:p>
          </table:table-cell>
        </table:table-row>
        <table:table-row table:style-name="ro1">
          <table:table-cell office:value-type="string" calcext:value-type="string">
            <text:p>18:48:51.636</text:p>
          </table:table-cell>
          <table:table-cell office:value-type="float" office:value="0.0057772435" calcext:value-type="float">
            <text:p>0.0057772435</text:p>
          </table:table-cell>
          <table:table-cell office:value-type="float" office:value="-0.11713259" calcext:value-type="float">
            <text:p>-0.11713259</text:p>
          </table:table-cell>
          <table:table-cell office:value-type="float" office:value="0.46643296" calcext:value-type="float">
            <text:p>0.46643296</text:p>
          </table:table-cell>
        </table:table-row>
        <table:table-row table:style-name="ro1">
          <table:table-cell office:value-type="string" calcext:value-type="string">
            <text:p>18:48:51.677</text:p>
          </table:table-cell>
          <table:table-cell office:value-type="float" office:value="0.05529719" calcext:value-type="float">
            <text:p>0.05529719</text:p>
          </table:table-cell>
          <table:table-cell office:value-type="float" office:value="-0.16166936" calcext:value-type="float">
            <text:p>-0.16166936</text:p>
          </table:table-cell>
          <table:table-cell office:value-type="float" office:value="0.34332478" calcext:value-type="float">
            <text:p>0.34332478</text:p>
          </table:table-cell>
        </table:table-row>
        <table:table-row table:style-name="ro1">
          <table:table-cell office:value-type="string" calcext:value-type="string">
            <text:p>18:48:51.748</text:p>
          </table:table-cell>
          <table:table-cell office:value-type="float" office:value="-0.08316712" calcext:value-type="float">
            <text:p>-0.08316712</text:p>
          </table:table-cell>
          <table:table-cell office:value-type="float" office:value="-0.21054144" calcext:value-type="float">
            <text:p>-0.21054144</text:p>
          </table:table-cell>
          <table:table-cell office:value-type="float" office:value="0.26614565" calcext:value-type="float">
            <text:p>0.26614565</text:p>
          </table:table-cell>
        </table:table-row>
        <table:table-row table:style-name="ro1">
          <table:table-cell office:value-type="string" calcext:value-type="string">
            <text:p>18:48:51.755</text:p>
          </table:table-cell>
          <table:table-cell office:value-type="float" office:value="-0.10671075" calcext:value-type="float">
            <text:p>-0.10671075</text:p>
          </table:table-cell>
          <table:table-cell office:value-type="float" office:value="-0.13499515" calcext:value-type="float">
            <text:p>-0.13499515</text:p>
          </table:table-cell>
          <table:table-cell office:value-type="float" office:value="0.2346971" calcext:value-type="float">
            <text:p>0.2346971</text:p>
          </table:table-cell>
        </table:table-row>
        <table:table-row table:style-name="ro1">
          <table:table-cell office:value-type="string" calcext:value-type="string">
            <text:p>18:48:51.795</text:p>
          </table:table-cell>
          <table:table-cell office:value-type="float" office:value="-0.063080706" calcext:value-type="float">
            <text:p>-0.063080706</text:p>
          </table:table-cell>
          <table:table-cell office:value-type="float" office:value="-0.17137358" calcext:value-type="float">
            <text:p>-0.17137358</text:p>
          </table:table-cell>
          <table:table-cell office:value-type="float" office:value="0.20397641" calcext:value-type="float">
            <text:p>0.20397641</text:p>
          </table:table-cell>
        </table:table-row>
        <table:table-row table:style-name="ro1">
          <table:table-cell office:value-type="string" calcext:value-type="string">
            <text:p>18:48:51.835</text:p>
          </table:table-cell>
          <table:table-cell office:value-type="float" office:value="-0.11675799" calcext:value-type="float">
            <text:p>-0.11675799</text:p>
          </table:table-cell>
          <table:table-cell office:value-type="float" office:value="-0.22740515" calcext:value-type="float">
            <text:p>-0.22740515</text:p>
          </table:table-cell>
          <table:table-cell office:value-type="float" office:value="0.1508395" calcext:value-type="float">
            <text:p>0.1508395</text:p>
          </table:table-cell>
        </table:table-row>
        <table:table-row table:style-name="ro1">
          <table:table-cell office:value-type="string" calcext:value-type="string">
            <text:p>18:48:51.875</text:p>
          </table:table-cell>
          <table:table-cell office:value-type="float" office:value="-0.10068766" calcext:value-type="float">
            <text:p>-0.10068766</text:p>
          </table:table-cell>
          <table:table-cell office:value-type="float" office:value="-0.16357581" calcext:value-type="float">
            <text:p>-0.16357581</text:p>
          </table:table-cell>
          <table:table-cell office:value-type="float" office:value="0.13333856" calcext:value-type="float">
            <text:p>0.13333856</text:p>
          </table:table-cell>
        </table:table-row>
        <table:table-row table:style-name="ro1">
          <table:table-cell office:value-type="string" calcext:value-type="string">
            <text:p>18:48:51.915</text:p>
          </table:table-cell>
          <table:table-cell office:value-type="float" office:value="-0.22970581" calcext:value-type="float">
            <text:p>-0.22970581</text:p>
          </table:table-cell>
          <table:table-cell office:value-type="float" office:value="-0.06416156" calcext:value-type="float">
            <text:p>-0.06416156</text:p>
          </table:table-cell>
          <table:table-cell office:value-type="float" office:value="0.07386212" calcext:value-type="float">
            <text:p>0.07386212</text:p>
          </table:table-cell>
        </table:table-row>
        <table:table-row table:style-name="ro1">
          <table:table-cell office:value-type="string" calcext:value-type="string">
            <text:p>18:48:51.955</text:p>
          </table:table-cell>
          <table:table-cell office:value-type="float" office:value="-0.21376647" calcext:value-type="float">
            <text:p>-0.21376647</text:p>
          </table:table-cell>
          <table:table-cell office:value-type="float" office:value="-0.22869267" calcext:value-type="float">
            <text:p>-0.22869267</text:p>
          </table:table-cell>
          <table:table-cell office:value-type="float" office:value="0.02604622" calcext:value-type="float">
            <text:p>0.02604622</text:p>
          </table:table-cell>
        </table:table-row>
        <table:table-row table:style-name="ro1">
          <table:table-cell office:value-type="string" calcext:value-type="string">
            <text:p>18:48:51.996</text:p>
          </table:table-cell>
          <table:table-cell office:value-type="float" office:value="-0.24600312" calcext:value-type="float">
            <text:p>-0.24600312</text:p>
          </table:table-cell>
          <table:table-cell office:value-type="float" office:value="-0.19725408" calcext:value-type="float">
            <text:p>-0.19725408</text:p>
          </table:table-cell>
          <table:table-cell office:value-type="float" office:value="0.06518965" calcext:value-type="float">
            <text:p>0.06518965</text:p>
          </table:table-cell>
        </table:table-row>
        <table:table-row table:style-name="ro1">
          <table:table-cell office:value-type="string" calcext:value-type="string">
            <text:p>18:48:52.036</text:p>
          </table:table-cell>
          <table:table-cell office:value-type="float" office:value="-0.3114907" calcext:value-type="float">
            <text:p>-0.3114907</text:p>
          </table:table-cell>
          <table:table-cell office:value-type="float" office:value="-0.20807068" calcext:value-type="float">
            <text:p>-0.20807068</text:p>
          </table:table-cell>
          <table:table-cell office:value-type="float" office:value="0.0019812398" calcext:value-type="float">
            <text:p>0.0019812398</text:p>
          </table:table-cell>
        </table:table-row>
        <table:table-row table:style-name="ro1">
          <table:table-cell office:value-type="string" calcext:value-type="string">
            <text:p>18:48:52.075</text:p>
          </table:table-cell>
          <table:table-cell office:value-type="float" office:value="-0.36295882" calcext:value-type="float">
            <text:p>-0.36295882</text:p>
          </table:table-cell>
          <table:table-cell office:value-type="float" office:value="-0.1703447" calcext:value-type="float">
            <text:p>-0.1703447</text:p>
          </table:table-cell>
          <table:table-cell office:value-type="float" office:value="-0.11027742" calcext:value-type="float">
            <text:p>-0.11027742</text:p>
          </table:table-cell>
        </table:table-row>
        <table:table-row table:style-name="ro1">
          <table:table-cell office:value-type="string" calcext:value-type="string">
            <text:p>18:48:52.115</text:p>
          </table:table-cell>
          <table:table-cell office:value-type="float" office:value="-0.47300074" calcext:value-type="float">
            <text:p>-0.47300074</text:p>
          </table:table-cell>
          <table:table-cell office:value-type="float" office:value="-0.09222623" calcext:value-type="float">
            <text:p>-0.09222623</text:p>
          </table:table-cell>
          <table:table-cell office:value-type="float" office:value="-0.26536295" calcext:value-type="float">
            <text:p>-0.26536295</text:p>
          </table:table-cell>
        </table:table-row>
        <table:table-row table:style-name="ro1">
          <table:table-cell office:value-type="string" calcext:value-type="string">
            <text:p>18:48:52.155</text:p>
          </table:table-cell>
          <table:table-cell office:value-type="float" office:value="-0.44745365" calcext:value-type="float">
            <text:p>-0.44745365</text:p>
          </table:table-cell>
          <table:table-cell office:value-type="float" office:value="-0.2605427" calcext:value-type="float">
            <text:p>-0.2605427</text:p>
          </table:table-cell>
          <table:table-cell office:value-type="float" office:value="-0.23113625" calcext:value-type="float">
            <text:p>-0.23113625</text:p>
          </table:table-cell>
        </table:table-row>
        <table:table-row table:style-name="ro1">
          <table:table-cell office:value-type="string" calcext:value-type="string">
            <text:p>18:48:52.195</text:p>
          </table:table-cell>
          <table:table-cell office:value-type="float" office:value="-0.3710677" calcext:value-type="float">
            <text:p>-0.3710677</text:p>
          </table:table-cell>
          <table:table-cell office:value-type="float" office:value="-0.3371007" calcext:value-type="float">
            <text:p>-0.3371007</text:p>
          </table:table-cell>
          <table:table-cell office:value-type="float" office:value="-0.24164078" calcext:value-type="float">
            <text:p>-0.24164078</text:p>
          </table:table-cell>
        </table:table-row>
        <table:table-row table:style-name="ro1">
          <table:table-cell office:value-type="string" calcext:value-type="string">
            <text:p>18:48:52.235</text:p>
          </table:table-cell>
          <table:table-cell office:value-type="float" office:value="-0.29462984" calcext:value-type="float">
            <text:p>-0.29462984</text:p>
          </table:table-cell>
          <table:table-cell office:value-type="float" office:value="-0.5718965" calcext:value-type="float">
            <text:p>-0.5718965</text:p>
          </table:table-cell>
          <table:table-cell office:value-type="float" office:value="-0.42929313" calcext:value-type="float">
            <text:p>-0.42929313</text:p>
          </table:table-cell>
        </table:table-row>
        <table:table-row table:style-name="ro1">
          <table:table-cell office:value-type="string" calcext:value-type="string">
            <text:p>18:48:52.275</text:p>
          </table:table-cell>
          <table:table-cell office:value-type="float" office:value="-0.22539638" calcext:value-type="float">
            <text:p>-0.22539638</text:p>
          </table:table-cell>
          <table:table-cell office:value-type="float" office:value="-0.58831525" calcext:value-type="float">
            <text:p>-0.58831525</text:p>
          </table:table-cell>
          <table:table-cell office:value-type="float" office:value="-0.2986929" calcext:value-type="float">
            <text:p>-0.2986929</text:p>
          </table:table-cell>
        </table:table-row>
        <table:table-row table:style-name="ro1">
          <table:table-cell office:value-type="string" calcext:value-type="string">
            <text:p>18:48:52.315</text:p>
          </table:table-cell>
          <table:table-cell office:value-type="float" office:value="-0.11804229" calcext:value-type="float">
            <text:p>-0.11804229</text:p>
          </table:table-cell>
          <table:table-cell office:value-type="float" office:value="-0.42818975" calcext:value-type="float">
            <text:p>-0.42818975</text:p>
          </table:table-cell>
          <table:table-cell office:value-type="float" office:value="-0.29738805" calcext:value-type="float">
            <text:p>-0.29738805</text:p>
          </table:table-cell>
        </table:table-row>
        <table:table-row table:style-name="ro1">
          <table:table-cell office:value-type="string" calcext:value-type="string">
            <text:p>18:48:52.358</text:p>
          </table:table-cell>
          <table:table-cell office:value-type="float" office:value="-0.023620887" calcext:value-type="float">
            <text:p>-0.023620887</text:p>
          </table:table-cell>
          <table:table-cell office:value-type="float" office:value="-0.4308542" calcext:value-type="float">
            <text:p>-0.4308542</text:p>
          </table:table-cell>
          <table:table-cell office:value-type="float" office:value="-0.09406528" calcext:value-type="float">
            <text:p>-0.09406528</text:p>
          </table:table-cell>
        </table:table-row>
        <table:table-row table:style-name="ro1">
          <table:table-cell office:value-type="string" calcext:value-type="string">
            <text:p>18:48:52.407</text:p>
          </table:table-cell>
          <table:table-cell office:value-type="float" office:value="-0.021258837" calcext:value-type="float">
            <text:p>-0.021258837</text:p>
          </table:table-cell>
          <table:table-cell office:value-type="float" office:value="-0.3877688" calcext:value-type="float">
            <text:p>-0.3877688</text:p>
          </table:table-cell>
          <table:table-cell office:value-type="float" office:value="-0.08465875" calcext:value-type="float">
            <text:p>-0.08465875</text:p>
          </table:table-cell>
        </table:table-row>
        <table:table-row table:style-name="ro1">
          <table:table-cell office:value-type="string" calcext:value-type="string">
            <text:p>18:48:52.500</text:p>
          </table:table-cell>
          <table:table-cell office:value-type="float" office:value="-0.019132905" calcext:value-type="float">
            <text:p>-0.019132905</text:p>
          </table:table-cell>
          <table:table-cell office:value-type="float" office:value="-0.3489919" calcext:value-type="float">
            <text:p>-0.3489919</text:p>
          </table:table-cell>
          <table:table-cell office:value-type="float" office:value="-0.07619287" calcext:value-type="float">
            <text:p>-0.07619287</text:p>
          </table:table-cell>
        </table:table-row>
        <table:table-row table:style-name="ro1">
          <table:table-cell office:value-type="string" calcext:value-type="string">
            <text:p>18:48:52.566</text:p>
          </table:table-cell>
          <table:table-cell office:value-type="float" office:value="-0.017219653" calcext:value-type="float">
            <text:p>-0.017219653</text:p>
          </table:table-cell>
          <table:table-cell office:value-type="float" office:value="-0.31409273" calcext:value-type="float">
            <text:p>-0.31409273</text:p>
          </table:table-cell>
          <table:table-cell office:value-type="float" office:value="-0.06857359" calcext:value-type="float">
            <text:p>-0.06857359</text:p>
          </table:table-cell>
        </table:table-row>
        <table:table-row table:style-name="ro1">
          <table:table-cell office:value-type="string" calcext:value-type="string">
            <text:p>18:48:52.640</text:p>
          </table:table-cell>
          <table:table-cell office:value-type="float" office:value="-0.015497687" calcext:value-type="float">
            <text:p>-0.015497687</text:p>
          </table:table-cell>
          <table:table-cell office:value-type="float" office:value="-0.28268346" calcext:value-type="float">
            <text:p>-0.28268346</text:p>
          </table:table-cell>
          <table:table-cell office:value-type="float" office:value="-0.061716225" calcext:value-type="float">
            <text:p>-0.061716225</text:p>
          </table:table-cell>
        </table:table-row>
        <table:table-row table:style-name="ro1">
          <table:table-cell office:value-type="string" calcext:value-type="string">
            <text:p>18:48:52.706</text:p>
          </table:table-cell>
          <table:table-cell office:value-type="float" office:value="-0.013947948" calcext:value-type="float">
            <text:p>-0.013947948</text:p>
          </table:table-cell>
          <table:table-cell office:value-type="float" office:value="-0.2544151" calcext:value-type="float">
            <text:p>-0.2544151</text:p>
          </table:table-cell>
          <table:table-cell office:value-type="float" office:value="-0.0555446" calcext:value-type="float">
            <text:p>-0.0555446</text:p>
          </table:table-cell>
        </table:table-row>
        <table:table-row table:style-name="ro1">
          <table:table-cell office:value-type="string" calcext:value-type="string">
            <text:p>18:48:52.777</text:p>
          </table:table-cell>
          <table:table-cell office:value-type="float" office:value="0.733858" calcext:value-type="float">
            <text:p>0.733858</text:p>
          </table:table-cell>
          <table:table-cell office:value-type="float" office:value="-0.27973044" calcext:value-type="float">
            <text:p>-0.27973044</text:p>
          </table:table-cell>
          <table:table-cell office:value-type="float" office:value="0.83704597" calcext:value-type="float">
            <text:p>0.83704597</text:p>
          </table:table-cell>
        </table:table-row>
        <table:table-row table:style-name="ro1">
          <table:table-cell office:value-type="string" calcext:value-type="string">
            <text:p>18:48:52.846</text:p>
          </table:table-cell>
          <table:table-cell office:value-type="float" office:value="0.7061753" calcext:value-type="float">
            <text:p>0.7061753</text:p>
          </table:table-cell>
          <table:table-cell office:value-type="float" office:value="-0.18847613" calcext:value-type="float">
            <text:p>-0.18847613</text:p>
          </table:table-cell>
          <table:table-cell office:value-type="float" office:value="0.7414761" calcext:value-type="float">
            <text:p>0.7414761</text:p>
          </table:table-cell>
        </table:table-row>
        <table:table-row table:style-name="ro1">
          <table:table-cell office:value-type="string" calcext:value-type="string">
            <text:p>18:48:52.915</text:p>
          </table:table-cell>
          <table:table-cell office:value-type="float" office:value="0.54788685" calcext:value-type="float">
            <text:p>0.54788685</text:p>
          </table:table-cell>
          <table:table-cell office:value-type="float" office:value="-0.20368615" calcext:value-type="float">
            <text:p>-0.20368615</text:p>
          </table:table-cell>
          <table:table-cell office:value-type="float" office:value="0.6618354" calcext:value-type="float">
            <text:p>0.6618354</text:p>
          </table:table-cell>
        </table:table-row>
        <table:table-row table:style-name="ro1">
          <table:table-cell office:value-type="string" calcext:value-type="string">
            <text:p>18:48:52.985</text:p>
          </table:table-cell>
          <table:table-cell office:value-type="float" office:value="0.34324467" calcext:value-type="float">
            <text:p>0.34324467</text:p>
          </table:table-cell>
          <table:table-cell office:value-type="float" office:value="0.09661412" calcext:value-type="float">
            <text:p>0.09661412</text:p>
          </table:table-cell>
          <table:table-cell office:value-type="float" office:value="0.6004858" calcext:value-type="float">
            <text:p>0.6004858</text:p>
          </table:table-cell>
        </table:table-row>
        <table:table-row table:style-name="ro1">
          <table:table-cell office:value-type="string" calcext:value-type="string">
            <text:p>18:48:53.071</text:p>
          </table:table-cell>
          <table:table-cell office:value-type="float" office:value="0.29507738" calcext:value-type="float">
            <text:p>0.29507738</text:p>
          </table:table-cell>
          <table:table-cell office:value-type="float" office:value="-0.1859477" calcext:value-type="float">
            <text:p>-0.1859477</text:p>
          </table:table-cell>
          <table:table-cell office:value-type="float" office:value="0.53823996" calcext:value-type="float">
            <text:p>0.53823996</text:p>
          </table:table-cell>
        </table:table-row>
        <table:table-row table:style-name="ro1">
          <table:table-cell office:value-type="string" calcext:value-type="string">
            <text:p>18:48:53.137</text:p>
          </table:table-cell>
          <table:table-cell office:value-type="float" office:value="0.15372884" calcext:value-type="float">
            <text:p>0.15372884</text:p>
          </table:table-cell>
          <table:table-cell office:value-type="float" office:value="-0.12208923" calcext:value-type="float">
            <text:p>-0.12208923</text:p>
          </table:table-cell>
          <table:table-cell office:value-type="float" office:value="0.41827828" calcext:value-type="float">
            <text:p>0.41827828</text:p>
          </table:table-cell>
        </table:table-row>
        <table:table-row table:style-name="ro1">
          <table:table-cell office:value-type="string" calcext:value-type="string">
            <text:p>18:48:53.207</text:p>
          </table:table-cell>
          <table:table-cell office:value-type="float" office:value="0.06255026" calcext:value-type="float">
            <text:p>0.06255026</text:p>
          </table:table-cell>
          <table:table-cell office:value-type="float" office:value="0.01624273" calcext:value-type="float">
            <text:p>0.01624273</text:p>
          </table:table-cell>
          <table:table-cell office:value-type="float" office:value="0.2727395" calcext:value-type="float">
            <text:p>0.2727395</text:p>
          </table:table-cell>
        </table:table-row>
        <table:table-row table:style-name="ro1">
          <table:table-cell office:value-type="string" calcext:value-type="string">
            <text:p>18:48:53.275</text:p>
          </table:table-cell>
          <table:table-cell office:value-type="float" office:value="0.071236625" calcext:value-type="float">
            <text:p>0.071236625</text:p>
          </table:table-cell>
          <table:table-cell office:value-type="float" office:value="0.37848565" calcext:value-type="float">
            <text:p>0.37848565</text:p>
          </table:table-cell>
          <table:table-cell office:value-type="float" office:value="0.22349288" calcext:value-type="float">
            <text:p>0.22349288</text:p>
          </table:table-cell>
        </table:table-row>
        <table:table-row table:style-name="ro1">
          <table:table-cell office:value-type="string" calcext:value-type="string">
            <text:p>18:48:53.345</text:p>
          </table:table-cell>
          <table:table-cell office:value-type="float" office:value="-0.0075178803" calcext:value-type="float">
            <text:p>-0.0075178803</text:p>
          </table:table-cell>
          <table:table-cell office:value-type="float" office:value="0.2977904" calcext:value-type="float">
            <text:p>0.2977904</text:p>
          </table:table-cell>
          <table:table-cell office:value-type="float" office:value="0.05524516" calcext:value-type="float">
            <text:p>0.05524516</text:p>
          </table:table-cell>
        </table:table-row>
        <table:table-row table:style-name="ro1">
          <table:table-cell office:value-type="string" calcext:value-type="string">
            <text:p>18:48:53.415</text:p>
          </table:table-cell>
          <table:table-cell office:value-type="float" office:value="0.031026883" calcext:value-type="float">
            <text:p>0.031026883</text:p>
          </table:table-cell>
          <table:table-cell office:value-type="float" office:value="0.7210875" calcext:value-type="float">
            <text:p>0.7210875</text:p>
          </table:table-cell>
          <table:table-cell office:value-type="float" office:value="-0.20691997" calcext:value-type="float">
            <text:p>-0.20691997</text:p>
          </table:table-cell>
        </table:table-row>
        <table:table-row table:style-name="ro1">
          <table:table-cell office:value-type="string" calcext:value-type="string">
            <text:p>18:48:53.485</text:p>
          </table:table-cell>
          <table:table-cell office:value-type="float" office:value="0.00573178" calcext:value-type="float">
            <text:p>0.00573178</text:p>
          </table:table-cell>
          <table:table-cell office:value-type="float" office:value="0.64722097" calcext:value-type="float">
            <text:p>0.64722097</text:p>
          </table:table-cell>
          <table:table-cell office:value-type="float" office:value="-0.103391044" calcext:value-type="float">
            <text:p>-0.103391044</text:p>
          </table:table-cell>
        </table:table-row>
        <table:table-row table:style-name="ro1">
          <table:table-cell office:value-type="string" calcext:value-type="string">
            <text:p>18:48:53.558</text:p>
          </table:table-cell>
          <table:table-cell office:value-type="float" office:value="0.041633204" calcext:value-type="float">
            <text:p>0.041633204</text:p>
          </table:table-cell>
          <table:table-cell office:value-type="float" office:value="0.5917274" calcext:value-type="float">
            <text:p>0.5917274</text:p>
          </table:table-cell>
          <table:table-cell office:value-type="float" office:value="-0.19983904" calcext:value-type="float">
            <text:p>-0.19983904</text:p>
          </table:table-cell>
        </table:table-row>
        <table:table-row table:style-name="ro1">
          <table:table-cell office:value-type="string" calcext:value-type="string">
            <text:p>18:48:53.635</text:p>
          </table:table-cell>
          <table:table-cell office:value-type="float" office:value="0.010663212" calcext:value-type="float">
            <text:p>0.010663212</text:p>
          </table:table-cell>
          <table:table-cell office:value-type="float" office:value="0.4677353" calcext:value-type="float">
            <text:p>0.4677353</text:p>
          </table:table-cell>
          <table:table-cell office:value-type="float" office:value="-0.18490885" calcext:value-type="float">
            <text:p>-0.18490885</text:p>
          </table:table-cell>
        </table:table-row>
        <table:table-row table:style-name="ro1">
          <table:table-cell office:value-type="string" calcext:value-type="string">
            <text:p>18:48:53.705</text:p>
          </table:table-cell>
          <table:table-cell office:value-type="float" office:value="0.053542208" calcext:value-type="float">
            <text:p>0.053542208</text:p>
          </table:table-cell>
          <table:table-cell office:value-type="float" office:value="0.39920887" calcext:value-type="float">
            <text:p>0.39920887</text:p>
          </table:table-cell>
          <table:table-cell office:value-type="float" office:value="-0.18355665" calcext:value-type="float">
            <text:p>-0.18355665</text:p>
          </table:table-cell>
        </table:table-row>
        <table:table-row table:style-name="ro1">
          <table:table-cell office:value-type="string" calcext:value-type="string">
            <text:p>18:48:53.775</text:p>
          </table:table-cell>
          <table:table-cell office:value-type="float" office:value="-0.017949691" calcext:value-type="float">
            <text:p>-0.017949691</text:p>
          </table:table-cell>
          <table:table-cell office:value-type="float" office:value="0.28260338" calcext:value-type="float">
            <text:p>0.28260338</text:p>
          </table:table-cell>
          <table:table-cell office:value-type="float" office:value="-0.0694002" calcext:value-type="float">
            <text:p>-0.0694002</text:p>
          </table:table-cell>
        </table:table-row>
        <table:table-row table:style-name="ro1">
          <table:table-cell office:value-type="string" calcext:value-type="string">
            <text:p>18:48:53.849</text:p>
          </table:table-cell>
          <table:table-cell office:value-type="float" office:value="0.0034008985" calcext:value-type="float">
            <text:p>0.0034008985</text:p>
          </table:table-cell>
          <table:table-cell office:value-type="float" office:value="0.028903602" calcext:value-type="float">
            <text:p>0.028903602</text:p>
          </table:table-cell>
          <table:table-cell office:value-type="float" office:value="0.0045564203" calcext:value-type="float">
            <text:p>0.0045564203</text:p>
          </table:table-cell>
        </table:table-row>
        <table:table-row table:style-name="ro1">
          <table:table-cell office:value-type="string" calcext:value-type="string">
            <text:p>18:48:53.917</text:p>
          </table:table-cell>
          <table:table-cell office:value-type="float" office:value="-0.15184642" calcext:value-type="float">
            <text:p>-0.15184642</text:p>
          </table:table-cell>
          <table:table-cell office:value-type="float" office:value="-0.051989675" calcext:value-type="float">
            <text:p>-0.051989675</text:p>
          </table:table-cell>
          <table:table-cell office:value-type="float" office:value="-0.045996882" calcext:value-type="float">
            <text:p>-0.045996882</text:p>
          </table:table-cell>
        </table:table-row>
        <table:table-row table:style-name="ro1">
          <table:table-cell office:value-type="string" calcext:value-type="string">
            <text:p>18:48:53.987</text:p>
          </table:table-cell>
          <table:table-cell office:value-type="float" office:value="-0.22894694" calcext:value-type="float">
            <text:p>-0.22894694</text:p>
          </table:table-cell>
          <table:table-cell office:value-type="float" office:value="-0.10897333" calcext:value-type="float">
            <text:p>-0.10897333</text:p>
          </table:table-cell>
          <table:table-cell office:value-type="float" office:value="-0.15323801" calcext:value-type="float">
            <text:p>-0.15323801</text:p>
          </table:table-cell>
        </table:table-row>
        <table:table-row table:style-name="ro1">
          <table:table-cell office:value-type="string" calcext:value-type="string">
            <text:p>18:48:54.059</text:p>
          </table:table-cell>
          <table:table-cell office:value-type="float" office:value="-0.30888426" calcext:value-type="float">
            <text:p>-0.30888426</text:p>
          </table:table-cell>
          <table:table-cell office:value-type="float" office:value="-0.23496565" calcext:value-type="float">
            <text:p>-0.23496565</text:p>
          </table:table-cell>
          <table:table-cell office:value-type="float" office:value="-0.28930584" calcext:value-type="float">
            <text:p>-0.28930584</text:p>
          </table:table-cell>
        </table:table-row>
        <table:table-row table:style-name="ro1">
          <table:table-cell office:value-type="string" calcext:value-type="string">
            <text:p>18:48:54.125</text:p>
          </table:table-cell>
          <table:table-cell office:value-type="float" office:value="-0.28568622" calcext:value-type="float">
            <text:p>-0.28568622</text:p>
          </table:table-cell>
          <table:table-cell office:value-type="float" office:value="-0.40263122" calcext:value-type="float">
            <text:p>-0.40263122</text:p>
          </table:table-cell>
          <table:table-cell office:value-type="float" office:value="-0.21752855" calcext:value-type="float">
            <text:p>-0.21752855</text:p>
          </table:table-cell>
        </table:table-row>
        <table:table-row table:style-name="ro1">
          <table:table-cell office:value-type="string" calcext:value-type="string">
            <text:p>18:48:54.195</text:p>
          </table:table-cell>
          <table:table-cell office:value-type="float" office:value="-0.3208383" calcext:value-type="float">
            <text:p>-0.3208383</text:p>
          </table:table-cell>
          <table:table-cell office:value-type="float" office:value="-0.30062494" calcext:value-type="float">
            <text:p>-0.30062494</text:p>
          </table:table-cell>
          <table:table-cell office:value-type="float" office:value="-0.34870535" calcext:value-type="float">
            <text:p>-0.34870535</text:p>
          </table:table-cell>
        </table:table-row>
        <table:table-row table:style-name="ro1">
          <table:table-cell office:value-type="string" calcext:value-type="string">
            <text:p>18:48:54.265</text:p>
          </table:table-cell>
          <table:table-cell office:value-type="float" office:value="-0.23426226" calcext:value-type="float">
            <text:p>-0.23426226</text:p>
          </table:table-cell>
          <table:table-cell office:value-type="float" office:value="-0.35933197" calcext:value-type="float">
            <text:p>-0.35933197</text:p>
          </table:table-cell>
          <table:table-cell office:value-type="float" office:value="-0.4373212" calcext:value-type="float">
            <text:p>-0.4373212</text:p>
          </table:table-cell>
        </table:table-row>
        <table:table-row table:style-name="ro1">
          <table:table-cell office:value-type="string" calcext:value-type="string">
            <text:p>18:48:54.335</text:p>
          </table:table-cell>
          <table:table-cell office:value-type="float" office:value="-0.11437615" calcext:value-type="float">
            <text:p>-0.11437615</text:p>
          </table:table-cell>
          <table:table-cell office:value-type="float" office:value="-0.25418487" calcext:value-type="float">
            <text:p>-0.25418487</text:p>
          </table:table-cell>
          <table:table-cell office:value-type="float" office:value="-0.42896503" calcext:value-type="float">
            <text:p>-0.42896503</text:p>
          </table:table-cell>
        </table:table-row>
        <table:table-row table:style-name="ro1">
          <table:table-cell office:value-type="string" calcext:value-type="string">
            <text:p>18:48:54.409</text:p>
          </table:table-cell>
          <table:table-cell office:value-type="float" office:value="-0.026253965" calcext:value-type="float">
            <text:p>-0.026253965</text:p>
          </table:table-cell>
          <table:table-cell office:value-type="float" office:value="-0.30896658" calcext:value-type="float">
            <text:p>-0.30896658</text:p>
          </table:table-cell>
          <table:table-cell office:value-type="float" office:value="-0.47417888" calcext:value-type="float">
            <text:p>-0.47417888</text:p>
          </table:table-cell>
        </table:table-row>
        <table:table-row table:style-name="ro1">
          <table:table-cell office:value-type="string" calcext:value-type="string">
            <text:p>18:48:54.476</text:p>
          </table:table-cell>
          <table:table-cell office:value-type="float" office:value="0.024931105" calcext:value-type="float">
            <text:p>0.024931105</text:p>
          </table:table-cell>
          <table:table-cell office:value-type="float" office:value="-0.36244494" calcext:value-type="float">
            <text:p>-0.36244494</text:p>
          </table:table-cell>
          <table:table-cell office:value-type="float" office:value="-0.5407991" calcext:value-type="float">
            <text:p>-0.5407991</text:p>
          </table:table-cell>
        </table:table-row>
        <table:table-row table:style-name="ro1">
          <table:table-cell office:value-type="string" calcext:value-type="string">
            <text:p>18:48:54.547</text:p>
          </table:table-cell>
          <table:table-cell office:value-type="float" office:value="0.020020971" calcext:value-type="float">
            <text:p>0.020020971</text:p>
          </table:table-cell>
          <table:table-cell office:value-type="float" office:value="-0.24797778" calcext:value-type="float">
            <text:p>-0.24797778</text:p>
          </table:table-cell>
          <table:table-cell office:value-type="float" office:value="-0.62822306" calcext:value-type="float">
            <text:p>-0.62822306</text:p>
          </table:table-cell>
        </table:table-row>
        <table:table-row table:style-name="ro1">
          <table:table-cell office:value-type="string" calcext:value-type="string">
            <text:p>18:48:54.617</text:p>
          </table:table-cell>
          <table:table-cell office:value-type="float" office:value="-0.002635413" calcext:value-type="float">
            <text:p>-0.002635413</text:p>
          </table:table-cell>
          <table:table-cell office:value-type="float" office:value="-0.3007435" calcext:value-type="float">
            <text:p>-0.3007435</text:p>
          </table:table-cell>
          <table:table-cell office:value-type="float" office:value="-0.52804726" calcext:value-type="float">
            <text:p>-0.52804726</text:p>
          </table:table-cell>
        </table:table-row>
        <table:table-row table:style-name="ro1">
          <table:table-cell office:value-type="string" calcext:value-type="string">
            <text:p>18:48:54.687</text:p>
          </table:table-cell>
          <table:table-cell office:value-type="float" office:value="0.0033410424" calcext:value-type="float">
            <text:p>0.0033410424</text:p>
          </table:table-cell>
          <table:table-cell office:value-type="float" office:value="-0.28077653" calcext:value-type="float">
            <text:p>-0.28077653</text:p>
          </table:table-cell>
          <table:table-cell office:value-type="float" office:value="-0.4627181" calcext:value-type="float">
            <text:p>-0.4627181</text:p>
          </table:table-cell>
        </table:table-row>
        <table:table-row table:style-name="ro1">
          <table:table-cell office:value-type="string" calcext:value-type="string">
            <text:p>18:48:54.757</text:p>
          </table:table-cell>
          <table:table-cell office:value-type="float" office:value="-0.03127049" calcext:value-type="float">
            <text:p>-0.03127049</text:p>
          </table:table-cell>
          <table:table-cell office:value-type="float" office:value="-0.37640497" calcext:value-type="float">
            <text:p>-0.37640497</text:p>
          </table:table-cell>
          <table:table-cell office:value-type="float" office:value="-0.4672031" calcext:value-type="float">
            <text:p>-0.4672031</text:p>
          </table:table-cell>
        </table:table-row>
        <table:table-row table:style-name="ro1">
          <table:table-cell office:value-type="string" calcext:value-type="string">
            <text:p>18:48:54.827</text:p>
          </table:table-cell>
          <table:table-cell office:value-type="float" office:value="-0.22875376" calcext:value-type="float">
            <text:p>-0.22875376</text:p>
          </table:table-cell>
          <table:table-cell office:value-type="float" office:value="-0.5325633" calcext:value-type="float">
            <text:p>-0.5325633</text:p>
          </table:table-cell>
          <table:table-cell office:value-type="float" office:value="-0.3969721" calcext:value-type="float">
            <text:p>-0.3969721</text:p>
          </table:table-cell>
        </table:table-row>
        <table:table-row table:style-name="ro1">
          <table:table-cell office:value-type="string" calcext:value-type="string">
            <text:p>18:48:54.897</text:p>
          </table:table-cell>
          <table:table-cell office:value-type="float" office:value="-0.09645456" calcext:value-type="float">
            <text:p>-0.09645456</text:p>
          </table:table-cell>
          <table:table-cell office:value-type="float" office:value="-0.265513" calcext:value-type="float">
            <text:p>-0.265513</text:p>
          </table:table-cell>
          <table:table-cell office:value-type="float" office:value="-0.13425241" calcext:value-type="float">
            <text:p>-0.13425241</text:p>
          </table:table-cell>
        </table:table-row>
        <table:table-row table:style-name="ro1">
          <table:table-cell office:value-type="string" calcext:value-type="string">
            <text:p>18:48:54.967</text:p>
          </table:table-cell>
          <table:table-cell office:value-type="float" office:value="-0.051213466" calcext:value-type="float">
            <text:p>-0.051213466</text:p>
          </table:table-cell>
          <table:table-cell office:value-type="float" office:value="-0.3059783" calcext:value-type="float">
            <text:p>-0.3059783</text:p>
          </table:table-cell>
          <table:table-cell office:value-type="float" office:value="-0.07402542" calcext:value-type="float">
            <text:p>-0.07402542</text:p>
          </table:table-cell>
        </table:table-row>
        <table:table-row table:style-name="ro1">
          <table:table-cell office:value-type="string" calcext:value-type="string">
            <text:p>18:48:55.037</text:p>
          </table:table-cell>
          <table:table-cell office:value-type="float" office:value="0.01455244" calcext:value-type="float">
            <text:p>0.01455244</text:p>
          </table:table-cell>
          <table:table-cell office:value-type="float" office:value="-0.3716207" calcext:value-type="float">
            <text:p>-0.3716207</text:p>
          </table:table-cell>
          <table:table-cell office:value-type="float" office:value="0.07312321" calcext:value-type="float">
            <text:p>0.07312321</text:p>
          </table:table-cell>
        </table:table-row>
        <table:table-row table:style-name="ro1">
          <table:table-cell office:value-type="string" calcext:value-type="string">
            <text:p>18:48:55.108</text:p>
          </table:table-cell>
          <table:table-cell office:value-type="float" office:value="0.04319977" calcext:value-type="float">
            <text:p>0.04319977</text:p>
          </table:table-cell>
          <table:table-cell office:value-type="float" office:value="-0.33401918" calcext:value-type="float">
            <text:p>-0.33401918</text:p>
          </table:table-cell>
          <table:table-cell office:value-type="float" office:value="0.29234898" calcext:value-type="float">
            <text:p>0.29234898</text:p>
          </table:table-cell>
        </table:table-row>
        <table:table-row table:style-name="ro1">
          <table:table-cell office:value-type="string" calcext:value-type="string">
            <text:p>18:48:55.176</text:p>
          </table:table-cell>
          <table:table-cell office:value-type="float" office:value="0.120618045" calcext:value-type="float">
            <text:p>0.120618045</text:p>
          </table:table-cell>
          <table:table-cell office:value-type="float" office:value="-0.27446982" calcext:value-type="float">
            <text:p>-0.27446982</text:p>
          </table:table-cell>
          <table:table-cell office:value-type="float" office:value="0.41164923" calcext:value-type="float">
            <text:p>0.41164923</text:p>
          </table:table-cell>
        </table:table-row>
        <table:table-row table:style-name="ro1">
          <table:table-cell office:value-type="string" calcext:value-type="string">
            <text:p>18:48:55.249</text:p>
          </table:table-cell>
          <table:table-cell office:value-type="float" office:value="0.2146842" calcext:value-type="float">
            <text:p>0.2146842</text:p>
          </table:table-cell>
          <table:table-cell office:value-type="float" office:value="-0.2514174" calcext:value-type="float">
            <text:p>-0.2514174</text:p>
          </table:table-cell>
          <table:table-cell office:value-type="float" office:value="0.5447275" calcext:value-type="float">
            <text:p>0.5447275</text:p>
          </table:table-cell>
        </table:table-row>
        <table:table-row table:style-name="ro1">
          <table:table-cell office:value-type="string" calcext:value-type="string">
            <text:p>18:48:55.316</text:p>
          </table:table-cell>
          <table:table-cell office:value-type="float" office:value="0.36328414" calcext:value-type="float">
            <text:p>0.36328414</text:p>
          </table:table-cell>
          <table:table-cell office:value-type="float" office:value="-0.16563109" calcext:value-type="float">
            <text:p>-0.16563109</text:p>
          </table:table-cell>
          <table:table-cell office:value-type="float" office:value="0.53661704" calcext:value-type="float">
            <text:p>0.53661704</text:p>
          </table:table-cell>
        </table:table-row>
        <table:table-row table:style-name="ro1">
          <table:table-cell office:value-type="string" calcext:value-type="string">
            <text:p>18:48:55.387</text:p>
          </table:table-cell>
          <table:table-cell office:value-type="float" office:value="0.5662379" calcext:value-type="float">
            <text:p>0.5662379</text:p>
          </table:table-cell>
          <table:table-cell office:value-type="float" office:value="-0.019868778" calcext:value-type="float">
            <text:p>-0.019868778</text:p>
          </table:table-cell>
          <table:table-cell office:value-type="float" office:value="0.64291626" calcext:value-type="float">
            <text:p>0.64291626</text:p>
          </table:table-cell>
        </table:table-row>
        <table:table-row table:style-name="ro1">
          <table:table-cell office:value-type="string" calcext:value-type="string">
            <text:p>18:48:55.457</text:p>
          </table:table-cell>
          <table:table-cell office:value-type="float" office:value="0.49379385" calcext:value-type="float">
            <text:p>0.49379385</text:p>
          </table:table-cell>
          <table:table-cell office:value-type="float" office:value="-0.03524031" calcext:value-type="float">
            <text:p>-0.03524031</text:p>
          </table:table-cell>
          <table:table-cell office:value-type="float" office:value="0.702111" calcext:value-type="float">
            <text:p>0.702111</text:p>
          </table:table-cell>
        </table:table-row>
        <table:table-row table:style-name="ro1">
          <table:table-cell office:value-type="string" calcext:value-type="string">
            <text:p>18:48:55.527</text:p>
          </table:table-cell>
          <table:table-cell office:value-type="float" office:value="0.30510783" calcext:value-type="float">
            <text:p>0.30510783</text:p>
          </table:table-cell>
          <table:table-cell office:value-type="float" office:value="0.0946265" calcext:value-type="float">
            <text:p>0.0946265</text:p>
          </table:table-cell>
          <table:table-cell office:value-type="float" office:value="0.62662643" calcext:value-type="float">
            <text:p>0.62662643</text:p>
          </table:table-cell>
        </table:table-row>
        <table:table-row table:style-name="ro1">
          <table:table-cell office:value-type="string" calcext:value-type="string">
            <text:p>18:48:55.597</text:p>
          </table:table-cell>
          <table:table-cell office:value-type="float" office:value="0.16253647" calcext:value-type="float">
            <text:p>0.16253647</text:p>
          </table:table-cell>
          <table:table-cell office:value-type="float" office:value="-0.21168676" calcext:value-type="float">
            <text:p>-0.21168676</text:p>
          </table:table-cell>
          <table:table-cell office:value-type="float" office:value="0.5112294" calcext:value-type="float">
            <text:p>0.5112294</text:p>
          </table:table-cell>
        </table:table-row>
        <table:table-row table:style-name="ro1">
          <table:table-cell office:value-type="string" calcext:value-type="string">
            <text:p>18:48:55.671</text:p>
          </table:table-cell>
          <table:table-cell office:value-type="float" office:value="0.04630727" calcext:value-type="float">
            <text:p>0.04630727</text:p>
          </table:table-cell>
          <table:table-cell office:value-type="float" office:value="-0.08812547" calcext:value-type="float">
            <text:p>-0.08812547</text:p>
          </table:table-cell>
          <table:table-cell office:value-type="float" office:value="0.49130762" calcext:value-type="float">
            <text:p>0.49130762</text:p>
          </table:table-cell>
        </table:table-row>
        <table:table-row table:style-name="ro1">
          <table:table-cell office:value-type="string" calcext:value-type="string">
            <text:p>18:48:55.737</text:p>
          </table:table-cell>
          <table:table-cell office:value-type="float" office:value="-0.021165285" calcext:value-type="float">
            <text:p>-0.021165285</text:p>
          </table:table-cell>
          <table:table-cell office:value-type="float" office:value="-0.087442786" calcext:value-type="float">
            <text:p>-0.087442786</text:p>
          </table:table-cell>
          <table:table-cell office:value-type="float" office:value="0.42877352" calcext:value-type="float">
            <text:p>0.42877352</text:p>
          </table:table-cell>
        </table:table-row>
        <table:table-row table:style-name="ro1">
          <table:table-cell office:value-type="string" calcext:value-type="string">
            <text:p>18:48:55.807</text:p>
          </table:table-cell>
          <table:table-cell office:value-type="float" office:value="-0.06035733" calcext:value-type="float">
            <text:p>-0.06035733</text:p>
          </table:table-cell>
          <table:table-cell office:value-type="float" office:value="-0.01322" calcext:value-type="float">
            <text:p>-0.01322</text:p>
          </table:table-cell>
          <table:table-cell office:value-type="float" office:value="0.38831317" calcext:value-type="float">
            <text:p>0.38831317</text:p>
          </table:table-cell>
        </table:table-row>
        <table:table-row table:style-name="ro1">
          <table:table-cell office:value-type="string" calcext:value-type="string">
            <text:p>18:48:55.877</text:p>
          </table:table-cell>
          <table:table-cell office:value-type="float" office:value="-0.060254198" calcext:value-type="float">
            <text:p>-0.060254198</text:p>
          </table:table-cell>
          <table:table-cell office:value-type="float" office:value="0.27945942" calcext:value-type="float">
            <text:p>0.27945942</text:p>
          </table:table-cell>
          <table:table-cell office:value-type="float" office:value="0.25653753" calcext:value-type="float">
            <text:p>0.25653753</text:p>
          </table:table-cell>
        </table:table-row>
        <table:table-row table:style-name="ro1">
          <table:table-cell office:value-type="string" calcext:value-type="string">
            <text:p>18:48:55.948</text:p>
          </table:table-cell>
          <table:table-cell office:value-type="float" office:value="-0.08323266" calcext:value-type="float">
            <text:p>-0.08323266</text:p>
          </table:table-cell>
          <table:table-cell office:value-type="float" office:value="0.429492" calcext:value-type="float">
            <text:p>0.429492</text:p>
          </table:table-cell>
          <table:table-cell office:value-type="float" office:value="0.10322264" calcext:value-type="float">
            <text:p>0.10322264</text:p>
          </table:table-cell>
        </table:table-row>
        <table:table-row table:style-name="ro1">
          <table:table-cell office:value-type="string" calcext:value-type="string">
            <text:p>18:48:56.017</text:p>
          </table:table-cell>
          <table:table-cell office:value-type="float" office:value="-0.03404025" calcext:value-type="float">
            <text:p>-0.03404025</text:p>
          </table:table-cell>
          <table:table-cell office:value-type="float" office:value="0.71283674" calcext:value-type="float">
            <text:p>0.71283674</text:p>
          </table:table-cell>
          <table:table-cell office:value-type="float" office:value="-0.120234385" calcext:value-type="float">
            <text:p>-0.120234385</text:p>
          </table:table-cell>
        </table:table-row>
        <table:table-row table:style-name="ro1">
          <table:table-cell office:value-type="string" calcext:value-type="string">
            <text:p>18:48:56.087</text:p>
          </table:table-cell>
          <table:table-cell office:value-type="float" office:value="-0.046896007" calcext:value-type="float">
            <text:p>-0.046896007</text:p>
          </table:table-cell>
          <table:table-cell office:value-type="float" office:value="0.9118167" calcext:value-type="float">
            <text:p>0.9118167</text:p>
          </table:table-cell>
          <table:table-cell office:value-type="float" office:value="-0.06404591" calcext:value-type="float">
            <text:p>-0.06404591</text:p>
          </table:table-cell>
        </table:table-row>
        <table:table-row table:style-name="ro1">
          <table:table-cell office:value-type="string" calcext:value-type="string">
            <text:p>18:48:56.156</text:p>
          </table:table-cell>
          <table:table-cell office:value-type="float" office:value="-0.016718097" calcext:value-type="float">
            <text:p>-0.016718097</text:p>
          </table:table-cell>
          <table:table-cell office:value-type="float" office:value="0.7991019" calcext:value-type="float">
            <text:p>0.7991019</text:p>
          </table:table-cell>
          <table:table-cell office:value-type="float" office:value="-0.049071975" calcext:value-type="float">
            <text:p>-0.049071975</text:p>
          </table:table-cell>
        </table:table-row>
        <table:table-row table:style-name="ro1">
          <table:table-cell office:value-type="string" calcext:value-type="string">
            <text:p>18:48:56.226</text:p>
          </table:table-cell>
          <table:table-cell office:value-type="float" office:value="0.011101167" calcext:value-type="float">
            <text:p>0.011101167</text:p>
          </table:table-cell>
          <table:table-cell office:value-type="float" office:value="0.57483137" calcext:value-type="float">
            <text:p>0.57483137</text:p>
          </table:table-cell>
          <table:table-cell office:value-type="float" office:value="-0.058886457" calcext:value-type="float">
            <text:p>-0.058886457</text:p>
          </table:table-cell>
        </table:table-row>
        <table:table-row table:style-name="ro1">
          <table:table-cell office:value-type="string" calcext:value-type="string">
            <text:p>18:48:56.295</text:p>
          </table:table-cell>
          <table:table-cell office:value-type="float" office:value="-0.030218853" calcext:value-type="float">
            <text:p>-0.030218853</text:p>
          </table:table-cell>
          <table:table-cell office:value-type="float" office:value="0.48241168" calcext:value-type="float">
            <text:p>0.48241168</text:p>
          </table:table-cell>
          <table:table-cell office:value-type="float" office:value="-0.049042728" calcext:value-type="float">
            <text:p>-0.049042728</text:p>
          </table:table-cell>
        </table:table-row>
        <table:table-row table:style-name="ro1">
          <table:table-cell office:value-type="string" calcext:value-type="string">
            <text:p>18:48:56.684</text:p>
          </table:table-cell>
          <table:table-cell office:value-type="float" office:value="0.01982453" calcext:value-type="float">
            <text:p>0.01982453</text:p>
          </table:table-cell>
          <table:table-cell office:value-type="float" office:value="0.29002988" calcext:value-type="float">
            <text:p>0.29002988</text:p>
          </table:table-cell>
          <table:table-cell office:value-type="float" office:value="0.28215548" calcext:value-type="float">
            <text:p>0.28215548</text:p>
          </table:table-cell>
        </table:table-row>
        <table:table-row table:style-name="ro1">
          <table:table-cell office:value-type="string" calcext:value-type="string">
            <text:p>18:48:56.752</text:p>
          </table:table-cell>
          <table:table-cell office:value-type="float" office:value="0.056294173" calcext:value-type="float">
            <text:p>0.056294173</text:p>
          </table:table-cell>
          <table:table-cell office:value-type="float" office:value="0.24081206" calcext:value-type="float">
            <text:p>0.24081206</text:p>
          </table:table-cell>
          <table:table-cell office:value-type="float" office:value="0.27964795" calcext:value-type="float">
            <text:p>0.27964795</text:p>
          </table:table-cell>
        </table:table-row>
        <table:table-row table:style-name="ro1">
          <table:table-cell office:value-type="string" calcext:value-type="string">
            <text:p>18:48:56.826</text:p>
          </table:table-cell>
          <table:table-cell office:value-type="float" office:value="0.036821973" calcext:value-type="float">
            <text:p>0.036821973</text:p>
          </table:table-cell>
          <table:table-cell office:value-type="float" office:value="0.2114574" calcext:value-type="float">
            <text:p>0.2114574</text:p>
          </table:table-cell>
          <table:table-cell office:value-type="float" office:value="0.33452007" calcext:value-type="float">
            <text:p>0.33452007</text:p>
          </table:table-cell>
        </table:table-row>
        <table:table-row table:style-name="ro1">
          <table:table-cell office:value-type="string" calcext:value-type="string">
            <text:p>18:48:56.892</text:p>
          </table:table-cell>
          <table:table-cell office:value-type="float" office:value="0.04214857" calcext:value-type="float">
            <text:p>0.04214857</text:p>
          </table:table-cell>
          <table:table-cell office:value-type="float" office:value="0.17185463" calcext:value-type="float">
            <text:p>0.17185463</text:p>
          </table:table-cell>
          <table:table-cell office:value-type="float" office:value="0.23888542" calcext:value-type="float">
            <text:p>0.23888542</text:p>
          </table:table-cell>
        </table:table-row>
        <table:table-row table:style-name="ro1">
          <table:table-cell office:value-type="string" calcext:value-type="string">
            <text:p>18:48:56.966</text:p>
          </table:table-cell>
          <table:table-cell office:value-type="float" office:value="0.066717915" calcext:value-type="float">
            <text:p>0.066717915</text:p>
          </table:table-cell>
          <table:table-cell office:value-type="float" office:value="0.09116818" calcext:value-type="float">
            <text:p>0.09116818</text:p>
          </table:table-cell>
          <table:table-cell office:value-type="float" office:value="0.2547674" calcext:value-type="float">
            <text:p>0.2547674</text:p>
          </table:table-cell>
        </table:table-row>
        <table:table-row table:style-name="ro1">
          <table:table-cell office:value-type="string" calcext:value-type="string">
            <text:p>18:48:57.031</text:p>
          </table:table-cell>
          <table:table-cell office:value-type="float" office:value="0.10794652" calcext:value-type="float">
            <text:p>0.10794652</text:p>
          </table:table-cell>
          <table:table-cell office:value-type="float" office:value="0.10688046" calcext:value-type="float">
            <text:p>0.10688046</text:p>
          </table:table-cell>
          <table:table-cell office:value-type="float" office:value="0.26137075" calcext:value-type="float">
            <text:p>0.26137075</text:p>
          </table:table-cell>
        </table:table-row>
        <table:table-row table:style-name="ro1">
          <table:table-cell office:value-type="string" calcext:value-type="string">
            <text:p>18:48:57.107</text:p>
          </table:table-cell>
          <table:table-cell office:value-type="float" office:value="0.1329673" calcext:value-type="float">
            <text:p>0.1329673</text:p>
          </table:table-cell>
          <table:table-cell office:value-type="float" office:value="0.12761334" calcext:value-type="float">
            <text:p>0.12761334</text:p>
          </table:table-cell>
          <table:table-cell office:value-type="float" office:value="0.25391042" calcext:value-type="float">
            <text:p>0.25391042</text:p>
          </table:table-cell>
        </table:table-row>
        <table:table-row table:style-name="ro1">
          <table:table-cell office:value-type="string" calcext:value-type="string">
            <text:p>18:48:57.172</text:p>
          </table:table-cell>
          <table:table-cell office:value-type="float" office:value="0.1398854" calcext:value-type="float">
            <text:p>0.1398854</text:p>
          </table:table-cell>
          <table:table-cell office:value-type="float" office:value="0.14671238" calcext:value-type="float">
            <text:p>0.14671238</text:p>
          </table:table-cell>
          <table:table-cell office:value-type="float" office:value="0.19160537" calcext:value-type="float">
            <text:p>0.19160537</text:p>
          </table:table-cell>
        </table:table-row>
        <table:table-row table:style-name="ro1">
          <table:table-cell office:value-type="string" calcext:value-type="string">
            <text:p>18:48:57.243</text:p>
          </table:table-cell>
          <table:table-cell office:value-type="float" office:value="0.14303553" calcext:value-type="float">
            <text:p>0.14303553</text:p>
          </table:table-cell>
          <table:table-cell office:value-type="float" office:value="0.19905771" calcext:value-type="float">
            <text:p>0.19905771</text:p>
          </table:table-cell>
          <table:table-cell office:value-type="float" office:value="0.13223487" calcext:value-type="float">
            <text:p>0.13223487</text:p>
          </table:table-cell>
        </table:table-row>
        <table:table-row table:style-name="ro1">
          <table:table-cell office:value-type="string" calcext:value-type="string">
            <text:p>18:48:57.312</text:p>
          </table:table-cell>
          <table:table-cell office:value-type="float" office:value="0.17641266" calcext:value-type="float">
            <text:p>0.17641266</text:p>
          </table:table-cell>
          <table:table-cell office:value-type="float" office:value="0.2092545" calcext:value-type="float">
            <text:p>0.2092545</text:p>
          </table:table-cell>
          <table:table-cell office:value-type="float" office:value="0.127361" calcext:value-type="float">
            <text:p>0.127361</text:p>
          </table:table-cell>
        </table:table-row>
        <table:table-row table:style-name="ro1">
          <table:table-cell office:value-type="string" calcext:value-type="string">
            <text:p>18:48:57.383</text:p>
          </table:table-cell>
          <table:table-cell office:value-type="float" office:value="0.18140322" calcext:value-type="float">
            <text:p>0.18140322</text:p>
          </table:table-cell>
          <table:table-cell office:value-type="float" office:value="0.19997454" calcext:value-type="float">
            <text:p>0.19997454</text:p>
          </table:table-cell>
          <table:table-cell office:value-type="float" office:value="0.14231041" calcext:value-type="float">
            <text:p>0.14231041</text:p>
          </table:table-cell>
        </table:table-row>
        <table:table-row table:style-name="ro1">
          <table:table-cell office:value-type="string" calcext:value-type="string">
            <text:p>18:48:57.452</text:p>
          </table:table-cell>
          <table:table-cell office:value-type="float" office:value="0.18479611" calcext:value-type="float">
            <text:p>0.18479611</text:p>
          </table:table-cell>
          <table:table-cell office:value-type="float" office:value="0.18634914" calcext:value-type="float">
            <text:p>0.18634914</text:p>
          </table:table-cell>
          <table:table-cell office:value-type="float" office:value="0.13642901" calcext:value-type="float">
            <text:p>0.13642901</text:p>
          </table:table-cell>
        </table:table-row>
        <table:table-row table:style-name="ro1">
          <table:table-cell office:value-type="string" calcext:value-type="string">
            <text:p>18:48:57.523</text:p>
          </table:table-cell>
          <table:table-cell office:value-type="float" office:value="0.2339923" calcext:value-type="float">
            <text:p>0.2339923</text:p>
          </table:table-cell>
          <table:table-cell office:value-type="float" office:value="0.1716693" calcext:value-type="float">
            <text:p>0.1716693</text:p>
          </table:table-cell>
          <table:table-cell office:value-type="float" office:value="0.16431445" calcext:value-type="float">
            <text:p>0.16431445</text:p>
          </table:table-cell>
        </table:table-row>
        <table:table-row table:style-name="ro1">
          <table:table-cell office:value-type="string" calcext:value-type="string">
            <text:p>18:48:57.591</text:p>
          </table:table-cell>
          <table:table-cell office:value-type="float" office:value="0.28881574" calcext:value-type="float">
            <text:p>0.28881574</text:p>
          </table:table-cell>
          <table:table-cell office:value-type="float" office:value="0.20965372" calcext:value-type="float">
            <text:p>0.20965372</text:p>
          </table:table-cell>
          <table:table-cell office:value-type="float" office:value="0.088776514" calcext:value-type="float">
            <text:p>0.088776514</text:p>
          </table:table-cell>
        </table:table-row>
        <table:table-row table:style-name="ro1">
          <table:table-cell office:value-type="string" calcext:value-type="string">
            <text:p>18:48:57.664</text:p>
          </table:table-cell>
          <table:table-cell office:value-type="float" office:value="0.28322518" calcext:value-type="float">
            <text:p>0.28322518</text:p>
          </table:table-cell>
          <table:table-cell office:value-type="float" office:value="0.35194522" calcext:value-type="float">
            <text:p>0.35194522</text:p>
          </table:table-cell>
          <table:table-cell office:value-type="float" office:value="-0.07610699" calcext:value-type="float">
            <text:p>-0.07610699</text:p>
          </table:table-cell>
        </table:table-row>
        <table:table-row table:style-name="ro1">
          <table:table-cell office:value-type="string" calcext:value-type="string">
            <text:p>18:48:57.730</text:p>
          </table:table-cell>
          <table:table-cell office:value-type="float" office:value="0.32477573" calcext:value-type="float">
            <text:p>0.32477573</text:p>
          </table:table-cell>
          <table:table-cell office:value-type="float" office:value="0.49868435" calcext:value-type="float">
            <text:p>0.49868435</text:p>
          </table:table-cell>
          <table:table-cell office:value-type="float" office:value="0.00071754225" calcext:value-type="float">
            <text:p>0.00071754225</text:p>
          </table:table-cell>
        </table:table-row>
        <table:table-row table:style-name="ro1">
          <table:table-cell office:value-type="string" calcext:value-type="string">
            <text:p>18:48:57.801</text:p>
          </table:table-cell>
          <table:table-cell office:value-type="float" office:value="0.35184404" calcext:value-type="float">
            <text:p>0.35184404</text:p>
          </table:table-cell>
          <table:table-cell office:value-type="float" office:value="0.5307739" calcext:value-type="float">
            <text:p>0.5307739</text:p>
          </table:table-cell>
          <table:table-cell office:value-type="float" office:value="0.23179819" calcext:value-type="float">
            <text:p>0.23179819</text:p>
          </table:table-cell>
        </table:table-row>
        <table:table-row table:style-name="ro1">
          <table:table-cell office:value-type="string" calcext:value-type="string">
            <text:p>18:48:57.872</text:p>
          </table:table-cell>
          <table:table-cell office:value-type="float" office:value="0.2913911" calcext:value-type="float">
            <text:p>0.2913911</text:p>
          </table:table-cell>
          <table:table-cell office:value-type="float" office:value="0.27818483" calcext:value-type="float">
            <text:p>0.27818483</text:p>
          </table:table-cell>
          <table:table-cell office:value-type="float" office:value="0.3079348" calcext:value-type="float">
            <text:p>0.3079348</text:p>
          </table:table-cell>
        </table:table-row>
        <table:table-row table:style-name="ro1">
          <table:table-cell office:value-type="string" calcext:value-type="string">
            <text:p>18:48:57.943</text:p>
          </table:table-cell>
          <table:table-cell office:value-type="float" office:value="0.2128135" calcext:value-type="float">
            <text:p>0.2128135</text:p>
          </table:table-cell>
          <table:table-cell office:value-type="float" office:value="-0.20534655" calcext:value-type="float">
            <text:p>-0.20534655</text:p>
          </table:table-cell>
          <table:table-cell office:value-type="float" office:value="0.2189138" calcext:value-type="float">
            <text:p>0.2189138</text:p>
          </table:table-cell>
        </table:table-row>
        <table:table-row table:style-name="ro1">
          <table:table-cell office:value-type="string" calcext:value-type="string">
            <text:p>18:48:58.012</text:p>
          </table:table-cell>
          <table:table-cell office:value-type="float" office:value="0.083866134" calcext:value-type="float">
            <text:p>0.083866134</text:p>
          </table:table-cell>
          <table:table-cell office:value-type="float" office:value="-0.462766" calcext:value-type="float">
            <text:p>-0.462766</text:p>
          </table:table-cell>
          <table:table-cell office:value-type="float" office:value="0.21218348" calcext:value-type="float">
            <text:p>0.21218348</text:p>
          </table:table-cell>
        </table:table-row>
        <table:table-row table:style-name="ro1">
          <table:table-cell office:value-type="string" calcext:value-type="string">
            <text:p>18:48:58.083</text:p>
          </table:table-cell>
          <table:table-cell office:value-type="float" office:value="0.019009814" calcext:value-type="float">
            <text:p>0.019009814</text:p>
          </table:table-cell>
          <table:table-cell office:value-type="float" office:value="-0.7227882" calcext:value-type="float">
            <text:p>-0.7227882</text:p>
          </table:table-cell>
          <table:table-cell office:value-type="float" office:value="0.14306481" calcext:value-type="float">
            <text:p>0.14306481</text:p>
          </table:table-cell>
        </table:table-row>
        <table:table-row table:style-name="ro1">
          <table:table-cell office:value-type="string" calcext:value-type="string">
            <text:p>18:48:58.152</text:p>
          </table:table-cell>
          <table:table-cell office:value-type="float" office:value="-0.045952708" calcext:value-type="float">
            <text:p>-0.045952708</text:p>
          </table:table-cell>
          <table:table-cell office:value-type="float" office:value="-0.48088047" calcext:value-type="float">
            <text:p>-0.48088047</text:p>
          </table:table-cell>
          <table:table-cell office:value-type="float" office:value="-0.04284812" calcext:value-type="float">
            <text:p>-0.04284812</text:p>
          </table:table-cell>
        </table:table-row>
        <table:table-row table:style-name="ro1">
          <table:table-cell office:value-type="string" calcext:value-type="string">
            <text:p>18:48:58.223</text:p>
          </table:table-cell>
          <table:table-cell office:value-type="float" office:value="-0.07167969" calcext:value-type="float">
            <text:p>-0.07167969</text:p>
          </table:table-cell>
          <table:table-cell office:value-type="float" office:value="-0.15022406" calcext:value-type="float">
            <text:p>-0.15022406</text:p>
          </table:table-cell>
          <table:table-cell office:value-type="float" office:value="-0.32772347" calcext:value-type="float">
            <text:p>-0.32772347</text:p>
          </table:table-cell>
        </table:table-row>
        <table:table-row table:style-name="ro1">
          <table:table-cell office:value-type="string" calcext:value-type="string">
            <text:p>18:48:58.292</text:p>
          </table:table-cell>
          <table:table-cell office:value-type="float" office:value="-0.048691396" calcext:value-type="float">
            <text:p>-0.048691396</text:p>
          </table:table-cell>
          <table:table-cell office:value-type="float" office:value="-0.20705225" calcext:value-type="float">
            <text:p>-0.20705225</text:p>
          </table:table-cell>
          <table:table-cell office:value-type="float" office:value="-0.13696772" calcext:value-type="float">
            <text:p>-0.13696772</text:p>
          </table:table-cell>
        </table:table-row>
        <table:table-row table:style-name="ro1">
          <table:table-cell office:value-type="string" calcext:value-type="string">
            <text:p>18:48:58.363</text:p>
          </table:table-cell>
          <table:table-cell office:value-type="float" office:value="-0.069090806" calcext:value-type="float">
            <text:p>-0.069090806</text:p>
          </table:table-cell>
          <table:table-cell office:value-type="float" office:value="0.11885319" calcext:value-type="float">
            <text:p>0.11885319</text:p>
          </table:table-cell>
          <table:table-cell office:value-type="float" office:value="-0.3660688" calcext:value-type="float">
            <text:p>-0.3660688</text:p>
          </table:table-cell>
        </table:table-row>
        <table:table-row table:style-name="ro1">
          <table:table-cell office:value-type="string" calcext:value-type="string">
            <text:p>18:48:58.432</text:p>
          </table:table-cell>
          <table:table-cell office:value-type="float" office:value="-0.15930085" calcext:value-type="float">
            <text:p>-0.15930085</text:p>
          </table:table-cell>
          <table:table-cell office:value-type="float" office:value="0.23946299" calcext:value-type="float">
            <text:p>0.23946299</text:p>
          </table:table-cell>
          <table:table-cell office:value-type="float" office:value="-0.35187402" calcext:value-type="float">
            <text:p>-0.35187402</text:p>
          </table:table-cell>
        </table:table-row>
        <table:table-row table:style-name="ro1">
          <table:table-cell office:value-type="string" calcext:value-type="string">
            <text:p>18:48:58.503</text:p>
          </table:table-cell>
          <table:table-cell office:value-type="float" office:value="-0.2743278" calcext:value-type="float">
            <text:p>-0.2743278</text:p>
          </table:table-cell>
          <table:table-cell office:value-type="float" office:value="0.8089981" calcext:value-type="float">
            <text:p>0.8089981</text:p>
          </table:table-cell>
          <table:table-cell office:value-type="float" office:value="-0.25296593" calcext:value-type="float">
            <text:p>-0.25296593</text:p>
          </table:table-cell>
        </table:table-row>
        <table:table-row table:style-name="ro1">
          <table:table-cell office:value-type="string" calcext:value-type="string">
            <text:p>18:48:58.571</text:p>
          </table:table-cell>
          <table:table-cell office:value-type="float" office:value="-0.16120166" calcext:value-type="float">
            <text:p>-0.16120166</text:p>
          </table:table-cell>
          <table:table-cell office:value-type="float" office:value="0.3125954" calcext:value-type="float">
            <text:p>0.3125954</text:p>
          </table:table-cell>
          <table:table-cell office:value-type="float" office:value="-0.2685385" calcext:value-type="float">
            <text:p>-0.2685385</text:p>
          </table:table-cell>
        </table:table-row>
        <table:table-row table:style-name="ro1">
          <table:table-cell office:value-type="string" calcext:value-type="string">
            <text:p>18:48:58.648</text:p>
          </table:table-cell>
          <table:table-cell office:value-type="float" office:value="-0.19166353" calcext:value-type="float">
            <text:p>-0.19166353</text:p>
          </table:table-cell>
          <table:table-cell office:value-type="float" office:value="0.17916296" calcext:value-type="float">
            <text:p>0.17916296</text:p>
          </table:table-cell>
          <table:table-cell office:value-type="float" office:value="-0.19114755" calcext:value-type="float">
            <text:p>-0.19114755</text:p>
          </table:table-cell>
        </table:table-row>
        <table:table-row table:style-name="ro1">
          <table:table-cell office:value-type="string" calcext:value-type="string">
            <text:p>18:48:58.711</text:p>
          </table:table-cell>
          <table:table-cell office:value-type="float" office:value="-0.11229213" calcext:value-type="float">
            <text:p>-0.11229213</text:p>
          </table:table-cell>
          <table:table-cell office:value-type="float" office:value="0.17794591" calcext:value-type="float">
            <text:p>0.17794591</text:p>
          </table:table-cell>
          <table:table-cell office:value-type="float" office:value="-0.40604156" calcext:value-type="float">
            <text:p>-0.40604156</text:p>
          </table:table-cell>
        </table:table-row>
        <table:table-row table:style-name="ro1">
          <table:table-cell office:value-type="string" calcext:value-type="string">
            <text:p>18:48:58.782</text:p>
          </table:table-cell>
          <table:table-cell office:value-type="float" office:value="-0.06920254" calcext:value-type="float">
            <text:p>-0.06920254</text:p>
          </table:table-cell>
          <table:table-cell office:value-type="float" office:value="0.24650384" calcext:value-type="float">
            <text:p>0.24650384</text:p>
          </table:table-cell>
          <table:table-cell office:value-type="float" office:value="-0.54583293" calcext:value-type="float">
            <text:p>-0.54583293</text:p>
          </table:table-cell>
        </table:table-row>
        <table:table-row table:style-name="ro1">
          <table:table-cell office:value-type="string" calcext:value-type="string">
            <text:p>18:48:58.852</text:p>
          </table:table-cell>
          <table:table-cell office:value-type="float" office:value="-0.118752055" calcext:value-type="float">
            <text:p>-0.118752055</text:p>
          </table:table-cell>
          <table:table-cell office:value-type="float" office:value="0.15000285" calcext:value-type="float">
            <text:p>0.15000285</text:p>
          </table:table-cell>
          <table:table-cell office:value-type="float" office:value="-0.61056113" calcext:value-type="float">
            <text:p>-0.61056113</text:p>
          </table:table-cell>
        </table:table-row>
        <table:table-row table:style-name="ro1">
          <table:table-cell office:value-type="string" calcext:value-type="string">
            <text:p>18:48:58.923</text:p>
          </table:table-cell>
          <table:table-cell office:value-type="float" office:value="-0.042277228" calcext:value-type="float">
            <text:p>-0.042277228</text:p>
          </table:table-cell>
          <table:table-cell office:value-type="float" office:value="0.66146743" calcext:value-type="float">
            <text:p>0.66146743</text:p>
          </table:table-cell>
          <table:table-cell office:value-type="float" office:value="-0.48226872" calcext:value-type="float">
            <text:p>-0.48226872</text:p>
          </table:table-cell>
        </table:table-row>
        <table:table-row table:style-name="ro1">
          <table:table-cell office:value-type="string" calcext:value-type="string">
            <text:p>18:48:58.992</text:p>
          </table:table-cell>
          <table:table-cell office:value-type="float" office:value="0.010510047" calcext:value-type="float">
            <text:p>0.010510047</text:p>
          </table:table-cell>
          <table:table-cell office:value-type="float" office:value="0.12752283" calcext:value-type="float">
            <text:p>0.12752283</text:p>
          </table:table-cell>
          <table:table-cell office:value-type="float" office:value="0.093301915" calcext:value-type="float">
            <text:p>0.093301915</text:p>
          </table:table-cell>
        </table:table-row>
        <table:table-row table:style-name="ro1">
          <table:table-cell office:value-type="string" calcext:value-type="string">
            <text:p>18:48:59.063</text:p>
          </table:table-cell>
          <table:table-cell office:value-type="float" office:value="-0.013172835" calcext:value-type="float">
            <text:p>-0.013172835</text:p>
          </table:table-cell>
          <table:table-cell office:value-type="float" office:value="0.06906742" calcext:value-type="float">
            <text:p>0.06906742</text:p>
          </table:table-cell>
          <table:table-cell office:value-type="float" office:value="0.15340532" calcext:value-type="float">
            <text:p>0.15340532</text:p>
          </table:table-cell>
        </table:table-row>
        <table:table-row table:style-name="ro1">
          <table:table-cell office:value-type="string" calcext:value-type="string">
            <text:p>18:48:59.136</text:p>
          </table:table-cell>
          <table:table-cell office:value-type="float" office:value="-0.02064462" calcext:value-type="float">
            <text:p>-0.02064462</text:p>
          </table:table-cell>
          <table:table-cell office:value-type="float" office:value="0.07402594" calcext:value-type="float">
            <text:p>0.07402594</text:p>
          </table:table-cell>
          <table:table-cell office:value-type="float" office:value="0.17102374" calcext:value-type="float">
            <text:p>0.17102374</text:p>
          </table:table-cell>
        </table:table-row>
        <table:table-row table:style-name="ro1">
          <table:table-cell office:value-type="string" calcext:value-type="string">
            <text:p>18:48:59.287</text:p>
          </table:table-cell>
          <table:table-cell office:value-type="float" office:value="-0.022974676" calcext:value-type="float">
            <text:p>-0.022974676</text:p>
          </table:table-cell>
          <table:table-cell office:value-type="float" office:value="0.019601833" calcext:value-type="float">
            <text:p>0.019601833</text:p>
          </table:table-cell>
          <table:table-cell office:value-type="float" office:value="0.1996245" calcext:value-type="float">
            <text:p>0.1996245</text:p>
          </table:table-cell>
        </table:table-row>
        <table:table-row table:style-name="ro1">
          <table:table-cell office:value-type="string" calcext:value-type="string">
            <text:p>18:48:59.346</text:p>
          </table:table-cell>
          <table:table-cell office:value-type="float" office:value="-0.05978853" calcext:value-type="float">
            <text:p>-0.05978853</text:p>
          </table:table-cell>
          <table:table-cell office:value-type="float" office:value="-0.20999506" calcext:value-type="float">
            <text:p>-0.20999506</text:p>
          </table:table-cell>
          <table:table-cell office:value-type="float" office:value="0.17856342" calcext:value-type="float">
            <text:p>0.17856342</text:p>
          </table:table-cell>
        </table:table-row>
        <table:table-row table:style-name="ro1">
          <table:table-cell office:value-type="string" calcext:value-type="string">
            <text:p>18:48:59.361</text:p>
          </table:table-cell>
          <table:table-cell office:value-type="float" office:value="-0.03469346" calcext:value-type="float">
            <text:p>-0.03469346</text:p>
          </table:table-cell>
          <table:table-cell office:value-type="float" office:value="-0.03914201" calcext:value-type="float">
            <text:p>-0.03914201</text:p>
          </table:table-cell>
          <table:table-cell office:value-type="float" office:value="0.19608305" calcext:value-type="float">
            <text:p>0.19608305</text:p>
          </table:table-cell>
        </table:table-row>
        <table:table-row table:style-name="ro1">
          <table:table-cell office:value-type="string" calcext:value-type="string">
            <text:p>18:48:59.404</text:p>
          </table:table-cell>
          <table:table-cell office:value-type="float" office:value="-0.031224102" calcext:value-type="float">
            <text:p>-0.031224102</text:p>
          </table:table-cell>
          <table:table-cell office:value-type="float" office:value="-0.03522779" calcext:value-type="float">
            <text:p>-0.03522779</text:p>
          </table:table-cell>
          <table:table-cell office:value-type="float" office:value="0.17647475" calcext:value-type="float">
            <text:p>0.17647475</text:p>
          </table:table-cell>
        </table:table-row>
        <table:table-row table:style-name="ro1">
          <table:table-cell office:value-type="string" calcext:value-type="string">
            <text:p>18:48:59.443</text:p>
          </table:table-cell>
          <table:table-cell office:value-type="float" office:value="-0.028101671" calcext:value-type="float">
            <text:p>-0.028101671</text:p>
          </table:table-cell>
          <table:table-cell office:value-type="float" office:value="-0.031704992" calcext:value-type="float">
            <text:p>-0.031704992</text:p>
          </table:table-cell>
          <table:table-cell office:value-type="float" office:value="0.15882726" calcext:value-type="float">
            <text:p>0.15882726</text:p>
          </table:table-cell>
        </table:table-row>
        <table:table-row table:style-name="ro1">
          <table:table-cell office:value-type="string" calcext:value-type="string">
            <text:p>18:48:59.500</text:p>
          </table:table-cell>
          <table:table-cell office:value-type="float" office:value="-0.085936055" calcext:value-type="float">
            <text:p>-0.085936055</text:p>
          </table:table-cell>
          <table:table-cell office:value-type="float" office:value="-0.41305602" calcext:value-type="float">
            <text:p>-0.41305602</text:p>
          </table:table-cell>
          <table:table-cell office:value-type="float" office:value="0.21259785" calcext:value-type="float">
            <text:p>0.21259785</text:p>
          </table:table-cell>
        </table:table-row>
        <table:table-row table:style-name="ro1">
          <table:table-cell office:value-type="string" calcext:value-type="string">
            <text:p>18:48:59.521</text:p>
          </table:table-cell>
          <table:table-cell office:value-type="float" office:value="-0.07184929" calcext:value-type="float">
            <text:p>-0.07184929</text:p>
          </table:table-cell>
          <table:table-cell office:value-type="float" office:value="-0.28210202" calcext:value-type="float">
            <text:p>-0.28210202</text:p>
          </table:table-cell>
          <table:table-cell office:value-type="float" office:value="0.19463396" calcext:value-type="float">
            <text:p>0.19463396</text:p>
          </table:table-cell>
        </table:table-row>
        <table:table-row table:style-name="ro1">
          <table:table-cell office:value-type="string" calcext:value-type="string">
            <text:p>18:48:59.561</text:p>
          </table:table-cell>
          <table:table-cell office:value-type="float" office:value="-0.07784791" calcext:value-type="float">
            <text:p>-0.07784791</text:p>
          </table:table-cell>
          <table:table-cell office:value-type="float" office:value="-0.20862815" calcext:value-type="float">
            <text:p>-0.20862815</text:p>
          </table:table-cell>
          <table:table-cell office:value-type="float" office:value="0.12023892" calcext:value-type="float">
            <text:p>0.12023892</text:p>
          </table:table-cell>
        </table:table-row>
        <table:table-row table:style-name="ro1">
          <table:table-cell office:value-type="string" calcext:value-type="string">
            <text:p>18:48:59.603</text:p>
          </table:table-cell>
          <table:table-cell office:value-type="float" office:value="-0.15487759" calcext:value-type="float">
            <text:p>-0.15487759</text:p>
          </table:table-cell>
          <table:table-cell office:value-type="float" office:value="-0.33124676" calcext:value-type="float">
            <text:p>-0.33124676</text:p>
          </table:table-cell>
          <table:table-cell office:value-type="float" office:value="0.06998262" calcext:value-type="float">
            <text:p>0.06998262</text:p>
          </table:table-cell>
        </table:table-row>
        <table:table-row table:style-name="ro1">
          <table:table-cell office:value-type="string" calcext:value-type="string">
            <text:p>18:48:59.641</text:p>
          </table:table-cell>
          <table:table-cell office:value-type="float" office:value="-0.14378434" calcext:value-type="float">
            <text:p>-0.14378434</text:p>
          </table:table-cell>
          <table:table-cell office:value-type="float" office:value="-0.31877637" calcext:value-type="float">
            <text:p>-0.31877637</text:p>
          </table:table-cell>
          <table:table-cell office:value-type="float" office:value="0.077925764" calcext:value-type="float">
            <text:p>0.077925764</text:p>
          </table:table-cell>
        </table:table-row>
        <table:table-row table:style-name="ro1">
          <table:table-cell office:value-type="string" calcext:value-type="string">
            <text:p>18:48:59.681</text:p>
          </table:table-cell>
          <table:table-cell office:value-type="float" office:value="-0.18719397" calcext:value-type="float">
            <text:p>-0.18719397</text:p>
          </table:table-cell>
          <table:table-cell office:value-type="float" office:value="-0.24053647" calcext:value-type="float">
            <text:p>-0.24053647</text:p>
          </table:table-cell>
          <table:table-cell office:value-type="float" office:value="0.09012826" calcext:value-type="float">
            <text:p>0.09012826</text:p>
          </table:table-cell>
        </table:table-row>
        <table:table-row table:style-name="ro1">
          <table:table-cell office:value-type="string" calcext:value-type="string">
            <text:p>18:48:59.721</text:p>
          </table:table-cell>
          <table:table-cell office:value-type="float" office:value="-0.19791797" calcext:value-type="float">
            <text:p>-0.19791797</text:p>
          </table:table-cell>
          <table:table-cell office:value-type="float" office:value="-0.22131681" calcext:value-type="float">
            <text:p>-0.22131681</text:p>
          </table:table-cell>
          <table:table-cell office:value-type="float" office:value="0.0059689675" calcext:value-type="float">
            <text:p>0.0059689675</text:p>
          </table:table-cell>
        </table:table-row>
        <table:table-row table:style-name="ro1">
          <table:table-cell office:value-type="string" calcext:value-type="string">
            <text:p>18:48:59.761</text:p>
          </table:table-cell>
          <table:table-cell office:value-type="float" office:value="-0.25107536" calcext:value-type="float">
            <text:p>-0.25107536</text:p>
          </table:table-cell>
          <table:table-cell office:value-type="float" office:value="-0.15084529" calcext:value-type="float">
            <text:p>-0.15084529</text:p>
          </table:table-cell>
          <table:table-cell office:value-type="float" office:value="-0.050438453" calcext:value-type="float">
            <text:p>-0.050438453</text:p>
          </table:table-cell>
        </table:table-row>
        <table:table-row table:style-name="ro1">
          <table:table-cell office:value-type="string" calcext:value-type="string">
            <text:p>18:48:59.801</text:p>
          </table:table-cell>
          <table:table-cell office:value-type="float" office:value="-0.2384923" calcext:value-type="float">
            <text:p>-0.2384923</text:p>
          </table:table-cell>
          <table:table-cell office:value-type="float" office:value="-0.12609278" calcext:value-type="float">
            <text:p>-0.12609278</text:p>
          </table:table-cell>
          <table:table-cell office:value-type="float" office:value="-0.07154208" calcext:value-type="float">
            <text:p>-0.07154208</text:p>
          </table:table-cell>
        </table:table-row>
        <table:table-row table:style-name="ro1">
          <table:table-cell office:value-type="string" calcext:value-type="string">
            <text:p>18:48:59.841</text:p>
          </table:table-cell>
          <table:table-cell office:value-type="float" office:value="-0.29901806" calcext:value-type="float">
            <text:p>-0.29901806</text:p>
          </table:table-cell>
          <table:table-cell office:value-type="float" office:value="-0.060089946" calcext:value-type="float">
            <text:p>-0.060089946</text:p>
          </table:table-cell>
          <table:table-cell office:value-type="float" office:value="-0.03889957" calcext:value-type="float">
            <text:p>-0.03889957</text:p>
          </table:table-cell>
        </table:table-row>
        <table:table-row table:style-name="ro1">
          <table:table-cell office:value-type="string" calcext:value-type="string">
            <text:p>18:48:59.881</text:p>
          </table:table-cell>
          <table:table-cell office:value-type="float" office:value="-0.2994385" calcext:value-type="float">
            <text:p>-0.2994385</text:p>
          </table:table-cell>
          <table:table-cell office:value-type="float" office:value="-0.01958389" calcext:value-type="float">
            <text:p>-0.01958389</text:p>
          </table:table-cell>
          <table:table-cell office:value-type="float" office:value="-0.07016588" calcext:value-type="float">
            <text:p>-0.07016588</text:p>
          </table:table-cell>
        </table:table-row>
        <table:table-row table:style-name="ro1">
          <table:table-cell office:value-type="string" calcext:value-type="string">
            <text:p>18:48:59.922</text:p>
          </table:table-cell>
          <table:table-cell office:value-type="float" office:value="-0.30860606" calcext:value-type="float">
            <text:p>-0.30860606</text:p>
          </table:table-cell>
          <table:table-cell office:value-type="float" office:value="-0.15297708" calcext:value-type="float">
            <text:p>-0.15297708</text:p>
          </table:table-cell>
          <table:table-cell office:value-type="float" office:value="0.07286144" calcext:value-type="float">
            <text:p>0.07286144</text:p>
          </table:table-cell>
        </table:table-row>
        <table:table-row table:style-name="ro1">
          <table:table-cell office:value-type="string" calcext:value-type="string">
            <text:p>18:48:59.962</text:p>
          </table:table-cell>
          <table:table-cell office:value-type="float" office:value="-0.34432256" calcext:value-type="float">
            <text:p>-0.34432256</text:p>
          </table:table-cell>
          <table:table-cell office:value-type="float" office:value="-0.15635613" calcext:value-type="float">
            <text:p>-0.15635613</text:p>
          </table:table-cell>
          <table:table-cell office:value-type="float" office:value="0.034813564" calcext:value-type="float">
            <text:p>0.034813564</text:p>
          </table:table-cell>
        </table:table-row>
        <table:table-row table:style-name="ro1">
          <table:table-cell office:value-type="string" calcext:value-type="string">
            <text:p>18:49:00.018</text:p>
          </table:table-cell>
          <table:table-cell office:value-type="float" office:value="-0.36262468" calcext:value-type="float">
            <text:p>-0.36262468</text:p>
          </table:table-cell>
          <table:table-cell office:value-type="float" office:value="-0.027121877" calcext:value-type="float">
            <text:p>-0.027121877</text:p>
          </table:table-cell>
          <table:table-cell office:value-type="float" office:value="-0.2547518" calcext:value-type="float">
            <text:p>-0.2547518</text:p>
          </table:table-cell>
        </table:table-row>
        <table:table-row table:style-name="ro1">
          <table:table-cell office:value-type="string" calcext:value-type="string">
            <text:p>18:49:00.041</text:p>
          </table:table-cell>
          <table:table-cell office:value-type="float" office:value="-0.26549792" calcext:value-type="float">
            <text:p>-0.26549792</text:p>
          </table:table-cell>
          <table:table-cell office:value-type="float" office:value="-0.01935599" calcext:value-type="float">
            <text:p>-0.01935599</text:p>
          </table:table-cell>
          <table:table-cell office:value-type="float" office:value="-0.37627366" calcext:value-type="float">
            <text:p>-0.37627366</text:p>
          </table:table-cell>
        </table:table-row>
        <table:table-row table:style-name="ro1">
          <table:table-cell office:value-type="string" calcext:value-type="string">
            <text:p>18:49:00.081</text:p>
          </table:table-cell>
          <table:table-cell office:value-type="float" office:value="-0.10887008" calcext:value-type="float">
            <text:p>-0.10887008</text:p>
          </table:table-cell>
          <table:table-cell office:value-type="float" office:value="-0.22791845" calcext:value-type="float">
            <text:p>-0.22791845</text:p>
          </table:table-cell>
          <table:table-cell office:value-type="float" office:value="-0.3727039" calcext:value-type="float">
            <text:p>-0.3727039</text:p>
          </table:table-cell>
        </table:table-row>
        <table:table-row table:style-name="ro1">
          <table:table-cell office:value-type="string" calcext:value-type="string">
            <text:p>18:49:00.121</text:p>
          </table:table-cell>
          <table:table-cell office:value-type="float" office:value="-0.08457974" calcext:value-type="float">
            <text:p>-0.08457974</text:p>
          </table:table-cell>
          <table:table-cell office:value-type="float" office:value="-0.27016565" calcext:value-type="float">
            <text:p>-0.27016565</text:p>
          </table:table-cell>
          <table:table-cell office:value-type="float" office:value="-0.50022846" calcext:value-type="float">
            <text:p>-0.50022846</text:p>
          </table:table-cell>
        </table:table-row>
        <table:table-row table:style-name="ro1">
          <table:table-cell office:value-type="string" calcext:value-type="string">
            <text:p>18:49:00.161</text:p>
          </table:table-cell>
          <table:table-cell office:value-type="float" office:value="-0.071507506" calcext:value-type="float">
            <text:p>-0.071507506</text:p>
          </table:table-cell>
          <table:table-cell office:value-type="float" office:value="-0.045834646" calcext:value-type="float">
            <text:p>-0.045834646</text:p>
          </table:table-cell>
          <table:table-cell office:value-type="float" office:value="-0.59566456" calcext:value-type="float">
            <text:p>-0.59566456</text:p>
          </table:table-cell>
        </table:table-row>
        <table:table-row table:style-name="ro1">
          <table:table-cell office:value-type="string" calcext:value-type="string">
            <text:p>18:49:00.206</text:p>
          </table:table-cell>
          <table:table-cell office:value-type="float" office:value="0.018480178" calcext:value-type="float">
            <text:p>0.018480178</text:p>
          </table:table-cell>
          <table:table-cell office:value-type="float" office:value="-0.25636348" calcext:value-type="float">
            <text:p>-0.25636348</text:p>
          </table:table-cell>
          <table:table-cell office:value-type="float" office:value="-0.5424702" calcext:value-type="float">
            <text:p>-0.5424702</text:p>
          </table:table-cell>
        </table:table-row>
        <table:table-row table:style-name="ro1">
          <table:table-cell office:value-type="string" calcext:value-type="string">
            <text:p>18:49:00.242</text:p>
          </table:table-cell>
          <table:table-cell office:value-type="float" office:value="0.010919265" calcext:value-type="float">
            <text:p>0.010919265</text:p>
          </table:table-cell>
          <table:table-cell office:value-type="float" office:value="-0.33311972" calcext:value-type="float">
            <text:p>-0.33311972</text:p>
          </table:table-cell>
          <table:table-cell office:value-type="float" office:value="-0.3328765" calcext:value-type="float">
            <text:p>-0.3328765</text:p>
          </table:table-cell>
        </table:table-row>
        <table:table-row table:style-name="ro1">
          <table:table-cell office:value-type="string" calcext:value-type="string">
            <text:p>18:49:00.282</text:p>
          </table:table-cell>
          <table:table-cell office:value-type="float" office:value="0.021912243" calcext:value-type="float">
            <text:p>0.021912243</text:p>
          </table:table-cell>
          <table:table-cell office:value-type="float" office:value="-0.29079893" calcext:value-type="float">
            <text:p>-0.29079893</text:p>
          </table:table-cell>
          <table:table-cell office:value-type="float" office:value="-0.47844625" calcext:value-type="float">
            <text:p>-0.47844625</text:p>
          </table:table-cell>
        </table:table-row>
        <table:table-row table:style-name="ro1">
          <table:table-cell office:value-type="string" calcext:value-type="string">
            <text:p>18:49:00.322</text:p>
          </table:table-cell>
          <table:table-cell office:value-type="float" office:value="0.017743526" calcext:value-type="float">
            <text:p>0.017743526</text:p>
          </table:table-cell>
          <table:table-cell office:value-type="float" office:value="-0.32653838" calcext:value-type="float">
            <text:p>-0.32653838</text:p>
          </table:table-cell>
          <table:table-cell office:value-type="float" office:value="-0.47850204" calcext:value-type="float">
            <text:p>-0.47850204</text:p>
          </table:table-cell>
        </table:table-row>
        <table:table-row table:style-name="ro1">
          <table:table-cell office:value-type="string" calcext:value-type="string">
            <text:p>18:49:00.362</text:p>
          </table:table-cell>
          <table:table-cell office:value-type="float" office:value="0.030910576" calcext:value-type="float">
            <text:p>0.030910576</text:p>
          </table:table-cell>
          <table:table-cell office:value-type="float" office:value="-0.3231082" calcext:value-type="float">
            <text:p>-0.3231082</text:p>
          </table:table-cell>
          <table:table-cell office:value-type="float" office:value="-0.5809448" calcext:value-type="float">
            <text:p>-0.5809448</text:p>
          </table:table-cell>
        </table:table-row>
        <table:table-row table:style-name="ro1">
          <table:table-cell office:value-type="string" calcext:value-type="string">
            <text:p>18:49:00.422</text:p>
          </table:table-cell>
          <table:table-cell office:value-type="float" office:value="-0.049963735" calcext:value-type="float">
            <text:p>-0.049963735</text:p>
          </table:table-cell>
          <table:table-cell office:value-type="float" office:value="-0.3299087" calcext:value-type="float">
            <text:p>-0.3299087</text:p>
          </table:table-cell>
          <table:table-cell office:value-type="float" office:value="-0.4217761" calcext:value-type="float">
            <text:p>-0.4217761</text:p>
          </table:table-cell>
        </table:table-row>
        <table:table-row table:style-name="ro1">
          <table:table-cell office:value-type="string" calcext:value-type="string">
            <text:p>18:49:00.462</text:p>
          </table:table-cell>
          <table:table-cell office:value-type="float" office:value="-0.044967342" calcext:value-type="float">
            <text:p>-0.044967342</text:p>
          </table:table-cell>
          <table:table-cell office:value-type="float" office:value="-0.29691783" calcext:value-type="float">
            <text:p>-0.29691783</text:p>
          </table:table-cell>
          <table:table-cell office:value-type="float" office:value="-0.37959847" calcext:value-type="float">
            <text:p>-0.37959847</text:p>
          </table:table-cell>
        </table:table-row>
        <table:table-row table:style-name="ro1">
          <table:table-cell office:value-type="string" calcext:value-type="string">
            <text:p>18:49:00.541</text:p>
          </table:table-cell>
          <table:table-cell office:value-type="float" office:value="-0.040470608" calcext:value-type="float">
            <text:p>-0.040470608</text:p>
          </table:table-cell>
          <table:table-cell office:value-type="float" office:value="-0.267226" calcext:value-type="float">
            <text:p>-0.267226</text:p>
          </table:table-cell>
          <table:table-cell office:value-type="float" office:value="-0.34163862" calcext:value-type="float">
            <text:p>-0.34163862</text:p>
          </table:table-cell>
        </table:table-row>
        <table:table-row table:style-name="ro1">
          <table:table-cell office:value-type="string" calcext:value-type="string">
            <text:p>18:49:00.611</text:p>
          </table:table-cell>
          <table:table-cell office:value-type="float" office:value="-0.03642355" calcext:value-type="float">
            <text:p>-0.03642355</text:p>
          </table:table-cell>
          <table:table-cell office:value-type="float" office:value="-0.24050342" calcext:value-type="float">
            <text:p>-0.24050342</text:p>
          </table:table-cell>
          <table:table-cell office:value-type="float" office:value="-0.30747476" calcext:value-type="float">
            <text:p>-0.30747476</text:p>
          </table:table-cell>
        </table:table-row>
        <table:table-row table:style-name="ro1">
          <table:table-cell office:value-type="string" calcext:value-type="string">
            <text:p>18:49:00.681</text:p>
          </table:table-cell>
          <table:table-cell office:value-type="float" office:value="-0.032781232" calcext:value-type="float">
            <text:p>-0.032781232</text:p>
          </table:table-cell>
          <table:table-cell office:value-type="float" office:value="-0.21645309" calcext:value-type="float">
            <text:p>-0.21645309</text:p>
          </table:table-cell>
          <table:table-cell office:value-type="float" office:value="-0.2767273" calcext:value-type="float">
            <text:p>-0.2767273</text:p>
          </table:table-cell>
        </table:table-row>
        <table:table-row table:style-name="ro1">
          <table:table-cell office:value-type="string" calcext:value-type="string">
            <text:p>18:49:00.752</text:p>
          </table:table-cell>
          <table:table-cell office:value-type="float" office:value="0.32140025" calcext:value-type="float">
            <text:p>0.32140025</text:p>
          </table:table-cell>
          <table:table-cell office:value-type="float" office:value="-0.44771308" calcext:value-type="float">
            <text:p>-0.44771308</text:p>
          </table:table-cell>
          <table:table-cell office:value-type="float" office:value="0.56722957" calcext:value-type="float">
            <text:p>0.56722957</text:p>
          </table:table-cell>
        </table:table-row>
        <table:table-row table:style-name="ro1">
          <table:table-cell office:value-type="string" calcext:value-type="string">
            <text:p>18:49:00.823</text:p>
          </table:table-cell>
          <table:table-cell office:value-type="float" office:value="0.43735594" calcext:value-type="float">
            <text:p>0.43735594</text:p>
          </table:table-cell>
          <table:table-cell office:value-type="float" office:value="-0.29088122" calcext:value-type="float">
            <text:p>-0.29088122</text:p>
          </table:table-cell>
          <table:table-cell office:value-type="float" office:value="0.63948613" calcext:value-type="float">
            <text:p>0.63948613</text:p>
          </table:table-cell>
        </table:table-row>
        <table:table-row table:style-name="ro1">
          <table:table-cell office:value-type="string" calcext:value-type="string">
            <text:p>18:49:01.133</text:p>
          </table:table-cell>
          <table:table-cell office:value-type="float" office:value="0.59576875" calcext:value-type="float">
            <text:p>0.59576875</text:p>
          </table:table-cell>
          <table:table-cell office:value-type="float" office:value="-0.39604604" calcext:value-type="float">
            <text:p>-0.39604604</text:p>
          </table:table-cell>
          <table:table-cell office:value-type="float" office:value="0.8530522" calcext:value-type="float">
            <text:p>0.8530522</text:p>
          </table:table-cell>
        </table:table-row>
        <table:table-row table:style-name="ro1">
          <table:table-cell office:value-type="string" calcext:value-type="string">
            <text:p>18:49:01.199</text:p>
          </table:table-cell>
          <table:table-cell office:value-type="float" office:value="0.42742723" calcext:value-type="float">
            <text:p>0.42742723</text:p>
          </table:table-cell>
          <table:table-cell office:value-type="float" office:value="-0.3283164" calcext:value-type="float">
            <text:p>-0.3283164</text:p>
          </table:table-cell>
          <table:table-cell office:value-type="float" office:value="0.6739237" calcext:value-type="float">
            <text:p>0.6739237</text:p>
          </table:table-cell>
        </table:table-row>
        <table:table-row table:style-name="ro1">
          <table:table-cell office:value-type="string" calcext:value-type="string">
            <text:p>18:49:01.274</text:p>
          </table:table-cell>
          <table:table-cell office:value-type="float" office:value="0.28602734" calcext:value-type="float">
            <text:p>0.28602734</text:p>
          </table:table-cell>
          <table:table-cell office:value-type="float" office:value="-0.34580216" calcext:value-type="float">
            <text:p>-0.34580216</text:p>
          </table:table-cell>
          <table:table-cell office:value-type="float" office:value="0.4514044" calcext:value-type="float">
            <text:p>0.4514044</text:p>
          </table:table-cell>
        </table:table-row>
        <table:table-row table:style-name="ro1">
          <table:table-cell office:value-type="string" calcext:value-type="string">
            <text:p>18:49:02.316</text:p>
          </table:table-cell>
          <table:table-cell office:value-type="float" office:value="0.028469512" calcext:value-type="float">
            <text:p>0.028469512</text:p>
          </table:table-cell>
          <table:table-cell office:value-type="float" office:value="0.7428063" calcext:value-type="float">
            <text:p>0.7428063</text:p>
          </table:table-cell>
          <table:table-cell office:value-type="float" office:value="0.2495989" calcext:value-type="float">
            <text:p>0.2495989</text:p>
          </table:table-cell>
        </table:table-row>
        <table:table-row table:style-name="ro1">
          <table:table-cell office:value-type="string" calcext:value-type="string">
            <text:p>18:49:02.386</text:p>
          </table:table-cell>
          <table:table-cell office:value-type="float" office:value="0.03441164" calcext:value-type="float">
            <text:p>0.03441164</text:p>
          </table:table-cell>
          <table:table-cell office:value-type="float" office:value="0.7647659" calcext:value-type="float">
            <text:p>0.7647659</text:p>
          </table:table-cell>
          <table:table-cell office:value-type="float" office:value="0.14619665" calcext:value-type="float">
            <text:p>0.14619665</text:p>
          </table:table-cell>
        </table:table-row>
        <table:table-row table:style-name="ro1">
          <table:table-cell office:value-type="string" calcext:value-type="string">
            <text:p>18:49:02.457</text:p>
          </table:table-cell>
          <table:table-cell office:value-type="float" office:value="0.003724393" calcext:value-type="float">
            <text:p>0.003724393</text:p>
          </table:table-cell>
          <table:table-cell office:value-type="float" office:value="0.63247883" calcext:value-type="float">
            <text:p>0.63247883</text:p>
          </table:table-cell>
          <table:table-cell office:value-type="float" office:value="0.16299787" calcext:value-type="float">
            <text:p>0.16299787</text:p>
          </table:table-cell>
        </table:table-row>
        <table:table-row table:style-name="ro1">
          <table:table-cell office:value-type="string" calcext:value-type="string">
            <text:p>18:49:02.526</text:p>
          </table:table-cell>
          <table:table-cell office:value-type="float" office:value="0.043122455" calcext:value-type="float">
            <text:p>0.043122455</text:p>
          </table:table-cell>
          <table:table-cell office:value-type="float" office:value="0.4855151" calcext:value-type="float">
            <text:p>0.4855151</text:p>
          </table:table-cell>
          <table:table-cell office:value-type="float" office:value="0.23546761" calcext:value-type="float">
            <text:p>0.23546761</text:p>
          </table:table-cell>
        </table:table-row>
        <table:table-row table:style-name="ro1">
          <table:table-cell office:value-type="string" calcext:value-type="string">
            <text:p>18:49:02.597</text:p>
          </table:table-cell>
          <table:table-cell office:value-type="float" office:value="0.035514332" calcext:value-type="float">
            <text:p>0.035514332</text:p>
          </table:table-cell>
          <table:table-cell office:value-type="float" office:value="0.45476148" calcext:value-type="float">
            <text:p>0.45476148</text:p>
          </table:table-cell>
          <table:table-cell office:value-type="float" office:value="0.21060249" calcext:value-type="float">
            <text:p>0.21060249</text:p>
          </table:table-cell>
        </table:table-row>
        <table:table-row table:style-name="ro1">
          <table:table-cell office:value-type="string" calcext:value-type="string">
            <text:p>18:49:02.667</text:p>
          </table:table-cell>
          <table:table-cell office:value-type="float" office:value="-0.0045117103" calcext:value-type="float">
            <text:p>-0.0045117103</text:p>
          </table:table-cell>
          <table:table-cell office:value-type="float" office:value="0.31700018" calcext:value-type="float">
            <text:p>0.31700018</text:p>
          </table:table-cell>
          <table:table-cell office:value-type="float" office:value="0.1941565" calcext:value-type="float">
            <text:p>0.1941565</text:p>
          </table:table-cell>
        </table:table-row>
        <table:table-row table:style-name="ro1">
          <table:table-cell office:value-type="string" calcext:value-type="string">
            <text:p>18:49:02.738</text:p>
          </table:table-cell>
          <table:table-cell office:value-type="float" office:value="-0.03548146" calcext:value-type="float">
            <text:p>-0.03548146</text:p>
          </table:table-cell>
          <table:table-cell office:value-type="float" office:value="0.3105687" calcext:value-type="float">
            <text:p>0.3105687</text:p>
          </table:table-cell>
          <table:table-cell office:value-type="float" office:value="0.15562464" calcext:value-type="float">
            <text:p>0.15562464</text:p>
          </table:table-cell>
        </table:table-row>
        <table:table-row table:style-name="ro1">
          <table:table-cell office:value-type="string" calcext:value-type="string">
            <text:p>18:49:04.291</text:p>
          </table:table-cell>
          <table:table-cell office:value-type="float" office:value="0.24667999" calcext:value-type="float">
            <text:p>0.24667999</text:p>
          </table:table-cell>
          <table:table-cell office:value-type="float" office:value="0.12921886" calcext:value-type="float">
            <text:p>0.12921886</text:p>
          </table:table-cell>
          <table:table-cell office:value-type="float" office:value="0.45690784" calcext:value-type="float">
            <text:p>0.45690784</text:p>
          </table:table-cell>
        </table:table-row>
        <table:table-row table:style-name="ro1">
          <table:table-cell office:value-type="string" calcext:value-type="string">
            <text:p>18:49:04.357</text:p>
          </table:table-cell>
          <table:table-cell office:value-type="float" office:value="0.20838892" calcext:value-type="float">
            <text:p>0.20838892</text:p>
          </table:table-cell>
          <table:table-cell office:value-type="float" office:value="0.22220516" calcext:value-type="float">
            <text:p>0.22220516</text:p>
          </table:table-cell>
          <table:table-cell office:value-type="float" office:value="0.3134388" calcext:value-type="float">
            <text:p>0.3134388</text:p>
          </table:table-cell>
        </table:table-row>
        <table:table-row table:style-name="ro1">
          <table:table-cell office:value-type="string" calcext:value-type="string">
            <text:p>18:49:04.431</text:p>
          </table:table-cell>
          <table:table-cell office:value-type="float" office:value="0.19172484" calcext:value-type="float">
            <text:p>0.19172484</text:p>
          </table:table-cell>
          <table:table-cell office:value-type="float" office:value="0.3359954" calcext:value-type="float">
            <text:p>0.3359954</text:p>
          </table:table-cell>
          <table:table-cell office:value-type="float" office:value="0.28121603" calcext:value-type="float">
            <text:p>0.28121603</text:p>
          </table:table-cell>
        </table:table-row>
        <table:table-row table:style-name="ro1">
          <table:table-cell office:value-type="string" calcext:value-type="string">
            <text:p>18:49:04.499</text:p>
          </table:table-cell>
          <table:table-cell office:value-type="float" office:value="0.0960875" calcext:value-type="float">
            <text:p>0.0960875</text:p>
          </table:table-cell>
          <table:table-cell office:value-type="float" office:value="0.3516146" calcext:value-type="float">
            <text:p>0.3516146</text:p>
          </table:table-cell>
          <table:table-cell office:value-type="float" office:value="0.10543816" calcext:value-type="float">
            <text:p>0.10543816</text:p>
          </table:table-cell>
        </table:table-row>
        <table:table-row table:style-name="ro1">
          <table:table-cell office:value-type="string" calcext:value-type="string">
            <text:p>18:49:04.570</text:p>
          </table:table-cell>
          <table:table-cell office:value-type="float" office:value="0.07417409" calcext:value-type="float">
            <text:p>0.07417409</text:p>
          </table:table-cell>
          <table:table-cell office:value-type="float" office:value="0.23669238" calcext:value-type="float">
            <text:p>0.23669238</text:p>
          </table:table-cell>
          <table:table-cell office:value-type="float" office:value="0.16015318" calcext:value-type="float">
            <text:p>0.16015318</text:p>
          </table:table-cell>
        </table:table-row>
        <table:table-row table:style-name="ro1">
          <table:table-cell office:value-type="string" calcext:value-type="string">
            <text:p>18:49:04.639</text:p>
          </table:table-cell>
          <table:table-cell office:value-type="float" office:value="0.13838758" calcext:value-type="float">
            <text:p>0.13838758</text:p>
          </table:table-cell>
          <table:table-cell office:value-type="float" office:value="0.06976145" calcext:value-type="float">
            <text:p>0.06976145</text:p>
          </table:table-cell>
          <table:table-cell office:value-type="float" office:value="0.15622282" calcext:value-type="float">
            <text:p>0.15622282</text:p>
          </table:table-cell>
        </table:table-row>
        <table:table-row table:style-name="ro1">
          <table:table-cell office:value-type="string" calcext:value-type="string">
            <text:p>18:49:04.710</text:p>
          </table:table-cell>
          <table:table-cell office:value-type="float" office:value="0.13992968" calcext:value-type="float">
            <text:p>0.13992968</text:p>
          </table:table-cell>
          <table:table-cell office:value-type="float" office:value="0.24142297" calcext:value-type="float">
            <text:p>0.24142297</text:p>
          </table:table-cell>
          <table:table-cell office:value-type="float" office:value="-0.06835943" calcext:value-type="float">
            <text:p>-0.06835943</text:p>
          </table:table-cell>
        </table:table-row>
        <table:table-row table:style-name="ro1">
          <table:table-cell office:value-type="string" calcext:value-type="string">
            <text:p>18:49:04.789</text:p>
          </table:table-cell>
          <table:table-cell office:value-type="float" office:value="0.13230877" calcext:value-type="float">
            <text:p>0.13230877</text:p>
          </table:table-cell>
          <table:table-cell office:value-type="float" office:value="0.19464886" calcext:value-type="float">
            <text:p>0.19464886</text:p>
          </table:table-cell>
          <table:table-cell office:value-type="float" office:value="-0.14172369" calcext:value-type="float">
            <text:p>-0.14172369</text:p>
          </table:table-cell>
        </table:table-row>
        <table:table-row table:style-name="ro1">
          <table:table-cell office:value-type="string" calcext:value-type="string">
            <text:p>18:49:04.848</text:p>
          </table:table-cell>
          <table:table-cell office:value-type="float" office:value="0.17642653" calcext:value-type="float">
            <text:p>0.17642653</text:p>
          </table:table-cell>
          <table:table-cell office:value-type="float" office:value="-0.016417602" calcext:value-type="float">
            <text:p>-0.016417602</text:p>
          </table:table-cell>
          <table:table-cell office:value-type="float" office:value="-0.20401618" calcext:value-type="float">
            <text:p>-0.20401618</text:p>
          </table:table-cell>
        </table:table-row>
        <table:table-row table:style-name="ro1">
          <table:table-cell office:value-type="string" calcext:value-type="string">
            <text:p>18:49:04.918</text:p>
          </table:table-cell>
          <table:table-cell office:value-type="float" office:value="0.1308786" calcext:value-type="float">
            <text:p>0.1308786</text:p>
          </table:table-cell>
          <table:table-cell office:value-type="float" office:value="0.2655953" calcext:value-type="float">
            <text:p>0.2655953</text:p>
          </table:table-cell>
          <table:table-cell office:value-type="float" office:value="-0.50880986" calcext:value-type="float">
            <text:p>-0.50880986</text:p>
          </table:table-cell>
        </table:table-row>
        <table:table-row table:style-name="ro1">
          <table:table-cell office:value-type="string" calcext:value-type="string">
            <text:p>18:49:04.990</text:p>
          </table:table-cell>
          <table:table-cell office:value-type="float" office:value="0.017815148" calcext:value-type="float">
            <text:p>0.017815148</text:p>
          </table:table-cell>
          <table:table-cell office:value-type="float" office:value="0.55390394" calcext:value-type="float">
            <text:p>0.55390394</text:p>
          </table:table-cell>
          <table:table-cell office:value-type="float" office:value="-0.95253336" calcext:value-type="float">
            <text:p>-0.95253336</text:p>
          </table:table-cell>
        </table:table-row>
        <table:table-row table:style-name="ro1">
          <table:table-cell office:value-type="string" calcext:value-type="string">
            <text:p>18:49:05.059</text:p>
          </table:table-cell>
          <table:table-cell office:value-type="float" office:value="-0.025274973" calcext:value-type="float">
            <text:p>-0.025274973</text:p>
          </table:table-cell>
          <table:table-cell office:value-type="float" office:value="0.5622343" calcext:value-type="float">
            <text:p>0.5622343</text:p>
          </table:table-cell>
          <table:table-cell office:value-type="float" office:value="-0.87595683" calcext:value-type="float">
            <text:p>-0.87595683</text:p>
          </table:table-cell>
        </table:table-row>
        <table:table-row table:style-name="ro1">
          <table:table-cell office:value-type="string" calcext:value-type="string">
            <text:p>18:49:05.130</text:p>
          </table:table-cell>
          <table:table-cell office:value-type="float" office:value="0.010211497" calcext:value-type="float">
            <text:p>0.010211497</text:p>
          </table:table-cell>
          <table:table-cell office:value-type="float" office:value="0.375713" calcext:value-type="float">
            <text:p>0.375713</text:p>
          </table:table-cell>
          <table:table-cell office:value-type="float" office:value="-0.6712468" calcext:value-type="float">
            <text:p>-0.6712468</text:p>
          </table:table-cell>
        </table:table-row>
        <table:table-row table:style-name="ro1">
          <table:table-cell office:value-type="string" calcext:value-type="string">
            <text:p>18:49:05.199</text:p>
          </table:table-cell>
          <table:table-cell office:value-type="float" office:value="0.08433686" calcext:value-type="float">
            <text:p>0.08433686</text:p>
          </table:table-cell>
          <table:table-cell office:value-type="float" office:value="0.44295117" calcext:value-type="float">
            <text:p>0.44295117</text:p>
          </table:table-cell>
          <table:table-cell office:value-type="float" office:value="-0.40439072" calcext:value-type="float">
            <text:p>-0.40439072</text:p>
          </table:table-cell>
        </table:table-row>
        <table:table-row table:style-name="ro1">
          <table:table-cell office:value-type="string" calcext:value-type="string">
            <text:p>18:49:05.270</text:p>
          </table:table-cell>
          <table:table-cell office:value-type="float" office:value="0.16181625" calcext:value-type="float">
            <text:p>0.16181625</text:p>
          </table:table-cell>
          <table:table-cell office:value-type="float" office:value="0.39799693" calcext:value-type="float">
            <text:p>0.39799693</text:p>
          </table:table-cell>
          <table:table-cell office:value-type="float" office:value="-0.15345362" calcext:value-type="float">
            <text:p>-0.15345362</text:p>
          </table:table-cell>
        </table:table-row>
        <table:table-row table:style-name="ro1">
          <table:table-cell office:value-type="string" calcext:value-type="string">
            <text:p>18:49:05.339</text:p>
          </table:table-cell>
          <table:table-cell office:value-type="float" office:value="-0.086836085" calcext:value-type="float">
            <text:p>-0.086836085</text:p>
          </table:table-cell>
          <table:table-cell office:value-type="float" office:value="0.2489931" calcext:value-type="float">
            <text:p>0.2489931</text:p>
          </table:table-cell>
          <table:table-cell office:value-type="float" office:value="-0.18183382" calcext:value-type="float">
            <text:p>-0.18183382</text:p>
          </table:table-cell>
        </table:table-row>
        <table:table-row table:style-name="ro1">
          <table:table-cell office:value-type="string" calcext:value-type="string">
            <text:p>18:49:05.410</text:p>
          </table:table-cell>
          <table:table-cell office:value-type="float" office:value="-0.09704899" calcext:value-type="float">
            <text:p>-0.09704899</text:p>
          </table:table-cell>
          <table:table-cell office:value-type="float" office:value="0.11752639" calcext:value-type="float">
            <text:p>0.11752639</text:p>
          </table:table-cell>
          <table:table-cell office:value-type="float" office:value="0.03234564" calcext:value-type="float">
            <text:p>0.03234564</text:p>
          </table:table-cell>
        </table:table-row>
        <table:table-row table:style-name="ro1">
          <table:table-cell office:value-type="string" calcext:value-type="string">
            <text:p>18:49:05.478</text:p>
          </table:table-cell>
          <table:table-cell office:value-type="float" office:value="-0.010879247" calcext:value-type="float">
            <text:p>-0.010879247</text:p>
          </table:table-cell>
          <table:table-cell office:value-type="float" office:value="-0.07945571" calcext:value-type="float">
            <text:p>-0.07945571</text:p>
          </table:table-cell>
          <table:table-cell office:value-type="float" office:value="0.3105808" calcext:value-type="float">
            <text:p>0.3105808</text:p>
          </table:table-cell>
        </table:table-row>
        <table:table-row table:style-name="ro1">
          <table:table-cell office:value-type="string" calcext:value-type="string">
            <text:p>18:49:05.552</text:p>
          </table:table-cell>
          <table:table-cell office:value-type="float" office:value="-0.1409681" calcext:value-type="float">
            <text:p>-0.1409681</text:p>
          </table:table-cell>
          <table:table-cell office:value-type="float" office:value="-0.17895646" calcext:value-type="float">
            <text:p>-0.17895646</text:p>
          </table:table-cell>
          <table:table-cell office:value-type="float" office:value="0.18086551" calcext:value-type="float">
            <text:p>0.18086551</text:p>
          </table:table-cell>
        </table:table-row>
        <table:table-row table:style-name="ro1">
          <table:table-cell office:value-type="string" calcext:value-type="string">
            <text:p>18:49:05.619</text:p>
          </table:table-cell>
          <table:table-cell office:value-type="float" office:value="-0.22245234" calcext:value-type="float">
            <text:p>-0.22245234</text:p>
          </table:table-cell>
          <table:table-cell office:value-type="float" office:value="0.027904017" calcext:value-type="float">
            <text:p>0.027904017</text:p>
          </table:table-cell>
          <table:table-cell office:value-type="float" office:value="0.29725158" calcext:value-type="float">
            <text:p>0.29725158</text:p>
          </table:table-cell>
        </table:table-row>
        <table:table-row table:style-name="ro1">
          <table:table-cell office:value-type="string" calcext:value-type="string">
            <text:p>18:49:05.688</text:p>
          </table:table-cell>
          <table:table-cell office:value-type="float" office:value="-0.25447956" calcext:value-type="float">
            <text:p>-0.25447956</text:p>
          </table:table-cell>
          <table:table-cell office:value-type="float" office:value="-0.1339684" calcext:value-type="float">
            <text:p>-0.1339684</text:p>
          </table:table-cell>
          <table:table-cell office:value-type="float" office:value="0.2978487" calcext:value-type="float">
            <text:p>0.2978487</text:p>
          </table:table-cell>
        </table:table-row>
        <table:table-row table:style-name="ro1">
          <table:table-cell office:value-type="string" calcext:value-type="string">
            <text:p>18:49:05.758</text:p>
          </table:table-cell>
          <table:table-cell office:value-type="float" office:value="-0.42261076" calcext:value-type="float">
            <text:p>-0.42261076</text:p>
          </table:table-cell>
          <table:table-cell office:value-type="float" office:value="-0.1719876" calcext:value-type="float">
            <text:p>-0.1719876</text:p>
          </table:table-cell>
          <table:table-cell office:value-type="float" office:value="-0.017580684" calcext:value-type="float">
            <text:p>-0.017580684</text:p>
          </table:table-cell>
        </table:table-row>
        <table:table-row table:style-name="ro1">
          <table:table-cell office:value-type="string" calcext:value-type="string">
            <text:p>18:49:05.828</text:p>
          </table:table-cell>
          <table:table-cell office:value-type="float" office:value="-0.5796416" calcext:value-type="float">
            <text:p>-0.5796416</text:p>
          </table:table-cell>
          <table:table-cell office:value-type="float" office:value="-0.078763455" calcext:value-type="float">
            <text:p>-0.078763455</text:p>
          </table:table-cell>
          <table:table-cell office:value-type="float" office:value="-0.098879255" calcext:value-type="float">
            <text:p>-0.098879255</text:p>
          </table:table-cell>
        </table:table-row>
        <table:table-row table:style-name="ro1">
          <table:table-cell office:value-type="string" calcext:value-type="string">
            <text:p>18:49:05.898</text:p>
          </table:table-cell>
          <table:table-cell office:value-type="float" office:value="-0.57375264" calcext:value-type="float">
            <text:p>-0.57375264</text:p>
          </table:table-cell>
          <table:table-cell office:value-type="float" office:value="-0.23765956" calcext:value-type="float">
            <text:p>-0.23765956</text:p>
          </table:table-cell>
          <table:table-cell office:value-type="float" office:value="-0.23467004" calcext:value-type="float">
            <text:p>-0.23467004</text:p>
          </table:table-cell>
        </table:table-row>
        <table:table-row table:style-name="ro1">
          <table:table-cell office:value-type="string" calcext:value-type="string">
            <text:p>18:49:05.968</text:p>
          </table:table-cell>
          <table:table-cell office:value-type="float" office:value="-0.50033736" calcext:value-type="float">
            <text:p>-0.50033736</text:p>
          </table:table-cell>
          <table:table-cell office:value-type="float" office:value="-0.38571978" calcext:value-type="float">
            <text:p>-0.38571978</text:p>
          </table:table-cell>
          <table:table-cell office:value-type="float" office:value="-0.5109101" calcext:value-type="float">
            <text:p>-0.5109101</text:p>
          </table:table-cell>
        </table:table-row>
        <table:table-row table:style-name="ro1">
          <table:table-cell office:value-type="string" calcext:value-type="string">
            <text:p>18:49:06.039</text:p>
          </table:table-cell>
          <table:table-cell office:value-type="float" office:value="-0.4797469" calcext:value-type="float">
            <text:p>-0.4797469</text:p>
          </table:table-cell>
          <table:table-cell office:value-type="float" office:value="-0.61653256" calcext:value-type="float">
            <text:p>-0.61653256</text:p>
          </table:table-cell>
          <table:table-cell office:value-type="float" office:value="-0.27129367" calcext:value-type="float">
            <text:p>-0.27129367</text:p>
          </table:table-cell>
        </table:table-row>
        <table:table-row table:style-name="ro1">
          <table:table-cell office:value-type="string" calcext:value-type="string">
            <text:p>18:49:06.110</text:p>
          </table:table-cell>
          <table:table-cell office:value-type="float" office:value="-0.15030257" calcext:value-type="float">
            <text:p>-0.15030257</text:p>
          </table:table-cell>
          <table:table-cell office:value-type="float" office:value="-0.7350551" calcext:value-type="float">
            <text:p>-0.7350551</text:p>
          </table:table-cell>
          <table:table-cell office:value-type="float" office:value="-0.07167895" calcext:value-type="float">
            <text:p>-0.07167895</text:p>
          </table:table-cell>
        </table:table-row>
        <table:table-row table:style-name="ro1">
          <table:table-cell office:value-type="string" calcext:value-type="string">
            <text:p>18:49:06.179</text:p>
          </table:table-cell>
          <table:table-cell office:value-type="float" office:value="-0.079022326" calcext:value-type="float">
            <text:p>-0.079022326</text:p>
          </table:table-cell>
          <table:table-cell office:value-type="float" office:value="-0.7248308" calcext:value-type="float">
            <text:p>-0.7248308</text:p>
          </table:table-cell>
          <table:table-cell office:value-type="float" office:value="-0.043637034" calcext:value-type="float">
            <text:p>-0.043637034</text:p>
          </table:table-cell>
        </table:table-row>
        <table:table-row table:style-name="ro1">
          <table:table-cell office:value-type="string" calcext:value-type="string">
            <text:p>18:49:06.250</text:p>
          </table:table-cell>
          <table:table-cell office:value-type="float" office:value="0.22507133" calcext:value-type="float">
            <text:p>0.22507133</text:p>
          </table:table-cell>
          <table:table-cell office:value-type="float" office:value="-0.4106485" calcext:value-type="float">
            <text:p>-0.4106485</text:p>
          </table:table-cell>
          <table:table-cell office:value-type="float" office:value="0.42522863" calcext:value-type="float">
            <text:p>0.42522863</text:p>
          </table:table-cell>
        </table:table-row>
        <table:table-row table:style-name="ro1">
          <table:table-cell office:value-type="string" calcext:value-type="string">
            <text:p>18:49:06.319</text:p>
          </table:table-cell>
          <table:table-cell office:value-type="float" office:value="0.34055245" calcext:value-type="float">
            <text:p>0.34055245</text:p>
          </table:table-cell>
          <table:table-cell office:value-type="float" office:value="-0.20083366" calcext:value-type="float">
            <text:p>-0.20083366</text:p>
          </table:table-cell>
          <table:table-cell office:value-type="float" office:value="0.45213935" calcext:value-type="float">
            <text:p>0.45213935</text:p>
          </table:table-cell>
        </table:table-row>
        <table:table-row table:style-name="ro1">
          <table:table-cell office:value-type="string" calcext:value-type="string">
            <text:p>18:49:06.390</text:p>
          </table:table-cell>
          <table:table-cell office:value-type="float" office:value="0.46074528" calcext:value-type="float">
            <text:p>0.46074528</text:p>
          </table:table-cell>
          <table:table-cell office:value-type="float" office:value="-0.2684212" calcext:value-type="float">
            <text:p>-0.2684212</text:p>
          </table:table-cell>
          <table:table-cell office:value-type="float" office:value="0.57523596" calcext:value-type="float">
            <text:p>0.57523596</text:p>
          </table:table-cell>
        </table:table-row>
        <table:table-row table:style-name="ro1">
          <table:table-cell office:value-type="string" calcext:value-type="string">
            <text:p>18:49:06.458</text:p>
          </table:table-cell>
          <table:table-cell office:value-type="float" office:value="0.3375467" calcext:value-type="float">
            <text:p>0.3375467</text:p>
          </table:table-cell>
          <table:table-cell office:value-type="float" office:value="0.11701468" calcext:value-type="float">
            <text:p>0.11701468</text:p>
          </table:table-cell>
          <table:table-cell office:value-type="float" office:value="0.40323484" calcext:value-type="float">
            <text:p>0.40323484</text:p>
          </table:table-cell>
        </table:table-row>
        <table:table-row table:style-name="ro1">
          <table:table-cell office:value-type="string" calcext:value-type="string">
            <text:p>18:49:06.531</text:p>
          </table:table-cell>
          <table:table-cell office:value-type="float" office:value="0.34663874" calcext:value-type="float">
            <text:p>0.34663874</text:p>
          </table:table-cell>
          <table:table-cell office:value-type="float" office:value="0.15980542" calcext:value-type="float">
            <text:p>0.15980542</text:p>
          </table:table-cell>
          <table:table-cell office:value-type="float" office:value="0.38620237" calcext:value-type="float">
            <text:p>0.38620237</text:p>
          </table:table-cell>
        </table:table-row>
        <table:table-row table:style-name="ro1">
          <table:table-cell office:value-type="string" calcext:value-type="string">
            <text:p>18:49:06.599</text:p>
          </table:table-cell>
          <table:table-cell office:value-type="float" office:value="0.25242895" calcext:value-type="float">
            <text:p>0.25242895</text:p>
          </table:table-cell>
          <table:table-cell office:value-type="float" office:value="-0.013499345" calcext:value-type="float">
            <text:p>-0.013499345</text:p>
          </table:table-cell>
          <table:table-cell office:value-type="float" office:value="0.48095617" calcext:value-type="float">
            <text:p>0.48095617</text:p>
          </table:table-cell>
        </table:table-row>
        <table:table-row table:style-name="ro1">
          <table:table-cell office:value-type="string" calcext:value-type="string">
            <text:p>18:49:06.670</text:p>
          </table:table-cell>
          <table:table-cell office:value-type="float" office:value="0.2331187" calcext:value-type="float">
            <text:p>0.2331187</text:p>
          </table:table-cell>
          <table:table-cell office:value-type="float" office:value="0.015096687" calcext:value-type="float">
            <text:p>0.015096687</text:p>
          </table:table-cell>
          <table:table-cell office:value-type="float" office:value="0.41308513" calcext:value-type="float">
            <text:p>0.41308513</text:p>
          </table:table-cell>
        </table:table-row>
        <table:table-row table:style-name="ro1">
          <table:table-cell office:value-type="string" calcext:value-type="string">
            <text:p>18:49:06.739</text:p>
          </table:table-cell>
          <table:table-cell office:value-type="float" office:value="0.18519743" calcext:value-type="float">
            <text:p>0.18519743</text:p>
          </table:table-cell>
          <table:table-cell office:value-type="float" office:value="-0.082433484" calcext:value-type="float">
            <text:p>-0.082433484</text:p>
          </table:table-cell>
          <table:table-cell office:value-type="float" office:value="0.3212395" calcext:value-type="float">
            <text:p>0.3212395</text:p>
          </table:table-cell>
        </table:table-row>
        <table:table-row table:style-name="ro1">
          <table:table-cell office:value-type="string" calcext:value-type="string">
            <text:p>18:49:06.810</text:p>
          </table:table-cell>
          <table:table-cell office:value-type="float" office:value="0.13657513" calcext:value-type="float">
            <text:p>0.13657513</text:p>
          </table:table-cell>
          <table:table-cell office:value-type="float" office:value="-0.06078681" calcext:value-type="float">
            <text:p>-0.06078681</text:p>
          </table:table-cell>
          <table:table-cell office:value-type="float" office:value="0.34932065" calcext:value-type="float">
            <text:p>0.34932065</text:p>
          </table:table-cell>
        </table:table-row>
        <table:table-row table:style-name="ro1">
          <table:table-cell office:value-type="string" calcext:value-type="string">
            <text:p>18:49:06.883</text:p>
          </table:table-cell>
          <table:table-cell office:value-type="float" office:value="0.12313734" calcext:value-type="float">
            <text:p>0.12313734</text:p>
          </table:table-cell>
          <table:table-cell office:value-type="float" office:value="-0.12414173" calcext:value-type="float">
            <text:p>-0.12414173</text:p>
          </table:table-cell>
          <table:table-cell office:value-type="float" office:value="0.3537196" calcext:value-type="float">
            <text:p>0.3537196</text:p>
          </table:table-cell>
        </table:table-row>
        <table:table-row table:style-name="ro1">
          <table:table-cell office:value-type="string" calcext:value-type="string">
            <text:p>18:49:06.950</text:p>
          </table:table-cell>
          <table:table-cell office:value-type="float" office:value="0.10576992" calcext:value-type="float">
            <text:p>0.10576992</text:p>
          </table:table-cell>
          <table:table-cell office:value-type="float" office:value="-0.18995021" calcext:value-type="float">
            <text:p>-0.18995021</text:p>
          </table:table-cell>
          <table:table-cell office:value-type="float" office:value="0.35701954" calcext:value-type="float">
            <text:p>0.35701954</text:p>
          </table:table-cell>
        </table:table-row>
        <table:table-row table:style-name="ro1">
          <table:table-cell office:value-type="string" calcext:value-type="string">
            <text:p>18:49:07.252</text:p>
          </table:table-cell>
          <table:table-cell office:value-type="float" office:value="0.30261478" calcext:value-type="float">
            <text:p>0.30261478</text:p>
          </table:table-cell>
          <table:table-cell office:value-type="float" office:value="0.10655945" calcext:value-type="float">
            <text:p>0.10655945</text:p>
          </table:table-cell>
          <table:table-cell office:value-type="float" office:value="0.324174" calcext:value-type="float">
            <text:p>0.324174</text:p>
          </table:table-cell>
        </table:table-row>
        <table:table-row table:style-name="ro1">
          <table:table-cell office:value-type="string" calcext:value-type="string">
            <text:p>18:49:07.321</text:p>
          </table:table-cell>
          <table:table-cell office:value-type="float" office:value="0.3217918" calcext:value-type="float">
            <text:p>0.3217918</text:p>
          </table:table-cell>
          <table:table-cell office:value-type="float" office:value="0.16357931" calcext:value-type="float">
            <text:p>0.16357931</text:p>
          </table:table-cell>
          <table:table-cell office:value-type="float" office:value="0.3352625" calcext:value-type="float">
            <text:p>0.3352625</text:p>
          </table:table-cell>
        </table:table-row>
        <table:table-row table:style-name="ro1">
          <table:table-cell office:value-type="string" calcext:value-type="string">
            <text:p>18:49:07.395</text:p>
          </table:table-cell>
          <table:table-cell office:value-type="float" office:value="0.33751303" calcext:value-type="float">
            <text:p>0.33751303</text:p>
          </table:table-cell>
          <table:table-cell office:value-type="float" office:value="0.19556122" calcext:value-type="float">
            <text:p>0.19556122</text:p>
          </table:table-cell>
          <table:table-cell office:value-type="float" office:value="0.3015165" calcext:value-type="float">
            <text:p>0.3015165</text:p>
          </table:table-cell>
        </table:table-row>
        <table:table-row table:style-name="ro1">
          <table:table-cell office:value-type="string" calcext:value-type="string">
            <text:p>18:49:07.463</text:p>
          </table:table-cell>
          <table:table-cell office:value-type="float" office:value="0.3448506" calcext:value-type="float">
            <text:p>0.3448506</text:p>
          </table:table-cell>
          <table:table-cell office:value-type="float" office:value="0.14941818" calcext:value-type="float">
            <text:p>0.14941818</text:p>
          </table:table-cell>
          <table:table-cell office:value-type="float" office:value="0.26938736" calcext:value-type="float">
            <text:p>0.26938736</text:p>
          </table:table-cell>
        </table:table-row>
        <table:table-row table:style-name="ro1">
          <table:table-cell office:value-type="string" calcext:value-type="string">
            <text:p>18:49:07.534</text:p>
          </table:table-cell>
          <table:table-cell office:value-type="float" office:value="0.3696917" calcext:value-type="float">
            <text:p>0.3696917</text:p>
          </table:table-cell>
          <table:table-cell office:value-type="float" office:value="0.09910038" calcext:value-type="float">
            <text:p>0.09910038</text:p>
          </table:table-cell>
          <table:table-cell office:value-type="float" office:value="0.23190176" calcext:value-type="float">
            <text:p>0.23190176</text:p>
          </table:table-cell>
        </table:table-row>
        <table:table-row table:style-name="ro1">
          <table:table-cell office:value-type="string" calcext:value-type="string">
            <text:p>18:49:07.603</text:p>
          </table:table-cell>
          <table:table-cell office:value-type="float" office:value="0.4217118" calcext:value-type="float">
            <text:p>0.4217118</text:p>
          </table:table-cell>
          <table:table-cell office:value-type="float" office:value="0.061065316" calcext:value-type="float">
            <text:p>0.061065316</text:p>
          </table:table-cell>
          <table:table-cell office:value-type="float" office:value="0.17882873" calcext:value-type="float">
            <text:p>0.17882873</text:p>
          </table:table-cell>
        </table:table-row>
        <table:table-row table:style-name="ro1">
          <table:table-cell office:value-type="string" calcext:value-type="string">
            <text:p>18:49:07.673</text:p>
          </table:table-cell>
          <table:table-cell office:value-type="float" office:value="0.5219234" calcext:value-type="float">
            <text:p>0.5219234</text:p>
          </table:table-cell>
          <table:table-cell office:value-type="float" office:value="0.15625274" calcext:value-type="float">
            <text:p>0.15625274</text:p>
          </table:table-cell>
          <table:table-cell office:value-type="float" office:value="0.2756432" calcext:value-type="float">
            <text:p>0.2756432</text:p>
          </table:table-cell>
        </table:table-row>
        <table:table-row table:style-name="ro1">
          <table:table-cell office:value-type="string" calcext:value-type="string">
            <text:p>18:49:09.373</text:p>
          </table:table-cell>
          <table:table-cell office:value-type="float" office:value="-0.1870316" calcext:value-type="float">
            <text:p>-0.1870316</text:p>
          </table:table-cell>
          <table:table-cell office:value-type="float" office:value="0.41220954" calcext:value-type="float">
            <text:p>0.41220954</text:p>
          </table:table-cell>
          <table:table-cell office:value-type="float" office:value="-0.2298264" calcext:value-type="float">
            <text:p>-0.2298264</text:p>
          </table:table-cell>
        </table:table-row>
        <table:table-row table:style-name="ro1">
          <table:table-cell office:value-type="string" calcext:value-type="string">
            <text:p>18:49:09.447</text:p>
          </table:table-cell>
          <table:table-cell office:value-type="float" office:value="-0.13273278" calcext:value-type="float">
            <text:p>-0.13273278</text:p>
          </table:table-cell>
          <table:table-cell office:value-type="float" office:value="0.37604228" calcext:value-type="float">
            <text:p>0.37604228</text:p>
          </table:table-cell>
          <table:table-cell office:value-type="float" office:value="-0.16509575" calcext:value-type="float">
            <text:p>-0.16509575</text:p>
          </table:table-cell>
        </table:table-row>
        <table:table-row table:style-name="ro1">
          <table:table-cell office:value-type="string" calcext:value-type="string">
            <text:p>18:49:09.514</text:p>
          </table:table-cell>
          <table:table-cell office:value-type="float" office:value="-0.02080226" calcext:value-type="float">
            <text:p>-0.02080226</text:p>
          </table:table-cell>
          <table:table-cell office:value-type="float" office:value="0.29800838" calcext:value-type="float">
            <text:p>0.29800838</text:p>
          </table:table-cell>
          <table:table-cell office:value-type="float" office:value="-0.07563694" calcext:value-type="float">
            <text:p>-0.07563694</text:p>
          </table:table-cell>
        </table:table-row>
        <table:table-row table:style-name="ro1">
          <table:table-cell office:value-type="string" calcext:value-type="string">
            <text:p>18:49:09.585</text:p>
          </table:table-cell>
          <table:table-cell office:value-type="float" office:value="-0.020479834" calcext:value-type="float">
            <text:p>-0.020479834</text:p>
          </table:table-cell>
          <table:table-cell office:value-type="float" office:value="0.29215777" calcext:value-type="float">
            <text:p>0.29215777</text:p>
          </table:table-cell>
          <table:table-cell office:value-type="float" office:value="-0.081037104" calcext:value-type="float">
            <text:p>-0.081037104</text:p>
          </table:table-cell>
        </table:table-row>
        <table:table-row table:style-name="ro1">
          <table:table-cell office:value-type="string" calcext:value-type="string">
            <text:p>18:49:09.653</text:p>
          </table:table-cell>
          <table:table-cell office:value-type="float" office:value="0.0079353405" calcext:value-type="float">
            <text:p>0.0079353405</text:p>
          </table:table-cell>
          <table:table-cell office:value-type="float" office:value="0.18845464" calcext:value-type="float">
            <text:p>0.18845464</text:p>
          </table:table-cell>
          <table:table-cell office:value-type="float" office:value="-0.09139044" calcext:value-type="float">
            <text:p>-0.09139044</text:p>
          </table:table-cell>
        </table:table-row>
        <table:table-row table:style-name="ro1">
          <table:table-cell office:value-type="string" calcext:value-type="string">
            <text:p>18:49:09.728</text:p>
          </table:table-cell>
          <table:table-cell office:value-type="float" office:value="0.049549047" calcext:value-type="float">
            <text:p>0.049549047</text:p>
          </table:table-cell>
          <table:table-cell office:value-type="float" office:value="0.1937791" calcext:value-type="float">
            <text:p>0.1937791</text:p>
          </table:table-cell>
          <table:table-cell office:value-type="float" office:value="-0.01699258" calcext:value-type="float">
            <text:p>-0.01699258</text:p>
          </table:table-cell>
        </table:table-row>
        <table:table-row table:style-name="ro1">
          <table:table-cell office:value-type="string" calcext:value-type="string">
            <text:p>18:49:09.794</text:p>
          </table:table-cell>
          <table:table-cell office:value-type="float" office:value="0.07403751" calcext:value-type="float">
            <text:p>0.07403751</text:p>
          </table:table-cell>
          <table:table-cell office:value-type="float" office:value="0.14869316" calcext:value-type="float">
            <text:p>0.14869316</text:p>
          </table:table-cell>
          <table:table-cell office:value-type="float" office:value="0.012392179" calcext:value-type="float">
            <text:p>0.012392179</text:p>
          </table:table-cell>
        </table:table-row>
        <table:table-row table:style-name="ro1">
          <table:table-cell office:value-type="string" calcext:value-type="string">
            <text:p>18:49:09.869</text:p>
          </table:table-cell>
          <table:table-cell office:value-type="float" office:value="0.09475877" calcext:value-type="float">
            <text:p>0.09475877</text:p>
          </table:table-cell>
          <table:table-cell office:value-type="float" office:value="0.19688535" calcext:value-type="float">
            <text:p>0.19688535</text:p>
          </table:table-cell>
          <table:table-cell office:value-type="float" office:value="0.012910753" calcext:value-type="float">
            <text:p>0.012910753</text:p>
          </table:table-cell>
        </table:table-row>
        <table:table-row table:style-name="ro1">
          <table:table-cell office:value-type="string" calcext:value-type="string">
            <text:p>18:49:09.935</text:p>
          </table:table-cell>
          <table:table-cell office:value-type="float" office:value="0.09868622" calcext:value-type="float">
            <text:p>0.09868622</text:p>
          </table:table-cell>
          <table:table-cell office:value-type="float" office:value="0.15873978" calcext:value-type="float">
            <text:p>0.15873978</text:p>
          </table:table-cell>
          <table:table-cell office:value-type="float" office:value="-0.0461684" calcext:value-type="float">
            <text:p>-0.0461684</text:p>
          </table:table-cell>
        </table:table-row>
        <table:table-row table:style-name="ro1">
          <table:table-cell office:value-type="string" calcext:value-type="string">
            <text:p>18:49:10.006</text:p>
          </table:table-cell>
          <table:table-cell office:value-type="float" office:value="0.11518478" calcext:value-type="float">
            <text:p>0.11518478</text:p>
          </table:table-cell>
          <table:table-cell office:value-type="float" office:value="0.13253866" calcext:value-type="float">
            <text:p>0.13253866</text:p>
          </table:table-cell>
          <table:table-cell office:value-type="float" office:value="-0.03298224" calcext:value-type="float">
            <text:p>-0.03298224</text:p>
          </table:table-cell>
        </table:table-row>
        <table:table-row table:style-name="ro1">
          <table:table-cell office:value-type="string" calcext:value-type="string">
            <text:p>18:49:10.210</text:p>
          </table:table-cell>
          <table:table-cell office:value-type="float" office:value="0.19441336" calcext:value-type="float">
            <text:p>0.19441336</text:p>
          </table:table-cell>
          <table:table-cell office:value-type="float" office:value="0.13708262" calcext:value-type="float">
            <text:p>0.13708262</text:p>
          </table:table-cell>
          <table:table-cell office:value-type="float" office:value="-0.04594376" calcext:value-type="float">
            <text:p>-0.04594376</text:p>
          </table:table-cell>
        </table:table-row>
        <table:table-row table:style-name="ro1">
          <table:table-cell office:value-type="string" calcext:value-type="string">
            <text:p>18:49:10.375</text:p>
          </table:table-cell>
          <table:table-cell office:value-type="float" office:value="0.22067514" calcext:value-type="float">
            <text:p>0.22067514</text:p>
          </table:table-cell>
          <table:table-cell office:value-type="float" office:value="0.14117222" calcext:value-type="float">
            <text:p>0.14117222</text:p>
          </table:table-cell>
          <table:table-cell office:value-type="float" office:value="-0.036075935" calcext:value-type="float">
            <text:p>-0.036075935</text:p>
          </table:table-cell>
        </table:table-row>
        <table:table-row table:style-name="ro1">
          <table:table-cell office:value-type="string" calcext:value-type="string">
            <text:p>18:49:10.376</text:p>
          </table:table-cell>
          <table:table-cell office:value-type="float" office:value="0.199926" calcext:value-type="float">
            <text:p>0.199926</text:p>
          </table:table-cell>
          <table:table-cell office:value-type="float" office:value="0.17693293" calcext:value-type="float">
            <text:p>0.17693293</text:p>
          </table:table-cell>
          <table:table-cell office:value-type="float" office:value="-0.03796152" calcext:value-type="float">
            <text:p>-0.03796152</text:p>
          </table:table-cell>
        </table:table-row>
        <table:table-row table:style-name="ro1">
          <table:table-cell office:value-type="string" calcext:value-type="string">
            <text:p>18:49:10.449</text:p>
          </table:table-cell>
          <table:table-cell office:value-type="float" office:value="0.18257011" calcext:value-type="float">
            <text:p>0.18257011</text:p>
          </table:table-cell>
          <table:table-cell office:value-type="float" office:value="0.2524037" calcext:value-type="float">
            <text:p>0.2524037</text:p>
          </table:table-cell>
          <table:table-cell office:value-type="float" office:value="-0.107334346" calcext:value-type="float">
            <text:p>-0.107334346</text:p>
          </table:table-cell>
        </table:table-row>
        <table:table-row table:style-name="ro1">
          <table:table-cell office:value-type="string" calcext:value-type="string">
            <text:p>18:49:10.462</text:p>
          </table:table-cell>
          <table:table-cell office:value-type="float" office:value="0.16431311" calcext:value-type="float">
            <text:p>0.16431311</text:p>
          </table:table-cell>
          <table:table-cell office:value-type="float" office:value="0.22716337" calcext:value-type="float">
            <text:p>0.22716337</text:p>
          </table:table-cell>
          <table:table-cell office:value-type="float" office:value="-0.09660092" calcext:value-type="float">
            <text:p>-0.09660092</text:p>
          </table:table-cell>
        </table:table-row>
        <table:table-row table:style-name="ro1">
          <table:table-cell office:value-type="string" calcext:value-type="string">
            <text:p>18:49:10.489</text:p>
          </table:table-cell>
          <table:table-cell office:value-type="float" office:value="0.14788179" calcext:value-type="float">
            <text:p>0.14788179</text:p>
          </table:table-cell>
          <table:table-cell office:value-type="float" office:value="0.20444703" calcext:value-type="float">
            <text:p>0.20444703</text:p>
          </table:table-cell>
          <table:table-cell office:value-type="float" office:value="-0.08694082" calcext:value-type="float">
            <text:p>-0.08694082</text:p>
          </table:table-cell>
        </table:table-row>
        <table:table-row table:style-name="ro1">
          <table:table-cell office:value-type="string" calcext:value-type="string">
            <text:p>18:49:10.530</text:p>
          </table:table-cell>
          <table:table-cell office:value-type="float" office:value="0.13309361" calcext:value-type="float">
            <text:p>0.13309361</text:p>
          </table:table-cell>
          <table:table-cell office:value-type="float" office:value="0.18400231" calcext:value-type="float">
            <text:p>0.18400231</text:p>
          </table:table-cell>
          <table:table-cell office:value-type="float" office:value="-0.07824673" calcext:value-type="float">
            <text:p>-0.07824673</text:p>
          </table:table-cell>
        </table:table-row>
        <table:table-row table:style-name="ro1">
          <table:table-cell office:value-type="string" calcext:value-type="string">
            <text:p>18:49:10.570</text:p>
          </table:table-cell>
          <table:table-cell office:value-type="float" office:value="0.22217682" calcext:value-type="float">
            <text:p>0.22217682</text:p>
          </table:table-cell>
          <table:table-cell office:value-type="float" office:value="0.1858169" calcext:value-type="float">
            <text:p>0.1858169</text:p>
          </table:table-cell>
          <table:table-cell office:value-type="float" office:value="0.15787384" calcext:value-type="float">
            <text:p>0.15787384</text:p>
          </table:table-cell>
        </table:table-row>
        <table:table-row table:style-name="ro1">
          <table:table-cell office:value-type="string" calcext:value-type="string">
            <text:p>18:49:10.613</text:p>
          </table:table-cell>
          <table:table-cell office:value-type="float" office:value="0.23379703" calcext:value-type="float">
            <text:p>0.23379703</text:p>
          </table:table-cell>
          <table:table-cell office:value-type="float" office:value="0.06682012" calcext:value-type="float">
            <text:p>0.06682012</text:p>
          </table:table-cell>
          <table:table-cell office:value-type="float" office:value="0.28051424" calcext:value-type="float">
            <text:p>0.28051424</text:p>
          </table:table-cell>
        </table:table-row>
        <table:table-row table:style-name="ro1">
          <table:table-cell office:value-type="string" calcext:value-type="string">
            <text:p>18:49:10.649</text:p>
          </table:table-cell>
          <table:table-cell office:value-type="float" office:value="0.18295152" calcext:value-type="float">
            <text:p>0.18295152</text:p>
          </table:table-cell>
          <table:table-cell office:value-type="float" office:value="-0.015887262" calcext:value-type="float">
            <text:p>-0.015887262</text:p>
          </table:table-cell>
          <table:table-cell office:value-type="float" office:value="0.24762885" calcext:value-type="float">
            <text:p>0.24762885</text:p>
          </table:table-cell>
        </table:table-row>
        <table:table-row table:style-name="ro1">
          <table:table-cell office:value-type="string" calcext:value-type="string">
            <text:p>18:49:10.690</text:p>
          </table:table-cell>
          <table:table-cell office:value-type="float" office:value="0.109285265" calcext:value-type="float">
            <text:p>0.109285265</text:p>
          </table:table-cell>
          <table:table-cell office:value-type="float" office:value="-0.15404461" calcext:value-type="float">
            <text:p>-0.15404461</text:p>
          </table:table-cell>
          <table:table-cell office:value-type="float" office:value="0.24242158" calcext:value-type="float">
            <text:p>0.24242158</text:p>
          </table:table-cell>
        </table:table-row>
        <table:table-row table:style-name="ro1">
          <table:table-cell office:value-type="string" calcext:value-type="string">
            <text:p>18:49:10.730</text:p>
          </table:table-cell>
          <table:table-cell office:value-type="float" office:value="0.12252666" calcext:value-type="float">
            <text:p>0.12252666</text:p>
          </table:table-cell>
          <table:table-cell office:value-type="float" office:value="-0.15336183" calcext:value-type="float">
            <text:p>-0.15336183</text:p>
          </table:table-cell>
          <table:table-cell office:value-type="float" office:value="0.5508455" calcext:value-type="float">
            <text:p>0.5508455</text:p>
          </table:table-cell>
        </table:table-row>
        <table:table-row table:style-name="ro1">
          <table:table-cell office:value-type="string" calcext:value-type="string">
            <text:p>18:49:10.770</text:p>
          </table:table-cell>
          <table:table-cell office:value-type="float" office:value="-0.008378344" calcext:value-type="float">
            <text:p>-0.008378344</text:p>
          </table:table-cell>
          <table:table-cell office:value-type="float" office:value="0.045226313" calcext:value-type="float">
            <text:p>0.045226313</text:p>
          </table:table-cell>
          <table:table-cell office:value-type="float" office:value="-0.13595293" calcext:value-type="float">
            <text:p>-0.13595293</text:p>
          </table:table-cell>
        </table:table-row>
        <table:table-row table:style-name="ro1">
          <table:table-cell office:value-type="string" calcext:value-type="string">
            <text:p>18:49:10.810</text:p>
          </table:table-cell>
          <table:table-cell office:value-type="float" office:value="-0.040719222" calcext:value-type="float">
            <text:p>-0.040719222</text:p>
          </table:table-cell>
          <table:table-cell office:value-type="float" office:value="-0.57365185" calcext:value-type="float">
            <text:p>-0.57365185</text:p>
          </table:table-cell>
          <table:table-cell office:value-type="float" office:value="0.0031062379" calcext:value-type="float">
            <text:p>0.0031062379</text:p>
          </table:table-cell>
        </table:table-row>
        <table:table-row table:style-name="ro1">
          <table:table-cell office:value-type="string" calcext:value-type="string">
            <text:p>18:49:10.852</text:p>
          </table:table-cell>
          <table:table-cell office:value-type="float" office:value="-0.022145344" calcext:value-type="float">
            <text:p>-0.022145344</text:p>
          </table:table-cell>
          <table:table-cell office:value-type="float" office:value="-0.7779809" calcext:value-type="float">
            <text:p>-0.7779809</text:p>
          </table:table-cell>
          <table:table-cell office:value-type="float" office:value="0.3071169" calcext:value-type="float">
            <text:p>0.3071169</text:p>
          </table:table-cell>
        </table:table-row>
        <table:table-row table:style-name="ro1">
          <table:table-cell office:value-type="string" calcext:value-type="string">
            <text:p>18:49:10.891</text:p>
          </table:table-cell>
          <table:table-cell office:value-type="float" office:value="-0.07618081" calcext:value-type="float">
            <text:p>-0.07618081</text:p>
          </table:table-cell>
          <table:table-cell office:value-type="float" office:value="-0.5865842" calcext:value-type="float">
            <text:p>-0.5865842</text:p>
          </table:table-cell>
          <table:table-cell office:value-type="float" office:value="-0.03846293" calcext:value-type="float">
            <text:p>-0.03846293</text:p>
          </table:table-cell>
        </table:table-row>
        <table:table-row table:style-name="ro1">
          <table:table-cell office:value-type="string" calcext:value-type="string">
            <text:p>18:49:10.932</text:p>
          </table:table-cell>
          <table:table-cell office:value-type="float" office:value="-0.10174144" calcext:value-type="float">
            <text:p>-0.10174144</text:p>
          </table:table-cell>
          <table:table-cell office:value-type="float" office:value="-0.5356162" calcext:value-type="float">
            <text:p>-0.5356162</text:p>
          </table:table-cell>
          <table:table-cell office:value-type="float" office:value="0.006032762" calcext:value-type="float">
            <text:p>0.006032762</text:p>
          </table:table-cell>
        </table:table-row>
        <table:table-row table:style-name="ro1">
          <table:table-cell office:value-type="string" calcext:value-type="string">
            <text:p>18:49:10.972</text:p>
          </table:table-cell>
          <table:table-cell office:value-type="float" office:value="-0.09574209" calcext:value-type="float">
            <text:p>-0.09574209</text:p>
          </table:table-cell>
          <table:table-cell office:value-type="float" office:value="-0.5259999" calcext:value-type="float">
            <text:p>-0.5259999</text:p>
          </table:table-cell>
          <table:table-cell office:value-type="float" office:value="-0.08553729" calcext:value-type="float">
            <text:p>-0.08553729</text:p>
          </table:table-cell>
        </table:table-row>
        <table:table-row table:style-name="ro1">
          <table:table-cell office:value-type="string" calcext:value-type="string">
            <text:p>18:49:11.012</text:p>
          </table:table-cell>
          <table:table-cell office:value-type="float" office:value="-0.07649992" calcext:value-type="float">
            <text:p>-0.07649992</text:p>
          </table:table-cell>
          <table:table-cell office:value-type="float" office:value="-0.44066063" calcext:value-type="float">
            <text:p>-0.44066063</text:p>
          </table:table-cell>
          <table:table-cell office:value-type="float" office:value="-0.037213054" calcext:value-type="float">
            <text:p>-0.037213054</text:p>
          </table:table-cell>
        </table:table-row>
        <table:table-row table:style-name="ro1">
          <table:table-cell office:value-type="string" calcext:value-type="string">
            <text:p>18:49:11.052</text:p>
          </table:table-cell>
          <table:table-cell office:value-type="float" office:value="-0.08708723" calcext:value-type="float">
            <text:p>-0.08708723</text:p>
          </table:table-cell>
          <table:table-cell office:value-type="float" office:value="-0.23992954" calcext:value-type="float">
            <text:p>-0.23992954</text:p>
          </table:table-cell>
          <table:table-cell office:value-type="float" office:value="-0.037007425" calcext:value-type="float">
            <text:p>-0.037007425</text:p>
          </table:table-cell>
        </table:table-row>
        <table:table-row table:style-name="ro1">
          <table:table-cell office:value-type="string" calcext:value-type="string">
            <text:p>18:49:11.092</text:p>
          </table:table-cell>
          <table:table-cell office:value-type="float" office:value="-0.09310018" calcext:value-type="float">
            <text:p>-0.09310018</text:p>
          </table:table-cell>
          <table:table-cell office:value-type="float" office:value="-0.3018497" calcext:value-type="float">
            <text:p>-0.3018497</text:p>
          </table:table-cell>
          <table:table-cell office:value-type="float" office:value="-0.111089855" calcext:value-type="float">
            <text:p>-0.111089855</text:p>
          </table:table-cell>
        </table:table-row>
        <table:table-row table:style-name="ro1">
          <table:table-cell office:value-type="string" calcext:value-type="string">
            <text:p>18:49:11.134</text:p>
          </table:table-cell>
          <table:table-cell office:value-type="float" office:value="-0.15827747" calcext:value-type="float">
            <text:p>-0.15827747</text:p>
          </table:table-cell>
          <table:table-cell office:value-type="float" office:value="-0.11961394" calcext:value-type="float">
            <text:p>-0.11961394</text:p>
          </table:table-cell>
          <table:table-cell office:value-type="float" office:value="-0.0004447624" calcext:value-type="float">
            <text:p>-0.0004447624</text:p>
          </table:table-cell>
        </table:table-row>
        <table:table-row table:style-name="ro1">
          <table:table-cell office:value-type="string" calcext:value-type="string">
            <text:p>18:49:11.171</text:p>
          </table:table-cell>
          <table:table-cell office:value-type="float" office:value="-0.14486672" calcext:value-type="float">
            <text:p>-0.14486672</text:p>
          </table:table-cell>
          <table:table-cell office:value-type="float" office:value="-0.19510372" calcext:value-type="float">
            <text:p>-0.19510372</text:p>
          </table:table-cell>
          <table:table-cell office:value-type="float" office:value="-0.04324698" calcext:value-type="float">
            <text:p>-0.04324698</text:p>
          </table:table-cell>
        </table:table-row>
        <table:table-row table:style-name="ro1">
          <table:table-cell office:value-type="string" calcext:value-type="string">
            <text:p>18:49:11.211</text:p>
          </table:table-cell>
          <table:table-cell office:value-type="float" office:value="-0.17322673" calcext:value-type="float">
            <text:p>-0.17322673</text:p>
          </table:table-cell>
          <table:table-cell office:value-type="float" office:value="-0.23601817" calcext:value-type="float">
            <text:p>-0.23601817</text:p>
          </table:table-cell>
          <table:table-cell office:value-type="float" office:value="0.05094589" calcext:value-type="float">
            <text:p>0.05094589</text:p>
          </table:table-cell>
        </table:table-row>
        <table:table-row table:style-name="ro1">
          <table:table-cell office:value-type="string" calcext:value-type="string">
            <text:p>18:49:11.252</text:p>
          </table:table-cell>
          <table:table-cell office:value-type="float" office:value="-0.1868855" calcext:value-type="float">
            <text:p>-0.1868855</text:p>
          </table:table-cell>
          <table:table-cell office:value-type="float" office:value="-0.16209894" calcext:value-type="float">
            <text:p>-0.16209894</text:p>
          </table:table-cell>
          <table:table-cell office:value-type="float" office:value="0.016627658" calcext:value-type="float">
            <text:p>0.016627658</text:p>
          </table:table-cell>
        </table:table-row>
        <table:table-row table:style-name="ro1">
          <table:table-cell office:value-type="string" calcext:value-type="string">
            <text:p>18:49:11.291</text:p>
          </table:table-cell>
          <table:table-cell office:value-type="float" office:value="-0.11436393" calcext:value-type="float">
            <text:p>-0.11436393</text:p>
          </table:table-cell>
          <table:table-cell office:value-type="float" office:value="0.19424766" calcext:value-type="float">
            <text:p>0.19424766</text:p>
          </table:table-cell>
          <table:table-cell office:value-type="float" office:value="-0.0074471813" calcext:value-type="float">
            <text:p>-0.0074471813</text:p>
          </table:table-cell>
        </table:table-row>
        <table:table-row table:style-name="ro1">
          <table:table-cell office:value-type="string" calcext:value-type="string">
            <text:p>18:49:11.331</text:p>
          </table:table-cell>
          <table:table-cell office:value-type="float" office:value="-0.087326966" calcext:value-type="float">
            <text:p>-0.087326966</text:p>
          </table:table-cell>
          <table:table-cell office:value-type="float" office:value="-0.14268197" calcext:value-type="float">
            <text:p>-0.14268197</text:p>
          </table:table-cell>
          <table:table-cell office:value-type="float" office:value="0.14710613" calcext:value-type="float">
            <text:p>0.14710613</text:p>
          </table:table-cell>
        </table:table-row>
        <table:table-row table:style-name="ro1">
          <table:table-cell office:value-type="string" calcext:value-type="string">
            <text:p>18:49:11.372</text:p>
          </table:table-cell>
          <table:table-cell office:value-type="float" office:value="-0.07573782" calcext:value-type="float">
            <text:p>-0.07573782</text:p>
          </table:table-cell>
          <table:table-cell office:value-type="float" office:value="-0.18708077" calcext:value-type="float">
            <text:p>-0.18708077</text:p>
          </table:table-cell>
          <table:table-cell office:value-type="float" office:value="0.14997363" calcext:value-type="float">
            <text:p>0.14997363</text:p>
          </table:table-cell>
        </table:table-row>
        <table:table-row table:style-name="ro1">
          <table:table-cell office:value-type="string" calcext:value-type="string">
            <text:p>18:49:11.412</text:p>
          </table:table-cell>
          <table:table-cell office:value-type="float" office:value="-0.03872066" calcext:value-type="float">
            <text:p>-0.03872066</text:p>
          </table:table-cell>
          <table:table-cell office:value-type="float" office:value="-0.23648791" calcext:value-type="float">
            <text:p>-0.23648791</text:p>
          </table:table-cell>
          <table:table-cell office:value-type="float" office:value="0.08553778" calcext:value-type="float">
            <text:p>0.08553778</text:p>
          </table:table-cell>
        </table:table-row>
        <table:table-row table:style-name="ro1">
          <table:table-cell office:value-type="string" calcext:value-type="string">
            <text:p>18:49:11.452</text:p>
          </table:table-cell>
          <table:table-cell office:value-type="float" office:value="-0.018808572" calcext:value-type="float">
            <text:p>-0.018808572</text:p>
          </table:table-cell>
          <table:table-cell office:value-type="float" office:value="-0.24360086" calcext:value-type="float">
            <text:p>-0.24360086</text:p>
          </table:table-cell>
          <table:table-cell office:value-type="float" office:value="0.110382475" calcext:value-type="float">
            <text:p>0.110382475</text:p>
          </table:table-cell>
        </table:table-row>
        <table:table-row table:style-name="ro1">
          <table:table-cell office:value-type="string" calcext:value-type="string">
            <text:p>18:49:11.492</text:p>
          </table:table-cell>
          <table:table-cell office:value-type="float" office:value="0.017789086" calcext:value-type="float">
            <text:p>0.017789086</text:p>
          </table:table-cell>
          <table:table-cell office:value-type="float" office:value="-0.09311772" calcext:value-type="float">
            <text:p>-0.09311772</text:p>
          </table:table-cell>
          <table:table-cell office:value-type="float" office:value="0.081546344" calcext:value-type="float">
            <text:p>0.081546344</text:p>
          </table:table-cell>
        </table:table-row>
        <table:table-row table:style-name="ro1">
          <table:table-cell office:value-type="string" calcext:value-type="string">
            <text:p>18:49:11.532</text:p>
          </table:table-cell>
          <table:table-cell office:value-type="float" office:value="0.013812919" calcext:value-type="float">
            <text:p>0.013812919</text:p>
          </table:table-cell>
          <table:table-cell office:value-type="float" office:value="-0.20048076" calcext:value-type="float">
            <text:p>-0.20048076</text:p>
          </table:table-cell>
          <table:table-cell office:value-type="float" office:value="0.10525208" calcext:value-type="float">
            <text:p>0.10525208</text:p>
          </table:table-cell>
        </table:table-row>
        <table:table-row table:style-name="ro1">
          <table:table-cell office:value-type="string" calcext:value-type="string">
            <text:p>18:49:11.570</text:p>
          </table:table-cell>
          <table:table-cell office:value-type="float" office:value="0.056596663" calcext:value-type="float">
            <text:p>0.056596663</text:p>
          </table:table-cell>
          <table:table-cell office:value-type="float" office:value="-0.2210821" calcext:value-type="float">
            <text:p>-0.2210821</text:p>
          </table:table-cell>
          <table:table-cell office:value-type="float" office:value="0.11604035" calcext:value-type="float">
            <text:p>0.11604035</text:p>
          </table:table-cell>
        </table:table-row>
        <table:table-row table:style-name="ro1">
          <table:table-cell office:value-type="string" calcext:value-type="string">
            <text:p>18:49:11.610</text:p>
          </table:table-cell>
          <table:table-cell office:value-type="float" office:value="0.008310036" calcext:value-type="float">
            <text:p>0.008310036</text:p>
          </table:table-cell>
          <table:table-cell office:value-type="float" office:value="-0.18864675" calcext:value-type="float">
            <text:p>-0.18864675</text:p>
          </table:table-cell>
          <table:table-cell office:value-type="float" office:value="0.082903" calcext:value-type="float">
            <text:p>0.082903</text:p>
          </table:table-cell>
        </table:table-row>
        <table:table-row table:style-name="ro1">
          <table:table-cell office:value-type="string" calcext:value-type="string">
            <text:p>18:49:11.652</text:p>
          </table:table-cell>
          <table:table-cell office:value-type="float" office:value="0.07603372" calcext:value-type="float">
            <text:p>0.07603372</text:p>
          </table:table-cell>
          <table:table-cell office:value-type="float" office:value="-0.2411932" calcext:value-type="float">
            <text:p>-0.2411932</text:p>
          </table:table-cell>
          <table:table-cell office:value-type="float" office:value="0.11789885" calcext:value-type="float">
            <text:p>0.11789885</text:p>
          </table:table-cell>
        </table:table-row>
        <table:table-row table:style-name="ro1">
          <table:table-cell office:value-type="string" calcext:value-type="string">
            <text:p>18:49:11.692</text:p>
          </table:table-cell>
          <table:table-cell office:value-type="float" office:value="0.043601256" calcext:value-type="float">
            <text:p>0.043601256</text:p>
          </table:table-cell>
          <table:table-cell office:value-type="float" office:value="-0.1915856" calcext:value-type="float">
            <text:p>-0.1915856</text:p>
          </table:table-cell>
          <table:table-cell office:value-type="float" office:value="0.02546937" calcext:value-type="float">
            <text:p>0.02546937</text:p>
          </table:table-cell>
        </table:table-row>
        <table:table-row table:style-name="ro1">
          <table:table-cell office:value-type="string" calcext:value-type="string">
            <text:p>18:49:11.733</text:p>
          </table:table-cell>
          <table:table-cell office:value-type="float" office:value="0.08604288" calcext:value-type="float">
            <text:p>0.08604288</text:p>
          </table:table-cell>
          <table:table-cell office:value-type="float" office:value="-0.13792998" calcext:value-type="float">
            <text:p>-0.13792998</text:p>
          </table:table-cell>
          <table:table-cell office:value-type="float" office:value="0.08027108" calcext:value-type="float">
            <text:p>0.08027108</text:p>
          </table:table-cell>
        </table:table-row>
        <table:table-row table:style-name="ro1">
          <table:table-cell office:value-type="string" calcext:value-type="string">
            <text:p>18:49:11.770</text:p>
          </table:table-cell>
          <table:table-cell office:value-type="float" office:value="0.022726681" calcext:value-type="float">
            <text:p>0.022726681</text:p>
          </table:table-cell>
          <table:table-cell office:value-type="float" office:value="-0.09864868" calcext:value-type="float">
            <text:p>-0.09864868</text:p>
          </table:table-cell>
          <table:table-cell office:value-type="float" office:value="-0.075631976" calcext:value-type="float">
            <text:p>-0.075631976</text:p>
          </table:table-cell>
        </table:table-row>
        <table:table-row table:style-name="ro1">
          <table:table-cell office:value-type="string" calcext:value-type="string">
            <text:p>18:49:11.810</text:p>
          </table:table-cell>
          <table:table-cell office:value-type="float" office:value="0.031000894" calcext:value-type="float">
            <text:p>0.031000894</text:p>
          </table:table-cell>
          <table:table-cell office:value-type="float" office:value="-0.32542932" calcext:value-type="float">
            <text:p>-0.32542932</text:p>
          </table:table-cell>
          <table:table-cell office:value-type="float" office:value="0.008396076" calcext:value-type="float">
            <text:p>0.008396076</text:p>
          </table:table-cell>
        </table:table-row>
        <table:table-row table:style-name="ro1">
          <table:table-cell office:value-type="string" calcext:value-type="string">
            <text:p>18:49:11.852</text:p>
          </table:table-cell>
          <table:table-cell office:value-type="float" office:value="0.05558635" calcext:value-type="float">
            <text:p>0.05558635</text:p>
          </table:table-cell>
          <table:table-cell office:value-type="float" office:value="-0.3010163" calcext:value-type="float">
            <text:p>-0.3010163</text:p>
          </table:table-cell>
          <table:table-cell office:value-type="float" office:value="0.032824993" calcext:value-type="float">
            <text:p>0.032824993</text:p>
          </table:table-cell>
        </table:table-row>
        <table:table-row table:style-name="ro1">
          <table:table-cell office:value-type="string" calcext:value-type="string">
            <text:p>18:49:11.892</text:p>
          </table:table-cell>
          <table:table-cell office:value-type="float" office:value="0.05112635" calcext:value-type="float">
            <text:p>0.05112635</text:p>
          </table:table-cell>
          <table:table-cell office:value-type="float" office:value="-0.26520178" calcext:value-type="float">
            <text:p>-0.26520178</text:p>
          </table:table-cell>
          <table:table-cell office:value-type="float" office:value="-0.07153177" calcext:value-type="float">
            <text:p>-0.07153177</text:p>
          </table:table-cell>
        </table:table-row>
        <table:table-row table:style-name="ro1">
          <table:table-cell office:value-type="string" calcext:value-type="string">
            <text:p>18:49:11.930</text:p>
          </table:table-cell>
          <table:table-cell office:value-type="float" office:value="0.09984672" calcext:value-type="float">
            <text:p>0.09984672</text:p>
          </table:table-cell>
          <table:table-cell office:value-type="float" office:value="-0.138706" calcext:value-type="float">
            <text:p>-0.138706</text:p>
          </table:table-cell>
          <table:table-cell office:value-type="float" office:value="-0.0059313327" calcext:value-type="float">
            <text:p>-0.0059313327</text:p>
          </table:table-cell>
        </table:table-row>
        <table:table-row table:style-name="ro1">
          <table:table-cell office:value-type="string" calcext:value-type="string">
            <text:p>18:49:11.972</text:p>
          </table:table-cell>
          <table:table-cell office:value-type="float" office:value="0.14567259" calcext:value-type="float">
            <text:p>0.14567259</text:p>
          </table:table-cell>
          <table:table-cell office:value-type="float" office:value="-0.33005998" calcext:value-type="float">
            <text:p>-0.33005998</text:p>
          </table:table-cell>
          <table:table-cell office:value-type="float" office:value="0.04014522" calcext:value-type="float">
            <text:p>0.04014522</text:p>
          </table:table-cell>
        </table:table-row>
        <table:table-row table:style-name="ro1">
          <table:table-cell office:value-type="string" calcext:value-type="string">
            <text:p>18:49:12.011</text:p>
          </table:table-cell>
          <table:table-cell office:value-type="float" office:value="0.1258319" calcext:value-type="float">
            <text:p>0.1258319</text:p>
          </table:table-cell>
          <table:table-cell office:value-type="float" office:value="-0.24409989" calcext:value-type="float">
            <text:p>-0.24409989</text:p>
          </table:table-cell>
          <table:table-cell office:value-type="float" office:value="-0.0010031102" calcext:value-type="float">
            <text:p>-0.0010031102</text:p>
          </table:table-cell>
        </table:table-row>
        <table:table-row table:style-name="ro1">
          <table:table-cell office:value-type="string" calcext:value-type="string">
            <text:p>18:49:12.052</text:p>
          </table:table-cell>
          <table:table-cell office:value-type="float" office:value="0.14401044" calcext:value-type="float">
            <text:p>0.14401044</text:p>
          </table:table-cell>
          <table:table-cell office:value-type="float" office:value="-0.36712646" calcext:value-type="float">
            <text:p>-0.36712646</text:p>
          </table:table-cell>
          <table:table-cell office:value-type="float" office:value="-0.0868159" calcext:value-type="float">
            <text:p>-0.0868159</text:p>
          </table:table-cell>
        </table:table-row>
        <table:table-row table:style-name="ro1">
          <table:table-cell office:value-type="string" calcext:value-type="string">
            <text:p>18:49:12.092</text:p>
          </table:table-cell>
          <table:table-cell office:value-type="float" office:value="0.06588868" calcext:value-type="float">
            <text:p>0.06588868</text:p>
          </table:table-cell>
          <table:table-cell office:value-type="float" office:value="-0.23856811" calcext:value-type="float">
            <text:p>-0.23856811</text:p>
          </table:table-cell>
          <table:table-cell office:value-type="float" office:value="-0.052865755" calcext:value-type="float">
            <text:p>-0.052865755</text:p>
          </table:table-cell>
        </table:table-row>
        <table:table-row table:style-name="ro1">
          <table:table-cell office:value-type="string" calcext:value-type="string">
            <text:p>18:49:12.132</text:p>
          </table:table-cell>
          <table:table-cell office:value-type="float" office:value="0.0988506" calcext:value-type="float">
            <text:p>0.0988506</text:p>
          </table:table-cell>
          <table:table-cell office:value-type="float" office:value="-0.34698665" calcext:value-type="float">
            <text:p>-0.34698665</text:p>
          </table:table-cell>
          <table:table-cell office:value-type="float" office:value="0.0003212092" calcext:value-type="float">
            <text:p>0.0003212092</text:p>
          </table:table-cell>
        </table:table-row>
        <table:table-row table:style-name="ro1">
          <table:table-cell office:value-type="string" calcext:value-type="string">
            <text:p>18:49:12.170</text:p>
          </table:table-cell>
          <table:table-cell office:value-type="float" office:value="0.079297565" calcext:value-type="float">
            <text:p>0.079297565</text:p>
          </table:table-cell>
          <table:table-cell office:value-type="float" office:value="-0.23692182" calcext:value-type="float">
            <text:p>-0.23692182</text:p>
          </table:table-cell>
          <table:table-cell office:value-type="float" office:value="0.0040244996" calcext:value-type="float">
            <text:p>0.0040244996</text:p>
          </table:table-cell>
        </table:table-row>
        <table:table-row table:style-name="ro1">
          <table:table-cell office:value-type="string" calcext:value-type="string">
            <text:p>18:49:12.233</text:p>
          </table:table-cell>
          <table:table-cell office:value-type="float" office:value="0.071367815" calcext:value-type="float">
            <text:p>0.071367815</text:p>
          </table:table-cell>
          <table:table-cell office:value-type="float" office:value="-0.21322961" calcext:value-type="float">
            <text:p>-0.21322961</text:p>
          </table:table-cell>
          <table:table-cell office:value-type="float" office:value="0.0036220883" calcext:value-type="float">
            <text:p>0.0036220883</text:p>
          </table:table-cell>
        </table:table-row>
        <table:table-row table:style-name="ro1">
          <table:table-cell office:value-type="string" calcext:value-type="string">
            <text:p>18:49:12.309</text:p>
          </table:table-cell>
          <table:table-cell office:value-type="float" office:value="0.06423103" calcext:value-type="float">
            <text:p>0.06423103</text:p>
          </table:table-cell>
          <table:table-cell office:value-type="float" office:value="-0.19190665" calcext:value-type="float">
            <text:p>-0.19190665</text:p>
          </table:table-cell>
          <table:table-cell office:value-type="float" office:value="0.0032598407" calcext:value-type="float">
            <text:p>0.0032598407</text:p>
          </table:table-cell>
        </table:table-row>
        <table:table-row table:style-name="ro1">
          <table:table-cell office:value-type="string" calcext:value-type="string">
            <text:p>18:49:12.380</text:p>
          </table:table-cell>
          <table:table-cell office:value-type="float" office:value="0.057807926" calcext:value-type="float">
            <text:p>0.057807926</text:p>
          </table:table-cell>
          <table:table-cell office:value-type="float" office:value="-0.17271598" calcext:value-type="float">
            <text:p>-0.17271598</text:p>
          </table:table-cell>
          <table:table-cell office:value-type="float" office:value="0.0029338663" calcext:value-type="float">
            <text:p>0.0029338663</text:p>
          </table:table-cell>
        </table:table-row>
        <table:table-row table:style-name="ro1">
          <table:table-cell office:value-type="string" calcext:value-type="string">
            <text:p>18:49:12.450</text:p>
          </table:table-cell>
          <table:table-cell office:value-type="float" office:value="0.052027132" calcext:value-type="float">
            <text:p>0.052027132</text:p>
          </table:table-cell>
          <table:table-cell office:value-type="float" office:value="-0.15544437" calcext:value-type="float">
            <text:p>-0.15544437</text:p>
          </table:table-cell>
          <table:table-cell office:value-type="float" office:value="0.00264047" calcext:value-type="float">
            <text:p>0.00264047</text:p>
          </table:table-cell>
        </table:table-row>
        <table:table-row table:style-name="ro1">
          <table:table-cell office:value-type="string" calcext:value-type="string">
            <text:p>18:49:12.519</text:p>
          </table:table-cell>
          <table:table-cell office:value-type="float" office:value="-0.013600385" calcext:value-type="float">
            <text:p>-0.013600385</text:p>
          </table:table-cell>
          <table:table-cell office:value-type="float" office:value="0.2358325" calcext:value-type="float">
            <text:p>0.2358325</text:p>
          </table:table-cell>
          <table:table-cell office:value-type="float" office:value="-0.0037760315" calcext:value-type="float">
            <text:p>-0.0037760315</text:p>
          </table:table-cell>
        </table:table-row>
        <table:table-row table:style-name="ro1">
          <table:table-cell office:value-type="string" calcext:value-type="string">
            <text:p>18:49:12.608</text:p>
          </table:table-cell>
          <table:table-cell office:value-type="float" office:value="0.008413951" calcext:value-type="float">
            <text:p>0.008413951</text:p>
          </table:table-cell>
          <table:table-cell office:value-type="float" office:value="0.49371895" calcext:value-type="float">
            <text:p>0.49371895</text:p>
          </table:table-cell>
          <table:table-cell office:value-type="float" office:value="0.06757335" calcext:value-type="float">
            <text:p>0.06757335</text:p>
          </table:table-cell>
        </table:table-row>
        <table:table-row table:style-name="ro1">
          <table:table-cell office:value-type="string" calcext:value-type="string">
            <text:p>18:49:12.816</text:p>
          </table:table-cell>
          <table:table-cell office:value-type="float" office:value="0.19499932" calcext:value-type="float">
            <text:p>0.19499932</text:p>
          </table:table-cell>
          <table:table-cell office:value-type="float" office:value="0.6407826" calcext:value-type="float">
            <text:p>0.6407826</text:p>
          </table:table-cell>
          <table:table-cell office:value-type="float" office:value="0.122119695" calcext:value-type="float">
            <text:p>0.122119695</text:p>
          </table:table-cell>
        </table:table-row>
        <table:table-row table:style-name="ro1">
          <table:table-cell office:value-type="string" calcext:value-type="string">
            <text:p>18:49:12.959</text:p>
          </table:table-cell>
          <table:table-cell office:value-type="float" office:value="0.30777478" calcext:value-type="float">
            <text:p>0.30777478</text:p>
          </table:table-cell>
          <table:table-cell office:value-type="float" office:value="0.6771194" calcext:value-type="float">
            <text:p>0.6771194</text:p>
          </table:table-cell>
          <table:table-cell office:value-type="float" office:value="0.13341852" calcext:value-type="float">
            <text:p>0.13341852</text:p>
          </table:table-cell>
        </table:table-row>
        <table:table-row table:style-name="ro1">
          <table:table-cell office:value-type="string" calcext:value-type="string">
            <text:p>18:49:13.008</text:p>
          </table:table-cell>
          <table:table-cell office:value-type="float" office:value="0.34445336" calcext:value-type="float">
            <text:p>0.34445336</text:p>
          </table:table-cell>
          <table:table-cell office:value-type="float" office:value="0.8469319" calcext:value-type="float">
            <text:p>0.8469319</text:p>
          </table:table-cell>
          <table:table-cell office:value-type="float" office:value="0.01966164" calcext:value-type="float">
            <text:p>0.01966164</text:p>
          </table:table-cell>
        </table:table-row>
        <table:table-row table:style-name="ro1">
          <table:table-cell office:value-type="string" calcext:value-type="string">
            <text:p>18:49:13.038</text:p>
          </table:table-cell>
          <table:table-cell office:value-type="float" office:value="0.32363105" calcext:value-type="float">
            <text:p>0.32363105</text:p>
          </table:table-cell>
          <table:table-cell office:value-type="float" office:value="0.6589672" calcext:value-type="float">
            <text:p>0.6589672</text:p>
          </table:table-cell>
          <table:table-cell office:value-type="float" office:value="0.06295924" calcext:value-type="float">
            <text:p>0.06295924</text:p>
          </table:table-cell>
        </table:table-row>
        <table:table-row table:style-name="ro1">
          <table:table-cell office:value-type="string" calcext:value-type="string">
            <text:p>18:49:13.079</text:p>
          </table:table-cell>
          <table:table-cell office:value-type="float" office:value="0.29126793" calcext:value-type="float">
            <text:p>0.29126793</text:p>
          </table:table-cell>
          <table:table-cell office:value-type="float" office:value="0.5930705" calcext:value-type="float">
            <text:p>0.5930705</text:p>
          </table:table-cell>
          <table:table-cell office:value-type="float" office:value="0.056663327" calcext:value-type="float">
            <text:p>0.056663327</text:p>
          </table:table-cell>
        </table:table-row>
        <table:table-row table:style-name="ro1">
          <table:table-cell office:value-type="string" calcext:value-type="string">
            <text:p>18:49:13.118</text:p>
          </table:table-cell>
          <table:table-cell office:value-type="float" office:value="0.26214114" calcext:value-type="float">
            <text:p>0.26214114</text:p>
          </table:table-cell>
          <table:table-cell office:value-type="float" office:value="0.5337634" calcext:value-type="float">
            <text:p>0.5337634</text:p>
          </table:table-cell>
          <table:table-cell office:value-type="float" office:value="0.050996993" calcext:value-type="float">
            <text:p>0.050996993</text:p>
          </table:table-cell>
        </table:table-row>
        <table:table-row table:style-name="ro1">
          <table:table-cell office:value-type="string" calcext:value-type="string">
            <text:p>18:49:13.159</text:p>
          </table:table-cell>
          <table:table-cell office:value-type="float" office:value="0.13573173" calcext:value-type="float">
            <text:p>0.13573173</text:p>
          </table:table-cell>
          <table:table-cell office:value-type="float" office:value="0.27955702" calcext:value-type="float">
            <text:p>0.27955702</text:p>
          </table:table-cell>
          <table:table-cell office:value-type="float" office:value="0.04018441" calcext:value-type="float">
            <text:p>0.04018441</text:p>
          </table:table-cell>
        </table:table-row>
        <table:table-row table:style-name="ro1">
          <table:table-cell office:value-type="string" calcext:value-type="string">
            <text:p>18:49:13.200</text:p>
          </table:table-cell>
          <table:table-cell office:value-type="float" office:value="0.052065782" calcext:value-type="float">
            <text:p>0.052065782</text:p>
          </table:table-cell>
          <table:table-cell office:value-type="float" office:value="0.08746558" calcext:value-type="float">
            <text:p>0.08746558</text:p>
          </table:table-cell>
          <table:table-cell office:value-type="float" office:value="0.11768451" calcext:value-type="float">
            <text:p>0.11768451</text:p>
          </table:table-cell>
        </table:table-row>
        <table:table-row table:style-name="ro1">
          <table:table-cell office:value-type="string" calcext:value-type="string">
            <text:p>18:49:13.239</text:p>
          </table:table-cell>
          <table:table-cell office:value-type="float" office:value="-0.007632973" calcext:value-type="float">
            <text:p>-0.007632973</text:p>
          </table:table-cell>
          <table:table-cell office:value-type="float" office:value="-0.028507547" calcext:value-type="float">
            <text:p>-0.028507547</text:p>
          </table:table-cell>
          <table:table-cell office:value-type="float" office:value="0.090754874" calcext:value-type="float">
            <text:p>0.090754874</text:p>
          </table:table-cell>
        </table:table-row>
        <table:table-row table:style-name="ro1">
          <table:table-cell office:value-type="string" calcext:value-type="string">
            <text:p>18:49:13.279</text:p>
          </table:table-cell>
          <table:table-cell office:value-type="float" office:value="-0.13123491" calcext:value-type="float">
            <text:p>-0.13123491</text:p>
          </table:table-cell>
          <table:table-cell office:value-type="float" office:value="-0.0621314" calcext:value-type="float">
            <text:p>-0.0621314</text:p>
          </table:table-cell>
          <table:table-cell office:value-type="float" office:value="0.06454078" calcext:value-type="float">
            <text:p>0.06454078</text:p>
          </table:table-cell>
        </table:table-row>
        <table:table-row table:style-name="ro1">
          <table:table-cell office:value-type="string" calcext:value-type="string">
            <text:p>18:49:13.319</text:p>
          </table:table-cell>
          <table:table-cell office:value-type="float" office:value="-0.20841904" calcext:value-type="float">
            <text:p>-0.20841904</text:p>
          </table:table-cell>
          <table:table-cell office:value-type="float" office:value="-0.14974152" calcext:value-type="float">
            <text:p>-0.14974152</text:p>
          </table:table-cell>
          <table:table-cell office:value-type="float" office:value="-0.01266525" calcext:value-type="float">
            <text:p>-0.01266525</text:p>
          </table:table-cell>
        </table:table-row>
        <table:table-row table:style-name="ro1">
          <table:table-cell office:value-type="string" calcext:value-type="string">
            <text:p>18:49:13.359</text:p>
          </table:table-cell>
          <table:table-cell office:value-type="float" office:value="-0.25063866" calcext:value-type="float">
            <text:p>-0.25063866</text:p>
          </table:table-cell>
          <table:table-cell office:value-type="float" office:value="-0.21145193" calcext:value-type="float">
            <text:p>-0.21145193</text:p>
          </table:table-cell>
          <table:table-cell office:value-type="float" office:value="-0.012057842" calcext:value-type="float">
            <text:p>-0.012057842</text:p>
          </table:table-cell>
        </table:table-row>
        <table:table-row table:style-name="ro1">
          <table:table-cell office:value-type="string" calcext:value-type="string">
            <text:p>18:49:13.400</text:p>
          </table:table-cell>
          <table:table-cell office:value-type="float" office:value="-0.24403182" calcext:value-type="float">
            <text:p>-0.24403182</text:p>
          </table:table-cell>
          <table:table-cell office:value-type="float" office:value="-0.035179786" calcext:value-type="float">
            <text:p>-0.035179786</text:p>
          </table:table-cell>
          <table:table-cell office:value-type="float" office:value="-0.026232863" calcext:value-type="float">
            <text:p>-0.026232863</text:p>
          </table:table-cell>
        </table:table-row>
        <table:table-row table:style-name="ro1">
          <table:table-cell office:value-type="string" calcext:value-type="string">
            <text:p>18:49:13.440</text:p>
          </table:table-cell>
          <table:table-cell office:value-type="float" office:value="-0.32246068" calcext:value-type="float">
            <text:p>-0.32246068</text:p>
          </table:table-cell>
          <table:table-cell office:value-type="float" office:value="0.008767891" calcext:value-type="float">
            <text:p>0.008767891</text:p>
          </table:table-cell>
          <table:table-cell office:value-type="float" office:value="-0.17653932" calcext:value-type="float">
            <text:p>-0.17653932</text:p>
          </table:table-cell>
        </table:table-row>
        <table:table-row table:style-name="ro1">
          <table:table-cell office:value-type="string" calcext:value-type="string">
            <text:p>18:49:13.480</text:p>
          </table:table-cell>
          <table:table-cell office:value-type="float" office:value="-0.28340307" calcext:value-type="float">
            <text:p>-0.28340307</text:p>
          </table:table-cell>
          <table:table-cell office:value-type="float" office:value="-0.15866163" calcext:value-type="float">
            <text:p>-0.15866163</text:p>
          </table:table-cell>
          <table:table-cell office:value-type="float" office:value="-0.11230336" calcext:value-type="float">
            <text:p>-0.11230336</text:p>
          </table:table-cell>
        </table:table-row>
        <table:table-row table:style-name="ro1">
          <table:table-cell office:value-type="string" calcext:value-type="string">
            <text:p>18:49:13.520</text:p>
          </table:table-cell>
          <table:table-cell office:value-type="float" office:value="-0.29153737" calcext:value-type="float">
            <text:p>-0.29153737</text:p>
          </table:table-cell>
          <table:table-cell office:value-type="float" office:value="0.010573671" calcext:value-type="float">
            <text:p>0.010573671</text:p>
          </table:table-cell>
          <table:table-cell office:value-type="float" office:value="-0.1393055" calcext:value-type="float">
            <text:p>-0.1393055</text:p>
          </table:table-cell>
        </table:table-row>
        <table:table-row table:style-name="ro1">
          <table:table-cell office:value-type="string" calcext:value-type="string">
            <text:p>18:49:13.561</text:p>
          </table:table-cell>
          <table:table-cell office:value-type="float" office:value="-0.2828182" calcext:value-type="float">
            <text:p>-0.2828182</text:p>
          </table:table-cell>
          <table:table-cell office:value-type="float" office:value="-0.070024714" calcext:value-type="float">
            <text:p>-0.070024714</text:p>
          </table:table-cell>
          <table:table-cell office:value-type="float" office:value="-0.16514549" calcext:value-type="float">
            <text:p>-0.16514549</text:p>
          </table:table-cell>
        </table:table-row>
        <table:table-row table:style-name="ro1">
          <table:table-cell office:value-type="string" calcext:value-type="string">
            <text:p>18:49:13.600</text:p>
          </table:table-cell>
          <table:table-cell office:value-type="float" office:value="-0.27365258" calcext:value-type="float">
            <text:p>-0.27365258</text:p>
          </table:table-cell>
          <table:table-cell office:value-type="float" office:value="0.03695334" calcext:value-type="float">
            <text:p>0.03695334</text:p>
          </table:table-cell>
          <table:table-cell office:value-type="float" office:value="-0.16862603" calcext:value-type="float">
            <text:p>-0.16862603</text:p>
          </table:table-cell>
        </table:table-row>
        <table:table-row table:style-name="ro1">
          <table:table-cell office:value-type="string" calcext:value-type="string">
            <text:p>18:49:13.640</text:p>
          </table:table-cell>
          <table:table-cell office:value-type="float" office:value="-0.19684887" calcext:value-type="float">
            <text:p>-0.19684887</text:p>
          </table:table-cell>
          <table:table-cell office:value-type="float" office:value="0.068414256" calcext:value-type="float">
            <text:p>0.068414256</text:p>
          </table:table-cell>
          <table:table-cell office:value-type="float" office:value="-0.17439525" calcext:value-type="float">
            <text:p>-0.17439525</text:p>
          </table:table-cell>
        </table:table-row>
        <table:table-row table:style-name="ro1">
          <table:table-cell office:value-type="string" calcext:value-type="string">
            <text:p>18:49:13.681</text:p>
          </table:table-cell>
          <table:table-cell office:value-type="float" office:value="-0.20155363" calcext:value-type="float">
            <text:p>-0.20155363</text:p>
          </table:table-cell>
          <table:table-cell office:value-type="float" office:value="0.08398494" calcext:value-type="float">
            <text:p>0.08398494</text:p>
          </table:table-cell>
          <table:table-cell office:value-type="float" office:value="-0.15322039" calcext:value-type="float">
            <text:p>-0.15322039</text:p>
          </table:table-cell>
        </table:table-row>
        <table:table-row table:style-name="ro1">
          <table:table-cell office:value-type="string" calcext:value-type="string">
            <text:p>18:49:13.720</text:p>
          </table:table-cell>
          <table:table-cell office:value-type="float" office:value="-0.11657893" calcext:value-type="float">
            <text:p>-0.11657893</text:p>
          </table:table-cell>
          <table:table-cell office:value-type="float" office:value="0.095361836" calcext:value-type="float">
            <text:p>0.095361836</text:p>
          </table:table-cell>
          <table:table-cell office:value-type="float" office:value="-0.081428625" calcext:value-type="float">
            <text:p>-0.081428625</text:p>
          </table:table-cell>
        </table:table-row>
        <table:table-row table:style-name="ro1">
          <table:table-cell office:value-type="string" calcext:value-type="string">
            <text:p>18:49:13.760</text:p>
          </table:table-cell>
          <table:table-cell office:value-type="float" office:value="-0.1460099" calcext:value-type="float">
            <text:p>-0.1460099</text:p>
          </table:table-cell>
          <table:table-cell office:value-type="float" office:value="0.18602096" calcext:value-type="float">
            <text:p>0.18602096</text:p>
          </table:table-cell>
          <table:table-cell office:value-type="float" office:value="-0.029999606" calcext:value-type="float">
            <text:p>-0.029999606</text:p>
          </table:table-cell>
        </table:table-row>
        <table:table-row table:style-name="ro1">
          <table:table-cell office:value-type="string" calcext:value-type="string">
            <text:p>18:49:13.799</text:p>
          </table:table-cell>
          <table:table-cell office:value-type="float" office:value="-0.08197044" calcext:value-type="float">
            <text:p>-0.08197044</text:p>
          </table:table-cell>
          <table:table-cell office:value-type="float" office:value="0.16500187" calcext:value-type="float">
            <text:p>0.16500187</text:p>
          </table:table-cell>
          <table:table-cell office:value-type="float" office:value="-0.027439123" calcext:value-type="float">
            <text:p>-0.027439123</text:p>
          </table:table-cell>
        </table:table-row>
        <table:table-row table:style-name="ro1">
          <table:table-cell office:value-type="string" calcext:value-type="string">
            <text:p>18:49:13.841</text:p>
          </table:table-cell>
          <table:table-cell office:value-type="float" office:value="-0.10343648" calcext:value-type="float">
            <text:p>-0.10343648</text:p>
          </table:table-cell>
          <table:table-cell office:value-type="float" office:value="0.2427644" calcext:value-type="float">
            <text:p>0.2427644</text:p>
          </table:table-cell>
          <table:table-cell office:value-type="float" office:value="-0.028430564" calcext:value-type="float">
            <text:p>-0.028430564</text:p>
          </table:table-cell>
        </table:table-row>
        <table:table-row table:style-name="ro1">
          <table:table-cell office:value-type="string" calcext:value-type="string">
            <text:p>18:49:13.883</text:p>
          </table:table-cell>
          <table:table-cell office:value-type="float" office:value="-0.059035197" calcext:value-type="float">
            <text:p>-0.059035197</text:p>
          </table:table-cell>
          <table:table-cell office:value-type="float" office:value="0.18684733" calcext:value-type="float">
            <text:p>0.18684733</text:p>
          </table:table-cell>
          <table:table-cell office:value-type="float" office:value="-0.053053297" calcext:value-type="float">
            <text:p>-0.053053297</text:p>
          </table:table-cell>
        </table:table-row>
        <table:table-row table:style-name="ro1">
          <table:table-cell office:value-type="string" calcext:value-type="string">
            <text:p>18:49:13.920</text:p>
          </table:table-cell>
          <table:table-cell office:value-type="float" office:value="-0.068512544" calcext:value-type="float">
            <text:p>-0.068512544</text:p>
          </table:table-cell>
          <table:table-cell office:value-type="float" office:value="0.13058934" calcext:value-type="float">
            <text:p>0.13058934</text:p>
          </table:table-cell>
          <table:table-cell office:value-type="float" office:value="-0.047308534" calcext:value-type="float">
            <text:p>-0.047308534</text:p>
          </table:table-cell>
        </table:table-row>
        <table:table-row table:style-name="ro1">
          <table:table-cell office:value-type="string" calcext:value-type="string">
            <text:p>18:49:13.960</text:p>
          </table:table-cell>
          <table:table-cell office:value-type="float" office:value="-0.026065597" calcext:value-type="float">
            <text:p>-0.026065597</text:p>
          </table:table-cell>
          <table:table-cell office:value-type="float" office:value="0.14455678" calcext:value-type="float">
            <text:p>0.14455678</text:p>
          </table:table-cell>
          <table:table-cell office:value-type="float" office:value="-0.101903886" calcext:value-type="float">
            <text:p>-0.101903886</text:p>
          </table:table-cell>
        </table:table-row>
        <table:table-row table:style-name="ro1">
          <table:table-cell office:value-type="string" calcext:value-type="string">
            <text:p>18:49:14.000</text:p>
          </table:table-cell>
          <table:table-cell office:value-type="float" office:value="0.009280228" calcext:value-type="float">
            <text:p>0.009280228</text:p>
          </table:table-cell>
          <table:table-cell office:value-type="float" office:value="0.23798682" calcext:value-type="float">
            <text:p>0.23798682</text:p>
          </table:table-cell>
          <table:table-cell office:value-type="float" office:value="0.009141042" calcext:value-type="float">
            <text:p>0.009141042</text:p>
          </table:table-cell>
        </table:table-row>
        <table:table-row table:style-name="ro1">
          <table:table-cell office:value-type="string" calcext:value-type="string">
            <text:p>18:49:14.040</text:p>
          </table:table-cell>
          <table:table-cell office:value-type="float" office:value="0.008571936" calcext:value-type="float">
            <text:p>0.008571936</text:p>
          </table:table-cell>
          <table:table-cell office:value-type="float" office:value="0.09795278" calcext:value-type="float">
            <text:p>0.09795278</text:p>
          </table:table-cell>
          <table:table-cell office:value-type="float" office:value="0.16225523" calcext:value-type="float">
            <text:p>0.16225523</text:p>
          </table:table-cell>
        </table:table-row>
        <table:table-row table:style-name="ro1">
          <table:table-cell office:value-type="string" calcext:value-type="string">
            <text:p>18:49:14.081</text:p>
          </table:table-cell>
          <table:table-cell office:value-type="float" office:value="0.079565324" calcext:value-type="float">
            <text:p>0.079565324</text:p>
          </table:table-cell>
          <table:table-cell office:value-type="float" office:value="-0.020826863" calcext:value-type="float">
            <text:p>-0.020826863</text:p>
          </table:table-cell>
          <table:table-cell office:value-type="float" office:value="0.08450622" calcext:value-type="float">
            <text:p>0.08450622</text:p>
          </table:table-cell>
        </table:table-row>
        <table:table-row table:style-name="ro1">
          <table:table-cell office:value-type="string" calcext:value-type="string">
            <text:p>18:49:14.120</text:p>
          </table:table-cell>
          <table:table-cell office:value-type="float" office:value="0.012722068" calcext:value-type="float">
            <text:p>0.012722068</text:p>
          </table:table-cell>
          <table:table-cell office:value-type="float" office:value="0.0636533" calcext:value-type="float">
            <text:p>0.0636533</text:p>
          </table:table-cell>
          <table:table-cell office:value-type="float" office:value="-0.008319347" calcext:value-type="float">
            <text:p>-0.008319347</text:p>
          </table:table-cell>
        </table:table-row>
        <table:table-row table:style-name="ro1">
          <table:table-cell office:value-type="string" calcext:value-type="string">
            <text:p>18:49:14.161</text:p>
          </table:table-cell>
          <table:table-cell office:value-type="float" office:value="0.06638151" calcext:value-type="float">
            <text:p>0.06638151</text:p>
          </table:table-cell>
          <table:table-cell office:value-type="float" office:value="0.06915321" calcext:value-type="float">
            <text:p>0.06915321</text:p>
          </table:table-cell>
          <table:table-cell office:value-type="float" office:value="0.08106239" calcext:value-type="float">
            <text:p>0.08106239</text:p>
          </table:table-cell>
        </table:table-row>
        <table:table-row table:style-name="ro1">
          <table:table-cell office:value-type="string" calcext:value-type="string">
            <text:p>18:49:14.201</text:p>
          </table:table-cell>
          <table:table-cell office:value-type="float" office:value="0.07402558" calcext:value-type="float">
            <text:p>0.07402558</text:p>
          </table:table-cell>
          <table:table-cell office:value-type="float" office:value="0.022247652" calcext:value-type="float">
            <text:p>0.022247652</text:p>
          </table:table-cell>
          <table:table-cell office:value-type="float" office:value="0.029450255" calcext:value-type="float">
            <text:p>0.029450255</text:p>
          </table:table-cell>
        </table:table-row>
        <table:table-row table:style-name="ro1">
          <table:table-cell office:value-type="string" calcext:value-type="string">
            <text:p>18:49:14.240</text:p>
          </table:table-cell>
          <table:table-cell office:value-type="float" office:value="0.073874004" calcext:value-type="float">
            <text:p>0.073874004</text:p>
          </table:table-cell>
          <table:table-cell office:value-type="float" office:value="0.043753352" calcext:value-type="float">
            <text:p>0.043753352</text:p>
          </table:table-cell>
          <table:table-cell office:value-type="float" office:value="0.09242321" calcext:value-type="float">
            <text:p>0.09242321</text:p>
          </table:table-cell>
        </table:table-row>
        <table:table-row table:style-name="ro1">
          <table:table-cell office:value-type="string" calcext:value-type="string">
            <text:p>18:49:14.281</text:p>
          </table:table-cell>
          <table:table-cell office:value-type="float" office:value="0.0763743" calcext:value-type="float">
            <text:p>0.0763743</text:p>
          </table:table-cell>
          <table:table-cell office:value-type="float" office:value="-0.02126652" calcext:value-type="float">
            <text:p>-0.02126652</text:p>
          </table:table-cell>
          <table:table-cell office:value-type="float" office:value="0.08977267" calcext:value-type="float">
            <text:p>0.08977267</text:p>
          </table:table-cell>
        </table:table-row>
        <table:table-row table:style-name="ro1">
          <table:table-cell office:value-type="string" calcext:value-type="string">
            <text:p>18:49:14.320</text:p>
          </table:table-cell>
          <table:table-cell office:value-type="float" office:value="0.101476125" calcext:value-type="float">
            <text:p>0.101476125</text:p>
          </table:table-cell>
          <table:table-cell office:value-type="float" office:value="-0.1608635" calcext:value-type="float">
            <text:p>-0.1608635</text:p>
          </table:table-cell>
          <table:table-cell office:value-type="float" office:value="0.11023884" calcext:value-type="float">
            <text:p>0.11023884</text:p>
          </table:table-cell>
        </table:table-row>
        <table:table-row table:style-name="ro1">
          <table:table-cell office:value-type="string" calcext:value-type="string">
            <text:p>18:49:14.360</text:p>
          </table:table-cell>
          <table:table-cell office:value-type="float" office:value="0.109346084" calcext:value-type="float">
            <text:p>0.109346084</text:p>
          </table:table-cell>
          <table:table-cell office:value-type="float" office:value="-0.115333796" calcext:value-type="float">
            <text:p>-0.115333796</text:p>
          </table:table-cell>
          <table:table-cell office:value-type="float" office:value="-0.006473586" calcext:value-type="float">
            <text:p>-0.006473586</text:p>
          </table:table-cell>
        </table:table-row>
        <table:table-row table:style-name="ro1">
          <table:table-cell office:value-type="string" calcext:value-type="string">
            <text:p>18:49:14.400</text:p>
          </table:table-cell>
          <table:table-cell office:value-type="float" office:value="0.10016929" calcext:value-type="float">
            <text:p>0.10016929</text:p>
          </table:table-cell>
          <table:table-cell office:value-type="float" office:value="-0.04425452" calcext:value-type="float">
            <text:p>-0.04425452</text:p>
          </table:table-cell>
          <table:table-cell office:value-type="float" office:value="-0.02735943" calcext:value-type="float">
            <text:p>-0.02735943</text:p>
          </table:table-cell>
        </table:table-row>
        <table:table-row table:style-name="ro1">
          <table:table-cell office:value-type="string" calcext:value-type="string">
            <text:p>18:49:14.440</text:p>
          </table:table-cell>
          <table:table-cell office:value-type="float" office:value="0.20221291" calcext:value-type="float">
            <text:p>0.20221291</text:p>
          </table:table-cell>
          <table:table-cell office:value-type="float" office:value="-0.18045406" calcext:value-type="float">
            <text:p>-0.18045406</text:p>
          </table:table-cell>
          <table:table-cell office:value-type="float" office:value="0.15093808" calcext:value-type="float">
            <text:p>0.15093808</text:p>
          </table:table-cell>
        </table:table-row>
        <table:table-row table:style-name="ro1">
          <table:table-cell office:value-type="string" calcext:value-type="string">
            <text:p>18:49:14.481</text:p>
          </table:table-cell>
          <table:table-cell office:value-type="float" office:value="0.15518498" calcext:value-type="float">
            <text:p>0.15518498</text:p>
          </table:table-cell>
          <table:table-cell office:value-type="float" office:value="0.043694858" calcext:value-type="float">
            <text:p>0.043694858</text:p>
          </table:table-cell>
          <table:table-cell office:value-type="float" office:value="0.062016133" calcext:value-type="float">
            <text:p>0.062016133</text:p>
          </table:table-cell>
        </table:table-row>
        <table:table-row table:style-name="ro1">
          <table:table-cell office:value-type="string" calcext:value-type="string">
            <text:p>18:49:14.520</text:p>
          </table:table-cell>
          <table:table-cell office:value-type="float" office:value="0.22733739" calcext:value-type="float">
            <text:p>0.22733739</text:p>
          </table:table-cell>
          <table:table-cell office:value-type="float" office:value="-0.05317951" calcext:value-type="float">
            <text:p>-0.05317951</text:p>
          </table:table-cell>
          <table:table-cell office:value-type="float" office:value="0.15337306" calcext:value-type="float">
            <text:p>0.15337306</text:p>
          </table:table-cell>
        </table:table-row>
        <table:table-row table:style-name="ro1">
          <table:table-cell office:value-type="string" calcext:value-type="string">
            <text:p>18:49:14.560</text:p>
          </table:table-cell>
          <table:table-cell office:value-type="float" office:value="0.14022377" calcext:value-type="float">
            <text:p>0.14022377</text:p>
          </table:table-cell>
          <table:table-cell office:value-type="float" office:value="0.116933376" calcext:value-type="float">
            <text:p>0.116933376</text:p>
          </table:table-cell>
          <table:table-cell office:value-type="float" office:value="0.05827501" calcext:value-type="float">
            <text:p>0.05827501</text:p>
          </table:table-cell>
        </table:table-row>
        <table:table-row table:style-name="ro1">
          <table:table-cell office:value-type="string" calcext:value-type="string">
            <text:p>18:49:14.601</text:p>
          </table:table-cell>
          <table:table-cell office:value-type="float" office:value="0.20442404" calcext:value-type="float">
            <text:p>0.20442404</text:p>
          </table:table-cell>
          <table:table-cell office:value-type="float" office:value="0.027896285" calcext:value-type="float">
            <text:p>0.027896285</text:p>
          </table:table-cell>
          <table:table-cell office:value-type="float" office:value="0.13901979" calcext:value-type="float">
            <text:p>0.13901979</text:p>
          </table:table-cell>
        </table:table-row>
        <table:table-row table:style-name="ro1">
          <table:table-cell office:value-type="string" calcext:value-type="string">
            <text:p>18:49:14.641</text:p>
          </table:table-cell>
          <table:table-cell office:value-type="float" office:value="0.1703586" calcext:value-type="float">
            <text:p>0.1703586</text:p>
          </table:table-cell>
          <table:table-cell office:value-type="float" office:value="0.022030473" calcext:value-type="float">
            <text:p>0.022030473</text:p>
          </table:table-cell>
          <table:table-cell office:value-type="float" office:value="0.115010396" calcext:value-type="float">
            <text:p>0.115010396</text:p>
          </table:table-cell>
        </table:table-row>
        <table:table-row table:style-name="ro1">
          <table:table-cell office:value-type="string" calcext:value-type="string">
            <text:p>18:49:14.680</text:p>
          </table:table-cell>
          <table:table-cell office:value-type="float" office:value="0.06389402" calcext:value-type="float">
            <text:p>0.06389402</text:p>
          </table:table-cell>
          <table:table-cell office:value-type="float" office:value="0.24460772" calcext:value-type="float">
            <text:p>0.24460772</text:p>
          </table:table-cell>
          <table:table-cell office:value-type="float" office:value="0.030999556" calcext:value-type="float">
            <text:p>0.030999556</text:p>
          </table:table-cell>
        </table:table-row>
        <table:table-row table:style-name="ro1">
          <table:table-cell office:value-type="string" calcext:value-type="string">
            <text:p>18:49:14.721</text:p>
          </table:table-cell>
          <table:table-cell office:value-type="float" office:value="0.07024876" calcext:value-type="float">
            <text:p>0.07024876</text:p>
          </table:table-cell>
          <table:table-cell office:value-type="float" office:value="0.0643608" calcext:value-type="float">
            <text:p>0.0643608</text:p>
          </table:table-cell>
          <table:table-cell office:value-type="float" office:value="-0.05405835" calcext:value-type="float">
            <text:p>-0.05405835</text:p>
          </table:table-cell>
        </table:table-row>
        <table:table-row table:style-name="ro1">
          <table:table-cell office:value-type="string" calcext:value-type="string">
            <text:p>18:49:14.760</text:p>
          </table:table-cell>
          <table:table-cell office:value-type="float" office:value="0.0052160695" calcext:value-type="float">
            <text:p>0.0052160695</text:p>
          </table:table-cell>
          <table:table-cell office:value-type="float" office:value="0.058583897" calcext:value-type="float">
            <text:p>0.058583897</text:p>
          </table:table-cell>
          <table:table-cell office:value-type="float" office:value="0.0071580154" calcext:value-type="float">
            <text:p>0.0071580154</text:p>
          </table:table-cell>
        </table:table-row>
        <table:table-row table:style-name="ro1">
          <table:table-cell office:value-type="string" calcext:value-type="string">
            <text:p>18:49:14.800</text:p>
          </table:table-cell>
          <table:table-cell office:value-type="float" office:value="0.022272583" calcext:value-type="float">
            <text:p>0.022272583</text:p>
          </table:table-cell>
          <table:table-cell office:value-type="float" office:value="0.18456143" calcext:value-type="float">
            <text:p>0.18456143</text:p>
          </table:table-cell>
          <table:table-cell office:value-type="float" office:value="-0.14824525" calcext:value-type="float">
            <text:p>-0.14824525</text:p>
          </table:table-cell>
        </table:table-row>
        <table:table-row table:style-name="ro1">
          <table:table-cell office:value-type="string" calcext:value-type="string">
            <text:p>18:49:14.838</text:p>
          </table:table-cell>
          <table:table-cell office:value-type="float" office:value="-0.03884139" calcext:value-type="float">
            <text:p>-0.03884139</text:p>
          </table:table-cell>
          <table:table-cell office:value-type="float" office:value="0.19137385" calcext:value-type="float">
            <text:p>0.19137385</text:p>
          </table:table-cell>
          <table:table-cell office:value-type="float" office:value="-0.07848912" calcext:value-type="float">
            <text:p>-0.07848912</text:p>
          </table:table-cell>
        </table:table-row>
        <table:table-row table:style-name="ro1">
          <table:table-cell office:value-type="string" calcext:value-type="string">
            <text:p>18:49:14.881</text:p>
          </table:table-cell>
          <table:table-cell office:value-type="float" office:value="-0.021553932" calcext:value-type="float">
            <text:p>-0.021553932</text:p>
          </table:table-cell>
          <table:table-cell office:value-type="float" office:value="0.27309093" calcext:value-type="float">
            <text:p>0.27309093</text:p>
          </table:table-cell>
          <table:table-cell office:value-type="float" office:value="-0.15633358" calcext:value-type="float">
            <text:p>-0.15633358</text:p>
          </table:table-cell>
        </table:table-row>
        <table:table-row table:style-name="ro1">
          <table:table-cell office:value-type="string" calcext:value-type="string">
            <text:p>18:49:14.919</text:p>
          </table:table-cell>
          <table:table-cell office:value-type="float" office:value="-0.00401768" calcext:value-type="float">
            <text:p>-0.00401768</text:p>
          </table:table-cell>
          <table:table-cell office:value-type="float" office:value="0.20710996" calcext:value-type="float">
            <text:p>0.20710996</text:p>
          </table:table-cell>
          <table:table-cell office:value-type="float" office:value="-0.16267286" calcext:value-type="float">
            <text:p>-0.16267286</text:p>
          </table:table-cell>
        </table:table-row>
        <table:table-row table:style-name="ro1">
          <table:table-cell office:value-type="string" calcext:value-type="string">
            <text:p>18:49:14.961</text:p>
          </table:table-cell>
          <table:table-cell office:value-type="float" office:value="-0.0075709885" calcext:value-type="float">
            <text:p>-0.0075709885</text:p>
          </table:table-cell>
          <table:table-cell office:value-type="float" office:value="0.2791236" calcext:value-type="float">
            <text:p>0.2791236</text:p>
          </table:table-cell>
          <table:table-cell office:value-type="float" office:value="-0.15145928" calcext:value-type="float">
            <text:p>-0.15145928</text:p>
          </table:table-cell>
        </table:table-row>
        <table:table-row table:style-name="ro1">
          <table:table-cell office:value-type="string" calcext:value-type="string">
            <text:p>18:49:15.000</text:p>
          </table:table-cell>
          <table:table-cell office:value-type="float" office:value="-0.003957444" calcext:value-type="float">
            <text:p>-0.003957444</text:p>
          </table:table-cell>
          <table:table-cell office:value-type="float" office:value="0.26747105" calcext:value-type="float">
            <text:p>0.26747105</text:p>
          </table:table-cell>
          <table:table-cell office:value-type="float" office:value="-0.18728991" calcext:value-type="float">
            <text:p>-0.18728991</text:p>
          </table:table-cell>
        </table:table-row>
        <table:table-row table:style-name="ro1">
          <table:table-cell office:value-type="string" calcext:value-type="string">
            <text:p>18:49:15.041</text:p>
          </table:table-cell>
          <table:table-cell office:value-type="float" office:value="-0.015207209" calcext:value-type="float">
            <text:p>-0.015207209</text:p>
          </table:table-cell>
          <table:table-cell office:value-type="float" office:value="0.25830203" calcext:value-type="float">
            <text:p>0.25830203</text:p>
          </table:table-cell>
          <table:table-cell office:value-type="float" office:value="-0.1070375" calcext:value-type="float">
            <text:p>-0.1070375</text:p>
          </table:table-cell>
        </table:table-row>
        <table:table-row table:style-name="ro1">
          <table:table-cell office:value-type="string" calcext:value-type="string">
            <text:p>18:49:15.081</text:p>
          </table:table-cell>
          <table:table-cell office:value-type="float" office:value="-0.03016598" calcext:value-type="float">
            <text:p>-0.03016598</text:p>
          </table:table-cell>
          <table:table-cell office:value-type="float" office:value="0.21796991" calcext:value-type="float">
            <text:p>0.21796991</text:p>
          </table:table-cell>
          <table:table-cell office:value-type="float" office:value="-0.18224683" calcext:value-type="float">
            <text:p>-0.18224683</text:p>
          </table:table-cell>
        </table:table-row>
        <table:table-row table:style-name="ro1">
          <table:table-cell office:value-type="string" calcext:value-type="string">
            <text:p>18:49:15.119</text:p>
          </table:table-cell>
          <table:table-cell office:value-type="float" office:value="-0.050000947" calcext:value-type="float">
            <text:p>-0.050000947</text:p>
          </table:table-cell>
          <table:table-cell office:value-type="float" office:value="0.26033306" calcext:value-type="float">
            <text:p>0.26033306</text:p>
          </table:table-cell>
          <table:table-cell office:value-type="float" office:value="-0.1543542" calcext:value-type="float">
            <text:p>-0.1543542</text:p>
          </table:table-cell>
        </table:table-row>
        <table:table-row table:style-name="ro1">
          <table:table-cell office:value-type="string" calcext:value-type="string">
            <text:p>18:49:15.159</text:p>
          </table:table-cell>
          <table:table-cell office:value-type="float" office:value="-0.016216671" calcext:value-type="float">
            <text:p>-0.016216671</text:p>
          </table:table-cell>
          <table:table-cell office:value-type="float" office:value="0.18639936" calcext:value-type="float">
            <text:p>0.18639936</text:p>
          </table:table-cell>
          <table:table-cell office:value-type="float" office:value="-0.10639926" calcext:value-type="float">
            <text:p>-0.10639926</text:p>
          </table:table-cell>
        </table:table-row>
        <table:table-row table:style-name="ro1">
          <table:table-cell office:value-type="string" calcext:value-type="string">
            <text:p>18:49:15.199</text:p>
          </table:table-cell>
          <table:table-cell office:value-type="float" office:value="-0.0211868" calcext:value-type="float">
            <text:p>-0.0211868</text:p>
          </table:table-cell>
          <table:table-cell office:value-type="float" office:value="0.160069" calcext:value-type="float">
            <text:p>0.160069</text:p>
          </table:table-cell>
          <table:table-cell office:value-type="float" office:value="-0.15200931" calcext:value-type="float">
            <text:p>-0.15200931</text:p>
          </table:table-cell>
        </table:table-row>
        <table:table-row table:style-name="ro1">
          <table:table-cell office:value-type="string" calcext:value-type="string">
            <text:p>18:49:15.239</text:p>
          </table:table-cell>
          <table:table-cell office:value-type="float" office:value="-0.021265386" calcext:value-type="float">
            <text:p>-0.021265386</text:p>
          </table:table-cell>
          <table:table-cell office:value-type="float" office:value="0.2640328" calcext:value-type="float">
            <text:p>0.2640328</text:p>
          </table:table-cell>
          <table:table-cell office:value-type="float" office:value="-0.15702327" calcext:value-type="float">
            <text:p>-0.15702327</text:p>
          </table:table-cell>
        </table:table-row>
        <table:table-row table:style-name="ro1">
          <table:table-cell office:value-type="string" calcext:value-type="string">
            <text:p>18:49:15.281</text:p>
          </table:table-cell>
          <table:table-cell office:value-type="float" office:value="0.025905099" calcext:value-type="float">
            <text:p>0.025905099</text:p>
          </table:table-cell>
          <table:table-cell office:value-type="float" office:value="0.13831314" calcext:value-type="float">
            <text:p>0.13831314</text:p>
          </table:table-cell>
          <table:table-cell office:value-type="float" office:value="-0.12462168" calcext:value-type="float">
            <text:p>-0.12462168</text:p>
          </table:table-cell>
        </table:table-row>
        <table:table-row table:style-name="ro1">
          <table:table-cell office:value-type="string" calcext:value-type="string">
            <text:p>18:49:15.320</text:p>
          </table:table-cell>
          <table:table-cell office:value-type="float" office:value="0.02814857" calcext:value-type="float">
            <text:p>0.02814857</text:p>
          </table:table-cell>
          <table:table-cell office:value-type="float" office:value="0.14689393" calcext:value-type="float">
            <text:p>0.14689393</text:p>
          </table:table-cell>
          <table:table-cell office:value-type="float" office:value="-0.13962536" calcext:value-type="float">
            <text:p>-0.13962536</text:p>
          </table:table-cell>
        </table:table-row>
        <table:table-row table:style-name="ro1">
          <table:table-cell office:value-type="string" calcext:value-type="string">
            <text:p>18:49:15.360</text:p>
          </table:table-cell>
          <table:table-cell office:value-type="float" office:value="0.041813206" calcext:value-type="float">
            <text:p>0.041813206</text:p>
          </table:table-cell>
          <table:table-cell office:value-type="float" office:value="0.17307371" calcext:value-type="float">
            <text:p>0.17307371</text:p>
          </table:table-cell>
          <table:table-cell office:value-type="float" office:value="-0.12829955" calcext:value-type="float">
            <text:p>-0.12829955</text:p>
          </table:table-cell>
        </table:table-row>
        <table:table-row table:style-name="ro1">
          <table:table-cell office:value-type="string" calcext:value-type="string">
            <text:p>18:49:15.401</text:p>
          </table:table-cell>
          <table:table-cell office:value-type="float" office:value="0.015219776" calcext:value-type="float">
            <text:p>0.015219776</text:p>
          </table:table-cell>
          <table:table-cell office:value-type="float" office:value="0.09160613" calcext:value-type="float">
            <text:p>0.09160613</text:p>
          </table:table-cell>
          <table:table-cell office:value-type="float" office:value="-0.08558674" calcext:value-type="float">
            <text:p>-0.08558674</text:p>
          </table:table-cell>
        </table:table-row>
        <table:table-row table:style-name="ro1">
          <table:table-cell office:value-type="string" calcext:value-type="string">
            <text:p>18:49:15.441</text:p>
          </table:table-cell>
          <table:table-cell office:value-type="float" office:value="0.016334517" calcext:value-type="float">
            <text:p>0.016334517</text:p>
          </table:table-cell>
          <table:table-cell office:value-type="float" office:value="0.10485764" calcext:value-type="float">
            <text:p>0.10485764</text:p>
          </table:table-cell>
          <table:table-cell office:value-type="float" office:value="-0.037257545" calcext:value-type="float">
            <text:p>-0.037257545</text:p>
          </table:table-cell>
        </table:table-row>
        <table:table-row table:style-name="ro1">
          <table:table-cell office:value-type="string" calcext:value-type="string">
            <text:p>18:49:15.481</text:p>
          </table:table-cell>
          <table:table-cell office:value-type="float" office:value="-0.017598737" calcext:value-type="float">
            <text:p>-0.017598737</text:p>
          </table:table-cell>
          <table:table-cell office:value-type="float" office:value="0.041637484" calcext:value-type="float">
            <text:p>0.041637484</text:p>
          </table:table-cell>
          <table:table-cell office:value-type="float" office:value="-0.022545472" calcext:value-type="float">
            <text:p>-0.022545472</text:p>
          </table:table-cell>
        </table:table-row>
        <table:table-row table:style-name="ro1">
          <table:table-cell office:value-type="string" calcext:value-type="string">
            <text:p>18:49:15.520</text:p>
          </table:table-cell>
          <table:table-cell office:value-type="float" office:value="-0.04396386" calcext:value-type="float">
            <text:p>-0.04396386</text:p>
          </table:table-cell>
          <table:table-cell office:value-type="float" office:value="0.033518612" calcext:value-type="float">
            <text:p>0.033518612</text:p>
          </table:table-cell>
          <table:table-cell office:value-type="float" office:value="-0.03786909" calcext:value-type="float">
            <text:p>-0.03786909</text:p>
          </table:table-cell>
        </table:table-row>
        <table:table-row table:style-name="ro1">
          <table:table-cell office:value-type="string" calcext:value-type="string">
            <text:p>18:49:15.561</text:p>
          </table:table-cell>
          <table:table-cell office:value-type="float" office:value="-0.019352632" calcext:value-type="float">
            <text:p>-0.019352632</text:p>
          </table:table-cell>
          <table:table-cell office:value-type="float" office:value="0.10201737" calcext:value-type="float">
            <text:p>0.10201737</text:p>
          </table:table-cell>
          <table:table-cell office:value-type="float" office:value="-0.08044448" calcext:value-type="float">
            <text:p>-0.08044448</text:p>
          </table:table-cell>
        </table:table-row>
        <table:table-row table:style-name="ro1">
          <table:table-cell office:value-type="string" calcext:value-type="string">
            <text:p>18:49:15.600</text:p>
          </table:table-cell>
          <table:table-cell office:value-type="float" office:value="-0.022031628" calcext:value-type="float">
            <text:p>-0.022031628</text:p>
          </table:table-cell>
          <table:table-cell office:value-type="float" office:value="0.02304124" calcext:value-type="float">
            <text:p>0.02304124</text:p>
          </table:table-cell>
          <table:table-cell office:value-type="float" office:value="0.00054920645" calcext:value-type="float">
            <text:p>0.00054920645</text:p>
          </table:table-cell>
        </table:table-row>
        <table:table-row table:style-name="ro1">
          <table:table-cell office:value-type="string" calcext:value-type="string">
            <text:p>18:49:15.640</text:p>
          </table:table-cell>
          <table:table-cell office:value-type="float" office:value="0.0019244639" calcext:value-type="float">
            <text:p>0.0019244639</text:p>
          </table:table-cell>
          <table:table-cell office:value-type="float" office:value="0.05259745" calcext:value-type="float">
            <text:p>0.05259745</text:p>
          </table:table-cell>
          <table:table-cell office:value-type="float" office:value="0.025323402" calcext:value-type="float">
            <text:p>0.025323402</text:p>
          </table:table-cell>
        </table:table-row>
        <table:table-row table:style-name="ro1">
          <table:table-cell office:value-type="string" calcext:value-type="string">
            <text:p>18:49:15.680</text:p>
          </table:table-cell>
          <table:table-cell office:value-type="float" office:value="-0.040894933" calcext:value-type="float">
            <text:p>-0.040894933</text:p>
          </table:table-cell>
          <table:table-cell office:value-type="float" office:value="-0.0069347345" calcext:value-type="float">
            <text:p>-0.0069347345</text:p>
          </table:table-cell>
          <table:table-cell office:value-type="float" office:value="0.062122084" calcext:value-type="float">
            <text:p>0.062122084</text:p>
          </table:table-cell>
        </table:table-row>
        <table:table-row table:style-name="ro1">
          <table:table-cell office:value-type="string" calcext:value-type="string">
            <text:p>18:49:15.720</text:p>
          </table:table-cell>
          <table:table-cell office:value-type="float" office:value="-0.041639425" calcext:value-type="float">
            <text:p>-0.041639425</text:p>
          </table:table-cell>
          <table:table-cell office:value-type="float" office:value="0.026278278" calcext:value-type="float">
            <text:p>0.026278278</text:p>
          </table:table-cell>
          <table:table-cell office:value-type="float" office:value="0.061622813" calcext:value-type="float">
            <text:p>0.061622813</text:p>
          </table:table-cell>
        </table:table-row>
        <table:table-row table:style-name="ro1">
          <table:table-cell office:value-type="string" calcext:value-type="string">
            <text:p>18:49:15.761</text:p>
          </table:table-cell>
          <table:table-cell office:value-type="float" office:value="-0.054394428" calcext:value-type="float">
            <text:p>-0.054394428</text:p>
          </table:table-cell>
          <table:table-cell office:value-type="float" office:value="0.012883863" calcext:value-type="float">
            <text:p>0.012883863</text:p>
          </table:table-cell>
          <table:table-cell office:value-type="float" office:value="0.019205645" calcext:value-type="float">
            <text:p>0.019205645</text:p>
          </table:table-cell>
        </table:table-row>
        <table:table-row table:style-name="ro1">
          <table:table-cell office:value-type="string" calcext:value-type="string">
            <text:p>18:49:15.800</text:p>
          </table:table-cell>
          <table:table-cell office:value-type="float" office:value="-0.03511221" calcext:value-type="float">
            <text:p>-0.03511221</text:p>
          </table:table-cell>
          <table:table-cell office:value-type="float" office:value="-0.006641873" calcext:value-type="float">
            <text:p>-0.006641873</text:p>
          </table:table-cell>
          <table:table-cell office:value-type="float" office:value="0.03354482" calcext:value-type="float">
            <text:p>0.03354482</text:p>
          </table:table-cell>
        </table:table-row>
        <table:table-row table:style-name="ro1">
          <table:table-cell office:value-type="string" calcext:value-type="string">
            <text:p>18:49:15.838</text:p>
          </table:table-cell>
          <table:table-cell office:value-type="float" office:value="-0.016879313" calcext:value-type="float">
            <text:p>-0.016879313</text:p>
          </table:table-cell>
          <table:table-cell office:value-type="float" office:value="-0.08134392" calcext:value-type="float">
            <text:p>-0.08134392</text:p>
          </table:table-cell>
          <table:table-cell office:value-type="float" office:value="0.04645008" calcext:value-type="float">
            <text:p>0.04645008</text:p>
          </table:table-cell>
        </table:table-row>
        <table:table-row table:style-name="ro1">
          <table:table-cell office:value-type="string" calcext:value-type="string">
            <text:p>18:49:15.879</text:p>
          </table:table-cell>
          <table:table-cell office:value-type="float" office:value="-0.031011695" calcext:value-type="float">
            <text:p>-0.031011695</text:p>
          </table:table-cell>
          <table:table-cell office:value-type="float" office:value="-0.104850106" calcext:value-type="float">
            <text:p>-0.104850106</text:p>
          </table:table-cell>
          <table:table-cell office:value-type="float" office:value="0.048177198" calcext:value-type="float">
            <text:p>0.048177198</text:p>
          </table:table-cell>
        </table:table-row>
        <table:table-row table:style-name="ro1">
          <table:table-cell office:value-type="string" calcext:value-type="string">
            <text:p>18:49:15.921</text:p>
          </table:table-cell>
          <table:table-cell office:value-type="float" office:value="-0.04153357" calcext:value-type="float">
            <text:p>-0.04153357</text:p>
          </table:table-cell>
          <table:table-cell office:value-type="float" office:value="-0.04580552" calcext:value-type="float">
            <text:p>-0.04580552</text:p>
          </table:table-cell>
          <table:table-cell office:value-type="float" office:value="0.016992288" calcext:value-type="float">
            <text:p>0.016992288</text:p>
          </table:table-cell>
        </table:table-row>
        <table:table-row table:style-name="ro1">
          <table:table-cell office:value-type="string" calcext:value-type="string">
            <text:p>18:49:15.962</text:p>
          </table:table-cell>
          <table:table-cell office:value-type="float" office:value="-0.026174158" calcext:value-type="float">
            <text:p>-0.026174158</text:p>
          </table:table-cell>
          <table:table-cell office:value-type="float" office:value="-0.057045314" calcext:value-type="float">
            <text:p>-0.057045314</text:p>
          </table:table-cell>
          <table:table-cell office:value-type="float" office:value="0.00035164773" calcext:value-type="float">
            <text:p>0.00035164773</text:p>
          </table:table-cell>
        </table:table-row>
        <table:table-row table:style-name="ro1">
          <table:table-cell office:value-type="string" calcext:value-type="string">
            <text:p>18:49:16.001</text:p>
          </table:table-cell>
          <table:table-cell office:value-type="float" office:value="-0.004660258" calcext:value-type="float">
            <text:p>-0.004660258</text:p>
          </table:table-cell>
          <table:table-cell office:value-type="float" office:value="-0.049143452" calcext:value-type="float">
            <text:p>-0.049143452</text:p>
          </table:table-cell>
          <table:table-cell office:value-type="float" office:value="0.018773478" calcext:value-type="float">
            <text:p>0.018773478</text:p>
          </table:table-cell>
        </table:table-row>
        <table:table-row table:style-name="ro1">
          <table:table-cell office:value-type="string" calcext:value-type="string">
            <text:p>18:49:16.039</text:p>
          </table:table-cell>
          <table:table-cell office:value-type="float" office:value="-0.020673724" calcext:value-type="float">
            <text:p>-0.020673724</text:p>
          </table:table-cell>
          <table:table-cell office:value-type="float" office:value="-0.072354145" calcext:value-type="float">
            <text:p>-0.072354145</text:p>
          </table:table-cell>
          <table:table-cell office:value-type="float" office:value="0.04326332" calcext:value-type="float">
            <text:p>0.04326332</text:p>
          </table:table-cell>
        </table:table-row>
        <table:table-row table:style-name="ro1">
          <table:table-cell office:value-type="string" calcext:value-type="string">
            <text:p>18:49:16.079</text:p>
          </table:table-cell>
          <table:table-cell office:value-type="float" office:value="0.01830771" calcext:value-type="float">
            <text:p>0.01830771</text:p>
          </table:table-cell>
          <table:table-cell office:value-type="float" office:value="-0.012823813" calcext:value-type="float">
            <text:p>-0.012823813</text:p>
          </table:table-cell>
          <table:table-cell office:value-type="float" office:value="0.03190576" calcext:value-type="float">
            <text:p>0.03190576</text:p>
          </table:table-cell>
        </table:table-row>
        <table:table-row table:style-name="ro1">
          <table:table-cell office:value-type="string" calcext:value-type="string">
            <text:p>18:49:16.120</text:p>
          </table:table-cell>
          <table:table-cell office:value-type="float" office:value="0.007907604" calcext:value-type="float">
            <text:p>0.007907604</text:p>
          </table:table-cell>
          <table:table-cell office:value-type="float" office:value="-0.023186918" calcext:value-type="float">
            <text:p>-0.023186918</text:p>
          </table:table-cell>
          <table:table-cell office:value-type="float" office:value="0.03267027" calcext:value-type="float">
            <text:p>0.03267027</text:p>
          </table:table-cell>
        </table:table-row>
        <table:table-row table:style-name="ro1">
          <table:table-cell office:value-type="string" calcext:value-type="string">
            <text:p>18:49:16.160</text:p>
          </table:table-cell>
          <table:table-cell office:value-type="float" office:value="0.035681296" calcext:value-type="float">
            <text:p>0.035681296</text:p>
          </table:table-cell>
          <table:table-cell office:value-type="float" office:value="-0.0032901333" calcext:value-type="float">
            <text:p>-0.0032901333</text:p>
          </table:table-cell>
          <table:table-cell office:value-type="float" office:value="0.022371983" calcext:value-type="float">
            <text:p>0.022371983</text:p>
          </table:table-cell>
        </table:table-row>
        <table:table-row table:style-name="ro1">
          <table:table-cell office:value-type="string" calcext:value-type="string">
            <text:p>18:49:16.203</text:p>
          </table:table-cell>
          <table:table-cell office:value-type="float" office:value="0.05430555" calcext:value-type="float">
            <text:p>0.05430555</text:p>
          </table:table-cell>
          <table:table-cell office:value-type="float" office:value="-0.069757976" calcext:value-type="float">
            <text:p>-0.069757976</text:p>
          </table:table-cell>
          <table:table-cell office:value-type="float" office:value="0.046941422" calcext:value-type="float">
            <text:p>0.046941422</text:p>
          </table:table-cell>
        </table:table-row>
        <table:table-row table:style-name="ro1">
          <table:table-cell office:value-type="string" calcext:value-type="string">
            <text:p>18:49:16.239</text:p>
          </table:table-cell>
          <table:table-cell office:value-type="float" office:value="0.070408195" calcext:value-type="float">
            <text:p>0.070408195</text:p>
          </table:table-cell>
          <table:table-cell office:value-type="float" office:value="-0.07574605" calcext:value-type="float">
            <text:p>-0.07574605</text:p>
          </table:table-cell>
          <table:table-cell office:value-type="float" office:value="0.04949826" calcext:value-type="float">
            <text:p>0.04949826</text:p>
          </table:table-cell>
        </table:table-row>
        <table:table-row table:style-name="ro1">
          <table:table-cell office:value-type="string" calcext:value-type="string">
            <text:p>18:49:16.278</text:p>
          </table:table-cell>
          <table:table-cell office:value-type="float" office:value="0.070178896" calcext:value-type="float">
            <text:p>0.070178896</text:p>
          </table:table-cell>
          <table:table-cell office:value-type="float" office:value="-0.020930236" calcext:value-type="float">
            <text:p>-0.020930236</text:p>
          </table:table-cell>
          <table:table-cell office:value-type="float" office:value="0.046965443" calcext:value-type="float">
            <text:p>0.046965443</text:p>
          </table:table-cell>
        </table:table-row>
        <table:table-row table:style-name="ro1">
          <table:table-cell office:value-type="string" calcext:value-type="string">
            <text:p>18:49:16.324</text:p>
          </table:table-cell>
          <table:table-cell office:value-type="float" office:value="0.064039916" calcext:value-type="float">
            <text:p>0.064039916</text:p>
          </table:table-cell>
          <table:table-cell office:value-type="float" office:value="-0.11749445" calcext:value-type="float">
            <text:p>-0.11749445</text:p>
          </table:table-cell>
          <table:table-cell office:value-type="float" office:value="0.062483747" calcext:value-type="float">
            <text:p>0.062483747</text:p>
          </table:table-cell>
        </table:table-row>
        <table:table-row table:style-name="ro1">
          <table:table-cell office:value-type="string" calcext:value-type="string">
            <text:p>18:49:16.359</text:p>
          </table:table-cell>
          <table:table-cell office:value-type="float" office:value="0.046210144" calcext:value-type="float">
            <text:p>0.046210144</text:p>
          </table:table-cell>
          <table:table-cell office:value-type="float" office:value="-0.19715124" calcext:value-type="float">
            <text:p>-0.19715124</text:p>
          </table:table-cell>
          <table:table-cell office:value-type="float" office:value="0.14544432" calcext:value-type="float">
            <text:p>0.14544432</text:p>
          </table:table-cell>
        </table:table-row>
        <table:table-row table:style-name="ro1">
          <table:table-cell office:value-type="string" calcext:value-type="string">
            <text:p>18:49:16.398</text:p>
          </table:table-cell>
          <table:table-cell office:value-type="float" office:value="0.064660415" calcext:value-type="float">
            <text:p>0.064660415</text:p>
          </table:table-cell>
          <table:table-cell office:value-type="float" office:value="-0.17326131" calcext:value-type="float">
            <text:p>-0.17326131</text:p>
          </table:table-cell>
          <table:table-cell office:value-type="float" office:value="0.021036625" calcext:value-type="float">
            <text:p>0.021036625</text:p>
          </table:table-cell>
        </table:table-row>
        <table:table-row table:style-name="ro1">
          <table:table-cell office:value-type="string" calcext:value-type="string">
            <text:p>18:49:16.439</text:p>
          </table:table-cell>
          <table:table-cell office:value-type="float" office:value="0.019302776" calcext:value-type="float">
            <text:p>0.019302776</text:p>
          </table:table-cell>
          <table:table-cell office:value-type="float" office:value="-0.25920668" calcext:value-type="float">
            <text:p>-0.25920668</text:p>
          </table:table-cell>
          <table:table-cell office:value-type="float" office:value="0.068371415" calcext:value-type="float">
            <text:p>0.068371415</text:p>
          </table:table-cell>
        </table:table-row>
        <table:table-row table:style-name="ro1">
          <table:table-cell office:value-type="string" calcext:value-type="string">
            <text:p>18:49:16.487</text:p>
          </table:table-cell>
          <table:table-cell office:value-type="float" office:value="-0.022617737" calcext:value-type="float">
            <text:p>-0.022617737</text:p>
          </table:table-cell>
          <table:table-cell office:value-type="float" office:value="-0.35149893" calcext:value-type="float">
            <text:p>-0.35149893</text:p>
          </table:table-cell>
          <table:table-cell office:value-type="float" office:value="0.10635856" calcext:value-type="float">
            <text:p>0.10635856</text:p>
          </table:table-cell>
        </table:table-row>
        <table:table-row table:style-name="ro1">
          <table:table-cell office:value-type="string" calcext:value-type="string">
            <text:p>18:49:16.519</text:p>
          </table:table-cell>
          <table:table-cell office:value-type="float" office:value="0.011284662" calcext:value-type="float">
            <text:p>0.011284662</text:p>
          </table:table-cell>
          <table:table-cell office:value-type="float" office:value="-0.47411272" calcext:value-type="float">
            <text:p>-0.47411272</text:p>
          </table:table-cell>
          <table:table-cell office:value-type="float" office:value="0.045185566" calcext:value-type="float">
            <text:p>0.045185566</text:p>
          </table:table-cell>
        </table:table-row>
        <table:table-row table:style-name="ro1">
          <table:table-cell office:value-type="string" calcext:value-type="string">
            <text:p>18:49:16.563</text:p>
          </table:table-cell>
          <table:table-cell office:value-type="float" office:value="-0.06301275" calcext:value-type="float">
            <text:p>-0.06301275</text:p>
          </table:table-cell>
          <table:table-cell office:value-type="float" office:value="-0.582927" calcext:value-type="float">
            <text:p>-0.582927</text:p>
          </table:table-cell>
          <table:table-cell office:value-type="float" office:value="0.056047894" calcext:value-type="float">
            <text:p>0.056047894</text:p>
          </table:table-cell>
        </table:table-row>
        <table:table-row table:style-name="ro1">
          <table:table-cell office:value-type="string" calcext:value-type="string">
            <text:p>18:49:16.598</text:p>
          </table:table-cell>
          <table:table-cell office:value-type="float" office:value="-0.08989019" calcext:value-type="float">
            <text:p>-0.08989019</text:p>
          </table:table-cell>
          <table:table-cell office:value-type="float" office:value="-0.66745657" calcext:value-type="float">
            <text:p>-0.66745657</text:p>
          </table:table-cell>
          <table:table-cell office:value-type="float" office:value="0.026492903" calcext:value-type="float">
            <text:p>0.026492903</text:p>
          </table:table-cell>
        </table:table-row>
        <table:table-row table:style-name="ro1">
          <table:table-cell office:value-type="string" calcext:value-type="string">
            <text:p>18:49:16.638</text:p>
          </table:table-cell>
          <table:table-cell office:value-type="float" office:value="-0.093645304" calcext:value-type="float">
            <text:p>-0.093645304</text:p>
          </table:table-cell>
          <table:table-cell office:value-type="float" office:value="-0.7373809" calcext:value-type="float">
            <text:p>-0.7373809</text:p>
          </table:table-cell>
          <table:table-cell office:value-type="float" office:value="-0.019662224" calcext:value-type="float">
            <text:p>-0.019662224</text:p>
          </table:table-cell>
        </table:table-row>
        <table:table-row table:style-name="ro1">
          <table:table-cell office:value-type="string" calcext:value-type="string">
            <text:p>18:49:16.678</text:p>
          </table:table-cell>
          <table:table-cell office:value-type="float" office:value="-0.12646829" calcext:value-type="float">
            <text:p>-0.12646829</text:p>
          </table:table-cell>
          <table:table-cell office:value-type="float" office:value="-0.8701858" calcext:value-type="float">
            <text:p>-0.8701858</text:p>
          </table:table-cell>
          <table:table-cell office:value-type="float" office:value="-0.066035815" calcext:value-type="float">
            <text:p>-0.066035815</text:p>
          </table:table-cell>
        </table:table-row>
        <table:table-row table:style-name="ro1">
          <table:table-cell office:value-type="string" calcext:value-type="string">
            <text:p>18:49:16.720</text:p>
          </table:table-cell>
          <table:table-cell office:value-type="float" office:value="-0.18435368" calcext:value-type="float">
            <text:p>-0.18435368</text:p>
          </table:table-cell>
          <table:table-cell office:value-type="float" office:value="-0.8550178" calcext:value-type="float">
            <text:p>-0.8550178</text:p>
          </table:table-cell>
          <table:table-cell office:value-type="float" office:value="-0.047127556" calcext:value-type="float">
            <text:p>-0.047127556</text:p>
          </table:table-cell>
        </table:table-row>
        <table:table-row table:style-name="ro1">
          <table:table-cell office:value-type="string" calcext:value-type="string">
            <text:p>18:49:16.759</text:p>
          </table:table-cell>
          <table:table-cell office:value-type="float" office:value="-0.13625522" calcext:value-type="float">
            <text:p>-0.13625522</text:p>
          </table:table-cell>
          <table:table-cell office:value-type="float" office:value="-0.79368585" calcext:value-type="float">
            <text:p>-0.79368585</text:p>
          </table:table-cell>
          <table:table-cell office:value-type="float" office:value="-0.08350365" calcext:value-type="float">
            <text:p>-0.08350365</text:p>
          </table:table-cell>
        </table:table-row>
        <table:table-row table:style-name="ro1">
          <table:table-cell office:value-type="string" calcext:value-type="string">
            <text:p>18:49:16.818</text:p>
          </table:table-cell>
          <table:table-cell office:value-type="float" office:value="-0.13801055" calcext:value-type="float">
            <text:p>-0.13801055</text:p>
          </table:table-cell>
          <table:table-cell office:value-type="float" office:value="-0.7714462" calcext:value-type="float">
            <text:p>-0.7714462</text:p>
          </table:table-cell>
          <table:table-cell office:value-type="float" office:value="-0.090973586" calcext:value-type="float">
            <text:p>-0.090973586</text:p>
          </table:table-cell>
        </table:table-row>
        <table:table-row table:style-name="ro1">
          <table:table-cell office:value-type="string" calcext:value-type="string">
            <text:p>18:49:16.858</text:p>
          </table:table-cell>
          <table:table-cell office:value-type="float" office:value="-0.1242095" calcext:value-type="float">
            <text:p>-0.1242095</text:p>
          </table:table-cell>
          <table:table-cell office:value-type="float" office:value="-0.6943016" calcext:value-type="float">
            <text:p>-0.6943016</text:p>
          </table:table-cell>
          <table:table-cell office:value-type="float" office:value="-0.0818762" calcext:value-type="float">
            <text:p>-0.0818762</text:p>
          </table:table-cell>
        </table:table-row>
        <table:table-row table:style-name="ro1">
          <table:table-cell office:value-type="string" calcext:value-type="string">
            <text:p>18:49:16.949</text:p>
          </table:table-cell>
          <table:table-cell office:value-type="float" office:value="-0.11178855" calcext:value-type="float">
            <text:p>-0.11178855</text:p>
          </table:table-cell>
          <table:table-cell office:value-type="float" office:value="-0.6248715" calcext:value-type="float">
            <text:p>-0.6248715</text:p>
          </table:table-cell>
          <table:table-cell office:value-type="float" office:value="-0.07368858" calcext:value-type="float">
            <text:p>-0.07368858</text:p>
          </table:table-cell>
        </table:table-row>
        <table:table-row table:style-name="ro1">
          <table:table-cell office:value-type="string" calcext:value-type="string">
            <text:p>18:49:17.018</text:p>
          </table:table-cell>
          <table:table-cell office:value-type="float" office:value="-0.10060969" calcext:value-type="float">
            <text:p>-0.10060969</text:p>
          </table:table-cell>
          <table:table-cell office:value-type="float" office:value="-0.5623843" calcext:value-type="float">
            <text:p>-0.5623843</text:p>
          </table:table-cell>
          <table:table-cell office:value-type="float" office:value="-0.066319734" calcext:value-type="float">
            <text:p>-0.066319734</text:p>
          </table:table-cell>
        </table:table-row>
        <table:table-row table:style-name="ro1">
          <table:table-cell office:value-type="string" calcext:value-type="string">
            <text:p>18:49:17.090</text:p>
          </table:table-cell>
          <table:table-cell office:value-type="float" office:value="-0.090548724" calcext:value-type="float">
            <text:p>-0.090548724</text:p>
          </table:table-cell>
          <table:table-cell office:value-type="float" office:value="-0.50614583" calcext:value-type="float">
            <text:p>-0.50614583</text:p>
          </table:table-cell>
          <table:table-cell office:value-type="float" office:value="-0.05968778" calcext:value-type="float">
            <text:p>-0.05968778</text:p>
          </table:table-cell>
        </table:table-row>
        <table:table-row table:style-name="ro1">
          <table:table-cell office:value-type="string" calcext:value-type="string">
            <text:p>18:49:17.159</text:p>
          </table:table-cell>
          <table:table-cell office:value-type="float" office:value="0.17690459" calcext:value-type="float">
            <text:p>0.17690459</text:p>
          </table:table-cell>
          <table:table-cell office:value-type="float" office:value="-0.4441055" calcext:value-type="float">
            <text:p>-0.4441055</text:p>
          </table:table-cell>
          <table:table-cell office:value-type="float" office:value="-0.16599928" calcext:value-type="float">
            <text:p>-0.16599928</text:p>
          </table:table-cell>
        </table:table-row>
        <table:table-row table:style-name="ro1">
          <table:table-cell office:value-type="string" calcext:value-type="string">
            <text:p>18:49:17.252</text:p>
          </table:table-cell>
          <table:table-cell office:value-type="float" office:value="0.14646998" calcext:value-type="float">
            <text:p>0.14646998</text:p>
          </table:table-cell>
          <table:table-cell office:value-type="float" office:value="-0.33465588" calcext:value-type="float">
            <text:p>-0.33465588</text:p>
          </table:table-cell>
          <table:table-cell office:value-type="float" office:value="-0.13753414" calcext:value-type="float">
            <text:p>-0.13753414</text:p>
          </table:table-cell>
        </table:table-row>
        <table:table-row table:style-name="ro1">
          <table:table-cell office:value-type="string" calcext:value-type="string">
            <text:p>18:49:17.327</text:p>
          </table:table-cell>
          <table:table-cell office:value-type="float" office:value="0.1353386" calcext:value-type="float">
            <text:p>0.1353386</text:p>
          </table:table-cell>
          <table:table-cell office:value-type="float" office:value="-0.31217664" calcext:value-type="float">
            <text:p>-0.31217664</text:p>
          </table:table-cell>
          <table:table-cell office:value-type="float" office:value="-0.12026508" calcext:value-type="float">
            <text:p>-0.12026508</text:p>
          </table:table-cell>
        </table:table-row>
        <table:table-row table:style-name="ro1">
          <table:table-cell office:value-type="string" calcext:value-type="string">
            <text:p>18:49:17.393</text:p>
          </table:table-cell>
          <table:table-cell office:value-type="float" office:value="0.1635528" calcext:value-type="float">
            <text:p>0.1635528</text:p>
          </table:table-cell>
          <table:table-cell office:value-type="float" office:value="-0.28469437" calcext:value-type="float">
            <text:p>-0.28469437</text:p>
          </table:table-cell>
          <table:table-cell office:value-type="float" office:value="-0.084727846" calcext:value-type="float">
            <text:p>-0.084727846</text:p>
          </table:table-cell>
        </table:table-row>
        <table:table-row table:style-name="ro1">
          <table:table-cell office:value-type="string" calcext:value-type="string">
            <text:p>18:49:17.471</text:p>
          </table:table-cell>
          <table:table-cell office:value-type="float" office:value="0.16389674" calcext:value-type="float">
            <text:p>0.16389674</text:p>
          </table:table-cell>
          <table:table-cell office:value-type="float" office:value="-0.18701105" calcext:value-type="float">
            <text:p>-0.18701105</text:p>
          </table:table-cell>
          <table:table-cell office:value-type="float" office:value="-0.070542134" calcext:value-type="float">
            <text:p>-0.070542134</text:p>
          </table:table-cell>
        </table:table-row>
        <table:table-row table:style-name="ro1">
          <table:table-cell office:value-type="string" calcext:value-type="string">
            <text:p>18:49:18.092</text:p>
          </table:table-cell>
          <table:table-cell office:value-type="float" office:value="0.13278538" calcext:value-type="float">
            <text:p>0.13278538</text:p>
          </table:table-cell>
          <table:table-cell office:value-type="float" office:value="-0.24038021" calcext:value-type="float">
            <text:p>-0.24038021</text:p>
          </table:table-cell>
          <table:table-cell office:value-type="float" office:value="-0.110729165" calcext:value-type="float">
            <text:p>-0.110729165</text:p>
          </table:table-cell>
        </table:table-row>
        <table:table-row table:style-name="ro1">
          <table:table-cell table:style-name="ce1" office:value-type="string" calcext:value-type="string">
            <text:p>18:49:18.162</text:p>
          </table:table-cell>
          <table:table-cell table:style-name="Default" office:value-type="float" office:value="0.109399416" calcext:value-type="float">
            <text:p>0.109399416</text:p>
          </table:table-cell>
          <table:table-cell table:style-name="Default" office:value-type="float" office:value="-0.19502874" calcext:value-type="float">
            <text:p>-0.19502874</text:p>
          </table:table-cell>
          <table:table-cell table:style-name="Default" office:value-type="float" office:value="-0.11174122" calcext:value-type="float">
            <text:p>-0.11174122</text:p>
          </table:table-cell>
        </table:table-row>
        <table:table-row table:style-name="ro1">
          <table:table-cell table:style-name="ce1" office:value-type="string" calcext:value-type="string">
            <text:p>18:49:18.234</text:p>
          </table:table-cell>
          <table:table-cell table:style-name="Default" office:value-type="float" office:value="0.08483643" calcext:value-type="float">
            <text:p>0.08483643</text:p>
          </table:table-cell>
          <table:table-cell table:style-name="Default" office:value-type="float" office:value="-0.15333344" calcext:value-type="float">
            <text:p>-0.15333344</text:p>
          </table:table-cell>
          <table:table-cell table:style-name="Default" office:value-type="float" office:value="-0.09397533" calcext:value-type="float">
            <text:p>-0.09397533</text:p>
          </table:table-cell>
        </table:table-row>
        <table:table-row table:style-name="ro1">
          <table:table-cell table:style-name="ce1" office:value-type="string" calcext:value-type="string">
            <text:p>18:49:18.302</text:p>
          </table:table-cell>
          <table:table-cell table:style-name="Default" office:value-type="float" office:value="0.055698495" calcext:value-type="float">
            <text:p>0.055698495</text:p>
          </table:table-cell>
          <table:table-cell table:style-name="Default" office:value-type="float" office:value="-0.16942103" calcext:value-type="float">
            <text:p>-0.16942103</text:p>
          </table:table-cell>
          <table:table-cell table:style-name="Default" office:value-type="float" office:value="-0.056452785" calcext:value-type="float">
            <text:p>-0.056452785</text:p>
          </table:table-cell>
        </table:table-row>
        <table:table-row table:style-name="ro1">
          <table:table-cell table:style-name="ce1" office:value-type="string" calcext:value-type="string">
            <text:p>18:49:18.374</text:p>
          </table:table-cell>
          <table:table-cell table:style-name="Default" office:value-type="float" office:value="0.035846416" calcext:value-type="float">
            <text:p>0.035846416</text:p>
          </table:table-cell>
          <table:table-cell table:style-name="Default" office:value-type="float" office:value="-0.13468103" calcext:value-type="float">
            <text:p>-0.13468103</text:p>
          </table:table-cell>
          <table:table-cell table:style-name="Default" office:value-type="float" office:value="-0.045973517" calcext:value-type="float">
            <text:p>-0.045973517</text:p>
          </table:table-cell>
        </table:table-row>
        <table:table-row table:style-name="ro1">
          <table:table-cell table:style-name="ce1" office:value-type="string" calcext:value-type="string">
            <text:p>18:49:18.443</text:p>
          </table:table-cell>
          <table:table-cell table:style-name="Default" office:value-type="float" office:value="0.056211974" calcext:value-type="float">
            <text:p>0.056211974</text:p>
          </table:table-cell>
          <table:table-cell table:style-name="Default" office:value-type="float" office:value="-0.15417185" calcext:value-type="float">
            <text:p>-0.15417185</text:p>
          </table:table-cell>
          <table:table-cell table:style-name="Default" office:value-type="float" office:value="-0.040497255" calcext:value-type="float">
            <text:p>-0.040497255</text:p>
          </table:table-cell>
        </table:table-row>
        <table:table-row table:style-name="ro1">
          <table:table-cell table:style-name="ce1" office:value-type="string" calcext:value-type="string">
            <text:p>18:49:18.514</text:p>
          </table:table-cell>
          <table:table-cell table:style-name="Default" office:value-type="float" office:value="0.03872554" calcext:value-type="float">
            <text:p>0.03872554</text:p>
          </table:table-cell>
          <table:table-cell table:style-name="Default" office:value-type="float" office:value="-0.12205546" calcext:value-type="float">
            <text:p>-0.12205546</text:p>
          </table:table-cell>
          <table:table-cell table:style-name="Default" office:value-type="float" office:value="-0.027878197" calcext:value-type="float">
            <text:p>-0.027878197</text:p>
          </table:table-cell>
        </table:table-row>
        <table:table-row table:style-name="ro1">
          <table:table-cell table:style-name="ce1" office:value-type="string" calcext:value-type="string">
            <text:p>18:49:29.755</text:p>
          </table:table-cell>
          <table:table-cell table:style-name="Default" office:value-type="float" office:value="-0.047324747" calcext:value-type="float">
            <text:p>-0.047324747</text:p>
          </table:table-cell>
          <table:table-cell table:style-name="Default" office:value-type="float" office:value="0.67369497" calcext:value-type="float">
            <text:p>0.67369497</text:p>
          </table:table-cell>
          <table:table-cell table:style-name="Default" office:value-type="float" office:value="0.27901122" calcext:value-type="float">
            <text:p>0.27901122</text:p>
          </table:table-cell>
        </table:table-row>
        <table:table-row table:style-name="ro1">
          <table:table-cell table:style-name="ce1" office:value-type="string" calcext:value-type="string">
            <text:p>18:49:29.823</text:p>
          </table:table-cell>
          <table:table-cell table:style-name="Default" office:value-type="float" office:value="0.009702649" calcext:value-type="float">
            <text:p>0.009702649</text:p>
          </table:table-cell>
          <table:table-cell table:style-name="Default" office:value-type="float" office:value="0.68982154" calcext:value-type="float">
            <text:p>0.68982154</text:p>
          </table:table-cell>
          <table:table-cell table:style-name="Default" office:value-type="float" office:value="0.32647628" calcext:value-type="float">
            <text:p>0.32647628</text:p>
          </table:table-cell>
        </table:table-row>
        <table:table-row table:style-name="ro1">
          <table:table-cell table:style-name="ce1" office:value-type="string" calcext:value-type="string">
            <text:p>18:49:29.897</text:p>
          </table:table-cell>
          <table:table-cell table:style-name="Default" office:value-type="float" office:value="0.11288278" calcext:value-type="float">
            <text:p>0.11288278</text:p>
          </table:table-cell>
          <table:table-cell table:style-name="Default" office:value-type="float" office:value="0.7129048" calcext:value-type="float">
            <text:p>0.7129048</text:p>
          </table:table-cell>
          <table:table-cell table:style-name="Default" office:value-type="float" office:value="0.20857476" calcext:value-type="float">
            <text:p>0.20857476</text:p>
          </table:table-cell>
        </table:table-row>
        <table:table-row table:style-name="ro1">
          <table:table-cell table:style-name="ce1" office:value-type="string" calcext:value-type="string">
            <text:p>18:49:30.085</text:p>
          </table:table-cell>
          <table:table-cell table:style-name="Default" office:value-type="float" office:value="0.14356227" calcext:value-type="float">
            <text:p>0.14356227</text:p>
          </table:table-cell>
          <table:table-cell table:style-name="Default" office:value-type="float" office:value="0.6526007" calcext:value-type="float">
            <text:p>0.6526007</text:p>
          </table:table-cell>
          <table:table-cell table:style-name="Default" office:value-type="float" office:value="0.16025144" calcext:value-type="float">
            <text:p>0.16025144</text:p>
          </table:table-cell>
        </table:table-row>
        <table:table-row table:style-name="ro1">
          <table:table-cell table:style-name="ce1" office:value-type="string" calcext:value-type="string">
            <text:p>18:49:30.086</text:p>
          </table:table-cell>
          <table:table-cell table:style-name="Default" office:value-type="float" office:value="0.13733593" calcext:value-type="float">
            <text:p>0.13733593</text:p>
          </table:table-cell>
          <table:table-cell table:style-name="Default" office:value-type="float" office:value="0.6429314" calcext:value-type="float">
            <text:p>0.6429314</text:p>
          </table:table-cell>
          <table:table-cell table:style-name="Default" office:value-type="float" office:value="0.10885029" calcext:value-type="float">
            <text:p>0.10885029</text:p>
          </table:table-cell>
        </table:table-row>
        <table:table-row table:style-name="ro1">
          <table:table-cell table:style-name="ce1" office:value-type="string" calcext:value-type="string">
            <text:p>18:49:30.141</text:p>
          </table:table-cell>
          <table:table-cell table:style-name="Default" office:value-type="float" office:value="0.083831824" calcext:value-type="float">
            <text:p>0.083831824</text:p>
          </table:table-cell>
          <table:table-cell table:style-name="Default" office:value-type="float" office:value="0.5210699" calcext:value-type="float">
            <text:p>0.5210699</text:p>
          </table:table-cell>
          <table:table-cell table:style-name="Default" office:value-type="float" office:value="0.11576314" calcext:value-type="float">
            <text:p>0.11576314</text:p>
          </table:table-cell>
        </table:table-row>
        <table:table-row table:style-name="ro1">
          <table:table-cell table:style-name="ce1" office:value-type="string" calcext:value-type="string">
            <text:p>18:49:30.178</text:p>
          </table:table-cell>
          <table:table-cell table:style-name="Default" office:value-type="float" office:value="0.033700593" calcext:value-type="float">
            <text:p>0.033700593</text:p>
          </table:table-cell>
          <table:table-cell table:style-name="Default" office:value-type="float" office:value="0.44149715" calcext:value-type="float">
            <text:p>0.44149715</text:p>
          </table:table-cell>
          <table:table-cell table:style-name="Default" office:value-type="float" office:value="0.17296124" calcext:value-type="float">
            <text:p>0.17296124</text:p>
          </table:table-cell>
        </table:table-row>
        <table:table-row table:style-name="ro1">
          <table:table-cell table:style-name="ce1" office:value-type="string" calcext:value-type="string">
            <text:p>18:49:30.224</text:p>
          </table:table-cell>
          <table:table-cell table:style-name="Default" office:value-type="float" office:value="0.030330535" calcext:value-type="float">
            <text:p>0.030330535</text:p>
          </table:table-cell>
          <table:table-cell table:style-name="Default" office:value-type="float" office:value="0.3973474" calcext:value-type="float">
            <text:p>0.3973474</text:p>
          </table:table-cell>
          <table:table-cell table:style-name="Default" office:value-type="float" office:value="0.1556651" calcext:value-type="float">
            <text:p>0.1556651</text:p>
          </table:table-cell>
        </table:table-row>
        <table:table-row table:style-name="ro1">
          <table:table-cell table:style-name="ce1" office:value-type="string" calcext:value-type="string">
            <text:p>18:49:30.254</text:p>
          </table:table-cell>
          <table:table-cell table:style-name="Default" office:value-type="float" office:value="0.027297482" calcext:value-type="float">
            <text:p>0.027297482</text:p>
          </table:table-cell>
          <table:table-cell table:style-name="Default" office:value-type="float" office:value="0.35761267" calcext:value-type="float">
            <text:p>0.35761267</text:p>
          </table:table-cell>
          <table:table-cell table:style-name="Default" office:value-type="float" office:value="0.1400986" calcext:value-type="float">
            <text:p>0.1400986</text:p>
          </table:table-cell>
        </table:table-row>
        <table:table-row table:style-name="ro1">
          <table:table-cell table:style-name="ce1" office:value-type="string" calcext:value-type="string">
            <text:p>18:49:30.294</text:p>
          </table:table-cell>
          <table:table-cell table:style-name="Default" office:value-type="float" office:value="-0.049699843" calcext:value-type="float">
            <text:p>-0.049699843</text:p>
          </table:table-cell>
          <table:table-cell table:style-name="Default" office:value-type="float" office:value="0.28339925" calcext:value-type="float">
            <text:p>0.28339925</text:p>
          </table:table-cell>
          <table:table-cell table:style-name="Default" office:value-type="float" office:value="0.12674795" calcext:value-type="float">
            <text:p>0.12674795</text:p>
          </table:table-cell>
        </table:table-row>
        <table:table-row table:style-name="ro1">
          <table:table-cell table:style-name="ce1" office:value-type="string" calcext:value-type="string">
            <text:p>18:49:30.335</text:p>
          </table:table-cell>
          <table:table-cell table:style-name="Default" office:value-type="float" office:value="0.0036099812" calcext:value-type="float">
            <text:p>0.0036099812</text:p>
          </table:table-cell>
          <table:table-cell table:style-name="Default" office:value-type="float" office:value="0.19243725" calcext:value-type="float">
            <text:p>0.19243725</text:p>
          </table:table-cell>
          <table:table-cell table:style-name="Default" office:value-type="float" office:value="0.20042564" calcext:value-type="float">
            <text:p>0.20042564</text:p>
          </table:table-cell>
        </table:table-row>
        <table:table-row table:style-name="ro1">
          <table:table-cell table:style-name="ce1" office:value-type="string" calcext:value-type="string">
            <text:p>18:49:30.374</text:p>
          </table:table-cell>
          <table:table-cell table:style-name="Default" office:value-type="float" office:value="-0.069919966" calcext:value-type="float">
            <text:p>-0.069919966</text:p>
          </table:table-cell>
          <table:table-cell table:style-name="Default" office:value-type="float" office:value="0.1391359" calcext:value-type="float">
            <text:p>0.1391359</text:p>
          </table:table-cell>
          <table:table-cell table:style-name="Default" office:value-type="float" office:value="0.13863508" calcext:value-type="float">
            <text:p>0.13863508</text:p>
          </table:table-cell>
        </table:table-row>
        <table:table-row table:style-name="ro1">
          <table:table-cell table:style-name="ce1" office:value-type="string" calcext:value-type="string">
            <text:p>18:49:30.414</text:p>
          </table:table-cell>
          <table:table-cell table:style-name="Default" office:value-type="float" office:value="-0.07677074" calcext:value-type="float">
            <text:p>-0.07677074</text:p>
          </table:table-cell>
          <table:table-cell table:style-name="Default" office:value-type="float" office:value="0.11445571" calcext:value-type="float">
            <text:p>0.11445571</text:p>
          </table:table-cell>
          <table:table-cell table:style-name="Default" office:value-type="float" office:value="0.22694437" calcext:value-type="float">
            <text:p>0.22694437</text:p>
          </table:table-cell>
        </table:table-row>
        <table:table-row table:style-name="ro1">
          <table:table-cell table:style-name="ce1" office:value-type="string" calcext:value-type="string">
            <text:p>18:49:30.456</text:p>
          </table:table-cell>
          <table:table-cell table:style-name="Default" office:value-type="float" office:value="-0.080079995" calcext:value-type="float">
            <text:p>-0.080079995</text:p>
          </table:table-cell>
          <table:table-cell table:style-name="Default" office:value-type="float" office:value="0.13772693" calcext:value-type="float">
            <text:p>0.13772693</text:p>
          </table:table-cell>
          <table:table-cell table:style-name="Default" office:value-type="float" office:value="0.12690613" calcext:value-type="float">
            <text:p>0.12690613</text:p>
          </table:table-cell>
        </table:table-row>
        <table:table-row table:style-name="ro1">
          <table:table-cell table:style-name="ce1" office:value-type="string" calcext:value-type="string">
            <text:p>18:49:30.496</text:p>
          </table:table-cell>
          <table:table-cell table:style-name="Default" office:value-type="float" office:value="-0.07492844" calcext:value-type="float">
            <text:p>-0.07492844</text:p>
          </table:table-cell>
          <table:table-cell table:style-name="Default" office:value-type="float" office:value="0.1309855" calcext:value-type="float">
            <text:p>0.1309855</text:p>
          </table:table-cell>
          <table:table-cell table:style-name="Default" office:value-type="float" office:value="0.130695" calcext:value-type="float">
            <text:p>0.130695</text:p>
          </table:table-cell>
        </table:table-row>
        <table:table-row table:style-name="ro1">
          <table:table-cell table:style-name="ce1" office:value-type="string" calcext:value-type="string">
            <text:p>18:49:30.536</text:p>
          </table:table-cell>
          <table:table-cell table:style-name="Default" office:value-type="float" office:value="-0.031620163" calcext:value-type="float">
            <text:p>-0.031620163</text:p>
          </table:table-cell>
          <table:table-cell table:style-name="Default" office:value-type="float" office:value="0.12755492" calcext:value-type="float">
            <text:p>0.12755492</text:p>
          </table:table-cell>
          <table:table-cell table:style-name="Default" office:value-type="float" office:value="0.112132356" calcext:value-type="float">
            <text:p>0.112132356</text:p>
          </table:table-cell>
        </table:table-row>
        <table:table-row table:style-name="ro1">
          <table:table-cell table:style-name="ce1" office:value-type="string" calcext:value-type="string">
            <text:p>18:49:30.576</text:p>
          </table:table-cell>
          <table:table-cell table:style-name="Default" office:value-type="float" office:value="-0.011539201" calcext:value-type="float">
            <text:p>-0.011539201</text:p>
          </table:table-cell>
          <table:table-cell table:style-name="Default" office:value-type="float" office:value="0.132817" calcext:value-type="float">
            <text:p>0.132817</text:p>
          </table:table-cell>
          <table:table-cell table:style-name="Default" office:value-type="float" office:value="0.08641714" calcext:value-type="float">
            <text:p>0.08641714</text:p>
          </table:table-cell>
        </table:table-row>
        <table:table-row table:style-name="ro1">
          <table:table-cell table:style-name="ce1" office:value-type="string" calcext:value-type="string">
            <text:p>18:49:30.616</text:p>
          </table:table-cell>
          <table:table-cell table:style-name="Default" office:value-type="float" office:value="-0.015658718" calcext:value-type="float">
            <text:p>-0.015658718</text:p>
          </table:table-cell>
          <table:table-cell table:style-name="Default" office:value-type="float" office:value="0.20918372" calcext:value-type="float">
            <text:p>0.20918372</text:p>
          </table:table-cell>
          <table:table-cell table:style-name="Default" office:value-type="float" office:value="0.038664136" calcext:value-type="float">
            <text:p>0.038664136</text:p>
          </table:table-cell>
        </table:table-row>
        <table:table-row table:style-name="ro1">
          <table:table-cell table:style-name="ce1" office:value-type="string" calcext:value-type="string">
            <text:p>18:49:30.656</text:p>
          </table:table-cell>
          <table:table-cell table:style-name="Default" office:value-type="float" office:value="-0.013433666" calcext:value-type="float">
            <text:p>-0.013433666</text:p>
          </table:table-cell>
          <table:table-cell table:style-name="Default" office:value-type="float" office:value="0.24605344" calcext:value-type="float">
            <text:p>0.24605344</text:p>
          </table:table-cell>
          <table:table-cell table:style-name="Default" office:value-type="float" office:value="-0.022990333" calcext:value-type="float">
            <text:p>-0.022990333</text:p>
          </table:table-cell>
        </table:table-row>
        <table:table-row table:style-name="ro1">
          <table:table-cell table:style-name="ce1" office:value-type="string" calcext:value-type="string">
            <text:p>18:49:30.696</text:p>
          </table:table-cell>
          <table:table-cell table:style-name="Default" office:value-type="float" office:value="0.012958531" calcext:value-type="float">
            <text:p>0.012958531</text:p>
          </table:table-cell>
          <table:table-cell table:style-name="Default" office:value-type="float" office:value="0.28956333" calcext:value-type="float">
            <text:p>0.28956333</text:p>
          </table:table-cell>
          <table:table-cell table:style-name="Default" office:value-type="float" office:value="-0.07232702" calcext:value-type="float">
            <text:p>-0.07232702</text:p>
          </table:table-cell>
        </table:table-row>
        <table:table-row table:style-name="ro1">
          <table:table-cell table:style-name="ce1" office:value-type="string" calcext:value-type="string">
            <text:p>18:49:30.735</text:p>
          </table:table-cell>
          <table:table-cell table:style-name="Default" office:value-type="float" office:value="-0.013166426" calcext:value-type="float">
            <text:p>-0.013166426</text:p>
          </table:table-cell>
          <table:table-cell table:style-name="Default" office:value-type="float" office:value="0.24171051" calcext:value-type="float">
            <text:p>0.24171051</text:p>
          </table:table-cell>
          <table:table-cell table:style-name="Default" office:value-type="float" office:value="-0.07256503" calcext:value-type="float">
            <text:p>-0.07256503</text:p>
          </table:table-cell>
        </table:table-row>
        <table:table-row table:style-name="ro1">
          <table:table-cell table:style-name="ce1" office:value-type="string" calcext:value-type="string">
            <text:p>18:49:30.774</text:p>
          </table:table-cell>
          <table:table-cell table:style-name="Default" office:value-type="float" office:value="-0.014266773" calcext:value-type="float">
            <text:p>-0.014266773</text:p>
          </table:table-cell>
          <table:table-cell table:style-name="Default" office:value-type="float" office:value="0.2375346" calcext:value-type="float">
            <text:p>0.2375346</text:p>
          </table:table-cell>
          <table:table-cell table:style-name="Default" office:value-type="float" office:value="-0.085743114" calcext:value-type="float">
            <text:p>-0.085743114</text:p>
          </table:table-cell>
        </table:table-row>
        <table:table-row table:style-name="ro1">
          <table:table-cell table:style-name="ce1" office:value-type="string" calcext:value-type="string">
            <text:p>18:49:30.815</text:p>
          </table:table-cell>
          <table:table-cell table:style-name="Default" office:value-type="float" office:value="0.02429369" calcext:value-type="float">
            <text:p>0.02429369</text:p>
          </table:table-cell>
          <table:table-cell table:style-name="Default" office:value-type="float" office:value="0.24124692" calcext:value-type="float">
            <text:p>0.24124692</text:p>
          </table:table-cell>
          <table:table-cell table:style-name="Default" office:value-type="float" office:value="-0.025752751" calcext:value-type="float">
            <text:p>-0.025752751</text:p>
          </table:table-cell>
        </table:table-row>
        <table:table-row table:style-name="ro1">
          <table:table-cell table:style-name="ce1" office:value-type="string" calcext:value-type="string">
            <text:p>18:49:30.855</text:p>
          </table:table-cell>
          <table:table-cell table:style-name="Default" office:value-type="float" office:value="0.05218659" calcext:value-type="float">
            <text:p>0.05218659</text:p>
          </table:table-cell>
          <table:table-cell table:style-name="Default" office:value-type="float" office:value="0.19822577" calcext:value-type="float">
            <text:p>0.19822577</text:p>
          </table:table-cell>
          <table:table-cell table:style-name="Default" office:value-type="float" office:value="-0.018563228" calcext:value-type="float">
            <text:p>-0.018563228</text:p>
          </table:table-cell>
        </table:table-row>
        <table:table-row table:style-name="ro1">
          <table:table-cell table:style-name="ce1" office:value-type="string" calcext:value-type="string">
            <text:p>18:49:30.896</text:p>
          </table:table-cell>
          <table:table-cell table:style-name="Default" office:value-type="float" office:value="0.042353675" calcext:value-type="float">
            <text:p>0.042353675</text:p>
          </table:table-cell>
          <table:table-cell table:style-name="Default" office:value-type="float" office:value="0.16653797" calcext:value-type="float">
            <text:p>0.16653797</text:p>
          </table:table-cell>
          <table:table-cell table:style-name="Default" office:value-type="float" office:value="0.030094862" calcext:value-type="float">
            <text:p>0.030094862</text:p>
          </table:table-cell>
        </table:table-row>
        <table:table-row table:style-name="ro1">
          <table:table-cell table:style-name="ce1" office:value-type="string" calcext:value-type="string">
            <text:p>18:49:30.936</text:p>
          </table:table-cell>
          <table:table-cell table:style-name="Default" office:value-type="float" office:value="0.044050924" calcext:value-type="float">
            <text:p>0.044050924</text:p>
          </table:table-cell>
          <table:table-cell table:style-name="Default" office:value-type="float" office:value="0.18635878" calcext:value-type="float">
            <text:p>0.18635878</text:p>
          </table:table-cell>
          <table:table-cell table:style-name="Default" office:value-type="float" office:value="-0.010268094" calcext:value-type="float">
            <text:p>-0.010268094</text:p>
          </table:table-cell>
        </table:table-row>
        <table:table-row table:style-name="ro1">
          <table:table-cell table:style-name="ce1" office:value-type="string" calcext:value-type="string">
            <text:p>18:49:30.975</text:p>
          </table:table-cell>
          <table:table-cell table:style-name="Default" office:value-type="float" office:value="0.0211888" calcext:value-type="float">
            <text:p>0.0211888</text:p>
          </table:table-cell>
          <table:table-cell table:style-name="Default" office:value-type="float" office:value="0.13344555" calcext:value-type="float">
            <text:p>0.13344555</text:p>
          </table:table-cell>
          <table:table-cell table:style-name="Default" office:value-type="float" office:value="0.0019646955" calcext:value-type="float">
            <text:p>0.0019646955</text:p>
          </table:table-cell>
        </table:table-row>
        <table:table-row table:style-name="ro1">
          <table:table-cell table:style-name="ce1" office:value-type="string" calcext:value-type="string">
            <text:p>18:49:31.015</text:p>
          </table:table-cell>
          <table:table-cell table:style-name="Default" office:value-type="float" office:value="0.02324472" calcext:value-type="float">
            <text:p>0.02324472</text:p>
          </table:table-cell>
          <table:table-cell table:style-name="Default" office:value-type="float" office:value="0.1756918" calcext:value-type="float">
            <text:p>0.1756918</text:p>
          </table:table-cell>
          <table:table-cell table:style-name="Default" office:value-type="float" office:value="-0.0028459544" calcext:value-type="float">
            <text:p>-0.0028459544</text:p>
          </table:table-cell>
        </table:table-row>
        <table:table-row table:style-name="ro1">
          <table:table-cell table:style-name="ce1" office:value-type="string" calcext:value-type="string">
            <text:p>18:49:31.055</text:p>
          </table:table-cell>
          <table:table-cell table:style-name="Default" office:value-type="float" office:value="0.018063806" calcext:value-type="float">
            <text:p>0.018063806</text:p>
          </table:table-cell>
          <table:table-cell table:style-name="Default" office:value-type="float" office:value="0.17723887" calcext:value-type="float">
            <text:p>0.17723887</text:p>
          </table:table-cell>
          <table:table-cell table:style-name="Default" office:value-type="float" office:value="-0.039914936" calcext:value-type="float">
            <text:p>-0.039914936</text:p>
          </table:table-cell>
        </table:table-row>
        <table:table-row table:style-name="ro1">
          <table:table-cell table:style-name="ce1" office:value-type="string" calcext:value-type="string">
            <text:p>18:49:31.095</text:p>
          </table:table-cell>
          <table:table-cell table:style-name="Default" office:value-type="float" office:value="0.024167577" calcext:value-type="float">
            <text:p>0.024167577</text:p>
          </table:table-cell>
          <table:table-cell table:style-name="Default" office:value-type="float" office:value="0.15775713" calcext:value-type="float">
            <text:p>0.15775713</text:p>
          </table:table-cell>
          <table:table-cell table:style-name="Default" office:value-type="float" office:value="-0.04537165" calcext:value-type="float">
            <text:p>-0.04537165</text:p>
          </table:table-cell>
        </table:table-row>
        <table:table-row table:style-name="ro1">
          <table:table-cell table:style-name="ce1" office:value-type="string" calcext:value-type="string">
            <text:p>18:49:31.135</text:p>
          </table:table-cell>
          <table:table-cell table:style-name="Default" office:value-type="float" office:value="0.029880704" calcext:value-type="float">
            <text:p>0.029880704</text:p>
          </table:table-cell>
          <table:table-cell table:style-name="Default" office:value-type="float" office:value="0.10902247" calcext:value-type="float">
            <text:p>0.10902247</text:p>
          </table:table-cell>
          <table:table-cell table:style-name="Default" office:value-type="float" office:value="-0.050062977" calcext:value-type="float">
            <text:p>-0.050062977</text:p>
          </table:table-cell>
        </table:table-row>
        <table:table-row table:style-name="ro1">
          <table:table-cell table:style-name="ce1" office:value-type="string" calcext:value-type="string">
            <text:p>18:49:31.176</text:p>
          </table:table-cell>
          <table:table-cell table:style-name="Default" office:value-type="float" office:value="0.028430715" calcext:value-type="float">
            <text:p>0.028430715</text:p>
          </table:table-cell>
          <table:table-cell table:style-name="Default" office:value-type="float" office:value="0.074829176" calcext:value-type="float">
            <text:p>0.074829176</text:p>
          </table:table-cell>
          <table:table-cell table:style-name="Default" office:value-type="float" office:value="-0.041980527" calcext:value-type="float">
            <text:p>-0.041980527</text:p>
          </table:table-cell>
        </table:table-row>
        <table:table-row table:style-name="ro1">
          <table:table-cell table:style-name="ce1" office:value-type="string" calcext:value-type="string">
            <text:p>18:49:31.216</text:p>
          </table:table-cell>
          <table:table-cell table:style-name="Default" office:value-type="float" office:value="0.05107592" calcext:value-type="float">
            <text:p>0.05107592</text:p>
          </table:table-cell>
          <table:table-cell table:style-name="Default" office:value-type="float" office:value="0.07218027" calcext:value-type="float">
            <text:p>0.07218027</text:p>
          </table:table-cell>
          <table:table-cell table:style-name="Default" office:value-type="float" office:value="-0.024159348" calcext:value-type="float">
            <text:p>-0.024159348</text:p>
          </table:table-cell>
        </table:table-row>
        <table:table-row table:style-name="ro1">
          <table:table-cell table:style-name="ce1" office:value-type="string" calcext:value-type="string">
            <text:p>18:49:31.256</text:p>
          </table:table-cell>
          <table:table-cell table:style-name="Default" office:value-type="float" office:value="0.045089427" calcext:value-type="float">
            <text:p>0.045089427</text:p>
          </table:table-cell>
          <table:table-cell table:style-name="Default" office:value-type="float" office:value="0.07089482" calcext:value-type="float">
            <text:p>0.07089482</text:p>
          </table:table-cell>
          <table:table-cell table:style-name="Default" office:value-type="float" office:value="-0.030971987" calcext:value-type="float">
            <text:p>-0.030971987</text:p>
          </table:table-cell>
        </table:table-row>
        <table:table-row table:style-name="ro1">
          <table:table-cell table:style-name="ce1" office:value-type="string" calcext:value-type="string">
            <text:p>18:49:31.295</text:p>
          </table:table-cell>
          <table:table-cell table:style-name="Default" office:value-type="float" office:value="0.05749943" calcext:value-type="float">
            <text:p>0.05749943</text:p>
          </table:table-cell>
          <table:table-cell table:style-name="Default" office:value-type="float" office:value="0.10071941" calcext:value-type="float">
            <text:p>0.10071941</text:p>
          </table:table-cell>
          <table:table-cell table:style-name="Default" office:value-type="float" office:value="-0.026995918" calcext:value-type="float">
            <text:p>-0.026995918</text:p>
          </table:table-cell>
        </table:table-row>
        <table:table-row table:style-name="ro1">
          <table:table-cell table:style-name="ce1" office:value-type="string" calcext:value-type="string">
            <text:p>18:49:31.336</text:p>
          </table:table-cell>
          <table:table-cell table:style-name="Default" office:value-type="float" office:value="0.06713034" calcext:value-type="float">
            <text:p>0.06713034</text:p>
          </table:table-cell>
          <table:table-cell table:style-name="Default" office:value-type="float" office:value="0.12931935" calcext:value-type="float">
            <text:p>0.12931935</text:p>
          </table:table-cell>
          <table:table-cell table:style-name="Default" office:value-type="float" office:value="-0.04692815" calcext:value-type="float">
            <text:p>-0.04692815</text:p>
          </table:table-cell>
        </table:table-row>
        <table:table-row table:style-name="ro1">
          <table:table-cell table:style-name="ce1" office:value-type="string" calcext:value-type="string">
            <text:p>18:49:31.376</text:p>
          </table:table-cell>
          <table:table-cell table:style-name="Default" office:value-type="float" office:value="0.094694644" calcext:value-type="float">
            <text:p>0.094694644</text:p>
          </table:table-cell>
          <table:table-cell table:style-name="Default" office:value-type="float" office:value="0.1700007" calcext:value-type="float">
            <text:p>0.1700007</text:p>
          </table:table-cell>
          <table:table-cell table:style-name="Default" office:value-type="float" office:value="-0.078709915" calcext:value-type="float">
            <text:p>-0.078709915</text:p>
          </table:table-cell>
        </table:table-row>
        <table:table-row table:style-name="ro1">
          <table:table-cell table:style-name="ce1" office:value-type="string" calcext:value-type="string">
            <text:p>18:49:31.416</text:p>
          </table:table-cell>
          <table:table-cell table:style-name="Default" office:value-type="float" office:value="0.058198817" calcext:value-type="float">
            <text:p>0.058198817</text:p>
          </table:table-cell>
          <table:table-cell table:style-name="Default" office:value-type="float" office:value="0.17914811" calcext:value-type="float">
            <text:p>0.17914811</text:p>
          </table:table-cell>
          <table:table-cell table:style-name="Default" office:value-type="float" office:value="-0.08182525" calcext:value-type="float">
            <text:p>-0.08182525</text:p>
          </table:table-cell>
        </table:table-row>
        <table:table-row table:style-name="ro1">
          <table:table-cell table:style-name="ce1" office:value-type="string" calcext:value-type="string">
            <text:p>18:49:31.455</text:p>
          </table:table-cell>
          <table:table-cell table:style-name="Default" office:value-type="float" office:value="0.05831155" calcext:value-type="float">
            <text:p>0.05831155</text:p>
          </table:table-cell>
          <table:table-cell table:style-name="Default" office:value-type="float" office:value="0.10937786" calcext:value-type="float">
            <text:p>0.10937786</text:p>
          </table:table-cell>
          <table:table-cell table:style-name="Default" office:value-type="float" office:value="-0.04969256" calcext:value-type="float">
            <text:p>-0.04969256</text:p>
          </table:table-cell>
        </table:table-row>
        <table:table-row table:style-name="ro1">
          <table:table-cell table:style-name="ce1" office:value-type="string" calcext:value-type="string">
            <text:p>18:49:31.496</text:p>
          </table:table-cell>
          <table:table-cell table:style-name="Default" office:value-type="float" office:value="0.008974542" calcext:value-type="float">
            <text:p>0.008974542</text:p>
          </table:table-cell>
          <table:table-cell table:style-name="Default" office:value-type="float" office:value="0.10722912" calcext:value-type="float">
            <text:p>0.10722912</text:p>
          </table:table-cell>
          <table:table-cell table:style-name="Default" office:value-type="float" office:value="-0.05153482" calcext:value-type="float">
            <text:p>-0.05153482</text:p>
          </table:table-cell>
        </table:table-row>
        <table:table-row table:style-name="ro1">
          <table:table-cell table:style-name="ce1" office:value-type="string" calcext:value-type="string">
            <text:p>18:49:31.536</text:p>
          </table:table-cell>
          <table:table-cell table:style-name="Default" office:value-type="float" office:value="0.008955992" calcext:value-type="float">
            <text:p>0.008955992</text:p>
          </table:table-cell>
          <table:table-cell table:style-name="Default" office:value-type="float" office:value="0.10155992" calcext:value-type="float">
            <text:p>0.10155992</text:p>
          </table:table-cell>
          <table:table-cell table:style-name="Default" office:value-type="float" office:value="-0.048358858" calcext:value-type="float">
            <text:p>-0.048358858</text:p>
          </table:table-cell>
        </table:table-row>
        <table:table-row table:style-name="ro1">
          <table:table-cell table:style-name="ce1" office:value-type="string" calcext:value-type="string">
            <text:p>18:49:31.575</text:p>
          </table:table-cell>
          <table:table-cell table:style-name="Default" office:value-type="float" office:value="0.010697115" calcext:value-type="float">
            <text:p>0.010697115</text:p>
          </table:table-cell>
          <table:table-cell table:style-name="Default" office:value-type="float" office:value="0.0010963221" calcext:value-type="float">
            <text:p>0.0010963221</text:p>
          </table:table-cell>
          <table:table-cell table:style-name="Default" office:value-type="float" office:value="-0.0013354543" calcext:value-type="float">
            <text:p>-0.0013354543</text:p>
          </table:table-cell>
        </table:table-row>
        <table:table-row table:style-name="ro1">
          <table:table-cell table:style-name="ce1" office:value-type="string" calcext:value-type="string">
            <text:p>18:49:31.616</text:p>
          </table:table-cell>
          <table:table-cell table:style-name="Default" office:value-type="float" office:value="0.05884615" calcext:value-type="float">
            <text:p>0.05884615</text:p>
          </table:table-cell>
          <table:table-cell table:style-name="Default" office:value-type="float" office:value="-0.066689104" calcext:value-type="float">
            <text:p>-0.066689104</text:p>
          </table:table-cell>
          <table:table-cell table:style-name="Default" office:value-type="float" office:value="0.016815687" calcext:value-type="float">
            <text:p>0.016815687</text:p>
          </table:table-cell>
        </table:table-row>
        <table:table-row table:style-name="ro1">
          <table:table-cell table:style-name="ce1" office:value-type="string" calcext:value-type="string">
            <text:p>18:49:31.656</text:p>
          </table:table-cell>
          <table:table-cell table:style-name="Default" office:value-type="float" office:value="0.10833263" calcext:value-type="float">
            <text:p>0.10833263</text:p>
          </table:table-cell>
          <table:table-cell table:style-name="Default" office:value-type="float" office:value="-0.056724276" calcext:value-type="float">
            <text:p>-0.056724276</text:p>
          </table:table-cell>
          <table:table-cell table:style-name="Default" office:value-type="float" office:value="-0.009255551" calcext:value-type="float">
            <text:p>-0.009255551</text:p>
          </table:table-cell>
        </table:table-row>
        <table:table-row table:style-name="ro1">
          <table:table-cell table:style-name="ce1" office:value-type="string" calcext:value-type="string">
            <text:p>18:49:31.695</text:p>
          </table:table-cell>
          <table:table-cell table:style-name="Default" office:value-type="float" office:value="0.09200621" calcext:value-type="float">
            <text:p>0.09200621</text:p>
          </table:table-cell>
          <table:table-cell table:style-name="Default" office:value-type="float" office:value="-0.14070028" calcext:value-type="float">
            <text:p>-0.14070028</text:p>
          </table:table-cell>
          <table:table-cell table:style-name="Default" office:value-type="float" office:value="-0.0006395496" calcext:value-type="float">
            <text:p>-0.0006395496</text:p>
          </table:table-cell>
        </table:table-row>
        <table:table-row table:style-name="ro1">
          <table:table-cell table:style-name="ce1" office:value-type="string" calcext:value-type="string">
            <text:p>18:49:31.743</text:p>
          </table:table-cell>
          <table:table-cell table:style-name="Default" office:value-type="float" office:value="0.04479288" calcext:value-type="float">
            <text:p>0.04479288</text:p>
          </table:table-cell>
          <table:table-cell table:style-name="Default" office:value-type="float" office:value="-0.21386167" calcext:value-type="float">
            <text:p>-0.21386167</text:p>
          </table:table-cell>
          <table:table-cell table:style-name="Default" office:value-type="float" office:value="0.03480034" calcext:value-type="float">
            <text:p>0.03480034</text:p>
          </table:table-cell>
        </table:table-row>
        <table:table-row table:style-name="ro1">
          <table:table-cell table:style-name="ce1" office:value-type="string" calcext:value-type="string">
            <text:p>18:49:31.773</text:p>
          </table:table-cell>
          <table:table-cell table:style-name="Default" office:value-type="float" office:value="0.025372185" calcext:value-type="float">
            <text:p>0.025372185</text:p>
          </table:table-cell>
          <table:table-cell table:style-name="Default" office:value-type="float" office:value="-0.25246087" calcext:value-type="float">
            <text:p>-0.25246087</text:p>
          </table:table-cell>
          <table:table-cell table:style-name="Default" office:value-type="float" office:value="0.060104486" calcext:value-type="float">
            <text:p>0.060104486</text:p>
          </table:table-cell>
        </table:table-row>
        <table:table-row table:style-name="ro1">
          <table:table-cell table:style-name="ce1" office:value-type="string" calcext:value-type="string">
            <text:p>18:49:31.814</text:p>
          </table:table-cell>
          <table:table-cell table:style-name="Default" office:value-type="float" office:value="0.027449213" calcext:value-type="float">
            <text:p>0.027449213</text:p>
          </table:table-cell>
          <table:table-cell table:style-name="Default" office:value-type="float" office:value="-0.22743452" calcext:value-type="float">
            <text:p>-0.22743452</text:p>
          </table:table-cell>
          <table:table-cell table:style-name="Default" office:value-type="float" office:value="0.071891926" calcext:value-type="float">
            <text:p>0.071891926</text:p>
          </table:table-cell>
        </table:table-row>
        <table:table-row table:style-name="ro1">
          <table:table-cell table:style-name="ce1" office:value-type="string" calcext:value-type="string">
            <text:p>18:49:31.855</text:p>
          </table:table-cell>
          <table:table-cell table:style-name="Default" office:value-type="float" office:value="0.069308795" calcext:value-type="float">
            <text:p>0.069308795</text:p>
          </table:table-cell>
          <table:table-cell table:style-name="Default" office:value-type="float" office:value="-0.2495153" calcext:value-type="float">
            <text:p>-0.2495153</text:p>
          </table:table-cell>
          <table:table-cell table:style-name="Default" office:value-type="float" office:value="0.11743712" calcext:value-type="float">
            <text:p>0.11743712</text:p>
          </table:table-cell>
        </table:table-row>
        <table:table-row table:style-name="ro1">
          <table:table-cell table:style-name="ce1" office:value-type="string" calcext:value-type="string">
            <text:p>18:49:31.895</text:p>
          </table:table-cell>
          <table:table-cell table:style-name="Default" office:value-type="float" office:value="0.09951169" calcext:value-type="float">
            <text:p>0.09951169</text:p>
          </table:table-cell>
          <table:table-cell table:style-name="Default" office:value-type="float" office:value="-0.26719072" calcext:value-type="float">
            <text:p>-0.26719072</text:p>
          </table:table-cell>
          <table:table-cell table:style-name="Default" office:value-type="float" office:value="0.10481446" calcext:value-type="float">
            <text:p>0.10481446</text:p>
          </table:table-cell>
        </table:table-row>
        <table:table-row table:style-name="ro1">
          <table:table-cell table:style-name="ce1" office:value-type="string" calcext:value-type="string">
            <text:p>18:49:31.935</text:p>
          </table:table-cell>
          <table:table-cell table:style-name="Default" office:value-type="float" office:value="0.12691404" calcext:value-type="float">
            <text:p>0.12691404</text:p>
          </table:table-cell>
          <table:table-cell table:style-name="Default" office:value-type="float" office:value="-0.19872358" calcext:value-type="float">
            <text:p>-0.19872358</text:p>
          </table:table-cell>
          <table:table-cell table:style-name="Default" office:value-type="float" office:value="0.08224803" calcext:value-type="float">
            <text:p>0.08224803</text:p>
          </table:table-cell>
        </table:table-row>
        <table:table-row table:style-name="ro1">
          <table:table-cell table:style-name="ce1" office:value-type="string" calcext:value-type="string">
            <text:p>18:49:31.976</text:p>
          </table:table-cell>
          <table:table-cell table:style-name="Default" office:value-type="float" office:value="0.17157125" calcext:value-type="float">
            <text:p>0.17157125</text:p>
          </table:table-cell>
          <table:table-cell table:style-name="Default" office:value-type="float" office:value="-0.18478385" calcext:value-type="float">
            <text:p>-0.18478385</text:p>
          </table:table-cell>
          <table:table-cell table:style-name="Default" office:value-type="float" office:value="0.1920164" calcext:value-type="float">
            <text:p>0.1920164</text:p>
          </table:table-cell>
        </table:table-row>
        <table:table-row table:style-name="ro1">
          <table:table-cell table:style-name="ce1" office:value-type="string" calcext:value-type="string">
            <text:p>18:49:32.016</text:p>
          </table:table-cell>
          <table:table-cell table:style-name="Default" office:value-type="float" office:value="0.1500196" calcext:value-type="float">
            <text:p>0.1500196</text:p>
          </table:table-cell>
          <table:table-cell table:style-name="Default" office:value-type="float" office:value="-0.20080252" calcext:value-type="float">
            <text:p>-0.20080252</text:p>
          </table:table-cell>
          <table:table-cell table:style-name="Default" office:value-type="float" office:value="0.1400755" calcext:value-type="float">
            <text:p>0.1400755</text:p>
          </table:table-cell>
        </table:table-row>
        <table:table-row table:style-name="ro1">
          <table:table-cell table:style-name="ce1" office:value-type="string" calcext:value-type="string">
            <text:p>18:49:32.056</text:p>
          </table:table-cell>
          <table:table-cell table:style-name="Default" office:value-type="float" office:value="0.039656304" calcext:value-type="float">
            <text:p>0.039656304</text:p>
          </table:table-cell>
          <table:table-cell table:style-name="Default" office:value-type="float" office:value="-0.18731408" calcext:value-type="float">
            <text:p>-0.18731408</text:p>
          </table:table-cell>
          <table:table-cell table:style-name="Default" office:value-type="float" office:value="-0.041143954" calcext:value-type="float">
            <text:p>-0.041143954</text:p>
          </table:table-cell>
        </table:table-row>
        <table:table-row table:style-name="ro1">
          <table:table-cell table:style-name="ce1" office:value-type="string" calcext:value-type="string">
            <text:p>18:49:32.096</text:p>
          </table:table-cell>
          <table:table-cell table:style-name="Default" office:value-type="float" office:value="0.04294165" calcext:value-type="float">
            <text:p>0.04294165</text:p>
          </table:table-cell>
          <table:table-cell table:style-name="Default" office:value-type="float" office:value="-0.072781876" calcext:value-type="float">
            <text:p>-0.072781876</text:p>
          </table:table-cell>
          <table:table-cell table:style-name="Default" office:value-type="float" office:value="0.010870739" calcext:value-type="float">
            <text:p>0.010870739</text:p>
          </table:table-cell>
        </table:table-row>
        <table:table-row table:style-name="ro1">
          <table:table-cell table:style-name="ce1" office:value-type="string" calcext:value-type="string">
            <text:p>18:49:32.135</text:p>
          </table:table-cell>
          <table:table-cell table:style-name="Default" office:value-type="float" office:value="0.039965846" calcext:value-type="float">
            <text:p>0.039965846</text:p>
          </table:table-cell>
          <table:table-cell table:style-name="Default" office:value-type="float" office:value="-0.024414828" calcext:value-type="float">
            <text:p>-0.024414828</text:p>
          </table:table-cell>
          <table:table-cell table:style-name="Default" office:value-type="float" office:value="0.051311977" calcext:value-type="float">
            <text:p>0.051311977</text:p>
          </table:table-cell>
        </table:table-row>
        <table:table-row table:style-name="ro1">
          <table:table-cell table:style-name="ce1" office:value-type="string" calcext:value-type="string">
            <text:p>18:49:32.175</text:p>
          </table:table-cell>
          <table:table-cell table:style-name="Default" office:value-type="float" office:value="0.030036658" calcext:value-type="float">
            <text:p>0.030036658</text:p>
          </table:table-cell>
          <table:table-cell table:style-name="Default" office:value-type="float" office:value="-0.046802443" calcext:value-type="float">
            <text:p>-0.046802443</text:p>
          </table:table-cell>
          <table:table-cell table:style-name="Default" office:value-type="float" office:value="-0.012046755" calcext:value-type="float">
            <text:p>-0.012046755</text:p>
          </table:table-cell>
        </table:table-row>
        <table:table-row table:style-name="ro1">
          <table:table-cell table:style-name="ce1" office:value-type="string" calcext:value-type="string">
            <text:p>18:49:32.215</text:p>
          </table:table-cell>
          <table:table-cell table:style-name="Default" office:value-type="float" office:value="0.05405935" calcext:value-type="float">
            <text:p>0.05405935</text:p>
          </table:table-cell>
          <table:table-cell table:style-name="Default" office:value-type="float" office:value="-0.04234192" calcext:value-type="float">
            <text:p>-0.04234192</text:p>
          </table:table-cell>
          <table:table-cell table:style-name="Default" office:value-type="float" office:value="-0.037648674" calcext:value-type="float">
            <text:p>-0.037648674</text:p>
          </table:table-cell>
        </table:table-row>
        <table:table-row table:style-name="ro1">
          <table:table-cell table:style-name="ce1" office:value-type="string" calcext:value-type="string">
            <text:p>18:49:32.256</text:p>
          </table:table-cell>
          <table:table-cell table:style-name="Default" office:value-type="float" office:value="0.055684675" calcext:value-type="float">
            <text:p>0.055684675</text:p>
          </table:table-cell>
          <table:table-cell table:style-name="Default" office:value-type="float" office:value="-0.021188783" calcext:value-type="float">
            <text:p>-0.021188783</text:p>
          </table:table-cell>
          <table:table-cell table:style-name="Default" office:value-type="float" office:value="-0.0064180573" calcext:value-type="float">
            <text:p>-0.0064180573</text:p>
          </table:table-cell>
        </table:table-row>
        <table:table-row table:style-name="ro1">
          <table:table-cell table:style-name="ce1" office:value-type="string" calcext:value-type="string">
            <text:p>18:49:32.296</text:p>
          </table:table-cell>
          <table:table-cell table:style-name="Default" office:value-type="float" office:value="0.030999994" calcext:value-type="float">
            <text:p>0.030999994</text:p>
          </table:table-cell>
          <table:table-cell table:style-name="Default" office:value-type="float" office:value="-0.03159431" calcext:value-type="float">
            <text:p>-0.03159431</text:p>
          </table:table-cell>
          <table:table-cell table:style-name="Default" office:value-type="float" office:value="-0.003359228" calcext:value-type="float">
            <text:p>-0.003359228</text:p>
          </table:table-cell>
        </table:table-row>
        <table:table-row table:style-name="ro1">
          <table:table-cell table:style-name="ce1" office:value-type="string" calcext:value-type="string">
            <text:p>18:49:32.336</text:p>
          </table:table-cell>
          <table:table-cell table:style-name="Default" office:value-type="float" office:value="0.023944916" calcext:value-type="float">
            <text:p>0.023944916</text:p>
          </table:table-cell>
          <table:table-cell table:style-name="Default" office:value-type="float" office:value="-0.0014085238" calcext:value-type="float">
            <text:p>-0.0014085238</text:p>
          </table:table-cell>
          <table:table-cell table:style-name="Default" office:value-type="float" office:value="0.00444743" calcext:value-type="float">
            <text:p>0.00444743</text:p>
          </table:table-cell>
        </table:table-row>
        <table:table-row table:style-name="ro1">
          <table:table-cell table:style-name="ce1" office:value-type="string" calcext:value-type="string">
            <text:p>18:49:32.376</text:p>
          </table:table-cell>
          <table:table-cell table:style-name="Default" office:value-type="float" office:value="0.02572523" calcext:value-type="float">
            <text:p>0.02572523</text:p>
          </table:table-cell>
          <table:table-cell table:style-name="Default" office:value-type="float" office:value="-0.009397557" calcext:value-type="float">
            <text:p>-0.009397557</text:p>
          </table:table-cell>
          <table:table-cell table:style-name="Default" office:value-type="float" office:value="0.007518318" calcext:value-type="float">
            <text:p>0.007518318</text:p>
          </table:table-cell>
        </table:table-row>
        <table:table-row table:style-name="ro1">
          <table:table-cell table:style-name="ce1" office:value-type="string" calcext:value-type="string">
            <text:p>18:49:32.415</text:p>
          </table:table-cell>
          <table:table-cell table:style-name="Default" office:value-type="float" office:value="0.017659552" calcext:value-type="float">
            <text:p>0.017659552</text:p>
          </table:table-cell>
          <table:table-cell table:style-name="Default" office:value-type="float" office:value="-0.030210732" calcext:value-type="float">
            <text:p>-0.030210732</text:p>
          </table:table-cell>
          <table:table-cell table:style-name="Default" office:value-type="float" office:value="-0.0026818002" calcext:value-type="float">
            <text:p>-0.0026818002</text:p>
          </table:table-cell>
        </table:table-row>
        <table:table-row table:style-name="ro1">
          <table:table-cell table:style-name="ce1" office:value-type="string" calcext:value-type="string">
            <text:p>18:49:32.455</text:p>
          </table:table-cell>
          <table:table-cell table:style-name="Default" office:value-type="float" office:value="0.010839863" calcext:value-type="float">
            <text:p>0.010839863</text:p>
          </table:table-cell>
          <table:table-cell table:style-name="Default" office:value-type="float" office:value="-0.0019210922" calcext:value-type="float">
            <text:p>-0.0019210922</text:p>
          </table:table-cell>
          <table:table-cell table:style-name="Default" office:value-type="float" office:value="-0.008126506" calcext:value-type="float">
            <text:p>-0.008126506</text:p>
          </table:table-cell>
        </table:table-row>
        <table:table-row table:style-name="ro1">
          <table:table-cell table:style-name="ce1" office:value-type="string" calcext:value-type="string">
            <text:p>18:49:32.496</text:p>
          </table:table-cell>
          <table:table-cell table:style-name="Default" office:value-type="float" office:value="0.019863307" calcext:value-type="float">
            <text:p>0.019863307</text:p>
          </table:table-cell>
          <table:table-cell table:style-name="Default" office:value-type="float" office:value="-0.009419413" calcext:value-type="float">
            <text:p>-0.009419413</text:p>
          </table:table-cell>
          <table:table-cell table:style-name="Default" office:value-type="float" office:value="-0.00094174687" calcext:value-type="float">
            <text:p>-0.00094174687</text:p>
          </table:table-cell>
        </table:table-row>
        <table:table-row table:style-name="ro1">
          <table:table-cell table:style-name="ce1" office:value-type="string" calcext:value-type="string">
            <text:p>18:49:32.534</text:p>
          </table:table-cell>
          <table:table-cell table:style-name="Default" office:value-type="float" office:value="0.019634776" calcext:value-type="float">
            <text:p>0.019634776</text:p>
          </table:table-cell>
          <table:table-cell table:style-name="Default" office:value-type="float" office:value="-0.010455005" calcext:value-type="float">
            <text:p>-0.010455005</text:p>
          </table:table-cell>
          <table:table-cell table:style-name="Default" office:value-type="float" office:value="0.016510814" calcext:value-type="float">
            <text:p>0.016510814</text:p>
          </table:table-cell>
        </table:table-row>
        <table:table-row table:style-name="ro1">
          <table:table-cell table:style-name="ce1" office:value-type="string" calcext:value-type="string">
            <text:p>18:49:32.574</text:p>
          </table:table-cell>
          <table:table-cell table:style-name="Default" office:value-type="float" office:value="0.0036087898" calcext:value-type="float">
            <text:p>0.0036087898</text:p>
          </table:table-cell>
          <table:table-cell table:style-name="Default" office:value-type="float" office:value="0.0055318996" calcext:value-type="float">
            <text:p>0.0055318996</text:p>
          </table:table-cell>
          <table:table-cell table:style-name="Default" office:value-type="float" office:value="-0.003157925" calcext:value-type="float">
            <text:p>-0.003157925</text:p>
          </table:table-cell>
        </table:table-row>
        <table:table-row table:style-name="ro1">
          <table:table-cell table:style-name="ce1" office:value-type="string" calcext:value-type="string">
            <text:p>18:49:32.616</text:p>
          </table:table-cell>
          <table:table-cell table:style-name="Default" office:value-type="float" office:value="0.01093835" calcext:value-type="float">
            <text:p>0.01093835</text:p>
          </table:table-cell>
          <table:table-cell table:style-name="Default" office:value-type="float" office:value="-0.019410936" calcext:value-type="float">
            <text:p>-0.019410936</text:p>
          </table:table-cell>
          <table:table-cell table:style-name="Default" office:value-type="float" office:value="0.0019918277" calcext:value-type="float">
            <text:p>0.0019918277</text:p>
          </table:table-cell>
        </table:table-row>
        <table:table-row table:style-name="ro1">
          <table:table-cell table:style-name="ce1" office:value-type="string" calcext:value-type="string">
            <text:p>18:49:32.655</text:p>
          </table:table-cell>
          <table:table-cell table:style-name="Default" office:value-type="float" office:value="0.003252693" calcext:value-type="float">
            <text:p>0.003252693</text:p>
          </table:table-cell>
          <table:table-cell table:style-name="Default" office:value-type="float" office:value="-0.009779412" calcext:value-type="float">
            <text:p>-0.009779412</text:p>
          </table:table-cell>
          <table:table-cell table:style-name="Default" office:value-type="float" office:value="-0.008094997" calcext:value-type="float">
            <text:p>-0.008094997</text:p>
          </table:table-cell>
        </table:table-row>
        <table:table-row table:style-name="ro1">
          <table:table-cell table:style-name="ce1" office:value-type="string" calcext:value-type="string">
            <text:p>18:49:32.696</text:p>
          </table:table-cell>
          <table:table-cell table:style-name="Default" office:value-type="float" office:value="-0.007839163" calcext:value-type="float">
            <text:p>-0.007839163</text:p>
          </table:table-cell>
          <table:table-cell table:style-name="Default" office:value-type="float" office:value="-0.015393267" calcext:value-type="float">
            <text:p>-0.015393267</text:p>
          </table:table-cell>
          <table:table-cell table:style-name="Default" office:value-type="float" office:value="-0.0013529102" calcext:value-type="float">
            <text:p>-0.0013529102</text:p>
          </table:table-cell>
        </table:table-row>
        <table:table-row table:style-name="ro1">
          <table:table-cell table:style-name="ce1" office:value-type="string" calcext:value-type="string">
            <text:p>18:49:32.735</text:p>
          </table:table-cell>
          <table:table-cell table:style-name="Default" office:value-type="float" office:value="0.0012943428" calcext:value-type="float">
            <text:p>0.0012943428</text:p>
          </table:table-cell>
          <table:table-cell table:style-name="Default" office:value-type="float" office:value="-0.010558051" calcext:value-type="float">
            <text:p>-0.010558051</text:p>
          </table:table-cell>
          <table:table-cell table:style-name="Default" office:value-type="float" office:value="0.008010975" calcext:value-type="float">
            <text:p>0.008010975</text:p>
          </table:table-cell>
        </table:table-row>
        <table:table-row table:style-name="ro1">
          <table:table-cell table:style-name="ce1" office:value-type="string" calcext:value-type="string">
            <text:p>18:49:32.776</text:p>
          </table:table-cell>
          <table:table-cell table:style-name="Default" office:value-type="float" office:value="0.0066580647" calcext:value-type="float">
            <text:p>0.0066580647</text:p>
          </table:table-cell>
          <table:table-cell table:style-name="Default" office:value-type="float" office:value="-0.019609673" calcext:value-type="float">
            <text:p>-0.019609673</text:p>
          </table:table-cell>
          <table:table-cell table:style-name="Default" office:value-type="float" office:value="-0.00048059822" calcext:value-type="float">
            <text:p>-0.00048059822</text:p>
          </table:table-cell>
        </table:table-row>
        <table:table-row table:style-name="ro1">
          <table:table-cell table:style-name="ce1" office:value-type="string" calcext:value-type="string">
            <text:p>18:49:32.814</text:p>
          </table:table-cell>
          <table:table-cell table:style-name="Default" office:value-type="float" office:value="0.000938562" calcext:value-type="float">
            <text:p>0.000938562</text:p>
          </table:table-cell>
          <table:table-cell table:style-name="Default" office:value-type="float" office:value="-0.012155538" calcext:value-type="float">
            <text:p>-0.012155538</text:p>
          </table:table-cell>
          <table:table-cell table:style-name="Default" office:value-type="float" office:value="0.0046212114" calcext:value-type="float">
            <text:p>0.0046212114</text:p>
          </table:table-cell>
        </table:table-row>
        <table:table-row table:style-name="ro1">
          <table:table-cell table:style-name="ce1" office:value-type="string" calcext:value-type="string">
            <text:p>18:49:32.854</text:p>
          </table:table-cell>
          <table:table-cell table:style-name="Default" office:value-type="float" office:value="-0.004428734" calcext:value-type="float">
            <text:p>-0.004428734</text:p>
          </table:table-cell>
          <table:table-cell table:style-name="Default" office:value-type="float" office:value="0.003561965" calcext:value-type="float">
            <text:p>0.003561965</text:p>
          </table:table-cell>
          <table:table-cell table:style-name="Default" office:value-type="float" office:value="-0.0033116736" calcext:value-type="float">
            <text:p>-0.0033116736</text:p>
          </table:table-cell>
        </table:table-row>
        <table:table-row table:style-name="ro1">
          <table:table-cell table:style-name="ce1" office:value-type="string" calcext:value-type="string">
            <text:p>18:49:32.895</text:p>
          </table:table-cell>
          <table:table-cell table:style-name="Default" office:value-type="float" office:value="-0.005743669" calcext:value-type="float">
            <text:p>-0.005743669</text:p>
          </table:table-cell>
          <table:table-cell table:style-name="Default" office:value-type="float" office:value="-0.0018479376" calcext:value-type="float">
            <text:p>-0.0018479376</text:p>
          </table:table-cell>
          <table:table-cell table:style-name="Default" office:value-type="float" office:value="0.0053691436" calcext:value-type="float">
            <text:p>0.0053691436</text:p>
          </table:table-cell>
        </table:table-row>
        <table:table-row table:style-name="ro1">
          <table:table-cell table:style-name="ce1" office:value-type="string" calcext:value-type="string">
            <text:p>18:49:32.935</text:p>
          </table:table-cell>
          <table:table-cell table:style-name="Default" office:value-type="float" office:value="0.007355112" calcext:value-type="float">
            <text:p>0.007355112</text:p>
          </table:table-cell>
          <table:table-cell table:style-name="Default" office:value-type="float" office:value="-0.0021025927" calcext:value-type="float">
            <text:p>-0.0021025927</text:p>
          </table:table-cell>
          <table:table-cell table:style-name="Default" office:value-type="float" office:value="-0.012306504" calcext:value-type="float">
            <text:p>-0.012306504</text:p>
          </table:table-cell>
        </table:table-row>
        <table:table-row table:style-name="ro1">
          <table:table-cell table:style-name="ce1" office:value-type="string" calcext:value-type="string">
            <text:p>18:49:32.976</text:p>
          </table:table-cell>
          <table:table-cell table:style-name="Default" office:value-type="float" office:value="0.00024754406" calcext:value-type="float">
            <text:p>0.00024754406</text:p>
          </table:table-cell>
          <table:table-cell table:style-name="Default" office:value-type="float" office:value="-0.016833749" calcext:value-type="float">
            <text:p>-0.016833749</text:p>
          </table:table-cell>
          <table:table-cell table:style-name="Default" office:value-type="float" office:value="0.0060629086" calcext:value-type="float">
            <text:p>0.0060629086</text:p>
          </table:table-cell>
        </table:table-row>
        <table:table-row table:style-name="ro1">
          <table:table-cell table:style-name="ce1" office:value-type="string" calcext:value-type="string">
            <text:p>18:49:33.015</text:p>
          </table:table-cell>
          <table:table-cell table:style-name="Default" office:value-type="float" office:value="0.0046173213" calcext:value-type="float">
            <text:p>0.0046173213</text:p>
          </table:table-cell>
          <table:table-cell table:style-name="Default" office:value-type="float" office:value="0.0059433794" calcext:value-type="float">
            <text:p>0.0059433794</text:p>
          </table:table-cell>
          <table:table-cell table:style-name="Default" office:value-type="float" office:value="-0.0020141946" calcext:value-type="float">
            <text:p>-0.0020141946</text:p>
          </table:table-cell>
        </table:table-row>
        <table:table-row table:style-name="ro1">
          <table:table-cell table:style-name="ce1" office:value-type="string" calcext:value-type="string">
            <text:p>18:49:33.055</text:p>
          </table:table-cell>
          <table:table-cell table:style-name="Default" office:value-type="float" office:value="0.003935858" calcext:value-type="float">
            <text:p>0.003935858</text:p>
          </table:table-cell>
          <table:table-cell table:style-name="Default" office:value-type="float" office:value="-0.0021216534" calcext:value-type="float">
            <text:p>-0.0021216534</text:p>
          </table:table-cell>
          <table:table-cell table:style-name="Default" office:value-type="float" office:value="0.003900217" calcext:value-type="float">
            <text:p>0.003900217</text:p>
          </table:table-cell>
        </table:table-row>
        <table:table-row table:style-name="ro1">
          <table:table-cell table:style-name="ce1" office:value-type="string" calcext:value-type="string">
            <text:p>18:49:33.096</text:p>
          </table:table-cell>
          <table:table-cell table:style-name="Default" office:value-type="float" office:value="0.0074973614" calcext:value-type="float">
            <text:p>0.0074973614</text:p>
          </table:table-cell>
          <table:table-cell table:style-name="Default" office:value-type="float" office:value="-0.0074026543" calcext:value-type="float">
            <text:p>-0.0074026543</text:p>
          </table:table-cell>
          <table:table-cell table:style-name="Default" office:value-type="float" office:value="0.00087338174" calcext:value-type="float">
            <text:p>0.00087338174</text:p>
          </table:table-cell>
        </table:table-row>
        <table:table-row table:style-name="ro1">
          <table:table-cell table:style-name="ce1" office:value-type="string" calcext:value-type="string">
            <text:p>18:49:33.135</text:p>
          </table:table-cell>
          <table:table-cell table:style-name="Default" office:value-type="float" office:value="0.0005952776" calcext:value-type="float">
            <text:p>0.0005952776</text:p>
          </table:table-cell>
          <table:table-cell table:style-name="Default" office:value-type="float" office:value="-0.006222942" calcext:value-type="float">
            <text:p>-0.006222942</text:p>
          </table:table-cell>
          <table:table-cell table:style-name="Default" office:value-type="float" office:value="-0.006245151" calcext:value-type="float">
            <text:p>-0.006245151</text:p>
          </table:table-cell>
        </table:table-row>
        <table:table-row table:style-name="ro1">
          <table:table-cell table:style-name="ce1" office:value-type="string" calcext:value-type="string">
            <text:p>18:49:33.176</text:p>
          </table:table-cell>
          <table:table-cell table:style-name="Default" office:value-type="float" office:value="0.003611926" calcext:value-type="float">
            <text:p>0.003611926</text:p>
          </table:table-cell>
          <table:table-cell table:style-name="Default" office:value-type="float" office:value="-0.0023047586" calcext:value-type="float">
            <text:p>-0.0023047586</text:p>
          </table:table-cell>
          <table:table-cell table:style-name="Default" office:value-type="float" office:value="-0.0018852442" calcext:value-type="float">
            <text:p>-0.0018852442</text:p>
          </table:table-cell>
        </table:table-row>
        <table:table-row table:style-name="ro1">
          <table:table-cell table:style-name="ce1" office:value-type="string" calcext:value-type="string">
            <text:p>18:49:33.216</text:p>
          </table:table-cell>
          <table:table-cell table:style-name="Default" office:value-type="float" office:value="0.0028112857" calcext:value-type="float">
            <text:p>0.0028112857</text:p>
          </table:table-cell>
          <table:table-cell table:style-name="Default" office:value-type="float" office:value="-0.005809627" calcext:value-type="float">
            <text:p>-0.005809627</text:p>
          </table:table-cell>
          <table:table-cell table:style-name="Default" office:value-type="float" office:value="0.0075317384" calcext:value-type="float">
            <text:p>0.0075317384</text:p>
          </table:table-cell>
        </table:table-row>
        <table:table-row table:style-name="ro1">
          <table:table-cell table:style-name="ce1" office:value-type="string" calcext:value-type="string">
            <text:p>18:49:33.256</text:p>
          </table:table-cell>
          <table:table-cell table:style-name="Default" office:value-type="float" office:value="-0.0053799865" calcext:value-type="float">
            <text:p>-0.0053799865</text:p>
          </table:table-cell>
          <table:table-cell table:style-name="Default" office:value-type="float" office:value="-0.009623196" calcext:value-type="float">
            <text:p>-0.009623196</text:p>
          </table:table-cell>
          <table:table-cell table:style-name="Default" office:value-type="float" office:value="0.0054601673" calcext:value-type="float">
            <text:p>0.0054601673</text:p>
          </table:table-cell>
        </table:table-row>
        <table:table-row table:style-name="ro1">
          <table:table-cell table:style-name="ce1" office:value-type="string" calcext:value-type="string">
            <text:p>18:49:33.296</text:p>
          </table:table-cell>
          <table:table-cell table:style-name="Default" office:value-type="float" office:value="0.0017498025" calcext:value-type="float">
            <text:p>0.0017498025</text:p>
          </table:table-cell>
          <table:table-cell table:style-name="Default" office:value-type="float" office:value="0.00913697" calcext:value-type="float">
            <text:p>0.00913697</text:p>
          </table:table-cell>
          <table:table-cell table:style-name="Default" office:value-type="float" office:value="-0.0021170827" calcext:value-type="float">
            <text:p>-0.0021170827</text:p>
          </table:table-cell>
        </table:table-row>
        <table:table-row table:style-name="ro1">
          <table:table-cell table:style-name="ce1" office:value-type="string" calcext:value-type="string">
            <text:p>18:49:33.336</text:p>
          </table:table-cell>
          <table:table-cell table:style-name="Default" office:value-type="float" office:value="-0.0012816277" calcext:value-type="float">
            <text:p>-0.0012816277</text:p>
          </table:table-cell>
          <table:table-cell table:style-name="Default" office:value-type="float" office:value="-0.0014446999" calcext:value-type="float">
            <text:p>-0.0014446999</text:p>
          </table:table-cell>
          <table:table-cell table:style-name="Default" office:value-type="float" office:value="-0.0019053745" calcext:value-type="float">
            <text:p>-0.0019053745</text:p>
          </table:table-cell>
        </table:table-row>
        <table:table-row table:style-name="ro1">
          <table:table-cell table:style-name="ce1" office:value-type="string" calcext:value-type="string">
            <text:p>18:49:33.375</text:p>
          </table:table-cell>
          <table:table-cell table:style-name="Default" office:value-type="float" office:value="0.00038461472" calcext:value-type="float">
            <text:p>0.00038461472</text:p>
          </table:table-cell>
          <table:table-cell table:style-name="Default" office:value-type="float" office:value="0.0022154" calcext:value-type="float">
            <text:p>0.0022154</text:p>
          </table:table-cell>
          <table:table-cell table:style-name="Default" office:value-type="float" office:value="-0.004791006" calcext:value-type="float">
            <text:p>-0.004791006</text:p>
          </table:table-cell>
        </table:table-row>
        <table:table-row table:style-name="ro1">
          <table:table-cell table:style-name="ce1" office:value-type="string" calcext:value-type="string">
            <text:p>18:49:33.428</text:p>
          </table:table-cell>
          <table:table-cell table:style-name="Default" office:value-type="float" office:value="-0.00009330918" calcext:value-type="float">
            <text:p>-9.330918E-05</text:p>
          </table:table-cell>
          <table:table-cell table:style-name="Default" office:value-type="float" office:value="-0.0076741087" calcext:value-type="float">
            <text:p>-0.0076741087</text:p>
          </table:table-cell>
          <table:table-cell table:style-name="Default" office:value-type="float" office:value="0.0031588003" calcext:value-type="float">
            <text:p>0.0031588003</text:p>
          </table:table-cell>
        </table:table-row>
        <table:table-row table:style-name="ro1">
          <table:table-cell table:style-name="ce1" office:value-type="string" calcext:value-type="string">
            <text:p>18:49:33.454</text:p>
          </table:table-cell>
          <table:table-cell table:style-name="Default" office:value-type="float" office:value="0.0014540964" calcext:value-type="float">
            <text:p>0.0014540964</text:p>
          </table:table-cell>
          <table:table-cell table:style-name="Default" office:value-type="float" office:value="-0.007126422" calcext:value-type="float">
            <text:p>-0.007126422</text:p>
          </table:table-cell>
          <table:table-cell table:style-name="Default" office:value-type="float" office:value="0.004161327" calcext:value-type="float">
            <text:p>0.004161327</text:p>
          </table:table-cell>
        </table:table-row>
        <table:table-row table:style-name="ro1">
          <table:table-cell table:style-name="ce1" office:value-type="string" calcext:value-type="string">
            <text:p>18:49:33.494</text:p>
          </table:table-cell>
          <table:table-cell table:style-name="Default" office:value-type="float" office:value="0.0008692244" calcext:value-type="float">
            <text:p>0.0008692244</text:p>
          </table:table-cell>
          <table:table-cell table:style-name="Default" office:value-type="float" office:value="-0.00048116953" calcext:value-type="float">
            <text:p>-0.00048116953</text:p>
          </table:table-cell>
          <table:table-cell table:style-name="Default" office:value-type="float" office:value="-0.006142555" calcext:value-type="float">
            <text:p>-0.006142555</text:p>
          </table:table-cell>
        </table:table-row>
        <table:table-row table:style-name="ro1">
          <table:table-cell table:style-name="ce1" office:value-type="string" calcext:value-type="string">
            <text:p>18:49:33.534</text:p>
          </table:table-cell>
          <table:table-cell table:style-name="Default" office:value-type="float" office:value="0.0025401104" calcext:value-type="float">
            <text:p>0.0025401104</text:p>
          </table:table-cell>
          <table:table-cell table:style-name="Default" office:value-type="float" office:value="-0.0013119568" calcext:value-type="float">
            <text:p>-0.0013119568</text:p>
          </table:table-cell>
          <table:table-cell table:style-name="Default" office:value-type="float" office:value="-0.0015731762" calcext:value-type="float">
            <text:p>-0.0015731762</text:p>
          </table:table-cell>
        </table:table-row>
        <table:table-row table:style-name="ro1">
          <table:table-cell table:style-name="ce1" office:value-type="string" calcext:value-type="string">
            <text:p>18:49:33.576</text:p>
          </table:table-cell>
          <table:table-cell table:style-name="Default" office:value-type="float" office:value="-0.0034267907" calcext:value-type="float">
            <text:p>-0.0034267907</text:p>
          </table:table-cell>
          <table:table-cell table:style-name="Default" office:value-type="float" office:value="-0.0044766525" calcext:value-type="float">
            <text:p>-0.0044766525</text:p>
          </table:table-cell>
          <table:table-cell table:style-name="Default" office:value-type="float" office:value="0.00034192298" calcext:value-type="float">
            <text:p>0.00034192298</text:p>
          </table:table-cell>
        </table:table-row>
        <table:table-row table:style-name="ro1">
          <table:table-cell table:style-name="ce1" office:value-type="string" calcext:value-type="string">
            <text:p>18:49:33.620</text:p>
          </table:table-cell>
          <table:table-cell table:style-name="Default" office:value-type="float" office:value="0.00087097485" calcext:value-type="float">
            <text:p>0.00087097485</text:p>
          </table:table-cell>
          <table:table-cell table:style-name="Default" office:value-type="float" office:value="0.00014581079" calcext:value-type="float">
            <text:p>0.00014581079</text:p>
          </table:table-cell>
          <table:table-cell table:style-name="Default" office:value-type="float" office:value="-0.0036473728" calcext:value-type="float">
            <text:p>-0.0036473728</text:p>
          </table:table-cell>
        </table:table-row>
        <table:table-row table:style-name="ro1">
          <table:table-cell table:style-name="ce1" office:value-type="string" calcext:value-type="string">
            <text:p>18:49:33.654</text:p>
          </table:table-cell>
          <table:table-cell table:style-name="Default" office:value-type="float" office:value="-0.0038303686" calcext:value-type="float">
            <text:p>-0.0038303686</text:p>
          </table:table-cell>
          <table:table-cell table:style-name="Default" office:value-type="float" office:value="0.003207412" calcext:value-type="float">
            <text:p>0.003207412</text:p>
          </table:table-cell>
          <table:table-cell table:style-name="Default" office:value-type="float" office:value="-0.0017445268" calcext:value-type="float">
            <text:p>-0.0017445268</text:p>
          </table:table-cell>
        </table:table-row>
        <table:table-row table:style-name="ro1">
          <table:table-cell table:style-name="ce1" office:value-type="string" calcext:value-type="string">
            <text:p>18:49:33.697</text:p>
          </table:table-cell>
          <table:table-cell table:style-name="Default" office:value-type="float" office:value="0.00622062" calcext:value-type="float">
            <text:p>0.00622062</text:p>
          </table:table-cell>
          <table:table-cell table:style-name="Default" office:value-type="float" office:value="-0.0034854067" calcext:value-type="float">
            <text:p>-0.0034854067</text:p>
          </table:table-cell>
          <table:table-cell table:style-name="Default" office:value-type="float" office:value="-0.0006911395" calcext:value-type="float">
            <text:p>-0.0006911395</text:p>
          </table:table-cell>
        </table:table-row>
        <table:table-row table:style-name="ro1">
          <table:table-cell table:style-name="ce1" office:value-type="string" calcext:value-type="string">
            <text:p>18:49:33.734</text:p>
          </table:table-cell>
          <table:table-cell table:style-name="Default" office:value-type="float" office:value="-0.006486398" calcext:value-type="float">
            <text:p>-0.006486398</text:p>
          </table:table-cell>
          <table:table-cell table:style-name="Default" office:value-type="float" office:value="0.0027957624" calcext:value-type="float">
            <text:p>0.0027957624</text:p>
          </table:table-cell>
          <table:table-cell table:style-name="Default" office:value-type="float" office:value="0.000037148628" calcext:value-type="float">
            <text:p>3.7148628E-05</text:p>
          </table:table-cell>
        </table:table-row>
        <table:table-row table:style-name="ro1">
          <table:table-cell table:style-name="ce1" office:value-type="string" calcext:value-type="string">
            <text:p>18:49:33.774</text:p>
          </table:table-cell>
          <table:table-cell table:style-name="Default" office:value-type="float" office:value="-0.0093533825" calcext:value-type="float">
            <text:p>-0.0093533825</text:p>
          </table:table-cell>
          <table:table-cell table:style-name="Default" office:value-type="float" office:value="0.013722236" calcext:value-type="float">
            <text:p>0.013722236</text:p>
          </table:table-cell>
          <table:table-cell table:style-name="Default" office:value-type="float" office:value="0.0006926955" calcext:value-type="float">
            <text:p>0.0006926955</text:p>
          </table:table-cell>
        </table:table-row>
        <table:table-row table:style-name="ro1">
          <table:table-cell table:style-name="ce1" office:value-type="string" calcext:value-type="string">
            <text:p>18:49:33.814</text:p>
          </table:table-cell>
          <table:table-cell table:style-name="Default" office:value-type="float" office:value="0.0023485566" calcext:value-type="float">
            <text:p>0.0023485566</text:p>
          </table:table-cell>
          <table:table-cell table:style-name="Default" office:value-type="float" office:value="-0.003470309" calcext:value-type="float">
            <text:p>-0.003470309</text:p>
          </table:table-cell>
          <table:table-cell table:style-name="Default" office:value-type="float" office:value="0.0036995949" calcext:value-type="float">
            <text:p>0.0036995949</text:p>
          </table:table-cell>
        </table:table-row>
        <table:table-row table:style-name="ro1">
          <table:table-cell table:style-name="ce1" office:value-type="string" calcext:value-type="string">
            <text:p>18:49:33.854</text:p>
          </table:table-cell>
          <table:table-cell table:style-name="Default" office:value-type="float" office:value="0.0012348029" calcext:value-type="float">
            <text:p>0.0012348029</text:p>
          </table:table-cell>
          <table:table-cell table:style-name="Default" office:value-type="float" office:value="-0.010813715" calcext:value-type="float">
            <text:p>-0.010813715</text:p>
          </table:table-cell>
          <table:table-cell table:style-name="Default" office:value-type="float" office:value="0.008822799" calcext:value-type="float">
            <text:p>0.008822799</text:p>
          </table:table-cell>
        </table:table-row>
        <table:table-row table:style-name="ro1">
          <table:table-cell table:style-name="ce1" office:value-type="string" calcext:value-type="string">
            <text:p>18:49:33.894</text:p>
          </table:table-cell>
          <table:table-cell table:style-name="Default" office:value-type="float" office:value="0.0099004" calcext:value-type="float">
            <text:p>0.0099004</text:p>
          </table:table-cell>
          <table:table-cell table:style-name="Default" office:value-type="float" office:value="-0.0053378055" calcext:value-type="float">
            <text:p>-0.0053378055</text:p>
          </table:table-cell>
          <table:table-cell table:style-name="Default" office:value-type="float" office:value="-0.0021669709" calcext:value-type="float">
            <text:p>-0.0021669709</text:p>
          </table:table-cell>
        </table:table-row>
        <table:table-row table:style-name="ro1">
          <table:table-cell table:style-name="ce1" office:value-type="string" calcext:value-type="string">
            <text:p>18:49:33.934</text:p>
          </table:table-cell>
          <table:table-cell table:style-name="Default" office:value-type="float" office:value="0.0036368943" calcext:value-type="float">
            <text:p>0.0036368943</text:p>
          </table:table-cell>
          <table:table-cell table:style-name="Default" office:value-type="float" office:value="0.0057428544" calcext:value-type="float">
            <text:p>0.0057428544</text:p>
          </table:table-cell>
          <table:table-cell table:style-name="Default" office:value-type="float" office:value="-0.007003975" calcext:value-type="float">
            <text:p>-0.007003975</text:p>
          </table:table-cell>
        </table:table-row>
        <table:table-row table:style-name="ro1">
          <table:table-cell table:style-name="ce1" office:value-type="string" calcext:value-type="string">
            <text:p>18:49:33.974</text:p>
          </table:table-cell>
          <table:table-cell table:style-name="Default" office:value-type="float" office:value="0.007228301" calcext:value-type="float">
            <text:p>0.007228301</text:p>
          </table:table-cell>
          <table:table-cell table:style-name="Default" office:value-type="float" office:value="0.00472912" calcext:value-type="float">
            <text:p>0.00472912</text:p>
          </table:table-cell>
          <table:table-cell table:style-name="Default" office:value-type="float" office:value="-0.005644452" calcext:value-type="float">
            <text:p>-0.005644452</text:p>
          </table:table-cell>
        </table:table-row>
        <table:table-row table:style-name="ro1">
          <table:table-cell table:style-name="ce1" office:value-type="string" calcext:value-type="string">
            <text:p>18:49:34.016</text:p>
          </table:table-cell>
          <table:table-cell table:style-name="Default" office:value-type="float" office:value="-0.001844157" calcext:value-type="float">
            <text:p>-0.001844157</text:p>
          </table:table-cell>
          <table:table-cell table:style-name="Default" office:value-type="float" office:value="-0.002115867" calcext:value-type="float">
            <text:p>-0.002115867</text:p>
          </table:table-cell>
          <table:table-cell table:style-name="Default" office:value-type="float" office:value="-0.006178634" calcext:value-type="float">
            <text:p>-0.006178634</text:p>
          </table:table-cell>
        </table:table-row>
        <table:table-row table:style-name="ro1">
          <table:table-cell table:style-name="ce1" office:value-type="string" calcext:value-type="string">
            <text:p>18:49:34.056</text:p>
          </table:table-cell>
          <table:table-cell table:style-name="Default" office:value-type="float" office:value="-0.008031811" calcext:value-type="float">
            <text:p>-0.008031811</text:p>
          </table:table-cell>
          <table:table-cell table:style-name="Default" office:value-type="float" office:value="-0.0019042804" calcext:value-type="float">
            <text:p>-0.0019042804</text:p>
          </table:table-cell>
          <table:table-cell table:style-name="Default" office:value-type="float" office:value="0.0038873802" calcext:value-type="float">
            <text:p>0.0038873802</text:p>
          </table:table-cell>
        </table:table-row>
        <table:table-row table:style-name="ro1">
          <table:table-cell table:style-name="ce1" office:value-type="string" calcext:value-type="string">
            <text:p>18:49:34.096</text:p>
          </table:table-cell>
          <table:table-cell table:style-name="Default" office:value-type="float" office:value="0.0022196062" calcext:value-type="float">
            <text:p>0.0022196062</text:p>
          </table:table-cell>
          <table:table-cell table:style-name="Default" office:value-type="float" office:value="-0.008525367" calcext:value-type="float">
            <text:p>-0.008525367</text:p>
          </table:table-cell>
          <table:table-cell table:style-name="Default" office:value-type="float" office:value="0.006355138" calcext:value-type="float">
            <text:p>0.006355138</text:p>
          </table:table-cell>
        </table:table-row>
        <table:table-row table:style-name="ro1">
          <table:table-cell table:style-name="ce1" office:value-type="string" calcext:value-type="string">
            <text:p>18:49:34.136</text:p>
          </table:table-cell>
          <table:table-cell table:style-name="Default" office:value-type="float" office:value="0.0026568319" calcext:value-type="float">
            <text:p>0.0026568319</text:p>
          </table:table-cell>
          <table:table-cell table:style-name="Default" office:value-type="float" office:value="-0.007892552" calcext:value-type="float">
            <text:p>-0.007892552</text:p>
          </table:table-cell>
          <table:table-cell table:style-name="Default" office:value-type="float" office:value="0.0035223123" calcext:value-type="float">
            <text:p>0.0035223123</text:p>
          </table:table-cell>
        </table:table-row>
        <table:table-row table:style-name="ro1">
          <table:table-cell table:style-name="ce1" office:value-type="string" calcext:value-type="string">
            <text:p>18:49:34.175</text:p>
          </table:table-cell>
          <table:table-cell table:style-name="Default" office:value-type="float" office:value="0.0017319575" calcext:value-type="float">
            <text:p>0.0017319575</text:p>
          </table:table-cell>
          <table:table-cell table:style-name="Default" office:value-type="float" office:value="-0.00644412" calcext:value-type="float">
            <text:p>-0.00644412</text:p>
          </table:table-cell>
          <table:table-cell table:style-name="Default" office:value-type="float" office:value="-0.00034552114" calcext:value-type="float">
            <text:p>-0.00034552114</text:p>
          </table:table-cell>
        </table:table-row>
        <table:table-row table:style-name="ro1">
          <table:table-cell table:style-name="ce1" office:value-type="string" calcext:value-type="string">
            <text:p>18:49:34.215</text:p>
          </table:table-cell>
          <table:table-cell table:style-name="Default" office:value-type="float" office:value="0.0030968534" calcext:value-type="float">
            <text:p>0.0030968534</text:p>
          </table:table-cell>
          <table:table-cell table:style-name="Default" office:value-type="float" office:value="-0.0018446312" calcext:value-type="float">
            <text:p>-0.0018446312</text:p>
          </table:table-cell>
          <table:table-cell table:style-name="Default" office:value-type="float" office:value="-0.0029476755" calcext:value-type="float">
            <text:p>-0.0029476755</text:p>
          </table:table-cell>
        </table:table-row>
        <table:table-row table:style-name="ro1">
          <table:table-cell table:style-name="ce1" office:value-type="string" calcext:value-type="string">
            <text:p>18:49:34.255</text:p>
          </table:table-cell>
          <table:table-cell table:style-name="Default" office:value-type="float" office:value="-0.0009481895" calcext:value-type="float">
            <text:p>-0.0009481895</text:p>
          </table:table-cell>
          <table:table-cell table:style-name="Default" office:value-type="float" office:value="-0.001000995" calcext:value-type="float">
            <text:p>-0.001000995</text:p>
          </table:table-cell>
          <table:table-cell table:style-name="Default" office:value-type="float" office:value="-0.0039713047" calcext:value-type="float">
            <text:p>-0.0039713047</text:p>
          </table:table-cell>
        </table:table-row>
        <table:table-row table:style-name="ro1">
          <table:table-cell table:style-name="ce1" office:value-type="string" calcext:value-type="string">
            <text:p>18:49:34.294</text:p>
          </table:table-cell>
          <table:table-cell table:style-name="Default" office:value-type="float" office:value="0.000025527524" calcext:value-type="float">
            <text:p>2.5527524E-05</text:p>
          </table:table-cell>
          <table:table-cell table:style-name="Default" office:value-type="float" office:value="-0.0030981542" calcext:value-type="float">
            <text:p>-0.0030981542</text:p>
          </table:table-cell>
          <table:table-cell table:style-name="Default" office:value-type="float" office:value="0.00082038174" calcext:value-type="float">
            <text:p>0.00082038174</text:p>
          </table:table-cell>
        </table:table-row>
        <table:table-row table:style-name="ro1">
          <table:table-cell table:style-name="ce1" office:value-type="string" calcext:value-type="string">
            <text:p>18:49:34.334</text:p>
          </table:table-cell>
          <table:table-cell table:style-name="Default" office:value-type="float" office:value="0.0009018753" calcext:value-type="float">
            <text:p>0.0009018753</text:p>
          </table:table-cell>
          <table:table-cell table:style-name="Default" office:value-type="float" office:value="-0.0019094346" calcext:value-type="float">
            <text:p>-0.0019094346</text:p>
          </table:table-cell>
          <table:table-cell table:style-name="Default" office:value-type="float" office:value="0.0035947617" calcext:value-type="float">
            <text:p>0.0035947617</text:p>
          </table:table-cell>
        </table:table-row>
        <table:table-row table:style-name="ro1">
          <table:table-cell table:style-name="ce1" office:value-type="string" calcext:value-type="string">
            <text:p>18:49:34.374</text:p>
          </table:table-cell>
          <table:table-cell table:style-name="Default" office:value-type="float" office:value="0.0012511405" calcext:value-type="float">
            <text:p>0.0012511405</text:p>
          </table:table-cell>
          <table:table-cell table:style-name="Default" office:value-type="float" office:value="-0.013144269" calcext:value-type="float">
            <text:p>-0.013144269</text:p>
          </table:table-cell>
          <table:table-cell table:style-name="Default" office:value-type="float" office:value="0.0021367269" calcext:value-type="float">
            <text:p>0.0021367269</text:p>
          </table:table-cell>
        </table:table-row>
        <table:table-row table:style-name="ro1">
          <table:table-cell table:style-name="ce1" office:value-type="string" calcext:value-type="string">
            <text:p>18:49:34.415</text:p>
          </table:table-cell>
          <table:table-cell table:style-name="Default" office:value-type="float" office:value="0.002224663" calcext:value-type="float">
            <text:p>0.002224663</text:p>
          </table:table-cell>
          <table:table-cell table:style-name="Default" office:value-type="float" office:value="0.0050890944" calcext:value-type="float">
            <text:p>0.0050890944</text:p>
          </table:table-cell>
          <table:table-cell table:style-name="Default" office:value-type="float" office:value="-0.001372846" calcext:value-type="float">
            <text:p>-0.001372846</text:p>
          </table:table-cell>
        </table:table-row>
        <table:table-row table:style-name="ro1">
          <table:table-cell table:style-name="ce1" office:value-type="string" calcext:value-type="string">
            <text:p>18:49:34.456</text:p>
          </table:table-cell>
          <table:table-cell table:style-name="Default" office:value-type="float" office:value="0.0017824777" calcext:value-type="float">
            <text:p>0.0017824777</text:p>
          </table:table-cell>
          <table:table-cell table:style-name="Default" office:value-type="float" office:value="-0.007285045" calcext:value-type="float">
            <text:p>-0.007285045</text:p>
          </table:table-cell>
          <table:table-cell table:style-name="Default" office:value-type="float" office:value="-0.0023341395" calcext:value-type="float">
            <text:p>-0.0023341395</text:p>
          </table:table-cell>
        </table:table-row>
        <table:table-row table:style-name="ro1">
          <table:table-cell table:style-name="ce1" office:value-type="string" calcext:value-type="string">
            <text:p>18:49:34.495</text:p>
          </table:table-cell>
          <table:table-cell table:style-name="Default" office:value-type="float" office:value="0.0029225855" calcext:value-type="float">
            <text:p>0.0029225855</text:p>
          </table:table-cell>
          <table:table-cell table:style-name="Default" office:value-type="float" office:value="-0.008973533" calcext:value-type="float">
            <text:p>-0.008973533</text:p>
          </table:table-cell>
          <table:table-cell table:style-name="Default" office:value-type="float" office:value="-0.0038584976" calcext:value-type="float">
            <text:p>-0.0038584976</text:p>
          </table:table-cell>
        </table:table-row>
        <table:table-row table:style-name="ro1">
          <table:table-cell table:style-name="ce1" office:value-type="string" calcext:value-type="string">
            <text:p>18:49:34.536</text:p>
          </table:table-cell>
          <table:table-cell table:style-name="Default" office:value-type="float" office:value="0.0032895012" calcext:value-type="float">
            <text:p>0.0032895012</text:p>
          </table:table-cell>
          <table:table-cell table:style-name="Default" office:value-type="float" office:value="-0.00082519546" calcext:value-type="float">
            <text:p>-0.00082519546</text:p>
          </table:table-cell>
          <table:table-cell table:style-name="Default" office:value-type="float" office:value="0.00092190836" calcext:value-type="float">
            <text:p>0.00092190836</text:p>
          </table:table-cell>
        </table:table-row>
        <table:table-row table:style-name="ro1">
          <table:table-cell table:style-name="ce1" office:value-type="string" calcext:value-type="string">
            <text:p>18:49:34.576</text:p>
          </table:table-cell>
          <table:table-cell table:style-name="Default" office:value-type="float" office:value="-0.0025325979" calcext:value-type="float">
            <text:p>-0.0025325979</text:p>
          </table:table-cell>
          <table:table-cell table:style-name="Default" office:value-type="float" office:value="-0.006895021" calcext:value-type="float">
            <text:p>-0.006895021</text:p>
          </table:table-cell>
          <table:table-cell table:style-name="Default" office:value-type="float" office:value="0.0052242447" calcext:value-type="float">
            <text:p>0.0052242447</text:p>
          </table:table-cell>
        </table:table-row>
        <table:table-row table:style-name="ro1">
          <table:table-cell table:style-name="ce1" office:value-type="string" calcext:value-type="string">
            <text:p>18:49:34.615</text:p>
          </table:table-cell>
          <table:table-cell table:style-name="Default" office:value-type="float" office:value="0.00013765413" calcext:value-type="float">
            <text:p>0.00013765413</text:p>
          </table:table-cell>
          <table:table-cell table:style-name="Default" office:value-type="float" office:value="-0.0077436045" calcext:value-type="float">
            <text:p>-0.0077436045</text:p>
          </table:table-cell>
          <table:table-cell table:style-name="Default" office:value-type="float" office:value="-0.0016703267" calcext:value-type="float">
            <text:p>-0.0016703267</text:p>
          </table:table-cell>
        </table:table-row>
        <table:table-row table:style-name="ro1">
          <table:table-cell table:style-name="ce1" office:value-type="string" calcext:value-type="string">
            <text:p>18:49:34.656</text:p>
          </table:table-cell>
          <table:table-cell table:style-name="Default" office:value-type="float" office:value="-0.0016339318" calcext:value-type="float">
            <text:p>-0.0016339318</text:p>
          </table:table-cell>
          <table:table-cell table:style-name="Default" office:value-type="float" office:value="-0.0058706137" calcext:value-type="float">
            <text:p>-0.0058706137</text:p>
          </table:table-cell>
          <table:table-cell table:style-name="Default" office:value-type="float" office:value="-0.0012835726" calcext:value-type="float">
            <text:p>-0.0012835726</text:p>
          </table:table-cell>
        </table:table-row>
        <table:table-row table:style-name="ro1">
          <table:table-cell table:style-name="ce1" office:value-type="string" calcext:value-type="string">
            <text:p>18:49:34.696</text:p>
          </table:table-cell>
          <table:table-cell table:style-name="Default" office:value-type="float" office:value="-0.0041072574" calcext:value-type="float">
            <text:p>-0.0041072574</text:p>
          </table:table-cell>
          <table:table-cell table:style-name="Default" office:value-type="float" office:value="-0.020444678" calcext:value-type="float">
            <text:p>-0.020444678</text:p>
          </table:table-cell>
          <table:table-cell table:style-name="Default" office:value-type="float" office:value="0.0023603966" calcext:value-type="float">
            <text:p>0.0023603966</text:p>
          </table:table-cell>
        </table:table-row>
        <table:table-row table:style-name="ro1">
          <table:table-cell table:style-name="ce1" office:value-type="string" calcext:value-type="string">
            <text:p>18:49:34.736</text:p>
          </table:table-cell>
          <table:table-cell table:style-name="Default" office:value-type="float" office:value="-0.0017189992" calcext:value-type="float">
            <text:p>-0.0017189992</text:p>
          </table:table-cell>
          <table:table-cell table:style-name="Default" office:value-type="float" office:value="-0.0049968916" calcext:value-type="float">
            <text:p>-0.0049968916</text:p>
          </table:table-cell>
          <table:table-cell table:style-name="Default" office:value-type="float" office:value="0.0027835213" calcext:value-type="float">
            <text:p>0.0027835213</text:p>
          </table:table-cell>
        </table:table-row>
        <table:table-row table:style-name="ro1">
          <table:table-cell table:style-name="ce1" office:value-type="string" calcext:value-type="string">
            <text:p>18:49:34.775</text:p>
          </table:table-cell>
          <table:table-cell table:style-name="Default" office:value-type="float" office:value="0.0006501739" calcext:value-type="float">
            <text:p>0.0006501739</text:p>
          </table:table-cell>
          <table:table-cell table:style-name="Default" office:value-type="float" office:value="-0.008012823" calcext:value-type="float">
            <text:p>-0.008012823</text:p>
          </table:table-cell>
          <table:table-cell table:style-name="Default" office:value-type="float" office:value="0.007119505" calcext:value-type="float">
            <text:p>0.007119505</text:p>
          </table:table-cell>
        </table:table-row>
        <table:table-row table:style-name="ro1">
          <table:table-cell table:style-name="ce1" office:value-type="string" calcext:value-type="string">
            <text:p>18:49:34.815</text:p>
          </table:table-cell>
          <table:table-cell table:style-name="Default" office:value-type="float" office:value="0.0058586155" calcext:value-type="float">
            <text:p>0.0058586155</text:p>
          </table:table-cell>
          <table:table-cell table:style-name="Default" office:value-type="float" office:value="-0.008969352" calcext:value-type="float">
            <text:p>-0.008969352</text:p>
          </table:table-cell>
          <table:table-cell table:style-name="Default" office:value-type="float" office:value="0.0024524902" calcext:value-type="float">
            <text:p>0.0024524902</text:p>
          </table:table-cell>
        </table:table-row>
        <table:table-row table:style-name="ro1">
          <table:table-cell table:style-name="ce1" office:value-type="string" calcext:value-type="string">
            <text:p>18:49:34.854</text:p>
          </table:table-cell>
          <table:table-cell table:style-name="Default" office:value-type="float" office:value="0.0015373891" calcext:value-type="float">
            <text:p>0.0015373891</text:p>
          </table:table-cell>
          <table:table-cell table:style-name="Default" office:value-type="float" office:value="-0.0012609017" calcext:value-type="float">
            <text:p>-0.0012609017</text:p>
          </table:table-cell>
          <table:table-cell table:style-name="Default" office:value-type="float" office:value="-0.0032860003" calcext:value-type="float">
            <text:p>-0.0032860003</text:p>
          </table:table-cell>
        </table:table-row>
        <table:table-row table:style-name="ro1">
          <table:table-cell table:style-name="ce1" office:value-type="string" calcext:value-type="string">
            <text:p>18:49:34.894</text:p>
          </table:table-cell>
          <table:table-cell table:style-name="Default" office:value-type="float" office:value="-0.0010333299" calcext:value-type="float">
            <text:p>-0.0010333299</text:p>
          </table:table-cell>
          <table:table-cell table:style-name="Default" office:value-type="float" office:value="-0.0039912527" calcext:value-type="float">
            <text:p>-0.0039912527</text:p>
          </table:table-cell>
          <table:table-cell table:style-name="Default" office:value-type="float" office:value="0.002975294" calcext:value-type="float">
            <text:p>0.002975294</text:p>
          </table:table-cell>
        </table:table-row>
        <table:table-row table:style-name="ro1">
          <table:table-cell table:style-name="ce1" office:value-type="string" calcext:value-type="string">
            <text:p>18:49:34.934</text:p>
          </table:table-cell>
          <table:table-cell table:style-name="Default" office:value-type="float" office:value="0.0052223722" calcext:value-type="float">
            <text:p>0.0052223722</text:p>
          </table:table-cell>
          <table:table-cell table:style-name="Default" office:value-type="float" office:value="0.023434231" calcext:value-type="float">
            <text:p>0.023434231</text:p>
          </table:table-cell>
          <table:table-cell table:style-name="Default" office:value-type="float" office:value="-0.007869091" calcext:value-type="float">
            <text:p>-0.007869091</text:p>
          </table:table-cell>
        </table:table-row>
        <table:table-row table:style-name="ro1">
          <table:table-cell table:style-name="ce1" office:value-type="string" calcext:value-type="string">
            <text:p>18:49:34.974</text:p>
          </table:table-cell>
          <table:table-cell table:style-name="Default" office:value-type="float" office:value="0.0071171224" calcext:value-type="float">
            <text:p>0.0071171224</text:p>
          </table:table-cell>
          <table:table-cell table:style-name="Default" office:value-type="float" office:value="0.013180664" calcext:value-type="float">
            <text:p>0.013180664</text:p>
          </table:table-cell>
          <table:table-cell table:style-name="Default" office:value-type="float" office:value="-0.004225802" calcext:value-type="float">
            <text:p>-0.004225802</text:p>
          </table:table-cell>
        </table:table-row>
        <table:table-row table:style-name="ro1">
          <table:table-cell table:style-name="ce1" office:value-type="string" calcext:value-type="string">
            <text:p>18:49:35.014</text:p>
          </table:table-cell>
          <table:table-cell table:style-name="Default" office:value-type="float" office:value="0.004867321" calcext:value-type="float">
            <text:p>0.004867321</text:p>
          </table:table-cell>
          <table:table-cell table:style-name="Default" office:value-type="float" office:value="-0.007473341" calcext:value-type="float">
            <text:p>-0.007473341</text:p>
          </table:table-cell>
          <table:table-cell table:style-name="Default" office:value-type="float" office:value="-0.1169624" calcext:value-type="float">
            <text:p>-0.1169624</text:p>
          </table:table-cell>
        </table:table-row>
        <table:table-row table:style-name="ro1">
          <table:table-cell table:style-name="ce1" office:value-type="string" calcext:value-type="string">
            <text:p>18:49:35.055</text:p>
          </table:table-cell>
          <table:table-cell table:style-name="Default" office:value-type="float" office:value="0.0061383974" calcext:value-type="float">
            <text:p>0.0061383974</text:p>
          </table:table-cell>
          <table:table-cell table:style-name="Default" office:value-type="float" office:value="0.044250555" calcext:value-type="float">
            <text:p>0.044250555</text:p>
          </table:table-cell>
          <table:table-cell table:style-name="Default" office:value-type="float" office:value="0.0037182663" calcext:value-type="float">
            <text:p>0.0037182663</text:p>
          </table:table-cell>
        </table:table-row>
        <table:table-row table:style-name="ro1">
          <table:table-cell table:style-name="ce1" office:value-type="string" calcext:value-type="string">
            <text:p>18:49:35.096</text:p>
          </table:table-cell>
          <table:table-cell table:style-name="Default" office:value-type="float" office:value="0.0046456447" calcext:value-type="float">
            <text:p>0.0046456447</text:p>
          </table:table-cell>
          <table:table-cell table:style-name="Default" office:value-type="float" office:value="0.03784796" calcext:value-type="float">
            <text:p>0.03784796</text:p>
          </table:table-cell>
          <table:table-cell table:style-name="Default" office:value-type="float" office:value="-0.0025862057" calcext:value-type="float">
            <text:p>-0.0025862057</text:p>
          </table:table-cell>
        </table:table-row>
        <table:table-row table:style-name="ro1">
          <table:table-cell table:style-name="ce1" office:value-type="string" calcext:value-type="string">
            <text:p>18:49:35.135</text:p>
          </table:table-cell>
          <table:table-cell table:style-name="Default" office:value-type="float" office:value="0.0037416301" calcext:value-type="float">
            <text:p>0.0037416301</text:p>
          </table:table-cell>
          <table:table-cell table:style-name="Default" office:value-type="float" office:value="0.038018253" calcext:value-type="float">
            <text:p>0.038018253</text:p>
          </table:table-cell>
          <table:table-cell table:style-name="Default" office:value-type="float" office:value="0.0022866828" calcext:value-type="float">
            <text:p>0.0022866828</text:p>
          </table:table-cell>
        </table:table-row>
        <table:table-row table:style-name="ro1">
          <table:table-cell table:style-name="ce1" office:value-type="string" calcext:value-type="string">
            <text:p>18:49:35.176</text:p>
          </table:table-cell>
          <table:table-cell table:style-name="Default" office:value-type="float" office:value="0.00051101245" calcext:value-type="float">
            <text:p>0.00051101245</text:p>
          </table:table-cell>
          <table:table-cell table:style-name="Default" office:value-type="float" office:value="0.040149037" calcext:value-type="float">
            <text:p>0.040149037</text:p>
          </table:table-cell>
          <table:table-cell table:style-name="Default" office:value-type="float" office:value="0.0020580534" calcext:value-type="float">
            <text:p>0.0020580534</text:p>
          </table:table-cell>
        </table:table-row>
        <table:table-row table:style-name="ro1">
          <table:table-cell table:style-name="ce1" office:value-type="string" calcext:value-type="string">
            <text:p>18:49:35.215</text:p>
          </table:table-cell>
          <table:table-cell table:style-name="Default" office:value-type="float" office:value="-0.0030557178" calcext:value-type="float">
            <text:p>-0.0030557178</text:p>
          </table:table-cell>
          <table:table-cell table:style-name="Default" office:value-type="float" office:value="0.03130015" calcext:value-type="float">
            <text:p>0.03130015</text:p>
          </table:table-cell>
          <table:table-cell table:style-name="Default" office:value-type="float" office:value="0.0036100296" calcext:value-type="float">
            <text:p>0.0036100296</text:p>
          </table:table-cell>
        </table:table-row>
        <table:table-row table:style-name="ro1">
          <table:table-cell table:style-name="ce1" office:value-type="string" calcext:value-type="string">
            <text:p>18:49:35.256</text:p>
          </table:table-cell>
          <table:table-cell table:style-name="Default" office:value-type="float" office:value="0.00054575416" calcext:value-type="float">
            <text:p>0.00054575416</text:p>
          </table:table-cell>
          <table:table-cell table:style-name="Default" office:value-type="float" office:value="0.039595913" calcext:value-type="float">
            <text:p>0.039595913</text:p>
          </table:table-cell>
          <table:table-cell table:style-name="Default" office:value-type="float" office:value="-0.0037822553" calcext:value-type="float">
            <text:p>-0.0037822553</text:p>
          </table:table-cell>
        </table:table-row>
        <table:table-row table:style-name="ro1">
          <table:table-cell table:style-name="ce1" office:value-type="string" calcext:value-type="string">
            <text:p>18:49:35.295</text:p>
          </table:table-cell>
          <table:table-cell table:style-name="Default" office:value-type="float" office:value="0.0013700988" calcext:value-type="float">
            <text:p>0.0013700988</text:p>
          </table:table-cell>
          <table:table-cell table:style-name="Default" office:value-type="float" office:value="0.035416596" calcext:value-type="float">
            <text:p>0.035416596</text:p>
          </table:table-cell>
          <table:table-cell table:style-name="Default" office:value-type="float" office:value="-0.00032782205" calcext:value-type="float">
            <text:p>-0.00032782205</text:p>
          </table:table-cell>
        </table:table-row>
        <table:table-row table:style-name="ro1">
          <table:table-cell table:style-name="ce1" office:value-type="string" calcext:value-type="string">
            <text:p>18:49:35.336</text:p>
          </table:table-cell>
          <table:table-cell table:style-name="Default" office:value-type="float" office:value="-0.0018431116" calcext:value-type="float">
            <text:p>-0.0018431116</text:p>
          </table:table-cell>
          <table:table-cell table:style-name="Default" office:value-type="float" office:value="0.025283141" calcext:value-type="float">
            <text:p>0.025283141</text:p>
          </table:table-cell>
          <table:table-cell table:style-name="Default" office:value-type="float" office:value="0.003660015" calcext:value-type="float">
            <text:p>0.003660015</text:p>
          </table:table-cell>
        </table:table-row>
        <table:table-row table:style-name="ro1">
          <table:table-cell table:style-name="ce1" office:value-type="string" calcext:value-type="string">
            <text:p>18:49:35.376</text:p>
          </table:table-cell>
          <table:table-cell table:style-name="Default" office:value-type="float" office:value="-0.0012193405" calcext:value-type="float">
            <text:p>-0.0012193405</text:p>
          </table:table-cell>
          <table:table-cell table:style-name="Default" office:value-type="float" office:value="0.027588824" calcext:value-type="float">
            <text:p>0.027588824</text:p>
          </table:table-cell>
          <table:table-cell table:style-name="Default" office:value-type="float" office:value="-0.00022162755" calcext:value-type="float">
            <text:p>-0.00022162755</text:p>
          </table:table-cell>
        </table:table-row>
        <table:table-row table:style-name="ro1">
          <table:table-cell table:style-name="ce1" office:value-type="string" calcext:value-type="string">
            <text:p>18:49:35.416</text:p>
          </table:table-cell>
          <table:table-cell table:style-name="Default" office:value-type="float" office:value="-0.005272212" calcext:value-type="float">
            <text:p>-0.005272212</text:p>
          </table:table-cell>
          <table:table-cell table:style-name="Default" office:value-type="float" office:value="0.02900474" calcext:value-type="float">
            <text:p>0.02900474</text:p>
          </table:table-cell>
          <table:table-cell table:style-name="Default" office:value-type="float" office:value="0.0052936794" calcext:value-type="float">
            <text:p>0.0052936794</text:p>
          </table:table-cell>
        </table:table-row>
        <table:table-row table:style-name="ro1">
          <table:table-cell table:style-name="ce1" office:value-type="string" calcext:value-type="string">
            <text:p>18:49:35.455</text:p>
          </table:table-cell>
          <table:table-cell table:style-name="Default" office:value-type="float" office:value="-0.00057018764" calcext:value-type="float">
            <text:p>-0.00057018764</text:p>
          </table:table-cell>
          <table:table-cell table:style-name="Default" office:value-type="float" office:value="0.01797438" calcext:value-type="float">
            <text:p>0.01797438</text:p>
          </table:table-cell>
          <table:table-cell table:style-name="Default" office:value-type="float" office:value="0.008719425" calcext:value-type="float">
            <text:p>0.008719425</text:p>
          </table:table-cell>
        </table:table-row>
        <table:table-row table:style-name="ro1">
          <table:table-cell table:style-name="ce1" office:value-type="string" calcext:value-type="string">
            <text:p>18:49:35.495</text:p>
          </table:table-cell>
          <table:table-cell table:style-name="Default" office:value-type="float" office:value="-0.0027104397" calcext:value-type="float">
            <text:p>-0.0027104397</text:p>
          </table:table-cell>
          <table:table-cell table:style-name="Default" office:value-type="float" office:value="0.012881043" calcext:value-type="float">
            <text:p>0.012881043</text:p>
          </table:table-cell>
          <table:table-cell table:style-name="Default" office:value-type="float" office:value="0.007627819" calcext:value-type="float">
            <text:p>0.007627819</text:p>
          </table:table-cell>
        </table:table-row>
        <table:table-row table:style-name="ro1">
          <table:table-cell table:style-name="ce1" office:value-type="string" calcext:value-type="string">
            <text:p>18:49:35.535</text:p>
          </table:table-cell>
          <table:table-cell table:style-name="Default" office:value-type="float" office:value="-0.002439386" calcext:value-type="float">
            <text:p>-0.002439386</text:p>
          </table:table-cell>
          <table:table-cell table:style-name="Default" office:value-type="float" office:value="0.019503102" calcext:value-type="float">
            <text:p>0.019503102</text:p>
          </table:table-cell>
          <table:table-cell table:style-name="Default" office:value-type="float" office:value="-0.0023635086" calcext:value-type="float">
            <text:p>-0.0023635086</text:p>
          </table:table-cell>
        </table:table-row>
        <table:table-row table:style-name="ro1">
          <table:table-cell table:style-name="ce1" office:value-type="string" calcext:value-type="string">
            <text:p>18:49:35.576</text:p>
          </table:table-cell>
          <table:table-cell table:style-name="Default" office:value-type="float" office:value="-0.0019757089" calcext:value-type="float">
            <text:p>-0.0019757089</text:p>
          </table:table-cell>
          <table:table-cell table:style-name="Default" office:value-type="float" office:value="0.01887115" calcext:value-type="float">
            <text:p>0.01887115</text:p>
          </table:table-cell>
          <table:table-cell table:style-name="Default" office:value-type="float" office:value="0.0013885029" calcext:value-type="float">
            <text:p>0.0013885029</text:p>
          </table:table-cell>
        </table:table-row>
        <table:table-row table:style-name="ro1">
          <table:table-cell table:style-name="ce1" office:value-type="string" calcext:value-type="string">
            <text:p>18:49:35.615</text:p>
          </table:table-cell>
          <table:table-cell table:style-name="Default" office:value-type="float" office:value="0.0021769388" calcext:value-type="float">
            <text:p>0.0021769388</text:p>
          </table:table-cell>
          <table:table-cell table:style-name="Default" office:value-type="float" office:value="0.011271144" calcext:value-type="float">
            <text:p>0.011271144</text:p>
          </table:table-cell>
          <table:table-cell table:style-name="Default" office:value-type="float" office:value="0.0008101707" calcext:value-type="float">
            <text:p>0.0008101707</text:p>
          </table:table-cell>
        </table:table-row>
        <table:table-row table:style-name="ro1">
          <table:table-cell table:style-name="ce1" office:value-type="string" calcext:value-type="string">
            <text:p>18:49:35.655</text:p>
          </table:table-cell>
          <table:table-cell table:style-name="Default" office:value-type="float" office:value="-0.004632541" calcext:value-type="float">
            <text:p>-0.004632541</text:p>
          </table:table-cell>
          <table:table-cell table:style-name="Default" office:value-type="float" office:value="0.012341294" calcext:value-type="float">
            <text:p>0.012341294</text:p>
          </table:table-cell>
          <table:table-cell table:style-name="Default" office:value-type="float" office:value="0.005563153" calcext:value-type="float">
            <text:p>0.005563153</text:p>
          </table:table-cell>
        </table:table-row>
        <table:table-row table:style-name="ro1">
          <table:table-cell table:style-name="ce1" office:value-type="string" calcext:value-type="string">
            <text:p>18:49:35.696</text:p>
          </table:table-cell>
          <table:table-cell table:style-name="Default" office:value-type="float" office:value="0.0065973336" calcext:value-type="float">
            <text:p>0.0065973336</text:p>
          </table:table-cell>
          <table:table-cell table:style-name="Default" office:value-type="float" office:value="0.020994857" calcext:value-type="float">
            <text:p>0.020994857</text:p>
          </table:table-cell>
          <table:table-cell table:style-name="Default" office:value-type="float" office:value="-0.0051005455" calcext:value-type="float">
            <text:p>-0.0051005455</text:p>
          </table:table-cell>
        </table:table-row>
        <table:table-row table:style-name="ro1">
          <table:table-cell table:style-name="ce1" office:value-type="string" calcext:value-type="string">
            <text:p>18:49:35.735</text:p>
          </table:table-cell>
          <table:table-cell table:style-name="Default" office:value-type="float" office:value="-0.0021923038" calcext:value-type="float">
            <text:p>-0.0021923038</text:p>
          </table:table-cell>
          <table:table-cell table:style-name="Default" office:value-type="float" office:value="0.0072498657" calcext:value-type="float">
            <text:p>0.0072498657</text:p>
          </table:table-cell>
          <table:table-cell table:style-name="Default" office:value-type="float" office:value="0.0022209433" calcext:value-type="float">
            <text:p>0.0022209433</text:p>
          </table:table-cell>
        </table:table-row>
        <table:table-row table:style-name="ro1">
          <table:table-cell table:style-name="ce1" office:value-type="string" calcext:value-type="string">
            <text:p>18:49:35.776</text:p>
          </table:table-cell>
          <table:table-cell table:style-name="Default" office:value-type="float" office:value="-0.0037308843" calcext:value-type="float">
            <text:p>-0.0037308843</text:p>
          </table:table-cell>
          <table:table-cell table:style-name="Default" office:value-type="float" office:value="0.0115785925" calcext:value-type="float">
            <text:p>0.0115785925</text:p>
          </table:table-cell>
          <table:table-cell table:style-name="Default" office:value-type="float" office:value="-0.00415345" calcext:value-type="float">
            <text:p>-0.00415345</text:p>
          </table:table-cell>
        </table:table-row>
        <table:table-row table:style-name="ro1">
          <table:table-cell table:style-name="ce1" office:value-type="string" calcext:value-type="string">
            <text:p>18:49:35.816</text:p>
          </table:table-cell>
          <table:table-cell table:style-name="Default" office:value-type="float" office:value="-0.003797256" calcext:value-type="float">
            <text:p>-0.003797256</text:p>
          </table:table-cell>
          <table:table-cell table:style-name="Default" office:value-type="float" office:value="0.008662923" calcext:value-type="float">
            <text:p>0.008662923</text:p>
          </table:table-cell>
          <table:table-cell table:style-name="Default" office:value-type="float" office:value="-0.000002722936" calcext:value-type="float">
            <text:p>-2.722936E-06</text:p>
          </table:table-cell>
        </table:table-row>
        <table:table-row table:style-name="ro1">
          <table:table-cell table:style-name="ce1" office:value-type="string" calcext:value-type="string">
            <text:p>18:49:35.856</text:p>
          </table:table-cell>
          <table:table-cell table:style-name="Default" office:value-type="float" office:value="0.0018558997" calcext:value-type="float">
            <text:p>0.0018558997</text:p>
          </table:table-cell>
          <table:table-cell table:style-name="Default" office:value-type="float" office:value="0.018343508" calcext:value-type="float">
            <text:p>0.018343508</text:p>
          </table:table-cell>
          <table:table-cell table:style-name="Default" office:value-type="float" office:value="0.0015356387" calcext:value-type="float">
            <text:p>0.0015356387</text:p>
          </table:table-cell>
        </table:table-row>
        <table:table-row table:style-name="ro1">
          <table:table-cell table:style-name="ce1" office:value-type="string" calcext:value-type="string">
            <text:p>18:49:35.894</text:p>
          </table:table-cell>
          <table:table-cell table:style-name="Default" office:value-type="float" office:value="0.002329496" calcext:value-type="float">
            <text:p>0.002329496</text:p>
          </table:table-cell>
          <table:table-cell table:style-name="Default" office:value-type="float" office:value="0.008379277" calcext:value-type="float">
            <text:p>0.008379277</text:p>
          </table:table-cell>
          <table:table-cell table:style-name="Default" office:value-type="float" office:value="-0.0043308297" calcext:value-type="float">
            <text:p>-0.0043308297</text:p>
          </table:table-cell>
        </table:table-row>
        <table:table-row table:style-name="ro1">
          <table:table-cell table:style-name="ce1" office:value-type="string" calcext:value-type="string">
            <text:p>18:49:35.934</text:p>
          </table:table-cell>
          <table:table-cell table:style-name="Default" office:value-type="float" office:value="0.0025360016" calcext:value-type="float">
            <text:p>0.0025360016</text:p>
          </table:table-cell>
          <table:table-cell table:style-name="Default" office:value-type="float" office:value="0.016110688" calcext:value-type="float">
            <text:p>0.016110688</text:p>
          </table:table-cell>
          <table:table-cell table:style-name="Default" office:value-type="float" office:value="0.0007165212" calcext:value-type="float">
            <text:p>0.0007165212</text:p>
          </table:table-cell>
        </table:table-row>
        <table:table-row table:style-name="ro1">
          <table:table-cell table:style-name="ce1" office:value-type="string" calcext:value-type="string">
            <text:p>18:49:35.974</text:p>
          </table:table-cell>
          <table:table-cell table:style-name="Default" office:value-type="float" office:value="0.002502135" calcext:value-type="float">
            <text:p>0.002502135</text:p>
          </table:table-cell>
          <table:table-cell table:style-name="Default" office:value-type="float" office:value="0.010324802" calcext:value-type="float">
            <text:p>0.010324802</text:p>
          </table:table-cell>
          <table:table-cell table:style-name="Default" office:value-type="float" office:value="0.00042506977" calcext:value-type="float">
            <text:p>0.00042506977</text:p>
          </table:table-cell>
        </table:table-row>
        <table:table-row table:style-name="ro1">
          <table:table-cell table:style-name="ce1" office:value-type="string" calcext:value-type="string">
            <text:p>18:49:36.014</text:p>
          </table:table-cell>
          <table:table-cell table:style-name="Default" office:value-type="float" office:value="0.000054653217" calcext:value-type="float">
            <text:p>5.4653217E-05</text:p>
          </table:table-cell>
          <table:table-cell table:style-name="Default" office:value-type="float" office:value="0.008413423" calcext:value-type="float">
            <text:p>0.008413423</text:p>
          </table:table-cell>
          <table:table-cell table:style-name="Default" office:value-type="float" office:value="0.0056560244" calcext:value-type="float">
            <text:p>0.0056560244</text:p>
          </table:table-cell>
        </table:table-row>
        <table:table-row table:style-name="ro1">
          <table:table-cell table:style-name="ce1" office:value-type="string" calcext:value-type="string">
            <text:p>18:49:36.054</text:p>
          </table:table-cell>
          <table:table-cell table:style-name="Default" office:value-type="float" office:value="-0.0034664434" calcext:value-type="float">
            <text:p>-0.0034664434</text:p>
          </table:table-cell>
          <table:table-cell table:style-name="Default" office:value-type="float" office:value="0.0029578258" calcext:value-type="float">
            <text:p>0.0029578258</text:p>
          </table:table-cell>
          <table:table-cell table:style-name="Default" office:value-type="float" office:value="0.0015748295" calcext:value-type="float">
            <text:p>0.0015748295</text:p>
          </table:table-cell>
        </table:table-row>
        <table:table-row table:style-name="ro1">
          <table:table-cell table:style-name="ce1" office:value-type="string" calcext:value-type="string">
            <text:p>18:49:36.094</text:p>
          </table:table-cell>
          <table:table-cell table:style-name="Default" office:value-type="float" office:value="-0.0220163" calcext:value-type="float">
            <text:p>-0.0220163</text:p>
          </table:table-cell>
          <table:table-cell table:style-name="Default" office:value-type="float" office:value="-0.014696354" calcext:value-type="float">
            <text:p>-0.014696354</text:p>
          </table:table-cell>
          <table:table-cell table:style-name="Default" office:value-type="float" office:value="-0.011326733" calcext:value-type="float">
            <text:p>-0.011326733</text:p>
          </table:table-cell>
        </table:table-row>
        <table:table-row table:style-name="ro1">
          <table:table-cell table:style-name="ce1" office:value-type="string" calcext:value-type="string">
            <text:p>18:49:36.136</text:p>
          </table:table-cell>
          <table:table-cell table:style-name="Default" office:value-type="float" office:value="-0.0105861435" calcext:value-type="float">
            <text:p>-0.0105861435</text:p>
          </table:table-cell>
          <table:table-cell table:style-name="Default" office:value-type="float" office:value="0.011602382" calcext:value-type="float">
            <text:p>0.011602382</text:p>
          </table:table-cell>
          <table:table-cell table:style-name="Default" office:value-type="float" office:value="0.0058460464" calcext:value-type="float">
            <text:p>0.0058460464</text:p>
          </table:table-cell>
        </table:table-row>
        <table:table-row table:style-name="ro1">
          <table:table-cell table:style-name="ce1" office:value-type="string" calcext:value-type="string">
            <text:p>18:49:36.175</text:p>
          </table:table-cell>
          <table:table-cell table:style-name="Default" office:value-type="float" office:value="0.002117958" calcext:value-type="float">
            <text:p>0.002117958</text:p>
          </table:table-cell>
          <table:table-cell table:style-name="Default" office:value-type="float" office:value="0.0075856987" calcext:value-type="float">
            <text:p>0.0075856987</text:p>
          </table:table-cell>
          <table:table-cell table:style-name="Default" office:value-type="float" office:value="0.00020772112" calcext:value-type="float">
            <text:p>0.00020772112</text:p>
          </table:table-cell>
        </table:table-row>
        <table:table-row table:style-name="ro1">
          <table:table-cell table:style-name="ce1" office:value-type="string" calcext:value-type="string">
            <text:p>18:49:36.216</text:p>
          </table:table-cell>
          <table:table-cell table:style-name="Default" office:value-type="float" office:value="0.0065204347" calcext:value-type="float">
            <text:p>0.0065204347</text:p>
          </table:table-cell>
          <table:table-cell table:style-name="Default" office:value-type="float" office:value="0.015176746" calcext:value-type="float">
            <text:p>0.015176746</text:p>
          </table:table-cell>
          <table:table-cell table:style-name="Default" office:value-type="float" office:value="0.0017250772" calcext:value-type="float">
            <text:p>0.0017250772</text:p>
          </table:table-cell>
        </table:table-row>
        <table:table-row table:style-name="ro1">
          <table:table-cell table:style-name="ce1" office:value-type="string" calcext:value-type="string">
            <text:p>18:49:36.256</text:p>
          </table:table-cell>
          <table:table-cell table:style-name="Default" office:value-type="float" office:value="0.0019133001" calcext:value-type="float">
            <text:p>0.0019133001</text:p>
          </table:table-cell>
          <table:table-cell table:style-name="Default" office:value-type="float" office:value="0.010582898" calcext:value-type="float">
            <text:p>0.010582898</text:p>
          </table:table-cell>
          <table:table-cell table:style-name="Default" office:value-type="float" office:value="-0.005039182" calcext:value-type="float">
            <text:p>-0.005039182</text:p>
          </table:table-cell>
        </table:table-row>
        <table:table-row table:style-name="ro1">
          <table:table-cell table:style-name="ce1" office:value-type="string" calcext:value-type="string">
            <text:p>18:49:36.295</text:p>
          </table:table-cell>
          <table:table-cell table:style-name="Default" office:value-type="float" office:value="0.00084306474" calcext:value-type="float">
            <text:p>0.00084306474</text:p>
          </table:table-cell>
          <table:table-cell table:style-name="Default" office:value-type="float" office:value="0.014138858" calcext:value-type="float">
            <text:p>0.014138858</text:p>
          </table:table-cell>
          <table:table-cell table:style-name="Default" office:value-type="float" office:value="0.0029354224" calcext:value-type="float">
            <text:p>0.0029354224</text:p>
          </table:table-cell>
        </table:table-row>
        <table:table-row table:style-name="ro1">
          <table:table-cell table:style-name="ce1" office:value-type="string" calcext:value-type="string">
            <text:p>18:49:36.336</text:p>
          </table:table-cell>
          <table:table-cell table:style-name="Default" office:value-type="float" office:value="0.0014179446" calcext:value-type="float">
            <text:p>0.0014179446</text:p>
          </table:table-cell>
          <table:table-cell table:style-name="Default" office:value-type="float" office:value="0.0023978248" calcext:value-type="float">
            <text:p>0.0023978248</text:p>
          </table:table-cell>
          <table:table-cell table:style-name="Default" office:value-type="float" office:value="-0.0043893727" calcext:value-type="float">
            <text:p>-0.0043893727</text:p>
          </table:table-cell>
        </table:table-row>
        <table:table-row table:style-name="ro1">
          <table:table-cell table:style-name="ce1" office:value-type="string" calcext:value-type="string">
            <text:p>18:49:36.376</text:p>
          </table:table-cell>
          <table:table-cell table:style-name="Default" office:value-type="float" office:value="0.0030339586" calcext:value-type="float">
            <text:p>0.0030339586</text:p>
          </table:table-cell>
          <table:table-cell table:style-name="Default" office:value-type="float" office:value="0.0041355807" calcext:value-type="float">
            <text:p>0.0041355807</text:p>
          </table:table-cell>
          <table:table-cell table:style-name="Default" office:value-type="float" office:value="0.0039597326" calcext:value-type="float">
            <text:p>0.0039597326</text:p>
          </table:table-cell>
        </table:table-row>
        <table:table-row table:style-name="ro1">
          <table:table-cell table:style-name="ce1" office:value-type="string" calcext:value-type="string">
            <text:p>18:49:36.416</text:p>
          </table:table-cell>
          <table:table-cell table:style-name="Default" office:value-type="float" office:value="0.005367296" calcext:value-type="float">
            <text:p>0.005367296</text:p>
          </table:table-cell>
          <table:table-cell table:style-name="Default" office:value-type="float" office:value="0.011192726" calcext:value-type="float">
            <text:p>0.011192726</text:p>
          </table:table-cell>
          <table:table-cell table:style-name="Default" office:value-type="float" office:value="-0.0056647765" calcext:value-type="float">
            <text:p>-0.0056647765</text:p>
          </table:table-cell>
        </table:table-row>
        <table:table-row table:style-name="ro1">
          <table:table-cell table:style-name="ce1" office:value-type="string" calcext:value-type="string">
            <text:p>18:49:36.456</text:p>
          </table:table-cell>
          <table:table-cell table:style-name="Default" office:value-type="float" office:value="0.0032924672" calcext:value-type="float">
            <text:p>0.0032924672</text:p>
          </table:table-cell>
          <table:table-cell table:style-name="Default" office:value-type="float" office:value="-0.009482211" calcext:value-type="float">
            <text:p>-0.009482211</text:p>
          </table:table-cell>
          <table:table-cell table:style-name="Default" office:value-type="float" office:value="0.001054068" calcext:value-type="float">
            <text:p>0.001054068</text:p>
          </table:table-cell>
        </table:table-row>
        <table:table-row table:style-name="ro1">
          <table:table-cell table:style-name="ce1" office:value-type="string" calcext:value-type="string">
            <text:p>18:49:36.495</text:p>
          </table:table-cell>
          <table:table-cell table:style-name="Default" office:value-type="float" office:value="0.0003265092" calcext:value-type="float">
            <text:p>0.0003265092</text:p>
          </table:table-cell>
          <table:table-cell table:style-name="Default" office:value-type="float" office:value="0.0017931628" calcext:value-type="float">
            <text:p>0.0017931628</text:p>
          </table:table-cell>
          <table:table-cell table:style-name="Default" office:value-type="float" office:value="-0.003226193" calcext:value-type="float">
            <text:p>-0.003226193</text:p>
          </table:table-cell>
        </table:table-row>
        <table:table-row table:style-name="ro1">
          <table:table-cell table:style-name="ce1" office:value-type="string" calcext:value-type="string">
            <text:p>18:49:36.536</text:p>
          </table:table-cell>
          <table:table-cell table:style-name="Default" office:value-type="float" office:value="0.0064462107" calcext:value-type="float">
            <text:p>0.0064462107</text:p>
          </table:table-cell>
          <table:table-cell table:style-name="Default" office:value-type="float" office:value="0.0053491956" calcext:value-type="float">
            <text:p>0.0053491956</text:p>
          </table:table-cell>
          <table:table-cell table:style-name="Default" office:value-type="float" office:value="-0.0070783696" calcext:value-type="float">
            <text:p>-0.0070783696</text:p>
          </table:table-cell>
        </table:table-row>
        <table:table-row table:style-name="ro1">
          <table:table-cell table:style-name="ce1" office:value-type="string" calcext:value-type="string">
            <text:p>18:49:36.576</text:p>
          </table:table-cell>
          <table:table-cell table:style-name="Default" office:value-type="float" office:value="0.000528128" calcext:value-type="float">
            <text:p>0.000528128</text:p>
          </table:table-cell>
          <table:table-cell table:style-name="Default" office:value-type="float" office:value="-0.0006788863" calcext:value-type="float">
            <text:p>-0.0006788863</text:p>
          </table:table-cell>
          <table:table-cell table:style-name="Default" office:value-type="float" office:value="0.0019790882" calcext:value-type="float">
            <text:p>0.0019790882</text:p>
          </table:table-cell>
        </table:table-row>
        <table:table-row table:style-name="ro1">
          <table:table-cell table:style-name="ce1" office:value-type="string" calcext:value-type="string">
            <text:p>18:49:36.616</text:p>
          </table:table-cell>
          <table:table-cell table:style-name="Default" office:value-type="float" office:value="-0.007434831" calcext:value-type="float">
            <text:p>-0.007434831</text:p>
          </table:table-cell>
          <table:table-cell table:style-name="Default" office:value-type="float" office:value="-0.0025885396" calcext:value-type="float">
            <text:p>-0.0025885396</text:p>
          </table:table-cell>
          <table:table-cell table:style-name="Default" office:value-type="float" office:value="0.004637549" calcext:value-type="float">
            <text:p>0.004637549</text:p>
          </table:table-cell>
        </table:table-row>
        <table:table-row table:style-name="ro1">
          <table:table-cell table:style-name="ce1" office:value-type="string" calcext:value-type="string">
            <text:p>18:49:36.656</text:p>
          </table:table-cell>
          <table:table-cell table:style-name="Default" office:value-type="float" office:value="-0.002516552" calcext:value-type="float">
            <text:p>-0.002516552</text:p>
          </table:table-cell>
          <table:table-cell table:style-name="Default" office:value-type="float" office:value="0.00030703534" calcext:value-type="float">
            <text:p>0.00030703534</text:p>
          </table:table-cell>
          <table:table-cell table:style-name="Default" office:value-type="float" office:value="-0.0035165746" calcext:value-type="float">
            <text:p>-0.0035165746</text:p>
          </table:table-cell>
        </table:table-row>
        <table:table-row table:style-name="ro1">
          <table:table-cell table:style-name="ce1" office:value-type="string" calcext:value-type="string">
            <text:p>18:49:36.695</text:p>
          </table:table-cell>
          <table:table-cell table:style-name="Default" office:value-type="float" office:value="0.0030085281" calcext:value-type="float">
            <text:p>0.0030085281</text:p>
          </table:table-cell>
          <table:table-cell table:style-name="Default" office:value-type="float" office:value="-0.0049970984" calcext:value-type="float">
            <text:p>-0.0049970984</text:p>
          </table:table-cell>
          <table:table-cell table:style-name="Default" office:value-type="float" office:value="-0.00030846975" calcext:value-type="float">
            <text:p>-0.00030846975</text:p>
          </table:table-cell>
        </table:table-row>
        <table:table-row table:style-name="ro1">
          <table:table-cell table:style-name="ce1" office:value-type="string" calcext:value-type="string">
            <text:p>18:49:36.736</text:p>
          </table:table-cell>
          <table:table-cell table:style-name="Default" office:value-type="float" office:value="-0.0027854906" calcext:value-type="float">
            <text:p>-0.0027854906</text:p>
          </table:table-cell>
          <table:table-cell table:style-name="Default" office:value-type="float" office:value="0.0047311136" calcext:value-type="float">
            <text:p>0.0047311136</text:p>
          </table:table-cell>
          <table:table-cell table:style-name="Default" office:value-type="float" office:value="0.0060945144" calcext:value-type="float">
            <text:p>0.0060945144</text:p>
          </table:table-cell>
        </table:table-row>
        <table:table-row table:style-name="ro1">
          <table:table-cell table:style-name="ce1" office:value-type="string" calcext:value-type="string">
            <text:p>18:49:36.776</text:p>
          </table:table-cell>
          <table:table-cell table:style-name="Default" office:value-type="float" office:value="0.0023270405" calcext:value-type="float">
            <text:p>0.0023270405</text:p>
          </table:table-cell>
          <table:table-cell table:style-name="Default" office:value-type="float" office:value="0.005356635" calcext:value-type="float">
            <text:p>0.005356635</text:p>
          </table:table-cell>
          <table:table-cell table:style-name="Default" office:value-type="float" office:value="0.004606138" calcext:value-type="float">
            <text:p>0.004606138</text:p>
          </table:table-cell>
        </table:table-row>
        <table:table-row table:style-name="ro1">
          <table:table-cell table:style-name="ce1" office:value-type="string" calcext:value-type="string">
            <text:p>18:49:36.815</text:p>
          </table:table-cell>
          <table:table-cell table:style-name="Default" office:value-type="float" office:value="-0.009331428" calcext:value-type="float">
            <text:p>-0.009331428</text:p>
          </table:table-cell>
          <table:table-cell table:style-name="Default" office:value-type="float" office:value="0.010753592" calcext:value-type="float">
            <text:p>0.010753592</text:p>
          </table:table-cell>
          <table:table-cell table:style-name="Default" office:value-type="float" office:value="0.0037061104" calcext:value-type="float">
            <text:p>0.0037061104</text:p>
          </table:table-cell>
        </table:table-row>
        <table:table-row table:style-name="ro1">
          <table:table-cell table:style-name="ce1" office:value-type="string" calcext:value-type="string">
            <text:p>18:49:36.855</text:p>
          </table:table-cell>
          <table:table-cell table:style-name="Default" office:value-type="float" office:value="0.02082533" calcext:value-type="float">
            <text:p>0.02082533</text:p>
          </table:table-cell>
          <table:table-cell table:style-name="Default" office:value-type="float" office:value="-0.018886223" calcext:value-type="float">
            <text:p>-0.018886223</text:p>
          </table:table-cell>
          <table:table-cell table:style-name="Default" office:value-type="float" office:value="0.0015776497" calcext:value-type="float">
            <text:p>0.0015776497</text:p>
          </table:table-cell>
        </table:table-row>
        <table:table-row table:style-name="ro1">
          <table:table-cell table:style-name="ce1" office:value-type="string" calcext:value-type="string">
            <text:p>18:49:36.895</text:p>
          </table:table-cell>
          <table:table-cell table:style-name="Default" office:value-type="float" office:value="0.0000660312" calcext:value-type="float">
            <text:p>6.60312E-05</text:p>
          </table:table-cell>
          <table:table-cell table:style-name="Default" office:value-type="float" office:value="0.0040961467" calcext:value-type="float">
            <text:p>0.0040961467</text:p>
          </table:table-cell>
          <table:table-cell table:style-name="Default" office:value-type="float" office:value="0.0031776663" calcext:value-type="float">
            <text:p>0.0031776663</text:p>
          </table:table-cell>
        </table:table-row>
        <table:table-row table:style-name="ro1">
          <table:table-cell table:style-name="ce1" office:value-type="string" calcext:value-type="string">
            <text:p>18:49:36.934</text:p>
          </table:table-cell>
          <table:table-cell table:style-name="Default" office:value-type="float" office:value="0.000059418355" calcext:value-type="float">
            <text:p>5.9418355E-05</text:p>
          </table:table-cell>
          <table:table-cell table:style-name="Default" office:value-type="float" office:value="0.04433594" calcext:value-type="float">
            <text:p>0.04433594</text:p>
          </table:table-cell>
          <table:table-cell table:style-name="Default" office:value-type="float" office:value="-0.009225112" calcext:value-type="float">
            <text:p>-0.009225112</text:p>
          </table:table-cell>
        </table:table-row>
        <table:table-row table:style-name="ro1">
          <table:table-cell table:style-name="ce1" office:value-type="string" calcext:value-type="string">
            <text:p>18:49:36.974</text:p>
          </table:table-cell>
          <table:table-cell table:style-name="Default" office:value-type="float" office:value="0.007743933" calcext:value-type="float">
            <text:p>0.007743933</text:p>
          </table:table-cell>
          <table:table-cell table:style-name="Default" office:value-type="float" office:value="0.030234387" calcext:value-type="float">
            <text:p>0.030234387</text:p>
          </table:table-cell>
          <table:table-cell table:style-name="Default" office:value-type="float" office:value="-0.018849427" calcext:value-type="float">
            <text:p>-0.018849427</text:p>
          </table:table-cell>
        </table:table-row>
        <table:table-row table:style-name="ro1">
          <table:table-cell table:style-name="ce1" office:value-type="string" calcext:value-type="string">
            <text:p>18:49:37.014</text:p>
          </table:table-cell>
          <table:table-cell table:style-name="Default" office:value-type="float" office:value="0.010485152" calcext:value-type="float">
            <text:p>0.010485152</text:p>
          </table:table-cell>
          <table:table-cell table:style-name="Default" office:value-type="float" office:value="0.021498065" calcext:value-type="float">
            <text:p>0.021498065</text:p>
          </table:table-cell>
          <table:table-cell table:style-name="Default" office:value-type="float" office:value="-0.007076716" calcext:value-type="float">
            <text:p>-0.007076716</text:p>
          </table:table-cell>
        </table:table-row>
        <table:table-row table:style-name="ro1">
          <table:table-cell table:style-name="ce1" office:value-type="string" calcext:value-type="string">
            <text:p>18:49:37.056</text:p>
          </table:table-cell>
          <table:table-cell table:style-name="Default" office:value-type="float" office:value="0.009436627" calcext:value-type="float">
            <text:p>0.009436627</text:p>
          </table:table-cell>
          <table:table-cell table:style-name="Default" office:value-type="float" office:value="0.02528088" calcext:value-type="float">
            <text:p>0.02528088</text:p>
          </table:table-cell>
          <table:table-cell table:style-name="Default" office:value-type="float" office:value="-0.016915949" calcext:value-type="float">
            <text:p>-0.016915949</text:p>
          </table:table-cell>
        </table:table-row>
        <table:table-row table:style-name="ro1">
          <table:table-cell table:style-name="ce1" office:value-type="string" calcext:value-type="string">
            <text:p>18:49:37.094</text:p>
          </table:table-cell>
          <table:table-cell table:style-name="Default" office:value-type="float" office:value="0.0062956954" calcext:value-type="float">
            <text:p>0.0062956954</text:p>
          </table:table-cell>
          <table:table-cell table:style-name="Default" office:value-type="float" office:value="0.034618046" calcext:value-type="float">
            <text:p>0.034618046</text:p>
          </table:table-cell>
          <table:table-cell table:style-name="Default" office:value-type="float" office:value="-0.009731287" calcext:value-type="float">
            <text:p>-0.009731287</text:p>
          </table:table-cell>
        </table:table-row>
        <table:table-row table:style-name="ro1">
          <table:table-cell table:style-name="ce1" office:value-type="string" calcext:value-type="string">
            <text:p>18:49:37.134</text:p>
          </table:table-cell>
          <table:table-cell table:style-name="Default" office:value-type="float" office:value="0.005666114" calcext:value-type="float">
            <text:p>0.005666114</text:p>
          </table:table-cell>
          <table:table-cell table:style-name="Default" office:value-type="float" office:value="0.031156247" calcext:value-type="float">
            <text:p>0.031156247</text:p>
          </table:table-cell>
          <table:table-cell table:style-name="Default" office:value-type="float" office:value="-0.011834366" calcext:value-type="float">
            <text:p>-0.011834366</text:p>
          </table:table-cell>
        </table:table-row>
        <table:table-row table:style-name="ro1">
          <table:table-cell table:style-name="ce1" office:value-type="string" calcext:value-type="string">
            <text:p>18:49:37.174</text:p>
          </table:table-cell>
          <table:table-cell table:style-name="Default" office:value-type="float" office:value="0.009054589" calcext:value-type="float">
            <text:p>0.009054589</text:p>
          </table:table-cell>
          <table:table-cell table:style-name="Default" office:value-type="float" office:value="0.04166367" calcext:value-type="float">
            <text:p>0.04166367</text:p>
          </table:table-cell>
          <table:table-cell table:style-name="Default" office:value-type="float" office:value="-0.011529883" calcext:value-type="float">
            <text:p>-0.011529883</text:p>
          </table:table-cell>
        </table:table-row>
        <table:table-row table:style-name="ro1">
          <table:table-cell table:style-name="ce1" office:value-type="string" calcext:value-type="string">
            <text:p>18:49:37.215</text:p>
          </table:table-cell>
          <table:table-cell table:style-name="Default" office:value-type="float" office:value="0.010126672" calcext:value-type="float">
            <text:p>0.010126672</text:p>
          </table:table-cell>
          <table:table-cell table:style-name="Default" office:value-type="float" office:value="0.021896709" calcext:value-type="float">
            <text:p>0.021896709</text:p>
          </table:table-cell>
          <table:table-cell table:style-name="Default" office:value-type="float" office:value="-0.019605432" calcext:value-type="float">
            <text:p>-0.019605432</text:p>
          </table:table-cell>
        </table:table-row>
        <table:table-row table:style-name="ro1">
          <table:table-cell table:style-name="ce1" office:value-type="string" calcext:value-type="string">
            <text:p>18:49:37.256</text:p>
          </table:table-cell>
          <table:table-cell table:style-name="Default" office:value-type="float" office:value="0.008015376" calcext:value-type="float">
            <text:p>0.008015376</text:p>
          </table:table-cell>
          <table:table-cell table:style-name="Default" office:value-type="float" office:value="0.02300295" calcext:value-type="float">
            <text:p>0.02300295</text:p>
          </table:table-cell>
          <table:table-cell table:style-name="Default" office:value-type="float" office:value="-0.011053078" calcext:value-type="float">
            <text:p>-0.011053078</text:p>
          </table:table-cell>
        </table:table-row>
        <table:table-row table:style-name="ro1">
          <table:table-cell table:style-name="ce1" office:value-type="string" calcext:value-type="string">
            <text:p>18:49:37.295</text:p>
          </table:table-cell>
          <table:table-cell table:style-name="Default" office:value-type="float" office:value="0.0072138356" calcext:value-type="float">
            <text:p>0.0072138356</text:p>
          </table:table-cell>
          <table:table-cell table:style-name="Default" office:value-type="float" office:value="0.018285658" calcext:value-type="float">
            <text:p>0.018285658</text:p>
          </table:table-cell>
          <table:table-cell table:style-name="Default" office:value-type="float" office:value="-0.0031362388" calcext:value-type="float">
            <text:p>-0.0031362388</text:p>
          </table:table-cell>
        </table:table-row>
        <table:table-row table:style-name="ro1">
          <table:table-cell table:style-name="ce1" office:value-type="string" calcext:value-type="string">
            <text:p>18:49:37.335</text:p>
          </table:table-cell>
          <table:table-cell table:style-name="Default" office:value-type="float" office:value="0.0071516214" calcext:value-type="float">
            <text:p>0.0071516214</text:p>
          </table:table-cell>
          <table:table-cell table:style-name="Default" office:value-type="float" office:value="0.029201228" calcext:value-type="float">
            <text:p>0.029201228</text:p>
          </table:table-cell>
          <table:table-cell table:style-name="Default" office:value-type="float" office:value="-0.009414454" calcext:value-type="float">
            <text:p>-0.009414454</text:p>
          </table:table-cell>
        </table:table-row>
        <table:table-row table:style-name="ro1">
          <table:table-cell table:style-name="ce1" office:value-type="string" calcext:value-type="string">
            <text:p>18:49:37.376</text:p>
          </table:table-cell>
          <table:table-cell table:style-name="Default" office:value-type="float" office:value="0.0066561927" calcext:value-type="float">
            <text:p>0.0066561927</text:p>
          </table:table-cell>
          <table:table-cell table:style-name="Default" office:value-type="float" office:value="0.01990904" calcext:value-type="float">
            <text:p>0.01990904</text:p>
          </table:table-cell>
          <table:table-cell table:style-name="Default" office:value-type="float" office:value="-0.0034193269" calcext:value-type="float">
            <text:p>-0.0034193269</text:p>
          </table:table-cell>
        </table:table-row>
        <table:table-row table:style-name="ro1">
          <table:table-cell table:style-name="ce1" office:value-type="string" calcext:value-type="string">
            <text:p>18:49:37.416</text:p>
          </table:table-cell>
          <table:table-cell table:style-name="Default" office:value-type="float" office:value="0.0064300187" calcext:value-type="float">
            <text:p>0.0064300187</text:p>
          </table:table-cell>
          <table:table-cell table:style-name="Default" office:value-type="float" office:value="0.015940603" calcext:value-type="float">
            <text:p>0.015940603</text:p>
          </table:table-cell>
          <table:table-cell table:style-name="Default" office:value-type="float" office:value="-0.0114269955" calcext:value-type="float">
            <text:p>-0.0114269955</text:p>
          </table:table-cell>
        </table:table-row>
        <table:table-row table:style-name="ro1">
          <table:table-cell table:style-name="ce1" office:value-type="string" calcext:value-type="string">
            <text:p>18:49:37.456</text:p>
          </table:table-cell>
          <table:table-cell table:style-name="Default" office:value-type="float" office:value="0.005787017" calcext:value-type="float">
            <text:p>0.005787017</text:p>
          </table:table-cell>
          <table:table-cell table:style-name="Default" office:value-type="float" office:value="0.01961997" calcext:value-type="float">
            <text:p>0.01961997</text:p>
          </table:table-cell>
          <table:table-cell table:style-name="Default" office:value-type="float" office:value="-0.0032530334" calcext:value-type="float">
            <text:p>-0.0032530334</text:p>
          </table:table-cell>
        </table:table-row>
        <table:table-row table:style-name="ro1">
          <table:table-cell table:style-name="ce1" office:value-type="string" calcext:value-type="string">
            <text:p>18:49:37.496</text:p>
          </table:table-cell>
          <table:table-cell table:style-name="Default" office:value-type="float" office:value="0.008504216" calcext:value-type="float">
            <text:p>0.008504216</text:p>
          </table:table-cell>
          <table:table-cell table:style-name="Default" office:value-type="float" office:value="0.0121648135" calcext:value-type="float">
            <text:p>0.0121648135</text:p>
          </table:table-cell>
          <table:table-cell table:style-name="Default" office:value-type="float" office:value="-0.0060038795" calcext:value-type="float">
            <text:p>-0.0060038795</text:p>
          </table:table-cell>
        </table:table-row>
        <table:table-row table:style-name="ro1">
          <table:table-cell table:style-name="ce1" office:value-type="string" calcext:value-type="string">
            <text:p>18:49:37.536</text:p>
          </table:table-cell>
          <table:table-cell table:style-name="Default" office:value-type="float" office:value="0.007653784" calcext:value-type="float">
            <text:p>0.007653784</text:p>
          </table:table-cell>
          <table:table-cell table:style-name="Default" office:value-type="float" office:value="0.012706143" calcext:value-type="float">
            <text:p>0.012706143</text:p>
          </table:table-cell>
          <table:table-cell table:style-name="Default" office:value-type="float" office:value="0.005363114" calcext:value-type="float">
            <text:p>0.005363114</text:p>
          </table:table-cell>
        </table:table-row>
        <table:table-row table:style-name="ro1">
          <table:table-cell table:style-name="ce1" office:value-type="string" calcext:value-type="string">
            <text:p>18:49:37.576</text:p>
          </table:table-cell>
          <table:table-cell table:style-name="Default" office:value-type="float" office:value="0.002054431" calcext:value-type="float">
            <text:p>0.002054431</text:p>
          </table:table-cell>
          <table:table-cell table:style-name="Default" office:value-type="float" office:value="0.014291962" calcext:value-type="float">
            <text:p>0.014291962</text:p>
          </table:table-cell>
          <table:table-cell table:style-name="Default" office:value-type="float" office:value="-0.005500428" calcext:value-type="float">
            <text:p>-0.005500428</text:p>
          </table:table-cell>
        </table:table-row>
        <table:table-row table:style-name="ro1">
          <table:table-cell table:style-name="ce1" office:value-type="string" calcext:value-type="string">
            <text:p>18:49:37.616</text:p>
          </table:table-cell>
          <table:table-cell table:style-name="Default" office:value-type="float" office:value="-0.001007462" calcext:value-type="float">
            <text:p>-0.001007462</text:p>
          </table:table-cell>
          <table:table-cell table:style-name="Default" office:value-type="float" office:value="0.004073707" calcext:value-type="float">
            <text:p>0.004073707</text:p>
          </table:table-cell>
          <table:table-cell table:style-name="Default" office:value-type="float" office:value="0.0003230569" calcext:value-type="float">
            <text:p>0.0003230569</text:p>
          </table:table-cell>
        </table:table-row>
        <table:table-row table:style-name="ro1">
          <table:table-cell table:style-name="ce1" office:value-type="string" calcext:value-type="string">
            <text:p>18:49:37.656</text:p>
          </table:table-cell>
          <table:table-cell table:style-name="Default" office:value-type="float" office:value="0.0006313565" calcext:value-type="float">
            <text:p>0.0006313565</text:p>
          </table:table-cell>
          <table:table-cell table:style-name="Default" office:value-type="float" office:value="0.014652654" calcext:value-type="float">
            <text:p>0.014652654</text:p>
          </table:table-cell>
          <table:table-cell table:style-name="Default" office:value-type="float" office:value="-0.005641826" calcext:value-type="float">
            <text:p>-0.005641826</text:p>
          </table:table-cell>
        </table:table-row>
        <table:table-row table:style-name="ro1">
          <table:table-cell table:style-name="ce1" office:value-type="string" calcext:value-type="string">
            <text:p>18:49:37.696</text:p>
          </table:table-cell>
          <table:table-cell table:style-name="Default" office:value-type="float" office:value="0.004303576" calcext:value-type="float">
            <text:p>0.004303576</text:p>
          </table:table-cell>
          <table:table-cell table:style-name="Default" office:value-type="float" office:value="0.0032997122" calcext:value-type="float">
            <text:p>0.0032997122</text:p>
          </table:table-cell>
          <table:table-cell table:style-name="Default" office:value-type="float" office:value="-0.0094721215" calcext:value-type="float">
            <text:p>-0.0094721215</text:p>
          </table:table-cell>
        </table:table-row>
        <table:table-row table:style-name="ro1">
          <table:table-cell table:style-name="ce1" office:value-type="string" calcext:value-type="string">
            <text:p>18:49:37.735</text:p>
          </table:table-cell>
          <table:table-cell table:style-name="Default" office:value-type="float" office:value="0.0029943057" calcext:value-type="float">
            <text:p>0.0029943057</text:p>
          </table:table-cell>
          <table:table-cell table:style-name="Default" office:value-type="float" office:value="0.008902348" calcext:value-type="float">
            <text:p>0.008902348</text:p>
          </table:table-cell>
          <table:table-cell table:style-name="Default" office:value-type="float" office:value="-0.004130402" calcext:value-type="float">
            <text:p>-0.004130402</text:p>
          </table:table-cell>
        </table:table-row>
        <table:table-row table:style-name="ro1">
          <table:table-cell table:style-name="ce1" office:value-type="string" calcext:value-type="string">
            <text:p>18:49:37.776</text:p>
          </table:table-cell>
          <table:table-cell table:style-name="Default" office:value-type="float" office:value="0.005771044" calcext:value-type="float">
            <text:p>0.005771044</text:p>
          </table:table-cell>
          <table:table-cell table:style-name="Default" office:value-type="float" office:value="0.012626376" calcext:value-type="float">
            <text:p>0.012626376</text:p>
          </table:table-cell>
          <table:table-cell table:style-name="Default" office:value-type="float" office:value="-0.005255461" calcext:value-type="float">
            <text:p>-0.005255461</text:p>
          </table:table-cell>
        </table:table-row>
        <table:table-row table:style-name="ro1">
          <table:table-cell table:style-name="ce1" office:value-type="string" calcext:value-type="string">
            <text:p>18:49:37.815</text:p>
          </table:table-cell>
          <table:table-cell table:style-name="Default" office:value-type="float" office:value="-0.0038148332" calcext:value-type="float">
            <text:p>-0.0038148332</text:p>
          </table:table-cell>
          <table:table-cell table:style-name="Default" office:value-type="float" office:value="0.0034535823" calcext:value-type="float">
            <text:p>0.0034535823</text:p>
          </table:table-cell>
          <table:table-cell table:style-name="Default" office:value-type="float" office:value="-0.0020931598" calcext:value-type="float">
            <text:p>-0.0020931598</text:p>
          </table:table-cell>
        </table:table-row>
        <table:table-row table:style-name="ro1">
          <table:table-cell table:style-name="ce1" office:value-type="string" calcext:value-type="string">
            <text:p>18:49:37.855</text:p>
          </table:table-cell>
          <table:table-cell table:style-name="Default" office:value-type="float" office:value="-0.003433355" calcext:value-type="float">
            <text:p>-0.003433355</text:p>
          </table:table-cell>
          <table:table-cell table:style-name="Default" office:value-type="float" office:value="0.008161928" calcext:value-type="float">
            <text:p>0.008161928</text:p>
          </table:table-cell>
          <table:table-cell table:style-name="Default" office:value-type="float" office:value="0.008003876" calcext:value-type="float">
            <text:p>0.008003876</text:p>
          </table:table-cell>
        </table:table-row>
        <table:table-row table:style-name="ro1">
          <table:table-cell table:style-name="ce1" office:value-type="string" calcext:value-type="string">
            <text:p>18:49:37.895</text:p>
          </table:table-cell>
          <table:table-cell table:style-name="Default" office:value-type="float" office:value="-0.0011124895" calcext:value-type="float">
            <text:p>-0.0011124895</text:p>
          </table:table-cell>
          <table:table-cell table:style-name="Default" office:value-type="float" office:value="0.0073457276" calcext:value-type="float">
            <text:p>0.0073457276</text:p>
          </table:table-cell>
          <table:table-cell table:style-name="Default" office:value-type="float" office:value="-0.0013658442" calcext:value-type="float">
            <text:p>-0.0013658442</text:p>
          </table:table-cell>
        </table:table-row>
        <table:table-row table:style-name="ro1">
          <table:table-cell table:style-name="ce1" office:value-type="string" calcext:value-type="string">
            <text:p>18:49:37.934</text:p>
          </table:table-cell>
          <table:table-cell table:style-name="Default" office:value-type="float" office:value="0.0011960253" calcext:value-type="float">
            <text:p>0.0011960253</text:p>
          </table:table-cell>
          <table:table-cell table:style-name="Default" office:value-type="float" office:value="0.0026560782" calcext:value-type="float">
            <text:p>0.0026560782</text:p>
          </table:table-cell>
          <table:table-cell table:style-name="Default" office:value-type="float" office:value="0.002286391" calcext:value-type="float">
            <text:p>0.002286391</text:p>
          </table:table-cell>
        </table:table-row>
        <table:table-row table:style-name="ro1">
          <table:table-cell table:style-name="ce1" office:value-type="string" calcext:value-type="string">
            <text:p>18:49:37.974</text:p>
          </table:table-cell>
          <table:table-cell table:style-name="Default" office:value-type="float" office:value="0.0043723057" calcext:value-type="float">
            <text:p>0.0043723057</text:p>
          </table:table-cell>
          <table:table-cell table:style-name="Default" office:value-type="float" office:value="0.0054666344" calcext:value-type="float">
            <text:p>0.0054666344</text:p>
          </table:table-cell>
          <table:table-cell table:style-name="Default" office:value-type="float" office:value="0.0053536813" calcext:value-type="float">
            <text:p>0.0053536813</text:p>
          </table:table-cell>
        </table:table-row>
        <table:table-row table:style-name="ro1">
          <table:table-cell table:style-name="ce1" office:value-type="string" calcext:value-type="string">
            <text:p>18:49:38.014</text:p>
          </table:table-cell>
          <table:table-cell table:style-name="Default" office:value-type="float" office:value="-0.0026567103" calcext:value-type="float">
            <text:p>-0.0026567103</text:p>
          </table:table-cell>
          <table:table-cell table:style-name="Default" office:value-type="float" office:value="0.01129204" calcext:value-type="float">
            <text:p>0.01129204</text:p>
          </table:table-cell>
          <table:table-cell table:style-name="Default" office:value-type="float" office:value="0.0048183324" calcext:value-type="float">
            <text:p>0.0048183324</text:p>
          </table:table-cell>
        </table:table-row>
        <table:table-row table:style-name="ro1">
          <table:table-cell table:style-name="ce1" office:value-type="string" calcext:value-type="string">
            <text:p>18:49:38.056</text:p>
          </table:table-cell>
          <table:table-cell table:style-name="Default" office:value-type="float" office:value="-0.0026107607" calcext:value-type="float">
            <text:p>-0.0026107607</text:p>
          </table:table-cell>
          <table:table-cell table:style-name="Default" office:value-type="float" office:value="-0.0025812946" calcext:value-type="float">
            <text:p>-0.0025812946</text:p>
          </table:table-cell>
          <table:table-cell table:style-name="Default" office:value-type="float" office:value="0.0010405505" calcext:value-type="float">
            <text:p>0.0010405505</text:p>
          </table:table-cell>
        </table:table-row>
        <table:table-row table:style-name="ro1">
          <table:table-cell table:style-name="ce1" office:value-type="string" calcext:value-type="string">
            <text:p>18:49:38.095</text:p>
          </table:table-cell>
          <table:table-cell table:style-name="Default" office:value-type="float" office:value="0.002044852" calcext:value-type="float">
            <text:p>0.002044852</text:p>
          </table:table-cell>
          <table:table-cell table:style-name="Default" office:value-type="float" office:value="-0.002323175" calcext:value-type="float">
            <text:p>-0.002323175</text:p>
          </table:table-cell>
          <table:table-cell table:style-name="Default" office:value-type="float" office:value="0.007088872" calcext:value-type="float">
            <text:p>0.007088872</text:p>
          </table:table-cell>
        </table:table-row>
        <table:table-row table:style-name="ro1">
          <table:table-cell table:style-name="ce1" office:value-type="string" calcext:value-type="string">
            <text:p>18:49:38.135</text:p>
          </table:table-cell>
          <table:table-cell table:style-name="Default" office:value-type="float" office:value="-0.0056303265" calcext:value-type="float">
            <text:p>-0.0056303265</text:p>
          </table:table-cell>
          <table:table-cell table:style-name="Default" office:value-type="float" office:value="0.0009853138" calcext:value-type="float">
            <text:p>0.0009853138</text:p>
          </table:table-cell>
          <table:table-cell table:style-name="Default" office:value-type="float" office:value="0.0026446516" calcext:value-type="float">
            <text:p>0.0026446516</text:p>
          </table:table-cell>
        </table:table-row>
        <table:table-row table:style-name="ro1">
          <table:table-cell table:style-name="ce1" office:value-type="string" calcext:value-type="string">
            <text:p>18:49:38.175</text:p>
          </table:table-cell>
          <table:table-cell table:style-name="Default" office:value-type="float" office:value="-0.0033094855" calcext:value-type="float">
            <text:p>-0.0033094855</text:p>
          </table:table-cell>
          <table:table-cell table:style-name="Default" office:value-type="float" office:value="0.0017656782" calcext:value-type="float">
            <text:p>0.0017656782</text:p>
          </table:table-cell>
          <table:table-cell table:style-name="Default" office:value-type="float" office:value="0.0023801378" calcext:value-type="float">
            <text:p>0.0023801378</text:p>
          </table:table-cell>
        </table:table-row>
        <table:table-row table:style-name="ro1">
          <table:table-cell table:style-name="ce1" office:value-type="string" calcext:value-type="string">
            <text:p>18:49:38.215</text:p>
          </table:table-cell>
          <table:table-cell table:style-name="Default" office:value-type="float" office:value="0.0014159996" calcext:value-type="float">
            <text:p>0.0014159996</text:p>
          </table:table-cell>
          <table:table-cell table:style-name="Default" office:value-type="float" office:value="-0.0017067946" calcext:value-type="float">
            <text:p>-0.0017067946</text:p>
          </table:table-cell>
          <table:table-cell table:style-name="Default" office:value-type="float" office:value="-0.0009340643" calcext:value-type="float">
            <text:p>-0.0009340643</text:p>
          </table:table-cell>
        </table:table-row>
        <table:table-row table:style-name="ro1">
          <table:table-cell table:style-name="ce1" office:value-type="string" calcext:value-type="string">
            <text:p>18:49:38.256</text:p>
          </table:table-cell>
          <table:table-cell table:style-name="Default" office:value-type="float" office:value="0.00259277" calcext:value-type="float">
            <text:p>0.00259277</text:p>
          </table:table-cell>
          <table:table-cell table:style-name="Default" office:value-type="float" office:value="0.0035175958" calcext:value-type="float">
            <text:p>0.0035175958</text:p>
          </table:table-cell>
          <table:table-cell table:style-name="Default" office:value-type="float" office:value="-0.005454916" calcext:value-type="float">
            <text:p>-0.005454916</text:p>
          </table:table-cell>
        </table:table-row>
        <table:table-row table:style-name="ro1">
          <table:table-cell table:style-name="ce1" office:value-type="string" calcext:value-type="string">
            <text:p>18:49:38.295</text:p>
          </table:table-cell>
          <table:table-cell table:style-name="Default" office:value-type="float" office:value="-0.0033793824" calcext:value-type="float">
            <text:p>-0.0033793824</text:p>
          </table:table-cell>
          <table:table-cell table:style-name="Default" office:value-type="float" office:value="0.0073406463" calcext:value-type="float">
            <text:p>0.0073406463</text:p>
          </table:table-cell>
          <table:table-cell table:style-name="Default" office:value-type="float" office:value="0.000583778" calcext:value-type="float">
            <text:p>0.000583778</text:p>
          </table:table-cell>
        </table:table-row>
        <table:table-row table:style-name="ro1">
          <table:table-cell table:style-name="ce1" office:value-type="string" calcext:value-type="string">
            <text:p>18:49:38.335</text:p>
          </table:table-cell>
          <table:table-cell table:style-name="Default" office:value-type="float" office:value="0.005088438" calcext:value-type="float">
            <text:p>0.005088438</text:p>
          </table:table-cell>
          <table:table-cell table:style-name="Default" office:value-type="float" office:value="-0.0035008204" calcext:value-type="float">
            <text:p>-0.0035008204</text:p>
          </table:table-cell>
          <table:table-cell table:style-name="Default" office:value-type="float" office:value="-0.008043942" calcext:value-type="float">
            <text:p>-0.008043942</text:p>
          </table:table-cell>
        </table:table-row>
        <table:table-row table:style-name="ro1">
          <table:table-cell table:style-name="ce1" office:value-type="string" calcext:value-type="string">
            <text:p>18:49:38.376</text:p>
          </table:table-cell>
          <table:table-cell table:style-name="Default" office:value-type="float" office:value="-0.0033305641" calcext:value-type="float">
            <text:p>-0.0033305641</text:p>
          </table:table-cell>
          <table:table-cell table:style-name="Default" office:value-type="float" office:value="0.009373658" calcext:value-type="float">
            <text:p>0.009373658</text:p>
          </table:table-cell>
          <table:table-cell table:style-name="Default" office:value-type="float" office:value="-0.00064776704" calcext:value-type="float">
            <text:p>-0.00064776704</text:p>
          </table:table-cell>
        </table:table-row>
        <table:table-row table:style-name="ro1">
          <table:table-cell table:style-name="ce1" office:value-type="string" calcext:value-type="string">
            <text:p>18:49:38.416</text:p>
          </table:table-cell>
          <table:table-cell table:style-name="Default" office:value-type="float" office:value="-0.0051947786" calcext:value-type="float">
            <text:p>-0.0051947786</text:p>
          </table:table-cell>
          <table:table-cell table:style-name="Default" office:value-type="float" office:value="-0.0034289302" calcext:value-type="float">
            <text:p>-0.0034289302</text:p>
          </table:table-cell>
          <table:table-cell table:style-name="Default" office:value-type="float" office:value="-0.004318285" calcext:value-type="float">
            <text:p>-0.004318285</text:p>
          </table:table-cell>
        </table:table-row>
        <table:table-row table:style-name="ro1">
          <table:table-cell table:style-name="ce1" office:value-type="string" calcext:value-type="string">
            <text:p>18:49:38.455</text:p>
          </table:table-cell>
          <table:table-cell table:style-name="Default" office:value-type="float" office:value="0.00015868396" calcext:value-type="float">
            <text:p>0.00015868396</text:p>
          </table:table-cell>
          <table:table-cell table:style-name="Default" office:value-type="float" office:value="-0.00022960185" calcext:value-type="float">
            <text:p>-0.00022960185</text:p>
          </table:table-cell>
          <table:table-cell table:style-name="Default" office:value-type="float" office:value="0.0027053342" calcext:value-type="float">
            <text:p>0.0027053342</text:p>
          </table:table-cell>
        </table:table-row>
        <table:table-row table:style-name="ro1">
          <table:table-cell table:style-name="ce1" office:value-type="string" calcext:value-type="string">
            <text:p>18:49:38.496</text:p>
          </table:table-cell>
          <table:table-cell table:style-name="Default" office:value-type="float" office:value="0.004976798" calcext:value-type="float">
            <text:p>0.004976798</text:p>
          </table:table-cell>
          <table:table-cell table:style-name="Default" office:value-type="float" office:value="0.0050668004" calcext:value-type="float">
            <text:p>0.0050668004</text:p>
          </table:table-cell>
          <table:table-cell table:style-name="Default" office:value-type="float" office:value="-0.005035876" calcext:value-type="float">
            <text:p>-0.005035876</text:p>
          </table:table-cell>
        </table:table-row>
        <table:table-row table:style-name="ro1">
          <table:table-cell table:style-name="ce1" office:value-type="string" calcext:value-type="string">
            <text:p>18:49:38.536</text:p>
          </table:table-cell>
          <table:table-cell table:style-name="Default" office:value-type="float" office:value="-0.0012337575" calcext:value-type="float">
            <text:p>-0.0012337575</text:p>
          </table:table-cell>
          <table:table-cell table:style-name="Default" office:value-type="float" office:value="0.005439016" calcext:value-type="float">
            <text:p>0.005439016</text:p>
          </table:table-cell>
          <table:table-cell table:style-name="Default" office:value-type="float" office:value="-0.0056309346" calcext:value-type="float">
            <text:p>-0.0056309346</text:p>
          </table:table-cell>
        </table:table-row>
        <table:table-row table:style-name="ro1">
          <table:table-cell table:style-name="ce1" office:value-type="string" calcext:value-type="string">
            <text:p>18:49:38.576</text:p>
          </table:table-cell>
          <table:table-cell table:style-name="Default" office:value-type="float" office:value="0.0024052276" calcext:value-type="float">
            <text:p>0.0024052276</text:p>
          </table:table-cell>
          <table:table-cell table:style-name="Default" office:value-type="float" office:value="0.0000611445" calcext:value-type="float">
            <text:p>6.11445E-05</text:p>
          </table:table-cell>
          <table:table-cell table:style-name="Default" office:value-type="float" office:value="-0.010121542" calcext:value-type="float">
            <text:p>-0.010121542</text:p>
          </table:table-cell>
        </table:table-row>
        <table:table-row table:style-name="ro1">
          <table:table-cell table:style-name="ce1" office:value-type="string" calcext:value-type="string">
            <text:p>18:49:38.616</text:p>
          </table:table-cell>
          <table:table-cell table:style-name="Default" office:value-type="float" office:value="0.0015055162" calcext:value-type="float">
            <text:p>0.0015055162</text:p>
          </table:table-cell>
          <table:table-cell table:style-name="Default" office:value-type="float" office:value="-0.00038442021" calcext:value-type="float">
            <text:p>-0.00038442021</text:p>
          </table:table-cell>
          <table:table-cell table:style-name="Default" office:value-type="float" office:value="-0.00054011383" calcext:value-type="float">
            <text:p>-0.00054011383</text:p>
          </table:table-cell>
        </table:table-row>
        <table:table-row table:style-name="ro1">
          <table:table-cell table:style-name="ce1" office:value-type="string" calcext:value-type="string">
            <text:p>18:49:38.655</text:p>
          </table:table-cell>
          <table:table-cell table:style-name="Default" office:value-type="float" office:value="0.009045375" calcext:value-type="float">
            <text:p>0.009045375</text:p>
          </table:table-cell>
          <table:table-cell table:style-name="Default" office:value-type="float" office:value="0.0062458073" calcext:value-type="float">
            <text:p>0.0062458073</text:p>
          </table:table-cell>
          <table:table-cell table:style-name="Default" office:value-type="float" office:value="-0.00048614133" calcext:value-type="float">
            <text:p>-0.00048614133</text:p>
          </table:table-cell>
        </table:table-row>
        <table:table-row table:style-name="ro1">
          <table:table-cell table:style-name="ce1" office:value-type="string" calcext:value-type="string">
            <text:p>18:49:38.696</text:p>
          </table:table-cell>
          <table:table-cell table:style-name="Default" office:value-type="float" office:value="0.003746298" calcext:value-type="float">
            <text:p>0.003746298</text:p>
          </table:table-cell>
          <table:table-cell table:style-name="Default" office:value-type="float" office:value="0.01572865" calcext:value-type="float">
            <text:p>0.01572865</text:p>
          </table:table-cell>
          <table:table-cell table:style-name="Default" office:value-type="float" office:value="-0.016917018" calcext:value-type="float">
            <text:p>-0.016917018</text:p>
          </table:table-cell>
        </table:table-row>
        <table:table-row table:style-name="ro1">
          <table:table-cell table:style-name="ce1" office:value-type="string" calcext:value-type="string">
            <text:p>18:49:38.735</text:p>
          </table:table-cell>
          <table:table-cell table:style-name="Default" office:value-type="float" office:value="-0.0025609457" calcext:value-type="float">
            <text:p>-0.0025609457</text:p>
          </table:table-cell>
          <table:table-cell table:style-name="Default" office:value-type="float" office:value="0.037227083" calcext:value-type="float">
            <text:p>0.037227083</text:p>
          </table:table-cell>
          <table:table-cell table:style-name="Default" office:value-type="float" office:value="-0.017202828" calcext:value-type="float">
            <text:p>-0.017202828</text:p>
          </table:table-cell>
        </table:table-row>
        <table:table-row table:style-name="ro1">
          <table:table-cell table:style-name="ce1" office:value-type="string" calcext:value-type="string">
            <text:p>18:49:38.776</text:p>
          </table:table-cell>
          <table:table-cell table:style-name="Default" office:value-type="float" office:value="0.009120911" calcext:value-type="float">
            <text:p>0.009120911</text:p>
          </table:table-cell>
          <table:table-cell table:style-name="Default" office:value-type="float" office:value="0.03592136" calcext:value-type="float">
            <text:p>0.03592136</text:p>
          </table:table-cell>
          <table:table-cell table:style-name="Default" office:value-type="float" office:value="-0.009110457" calcext:value-type="float">
            <text:p>-0.009110457</text:p>
          </table:table-cell>
        </table:table-row>
        <table:table-row table:style-name="ro1">
          <table:table-cell table:style-name="ce1" office:value-type="string" calcext:value-type="string">
            <text:p>18:49:38.816</text:p>
          </table:table-cell>
          <table:table-cell table:style-name="Default" office:value-type="float" office:value="0.008648263" calcext:value-type="float">
            <text:p>0.008648263</text:p>
          </table:table-cell>
          <table:table-cell table:style-name="Default" office:value-type="float" office:value="0.020463983" calcext:value-type="float">
            <text:p>0.020463983</text:p>
          </table:table-cell>
          <table:table-cell table:style-name="Default" office:value-type="float" office:value="-0.011055898" calcext:value-type="float">
            <text:p>-0.011055898</text:p>
          </table:table-cell>
        </table:table-row>
        <table:table-row table:style-name="ro1">
          <table:table-cell table:style-name="ce1" office:value-type="string" calcext:value-type="string">
            <text:p>18:49:38.856</text:p>
          </table:table-cell>
          <table:table-cell table:style-name="Default" office:value-type="float" office:value="0.009980703" calcext:value-type="float">
            <text:p>0.009980703</text:p>
          </table:table-cell>
          <table:table-cell table:style-name="Default" office:value-type="float" office:value="0.02676719" calcext:value-type="float">
            <text:p>0.02676719</text:p>
          </table:table-cell>
          <table:table-cell table:style-name="Default" office:value-type="float" office:value="-0.026869204" calcext:value-type="float">
            <text:p>-0.026869204</text:p>
          </table:table-cell>
        </table:table-row>
        <table:table-row table:style-name="ro1">
          <table:table-cell table:style-name="ce1" office:value-type="string" calcext:value-type="string">
            <text:p>18:49:38.896</text:p>
          </table:table-cell>
          <table:table-cell table:style-name="Default" office:value-type="float" office:value="0.008982626" calcext:value-type="float">
            <text:p>0.008982626</text:p>
          </table:table-cell>
          <table:table-cell table:style-name="Default" office:value-type="float" office:value="0.037713517" calcext:value-type="float">
            <text:p>0.037713517</text:p>
          </table:table-cell>
          <table:table-cell table:style-name="Default" office:value-type="float" office:value="-0.024182249" calcext:value-type="float">
            <text:p>-0.024182249</text:p>
          </table:table-cell>
        </table:table-row>
        <table:table-row table:style-name="ro1">
          <table:table-cell table:style-name="ce1" office:value-type="string" calcext:value-type="string">
            <text:p>18:49:38.935</text:p>
          </table:table-cell>
          <table:table-cell table:style-name="Default" office:value-type="float" office:value="0.011599999" calcext:value-type="float">
            <text:p>0.011599999</text:p>
          </table:table-cell>
          <table:table-cell table:style-name="Default" office:value-type="float" office:value="0.02581229" calcext:value-type="float">
            <text:p>0.02581229</text:p>
          </table:table-cell>
          <table:table-cell table:style-name="Default" office:value-type="float" office:value="-0.011656694" calcext:value-type="float">
            <text:p>-0.011656694</text:p>
          </table:table-cell>
        </table:table-row>
        <table:table-row table:style-name="ro1">
          <table:table-cell table:style-name="ce1" office:value-type="string" calcext:value-type="string">
            <text:p>18:49:38.974</text:p>
          </table:table-cell>
          <table:table-cell table:style-name="Default" office:value-type="float" office:value="0.01395563" calcext:value-type="float">
            <text:p>0.01395563</text:p>
          </table:table-cell>
          <table:table-cell table:style-name="Default" office:value-type="float" office:value="0.029163666" calcext:value-type="float">
            <text:p>0.029163666</text:p>
          </table:table-cell>
          <table:table-cell table:style-name="Default" office:value-type="float" office:value="-0.0102712065" calcext:value-type="float">
            <text:p>-0.0102712065</text:p>
          </table:table-cell>
        </table:table-row>
        <table:table-row table:style-name="ro1">
          <table:table-cell table:style-name="ce1" office:value-type="string" calcext:value-type="string">
            <text:p>18:49:39.014</text:p>
          </table:table-cell>
          <table:table-cell table:style-name="Default" office:value-type="float" office:value="0.011900883" calcext:value-type="float">
            <text:p>0.011900883</text:p>
          </table:table-cell>
          <table:table-cell table:style-name="Default" office:value-type="float" office:value="0.017677981" calcext:value-type="float">
            <text:p>0.017677981</text:p>
          </table:table-cell>
          <table:table-cell table:style-name="Default" office:value-type="float" office:value="-0.005948254" calcext:value-type="float">
            <text:p>-0.005948254</text:p>
          </table:table-cell>
        </table:table-row>
        <table:table-row table:style-name="ro1">
          <table:table-cell table:style-name="ce1" office:value-type="string" calcext:value-type="string">
            <text:p>18:49:39.054</text:p>
          </table:table-cell>
          <table:table-cell table:style-name="Default" office:value-type="float" office:value="0.008952989" calcext:value-type="float">
            <text:p>0.008952989</text:p>
          </table:table-cell>
          <table:table-cell table:style-name="Default" office:value-type="float" office:value="0.017667988" calcext:value-type="float">
            <text:p>0.017667988</text:p>
          </table:table-cell>
          <table:table-cell table:style-name="Default" office:value-type="float" office:value="-0.0011785451" calcext:value-type="float">
            <text:p>-0.0011785451</text:p>
          </table:table-cell>
        </table:table-row>
        <table:table-row table:style-name="ro1">
          <table:table-cell table:style-name="ce1" office:value-type="string" calcext:value-type="string">
            <text:p>18:49:39.096</text:p>
          </table:table-cell>
          <table:table-cell table:style-name="Default" office:value-type="float" office:value="0.00849714" calcext:value-type="float">
            <text:p>0.00849714</text:p>
          </table:table-cell>
          <table:table-cell table:style-name="Default" office:value-type="float" office:value="0.03150177" calcext:value-type="float">
            <text:p>0.03150177</text:p>
          </table:table-cell>
          <table:table-cell table:style-name="Default" office:value-type="float" office:value="-0.015342967" calcext:value-type="float">
            <text:p>-0.015342967</text:p>
          </table:table-cell>
        </table:table-row>
        <table:table-row table:style-name="ro1">
          <table:table-cell table:style-name="ce1" office:value-type="string" calcext:value-type="string">
            <text:p>18:49:39.142</text:p>
          </table:table-cell>
          <table:table-cell table:style-name="Default" office:value-type="float" office:value="0.013360305" calcext:value-type="float">
            <text:p>0.013360305</text:p>
          </table:table-cell>
          <table:table-cell table:style-name="Default" office:value-type="float" office:value="0.021540077" calcext:value-type="float">
            <text:p>0.021540077</text:p>
          </table:table-cell>
          <table:table-cell table:style-name="Default" office:value-type="float" office:value="-0.010952232" calcext:value-type="float">
            <text:p>-0.010952232</text:p>
          </table:table-cell>
        </table:table-row>
        <table:table-row table:style-name="ro1">
          <table:table-cell table:style-name="ce1" office:value-type="string" calcext:value-type="string">
            <text:p>18:49:39.175</text:p>
          </table:table-cell>
          <table:table-cell table:style-name="Default" office:value-type="float" office:value="0.0100467345" calcext:value-type="float">
            <text:p>0.0100467345</text:p>
          </table:table-cell>
          <table:table-cell table:style-name="Default" office:value-type="float" office:value="0.012354836" calcext:value-type="float">
            <text:p>0.012354836</text:p>
          </table:table-cell>
          <table:table-cell table:style-name="Default" office:value-type="float" office:value="-0.006341426" calcext:value-type="float">
            <text:p>-0.006341426</text:p>
          </table:table-cell>
        </table:table-row>
        <table:table-row table:style-name="ro1">
          <table:table-cell table:style-name="ce1" office:value-type="string" calcext:value-type="string">
            <text:p>18:49:39.214</text:p>
          </table:table-cell>
          <table:table-cell table:style-name="Default" office:value-type="float" office:value="0.0068448046" calcext:value-type="float">
            <text:p>0.0068448046</text:p>
          </table:table-cell>
          <table:table-cell table:style-name="Default" office:value-type="float" office:value="0.016173048" calcext:value-type="float">
            <text:p>0.016173048</text:p>
          </table:table-cell>
          <table:table-cell table:style-name="Default" office:value-type="float" office:value="-0.010101801" calcext:value-type="float">
            <text:p>-0.010101801</text:p>
          </table:table-cell>
        </table:table-row>
        <table:table-row table:style-name="ro1">
          <table:table-cell table:style-name="ce1" office:value-type="string" calcext:value-type="string">
            <text:p>18:49:39.254</text:p>
          </table:table-cell>
          <table:table-cell table:style-name="Default" office:value-type="float" office:value="0.010554854" calcext:value-type="float">
            <text:p>0.010554854</text:p>
          </table:table-cell>
          <table:table-cell table:style-name="Default" office:value-type="float" office:value="0.010380951" calcext:value-type="float">
            <text:p>0.010380951</text:p>
          </table:table-cell>
          <table:table-cell table:style-name="Default" office:value-type="float" office:value="0.0010157523" calcext:value-type="float">
            <text:p>0.0010157523</text:p>
          </table:table-cell>
        </table:table-row>
        <table:table-row table:style-name="ro1">
          <table:table-cell table:style-name="ce1" office:value-type="string" calcext:value-type="string">
            <text:p>18:49:39.296</text:p>
          </table:table-cell>
          <table:table-cell table:style-name="Default" office:value-type="float" office:value="0.004006217" calcext:value-type="float">
            <text:p>0.004006217</text:p>
          </table:table-cell>
          <table:table-cell table:style-name="Default" office:value-type="float" office:value="0.01241902" calcext:value-type="float">
            <text:p>0.01241902</text:p>
          </table:table-cell>
          <table:table-cell table:style-name="Default" office:value-type="float" office:value="0.00508907" calcext:value-type="float">
            <text:p>0.00508907</text:p>
          </table:table-cell>
        </table:table-row>
        <table:table-row table:style-name="ro1">
          <table:table-cell table:style-name="ce1" office:value-type="string" calcext:value-type="string">
            <text:p>18:49:39.335</text:p>
          </table:table-cell>
          <table:table-cell table:style-name="Default" office:value-type="float" office:value="-0.00034948398" calcext:value-type="float">
            <text:p>-0.00034948398</text:p>
          </table:table-cell>
          <table:table-cell table:style-name="Default" office:value-type="float" office:value="0.011836287" calcext:value-type="float">
            <text:p>0.011836287</text:p>
          </table:table-cell>
          <table:table-cell table:style-name="Default" office:value-type="float" office:value="-0.0024511286" calcext:value-type="float">
            <text:p>-0.0024511286</text:p>
          </table:table-cell>
        </table:table-row>
        <table:table-row table:style-name="ro1">
          <table:table-cell table:style-name="ce1" office:value-type="string" calcext:value-type="string">
            <text:p>18:49:39.375</text:p>
          </table:table-cell>
          <table:table-cell table:style-name="Default" office:value-type="float" office:value="0.0040800036" calcext:value-type="float">
            <text:p>0.0040800036</text:p>
          </table:table-cell>
          <table:table-cell table:style-name="Default" office:value-type="float" office:value="0.013728824" calcext:value-type="float">
            <text:p>0.013728824</text:p>
          </table:table-cell>
          <table:table-cell table:style-name="Default" office:value-type="float" office:value="0.001309635" calcext:value-type="float">
            <text:p>0.001309635</text:p>
          </table:table-cell>
        </table:table-row>
        <table:table-row table:style-name="ro1">
          <table:table-cell table:style-name="ce1" office:value-type="string" calcext:value-type="string">
            <text:p>18:49:39.416</text:p>
          </table:table-cell>
          <table:table-cell table:style-name="Default" office:value-type="float" office:value="0.0005958367" calcext:value-type="float">
            <text:p>0.0005958367</text:p>
          </table:table-cell>
          <table:table-cell table:style-name="Default" office:value-type="float" office:value="0.006423333" calcext:value-type="float">
            <text:p>0.006423333</text:p>
          </table:table-cell>
          <table:table-cell table:style-name="Default" office:value-type="float" office:value="-0.006511707" calcext:value-type="float">
            <text:p>-0.006511707</text:p>
          </table:table-cell>
        </table:table-row>
        <table:table-row table:style-name="ro1">
          <table:table-cell table:style-name="ce1" office:value-type="string" calcext:value-type="string">
            <text:p>18:49:39.456</text:p>
          </table:table-cell>
          <table:table-cell table:style-name="Default" office:value-type="float" office:value="0.00163488" calcext:value-type="float">
            <text:p>0.00163488</text:p>
          </table:table-cell>
          <table:table-cell table:style-name="Default" office:value-type="float" office:value="-0.0063039614" calcext:value-type="float">
            <text:p>-0.0063039614</text:p>
          </table:table-cell>
          <table:table-cell table:style-name="Default" office:value-type="float" office:value="0.00007206055" calcext:value-type="float">
            <text:p>7.206055E-05</text:p>
          </table:table-cell>
        </table:table-row>
        <table:table-row table:style-name="ro1">
          <table:table-cell table:style-name="ce1" office:value-type="string" calcext:value-type="string">
            <text:p>18:49:39.496</text:p>
          </table:table-cell>
          <table:table-cell table:style-name="Default" office:value-type="float" office:value="0.0060856403" calcext:value-type="float">
            <text:p>0.0060856403</text:p>
          </table:table-cell>
          <table:table-cell table:style-name="Default" office:value-type="float" office:value="0.005971958" calcext:value-type="float">
            <text:p>0.005971958</text:p>
          </table:table-cell>
          <table:table-cell table:style-name="Default" office:value-type="float" office:value="-0.010262259" calcext:value-type="float">
            <text:p>-0.010262259</text:p>
          </table:table-cell>
        </table:table-row>
        <table:table-row table:style-name="ro1">
          <table:table-cell table:style-name="ce1" office:value-type="string" calcext:value-type="string">
            <text:p>18:49:39.536</text:p>
          </table:table-cell>
          <table:table-cell table:style-name="Default" office:value-type="float" office:value="0.010970247" calcext:value-type="float">
            <text:p>0.010970247</text:p>
          </table:table-cell>
          <table:table-cell table:style-name="Default" office:value-type="float" office:value="0.011307381" calcext:value-type="float">
            <text:p>0.011307381</text:p>
          </table:table-cell>
          <table:table-cell table:style-name="Default" office:value-type="float" office:value="0.003508114" calcext:value-type="float">
            <text:p>0.003508114</text:p>
          </table:table-cell>
        </table:table-row>
        <table:table-row table:style-name="ro1">
          <table:table-cell table:style-name="ce1" office:value-type="string" calcext:value-type="string">
            <text:p>18:49:39.574</text:p>
          </table:table-cell>
          <table:table-cell table:style-name="Default" office:value-type="float" office:value="0.009653489" calcext:value-type="float">
            <text:p>0.009653489</text:p>
          </table:table-cell>
          <table:table-cell table:style-name="Default" office:value-type="float" office:value="0.006661031" calcext:value-type="float">
            <text:p>0.006661031</text:p>
          </table:table-cell>
          <table:table-cell table:style-name="Default" office:value-type="float" office:value="-0.003214815" calcext:value-type="float">
            <text:p>-0.003214815</text:p>
          </table:table-cell>
        </table:table-row>
        <table:table-row table:style-name="ro1">
          <table:table-cell table:style-name="ce1" office:value-type="string" calcext:value-type="string">
            <text:p>18:49:39.614</text:p>
          </table:table-cell>
          <table:table-cell table:style-name="Default" office:value-type="float" office:value="0.006710603" calcext:value-type="float">
            <text:p>0.006710603</text:p>
          </table:table-cell>
          <table:table-cell table:style-name="Default" office:value-type="float" office:value="-0.007628135" calcext:value-type="float">
            <text:p>-0.007628135</text:p>
          </table:table-cell>
          <table:table-cell table:style-name="Default" office:value-type="float" office:value="-0.0013552442" calcext:value-type="float">
            <text:p>-0.0013552442</text:p>
          </table:table-cell>
        </table:table-row>
        <table:table-row table:style-name="ro1">
          <table:table-cell table:style-name="ce1" office:value-type="string" calcext:value-type="string">
            <text:p>18:49:39.655</text:p>
          </table:table-cell>
          <table:table-cell table:style-name="Default" office:value-type="float" office:value="0.008236809" calcext:value-type="float">
            <text:p>0.008236809</text:p>
          </table:table-cell>
          <table:table-cell table:style-name="Default" office:value-type="float" office:value="0.00060539134" calcext:value-type="float">
            <text:p>0.00060539134</text:p>
          </table:table-cell>
          <table:table-cell table:style-name="Default" office:value-type="float" office:value="-0.0012196809" calcext:value-type="float">
            <text:p>-0.0012196809</text:p>
          </table:table-cell>
        </table:table-row>
        <table:table-row table:style-name="ro1">
          <table:table-cell table:style-name="ce1" office:value-type="string" calcext:value-type="string">
            <text:p>18:49:39.696</text:p>
          </table:table-cell>
          <table:table-cell table:style-name="Default" office:value-type="float" office:value="0.0038975182" calcext:value-type="float">
            <text:p>0.0038975182</text:p>
          </table:table-cell>
          <table:table-cell table:style-name="Default" office:value-type="float" office:value="-0.007804761" calcext:value-type="float">
            <text:p>-0.007804761</text:p>
          </table:table-cell>
          <table:table-cell table:style-name="Default" office:value-type="float" office:value="0.0024178699" calcext:value-type="float">
            <text:p>0.0024178699</text:p>
          </table:table-cell>
        </table:table-row>
        <table:table-row table:style-name="ro1">
          <table:table-cell table:style-name="ce1" office:value-type="string" calcext:value-type="string">
            <text:p>18:49:39.736</text:p>
          </table:table-cell>
          <table:table-cell table:style-name="Default" office:value-type="float" office:value="0.016471649" calcext:value-type="float">
            <text:p>0.016471649</text:p>
          </table:table-cell>
          <table:table-cell table:style-name="Default" office:value-type="float" office:value="-0.006145375" calcext:value-type="float">
            <text:p>-0.006145375</text:p>
          </table:table-cell>
          <table:table-cell table:style-name="Default" office:value-type="float" office:value="-0.0015592698" calcext:value-type="float">
            <text:p>-0.0015592698</text:p>
          </table:table-cell>
        </table:table-row>
        <table:table-row table:style-name="ro1">
          <table:table-cell table:style-name="ce1" office:value-type="string" calcext:value-type="string">
            <text:p>18:49:39.775</text:p>
          </table:table-cell>
          <table:table-cell table:style-name="Default" office:value-type="float" office:value="0.027348878" calcext:value-type="float">
            <text:p>0.027348878</text:p>
          </table:table-cell>
          <table:table-cell table:style-name="Default" office:value-type="float" office:value="-0.011024001" calcext:value-type="float">
            <text:p>-0.011024001</text:p>
          </table:table-cell>
          <table:table-cell table:style-name="Default" office:value-type="float" office:value="-0.041173857" calcext:value-type="float">
            <text:p>-0.041173857</text:p>
          </table:table-cell>
        </table:table-row>
        <table:table-row table:style-name="ro1">
          <table:table-cell table:style-name="ce1" office:value-type="string" calcext:value-type="string">
            <text:p>18:49:39.814</text:p>
          </table:table-cell>
          <table:table-cell table:style-name="Default" office:value-type="float" office:value="0.0008835198" calcext:value-type="float">
            <text:p>0.0008835198</text:p>
          </table:table-cell>
          <table:table-cell table:style-name="Default" office:value-type="float" office:value="0.0138088595" calcext:value-type="float">
            <text:p>0.0138088595</text:p>
          </table:table-cell>
          <table:table-cell table:style-name="Default" office:value-type="float" office:value="0.0143595" calcext:value-type="float">
            <text:p>0.0143595</text:p>
          </table:table-cell>
        </table:table-row>
        <table:table-row table:style-name="ro1">
          <table:table-cell table:style-name="ce1" office:value-type="string" calcext:value-type="string">
            <text:p>18:49:39.860</text:p>
          </table:table-cell>
          <table:table-cell table:style-name="Default" office:value-type="float" office:value="-0.025572017" calcext:value-type="float">
            <text:p>-0.025572017</text:p>
          </table:table-cell>
          <table:table-cell table:style-name="Default" office:value-type="float" office:value="0.011329334" calcext:value-type="float">
            <text:p>0.011329334</text:p>
          </table:table-cell>
          <table:table-cell table:style-name="Default" office:value-type="float" office:value="-0.00355596" calcext:value-type="float">
            <text:p>-0.00355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20:05:27.456000000</dc:date>
    <meta:editing-duration>PT15S</meta:editing-duration>
    <meta:editing-cycles>1</meta:editing-cycles>
    <meta:document-statistic meta:table-count="1" meta:cell-count="7956" meta:object-count="0"/>
    <meta:generator>LibreOffice/6.0.4.2$Windows_X86_64 LibreOffice_project/9b0d9b32d5dcda91d2f1a96dc04c645c450872bf</meta:generator>
  </office:meta>
</office:document-meta>
</file>